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2.5335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3138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4638in"/>
    </style:style>
    <style:style style:name="co13" style:family="table-column">
      <style:table-column-properties fo:break-before="auto" style:column-width="0.55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0965in"/>
    </style:style>
    <style:style style:name="co16" style:family="table-column">
      <style:table-column-properties fo:break-before="auto" style:column-width="0.6898in"/>
    </style:style>
    <style:style style:name="co17" style:family="table-column">
      <style:table-column-properties fo:break-before="auto" style:column-width="1.2898in"/>
    </style:style>
    <style:style style:name="co18" style:family="table-column">
      <style:table-column-properties fo:break-before="auto" style:column-width="1.407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3.5307in"/>
    </style:style>
    <style:style style:name="co21" style:family="table-column">
      <style:table-column-properties fo:break-before="auto" style:column-width="3.2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" style:family="table-cell" style:parent-style-name="Pivot_20_Table_20_Category" style:data-style-name="N0">
      <style:table-cell-properties fo:border="0.99pt solid #000000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6" style:family="table-cell" style:parent-style-name="Pivot_20_Table_20_Category" style:data-style-name="N0">
      <style:table-cell-properties fo:border-bottom="0.99pt solid #000000" fo:border-left="2.01pt solid #000000" fo:border-right="none" fo:border-top="0.99pt solid #000000"/>
    </style:style>
    <style:style style:name="ce17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none" fo:border-left="2.01pt solid #000000" fo:border-right="none" fo:border-top="none"/>
    </style:style>
    <style:style style:name="ce19" style:family="table-cell" style:parent-style-name="Pivot_20_Table_20_Category" style:data-style-name="N0">
      <style:table-cell-properties fo:border-bottom="0.99pt solid #000000" fo:border-left="2.01pt solid #000000" fo:border-right="none" fo:border-top="none"/>
    </style:style>
    <style:style style:name="ce20" style:family="table-cell" style:parent-style-name="Pivot_20_Table_20_Value">
      <style:table-cell-properties fo:border-bottom="2.01pt solid #000000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none" fo:border-top="0.99pt solid #000000"/>
    </style:style>
    <style:style style:name="ce22" style:family="table-cell" style:parent-style-name="Pivot_20_Table_20_Category" style:data-style-name="N0"/>
    <style:style style:name="ce2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_20_Table_20_Value">
      <style:table-cell-properties fo:border-bottom="2.01pt solid #000000" fo:border-left="0.99pt solid #000000" fo:border-right="0.99pt solid #000000" fo:border-top="0.99pt solid #000000"/>
    </style:style>
    <style:style style:name="ce25" style:family="table-cell" style:parent-style-name="Pivot_20_Table_20_Corner">
      <style:table-cell-properties fo:border-bottom="none" fo:border-left="none" fo:border-right="none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28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9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Pivot_20_Table_20_Title" style:data-style-name="N0">
      <style:table-cell-properties fo:border-bottom="none" fo:border-left="0.99pt solid #000000" fo:border-right="2.01pt solid #000000" fo:border-top="none"/>
    </style:style>
    <style:style style:name="ce31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row table:style-name="ro1">
          <table:table-cell office:value-type="string" calcext:value-type="string">
            <text:p>problem_name</text:p>
          </table:table-cell>
          <table:table-cell office:value-type="string" calcext:value-type="string">
            <text:p>mechanistic_setting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ampling_strategy</text:p>
          </table:table-cell>
          <table:table-cell office:value-type="string" calcext:value-type="string">
            <text:p>par_row</text:p>
          </table:table-cell>
          <table:table-cell office:value-type="string" calcext:value-type="string">
            <text:p>array_nr</text:p>
          </table:table-cell>
          <table:table-cell office:value-type="string" calcext:value-type="string">
            <text:p>early stopping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epochs_adam</text:p>
          </table:table-cell>
          <table:table-cell office:value-type="string" calcext:value-type="string">
            <text:p>epochs_bfgs</text:p>
          </table:table-cell>
          <table:table-cell office:value-type="string" calcext:value-type="string">
            <text:p>lr_adam</text:p>
          </table:table-cell>
          <table:table-cell office:value-type="string" calcext:value-type="string">
            <text:p>stepnorm_bfgs</text:p>
          </table:table-cell>
          <table:table-cell office:value-type="string" calcext:value-type="string">
            <text:p>λ_reg</text:p>
          </table:table-cell>
          <table:table-cell office:value-type="string" calcext:value-type="string">
            <text:p>act_fct</text:p>
          </table:table-cell>
          <table:table-cell office:value-type="string" calcext:value-type="string">
            <text:p>hidden_layers</text:p>
          </table:table-cell>
          <table:table-cell office:value-type="string" calcext:value-type="string">
            <text:p>hidden_neurons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negLL</text:p>
          </table:table-cell>
          <table:table-cell office:value-type="string" calcext:value-type="string">
            <text:p>validation_loss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806" calcext:value-type="float">
            <text:p>8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666943558366361" calcext:value-type="float">
            <text:p>0.666943558366361</text:p>
          </table:table-cell>
          <table:table-cell office:value-type="float" office:value="3.23483781422387" calcext:value-type="float">
            <text:p>3.23483781422387</text:p>
          </table:table-cell>
          <table:table-cell office:value-type="float" office:value="2.71946666666667" calcext:value-type="float">
            <text:p>2.71946666666667</text:p>
          </table:table-cell>
          <table:table-cell office:value-type="float" office:value="8.73767897934341" calcext:value-type="float">
            <text:p>8.73767897934341</text:p>
          </table:table-cell>
          <table:table-cell office:value-type="float" office:value="8.7122435539633" calcext:value-type="float">
            <text:p>8.7122435539633</text:p>
          </table:table-cell>
          <table:table-cell office:value-type="float" office:value="-14.3213305677852" calcext:value-type="float">
            <text:p>-14.321330567785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906762747863" calcext:value-type="float">
            <text:p>0.3906762747863</text:p>
          </table:table-cell>
          <table:table-cell office:value-type="float" office:value="1.82055200162141" calcext:value-type="float">
            <text:p>1.82055200162141</text:p>
          </table:table-cell>
          <table:table-cell office:value-type="float" office:value="2.86671666666667" calcext:value-type="float">
            <text:p>2.86671666666667</text:p>
          </table:table-cell>
          <table:table-cell office:value-type="float" office:value="6.63366484760519" calcext:value-type="float">
            <text:p>6.63366484760519</text:p>
          </table:table-cell>
          <table:table-cell office:value-type="float" office:value="6.62959107018349" calcext:value-type="float">
            <text:p>6.62959107018349</text:p>
          </table:table-cell>
          <table:table-cell office:value-type="float" office:value="-14.2582667571758" calcext:value-type="float">
            <text:p>-14.258266757175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91440733904943" calcext:value-type="float">
            <text:p>0.391440733904943</text:p>
          </table:table-cell>
          <table:table-cell office:value-type="float" office:value="1.88491215165333" calcext:value-type="float">
            <text:p>1.88491215165333</text:p>
          </table:table-cell>
          <table:table-cell office:value-type="float" office:value="2.85343333333333" calcext:value-type="float">
            <text:p>2.85343333333333</text:p>
          </table:table-cell>
          <table:table-cell office:value-type="float" office:value="7.83218968698758" calcext:value-type="float">
            <text:p>7.83218968698758</text:p>
          </table:table-cell>
          <table:table-cell office:value-type="float" office:value="7.83192785107638" calcext:value-type="float">
            <text:p>7.83192785107638</text:p>
          </table:table-cell>
          <table:table-cell office:value-type="float" office:value="-14.0292257904741" calcext:value-type="float">
            <text:p>-14.029225790474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730877591278" calcext:value-type="float">
            <text:p>0.19730877591278</text:p>
          </table:table-cell>
          <table:table-cell office:value-type="float" office:value="0.654388827979927" calcext:value-type="float">
            <text:p>0.654388827979927</text:p>
          </table:table-cell>
          <table:table-cell office:value-type="float" office:value="2.82556666666667" calcext:value-type="float">
            <text:p>2.82556666666667</text:p>
          </table:table-cell>
          <table:table-cell office:value-type="float" office:value="1.33387714488548" calcext:value-type="float">
            <text:p>1.33387714488548</text:p>
          </table:table-cell>
          <table:table-cell office:value-type="float" office:value="1.30470737497494" calcext:value-type="float">
            <text:p>1.30470737497494</text:p>
          </table:table-cell>
          <table:table-cell office:value-type="float" office:value="-13.947162750096" calcext:value-type="float">
            <text:p>-13.94716275009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602936501151111" calcext:value-type="float">
            <text:p>0.602936501151111</text:p>
          </table:table-cell>
          <table:table-cell office:value-type="float" office:value="2.91351997818223" calcext:value-type="float">
            <text:p>2.91351997818223</text:p>
          </table:table-cell>
          <table:table-cell office:value-type="float" office:value="2.80775" calcext:value-type="float">
            <text:p>2.80775</text:p>
          </table:table-cell>
          <table:table-cell office:value-type="float" office:value="10.1206190854016" calcext:value-type="float">
            <text:p>10.1206190854016</text:p>
          </table:table-cell>
          <table:table-cell office:value-type="float" office:value="10.1203516004597" calcext:value-type="float">
            <text:p>10.1203516004597</text:p>
          </table:table-cell>
          <table:table-cell office:value-type="float" office:value="-13.9136261124649" calcext:value-type="float">
            <text:p>-13.913626112464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523344708829594" calcext:value-type="float">
            <text:p>0.523344708829594</text:p>
          </table:table-cell>
          <table:table-cell office:value-type="float" office:value="2.48351508709021" calcext:value-type="float">
            <text:p>2.48351508709021</text:p>
          </table:table-cell>
          <table:table-cell office:value-type="float" office:value="2.76591666666667" calcext:value-type="float">
            <text:p>2.76591666666667</text:p>
          </table:table-cell>
          <table:table-cell office:value-type="float" office:value="6.65577715884409" calcext:value-type="float">
            <text:p>6.65577715884409</text:p>
          </table:table-cell>
          <table:table-cell office:value-type="float" office:value="6.65565593277414" calcext:value-type="float">
            <text:p>6.65565593277414</text:p>
          </table:table-cell>
          <table:table-cell office:value-type="float" office:value="-11.9125601232347" calcext:value-type="float">
            <text:p>-11.912560123234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609923169865268" calcext:value-type="float">
            <text:p>0.609923169865268</text:p>
          </table:table-cell>
          <table:table-cell office:value-type="float" office:value="2.92401685037784" calcext:value-type="float">
            <text:p>2.92401685037784</text:p>
          </table:table-cell>
          <table:table-cell office:value-type="float" office:value="2.77963333333333" calcext:value-type="float">
            <text:p>2.77963333333333</text:p>
          </table:table-cell>
          <table:table-cell office:value-type="float" office:value="7.08793222024454" calcext:value-type="float">
            <text:p>7.08793222024454</text:p>
          </table:table-cell>
          <table:table-cell office:value-type="float" office:value="7.08781149096802" calcext:value-type="float">
            <text:p>7.08781149096802</text:p>
          </table:table-cell>
          <table:table-cell office:value-type="float" office:value="-11.430874229363" calcext:value-type="float">
            <text:p>-11.43087422936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4001287377895" calcext:value-type="float">
            <text:p>0.244001287377895</text:p>
          </table:table-cell>
          <table:table-cell office:value-type="float" office:value="0.997924502078752" calcext:value-type="float">
            <text:p>0.997924502078752</text:p>
          </table:table-cell>
          <table:table-cell office:value-type="float" office:value="2.85968333333333" calcext:value-type="float">
            <text:p>2.85968333333333</text:p>
          </table:table-cell>
          <table:table-cell office:value-type="float" office:value="2.20383921709357" calcext:value-type="float">
            <text:p>2.20383921709357</text:p>
          </table:table-cell>
          <table:table-cell office:value-type="float" office:value="2.20358651702578" calcext:value-type="float">
            <text:p>2.20358651702578</text:p>
          </table:table-cell>
          <table:table-cell office:value-type="float" office:value="-11.4195020800954" calcext:value-type="float">
            <text:p>-11.419502080095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514877050747885" calcext:value-type="float">
            <text:p>0.514877050747885</text:p>
          </table:table-cell>
          <table:table-cell office:value-type="float" office:value="2.48683644926418" calcext:value-type="float">
            <text:p>2.48683644926418</text:p>
          </table:table-cell>
          <table:table-cell office:value-type="float" office:value="2.74963333333333" calcext:value-type="float">
            <text:p>2.74963333333333</text:p>
          </table:table-cell>
          <table:table-cell office:value-type="float" office:value="6.53474595504866" calcext:value-type="float">
            <text:p>6.53474595504866</text:p>
          </table:table-cell>
          <table:table-cell office:value-type="float" office:value="6.50893277072472" calcext:value-type="float">
            <text:p>6.50893277072472</text:p>
          </table:table-cell>
          <table:table-cell office:value-type="float" office:value="-11.108554111857" calcext:value-type="float">
            <text:p>-11.10855411185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41812244862392" calcext:value-type="float">
            <text:p>0.41812244862392</text:p>
          </table:table-cell>
          <table:table-cell office:value-type="float" office:value="1.80995555553982" calcext:value-type="float">
            <text:p>1.80995555553982</text:p>
          </table:table-cell>
          <table:table-cell office:value-type="float" office:value="2.74521666666667" calcext:value-type="float">
            <text:p>2.74521666666667</text:p>
          </table:table-cell>
          <table:table-cell office:value-type="float" office:value="6.02693096918732" calcext:value-type="float">
            <text:p>6.02693096918732</text:p>
          </table:table-cell>
          <table:table-cell office:value-type="float" office:value="6.01542093892144" calcext:value-type="float">
            <text:p>6.01542093892144</text:p>
          </table:table-cell>
          <table:table-cell office:value-type="float" office:value="-10.1562789175781" calcext:value-type="float">
            <text:p>-10.156278917578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37" calcext:value-type="float">
            <text:p>7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88480939046599" calcext:value-type="float">
            <text:p>0.188480939046599</text:p>
          </table:table-cell>
          <table:table-cell office:value-type="float" office:value="0.601306001303076" calcext:value-type="float">
            <text:p>0.601306001303076</text:p>
          </table:table-cell>
          <table:table-cell office:value-type="float" office:value="2.96628333333333" calcext:value-type="float">
            <text:p>2.96628333333333</text:p>
          </table:table-cell>
          <table:table-cell office:value-type="float" office:value="0.158217588159887" calcext:value-type="float">
            <text:p>0.158217588159887</text:p>
          </table:table-cell>
          <table:table-cell office:value-type="float" office:value="0.154617655128881" calcext:value-type="float">
            <text:p>0.154617655128881</text:p>
          </table:table-cell>
          <table:table-cell office:value-type="float" office:value="-9.12775943960071" calcext:value-type="float">
            <text:p>-9.1277594396007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64310948961901" calcext:value-type="float">
            <text:p>0.164310948961901</text:p>
          </table:table-cell>
          <table:table-cell office:value-type="float" office:value="0.535903762386611" calcext:value-type="float">
            <text:p>0.535903762386611</text:p>
          </table:table-cell>
          <table:table-cell office:value-type="float" office:value="2.8217" calcext:value-type="float">
            <text:p>2.8217</text:p>
          </table:table-cell>
          <table:table-cell office:value-type="float" office:value="-4.65488752799966" calcext:value-type="float">
            <text:p>-4.65488752799966</text:p>
          </table:table-cell>
          <table:table-cell office:value-type="float" office:value="-4.67970026978463" calcext:value-type="float">
            <text:p>-4.67970026978463</text:p>
          </table:table-cell>
          <table:table-cell office:value-type="float" office:value="-8.17314414575779" calcext:value-type="float">
            <text:p>-8.1731441457577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84516703208625" calcext:value-type="float">
            <text:p>0.184516703208625</text:p>
          </table:table-cell>
          <table:table-cell office:value-type="float" office:value="0.665812921398764" calcext:value-type="float">
            <text:p>0.665812921398764</text:p>
          </table:table-cell>
          <table:table-cell office:value-type="float" office:value="2.88213333333333" calcext:value-type="float">
            <text:p>2.88213333333333</text:p>
          </table:table-cell>
          <table:table-cell office:value-type="float" office:value="-2.18643756304079" calcext:value-type="float">
            <text:p>-2.18643756304079</text:p>
          </table:table-cell>
          <table:table-cell office:value-type="float" office:value="-2.19006891370807" calcext:value-type="float">
            <text:p>-2.19006891370807</text:p>
          </table:table-cell>
          <table:table-cell office:value-type="float" office:value="-7.87492073960751" calcext:value-type="float">
            <text:p>-7.8749207396075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0762868141072" calcext:value-type="float">
            <text:p>0.220762868141072</text:p>
          </table:table-cell>
          <table:table-cell office:value-type="float" office:value="0.771862561214183" calcext:value-type="float">
            <text:p>0.771862561214183</text:p>
          </table:table-cell>
          <table:table-cell office:value-type="float" office:value="2.85766666666667" calcext:value-type="float">
            <text:p>2.85766666666667</text:p>
          </table:table-cell>
          <table:table-cell office:value-type="float" office:value="-1.91102983878226" calcext:value-type="float">
            <text:p>-1.91102983878226</text:p>
          </table:table-cell>
          <table:table-cell office:value-type="float" office:value="-1.91207324295556" calcext:value-type="float">
            <text:p>-1.91207324295556</text:p>
          </table:table-cell>
          <table:table-cell office:value-type="float" office:value="-7.6990718921068" calcext:value-type="float">
            <text:p>-7.699071892106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66" calcext:value-type="float">
            <text:p>7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45758296565306" calcext:value-type="float">
            <text:p>0.145758296565306</text:p>
          </table:table-cell>
          <table:table-cell office:value-type="float" office:value="0.432381786980301" calcext:value-type="float">
            <text:p>0.432381786980301</text:p>
          </table:table-cell>
          <table:table-cell office:value-type="float" office:value="2.86495" calcext:value-type="float">
            <text:p>2.86495</text:p>
          </table:table-cell>
          <table:table-cell office:value-type="float" office:value="-6.12304655538068" calcext:value-type="float">
            <text:p>-6.12304655538068</text:p>
          </table:table-cell>
          <table:table-cell office:value-type="float" office:value="-6.12345744195935" calcext:value-type="float">
            <text:p>-6.12345744195935</text:p>
          </table:table-cell>
          <table:table-cell office:value-type="float" office:value="-6.70893146105573" calcext:value-type="float">
            <text:p>-6.7089314610557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9926203640806" calcext:value-type="float">
            <text:p>0.219926203640806</text:p>
          </table:table-cell>
          <table:table-cell office:value-type="float" office:value="0.885688021170207" calcext:value-type="float">
            <text:p>0.885688021170207</text:p>
          </table:table-cell>
          <table:table-cell office:value-type="float" office:value="2.81586666666667" calcext:value-type="float">
            <text:p>2.81586666666667</text:p>
          </table:table-cell>
          <table:table-cell office:value-type="float" office:value="0.198545068802231" calcext:value-type="float">
            <text:p>0.198545068802231</text:p>
          </table:table-cell>
          <table:table-cell office:value-type="float" office:value="0.198137195168371" calcext:value-type="float">
            <text:p>0.198137195168371</text:p>
          </table:table-cell>
          <table:table-cell office:value-type="float" office:value="-6.16942447573011" calcext:value-type="float">
            <text:p>-6.1694244757301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46631848002972" calcext:value-type="float">
            <text:p>0.346631848002972</text:p>
          </table:table-cell>
          <table:table-cell office:value-type="float" office:value="1.58869147366807" calcext:value-type="float">
            <text:p>1.58869147366807</text:p>
          </table:table-cell>
          <table:table-cell office:value-type="float" office:value="2.8536" calcext:value-type="float">
            <text:p>2.8536</text:p>
          </table:table-cell>
          <table:table-cell office:value-type="float" office:value="2.45963730333533" calcext:value-type="float">
            <text:p>2.45963730333533</text:p>
          </table:table-cell>
          <table:table-cell office:value-type="float" office:value="2.45664589706526" calcext:value-type="float">
            <text:p>2.45664589706526</text:p>
          </table:table-cell>
          <table:table-cell office:value-type="float" office:value="-5.79258992299345" calcext:value-type="float">
            <text:p>-5.79258992299345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7140092268116" calcext:value-type="float">
            <text:p>0.17140092268116</text:p>
          </table:table-cell>
          <table:table-cell office:value-type="float" office:value="0.491344378005244" calcext:value-type="float">
            <text:p>0.491344378005244</text:p>
          </table:table-cell>
          <table:table-cell office:value-type="float" office:value="2.80953333333333" calcext:value-type="float">
            <text:p>2.80953333333333</text:p>
          </table:table-cell>
          <table:table-cell office:value-type="float" office:value="-0.711482187644829" calcext:value-type="float">
            <text:p>-0.711482187644829</text:p>
          </table:table-cell>
          <table:table-cell office:value-type="float" office:value="-0.737144209491829" calcext:value-type="float">
            <text:p>-0.737144209491829</text:p>
          </table:table-cell>
          <table:table-cell office:value-type="float" office:value="-5.78537882572928" calcext:value-type="float">
            <text:p>-5.7853788257292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3657982219095" calcext:value-type="float">
            <text:p>0.253657982219095</text:p>
          </table:table-cell>
          <table:table-cell office:value-type="float" office:value="0.710922361845956" calcext:value-type="float">
            <text:p>0.710922361845956</text:p>
          </table:table-cell>
          <table:table-cell office:value-type="float" office:value="2.98363333333333" calcext:value-type="float">
            <text:p>2.98363333333333</text:p>
          </table:table-cell>
          <table:table-cell office:value-type="float" office:value="8.06921068658335" calcext:value-type="float">
            <text:p>8.06921068658335</text:p>
          </table:table-cell>
          <table:table-cell office:value-type="float" office:value="8.06897399829733" calcext:value-type="float">
            <text:p>8.06897399829733</text:p>
          </table:table-cell>
          <table:table-cell office:value-type="float" office:value="-5.54758517847945" calcext:value-type="float">
            <text:p>-5.54758517847945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64473562760015" calcext:value-type="float">
            <text:p>0.164473562760015</text:p>
          </table:table-cell>
          <table:table-cell office:value-type="float" office:value="0.619045027332365" calcext:value-type="float">
            <text:p>0.619045027332365</text:p>
          </table:table-cell>
          <table:table-cell office:value-type="float" office:value="2.79391666666667" calcext:value-type="float">
            <text:p>2.79391666666667</text:p>
          </table:table-cell>
          <table:table-cell office:value-type="float" office:value="-3.78924162570564" calcext:value-type="float">
            <text:p>-3.78924162570564</text:p>
          </table:table-cell>
          <table:table-cell office:value-type="float" office:value="-3.81439065339053" calcext:value-type="float">
            <text:p>-3.81439065339053</text:p>
          </table:table-cell>
          <table:table-cell office:value-type="float" office:value="-5.18854910511617" calcext:value-type="float">
            <text:p>-5.1885491051161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4918337515023" calcext:value-type="float">
            <text:p>0.224918337515023</text:p>
          </table:table-cell>
          <table:table-cell office:value-type="float" office:value="0.961133348249373" calcext:value-type="float">
            <text:p>0.961133348249373</text:p>
          </table:table-cell>
          <table:table-cell office:value-type="float" office:value="2.80325" calcext:value-type="float">
            <text:p>2.80325</text:p>
          </table:table-cell>
          <table:table-cell office:value-type="float" office:value="-6.22919265294809" calcext:value-type="float">
            <text:p>-6.22919265294809</text:p>
          </table:table-cell>
          <table:table-cell office:value-type="float" office:value="-6.22959103219443" calcext:value-type="float">
            <text:p>-6.22959103219443</text:p>
          </table:table-cell>
          <table:table-cell office:value-type="float" office:value="-5.12663234415737" calcext:value-type="float">
            <text:p>-5.1266323441573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0751188149208" calcext:value-type="float">
            <text:p>0.230751188149208</text:p>
          </table:table-cell>
          <table:table-cell office:value-type="float" office:value="0.939905089146723" calcext:value-type="float">
            <text:p>0.939905089146723</text:p>
          </table:table-cell>
          <table:table-cell office:value-type="float" office:value="2.81655" calcext:value-type="float">
            <text:p>2.81655</text:p>
          </table:table-cell>
          <table:table-cell office:value-type="float" office:value="1.34865950475021" calcext:value-type="float">
            <text:p>1.34865950475021</text:p>
          </table:table-cell>
          <table:table-cell office:value-type="float" office:value="1.32148739851091" calcext:value-type="float">
            <text:p>1.32148739851091</text:p>
          </table:table-cell>
          <table:table-cell office:value-type="float" office:value="-4.85393015144788" calcext:value-type="float">
            <text:p>-4.8539301514478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9865649047002" calcext:value-type="float">
            <text:p>0.199865649047002</text:p>
          </table:table-cell>
          <table:table-cell office:value-type="float" office:value="0.473408371953696" calcext:value-type="float">
            <text:p>0.473408371953696</text:p>
          </table:table-cell>
          <table:table-cell office:value-type="float" office:value="2.72091666666667" calcext:value-type="float">
            <text:p>2.72091666666667</text:p>
          </table:table-cell>
          <table:table-cell office:value-type="float" office:value="5.10585804039031" calcext:value-type="float">
            <text:p>5.10585804039031</text:p>
          </table:table-cell>
          <table:table-cell office:value-type="float" office:value="5.09462504395472" calcext:value-type="float">
            <text:p>5.09462504395472</text:p>
          </table:table-cell>
          <table:table-cell office:value-type="float" office:value="-4.3016907984799" calcext:value-type="float">
            <text:p>-4.3016907984799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8874600323162" calcext:value-type="float">
            <text:p>0.198874600323162</text:p>
          </table:table-cell>
          <table:table-cell office:value-type="float" office:value="0.646699389646512" calcext:value-type="float">
            <text:p>0.646699389646512</text:p>
          </table:table-cell>
          <table:table-cell office:value-type="float" office:value="2.85908333333333" calcext:value-type="float">
            <text:p>2.85908333333333</text:p>
          </table:table-cell>
          <table:table-cell office:value-type="float" office:value="-4.66147213826241" calcext:value-type="float">
            <text:p>-4.66147213826241</text:p>
          </table:table-cell>
          <table:table-cell office:value-type="float" office:value="-4.69490929201267" calcext:value-type="float">
            <text:p>-4.69490929201267</text:p>
          </table:table-cell>
          <table:table-cell office:value-type="float" office:value="-2.22715848749317" calcext:value-type="float">
            <text:p>-2.22715848749317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35" calcext:value-type="float">
            <text:p>7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8653296645622" calcext:value-type="float">
            <text:p>0.198653296645622</text:p>
          </table:table-cell>
          <table:table-cell office:value-type="float" office:value="0.645981355129278" calcext:value-type="float">
            <text:p>0.645981355129278</text:p>
          </table:table-cell>
          <table:table-cell office:value-type="float" office:value="2.85741666666667" calcext:value-type="float">
            <text:p>2.85741666666667</text:p>
          </table:table-cell>
          <table:table-cell office:value-type="float" office:value="-4.94330002283053" calcext:value-type="float">
            <text:p>-4.94330002283053</text:p>
          </table:table-cell>
          <table:table-cell office:value-type="float" office:value="-4.97686675368114" calcext:value-type="float">
            <text:p>-4.97686675368114</text:p>
          </table:table-cell>
          <table:table-cell office:value-type="float" office:value="-2.07518619690395" calcext:value-type="float">
            <text:p>-2.07518619690395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4706325621606" calcext:value-type="float">
            <text:p>0.244706325621606</text:p>
          </table:table-cell>
          <table:table-cell office:value-type="float" office:value="0.841021206488589" calcext:value-type="float">
            <text:p>0.841021206488589</text:p>
          </table:table-cell>
          <table:table-cell office:value-type="float" office:value="2.66671666666667" calcext:value-type="float">
            <text:p>2.66671666666667</text:p>
          </table:table-cell>
          <table:table-cell office:value-type="float" office:value="-5.77312704432799" calcext:value-type="float">
            <text:p>-5.77312704432799</text:p>
          </table:table-cell>
          <table:table-cell office:value-type="float" office:value="-5.77326422270249" calcext:value-type="float">
            <text:p>-5.77326422270249</text:p>
          </table:table-cell>
          <table:table-cell office:value-type="float" office:value="-1.681" calcext:value-type="float">
            <text:p>-1.681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1908774006332" calcext:value-type="float">
            <text:p>0.201908774006332</text:p>
          </table:table-cell>
          <table:table-cell office:value-type="float" office:value="0.685863835435086" calcext:value-type="float">
            <text:p>0.685863835435086</text:p>
          </table:table-cell>
          <table:table-cell office:value-type="float" office:value="2.93788333333333" calcext:value-type="float">
            <text:p>2.93788333333333</text:p>
          </table:table-cell>
          <table:table-cell office:value-type="float" office:value="-5.46628084833098" calcext:value-type="float">
            <text:p>-5.46628084833098</text:p>
          </table:table-cell>
          <table:table-cell office:value-type="float" office:value="-5.46863912831877" calcext:value-type="float">
            <text:p>-5.46863912831877</text:p>
          </table:table-cell>
          <table:table-cell office:value-type="float" office:value="-1.5745537141123" calcext:value-type="float">
            <text:p>-1.574553714112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3897174292693" calcext:value-type="float">
            <text:p>0.193897174292693</text:p>
          </table:table-cell>
          <table:table-cell office:value-type="float" office:value="0.690951565836005" calcext:value-type="float">
            <text:p>0.690951565836005</text:p>
          </table:table-cell>
          <table:table-cell office:value-type="float" office:value="2.7603" calcext:value-type="float">
            <text:p>2.7603</text:p>
          </table:table-cell>
          <table:table-cell office:value-type="float" office:value="-4.32152970212493" calcext:value-type="float">
            <text:p>-4.32152970212493</text:p>
          </table:table-cell>
          <table:table-cell office:value-type="float" office:value="-4.32536228059802" calcext:value-type="float">
            <text:p>-4.32536228059802</text:p>
          </table:table-cell>
          <table:table-cell office:value-type="float" office:value="-1.48424405510997" calcext:value-type="float">
            <text:p>-1.48424405510997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5763476776722" calcext:value-type="float">
            <text:p>0.205763476776722</text:p>
          </table:table-cell>
          <table:table-cell office:value-type="float" office:value="0.692944172826755" calcext:value-type="float">
            <text:p>0.692944172826755</text:p>
          </table:table-cell>
          <table:table-cell office:value-type="float" office:value="2.81381666666667" calcext:value-type="float">
            <text:p>2.81381666666667</text:p>
          </table:table-cell>
          <table:table-cell office:value-type="float" office:value="-6.20175156144931" calcext:value-type="float">
            <text:p>-6.20175156144931</text:p>
          </table:table-cell>
          <table:table-cell office:value-type="float" office:value="-6.20523630618632" calcext:value-type="float">
            <text:p>-6.20523630618632</text:p>
          </table:table-cell>
          <table:table-cell office:value-type="float" office:value="-1.25102710823272" calcext:value-type="float">
            <text:p>-1.2510271082327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6969991555654" calcext:value-type="float">
            <text:p>0.246969991555654</text:p>
          </table:table-cell>
          <table:table-cell office:value-type="float" office:value="0.825147909474441" calcext:value-type="float">
            <text:p>0.825147909474441</text:p>
          </table:table-cell>
          <table:table-cell office:value-type="float" office:value="2.77326666666667" calcext:value-type="float">
            <text:p>2.77326666666667</text:p>
          </table:table-cell>
          <table:table-cell office:value-type="float" office:value="-5.87193876528142" calcext:value-type="float">
            <text:p>-5.87193876528142</text:p>
          </table:table-cell>
          <table:table-cell office:value-type="float" office:value="-5.87221152540335" calcext:value-type="float">
            <text:p>-5.87221152540335</text:p>
          </table:table-cell>
          <table:table-cell office:value-type="float" office:value="-1.20073321101368" calcext:value-type="float">
            <text:p>-1.20073321101368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2279512605629" calcext:value-type="float">
            <text:p>0.202279512605629</text:p>
          </table:table-cell>
          <table:table-cell office:value-type="float" office:value="0.672310364860167" calcext:value-type="float">
            <text:p>0.672310364860167</text:p>
          </table:table-cell>
          <table:table-cell office:value-type="float" office:value="2.80946666666667" calcext:value-type="float">
            <text:p>2.80946666666667</text:p>
          </table:table-cell>
          <table:table-cell office:value-type="float" office:value="-5.61529201108343" calcext:value-type="float">
            <text:p>-5.61529201108343</text:p>
          </table:table-cell>
          <table:table-cell office:value-type="float" office:value="-5.61563843071692" calcext:value-type="float">
            <text:p>-5.61563843071692</text:p>
          </table:table-cell>
          <table:table-cell office:value-type="float" office:value="-1.15555144003623" calcext:value-type="float">
            <text:p>-1.1555514400362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4821870383562" calcext:value-type="float">
            <text:p>0.234821870383562</text:p>
          </table:table-cell>
          <table:table-cell office:value-type="float" office:value="0.761796018002622" calcext:value-type="float">
            <text:p>0.761796018002622</text:p>
          </table:table-cell>
          <table:table-cell office:value-type="float" office:value="2.78085" calcext:value-type="float">
            <text:p>2.78085</text:p>
          </table:table-cell>
          <table:table-cell office:value-type="float" office:value="-4.71021221552824" calcext:value-type="float">
            <text:p>-4.71021221552824</text:p>
          </table:table-cell>
          <table:table-cell office:value-type="float" office:value="-4.72293926071081" calcext:value-type="float">
            <text:p>-4.72293926071081</text:p>
          </table:table-cell>
          <table:table-cell office:value-type="float" office:value="-1.11509807157752" calcext:value-type="float">
            <text:p>-1.11509807157752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3847246087155" calcext:value-type="float">
            <text:p>0.193847246087155</text:p>
          </table:table-cell>
          <table:table-cell office:value-type="float" office:value="0.678590515751838" calcext:value-type="float">
            <text:p>0.678590515751838</text:p>
          </table:table-cell>
          <table:table-cell office:value-type="float" office:value="2.67803333333333" calcext:value-type="float">
            <text:p>2.67803333333333</text:p>
          </table:table-cell>
          <table:table-cell office:value-type="float" office:value="-5.28851163874906" calcext:value-type="float">
            <text:p>-5.28851163874906</text:p>
          </table:table-cell>
          <table:table-cell office:value-type="float" office:value="-5.2887702303485" calcext:value-type="float">
            <text:p>-5.2887702303485</text:p>
          </table:table-cell>
          <table:table-cell office:value-type="float" office:value="-0.905789637195324" calcext:value-type="float">
            <text:p>-0.90578963719532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9189069380673" calcext:value-type="float">
            <text:p>0.249189069380673</text:p>
          </table:table-cell>
          <table:table-cell office:value-type="float" office:value="0.818527206967889" calcext:value-type="float">
            <text:p>0.818527206967889</text:p>
          </table:table-cell>
          <table:table-cell office:value-type="float" office:value="2.76653333333333" calcext:value-type="float">
            <text:p>2.76653333333333</text:p>
          </table:table-cell>
          <table:table-cell office:value-type="float" office:value="-5.89880670617737" calcext:value-type="float">
            <text:p>-5.89880670617737</text:p>
          </table:table-cell>
          <table:table-cell office:value-type="float" office:value="-5.90017048071342" calcext:value-type="float">
            <text:p>-5.90017048071342</text:p>
          </table:table-cell>
          <table:table-cell office:value-type="float" office:value="-0.897416563801569" calcext:value-type="float">
            <text:p>-0.897416563801569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8251207060756" calcext:value-type="float">
            <text:p>0.208251207060756</text:p>
          </table:table-cell>
          <table:table-cell office:value-type="float" office:value="0.746575616230493" calcext:value-type="float">
            <text:p>0.746575616230493</text:p>
          </table:table-cell>
          <table:table-cell office:value-type="float" office:value="2.91755" calcext:value-type="float">
            <text:p>2.91755</text:p>
          </table:table-cell>
          <table:table-cell office:value-type="float" office:value="-6.97272165086604" calcext:value-type="float">
            <text:p>-6.97272165086604</text:p>
          </table:table-cell>
          <table:table-cell office:value-type="float" office:value="-6.97669924752443" calcext:value-type="float">
            <text:p>-6.97669924752443</text:p>
          </table:table-cell>
          <table:table-cell office:value-type="float" office:value="-0.78772703579126" calcext:value-type="float">
            <text:p>-0.7877270357912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14285448630239" calcext:value-type="float">
            <text:p>0.114285448630239</text:p>
          </table:table-cell>
          <table:table-cell office:value-type="float" office:value="0.303390535639766" calcext:value-type="float">
            <text:p>0.303390535639766</text:p>
          </table:table-cell>
          <table:table-cell office:value-type="float" office:value="2.8265" calcext:value-type="float">
            <text:p>2.8265</text:p>
          </table:table-cell>
          <table:table-cell office:value-type="float" office:value="-7.50293261634724" calcext:value-type="float">
            <text:p>-7.50293261634724</text:p>
          </table:table-cell>
          <table:table-cell office:value-type="float" office:value="-7.50712082781178" calcext:value-type="float">
            <text:p>-7.50712082781178</text:p>
          </table:table-cell>
          <table:table-cell office:value-type="float" office:value="-0.559471501345795" calcext:value-type="float">
            <text:p>-0.559471501345795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61770628973145" calcext:value-type="float">
            <text:p>0.261770628973145</text:p>
          </table:table-cell>
          <table:table-cell office:value-type="float" office:value="0.854256036429322" calcext:value-type="float">
            <text:p>0.854256036429322</text:p>
          </table:table-cell>
          <table:table-cell office:value-type="float" office:value="2.76571666666667" calcext:value-type="float">
            <text:p>2.76571666666667</text:p>
          </table:table-cell>
          <table:table-cell office:value-type="float" office:value="-6.05247816157901" calcext:value-type="float">
            <text:p>-6.05247816157901</text:p>
          </table:table-cell>
          <table:table-cell office:value-type="float" office:value="-6.06610607520407" calcext:value-type="float">
            <text:p>-6.06610607520407</text:p>
          </table:table-cell>
          <table:table-cell office:value-type="float" office:value="-0.431974610226725" calcext:value-type="float">
            <text:p>-0.431974610226725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3807255907907" calcext:value-type="float">
            <text:p>0.253807255907907</text:p>
          </table:table-cell>
          <table:table-cell office:value-type="float" office:value="0.809901662780474" calcext:value-type="float">
            <text:p>0.809901662780474</text:p>
          </table:table-cell>
          <table:table-cell office:value-type="float" office:value="2.7883" calcext:value-type="float">
            <text:p>2.7883</text:p>
          </table:table-cell>
          <table:table-cell office:value-type="float" office:value="-6.10603838454759" calcext:value-type="float">
            <text:p>-6.10603838454759</text:p>
          </table:table-cell>
          <table:table-cell office:value-type="float" office:value="-6.10876139011504" calcext:value-type="float">
            <text:p>-6.10876139011504</text:p>
          </table:table-cell>
          <table:table-cell office:value-type="float" office:value="-0.412027355030839" calcext:value-type="float">
            <text:p>-0.41202735503083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9441728586882" calcext:value-type="float">
            <text:p>0.249441728586882</text:p>
          </table:table-cell>
          <table:table-cell office:value-type="float" office:value="0.891316002931101" calcext:value-type="float">
            <text:p>0.891316002931101</text:p>
          </table:table-cell>
          <table:table-cell office:value-type="float" office:value="3.07811666666667" calcext:value-type="float">
            <text:p>3.07811666666667</text:p>
          </table:table-cell>
          <table:table-cell office:value-type="float" office:value="-7.61850239969725" calcext:value-type="float">
            <text:p>-7.61850239969725</text:p>
          </table:table-cell>
          <table:table-cell office:value-type="float" office:value="-7.61892736836458" calcext:value-type="float">
            <text:p>-7.61892736836458</text:p>
          </table:table-cell>
          <table:table-cell office:value-type="float" office:value="-0.368550662611465" calcext:value-type="float">
            <text:p>-0.368550662611465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7671442488409" calcext:value-type="float">
            <text:p>0.247671442488409</text:p>
          </table:table-cell>
          <table:table-cell office:value-type="float" office:value="0.775055403423575" calcext:value-type="float">
            <text:p>0.775055403423575</text:p>
          </table:table-cell>
          <table:table-cell office:value-type="float" office:value="2.79093333333333" calcext:value-type="float">
            <text:p>2.79093333333333</text:p>
          </table:table-cell>
          <table:table-cell office:value-type="float" office:value="-5.67029039234621" calcext:value-type="float">
            <text:p>-5.67029039234621</text:p>
          </table:table-cell>
          <table:table-cell office:value-type="float" office:value="-5.67298171771577" calcext:value-type="float">
            <text:p>-5.67298171771577</text:p>
          </table:table-cell>
          <table:table-cell office:value-type="float" office:value="-0.35060369151766" calcext:value-type="float">
            <text:p>-0.3506036915176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7980697104286" calcext:value-type="float">
            <text:p>0.247980697104286</text:p>
          </table:table-cell>
          <table:table-cell office:value-type="float" office:value="0.775629039275371" calcext:value-type="float">
            <text:p>0.775629039275371</text:p>
          </table:table-cell>
          <table:table-cell office:value-type="float" office:value="2.80256666666667" calcext:value-type="float">
            <text:p>2.80256666666667</text:p>
          </table:table-cell>
          <table:table-cell office:value-type="float" office:value="-5.58356041075912" calcext:value-type="float">
            <text:p>-5.58356041075912</text:p>
          </table:table-cell>
          <table:table-cell office:value-type="float" office:value="-5.5838297018194" calcext:value-type="float">
            <text:p>-5.5838297018194</text:p>
          </table:table-cell>
          <table:table-cell office:value-type="float" office:value="-0.314327389440136" calcext:value-type="float">
            <text:p>-0.31432738944013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8435886339406" calcext:value-type="float">
            <text:p>0.198435886339406</text:p>
          </table:table-cell>
          <table:table-cell office:value-type="float" office:value="0.596763871870747" calcext:value-type="float">
            <text:p>0.596763871870747</text:p>
          </table:table-cell>
          <table:table-cell office:value-type="float" office:value="2.92621666666667" calcext:value-type="float">
            <text:p>2.92621666666667</text:p>
          </table:table-cell>
          <table:table-cell office:value-type="float" office:value="-4.55274743081564" calcext:value-type="float">
            <text:p>-4.55274743081564</text:p>
          </table:table-cell>
          <table:table-cell office:value-type="float" office:value="-4.58767606370906" calcext:value-type="float">
            <text:p>-4.58767606370906</text:p>
          </table:table-cell>
          <table:table-cell office:value-type="float" office:value="-0.208583890851591" calcext:value-type="float">
            <text:p>-0.20858389085159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8467570892151" calcext:value-type="float">
            <text:p>0.198467570892151</text:p>
          </table:table-cell>
          <table:table-cell office:value-type="float" office:value="0.586390261777473" calcext:value-type="float">
            <text:p>0.586390261777473</text:p>
          </table:table-cell>
          <table:table-cell office:value-type="float" office:value="2.87336666666667" calcext:value-type="float">
            <text:p>2.87336666666667</text:p>
          </table:table-cell>
          <table:table-cell office:value-type="float" office:value="-3.88578768271077" calcext:value-type="float">
            <text:p>-3.88578768271077</text:p>
          </table:table-cell>
          <table:table-cell office:value-type="float" office:value="-3.92037793220535" calcext:value-type="float">
            <text:p>-3.92037793220535</text:p>
          </table:table-cell>
          <table:table-cell office:value-type="float" office:value="-0.168233355236518" calcext:value-type="float">
            <text:p>-0.16823335523651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1033423072448" calcext:value-type="float">
            <text:p>0.251033423072448</text:p>
          </table:table-cell>
          <table:table-cell office:value-type="float" office:value="0.776540523193396" calcext:value-type="float">
            <text:p>0.776540523193396</text:p>
          </table:table-cell>
          <table:table-cell office:value-type="float" office:value="2.8094" calcext:value-type="float">
            <text:p>2.8094</text:p>
          </table:table-cell>
          <table:table-cell office:value-type="float" office:value="-5.64260282131904" calcext:value-type="float">
            <text:p>-5.64260282131904</text:p>
          </table:table-cell>
          <table:table-cell office:value-type="float" office:value="-5.64273575037085" calcext:value-type="float">
            <text:p>-5.64273575037085</text:p>
          </table:table-cell>
          <table:table-cell office:value-type="float" office:value="-0.087" calcext:value-type="float">
            <text:p>-0.08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0090643051024" calcext:value-type="float">
            <text:p>0.230090643051024</text:p>
          </table:table-cell>
          <table:table-cell office:value-type="float" office:value="0.813684126955859" calcext:value-type="float">
            <text:p>0.813684126955859</text:p>
          </table:table-cell>
          <table:table-cell office:value-type="float" office:value="2.74526666666667" calcext:value-type="float">
            <text:p>2.74526666666667</text:p>
          </table:table-cell>
          <table:table-cell office:value-type="float" office:value="-3.70847424974862" calcext:value-type="float">
            <text:p>-3.70847424974862</text:p>
          </table:table-cell>
          <table:table-cell office:value-type="float" office:value="-3.73242448987348" calcext:value-type="float">
            <text:p>-3.73242448987348</text:p>
          </table:table-cell>
          <table:table-cell office:value-type="float" office:value="-0.062912339997476" calcext:value-type="float">
            <text:p>-0.062912339997476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3718119672761" calcext:value-type="float">
            <text:p>0.213718119672761</text:p>
          </table:table-cell>
          <table:table-cell office:value-type="float" office:value="0.68556013100605" calcext:value-type="float">
            <text:p>0.68556013100605</text:p>
          </table:table-cell>
          <table:table-cell office:value-type="float" office:value="2.83355" calcext:value-type="float">
            <text:p>2.83355</text:p>
          </table:table-cell>
          <table:table-cell office:value-type="float" office:value="-6.39972146872137" calcext:value-type="float">
            <text:p>-6.39972146872137</text:p>
          </table:table-cell>
          <table:table-cell office:value-type="float" office:value="-6.40007128444452" calcext:value-type="float">
            <text:p>-6.40007128444452</text:p>
          </table:table-cell>
          <table:table-cell office:value-type="float" office:value="-0.048605139333166" calcext:value-type="float">
            <text:p>-0.048605139333166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5109143978822" calcext:value-type="float">
            <text:p>0.205109143978822</text:p>
          </table:table-cell>
          <table:table-cell office:value-type="float" office:value="0.635031705502476" calcext:value-type="float">
            <text:p>0.635031705502476</text:p>
          </table:table-cell>
          <table:table-cell office:value-type="float" office:value="2.79676666666667" calcext:value-type="float">
            <text:p>2.79676666666667</text:p>
          </table:table-cell>
          <table:table-cell office:value-type="float" office:value="-5.86763820372285" calcext:value-type="float">
            <text:p>-5.86763820372285</text:p>
          </table:table-cell>
          <table:table-cell office:value-type="float" office:value="-5.87109361691676" calcext:value-type="float">
            <text:p>-5.87109361691676</text:p>
          </table:table-cell>
          <table:table-cell office:value-type="float" office:value="0.042941401835979" calcext:value-type="float">
            <text:p>0.04294140183597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0463600351331" calcext:value-type="float">
            <text:p>0.230463600351331</text:p>
          </table:table-cell>
          <table:table-cell office:value-type="float" office:value="0.779345558997275" calcext:value-type="float">
            <text:p>0.779345558997275</text:p>
          </table:table-cell>
          <table:table-cell office:value-type="float" office:value="3.05491666666667" calcext:value-type="float">
            <text:p>3.05491666666667</text:p>
          </table:table-cell>
          <table:table-cell office:value-type="float" office:value="-6.82347038038665" calcext:value-type="float">
            <text:p>-6.82347038038665</text:p>
          </table:table-cell>
          <table:table-cell office:value-type="float" office:value="-6.82388389053433" calcext:value-type="float">
            <text:p>-6.82388389053433</text:p>
          </table:table-cell>
          <table:table-cell office:value-type="float" office:value="0.138863705172586" calcext:value-type="float">
            <text:p>0.13886370517258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076244458299" calcext:value-type="float">
            <text:p>0.20076244458299</text:p>
          </table:table-cell>
          <table:table-cell office:value-type="float" office:value="0.58276345719996" calcext:value-type="float">
            <text:p>0.58276345719996</text:p>
          </table:table-cell>
          <table:table-cell office:value-type="float" office:value="2.85913333333333" calcext:value-type="float">
            <text:p>2.85913333333333</text:p>
          </table:table-cell>
          <table:table-cell office:value-type="float" office:value="-4.23682348820993" calcext:value-type="float">
            <text:p>-4.23682348820993</text:p>
          </table:table-cell>
          <table:table-cell office:value-type="float" office:value="-4.2715874157775" calcext:value-type="float">
            <text:p>-4.2715874157775</text:p>
          </table:table-cell>
          <table:table-cell office:value-type="float" office:value="0.286891248680407" calcext:value-type="float">
            <text:p>0.28689124868040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5244846090002" calcext:value-type="float">
            <text:p>0.245244846090002</text:p>
          </table:table-cell>
          <table:table-cell office:value-type="float" office:value="0.809292789156961" calcext:value-type="float">
            <text:p>0.809292789156961</text:p>
          </table:table-cell>
          <table:table-cell office:value-type="float" office:value="2.82995" calcext:value-type="float">
            <text:p>2.82995</text:p>
          </table:table-cell>
          <table:table-cell office:value-type="float" office:value="-6.08047808058706" calcext:value-type="float">
            <text:p>-6.08047808058706</text:p>
          </table:table-cell>
          <table:table-cell office:value-type="float" office:value="-6.08308464925599" calcext:value-type="float">
            <text:p>-6.08308464925599</text:p>
          </table:table-cell>
          <table:table-cell office:value-type="float" office:value="0.29197611616185" calcext:value-type="float">
            <text:p>0.29197611616185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11712314184604" calcext:value-type="float">
            <text:p>0.111712314184604</text:p>
          </table:table-cell>
          <table:table-cell office:value-type="float" office:value="0.324476533008907" calcext:value-type="float">
            <text:p>0.324476533008907</text:p>
          </table:table-cell>
          <table:table-cell office:value-type="float" office:value="2.87138333333333" calcext:value-type="float">
            <text:p>2.87138333333333</text:p>
          </table:table-cell>
          <table:table-cell office:value-type="float" office:value="-11.2124291696685" calcext:value-type="float">
            <text:p>-11.2124291696685</text:p>
          </table:table-cell>
          <table:table-cell office:value-type="float" office:value="-11.2128592262016" calcext:value-type="float">
            <text:p>-11.2128592262016</text:p>
          </table:table-cell>
          <table:table-cell office:value-type="float" office:value="0.729929306422228" calcext:value-type="float">
            <text:p>0.72992930642222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7510023565958" calcext:value-type="float">
            <text:p>0.237510023565958</text:p>
          </table:table-cell>
          <table:table-cell office:value-type="float" office:value="0.737697644655671" calcext:value-type="float">
            <text:p>0.737697644655671</text:p>
          </table:table-cell>
          <table:table-cell office:value-type="float" office:value="2.85245" calcext:value-type="float">
            <text:p>2.85245</text:p>
          </table:table-cell>
          <table:table-cell office:value-type="float" office:value="-5.94117312126734" calcext:value-type="float">
            <text:p>-5.94117312126734</text:p>
          </table:table-cell>
          <table:table-cell office:value-type="float" office:value="-5.94484968981444" calcext:value-type="float">
            <text:p>-5.94484968981444</text:p>
          </table:table-cell>
          <table:table-cell office:value-type="float" office:value="0.903623444411153" calcext:value-type="float">
            <text:p>0.90362344441115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6277661518566" calcext:value-type="float">
            <text:p>0.236277661518566</text:p>
          </table:table-cell>
          <table:table-cell office:value-type="float" office:value="0.726344044245315" calcext:value-type="float">
            <text:p>0.726344044245315</text:p>
          </table:table-cell>
          <table:table-cell office:value-type="float" office:value="2.94368333333333" calcext:value-type="float">
            <text:p>2.94368333333333</text:p>
          </table:table-cell>
          <table:table-cell office:value-type="float" office:value="-5.56997549742058" calcext:value-type="float">
            <text:p>-5.56997549742058</text:p>
          </table:table-cell>
          <table:table-cell office:value-type="float" office:value="-5.57247913275396" calcext:value-type="float">
            <text:p>-5.57247913275396</text:p>
          </table:table-cell>
          <table:table-cell office:value-type="float" office:value="1.01607978354941" calcext:value-type="float">
            <text:p>1.01607978354941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79786535274853" calcext:value-type="float">
            <text:p>0.79786535274853</text:p>
          </table:table-cell>
          <table:table-cell office:value-type="float" office:value="1.46866459158383" calcext:value-type="float">
            <text:p>1.46866459158383</text:p>
          </table:table-cell>
          <table:table-cell office:value-type="float" office:value="2.73421666666667" calcext:value-type="float">
            <text:p>2.73421666666667</text:p>
          </table:table-cell>
          <table:table-cell office:value-type="float" office:value="-8.60027609949859" calcext:value-type="float">
            <text:p>-8.60027609949859</text:p>
          </table:table-cell>
          <table:table-cell office:value-type="float" office:value="-8.62638110901123" calcext:value-type="float">
            <text:p>-8.62638110901123</text:p>
          </table:table-cell>
          <table:table-cell office:value-type="float" office:value="1.12239418582845" calcext:value-type="float">
            <text:p>1.12239418582845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3979556483993" calcext:value-type="float">
            <text:p>0.243979556483993</text:p>
          </table:table-cell>
          <table:table-cell office:value-type="float" office:value="0.753714159992223" calcext:value-type="float">
            <text:p>0.753714159992223</text:p>
          </table:table-cell>
          <table:table-cell office:value-type="float" office:value="2.829" calcext:value-type="float">
            <text:p>2.829</text:p>
          </table:table-cell>
          <table:table-cell office:value-type="float" office:value="-7.1414962318059" calcext:value-type="float">
            <text:p>-7.1414962318059</text:p>
          </table:table-cell>
          <table:table-cell office:value-type="float" office:value="-7.14174093316299" calcext:value-type="float">
            <text:p>-7.14174093316299</text:p>
          </table:table-cell>
          <table:table-cell office:value-type="float" office:value="1.33249071291673" calcext:value-type="float">
            <text:p>1.3324907129167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84" calcext:value-type="float">
            <text:p>7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93310568201536" calcext:value-type="float">
            <text:p>0.293310568201536</text:p>
          </table:table-cell>
          <table:table-cell office:value-type="float" office:value="0.977569435801992" calcext:value-type="float">
            <text:p>0.977569435801992</text:p>
          </table:table-cell>
          <table:table-cell office:value-type="float" office:value="2.7992" calcext:value-type="float">
            <text:p>2.7992</text:p>
          </table:table-cell>
          <table:table-cell office:value-type="float" office:value="-6.62055439669893" calcext:value-type="float">
            <text:p>-6.62055439669893</text:p>
          </table:table-cell>
          <table:table-cell office:value-type="float" office:value="-6.65922529134578" calcext:value-type="float">
            <text:p>-6.65922529134578</text:p>
          </table:table-cell>
          <table:table-cell office:value-type="float" office:value="1.34007048590691" calcext:value-type="float">
            <text:p>1.3400704859069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1969498020935" calcext:value-type="float">
            <text:p>0.221969498020935</text:p>
          </table:table-cell>
          <table:table-cell office:value-type="float" office:value="0.828727149007531" calcext:value-type="float">
            <text:p>0.828727149007531</text:p>
          </table:table-cell>
          <table:table-cell office:value-type="float" office:value="2.71506666666667" calcext:value-type="float">
            <text:p>2.71506666666667</text:p>
          </table:table-cell>
          <table:table-cell office:value-type="float" office:value="-7.20098216845105" calcext:value-type="float">
            <text:p>-7.20098216845105</text:p>
          </table:table-cell>
          <table:table-cell office:value-type="float" office:value="-7.20327208106944" calcext:value-type="float">
            <text:p>-7.20327208106944</text:p>
          </table:table-cell>
          <table:table-cell office:value-type="float" office:value="1.3951600119809" calcext:value-type="float">
            <text:p>1.395160011980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4313792710837" calcext:value-type="float">
            <text:p>0.244313792710837</text:p>
          </table:table-cell>
          <table:table-cell office:value-type="float" office:value="0.736662140278763" calcext:value-type="float">
            <text:p>0.736662140278763</text:p>
          </table:table-cell>
          <table:table-cell office:value-type="float" office:value="2.80843333333333" calcext:value-type="float">
            <text:p>2.80843333333333</text:p>
          </table:table-cell>
          <table:table-cell office:value-type="float" office:value="-5.62779655704592" calcext:value-type="float">
            <text:p>-5.62779655704592</text:p>
          </table:table-cell>
          <table:table-cell office:value-type="float" office:value="-5.62816281978734" calcext:value-type="float">
            <text:p>-5.62816281978734</text:p>
          </table:table-cell>
          <table:table-cell office:value-type="float" office:value="1.39730358209242" calcext:value-type="float">
            <text:p>1.3973035820924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812" calcext:value-type="float">
            <text:p>8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94341281498705" calcext:value-type="float">
            <text:p>0.294341281498705</text:p>
          </table:table-cell>
          <table:table-cell office:value-type="float" office:value="0.877782168351831" calcext:value-type="float">
            <text:p>0.877782168351831</text:p>
          </table:table-cell>
          <table:table-cell office:value-type="float" office:value="2.68125" calcext:value-type="float">
            <text:p>2.68125</text:p>
          </table:table-cell>
          <table:table-cell office:value-type="float" office:value="-6.80928506976133" calcext:value-type="float">
            <text:p>-6.80928506976133</text:p>
          </table:table-cell>
          <table:table-cell office:value-type="float" office:value="-6.81204481754855" calcext:value-type="float">
            <text:p>-6.81204481754855</text:p>
          </table:table-cell>
          <table:table-cell office:value-type="float" office:value="1.40315754325917" calcext:value-type="float">
            <text:p>1.40315754325917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6978083751848" calcext:value-type="float">
            <text:p>0.226978083751848</text:p>
          </table:table-cell>
          <table:table-cell office:value-type="float" office:value="0.676024362771343" calcext:value-type="float">
            <text:p>0.676024362771343</text:p>
          </table:table-cell>
          <table:table-cell office:value-type="float" office:value="2.81085" calcext:value-type="float">
            <text:p>2.81085</text:p>
          </table:table-cell>
          <table:table-cell office:value-type="float" office:value="-6.46976798202208" calcext:value-type="float">
            <text:p>-6.46976798202208</text:p>
          </table:table-cell>
          <table:table-cell office:value-type="float" office:value="-6.47216399191332" calcext:value-type="float">
            <text:p>-6.47216399191332</text:p>
          </table:table-cell>
          <table:table-cell office:value-type="float" office:value="1.42448141750503" calcext:value-type="float">
            <text:p>1.42448141750503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8917728160961" calcext:value-type="float">
            <text:p>0.228917728160961</text:p>
          </table:table-cell>
          <table:table-cell office:value-type="float" office:value="0.681290006274216" calcext:value-type="float">
            <text:p>0.681290006274216</text:p>
          </table:table-cell>
          <table:table-cell office:value-type="float" office:value="2.82061666666667" calcext:value-type="float">
            <text:p>2.82061666666667</text:p>
          </table:table-cell>
          <table:table-cell office:value-type="float" office:value="-6.5211979919669" calcext:value-type="float">
            <text:p>-6.5211979919669</text:p>
          </table:table-cell>
          <table:table-cell office:value-type="float" office:value="-6.52143880425586" calcext:value-type="float">
            <text:p>-6.52143880425586</text:p>
          </table:table-cell>
          <table:table-cell office:value-type="float" office:value="1.48770387455254" calcext:value-type="float">
            <text:p>1.4877038745525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99818582643053" calcext:value-type="float">
            <text:p>0.299818582643053</text:p>
          </table:table-cell>
          <table:table-cell office:value-type="float" office:value="0.893266453644208" calcext:value-type="float">
            <text:p>0.893266453644208</text:p>
          </table:table-cell>
          <table:table-cell office:value-type="float" office:value="2.85481666666667" calcext:value-type="float">
            <text:p>2.85481666666667</text:p>
          </table:table-cell>
          <table:table-cell office:value-type="float" office:value="-6.73506186057284" calcext:value-type="float">
            <text:p>-6.73506186057284</text:p>
          </table:table-cell>
          <table:table-cell office:value-type="float" office:value="-6.73647846824519" calcext:value-type="float">
            <text:p>-6.73647846824519</text:p>
          </table:table-cell>
          <table:table-cell office:value-type="float" office:value="1.49841605646767" calcext:value-type="float">
            <text:p>1.4984160564676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816" calcext:value-type="float">
            <text:p>8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00189032407976" calcext:value-type="float">
            <text:p>0.300189032407976</text:p>
          </table:table-cell>
          <table:table-cell office:value-type="float" office:value="0.894315740950656" calcext:value-type="float">
            <text:p>0.894315740950656</text:p>
          </table:table-cell>
          <table:table-cell office:value-type="float" office:value="2.73963333333333" calcext:value-type="float">
            <text:p>2.73963333333333</text:p>
          </table:table-cell>
          <table:table-cell office:value-type="float" office:value="-6.77670427391269" calcext:value-type="float">
            <text:p>-6.77670427391269</text:p>
          </table:table-cell>
          <table:table-cell office:value-type="float" office:value="-6.77698113717453" calcext:value-type="float">
            <text:p>-6.77698113717453</text:p>
          </table:table-cell>
          <table:table-cell office:value-type="float" office:value="1.52211581912092" calcext:value-type="float">
            <text:p>1.5221158191209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6573014248466" calcext:value-type="float">
            <text:p>0.226573014248466</text:p>
          </table:table-cell>
          <table:table-cell office:value-type="float" office:value="0.687630777010369" calcext:value-type="float">
            <text:p>0.687630777010369</text:p>
          </table:table-cell>
          <table:table-cell office:value-type="float" office:value="2.91516666666667" calcext:value-type="float">
            <text:p>2.91516666666667</text:p>
          </table:table-cell>
          <table:table-cell office:value-type="float" office:value="-3.22306681432466" calcext:value-type="float">
            <text:p>-3.22306681432466</text:p>
          </table:table-cell>
          <table:table-cell office:value-type="float" office:value="-3.24640422093735" calcext:value-type="float">
            <text:p>-3.24640422093735</text:p>
          </table:table-cell>
          <table:table-cell office:value-type="float" office:value="1.52542712411648" calcext:value-type="float">
            <text:p>1.5254271241164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05819763132629" calcext:value-type="float">
            <text:p>0.305819763132629</text:p>
          </table:table-cell>
          <table:table-cell office:value-type="float" office:value="0.909596651520564" calcext:value-type="float">
            <text:p>0.909596651520564</text:p>
          </table:table-cell>
          <table:table-cell office:value-type="float" office:value="2.86683333333333" calcext:value-type="float">
            <text:p>2.86683333333333</text:p>
          </table:table-cell>
          <table:table-cell office:value-type="float" office:value="-6.84492690394287" calcext:value-type="float">
            <text:p>-6.84492690394287</text:p>
          </table:table-cell>
          <table:table-cell office:value-type="float" office:value="-6.84506960041035" calcext:value-type="float">
            <text:p>-6.84506960041035</text:p>
          </table:table-cell>
          <table:table-cell office:value-type="float" office:value="1.65181687407504" calcext:value-type="float">
            <text:p>1.6518168740750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65886438251922" calcext:value-type="float">
            <text:p>0.265886438251922</text:p>
          </table:table-cell>
          <table:table-cell office:value-type="float" office:value="0.798041652270917" calcext:value-type="float">
            <text:p>0.798041652270917</text:p>
          </table:table-cell>
          <table:table-cell office:value-type="float" office:value="2.80201666666667" calcext:value-type="float">
            <text:p>2.80201666666667</text:p>
          </table:table-cell>
          <table:table-cell office:value-type="float" office:value="-6.26182059866428" calcext:value-type="float">
            <text:p>-6.26182059866428</text:p>
          </table:table-cell>
          <table:table-cell office:value-type="float" office:value="-6.26552600855903" calcext:value-type="float">
            <text:p>-6.26552600855903</text:p>
          </table:table-cell>
          <table:table-cell office:value-type="float" office:value="1.89189779722071" calcext:value-type="float">
            <text:p>1.89189779722071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39" calcext:value-type="float">
            <text:p>7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3448218711222" calcext:value-type="float">
            <text:p>0.243448218711222</text:p>
          </table:table-cell>
          <table:table-cell office:value-type="float" office:value="0.721005492833703" calcext:value-type="float">
            <text:p>0.721005492833703</text:p>
          </table:table-cell>
          <table:table-cell office:value-type="float" office:value="2.9179" calcext:value-type="float">
            <text:p>2.9179</text:p>
          </table:table-cell>
          <table:table-cell office:value-type="float" office:value="-7.17055418101352" calcext:value-type="float">
            <text:p>-7.17055418101352</text:p>
          </table:table-cell>
          <table:table-cell office:value-type="float" office:value="-7.17407597380337" calcext:value-type="float">
            <text:p>-7.17407597380337</text:p>
          </table:table-cell>
          <table:table-cell office:value-type="float" office:value="2.00701603273095" calcext:value-type="float">
            <text:p>2.00701603273095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70877242618414" calcext:value-type="float">
            <text:p>0.270877242618414</text:p>
          </table:table-cell>
          <table:table-cell office:value-type="float" office:value="0.794969079503062" calcext:value-type="float">
            <text:p>0.794969079503062</text:p>
          </table:table-cell>
          <table:table-cell office:value-type="float" office:value="2.82438333333333" calcext:value-type="float">
            <text:p>2.82438333333333</text:p>
          </table:table-cell>
          <table:table-cell office:value-type="float" office:value="-5.88892818789484" calcext:value-type="float">
            <text:p>-5.88892818789484</text:p>
          </table:table-cell>
          <table:table-cell office:value-type="float" office:value="-5.89148203031676" calcext:value-type="float">
            <text:p>-5.89148203031676</text:p>
          </table:table-cell>
          <table:table-cell office:value-type="float" office:value="2.17021065846055" calcext:value-type="float">
            <text:p>2.17021065846055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69978035647071" calcext:value-type="float">
            <text:p>0.269978035647071</text:p>
          </table:table-cell>
          <table:table-cell office:value-type="float" office:value="0.791152211983722" calcext:value-type="float">
            <text:p>0.791152211983722</text:p>
          </table:table-cell>
          <table:table-cell office:value-type="float" office:value="2.81033333333333" calcext:value-type="float">
            <text:p>2.81033333333333</text:p>
          </table:table-cell>
          <table:table-cell office:value-type="float" office:value="-5.84568910856834" calcext:value-type="float">
            <text:p>-5.84568910856834</text:p>
          </table:table-cell>
          <table:table-cell office:value-type="float" office:value="-5.84594578064635" calcext:value-type="float">
            <text:p>-5.84594578064635</text:p>
          </table:table-cell>
          <table:table-cell office:value-type="float" office:value="2.17119679280204" calcext:value-type="float">
            <text:p>2.1711967928020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71979373012811" calcext:value-type="float">
            <text:p>0.271979373012811</text:p>
          </table:table-cell>
          <table:table-cell office:value-type="float" office:value="0.796623580901697" calcext:value-type="float">
            <text:p>0.796623580901697</text:p>
          </table:table-cell>
          <table:table-cell office:value-type="float" office:value="2.91566666666667" calcext:value-type="float">
            <text:p>2.91566666666667</text:p>
          </table:table-cell>
          <table:table-cell office:value-type="float" office:value="-5.90088330766178" calcext:value-type="float">
            <text:p>-5.90088330766178</text:p>
          </table:table-cell>
          <table:table-cell office:value-type="float" office:value="-5.90125260462073" calcext:value-type="float">
            <text:p>-5.90125260462073</text:p>
          </table:table-cell>
          <table:table-cell office:value-type="float" office:value="2.21606402620803" calcext:value-type="float">
            <text:p>2.2160640262080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38741204526746" calcext:value-type="float">
            <text:p>0.138741204526746</text:p>
          </table:table-cell>
          <table:table-cell office:value-type="float" office:value="0.471803086687648" calcext:value-type="float">
            <text:p>0.471803086687648</text:p>
          </table:table-cell>
          <table:table-cell office:value-type="float" office:value="2.88106666666667" calcext:value-type="float">
            <text:p>2.88106666666667</text:p>
          </table:table-cell>
          <table:table-cell office:value-type="float" office:value="-14.298753961754" calcext:value-type="float">
            <text:p>-14.298753961754</text:p>
          </table:table-cell>
          <table:table-cell office:value-type="float" office:value="-14.2991200718289" calcext:value-type="float">
            <text:p>-14.2991200718289</text:p>
          </table:table-cell>
          <table:table-cell office:value-type="float" office:value="2.542364331808" calcext:value-type="float">
            <text:p>2.54236433180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87982714359632" calcext:value-type="float">
            <text:p>0.187982714359632</text:p>
          </table:table-cell>
          <table:table-cell office:value-type="float" office:value="0.729978388490171" calcext:value-type="float">
            <text:p>0.729978388490171</text:p>
          </table:table-cell>
          <table:table-cell office:value-type="float" office:value="2.81195" calcext:value-type="float">
            <text:p>2.81195</text:p>
          </table:table-cell>
          <table:table-cell office:value-type="float" office:value="-5.86901466464619" calcext:value-type="float">
            <text:p>-5.86901466464619</text:p>
          </table:table-cell>
          <table:table-cell office:value-type="float" office:value="-5.89276211052623" calcext:value-type="float">
            <text:p>-5.89276211052623</text:p>
          </table:table-cell>
          <table:table-cell office:value-type="float" office:value="2.57732878790795" calcext:value-type="float">
            <text:p>2.57732878790795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83266395017405" calcext:value-type="float">
            <text:p>0.383266395017405</text:p>
          </table:table-cell>
          <table:table-cell office:value-type="float" office:value="0.972020915909225" calcext:value-type="float">
            <text:p>0.972020915909225</text:p>
          </table:table-cell>
          <table:table-cell office:value-type="float" office:value="2.86376666666667" calcext:value-type="float">
            <text:p>2.86376666666667</text:p>
          </table:table-cell>
          <table:table-cell office:value-type="float" office:value="-5.66439247947132" calcext:value-type="float">
            <text:p>-5.66439247947132</text:p>
          </table:table-cell>
          <table:table-cell office:value-type="float" office:value="-5.68953015645912" calcext:value-type="float">
            <text:p>-5.68953015645912</text:p>
          </table:table-cell>
          <table:table-cell office:value-type="float" office:value="3.26744092720493" calcext:value-type="float">
            <text:p>3.2674409272049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65" calcext:value-type="float">
            <text:p>6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9255467232699" calcext:value-type="float">
            <text:p>0.209255467232699</text:p>
          </table:table-cell>
          <table:table-cell office:value-type="float" office:value="0.685839512652955" calcext:value-type="float">
            <text:p>0.685839512652955</text:p>
          </table:table-cell>
          <table:table-cell office:value-type="float" office:value="2.73963333333333" calcext:value-type="float">
            <text:p>2.73963333333333</text:p>
          </table:table-cell>
          <table:table-cell office:value-type="float" office:value="-5.7034257343565" calcext:value-type="float">
            <text:p>-5.7034257343565</text:p>
          </table:table-cell>
          <table:table-cell office:value-type="float" office:value="-5.70569992209303" calcext:value-type="float">
            <text:p>-5.70569992209303</text:p>
          </table:table-cell>
          <table:table-cell office:value-type="float" office:value="3.37338520814099" calcext:value-type="float">
            <text:p>3.3733852081409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70954056935252" calcext:value-type="float">
            <text:p>0.170954056935252</text:p>
          </table:table-cell>
          <table:table-cell office:value-type="float" office:value="0.539068614561634" calcext:value-type="float">
            <text:p>0.539068614561634</text:p>
          </table:table-cell>
          <table:table-cell office:value-type="float" office:value="2.67715" calcext:value-type="float">
            <text:p>2.67715</text:p>
          </table:table-cell>
          <table:table-cell office:value-type="float" office:value="1.79617173705349" calcext:value-type="float">
            <text:p>1.79617173705349</text:p>
          </table:table-cell>
          <table:table-cell office:value-type="float" office:value="1.79380707569306" calcext:value-type="float">
            <text:p>1.79380707569306</text:p>
          </table:table-cell>
          <table:table-cell office:value-type="float" office:value="3.80742974583492" calcext:value-type="float">
            <text:p>3.8074297458349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6523002291413" calcext:value-type="float">
            <text:p>0.236523002291413</text:p>
          </table:table-cell>
          <table:table-cell office:value-type="float" office:value="0.565299172619525" calcext:value-type="float">
            <text:p>0.565299172619525</text:p>
          </table:table-cell>
          <table:table-cell office:value-type="float" office:value="2.85471666666667" calcext:value-type="float">
            <text:p>2.85471666666667</text:p>
          </table:table-cell>
          <table:table-cell office:value-type="float" office:value="-15.091215406255" calcext:value-type="float">
            <text:p>-15.091215406255</text:p>
          </table:table-cell>
          <table:table-cell office:value-type="float" office:value="-15.0943343939492" calcext:value-type="float">
            <text:p>-15.0943343939492</text:p>
          </table:table-cell>
          <table:table-cell office:value-type="float" office:value="4.25814538653303" calcext:value-type="float">
            <text:p>4.2581453865330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0591109371419" calcext:value-type="float">
            <text:p>0.190591109371419</text:p>
          </table:table-cell>
          <table:table-cell office:value-type="float" office:value="0.705731706805981" calcext:value-type="float">
            <text:p>0.705731706805981</text:p>
          </table:table-cell>
          <table:table-cell office:value-type="float" office:value="2.76713333333333" calcext:value-type="float">
            <text:p>2.76713333333333</text:p>
          </table:table-cell>
          <table:table-cell office:value-type="float" office:value="-6.91726340000208" calcext:value-type="float">
            <text:p>-6.91726340000208</text:p>
          </table:table-cell>
          <table:table-cell office:value-type="float" office:value="-6.95525443829841" calcext:value-type="float">
            <text:p>-6.95525443829841</text:p>
          </table:table-cell>
          <table:table-cell office:value-type="float" office:value="4.29757571448413" calcext:value-type="float">
            <text:p>4.2975757144841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82450185858259" calcext:value-type="float">
            <text:p>0.182450185858259</text:p>
          </table:table-cell>
          <table:table-cell office:value-type="float" office:value="0.532907160452855" calcext:value-type="float">
            <text:p>0.532907160452855</text:p>
          </table:table-cell>
          <table:table-cell office:value-type="float" office:value="2.71238333333333" calcext:value-type="float">
            <text:p>2.71238333333333</text:p>
          </table:table-cell>
          <table:table-cell office:value-type="float" office:value="1.65157861117575" calcext:value-type="float">
            <text:p>1.65157861117575</text:p>
          </table:table-cell>
          <table:table-cell office:value-type="float" office:value="1.65120078386864" calcext:value-type="float">
            <text:p>1.65120078386864</text:p>
          </table:table-cell>
          <table:table-cell office:value-type="float" office:value="4.45278662749792" calcext:value-type="float">
            <text:p>4.4527866274979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82808391085711" calcext:value-type="float">
            <text:p>0.182808391085711</text:p>
          </table:table-cell>
          <table:table-cell office:value-type="float" office:value="0.533415989387798" calcext:value-type="float">
            <text:p>0.533415989387798</text:p>
          </table:table-cell>
          <table:table-cell office:value-type="float" office:value="2.68608333333333" calcext:value-type="float">
            <text:p>2.68608333333333</text:p>
          </table:table-cell>
          <table:table-cell office:value-type="float" office:value="1.64668622477911" calcext:value-type="float">
            <text:p>1.64668622477911</text:p>
          </table:table-cell>
          <table:table-cell office:value-type="float" office:value="1.64644935299983" calcext:value-type="float">
            <text:p>1.64644935299983</text:p>
          </table:table-cell>
          <table:table-cell office:value-type="float" office:value="4.464773900855" calcext:value-type="float">
            <text:p>4.464773900855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1629754105716" calcext:value-type="float">
            <text:p>0.251629754105716</text:p>
          </table:table-cell>
          <table:table-cell office:value-type="float" office:value="0.953624286973184" calcext:value-type="float">
            <text:p>0.953624286973184</text:p>
          </table:table-cell>
          <table:table-cell office:value-type="float" office:value="2.75283333333333" calcext:value-type="float">
            <text:p>2.75283333333333</text:p>
          </table:table-cell>
          <table:table-cell office:value-type="float" office:value="-10.9395108775809" calcext:value-type="float">
            <text:p>-10.9395108775809</text:p>
          </table:table-cell>
          <table:table-cell office:value-type="float" office:value="-10.9420914260237" calcext:value-type="float">
            <text:p>-10.9420914260237</text:p>
          </table:table-cell>
          <table:table-cell office:value-type="float" office:value="4.50789083273847" calcext:value-type="float">
            <text:p>4.5078908327384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8648710679927" calcext:value-type="float">
            <text:p>0.258648710679927</text:p>
          </table:table-cell>
          <table:table-cell office:value-type="float" office:value="0.982487962487196" calcext:value-type="float">
            <text:p>0.982487962487196</text:p>
          </table:table-cell>
          <table:table-cell office:value-type="float" office:value="2.78931666666667" calcext:value-type="float">
            <text:p>2.78931666666667</text:p>
          </table:table-cell>
          <table:table-cell office:value-type="float" office:value="-10.4039900991936" calcext:value-type="float">
            <text:p>-10.4039900991936</text:p>
          </table:table-cell>
          <table:table-cell office:value-type="float" office:value="-10.4043846876307" calcext:value-type="float">
            <text:p>-10.4043846876307</text:p>
          </table:table-cell>
          <table:table-cell office:value-type="float" office:value="4.50856955367857" calcext:value-type="float">
            <text:p>4.5085695536785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31968216140332" calcext:value-type="float">
            <text:p>0.331968216140332</text:p>
          </table:table-cell>
          <table:table-cell office:value-type="float" office:value="0.862706706560892" calcext:value-type="float">
            <text:p>0.862706706560892</text:p>
          </table:table-cell>
          <table:table-cell office:value-type="float" office:value="2.82658333333333" calcext:value-type="float">
            <text:p>2.82658333333333</text:p>
          </table:table-cell>
          <table:table-cell office:value-type="float" office:value="-5.71131049349451" calcext:value-type="float">
            <text:p>-5.71131049349451</text:p>
          </table:table-cell>
          <table:table-cell office:value-type="float" office:value="-5.71496727156648" calcext:value-type="float">
            <text:p>-5.71496727156648</text:p>
          </table:table-cell>
          <table:table-cell office:value-type="float" office:value="4.53600197276425" calcext:value-type="float">
            <text:p>4.53600197276425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89019301882388" calcext:value-type="float">
            <text:p>0.189019301882388</text:p>
          </table:table-cell>
          <table:table-cell office:value-type="float" office:value="0.461666494936892" calcext:value-type="float">
            <text:p>0.461666494936892</text:p>
          </table:table-cell>
          <table:table-cell office:value-type="float" office:value="2.84691666666667" calcext:value-type="float">
            <text:p>2.84691666666667</text:p>
          </table:table-cell>
          <table:table-cell office:value-type="float" office:value="-15.9735840693305" calcext:value-type="float">
            <text:p>-15.9735840693305</text:p>
          </table:table-cell>
          <table:table-cell office:value-type="float" office:value="-16.0146704530415" calcext:value-type="float">
            <text:p>-16.0146704530415</text:p>
          </table:table-cell>
          <table:table-cell office:value-type="float" office:value="4.7291038164651" calcext:value-type="float">
            <text:p>4.729103816465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6723841475978" calcext:value-type="float">
            <text:p>0.206723841475978</text:p>
          </table:table-cell>
          <table:table-cell office:value-type="float" office:value="0.790421924862226" calcext:value-type="float">
            <text:p>0.790421924862226</text:p>
          </table:table-cell>
          <table:table-cell office:value-type="float" office:value="2.73195" calcext:value-type="float">
            <text:p>2.73195</text:p>
          </table:table-cell>
          <table:table-cell office:value-type="float" office:value="-7.65919198252264" calcext:value-type="float">
            <text:p>-7.65919198252264</text:p>
          </table:table-cell>
          <table:table-cell office:value-type="float" office:value="-7.66170639803317" calcext:value-type="float">
            <text:p>-7.66170639803317</text:p>
          </table:table-cell>
          <table:table-cell office:value-type="float" office:value="5.09487318197473" calcext:value-type="float">
            <text:p>5.0948731819747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7739812679402" calcext:value-type="float">
            <text:p>0.207739812679402</text:p>
          </table:table-cell>
          <table:table-cell office:value-type="float" office:value="0.794279838477302" calcext:value-type="float">
            <text:p>0.794279838477302</text:p>
          </table:table-cell>
          <table:table-cell office:value-type="float" office:value="2.78931666666667" calcext:value-type="float">
            <text:p>2.78931666666667</text:p>
          </table:table-cell>
          <table:table-cell office:value-type="float" office:value="-8.01584115043059" calcext:value-type="float">
            <text:p>-8.01584115043059</text:p>
          </table:table-cell>
          <table:table-cell office:value-type="float" office:value="-8.05451503908246" calcext:value-type="float">
            <text:p>-8.05451503908246</text:p>
          </table:table-cell>
          <table:table-cell office:value-type="float" office:value="5.11821178601227" calcext:value-type="float">
            <text:p>5.1182117860122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4708208601295" calcext:value-type="float">
            <text:p>0.244708208601295</text:p>
          </table:table-cell>
          <table:table-cell office:value-type="float" office:value="0.887313222502309" calcext:value-type="float">
            <text:p>0.887313222502309</text:p>
          </table:table-cell>
          <table:table-cell office:value-type="float" office:value="2.84391666666667" calcext:value-type="float">
            <text:p>2.84391666666667</text:p>
          </table:table-cell>
          <table:table-cell office:value-type="float" office:value="-15.6991567560249" calcext:value-type="float">
            <text:p>-15.6991567560249</text:p>
          </table:table-cell>
          <table:table-cell office:value-type="float" office:value="-15.703180777778" calcext:value-type="float">
            <text:p>-15.703180777778</text:p>
          </table:table-cell>
          <table:table-cell office:value-type="float" office:value="5.34050590428364" calcext:value-type="float">
            <text:p>5.34050590428364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4405214273472" calcext:value-type="float">
            <text:p>0.204405214273472</text:p>
          </table:table-cell>
          <table:table-cell office:value-type="float" office:value="0.559937777576205" calcext:value-type="float">
            <text:p>0.559937777576205</text:p>
          </table:table-cell>
          <table:table-cell office:value-type="float" office:value="2.72298333333333" calcext:value-type="float">
            <text:p>2.72298333333333</text:p>
          </table:table-cell>
          <table:table-cell office:value-type="float" office:value="1.59354993524555" calcext:value-type="float">
            <text:p>1.59354993524555</text:p>
          </table:table-cell>
          <table:table-cell office:value-type="float" office:value="1.59317241596746" calcext:value-type="float">
            <text:p>1.59317241596746</text:p>
          </table:table-cell>
          <table:table-cell office:value-type="float" office:value="5.39849888637217" calcext:value-type="float">
            <text:p>5.39849888637217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4975579379457" calcext:value-type="float">
            <text:p>0.204975579379457</text:p>
          </table:table-cell>
          <table:table-cell office:value-type="float" office:value="0.561727408130737" calcext:value-type="float">
            <text:p>0.561727408130737</text:p>
          </table:table-cell>
          <table:table-cell office:value-type="float" office:value="2.68891666666667" calcext:value-type="float">
            <text:p>2.68891666666667</text:p>
          </table:table-cell>
          <table:table-cell office:value-type="float" office:value="1.59227425187623" calcext:value-type="float">
            <text:p>1.59227425187623</text:p>
          </table:table-cell>
          <table:table-cell office:value-type="float" office:value="1.58850515018713" calcext:value-type="float">
            <text:p>1.58850515018713</text:p>
          </table:table-cell>
          <table:table-cell office:value-type="float" office:value="5.40250865206331" calcext:value-type="float">
            <text:p>5.4025086520633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6693493614423" calcext:value-type="float">
            <text:p>0.206693493614423</text:p>
          </table:table-cell>
          <table:table-cell office:value-type="float" office:value="0.675968113780044" calcext:value-type="float">
            <text:p>0.675968113780044</text:p>
          </table:table-cell>
          <table:table-cell office:value-type="float" office:value="2.77223333333333" calcext:value-type="float">
            <text:p>2.77223333333333</text:p>
          </table:table-cell>
          <table:table-cell office:value-type="float" office:value="-2.14517802740185" calcext:value-type="float">
            <text:p>-2.14517802740185</text:p>
          </table:table-cell>
          <table:table-cell office:value-type="float" office:value="-2.16879065149586" calcext:value-type="float">
            <text:p>-2.16879065149586</text:p>
          </table:table-cell>
          <table:table-cell office:value-type="float" office:value="5.41488729302762" calcext:value-type="float">
            <text:p>5.4148872930276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83684437517213" calcext:value-type="float">
            <text:p>0.183684437517213</text:p>
          </table:table-cell>
          <table:table-cell office:value-type="float" office:value="0.623965726298833" calcext:value-type="float">
            <text:p>0.623965726298833</text:p>
          </table:table-cell>
          <table:table-cell office:value-type="float" office:value="2.78015" calcext:value-type="float">
            <text:p>2.78015</text:p>
          </table:table-cell>
          <table:table-cell office:value-type="float" office:value="-5.92575160742708" calcext:value-type="float">
            <text:p>-5.92575160742708</text:p>
          </table:table-cell>
          <table:table-cell office:value-type="float" office:value="-5.92953563618188" calcext:value-type="float">
            <text:p>-5.92953563618188</text:p>
          </table:table-cell>
          <table:table-cell office:value-type="float" office:value="5.44577827943813" calcext:value-type="float">
            <text:p>5.44577827943813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2891095950095" calcext:value-type="float">
            <text:p>0.202891095950095</text:p>
          </table:table-cell>
          <table:table-cell office:value-type="float" office:value="0.551364727569283" calcext:value-type="float">
            <text:p>0.551364727569283</text:p>
          </table:table-cell>
          <table:table-cell office:value-type="float" office:value="2.68965" calcext:value-type="float">
            <text:p>2.68965</text:p>
          </table:table-cell>
          <table:table-cell office:value-type="float" office:value="1.73911451807979" calcext:value-type="float">
            <text:p>1.73911451807979</text:p>
          </table:table-cell>
          <table:table-cell office:value-type="float" office:value="1.70216807715101" calcext:value-type="float">
            <text:p>1.70216807715101</text:p>
          </table:table-cell>
          <table:table-cell office:value-type="float" office:value="5.45928247770448" calcext:value-type="float">
            <text:p>5.4592824777044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90" calcext:value-type="float">
            <text:p>7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8443325647031" calcext:value-type="float">
            <text:p>0.208443325647031</text:p>
          </table:table-cell>
          <table:table-cell office:value-type="float" office:value="0.789223207330159" calcext:value-type="float">
            <text:p>0.789223207330159</text:p>
          </table:table-cell>
          <table:table-cell office:value-type="float" office:value="2.8398" calcext:value-type="float">
            <text:p>2.8398</text:p>
          </table:table-cell>
          <table:table-cell office:value-type="float" office:value="-7.71241889849635" calcext:value-type="float">
            <text:p>-7.71241889849635</text:p>
          </table:table-cell>
          <table:table-cell office:value-type="float" office:value="-7.71280932541111" calcext:value-type="float">
            <text:p>-7.71280932541111</text:p>
          </table:table-cell>
          <table:table-cell office:value-type="float" office:value="5.51080572245141" calcext:value-type="float">
            <text:p>5.5108057224514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3668235820546" calcext:value-type="float">
            <text:p>0.193668235820546</text:p>
          </table:table-cell>
          <table:table-cell office:value-type="float" office:value="0.695252685112181" calcext:value-type="float">
            <text:p>0.695252685112181</text:p>
          </table:table-cell>
          <table:table-cell office:value-type="float" office:value="2.75688333333333" calcext:value-type="float">
            <text:p>2.75688333333333</text:p>
          </table:table-cell>
          <table:table-cell office:value-type="float" office:value="-6.78410143920642" calcext:value-type="float">
            <text:p>-6.78410143920642</text:p>
          </table:table-cell>
          <table:table-cell office:value-type="float" office:value="-6.78653934588817" calcext:value-type="float">
            <text:p>-6.78653934588817</text:p>
          </table:table-cell>
          <table:table-cell office:value-type="float" office:value="5.53063901329451" calcext:value-type="float">
            <text:p>5.53063901329451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2833716494904" calcext:value-type="float">
            <text:p>0.192833716494904</text:p>
          </table:table-cell>
          <table:table-cell office:value-type="float" office:value="0.514982483344851" calcext:value-type="float">
            <text:p>0.514982483344851</text:p>
          </table:table-cell>
          <table:table-cell office:value-type="float" office:value="2.67013333333333" calcext:value-type="float">
            <text:p>2.67013333333333</text:p>
          </table:table-cell>
          <table:table-cell office:value-type="float" office:value="2.08657497814742" calcext:value-type="float">
            <text:p>2.08657497814742</text:p>
          </table:table-cell>
          <table:table-cell office:value-type="float" office:value="2.06434524417578" calcext:value-type="float">
            <text:p>2.06434524417578</text:p>
          </table:table-cell>
          <table:table-cell office:value-type="float" office:value="5.5590397067957" calcext:value-type="float">
            <text:p>5.559039706795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17756565102822" calcext:value-type="float">
            <text:p>0.117756565102822</text:p>
          </table:table-cell>
          <table:table-cell office:value-type="float" office:value="0.320604420651064" calcext:value-type="float">
            <text:p>0.320604420651064</text:p>
          </table:table-cell>
          <table:table-cell office:value-type="float" office:value="2.91493333333333" calcext:value-type="float">
            <text:p>2.91493333333333</text:p>
          </table:table-cell>
          <table:table-cell office:value-type="float" office:value="-13.9244242049851" calcext:value-type="float">
            <text:p>-13.9244242049851</text:p>
          </table:table-cell>
          <table:table-cell office:value-type="float" office:value="-13.9247514250904" calcext:value-type="float">
            <text:p>-13.9247514250904</text:p>
          </table:table-cell>
          <table:table-cell office:value-type="float" office:value="5.57131337767108" calcext:value-type="float">
            <text:p>5.5713133776710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0764281665566" calcext:value-type="float">
            <text:p>0.210764281665566</text:p>
          </table:table-cell>
          <table:table-cell office:value-type="float" office:value="0.800575595473458" calcext:value-type="float">
            <text:p>0.800575595473458</text:p>
          </table:table-cell>
          <table:table-cell office:value-type="float" office:value="2.7717" calcext:value-type="float">
            <text:p>2.7717</text:p>
          </table:table-cell>
          <table:table-cell office:value-type="float" office:value="-7.88514827741848" calcext:value-type="float">
            <text:p>-7.88514827741848</text:p>
          </table:table-cell>
          <table:table-cell office:value-type="float" office:value="-7.88905897451684" calcext:value-type="float">
            <text:p>-7.88905897451684</text:p>
          </table:table-cell>
          <table:table-cell office:value-type="float" office:value="5.58226235889713" calcext:value-type="float">
            <text:p>5.58226235889713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8699791195822" calcext:value-type="float">
            <text:p>0.218699791195822</text:p>
          </table:table-cell>
          <table:table-cell office:value-type="float" office:value="0.738260106747532" calcext:value-type="float">
            <text:p>0.738260106747532</text:p>
          </table:table-cell>
          <table:table-cell office:value-type="float" office:value="2.82126666666667" calcext:value-type="float">
            <text:p>2.82126666666667</text:p>
          </table:table-cell>
          <table:table-cell office:value-type="float" office:value="3.02197308853365" calcext:value-type="float">
            <text:p>3.02197308853365</text:p>
          </table:table-cell>
          <table:table-cell office:value-type="float" office:value="2.98695841916197" calcext:value-type="float">
            <text:p>2.98695841916197</text:p>
          </table:table-cell>
          <table:table-cell office:value-type="float" office:value="5.65621375092411" calcext:value-type="float">
            <text:p>5.6562137509241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9535683771328" calcext:value-type="float">
            <text:p>0.209535683771328</text:p>
          </table:table-cell>
          <table:table-cell office:value-type="float" office:value="0.790553606564168" calcext:value-type="float">
            <text:p>0.790553606564168</text:p>
          </table:table-cell>
          <table:table-cell office:value-type="float" office:value="2.70153333333333" calcext:value-type="float">
            <text:p>2.70153333333333</text:p>
          </table:table-cell>
          <table:table-cell office:value-type="float" office:value="-7.74725454611879" calcext:value-type="float">
            <text:p>-7.74725454611879</text:p>
          </table:table-cell>
          <table:table-cell office:value-type="float" office:value="-7.74750628395618" calcext:value-type="float">
            <text:p>-7.74750628395618</text:p>
          </table:table-cell>
          <table:table-cell office:value-type="float" office:value="5.69584768875423" calcext:value-type="float">
            <text:p>5.69584768875423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9143749776274" calcext:value-type="float">
            <text:p>0.249143749776274</text:p>
          </table:table-cell>
          <table:table-cell office:value-type="float" office:value="0.874273781807278" calcext:value-type="float">
            <text:p>0.874273781807278</text:p>
          </table:table-cell>
          <table:table-cell office:value-type="float" office:value="2.81698333333333" calcext:value-type="float">
            <text:p>2.81698333333333</text:p>
          </table:table-cell>
          <table:table-cell office:value-type="float" office:value="4.25782523673013" calcext:value-type="float">
            <text:p>4.25782523673013</text:p>
          </table:table-cell>
          <table:table-cell office:value-type="float" office:value="4.25757496900853" calcext:value-type="float">
            <text:p>4.25757496900853</text:p>
          </table:table-cell>
          <table:table-cell office:value-type="float" office:value="5.7443817969331" calcext:value-type="float">
            <text:p>5.7443817969331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9090252019331" calcext:value-type="float">
            <text:p>0.249090252019331</text:p>
          </table:table-cell>
          <table:table-cell office:value-type="float" office:value="0.871025585283514" calcext:value-type="float">
            <text:p>0.871025585283514</text:p>
          </table:table-cell>
          <table:table-cell office:value-type="float" office:value="2.72268333333333" calcext:value-type="float">
            <text:p>2.72268333333333</text:p>
          </table:table-cell>
          <table:table-cell office:value-type="float" office:value="4.24527031928791" calcext:value-type="float">
            <text:p>4.24527031928791</text:p>
          </table:table-cell>
          <table:table-cell office:value-type="float" office:value="4.24403324133216" calcext:value-type="float">
            <text:p>4.24403324133216</text:p>
          </table:table-cell>
          <table:table-cell office:value-type="float" office:value="5.755" calcext:value-type="float">
            <text:p>5.755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9097306496097" calcext:value-type="float">
            <text:p>0.249097306496097</text:p>
          </table:table-cell>
          <table:table-cell office:value-type="float" office:value="0.870367564929738" calcext:value-type="float">
            <text:p>0.870367564929738</text:p>
          </table:table-cell>
          <table:table-cell office:value-type="float" office:value="2.68751666666667" calcext:value-type="float">
            <text:p>2.68751666666667</text:p>
          </table:table-cell>
          <table:table-cell office:value-type="float" office:value="4.24373592266343" calcext:value-type="float">
            <text:p>4.24373592266343</text:p>
          </table:table-cell>
          <table:table-cell office:value-type="float" office:value="4.24123471418735" calcext:value-type="float">
            <text:p>4.24123471418735</text:p>
          </table:table-cell>
          <table:table-cell office:value-type="float" office:value="5.75762028184333" calcext:value-type="float">
            <text:p>5.7576202818433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9439262714803" calcext:value-type="float">
            <text:p>0.209439262714803</text:p>
          </table:table-cell>
          <table:table-cell office:value-type="float" office:value="0.789215528172156" calcext:value-type="float">
            <text:p>0.789215528172156</text:p>
          </table:table-cell>
          <table:table-cell office:value-type="float" office:value="2.73048333333333" calcext:value-type="float">
            <text:p>2.73048333333333</text:p>
          </table:table-cell>
          <table:table-cell office:value-type="float" office:value="-7.65170246704138" calcext:value-type="float">
            <text:p>-7.65170246704138</text:p>
          </table:table-cell>
          <table:table-cell office:value-type="float" office:value="-7.67627654935332" calcext:value-type="float">
            <text:p>-7.67627654935332</text:p>
          </table:table-cell>
          <table:table-cell office:value-type="float" office:value="5.80110148901397" calcext:value-type="float">
            <text:p>5.80110148901397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9617380561321" calcext:value-type="float">
            <text:p>0.229617380561321</text:p>
          </table:table-cell>
          <table:table-cell office:value-type="float" office:value="0.868269583146643" calcext:value-type="float">
            <text:p>0.868269583146643</text:p>
          </table:table-cell>
          <table:table-cell office:value-type="float" office:value="2.7863" calcext:value-type="float">
            <text:p>2.7863</text:p>
          </table:table-cell>
          <table:table-cell office:value-type="float" office:value="3.61308995050293" calcext:value-type="float">
            <text:p>3.61308995050293</text:p>
          </table:table-cell>
          <table:table-cell office:value-type="float" office:value="3.60954903590512" calcext:value-type="float">
            <text:p>3.60954903590512</text:p>
          </table:table-cell>
          <table:table-cell office:value-type="float" office:value="5.89955779090267" calcext:value-type="float">
            <text:p>5.89955779090267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9750173595444" calcext:value-type="float">
            <text:p>0.229750173595444</text:p>
          </table:table-cell>
          <table:table-cell office:value-type="float" office:value="0.868376508673435" calcext:value-type="float">
            <text:p>0.868376508673435</text:p>
          </table:table-cell>
          <table:table-cell office:value-type="float" office:value="2.88831666666667" calcext:value-type="float">
            <text:p>2.88831666666667</text:p>
          </table:table-cell>
          <table:table-cell office:value-type="float" office:value="3.60811615666779" calcext:value-type="float">
            <text:p>3.60811615666779</text:p>
          </table:table-cell>
          <table:table-cell office:value-type="float" office:value="3.60785448696404" calcext:value-type="float">
            <text:p>3.60785448696404</text:p>
          </table:table-cell>
          <table:table-cell office:value-type="float" office:value="5.90345521381791" calcext:value-type="float">
            <text:p>5.90345521381791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978646175785" calcext:value-type="float">
            <text:p>0.22978646175785</text:p>
          </table:table-cell>
          <table:table-cell office:value-type="float" office:value="0.86842999546469" calcext:value-type="float">
            <text:p>0.86842999546469</text:p>
          </table:table-cell>
          <table:table-cell office:value-type="float" office:value="2.73971666666667" calcext:value-type="float">
            <text:p>2.73971666666667</text:p>
          </table:table-cell>
          <table:table-cell office:value-type="float" office:value="3.60790054150035" calcext:value-type="float">
            <text:p>3.60790054150035</text:p>
          </table:table-cell>
          <table:table-cell office:value-type="float" office:value="3.60754621344898" calcext:value-type="float">
            <text:p>3.60754621344898</text:p>
          </table:table-cell>
          <table:table-cell office:value-type="float" office:value="5.9043027200249" calcext:value-type="float">
            <text:p>5.9043027200249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088352861569" calcext:value-type="float">
            <text:p>0.23088352861569</text:p>
          </table:table-cell>
          <table:table-cell office:value-type="float" office:value="0.871392370128832" calcext:value-type="float">
            <text:p>0.871392370128832</text:p>
          </table:table-cell>
          <table:table-cell office:value-type="float" office:value="2.81813333333333" calcext:value-type="float">
            <text:p>2.81813333333333</text:p>
          </table:table-cell>
          <table:table-cell office:value-type="float" office:value="3.61559505695492" calcext:value-type="float">
            <text:p>3.61559505695492</text:p>
          </table:table-cell>
          <table:table-cell office:value-type="float" office:value="3.58999573665255" calcext:value-type="float">
            <text:p>3.58999573665255</text:p>
          </table:table-cell>
          <table:table-cell office:value-type="float" office:value="5.91167233774082" calcext:value-type="float">
            <text:p>5.9116723377408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5752626599848" calcext:value-type="float">
            <text:p>0.215752626599848</text:p>
          </table:table-cell>
          <table:table-cell office:value-type="float" office:value="0.709553039371941" calcext:value-type="float">
            <text:p>0.709553039371941</text:p>
          </table:table-cell>
          <table:table-cell office:value-type="float" office:value="2.99691666666667" calcext:value-type="float">
            <text:p>2.99691666666667</text:p>
          </table:table-cell>
          <table:table-cell office:value-type="float" office:value="3.45351314683291" calcext:value-type="float">
            <text:p>3.45351314683291</text:p>
          </table:table-cell>
          <table:table-cell office:value-type="float" office:value="3.45094940993542" calcext:value-type="float">
            <text:p>3.45094940993542</text:p>
          </table:table-cell>
          <table:table-cell office:value-type="float" office:value="5.9250899341701" calcext:value-type="float">
            <text:p>5.925089934170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6034785931652" calcext:value-type="float">
            <text:p>0.216034785931652</text:p>
          </table:table-cell>
          <table:table-cell office:value-type="float" office:value="0.709730185484391" calcext:value-type="float">
            <text:p>0.709730185484391</text:p>
          </table:table-cell>
          <table:table-cell office:value-type="float" office:value="3.10338333333333" calcext:value-type="float">
            <text:p>3.10338333333333</text:p>
          </table:table-cell>
          <table:table-cell office:value-type="float" office:value="3.46901245879578" calcext:value-type="float">
            <text:p>3.46901245879578</text:p>
          </table:table-cell>
          <table:table-cell office:value-type="float" office:value="3.44390832074626" calcext:value-type="float">
            <text:p>3.44390832074626</text:p>
          </table:table-cell>
          <table:table-cell office:value-type="float" office:value="5.92538500670156" calcext:value-type="float">
            <text:p>5.92538500670156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628984183930501" calcext:value-type="float">
            <text:p>0.628984183930501</text:p>
          </table:table-cell>
          <table:table-cell office:value-type="float" office:value="1.29294646098477" calcext:value-type="float">
            <text:p>1.29294646098477</text:p>
          </table:table-cell>
          <table:table-cell office:value-type="float" office:value="2.75793333333333" calcext:value-type="float">
            <text:p>2.75793333333333</text:p>
          </table:table-cell>
          <table:table-cell office:value-type="float" office:value="-1.16246430162692" calcext:value-type="float">
            <text:p>-1.16246430162692</text:p>
          </table:table-cell>
          <table:table-cell office:value-type="float" office:value="-1.16285277808321" calcext:value-type="float">
            <text:p>-1.16285277808321</text:p>
          </table:table-cell>
          <table:table-cell office:value-type="float" office:value="5.93414799913324" calcext:value-type="float">
            <text:p>5.9341479991332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6066079232562" calcext:value-type="float">
            <text:p>0.216066079232562</text:p>
          </table:table-cell>
          <table:table-cell office:value-type="float" office:value="0.710040695732972" calcext:value-type="float">
            <text:p>0.710040695732972</text:p>
          </table:table-cell>
          <table:table-cell office:value-type="float" office:value="2.84525" calcext:value-type="float">
            <text:p>2.84525</text:p>
          </table:table-cell>
          <table:table-cell office:value-type="float" office:value="3.45665079624449" calcext:value-type="float">
            <text:p>3.45665079624449</text:p>
          </table:table-cell>
          <table:table-cell office:value-type="float" office:value="3.45313192474719" calcext:value-type="float">
            <text:p>3.45313192474719</text:p>
          </table:table-cell>
          <table:table-cell office:value-type="float" office:value="5.93508007641334" calcext:value-type="float">
            <text:p>5.9350800764133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6145938152284" calcext:value-type="float">
            <text:p>0.216145938152284</text:p>
          </table:table-cell>
          <table:table-cell office:value-type="float" office:value="0.71009165822015" calcext:value-type="float">
            <text:p>0.71009165822015</text:p>
          </table:table-cell>
          <table:table-cell office:value-type="float" office:value="2.94958333333333" calcext:value-type="float">
            <text:p>2.94958333333333</text:p>
          </table:table-cell>
          <table:table-cell office:value-type="float" office:value="3.45390685149895" calcext:value-type="float">
            <text:p>3.45390685149895</text:p>
          </table:table-cell>
          <table:table-cell office:value-type="float" office:value="3.45364970218547" calcext:value-type="float">
            <text:p>3.45364970218547</text:p>
          </table:table-cell>
          <table:table-cell office:value-type="float" office:value="5.93856962642826" calcext:value-type="float">
            <text:p>5.9385696264282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6168106864476" calcext:value-type="float">
            <text:p>0.216168106864476</text:p>
          </table:table-cell>
          <table:table-cell office:value-type="float" office:value="0.710117295017765" calcext:value-type="float">
            <text:p>0.710117295017765</text:p>
          </table:table-cell>
          <table:table-cell office:value-type="float" office:value="2.82923333333333" calcext:value-type="float">
            <text:p>2.82923333333333</text:p>
          </table:table-cell>
          <table:table-cell office:value-type="float" office:value="3.45409192044902" calcext:value-type="float">
            <text:p>3.45409192044902</text:p>
          </table:table-cell>
          <table:table-cell office:value-type="float" office:value="3.45373978516929" calcext:value-type="float">
            <text:p>3.45373978516929</text:p>
          </table:table-cell>
          <table:table-cell office:value-type="float" office:value="5.93923524071389" calcext:value-type="float">
            <text:p>5.9392352407138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0014748041204" calcext:value-type="float">
            <text:p>0.220014748041204</text:p>
          </table:table-cell>
          <table:table-cell office:value-type="float" office:value="0.714794379575902" calcext:value-type="float">
            <text:p>0.714794379575902</text:p>
          </table:table-cell>
          <table:table-cell office:value-type="float" office:value="2.85108333333333" calcext:value-type="float">
            <text:p>2.85108333333333</text:p>
          </table:table-cell>
          <table:table-cell office:value-type="float" office:value="3.49318742564205" calcext:value-type="float">
            <text:p>3.49318742564205</text:p>
          </table:table-cell>
          <table:table-cell office:value-type="float" office:value="3.45815986360134" calcext:value-type="float">
            <text:p>3.45815986360134</text:p>
          </table:table-cell>
          <table:table-cell office:value-type="float" office:value="6.03775150237688" calcext:value-type="float">
            <text:p>6.0377515023768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85333198269348" calcext:value-type="float">
            <text:p>0.185333198269348</text:p>
          </table:table-cell>
          <table:table-cell office:value-type="float" office:value="0.613418675531068" calcext:value-type="float">
            <text:p>0.613418675531068</text:p>
          </table:table-cell>
          <table:table-cell office:value-type="float" office:value="2.78776666666667" calcext:value-type="float">
            <text:p>2.78776666666667</text:p>
          </table:table-cell>
          <table:table-cell office:value-type="float" office:value="-5.85375869981991" calcext:value-type="float">
            <text:p>-5.85375869981991</text:p>
          </table:table-cell>
          <table:table-cell office:value-type="float" office:value="-5.85614508454187" calcext:value-type="float">
            <text:p>-5.85614508454187</text:p>
          </table:table-cell>
          <table:table-cell office:value-type="float" office:value="6.11923200383609" calcext:value-type="float">
            <text:p>6.1192320038360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4892516173188" calcext:value-type="float">
            <text:p>0.204892516173188</text:p>
          </table:table-cell>
          <table:table-cell office:value-type="float" office:value="0.737169524462519" calcext:value-type="float">
            <text:p>0.737169524462519</text:p>
          </table:table-cell>
          <table:table-cell office:value-type="float" office:value="2.91391666666667" calcext:value-type="float">
            <text:p>2.91391666666667</text:p>
          </table:table-cell>
          <table:table-cell office:value-type="float" office:value="4.10964715549493" calcext:value-type="float">
            <text:p>4.10964715549493</text:p>
          </table:table-cell>
          <table:table-cell office:value-type="float" office:value="4.07106169173975" calcext:value-type="float">
            <text:p>4.07106169173975</text:p>
          </table:table-cell>
          <table:table-cell office:value-type="float" office:value="6.16175224188732" calcext:value-type="float">
            <text:p>6.16175224188732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5117947933784" calcext:value-type="float">
            <text:p>0.245117947933784</text:p>
          </table:table-cell>
          <table:table-cell office:value-type="float" office:value="0.893329062545507" calcext:value-type="float">
            <text:p>0.893329062545507</text:p>
          </table:table-cell>
          <table:table-cell office:value-type="float" office:value="2.81263333333333" calcext:value-type="float">
            <text:p>2.81263333333333</text:p>
          </table:table-cell>
          <table:table-cell office:value-type="float" office:value="3.52642339487766" calcext:value-type="float">
            <text:p>3.52642339487766</text:p>
          </table:table-cell>
          <table:table-cell office:value-type="float" office:value="3.49113718617824" calcext:value-type="float">
            <text:p>3.49113718617824</text:p>
          </table:table-cell>
          <table:table-cell office:value-type="float" office:value="6.17551307210929" calcext:value-type="float">
            <text:p>6.17551307210929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717714551749" calcext:value-type="float">
            <text:p>0.25717714551749</text:p>
          </table:table-cell>
          <table:table-cell office:value-type="float" office:value="0.933791071169802" calcext:value-type="float">
            <text:p>0.933791071169802</text:p>
          </table:table-cell>
          <table:table-cell office:value-type="float" office:value="2.68946666666667" calcext:value-type="float">
            <text:p>2.68946666666667</text:p>
          </table:table-cell>
          <table:table-cell office:value-type="float" office:value="4.56087185406266" calcext:value-type="float">
            <text:p>4.56087185406266</text:p>
          </table:table-cell>
          <table:table-cell office:value-type="float" office:value="4.56061992776308" calcext:value-type="float">
            <text:p>4.56061992776308</text:p>
          </table:table-cell>
          <table:table-cell office:value-type="float" office:value="6.17854743170791" calcext:value-type="float">
            <text:p>6.17854743170791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7178560925229" calcext:value-type="float">
            <text:p>0.257178560925229</text:p>
          </table:table-cell>
          <table:table-cell office:value-type="float" office:value="0.932518725871997" calcext:value-type="float">
            <text:p>0.932518725871997</text:p>
          </table:table-cell>
          <table:table-cell office:value-type="float" office:value="2.70165" calcext:value-type="float">
            <text:p>2.70165</text:p>
          </table:table-cell>
          <table:table-cell office:value-type="float" office:value="4.5564814259653" calcext:value-type="float">
            <text:p>4.5564814259653</text:p>
          </table:table-cell>
          <table:table-cell office:value-type="float" office:value="4.5552238857697" calcext:value-type="float">
            <text:p>4.5552238857697</text:p>
          </table:table-cell>
          <table:table-cell office:value-type="float" office:value="6.18233827499491" calcext:value-type="float">
            <text:p>6.18233827499491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7202077695503" calcext:value-type="float">
            <text:p>0.257202077695503</text:p>
          </table:table-cell>
          <table:table-cell office:value-type="float" office:value="0.932269756834036" calcext:value-type="float">
            <text:p>0.932269756834036</text:p>
          </table:table-cell>
          <table:table-cell office:value-type="float" office:value="2.69823333333333" calcext:value-type="float">
            <text:p>2.69823333333333</text:p>
          </table:table-cell>
          <table:table-cell office:value-type="float" office:value="4.55645697550329" calcext:value-type="float">
            <text:p>4.55645697550329</text:p>
          </table:table-cell>
          <table:table-cell office:value-type="float" office:value="4.55393919252228" calcext:value-type="float">
            <text:p>4.55393919252228</text:p>
          </table:table-cell>
          <table:table-cell office:value-type="float" office:value="6.18357830521145" calcext:value-type="float">
            <text:p>6.18357830521145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85869398611391" calcext:value-type="float">
            <text:p>0.185869398611391</text:p>
          </table:table-cell>
          <table:table-cell office:value-type="float" office:value="0.610836402885257" calcext:value-type="float">
            <text:p>0.610836402885257</text:p>
          </table:table-cell>
          <table:table-cell office:value-type="float" office:value="2.77525" calcext:value-type="float">
            <text:p>2.77525</text:p>
          </table:table-cell>
          <table:table-cell office:value-type="float" office:value="-5.85378739368256" calcext:value-type="float">
            <text:p>-5.85378739368256</text:p>
          </table:table-cell>
          <table:table-cell office:value-type="float" office:value="-5.85402641173874" calcext:value-type="float">
            <text:p>-5.85402641173874</text:p>
          </table:table-cell>
          <table:table-cell office:value-type="float" office:value="6.28779993561959" calcext:value-type="float">
            <text:p>6.28779993561959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60730426274542" calcext:value-type="float">
            <text:p>0.260730426274542</text:p>
          </table:table-cell>
          <table:table-cell office:value-type="float" office:value="0.796192247345363" calcext:value-type="float">
            <text:p>0.796192247345363</text:p>
          </table:table-cell>
          <table:table-cell office:value-type="float" office:value="2.71898333333333" calcext:value-type="float">
            <text:p>2.71898333333333</text:p>
          </table:table-cell>
          <table:table-cell office:value-type="float" office:value="3.94542185543515" calcext:value-type="float">
            <text:p>3.94542185543515</text:p>
          </table:table-cell>
          <table:table-cell office:value-type="float" office:value="3.93318151853034" calcext:value-type="float">
            <text:p>3.93318151853034</text:p>
          </table:table-cell>
          <table:table-cell office:value-type="float" office:value="6.29063262745702" calcext:value-type="float">
            <text:p>6.2906326274570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860000971308" calcext:value-type="float">
            <text:p>0.20860000971308</text:p>
          </table:table-cell>
          <table:table-cell office:value-type="float" office:value="0.670505061831216" calcext:value-type="float">
            <text:p>0.670505061831216</text:p>
          </table:table-cell>
          <table:table-cell office:value-type="float" office:value="2.80485" calcext:value-type="float">
            <text:p>2.80485</text:p>
          </table:table-cell>
          <table:table-cell office:value-type="float" office:value="3.81556947311516" calcext:value-type="float">
            <text:p>3.81556947311516</text:p>
          </table:table-cell>
          <table:table-cell office:value-type="float" office:value="3.77720838190176" calcext:value-type="float">
            <text:p>3.77720838190176</text:p>
          </table:table-cell>
          <table:table-cell office:value-type="float" office:value="6.29567279426797" calcext:value-type="float">
            <text:p>6.2956727942679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7634948330042" calcext:value-type="float">
            <text:p>0.247634948330042</text:p>
          </table:table-cell>
          <table:table-cell office:value-type="float" office:value="0.806517308439861" calcext:value-type="float">
            <text:p>0.806517308439861</text:p>
          </table:table-cell>
          <table:table-cell office:value-type="float" office:value="2.83161666666667" calcext:value-type="float">
            <text:p>2.83161666666667</text:p>
          </table:table-cell>
          <table:table-cell office:value-type="float" office:value="4.55845064237775" calcext:value-type="float">
            <text:p>4.55845064237775</text:p>
          </table:table-cell>
          <table:table-cell office:value-type="float" office:value="4.55594289595132" calcext:value-type="float">
            <text:p>4.55594289595132</text:p>
          </table:table-cell>
          <table:table-cell office:value-type="float" office:value="6.32240875861041" calcext:value-type="float">
            <text:p>6.3224087586104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7913195757445" calcext:value-type="float">
            <text:p>0.247913195757445</text:p>
          </table:table-cell>
          <table:table-cell office:value-type="float" office:value="0.805495197904379" calcext:value-type="float">
            <text:p>0.805495197904379</text:p>
          </table:table-cell>
          <table:table-cell office:value-type="float" office:value="2.83305" calcext:value-type="float">
            <text:p>2.83305</text:p>
          </table:table-cell>
          <table:table-cell office:value-type="float" office:value="4.55375110372296" calcext:value-type="float">
            <text:p>4.55375110372296</text:p>
          </table:table-cell>
          <table:table-cell office:value-type="float" office:value="4.55350017420552" calcext:value-type="float">
            <text:p>4.55350017420552</text:p>
          </table:table-cell>
          <table:table-cell office:value-type="float" office:value="6.33549076586456" calcext:value-type="float">
            <text:p>6.33549076586456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9076299458826" calcext:value-type="float">
            <text:p>0.259076299458826</text:p>
          </table:table-cell>
          <table:table-cell office:value-type="float" office:value="0.897172907799009" calcext:value-type="float">
            <text:p>0.897172907799009</text:p>
          </table:table-cell>
          <table:table-cell office:value-type="float" office:value="2.68708333333333" calcext:value-type="float">
            <text:p>2.68708333333333</text:p>
          </table:table-cell>
          <table:table-cell office:value-type="float" office:value="4.42107504125802" calcext:value-type="float">
            <text:p>4.42107504125802</text:p>
          </table:table-cell>
          <table:table-cell office:value-type="float" office:value="4.408647914887" calcext:value-type="float">
            <text:p>4.408647914887</text:p>
          </table:table-cell>
          <table:table-cell office:value-type="float" office:value="6.34483932196352" calcext:value-type="float">
            <text:p>6.3448393219635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86160515568815" calcext:value-type="float">
            <text:p>0.186160515568815</text:p>
          </table:table-cell>
          <table:table-cell office:value-type="float" office:value="0.609680722625228" calcext:value-type="float">
            <text:p>0.609680722625228</text:p>
          </table:table-cell>
          <table:table-cell office:value-type="float" office:value="2.75733333333333" calcext:value-type="float">
            <text:p>2.75733333333333</text:p>
          </table:table-cell>
          <table:table-cell office:value-type="float" office:value="-5.85354137231315" calcext:value-type="float">
            <text:p>-5.85354137231315</text:p>
          </table:table-cell>
          <table:table-cell office:value-type="float" office:value="-5.85391951031163" calcext:value-type="float">
            <text:p>-5.85391951031163</text:p>
          </table:table-cell>
          <table:table-cell office:value-type="float" office:value="6.37393743182006" calcext:value-type="float">
            <text:p>6.37393743182006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6660080638088" calcext:value-type="float">
            <text:p>0.246660080638088</text:p>
          </table:table-cell>
          <table:table-cell office:value-type="float" office:value="0.794828666295806" calcext:value-type="float">
            <text:p>0.794828666295806</text:p>
          </table:table-cell>
          <table:table-cell office:value-type="float" office:value="2.84421666666667" calcext:value-type="float">
            <text:p>2.84421666666667</text:p>
          </table:table-cell>
          <table:table-cell office:value-type="float" office:value="3.21991621603135" calcext:value-type="float">
            <text:p>3.21991621603135</text:p>
          </table:table-cell>
          <table:table-cell office:value-type="float" office:value="3.21638957072692" calcext:value-type="float">
            <text:p>3.21638957072692</text:p>
          </table:table-cell>
          <table:table-cell office:value-type="float" office:value="6.41401586174922" calcext:value-type="float">
            <text:p>6.41401586174922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5082773909062" calcext:value-type="float">
            <text:p>0.255082773909062</text:p>
          </table:table-cell>
          <table:table-cell office:value-type="float" office:value="0.755127304421576" calcext:value-type="float">
            <text:p>0.755127304421576</text:p>
          </table:table-cell>
          <table:table-cell office:value-type="float" office:value="3.0016" calcext:value-type="float">
            <text:p>3.0016</text:p>
          </table:table-cell>
          <table:table-cell office:value-type="float" office:value="2.80144917227161" calcext:value-type="float">
            <text:p>2.80144917227161</text:p>
          </table:table-cell>
          <table:table-cell office:value-type="float" office:value="2.79889823796145" calcext:value-type="float">
            <text:p>2.79889823796145</text:p>
          </table:table-cell>
          <table:table-cell office:value-type="float" office:value="6.41787780576961" calcext:value-type="float">
            <text:p>6.4178778057696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4467018114601" calcext:value-type="float">
            <text:p>0.214467018114601</text:p>
          </table:table-cell>
          <table:table-cell office:value-type="float" office:value="0.67626682213256" calcext:value-type="float">
            <text:p>0.67626682213256</text:p>
          </table:table-cell>
          <table:table-cell office:value-type="float" office:value="2.80835" calcext:value-type="float">
            <text:p>2.80835</text:p>
          </table:table-cell>
          <table:table-cell office:value-type="float" office:value="3.76981273362208" calcext:value-type="float">
            <text:p>3.76981273362208</text:p>
          </table:table-cell>
          <table:table-cell office:value-type="float" office:value="3.76721207370904" calcext:value-type="float">
            <text:p>3.76721207370904</text:p>
          </table:table-cell>
          <table:table-cell office:value-type="float" office:value="6.42706188562835" calcext:value-type="float">
            <text:p>6.42706188562835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7407443781716" calcext:value-type="float">
            <text:p>0.247407443781716</text:p>
          </table:table-cell>
          <table:table-cell office:value-type="float" office:value="0.79574828702596" calcext:value-type="float">
            <text:p>0.79574828702596</text:p>
          </table:table-cell>
          <table:table-cell office:value-type="float" office:value="2.89508333333333" calcext:value-type="float">
            <text:p>2.89508333333333</text:p>
          </table:table-cell>
          <table:table-cell office:value-type="float" office:value="3.21614751668617" calcext:value-type="float">
            <text:p>3.21614751668617</text:p>
          </table:table-cell>
          <table:table-cell office:value-type="float" office:value="3.21579461319789" calcext:value-type="float">
            <text:p>3.21579461319789</text:p>
          </table:table-cell>
          <table:table-cell office:value-type="float" office:value="6.42738896326056" calcext:value-type="float">
            <text:p>6.42738896326056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61529846950168" calcext:value-type="float">
            <text:p>0.261529846950168</text:p>
          </table:table-cell>
          <table:table-cell office:value-type="float" office:value="0.887115132050207" calcext:value-type="float">
            <text:p>0.887115132050207</text:p>
          </table:table-cell>
          <table:table-cell office:value-type="float" office:value="2.70968333333333" calcext:value-type="float">
            <text:p>2.70968333333333</text:p>
          </table:table-cell>
          <table:table-cell office:value-type="float" office:value="4.38502437055826" calcext:value-type="float">
            <text:p>4.38502437055826</text:p>
          </table:table-cell>
          <table:table-cell office:value-type="float" office:value="4.35998959410447" calcext:value-type="float">
            <text:p>4.35998959410447</text:p>
          </table:table-cell>
          <table:table-cell office:value-type="float" office:value="6.4308988603133" calcext:value-type="float">
            <text:p>6.430898860313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5124266326003" calcext:value-type="float">
            <text:p>0.215124266326003</text:p>
          </table:table-cell>
          <table:table-cell office:value-type="float" office:value="0.676872323679505" calcext:value-type="float">
            <text:p>0.676872323679505</text:p>
          </table:table-cell>
          <table:table-cell office:value-type="float" office:value="2.9051" calcext:value-type="float">
            <text:p>2.9051</text:p>
          </table:table-cell>
          <table:table-cell office:value-type="float" office:value="3.77021170516157" calcext:value-type="float">
            <text:p>3.77021170516157</text:p>
          </table:table-cell>
          <table:table-cell office:value-type="float" office:value="3.76634330295616" calcext:value-type="float">
            <text:p>3.76634330295616</text:p>
          </table:table-cell>
          <table:table-cell office:value-type="float" office:value="6.44085255622214" calcext:value-type="float">
            <text:p>6.4408525562221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5634289546221" calcext:value-type="float">
            <text:p>0.215634289546221</text:p>
          </table:table-cell>
          <table:table-cell office:value-type="float" office:value="0.677369499355273" calcext:value-type="float">
            <text:p>0.677369499355273</text:p>
          </table:table-cell>
          <table:table-cell office:value-type="float" office:value="2.83353333333333" calcext:value-type="float">
            <text:p>2.83353333333333</text:p>
          </table:table-cell>
          <table:table-cell office:value-type="float" office:value="3.76566105985835" calcext:value-type="float">
            <text:p>3.76566105985835</text:p>
          </table:table-cell>
          <table:table-cell office:value-type="float" office:value="3.76527387025627" calcext:value-type="float">
            <text:p>3.76527387025627</text:p>
          </table:table-cell>
          <table:table-cell office:value-type="float" office:value="6.45108269759499" calcext:value-type="float">
            <text:p>6.45108269759499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7727833919177" calcext:value-type="float">
            <text:p>0.257727833919177</text:p>
          </table:table-cell>
          <table:table-cell office:value-type="float" office:value="0.758398611797364" calcext:value-type="float">
            <text:p>0.758398611797364</text:p>
          </table:table-cell>
          <table:table-cell office:value-type="float" office:value="2.86016666666667" calcext:value-type="float">
            <text:p>2.86016666666667</text:p>
          </table:table-cell>
          <table:table-cell office:value-type="float" office:value="2.8065679688509" calcext:value-type="float">
            <text:p>2.8065679688509</text:p>
          </table:table-cell>
          <table:table-cell office:value-type="float" office:value="2.80304929767742" calcext:value-type="float">
            <text:p>2.80304929767742</text:p>
          </table:table-cell>
          <table:table-cell office:value-type="float" office:value="6.46319176883508" calcext:value-type="float">
            <text:p>6.46319176883508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8825646528607" calcext:value-type="float">
            <text:p>0.258825646528607</text:p>
          </table:table-cell>
          <table:table-cell office:value-type="float" office:value="0.759663999570914" calcext:value-type="float">
            <text:p>0.759663999570914</text:p>
          </table:table-cell>
          <table:table-cell office:value-type="float" office:value="2.84011666666667" calcext:value-type="float">
            <text:p>2.84011666666667</text:p>
          </table:table-cell>
          <table:table-cell office:value-type="float" office:value="2.8049240081815" calcext:value-type="float">
            <text:p>2.8049240081815</text:p>
          </table:table-cell>
          <table:table-cell office:value-type="float" office:value="2.80457189940585" calcext:value-type="float">
            <text:p>2.80457189940585</text:p>
          </table:table-cell>
          <table:table-cell office:value-type="float" office:value="6.4821698147781" calcext:value-type="float">
            <text:p>6.4821698147781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61418844288515" calcext:value-type="float">
            <text:p>0.261418844288515</text:p>
          </table:table-cell>
          <table:table-cell office:value-type="float" office:value="0.762050691476401" calcext:value-type="float">
            <text:p>0.762050691476401</text:p>
          </table:table-cell>
          <table:table-cell office:value-type="float" office:value="3.10278333333333" calcext:value-type="float">
            <text:p>3.10278333333333</text:p>
          </table:table-cell>
          <table:table-cell office:value-type="float" office:value="2.8251108860765" calcext:value-type="float">
            <text:p>2.8251108860765</text:p>
          </table:table-cell>
          <table:table-cell office:value-type="float" office:value="2.80011553856211" calcext:value-type="float">
            <text:p>2.80011553856211</text:p>
          </table:table-cell>
          <table:table-cell office:value-type="float" office:value="6.51761860687472" calcext:value-type="float">
            <text:p>6.5176186068747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7837677571843" calcext:value-type="float">
            <text:p>0.197837677571843</text:p>
          </table:table-cell>
          <table:table-cell office:value-type="float" office:value="0.690834741479006" calcext:value-type="float">
            <text:p>0.690834741479006</text:p>
          </table:table-cell>
          <table:table-cell office:value-type="float" office:value="2.68101666666667" calcext:value-type="float">
            <text:p>2.68101666666667</text:p>
          </table:table-cell>
          <table:table-cell office:value-type="float" office:value="-6.90335428601003" calcext:value-type="float">
            <text:p>-6.90335428601003</text:p>
          </table:table-cell>
          <table:table-cell office:value-type="float" office:value="-6.9035984402232" calcext:value-type="float">
            <text:p>-6.9035984402232</text:p>
          </table:table-cell>
          <table:table-cell office:value-type="float" office:value="6.52368978010369" calcext:value-type="float">
            <text:p>6.5236897801036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16632905256718" calcext:value-type="float">
            <text:p>0.316632905256718</text:p>
          </table:table-cell>
          <table:table-cell office:value-type="float" office:value="1.13687418971184" calcext:value-type="float">
            <text:p>1.13687418971184</text:p>
          </table:table-cell>
          <table:table-cell office:value-type="float" office:value="2.72595" calcext:value-type="float">
            <text:p>2.72595</text:p>
          </table:table-cell>
          <table:table-cell office:value-type="float" office:value="3.4965573229785" calcext:value-type="float">
            <text:p>3.4965573229785</text:p>
          </table:table-cell>
          <table:table-cell office:value-type="float" office:value="3.49620068221713" calcext:value-type="float">
            <text:p>3.49620068221713</text:p>
          </table:table-cell>
          <table:table-cell office:value-type="float" office:value="6.53908477461524" calcext:value-type="float">
            <text:p>6.5390847746152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16333831052243" calcext:value-type="float">
            <text:p>0.316333831052243</text:p>
          </table:table-cell>
          <table:table-cell office:value-type="float" office:value="1.13546618126134" calcext:value-type="float">
            <text:p>1.13546618126134</text:p>
          </table:table-cell>
          <table:table-cell office:value-type="float" office:value="2.81923333333333" calcext:value-type="float">
            <text:p>2.81923333333333</text:p>
          </table:table-cell>
          <table:table-cell office:value-type="float" office:value="3.49712680931847" calcext:value-type="float">
            <text:p>3.49712680931847</text:p>
          </table:table-cell>
          <table:table-cell office:value-type="float" office:value="3.49686114451737" calcext:value-type="float">
            <text:p>3.49686114451737</text:p>
          </table:table-cell>
          <table:table-cell office:value-type="float" office:value="6.53954611095909" calcext:value-type="float">
            <text:p>6.5395461109590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14576833472725" calcext:value-type="float">
            <text:p>0.314576833472725</text:p>
          </table:table-cell>
          <table:table-cell office:value-type="float" office:value="1.12739708807622" calcext:value-type="float">
            <text:p>1.12739708807622</text:p>
          </table:table-cell>
          <table:table-cell office:value-type="float" office:value="2.77965" calcext:value-type="float">
            <text:p>2.77965</text:p>
          </table:table-cell>
          <table:table-cell office:value-type="float" office:value="3.50448902995976" calcext:value-type="float">
            <text:p>3.50448902995976</text:p>
          </table:table-cell>
          <table:table-cell office:value-type="float" office:value="3.50092556888435" calcext:value-type="float">
            <text:p>3.50092556888435</text:p>
          </table:table-cell>
          <table:table-cell office:value-type="float" office:value="6.54130616444319" calcext:value-type="float">
            <text:p>6.5413061644431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09301266265777" calcext:value-type="float">
            <text:p>0.309301266265777</text:p>
          </table:table-cell>
          <table:table-cell office:value-type="float" office:value="1.10413771406431" calcext:value-type="float">
            <text:p>1.10413771406431</text:p>
          </table:table-cell>
          <table:table-cell office:value-type="float" office:value="2.8085" calcext:value-type="float">
            <text:p>2.8085</text:p>
          </table:table-cell>
          <table:table-cell office:value-type="float" office:value="3.51467820431846" calcext:value-type="float">
            <text:p>3.51467820431846</text:p>
          </table:table-cell>
          <table:table-cell office:value-type="float" office:value="3.51203029351089" calcext:value-type="float">
            <text:p>3.51203029351089</text:p>
          </table:table-cell>
          <table:table-cell office:value-type="float" office:value="6.54193040109842" calcext:value-type="float">
            <text:p>6.5419304010984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22539468163002" calcext:value-type="float">
            <text:p>0.322539468163002</text:p>
          </table:table-cell>
          <table:table-cell office:value-type="float" office:value="1.15339338775854" calcext:value-type="float">
            <text:p>1.15339338775854</text:p>
          </table:table-cell>
          <table:table-cell office:value-type="float" office:value="2.81971666666667" calcext:value-type="float">
            <text:p>2.81971666666667</text:p>
          </table:table-cell>
          <table:table-cell office:value-type="float" office:value="3.50661242620677" calcext:value-type="float">
            <text:p>3.50661242620677</text:p>
          </table:table-cell>
          <table:table-cell office:value-type="float" office:value="3.4806341176545" calcext:value-type="float">
            <text:p>3.4806341176545</text:p>
          </table:table-cell>
          <table:table-cell office:value-type="float" office:value="6.56726003885226" calcext:value-type="float">
            <text:p>6.56726003885226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7660092234545" calcext:value-type="float">
            <text:p>0.227660092234545</text:p>
          </table:table-cell>
          <table:table-cell office:value-type="float" office:value="0.753562390058713" calcext:value-type="float">
            <text:p>0.753562390058713</text:p>
          </table:table-cell>
          <table:table-cell office:value-type="float" office:value="2.73648333333333" calcext:value-type="float">
            <text:p>2.73648333333333</text:p>
          </table:table-cell>
          <table:table-cell office:value-type="float" office:value="3.67246826626903" calcext:value-type="float">
            <text:p>3.67246826626903</text:p>
          </table:table-cell>
          <table:table-cell office:value-type="float" office:value="3.6468665474494" calcext:value-type="float">
            <text:p>3.6468665474494</text:p>
          </table:table-cell>
          <table:table-cell office:value-type="float" office:value="6.59477597931411" calcext:value-type="float">
            <text:p>6.59477597931411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91940432449" calcext:value-type="float">
            <text:p>0.2291940432449</text:p>
          </table:table-cell>
          <table:table-cell office:value-type="float" office:value="0.758074451643983" calcext:value-type="float">
            <text:p>0.758074451643983</text:p>
          </table:table-cell>
          <table:table-cell office:value-type="float" office:value="2.79058333333333" calcext:value-type="float">
            <text:p>2.79058333333333</text:p>
          </table:table-cell>
          <table:table-cell office:value-type="float" office:value="3.69383340849037" calcext:value-type="float">
            <text:p>3.69383340849037</text:p>
          </table:table-cell>
          <table:table-cell office:value-type="float" office:value="3.65530079289226" calcext:value-type="float">
            <text:p>3.65530079289226</text:p>
          </table:table-cell>
          <table:table-cell office:value-type="float" office:value="6.62174770233252" calcext:value-type="float">
            <text:p>6.62174770233252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76763981433415" calcext:value-type="float">
            <text:p>0.276763981433415</text:p>
          </table:table-cell>
          <table:table-cell office:value-type="float" office:value="0.786266184547542" calcext:value-type="float">
            <text:p>0.786266184547542</text:p>
          </table:table-cell>
          <table:table-cell office:value-type="float" office:value="2.71265" calcext:value-type="float">
            <text:p>2.71265</text:p>
          </table:table-cell>
          <table:table-cell office:value-type="float" office:value="3.90412435777656" calcext:value-type="float">
            <text:p>3.90412435777656</text:p>
          </table:table-cell>
          <table:table-cell office:value-type="float" office:value="3.87924754513766" calcext:value-type="float">
            <text:p>3.87924754513766</text:p>
          </table:table-cell>
          <table:table-cell office:value-type="float" office:value="6.63569303540946" calcext:value-type="float">
            <text:p>6.63569303540946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2549236165961" calcext:value-type="float">
            <text:p>0.242549236165961</text:p>
          </table:table-cell>
          <table:table-cell office:value-type="float" office:value="0.854683220111023" calcext:value-type="float">
            <text:p>0.854683220111023</text:p>
          </table:table-cell>
          <table:table-cell office:value-type="float" office:value="2.75675" calcext:value-type="float">
            <text:p>2.75675</text:p>
          </table:table-cell>
          <table:table-cell office:value-type="float" office:value="3.78484545783089" calcext:value-type="float">
            <text:p>3.78484545783089</text:p>
          </table:table-cell>
          <table:table-cell office:value-type="float" office:value="3.78219112737488" calcext:value-type="float">
            <text:p>3.78219112737488</text:p>
          </table:table-cell>
          <table:table-cell office:value-type="float" office:value="6.64728160958812" calcext:value-type="float">
            <text:p>6.64728160958812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309412762508" calcext:value-type="float">
            <text:p>0.24309412762508</text:p>
          </table:table-cell>
          <table:table-cell office:value-type="float" office:value="0.856202246575405" calcext:value-type="float">
            <text:p>0.856202246575405</text:p>
          </table:table-cell>
          <table:table-cell office:value-type="float" office:value="2.70171666666667" calcext:value-type="float">
            <text:p>2.70171666666667</text:p>
          </table:table-cell>
          <table:table-cell office:value-type="float" office:value="3.78511564590813" calcext:value-type="float">
            <text:p>3.78511564590813</text:p>
          </table:table-cell>
          <table:table-cell office:value-type="float" office:value="3.78120924749307" calcext:value-type="float">
            <text:p>3.78120924749307</text:p>
          </table:table-cell>
          <table:table-cell office:value-type="float" office:value="6.65269670992094" calcext:value-type="float">
            <text:p>6.65269670992094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3409233803084" calcext:value-type="float">
            <text:p>0.243409233803084</text:p>
          </table:table-cell>
          <table:table-cell office:value-type="float" office:value="0.857075687954963" calcext:value-type="float">
            <text:p>0.857075687954963</text:p>
          </table:table-cell>
          <table:table-cell office:value-type="float" office:value="2.8282" calcext:value-type="float">
            <text:p>2.8282</text:p>
          </table:table-cell>
          <table:table-cell office:value-type="float" office:value="3.78087424689369" calcext:value-type="float">
            <text:p>3.78087424689369</text:p>
          </table:table-cell>
          <table:table-cell office:value-type="float" office:value="3.78048326846455" calcext:value-type="float">
            <text:p>3.78048326846455</text:p>
          </table:table-cell>
          <table:table-cell office:value-type="float" office:value="6.65567670533899" calcext:value-type="float">
            <text:p>6.65567670533899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0587738432403" calcext:value-type="float">
            <text:p>0.240587738432403</text:p>
          </table:table-cell>
          <table:table-cell office:value-type="float" office:value="0.711859089589395" calcext:value-type="float">
            <text:p>0.711859089589395</text:p>
          </table:table-cell>
          <table:table-cell office:value-type="float" office:value="2.89613333333333" calcext:value-type="float">
            <text:p>2.89613333333333</text:p>
          </table:table-cell>
          <table:table-cell office:value-type="float" office:value="3.22835417004713" calcext:value-type="float">
            <text:p>3.22835417004713</text:p>
          </table:table-cell>
          <table:table-cell office:value-type="float" office:value="3.22449142269407" calcext:value-type="float">
            <text:p>3.22449142269407</text:p>
          </table:table-cell>
          <table:table-cell office:value-type="float" office:value="6.69049630822537" calcext:value-type="float">
            <text:p>6.69049630822537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4072740299198" calcext:value-type="float">
            <text:p>0.234072740299198</text:p>
          </table:table-cell>
          <table:table-cell office:value-type="float" office:value="0.753630135929239" calcext:value-type="float">
            <text:p>0.753630135929239</text:p>
          </table:table-cell>
          <table:table-cell office:value-type="float" office:value="2.8107" calcext:value-type="float">
            <text:p>2.8107</text:p>
          </table:table-cell>
          <table:table-cell office:value-type="float" office:value="3.60543496005281" calcext:value-type="float">
            <text:p>3.60543496005281</text:p>
          </table:table-cell>
          <table:table-cell office:value-type="float" office:value="3.60504663130263" calcext:value-type="float">
            <text:p>3.60504663130263</text:p>
          </table:table-cell>
          <table:table-cell office:value-type="float" office:value="6.71284886218251" calcext:value-type="float">
            <text:p>6.71284886218251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07" calcext:value-type="float">
            <text:p>6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4414932171461" calcext:value-type="float">
            <text:p>0.234414932171461</text:p>
          </table:table-cell>
          <table:table-cell office:value-type="float" office:value="0.753905872148037" calcext:value-type="float">
            <text:p>0.753905872148037</text:p>
          </table:table-cell>
          <table:table-cell office:value-type="float" office:value="2.79231666666667" calcext:value-type="float">
            <text:p>2.79231666666667</text:p>
          </table:table-cell>
          <table:table-cell office:value-type="float" office:value="3.6076345561333" calcext:value-type="float">
            <text:p>3.6076345561333</text:p>
          </table:table-cell>
          <table:table-cell office:value-type="float" office:value="3.60375461658294" calcext:value-type="float">
            <text:p>3.60375461658294</text:p>
          </table:table-cell>
          <table:table-cell office:value-type="float" office:value="6.71835409938008" calcext:value-type="float">
            <text:p>6.71835409938008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4951394808223" calcext:value-type="float">
            <text:p>0.234951394808223</text:p>
          </table:table-cell>
          <table:table-cell office:value-type="float" office:value="0.754352723343725" calcext:value-type="float">
            <text:p>0.754352723343725</text:p>
          </table:table-cell>
          <table:table-cell office:value-type="float" office:value="2.6979" calcext:value-type="float">
            <text:p>2.6979</text:p>
          </table:table-cell>
          <table:table-cell office:value-type="float" office:value="3.60392578503569" calcext:value-type="float">
            <text:p>3.60392578503569</text:p>
          </table:table-cell>
          <table:table-cell office:value-type="float" office:value="3.60130994849669" calcext:value-type="float">
            <text:p>3.60130994849669</text:p>
          </table:table-cell>
          <table:table-cell office:value-type="float" office:value="6.72651478249064" calcext:value-type="float">
            <text:p>6.7265147824906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69288271717391" calcext:value-type="float">
            <text:p>0.269288271717391</text:p>
          </table:table-cell>
          <table:table-cell office:value-type="float" office:value="0.901949044170757" calcext:value-type="float">
            <text:p>0.901949044170757</text:p>
          </table:table-cell>
          <table:table-cell office:value-type="float" office:value="2.7524" calcext:value-type="float">
            <text:p>2.7524</text:p>
          </table:table-cell>
          <table:table-cell office:value-type="float" office:value="4.62062162038371" calcext:value-type="float">
            <text:p>4.62062162038371</text:p>
          </table:table-cell>
          <table:table-cell office:value-type="float" office:value="4.6203684886177" calcext:value-type="float">
            <text:p>4.6203684886177</text:p>
          </table:table-cell>
          <table:table-cell office:value-type="float" office:value="6.72841211958537" calcext:value-type="float">
            <text:p>6.7284121195853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69288840650244" calcext:value-type="float">
            <text:p>0.269288840650244</text:p>
          </table:table-cell>
          <table:table-cell office:value-type="float" office:value="0.90191772621916" calcext:value-type="float">
            <text:p>0.90191772621916</text:p>
          </table:table-cell>
          <table:table-cell office:value-type="float" office:value="2.74275" calcext:value-type="float">
            <text:p>2.74275</text:p>
          </table:table-cell>
          <table:table-cell office:value-type="float" office:value="4.62044358476481" calcext:value-type="float">
            <text:p>4.62044358476481</text:p>
          </table:table-cell>
          <table:table-cell office:value-type="float" office:value="4.62031617997576" calcext:value-type="float">
            <text:p>4.62031617997576</text:p>
          </table:table-cell>
          <table:table-cell office:value-type="float" office:value="6.72852211653754" calcext:value-type="float">
            <text:p>6.72852211653754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6341437536269" calcext:value-type="float">
            <text:p>0.256341437536269</text:p>
          </table:table-cell>
          <table:table-cell office:value-type="float" office:value="0.900322351626596" calcext:value-type="float">
            <text:p>0.900322351626596</text:p>
          </table:table-cell>
          <table:table-cell office:value-type="float" office:value="2.79216666666667" calcext:value-type="float">
            <text:p>2.79216666666667</text:p>
          </table:table-cell>
          <table:table-cell office:value-type="float" office:value="3.77874958085902" calcext:value-type="float">
            <text:p>3.77874958085902</text:p>
          </table:table-cell>
          <table:table-cell office:value-type="float" office:value="3.75273907500833" calcext:value-type="float">
            <text:p>3.75273907500833</text:p>
          </table:table-cell>
          <table:table-cell office:value-type="float" office:value="6.73410772039916" calcext:value-type="float">
            <text:p>6.7341077203991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69804224626523" calcext:value-type="float">
            <text:p>0.269804224626523</text:p>
          </table:table-cell>
          <table:table-cell office:value-type="float" office:value="0.901319545923065" calcext:value-type="float">
            <text:p>0.901319545923065</text:p>
          </table:table-cell>
          <table:table-cell office:value-type="float" office:value="2.71926666666667" calcext:value-type="float">
            <text:p>2.71926666666667</text:p>
          </table:table-cell>
          <table:table-cell office:value-type="float" office:value="4.61905299819614" calcext:value-type="float">
            <text:p>4.61905299819614</text:p>
          </table:table-cell>
          <table:table-cell office:value-type="float" office:value="4.6165232103739" calcext:value-type="float">
            <text:p>4.6165232103739</text:p>
          </table:table-cell>
          <table:table-cell office:value-type="float" office:value="6.73809864641055" calcext:value-type="float">
            <text:p>6.73809864641055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040098558082" calcext:value-type="float">
            <text:p>0.21040098558082</text:p>
          </table:table-cell>
          <table:table-cell office:value-type="float" office:value="0.716484890885072" calcext:value-type="float">
            <text:p>0.716484890885072</text:p>
          </table:table-cell>
          <table:table-cell office:value-type="float" office:value="2.75438333333333" calcext:value-type="float">
            <text:p>2.75438333333333</text:p>
          </table:table-cell>
          <table:table-cell office:value-type="float" office:value="4.06587871529072" calcext:value-type="float">
            <text:p>4.06587871529072</text:p>
          </table:table-cell>
          <table:table-cell office:value-type="float" office:value="4.06191143876618" calcext:value-type="float">
            <text:p>4.06191143876618</text:p>
          </table:table-cell>
          <table:table-cell office:value-type="float" office:value="6.74249707419035" calcext:value-type="float">
            <text:p>6.74249707419035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1010537565974" calcext:value-type="float">
            <text:p>0.211010537565974</text:p>
          </table:table-cell>
          <table:table-cell office:value-type="float" office:value="0.717080446925156" calcext:value-type="float">
            <text:p>0.717080446925156</text:p>
          </table:table-cell>
          <table:table-cell office:value-type="float" office:value="2.78391666666667" calcext:value-type="float">
            <text:p>2.78391666666667</text:p>
          </table:table-cell>
          <table:table-cell office:value-type="float" office:value="4.05984247714143" calcext:value-type="float">
            <text:p>4.05984247714143</text:p>
          </table:table-cell>
          <table:table-cell office:value-type="float" office:value="4.05944542556031" calcext:value-type="float">
            <text:p>4.05944542556031</text:p>
          </table:table-cell>
          <table:table-cell office:value-type="float" office:value="6.75937474362873" calcext:value-type="float">
            <text:p>6.75937474362873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1016205004823" calcext:value-type="float">
            <text:p>0.211016205004823</text:p>
          </table:table-cell>
          <table:table-cell office:value-type="float" office:value="0.717088695877785" calcext:value-type="float">
            <text:p>0.717088695877785</text:p>
          </table:table-cell>
          <table:table-cell office:value-type="float" office:value="2.74116666666667" calcext:value-type="float">
            <text:p>2.74116666666667</text:p>
          </table:table-cell>
          <table:table-cell office:value-type="float" office:value="4.0596815937745" calcext:value-type="float">
            <text:p>4.0596815937745</text:p>
          </table:table-cell>
          <table:table-cell office:value-type="float" office:value="4.05942135001081" calcext:value-type="float">
            <text:p>4.05942135001081</text:p>
          </table:table-cell>
          <table:table-cell office:value-type="float" office:value="6.7595168968791" calcext:value-type="float">
            <text:p>6.759516896879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69572036165642" calcext:value-type="float">
            <text:p>0.269572036165642</text:p>
          </table:table-cell>
          <table:table-cell office:value-type="float" office:value="0.831160399280448" calcext:value-type="float">
            <text:p>0.831160399280448</text:p>
          </table:table-cell>
          <table:table-cell office:value-type="float" office:value="2.71216666666667" calcext:value-type="float">
            <text:p>2.71216666666667</text:p>
          </table:table-cell>
          <table:table-cell office:value-type="float" office:value="3.54305758023392" calcext:value-type="float">
            <text:p>3.54305758023392</text:p>
          </table:table-cell>
          <table:table-cell office:value-type="float" office:value="3.54045753299574" calcext:value-type="float">
            <text:p>3.54045753299574</text:p>
          </table:table-cell>
          <table:table-cell office:value-type="float" office:value="6.78969473904615" calcext:value-type="float">
            <text:p>6.78969473904615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5084948136673" calcext:value-type="float">
            <text:p>0.245084948136673</text:p>
          </table:table-cell>
          <table:table-cell office:value-type="float" office:value="0.72206728947632" calcext:value-type="float">
            <text:p>0.72206728947632</text:p>
          </table:table-cell>
          <table:table-cell office:value-type="float" office:value="2.89845" calcext:value-type="float">
            <text:p>2.89845</text:p>
          </table:table-cell>
          <table:table-cell office:value-type="float" office:value="3.32917796007158" calcext:value-type="float">
            <text:p>3.32917796007158</text:p>
          </table:table-cell>
          <table:table-cell office:value-type="float" office:value="3.29082954400436" calcext:value-type="float">
            <text:p>3.29082954400436</text:p>
          </table:table-cell>
          <table:table-cell office:value-type="float" office:value="6.7944818977681" calcext:value-type="float">
            <text:p>6.7944818977681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68427832433639" calcext:value-type="float">
            <text:p>0.268427832433639</text:p>
          </table:table-cell>
          <table:table-cell office:value-type="float" office:value="0.937927670296131" calcext:value-type="float">
            <text:p>0.937927670296131</text:p>
          </table:table-cell>
          <table:table-cell office:value-type="float" office:value="2.7563" calcext:value-type="float">
            <text:p>2.7563</text:p>
          </table:table-cell>
          <table:table-cell office:value-type="float" office:value="3.76650889946994" calcext:value-type="float">
            <text:p>3.76650889946994</text:p>
          </table:table-cell>
          <table:table-cell office:value-type="float" office:value="3.72767883838837" calcext:value-type="float">
            <text:p>3.72767883838837</text:p>
          </table:table-cell>
          <table:table-cell office:value-type="float" office:value="6.80837788546244" calcext:value-type="float">
            <text:p>6.80837788546244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38032673027031" calcext:value-type="float">
            <text:p>0.338032673027031</text:p>
          </table:table-cell>
          <table:table-cell office:value-type="float" office:value="1.21902372668449" calcext:value-type="float">
            <text:p>1.21902372668449</text:p>
          </table:table-cell>
          <table:table-cell office:value-type="float" office:value="2.70518333333333" calcext:value-type="float">
            <text:p>2.70518333333333</text:p>
          </table:table-cell>
          <table:table-cell office:value-type="float" office:value="4.25320036282261" calcext:value-type="float">
            <text:p>4.25320036282261</text:p>
          </table:table-cell>
          <table:table-cell office:value-type="float" office:value="4.25294478981199" calcext:value-type="float">
            <text:p>4.25294478981199</text:p>
          </table:table-cell>
          <table:table-cell office:value-type="float" office:value="6.82991823534656" calcext:value-type="float">
            <text:p>6.82991823534656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3799186106445" calcext:value-type="float">
            <text:p>0.33799186106445</text:p>
          </table:table-cell>
          <table:table-cell office:value-type="float" office:value="1.21879227232036" calcext:value-type="float">
            <text:p>1.21879227232036</text:p>
          </table:table-cell>
          <table:table-cell office:value-type="float" office:value="2.58158333333333" calcext:value-type="float">
            <text:p>2.58158333333333</text:p>
          </table:table-cell>
          <table:table-cell office:value-type="float" office:value="4.25316314008477" calcext:value-type="float">
            <text:p>4.25316314008477</text:p>
          </table:table-cell>
          <table:table-cell office:value-type="float" office:value="4.25303375651161" calcext:value-type="float">
            <text:p>4.25303375651161</text:p>
          </table:table-cell>
          <table:table-cell office:value-type="float" office:value="6.83009716813817" calcext:value-type="float">
            <text:p>6.8300971681381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74101028336826" calcext:value-type="float">
            <text:p>0.274101028336826</text:p>
          </table:table-cell>
          <table:table-cell office:value-type="float" office:value="0.888466910949236" calcext:value-type="float">
            <text:p>0.888466910949236</text:p>
          </table:table-cell>
          <table:table-cell office:value-type="float" office:value="2.75188333333333" calcext:value-type="float">
            <text:p>2.75188333333333</text:p>
          </table:table-cell>
          <table:table-cell office:value-type="float" office:value="4.59442396562771" calcext:value-type="float">
            <text:p>4.59442396562771</text:p>
          </table:table-cell>
          <table:table-cell office:value-type="float" office:value="4.58186066632046" calcext:value-type="float">
            <text:p>4.58186066632046</text:p>
          </table:table-cell>
          <table:table-cell office:value-type="float" office:value="6.83603779394918" calcext:value-type="float">
            <text:p>6.83603779394918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36961873009297" calcext:value-type="float">
            <text:p>0.336961873009297</text:p>
          </table:table-cell>
          <table:table-cell office:value-type="float" office:value="1.21221401920831" calcext:value-type="float">
            <text:p>1.21221401920831</text:p>
          </table:table-cell>
          <table:table-cell office:value-type="float" office:value="2.70286666666667" calcext:value-type="float">
            <text:p>2.70286666666667</text:p>
          </table:table-cell>
          <table:table-cell office:value-type="float" office:value="4.25716797527425" calcext:value-type="float">
            <text:p>4.25716797527425</text:p>
          </table:table-cell>
          <table:table-cell office:value-type="float" office:value="4.25587564371102" calcext:value-type="float">
            <text:p>4.25587564371102</text:p>
          </table:table-cell>
          <table:table-cell office:value-type="float" office:value="6.83673171243746" calcext:value-type="float">
            <text:p>6.8367317124374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8818490131205" calcext:value-type="float">
            <text:p>0.208818490131205</text:p>
          </table:table-cell>
          <table:table-cell office:value-type="float" office:value="0.674557144469177" calcext:value-type="float">
            <text:p>0.674557144469177</text:p>
          </table:table-cell>
          <table:table-cell office:value-type="float" office:value="2.67593333333333" calcext:value-type="float">
            <text:p>2.67593333333333</text:p>
          </table:table-cell>
          <table:table-cell office:value-type="float" office:value="-0.654388403307722" calcext:value-type="float">
            <text:p>-0.654388403307722</text:p>
          </table:table-cell>
          <table:table-cell office:value-type="float" office:value="-0.656792826692393" calcext:value-type="float">
            <text:p>-0.656792826692393</text:p>
          </table:table-cell>
          <table:table-cell office:value-type="float" office:value="6.83741166262445" calcext:value-type="float">
            <text:p>6.83741166262445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99" calcext:value-type="float">
            <text:p>7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36907935531294" calcext:value-type="float">
            <text:p>0.336907935531294</text:p>
          </table:table-cell>
          <table:table-cell office:value-type="float" office:value="1.21169904718333" calcext:value-type="float">
            <text:p>1.21169904718333</text:p>
          </table:table-cell>
          <table:table-cell office:value-type="float" office:value="2.73063333333333" calcext:value-type="float">
            <text:p>2.73063333333333</text:p>
          </table:table-cell>
          <table:table-cell office:value-type="float" office:value="4.25868976373472" calcext:value-type="float">
            <text:p>4.25868976373472</text:p>
          </table:table-cell>
          <table:table-cell office:value-type="float" office:value="4.25613585092505" calcext:value-type="float">
            <text:p>4.25613585092505</text:p>
          </table:table-cell>
          <table:table-cell office:value-type="float" office:value="6.83746163295502" calcext:value-type="float">
            <text:p>6.83746163295502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95" calcext:value-type="float">
            <text:p>7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1153598554733" calcext:value-type="float">
            <text:p>0.31153598554733</text:p>
          </table:table-cell>
          <table:table-cell office:value-type="float" office:value="1.09266708736526" calcext:value-type="float">
            <text:p>1.09266708736526</text:p>
          </table:table-cell>
          <table:table-cell office:value-type="float" office:value="2.72526666666667" calcext:value-type="float">
            <text:p>2.72526666666667</text:p>
          </table:table-cell>
          <table:table-cell office:value-type="float" office:value="4.35355886452952" calcext:value-type="float">
            <text:p>4.35355886452952</text:p>
          </table:table-cell>
          <table:table-cell office:value-type="float" office:value="4.32822124713944" calcext:value-type="float">
            <text:p>4.32822124713944</text:p>
          </table:table-cell>
          <table:table-cell office:value-type="float" office:value="6.84476523134302" calcext:value-type="float">
            <text:p>6.8447652313430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75733942336112" calcext:value-type="float">
            <text:p>0.275733942336112</text:p>
          </table:table-cell>
          <table:table-cell office:value-type="float" office:value="0.841630750245827" calcext:value-type="float">
            <text:p>0.841630750245827</text:p>
          </table:table-cell>
          <table:table-cell office:value-type="float" office:value="2.8175" calcext:value-type="float">
            <text:p>2.8175</text:p>
          </table:table-cell>
          <table:table-cell office:value-type="float" office:value="3.55445482035888" calcext:value-type="float">
            <text:p>3.55445482035888</text:p>
          </table:table-cell>
          <table:table-cell office:value-type="float" office:value="3.52897482603746" calcext:value-type="float">
            <text:p>3.52897482603746</text:p>
          </table:table-cell>
          <table:table-cell office:value-type="float" office:value="6.84711372266692" calcext:value-type="float">
            <text:p>6.8471137226669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89387403450932" calcext:value-type="float">
            <text:p>0.189387403450932</text:p>
          </table:table-cell>
          <table:table-cell office:value-type="float" office:value="0.602652136616422" calcext:value-type="float">
            <text:p>0.602652136616422</text:p>
          </table:table-cell>
          <table:table-cell office:value-type="float" office:value="2.85551666666667" calcext:value-type="float">
            <text:p>2.85551666666667</text:p>
          </table:table-cell>
          <table:table-cell office:value-type="float" office:value="-2.05738195515715" calcext:value-type="float">
            <text:p>-2.05738195515715</text:p>
          </table:table-cell>
          <table:table-cell office:value-type="float" office:value="-2.0577426447726" calcext:value-type="float">
            <text:p>-2.0577426447726</text:p>
          </table:table-cell>
          <table:table-cell office:value-type="float" office:value="6.84768390247708" calcext:value-type="float">
            <text:p>6.84768390247708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77781095193178" calcext:value-type="float">
            <text:p>0.277781095193178</text:p>
          </table:table-cell>
          <table:table-cell office:value-type="float" office:value="0.842021110553215" calcext:value-type="float">
            <text:p>0.842021110553215</text:p>
          </table:table-cell>
          <table:table-cell office:value-type="float" office:value="2.80466666666667" calcext:value-type="float">
            <text:p>2.80466666666667</text:p>
          </table:table-cell>
          <table:table-cell office:value-type="float" office:value="3.24712399347163" calcext:value-type="float">
            <text:p>3.24712399347163</text:p>
          </table:table-cell>
          <table:table-cell office:value-type="float" office:value="3.21200223855406" calcext:value-type="float">
            <text:p>3.21200223855406</text:p>
          </table:table-cell>
          <table:table-cell office:value-type="float" office:value="6.84791688349914" calcext:value-type="float">
            <text:p>6.8479168834991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75320774742789" calcext:value-type="float">
            <text:p>0.275320774742789</text:p>
          </table:table-cell>
          <table:table-cell office:value-type="float" office:value="0.841372772246308" calcext:value-type="float">
            <text:p>0.841372772246308</text:p>
          </table:table-cell>
          <table:table-cell office:value-type="float" office:value="2.8073" calcext:value-type="float">
            <text:p>2.8073</text:p>
          </table:table-cell>
          <table:table-cell office:value-type="float" office:value="3.53959596433498" calcext:value-type="float">
            <text:p>3.53959596433498</text:p>
          </table:table-cell>
          <table:table-cell office:value-type="float" office:value="3.5392424514135" calcext:value-type="float">
            <text:p>3.5392424514135</text:p>
          </table:table-cell>
          <table:table-cell office:value-type="float" office:value="6.85287394887359" calcext:value-type="float">
            <text:p>6.85287394887359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14970240702941" calcext:value-type="float">
            <text:p>0.314970240702941</text:p>
          </table:table-cell>
          <table:table-cell office:value-type="float" office:value="1.10599775074653" calcext:value-type="float">
            <text:p>1.10599775074653</text:p>
          </table:table-cell>
          <table:table-cell office:value-type="float" office:value="2.69878333333333" calcext:value-type="float">
            <text:p>2.69878333333333</text:p>
          </table:table-cell>
          <table:table-cell office:value-type="float" office:value="4.32951359504255" calcext:value-type="float">
            <text:p>4.32951359504255</text:p>
          </table:table-cell>
          <table:table-cell office:value-type="float" office:value="4.31677295741196" calcext:value-type="float">
            <text:p>4.31677295741196</text:p>
          </table:table-cell>
          <table:table-cell office:value-type="float" office:value="6.85623534357536" calcext:value-type="float">
            <text:p>6.8562353435753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75691627508482" calcext:value-type="float">
            <text:p>0.275691627508482</text:p>
          </table:table-cell>
          <table:table-cell office:value-type="float" office:value="0.886757573054655" calcext:value-type="float">
            <text:p>0.886757573054655</text:p>
          </table:table-cell>
          <table:table-cell office:value-type="float" office:value="2.7258" calcext:value-type="float">
            <text:p>2.7258</text:p>
          </table:table-cell>
          <table:table-cell office:value-type="float" office:value="4.5996126670498" calcext:value-type="float">
            <text:p>4.5996126670498</text:p>
          </table:table-cell>
          <table:table-cell office:value-type="float" office:value="4.57447110770169" calcext:value-type="float">
            <text:p>4.57447110770169</text:p>
          </table:table-cell>
          <table:table-cell office:value-type="float" office:value="6.86219514320733" calcext:value-type="float">
            <text:p>6.8621951432073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72380600036672" calcext:value-type="float">
            <text:p>0.272380600036672</text:p>
          </table:table-cell>
          <table:table-cell office:value-type="float" office:value="0.77320112461086" calcext:value-type="float">
            <text:p>0.77320112461086</text:p>
          </table:table-cell>
          <table:table-cell office:value-type="float" office:value="2.73348333333333" calcext:value-type="float">
            <text:p>2.73348333333333</text:p>
          </table:table-cell>
          <table:table-cell office:value-type="float" office:value="4.45448877435716" calcext:value-type="float">
            <text:p>4.45448877435716</text:p>
          </table:table-cell>
          <table:table-cell office:value-type="float" office:value="4.42956137907418" calcext:value-type="float">
            <text:p>4.42956137907418</text:p>
          </table:table-cell>
          <table:table-cell office:value-type="float" office:value="6.87155614828456" calcext:value-type="float">
            <text:p>6.87155614828456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3613206403208" calcext:value-type="float">
            <text:p>0.233613206403208</text:p>
          </table:table-cell>
          <table:table-cell office:value-type="float" office:value="0.745914963421041" calcext:value-type="float">
            <text:p>0.745914963421041</text:p>
          </table:table-cell>
          <table:table-cell office:value-type="float" office:value="2.7855" calcext:value-type="float">
            <text:p>2.7855</text:p>
          </table:table-cell>
          <table:table-cell office:value-type="float" office:value="3.56720809919691" calcext:value-type="float">
            <text:p>3.56720809919691</text:p>
          </table:table-cell>
          <table:table-cell office:value-type="float" office:value="3.56681299500379" calcext:value-type="float">
            <text:p>3.56681299500379</text:p>
          </table:table-cell>
          <table:table-cell office:value-type="float" office:value="6.87602451484434" calcext:value-type="float">
            <text:p>6.8760245148443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3040701881501" calcext:value-type="float">
            <text:p>0.223040701881501</text:p>
          </table:table-cell>
          <table:table-cell office:value-type="float" office:value="0.702212563822538" calcext:value-type="float">
            <text:p>0.702212563822538</text:p>
          </table:table-cell>
          <table:table-cell office:value-type="float" office:value="2.78863333333333" calcext:value-type="float">
            <text:p>2.78863333333333</text:p>
          </table:table-cell>
          <table:table-cell office:value-type="float" office:value="4.0610414776068" calcext:value-type="float">
            <text:p>4.0610414776068</text:p>
          </table:table-cell>
          <table:table-cell office:value-type="float" office:value="4.02185182974077" calcext:value-type="float">
            <text:p>4.02185182974077</text:p>
          </table:table-cell>
          <table:table-cell office:value-type="float" office:value="6.87626811820757" calcext:value-type="float">
            <text:p>6.8762681182075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4471039553799" calcext:value-type="float">
            <text:p>0.224471039553799</text:p>
          </table:table-cell>
          <table:table-cell office:value-type="float" office:value="0.704270331109809" calcext:value-type="float">
            <text:p>0.704270331109809</text:p>
          </table:table-cell>
          <table:table-cell office:value-type="float" office:value="2.77113333333333" calcext:value-type="float">
            <text:p>2.77113333333333</text:p>
          </table:table-cell>
          <table:table-cell office:value-type="float" office:value="4.04726057776927" calcext:value-type="float">
            <text:p>4.04726057776927</text:p>
          </table:table-cell>
          <table:table-cell office:value-type="float" office:value="4.02200486567448" calcext:value-type="float">
            <text:p>4.02200486567448</text:p>
          </table:table-cell>
          <table:table-cell office:value-type="float" office:value="6.90409980450806" calcext:value-type="float">
            <text:p>6.9040998045080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2813898735079" calcext:value-type="float">
            <text:p>0.232813898735079</text:p>
          </table:table-cell>
          <table:table-cell office:value-type="float" office:value="0.74911749580329" calcext:value-type="float">
            <text:p>0.74911749580329</text:p>
          </table:table-cell>
          <table:table-cell office:value-type="float" office:value="2.68466666666667" calcext:value-type="float">
            <text:p>2.68466666666667</text:p>
          </table:table-cell>
          <table:table-cell office:value-type="float" office:value="-4.47268139326277" calcext:value-type="float">
            <text:p>-4.47268139326277</text:p>
          </table:table-cell>
          <table:table-cell office:value-type="float" office:value="-4.47376702381377" calcext:value-type="float">
            <text:p>-4.47376702381377</text:p>
          </table:table-cell>
          <table:table-cell office:value-type="float" office:value="6.94332922408376" calcext:value-type="float">
            <text:p>6.9433292240837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8872790238904" calcext:value-type="float">
            <text:p>0.208872790238904</text:p>
          </table:table-cell>
          <table:table-cell office:value-type="float" office:value="0.672966215385298" calcext:value-type="float">
            <text:p>0.672966215385298</text:p>
          </table:table-cell>
          <table:table-cell office:value-type="float" office:value="2.69501666666667" calcext:value-type="float">
            <text:p>2.69501666666667</text:p>
          </table:table-cell>
          <table:table-cell office:value-type="float" office:value="-0.416875641609973" calcext:value-type="float">
            <text:p>-0.416875641609973</text:p>
          </table:table-cell>
          <table:table-cell office:value-type="float" office:value="-0.417980877509738" calcext:value-type="float">
            <text:p>-0.417980877509738</text:p>
          </table:table-cell>
          <table:table-cell office:value-type="float" office:value="7.02238739739714" calcext:value-type="float">
            <text:p>7.02238739739714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71" calcext:value-type="float">
            <text:p>7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7592830788125" calcext:value-type="float">
            <text:p>0.227592830788125</text:p>
          </table:table-cell>
          <table:table-cell office:value-type="float" office:value="0.779999574606217" calcext:value-type="float">
            <text:p>0.779999574606217</text:p>
          </table:table-cell>
          <table:table-cell office:value-type="float" office:value="2.86221666666667" calcext:value-type="float">
            <text:p>2.86221666666667</text:p>
          </table:table-cell>
          <table:table-cell office:value-type="float" office:value="4.14571543086521" calcext:value-type="float">
            <text:p>4.14571543086521</text:p>
          </table:table-cell>
          <table:table-cell office:value-type="float" office:value="4.10603900989856" calcext:value-type="float">
            <text:p>4.10603900989856</text:p>
          </table:table-cell>
          <table:table-cell office:value-type="float" office:value="7.05168994562893" calcext:value-type="float">
            <text:p>7.0516899456289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0628743206877" calcext:value-type="float">
            <text:p>0.200628743206877</text:p>
          </table:table-cell>
          <table:table-cell office:value-type="float" office:value="0.689747694700859" calcext:value-type="float">
            <text:p>0.689747694700859</text:p>
          </table:table-cell>
          <table:table-cell office:value-type="float" office:value="2.8141" calcext:value-type="float">
            <text:p>2.8141</text:p>
          </table:table-cell>
          <table:table-cell office:value-type="float" office:value="-6.94830366507182" calcext:value-type="float">
            <text:p>-6.94830366507182</text:p>
          </table:table-cell>
          <table:table-cell office:value-type="float" office:value="-6.94868702478998" calcext:value-type="float">
            <text:p>-6.94868702478998</text:p>
          </table:table-cell>
          <table:table-cell office:value-type="float" office:value="7.07557627494581" calcext:value-type="float">
            <text:p>7.07557627494581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3758057053327" calcext:value-type="float">
            <text:p>0.233758057053327</text:p>
          </table:table-cell>
          <table:table-cell office:value-type="float" office:value="0.804066735697384" calcext:value-type="float">
            <text:p>0.804066735697384</text:p>
          </table:table-cell>
          <table:table-cell office:value-type="float" office:value="3.00105" calcext:value-type="float">
            <text:p>3.00105</text:p>
          </table:table-cell>
          <table:table-cell office:value-type="float" office:value="4.07494823367371" calcext:value-type="float">
            <text:p>4.07494823367371</text:p>
          </table:table-cell>
          <table:table-cell office:value-type="float" office:value="4.07231281705482" calcext:value-type="float">
            <text:p>4.07231281705482</text:p>
          </table:table-cell>
          <table:table-cell office:value-type="float" office:value="7.08181264783056" calcext:value-type="float">
            <text:p>7.08181264783056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4312179803165" calcext:value-type="float">
            <text:p>0.234312179803165</text:p>
          </table:table-cell>
          <table:table-cell office:value-type="float" office:value="0.806536453743067" calcext:value-type="float">
            <text:p>0.806536453743067</text:p>
          </table:table-cell>
          <table:table-cell office:value-type="float" office:value="2.76628333333333" calcext:value-type="float">
            <text:p>2.76628333333333</text:p>
          </table:table-cell>
          <table:table-cell office:value-type="float" office:value="4.06928826345585" calcext:value-type="float">
            <text:p>4.06928826345585</text:p>
          </table:table-cell>
          <table:table-cell office:value-type="float" office:value="4.06888778054816" calcext:value-type="float">
            <text:p>4.06888778054816</text:p>
          </table:table-cell>
          <table:table-cell office:value-type="float" office:value="7.08235175332152" calcext:value-type="float">
            <text:p>7.08235175332152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431870445615" calcext:value-type="float">
            <text:p>0.23431870445615</text:p>
          </table:table-cell>
          <table:table-cell office:value-type="float" office:value="0.80656036427545" calcext:value-type="float">
            <text:p>0.80656036427545</text:p>
          </table:table-cell>
          <table:table-cell office:value-type="float" office:value="2.88715" calcext:value-type="float">
            <text:p>2.88715</text:p>
          </table:table-cell>
          <table:table-cell office:value-type="float" office:value="4.06912878390874" calcext:value-type="float">
            <text:p>4.06912878390874</text:p>
          </table:table-cell>
          <table:table-cell office:value-type="float" office:value="4.06886471492052" calcext:value-type="float">
            <text:p>4.06886471492052</text:p>
          </table:table-cell>
          <table:table-cell office:value-type="float" office:value="7.08239612365326" calcext:value-type="float">
            <text:p>7.0823961236532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66973460599881" calcext:value-type="float">
            <text:p>0.266973460599881</text:p>
          </table:table-cell>
          <table:table-cell office:value-type="float" office:value="0.823407858869995" calcext:value-type="float">
            <text:p>0.823407858869995</text:p>
          </table:table-cell>
          <table:table-cell office:value-type="float" office:value="2.79315" calcext:value-type="float">
            <text:p>2.79315</text:p>
          </table:table-cell>
          <table:table-cell office:value-type="float" office:value="3.86832819316713" calcext:value-type="float">
            <text:p>3.86832819316713</text:p>
          </table:table-cell>
          <table:table-cell office:value-type="float" office:value="3.86569159417563" calcext:value-type="float">
            <text:p>3.86569159417563</text:p>
          </table:table-cell>
          <table:table-cell office:value-type="float" office:value="7.08418993903161" calcext:value-type="float">
            <text:p>7.0841899390316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67274245767943" calcext:value-type="float">
            <text:p>0.267274245767943</text:p>
          </table:table-cell>
          <table:table-cell office:value-type="float" office:value="0.824396889877403" calcext:value-type="float">
            <text:p>0.824396889877403</text:p>
          </table:table-cell>
          <table:table-cell office:value-type="float" office:value="2.85358333333333" calcext:value-type="float">
            <text:p>2.85358333333333</text:p>
          </table:table-cell>
          <table:table-cell office:value-type="float" office:value="3.86993369170649" calcext:value-type="float">
            <text:p>3.86993369170649</text:p>
          </table:table-cell>
          <table:table-cell office:value-type="float" office:value="3.86604182161096" calcext:value-type="float">
            <text:p>3.86604182161096</text:p>
          </table:table-cell>
          <table:table-cell office:value-type="float" office:value="7.08641441290546" calcext:value-type="float">
            <text:p>7.0864144129054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67476801583467" calcext:value-type="float">
            <text:p>0.267476801583467</text:p>
          </table:table-cell>
          <table:table-cell office:value-type="float" office:value="0.825070351365368" calcext:value-type="float">
            <text:p>0.825070351365368</text:p>
          </table:table-cell>
          <table:table-cell office:value-type="float" office:value="2.77788333333333" calcext:value-type="float">
            <text:p>2.77788333333333</text:p>
          </table:table-cell>
          <table:table-cell office:value-type="float" office:value="3.86625941326587" calcext:value-type="float">
            <text:p>3.86625941326587</text:p>
          </table:table-cell>
          <table:table-cell office:value-type="float" office:value="3.86599504818965" calcext:value-type="float">
            <text:p>3.86599504818965</text:p>
          </table:table-cell>
          <table:table-cell office:value-type="float" office:value="7.08763466773905" calcext:value-type="float">
            <text:p>7.08763466773905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67505140297608" calcext:value-type="float">
            <text:p>0.267505140297608</text:p>
          </table:table-cell>
          <table:table-cell office:value-type="float" office:value="0.825157242759926" calcext:value-type="float">
            <text:p>0.825157242759926</text:p>
          </table:table-cell>
          <table:table-cell office:value-type="float" office:value="2.77595" calcext:value-type="float">
            <text:p>2.77595</text:p>
          </table:table-cell>
          <table:table-cell office:value-type="float" office:value="3.86640495597122" calcext:value-type="float">
            <text:p>3.86640495597122</text:p>
          </table:table-cell>
          <table:table-cell office:value-type="float" office:value="3.86601541692766" calcext:value-type="float">
            <text:p>3.86601541692766</text:p>
          </table:table-cell>
          <table:table-cell office:value-type="float" office:value="7.08784111141916" calcext:value-type="float">
            <text:p>7.0878411114191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864951705336" calcext:value-type="float">
            <text:p>0.23864951705336</text:p>
          </table:table-cell>
          <table:table-cell office:value-type="float" office:value="0.741308166645981" calcext:value-type="float">
            <text:p>0.741308166645981</text:p>
          </table:table-cell>
          <table:table-cell office:value-type="float" office:value="2.77511666666667" calcext:value-type="float">
            <text:p>2.77511666666667</text:p>
          </table:table-cell>
          <table:table-cell office:value-type="float" office:value="4.29977201054835" calcext:value-type="float">
            <text:p>4.29977201054835</text:p>
          </table:table-cell>
          <table:table-cell office:value-type="float" office:value="4.27421704902634" calcext:value-type="float">
            <text:p>4.27421704902634</text:p>
          </table:table-cell>
          <table:table-cell office:value-type="float" office:value="7.3243134038533" calcext:value-type="float">
            <text:p>7.324313403853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0909607884603" calcext:value-type="float">
            <text:p>0.190909607884603</text:p>
          </table:table-cell>
          <table:table-cell office:value-type="float" office:value="0.58370866484153" calcext:value-type="float">
            <text:p>0.58370866484153</text:p>
          </table:table-cell>
          <table:table-cell office:value-type="float" office:value="2.90516666666667" calcext:value-type="float">
            <text:p>2.90516666666667</text:p>
          </table:table-cell>
          <table:table-cell office:value-type="float" office:value="-1.9797864496833" calcext:value-type="float">
            <text:p>-1.9797864496833</text:p>
          </table:table-cell>
          <table:table-cell office:value-type="float" office:value="-1.98237175789803" calcext:value-type="float">
            <text:p>-1.98237175789803</text:p>
          </table:table-cell>
          <table:table-cell office:value-type="float" office:value="7.4221932225564" calcext:value-type="float">
            <text:p>7.422193222556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4163279006073" calcext:value-type="float">
            <text:p>0.254163279006073</text:p>
          </table:table-cell>
          <table:table-cell office:value-type="float" office:value="0.768874429082732" calcext:value-type="float">
            <text:p>0.768874429082732</text:p>
          </table:table-cell>
          <table:table-cell office:value-type="float" office:value="2.99913333333333" calcext:value-type="float">
            <text:p>2.99913333333333</text:p>
          </table:table-cell>
          <table:table-cell office:value-type="float" office:value="4.27727403914739" calcext:value-type="float">
            <text:p>4.27727403914739</text:p>
          </table:table-cell>
          <table:table-cell office:value-type="float" office:value="4.27329518046172" calcext:value-type="float">
            <text:p>4.27329518046172</text:p>
          </table:table-cell>
          <table:table-cell office:value-type="float" office:value="7.53305257496668" calcext:value-type="float">
            <text:p>7.5330525749666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4494304555222" calcext:value-type="float">
            <text:p>0.254494304555222</text:p>
          </table:table-cell>
          <table:table-cell office:value-type="float" office:value="0.769513818473734" calcext:value-type="float">
            <text:p>0.769513818473734</text:p>
          </table:table-cell>
          <table:table-cell office:value-type="float" office:value="2.78468333333333" calcext:value-type="float">
            <text:p>2.78468333333333</text:p>
          </table:table-cell>
          <table:table-cell office:value-type="float" office:value="4.27584714372113" calcext:value-type="float">
            <text:p>4.27584714372113</text:p>
          </table:table-cell>
          <table:table-cell office:value-type="float" office:value="4.27323283611082" calcext:value-type="float">
            <text:p>4.27323283611082</text:p>
          </table:table-cell>
          <table:table-cell office:value-type="float" office:value="7.53692236594873" calcext:value-type="float">
            <text:p>7.5369223659487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6441758903366" calcext:value-type="float">
            <text:p>0.256441758903366</text:p>
          </table:table-cell>
          <table:table-cell office:value-type="float" office:value="0.773122183814007" calcext:value-type="float">
            <text:p>0.773122183814007</text:p>
          </table:table-cell>
          <table:table-cell office:value-type="float" office:value="3.02813333333333" calcext:value-type="float">
            <text:p>3.02813333333333</text:p>
          </table:table-cell>
          <table:table-cell office:value-type="float" office:value="4.2737912337067" calcext:value-type="float">
            <text:p>4.2737912337067</text:p>
          </table:table-cell>
          <table:table-cell office:value-type="float" office:value="4.27339300187173" calcext:value-type="float">
            <text:p>4.27339300187173</text:p>
          </table:table-cell>
          <table:table-cell office:value-type="float" office:value="7.5604023213839" calcext:value-type="float">
            <text:p>7.560402321383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6468454686136" calcext:value-type="float">
            <text:p>0.256468454686136</text:p>
          </table:table-cell>
          <table:table-cell office:value-type="float" office:value="0.773174186621045" calcext:value-type="float">
            <text:p>0.773174186621045</text:p>
          </table:table-cell>
          <table:table-cell office:value-type="float" office:value="2.76953333333333" calcext:value-type="float">
            <text:p>2.76953333333333</text:p>
          </table:table-cell>
          <table:table-cell office:value-type="float" office:value="4.27365576001392" calcext:value-type="float">
            <text:p>4.27365576001392</text:p>
          </table:table-cell>
          <table:table-cell office:value-type="float" office:value="4.27339377299232" calcext:value-type="float">
            <text:p>4.27339377299232</text:p>
          </table:table-cell>
          <table:table-cell office:value-type="float" office:value="7.56071494417174" calcext:value-type="float">
            <text:p>7.5607149441717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71968392093473" calcext:value-type="float">
            <text:p>0.171968392093473</text:p>
          </table:table-cell>
          <table:table-cell office:value-type="float" office:value="0.586516855596567" calcext:value-type="float">
            <text:p>0.586516855596567</text:p>
          </table:table-cell>
          <table:table-cell office:value-type="float" office:value="2.74136666666667" calcext:value-type="float">
            <text:p>2.74136666666667</text:p>
          </table:table-cell>
          <table:table-cell office:value-type="float" office:value="0.605828047071903" calcext:value-type="float">
            <text:p>0.605828047071903</text:p>
          </table:table-cell>
          <table:table-cell office:value-type="float" office:value="0.605568296320552" calcext:value-type="float">
            <text:p>0.605568296320552</text:p>
          </table:table-cell>
          <table:table-cell office:value-type="float" office:value="7.88939749815327" calcext:value-type="float">
            <text:p>7.8893974981532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72103477913283" calcext:value-type="float">
            <text:p>0.172103477913283</text:p>
          </table:table-cell>
          <table:table-cell office:value-type="float" office:value="0.584770278295719" calcext:value-type="float">
            <text:p>0.584770278295719</text:p>
          </table:table-cell>
          <table:table-cell office:value-type="float" office:value="2.74031666666667" calcext:value-type="float">
            <text:p>2.74031666666667</text:p>
          </table:table-cell>
          <table:table-cell office:value-type="float" office:value="0.59687176592925" calcext:value-type="float">
            <text:p>0.59687176592925</text:p>
          </table:table-cell>
          <table:table-cell office:value-type="float" office:value="0.596483085242901" calcext:value-type="float">
            <text:p>0.596483085242901</text:p>
          </table:table-cell>
          <table:table-cell office:value-type="float" office:value="7.94892873809626" calcext:value-type="float">
            <text:p>7.9489287380962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1562014299712" calcext:value-type="float">
            <text:p>0.251562014299712</text:p>
          </table:table-cell>
          <table:table-cell office:value-type="float" office:value="0.591055105479976" calcext:value-type="float">
            <text:p>0.591055105479976</text:p>
          </table:table-cell>
          <table:table-cell office:value-type="float" office:value="2.82678333333333" calcext:value-type="float">
            <text:p>2.82678333333333</text:p>
          </table:table-cell>
          <table:table-cell office:value-type="float" office:value="-13.395393113171" calcext:value-type="float">
            <text:p>-13.395393113171</text:p>
          </table:table-cell>
          <table:table-cell office:value-type="float" office:value="-13.3957281840681" calcext:value-type="float">
            <text:p>-13.3957281840681</text:p>
          </table:table-cell>
          <table:table-cell office:value-type="float" office:value="8.01997769162895" calcext:value-type="float">
            <text:p>8.01997769162895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0042508486609" calcext:value-type="float">
            <text:p>0.220042508486609</text:p>
          </table:table-cell>
          <table:table-cell office:value-type="float" office:value="0.678810274640582" calcext:value-type="float">
            <text:p>0.678810274640582</text:p>
          </table:table-cell>
          <table:table-cell office:value-type="float" office:value="2.66796666666667" calcext:value-type="float">
            <text:p>2.66796666666667</text:p>
          </table:table-cell>
          <table:table-cell office:value-type="float" office:value="-0.796188819594497" calcext:value-type="float">
            <text:p>-0.796188819594497</text:p>
          </table:table-cell>
          <table:table-cell office:value-type="float" office:value="-0.796429976883437" calcext:value-type="float">
            <text:p>-0.796429976883437</text:p>
          </table:table-cell>
          <table:table-cell office:value-type="float" office:value="8.09112459318714" calcext:value-type="float">
            <text:p>8.0911245931871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77967652665597" calcext:value-type="float">
            <text:p>0.277967652665597</text:p>
          </table:table-cell>
          <table:table-cell office:value-type="float" office:value="0.91797431507368" calcext:value-type="float">
            <text:p>0.91797431507368</text:p>
          </table:table-cell>
          <table:table-cell office:value-type="float" office:value="2.68556666666667" calcext:value-type="float">
            <text:p>2.68556666666667</text:p>
          </table:table-cell>
          <table:table-cell office:value-type="float" office:value="-4.22666512631563" calcext:value-type="float">
            <text:p>-4.22666512631563</text:p>
          </table:table-cell>
          <table:table-cell office:value-type="float" office:value="-4.2505890563491" calcext:value-type="float">
            <text:p>-4.2505890563491</text:p>
          </table:table-cell>
          <table:table-cell office:value-type="float" office:value="8.16612048318998" calcext:value-type="float">
            <text:p>8.16612048318998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418753716347029" calcext:value-type="float">
            <text:p>0.418753716347029</text:p>
          </table:table-cell>
          <table:table-cell office:value-type="float" office:value="0.74135342667513" calcext:value-type="float">
            <text:p>0.74135342667513</text:p>
          </table:table-cell>
          <table:table-cell office:value-type="float" office:value="2.90663333333333" calcext:value-type="float">
            <text:p>2.90663333333333</text:p>
          </table:table-cell>
          <table:table-cell office:value-type="float" office:value="-13.0224318339035" calcext:value-type="float">
            <text:p>-13.0224318339035</text:p>
          </table:table-cell>
          <table:table-cell office:value-type="float" office:value="-13.0352532363712" calcext:value-type="float">
            <text:p>-13.0352532363712</text:p>
          </table:table-cell>
          <table:table-cell office:value-type="float" office:value="8.36121160924656" calcext:value-type="float">
            <text:p>8.3612116092465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4911313028909" calcext:value-type="float">
            <text:p>0.254911313028909</text:p>
          </table:table-cell>
          <table:table-cell office:value-type="float" office:value="0.774523823718681" calcext:value-type="float">
            <text:p>0.774523823718681</text:p>
          </table:table-cell>
          <table:table-cell office:value-type="float" office:value="2.69728333333333" calcext:value-type="float">
            <text:p>2.69728333333333</text:p>
          </table:table-cell>
          <table:table-cell office:value-type="float" office:value="-1.78441291709737" calcext:value-type="float">
            <text:p>-1.78441291709737</text:p>
          </table:table-cell>
          <table:table-cell office:value-type="float" office:value="-1.78695173739018" calcext:value-type="float">
            <text:p>-1.78695173739018</text:p>
          </table:table-cell>
          <table:table-cell office:value-type="float" office:value="8.42984056696236" calcext:value-type="float">
            <text:p>8.4298405669623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0813466215903" calcext:value-type="float">
            <text:p>0.220813466215903</text:p>
          </table:table-cell>
          <table:table-cell office:value-type="float" office:value="0.665240878815155" calcext:value-type="float">
            <text:p>0.665240878815155</text:p>
          </table:table-cell>
          <table:table-cell office:value-type="float" office:value="2.76798333333333" calcext:value-type="float">
            <text:p>2.76798333333333</text:p>
          </table:table-cell>
          <table:table-cell office:value-type="float" office:value="-1.76158447981695" calcext:value-type="float">
            <text:p>-1.76158447981695</text:p>
          </table:table-cell>
          <table:table-cell office:value-type="float" office:value="-1.76521092660536" calcext:value-type="float">
            <text:p>-1.76521092660536</text:p>
          </table:table-cell>
          <table:table-cell office:value-type="float" office:value="8.5725061741744" calcext:value-type="float">
            <text:p>8.572506174174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77727872598832" calcext:value-type="float">
            <text:p>0.177727872598832</text:p>
          </table:table-cell>
          <table:table-cell office:value-type="float" office:value="0.562396830536191" calcext:value-type="float">
            <text:p>0.562396830536191</text:p>
          </table:table-cell>
          <table:table-cell office:value-type="float" office:value="2.73161666666667" calcext:value-type="float">
            <text:p>2.73161666666667</text:p>
          </table:table-cell>
          <table:table-cell office:value-type="float" office:value="0.504909940711549" calcext:value-type="float">
            <text:p>0.504909940711549</text:p>
          </table:table-cell>
          <table:table-cell office:value-type="float" office:value="0.479694171480427" calcext:value-type="float">
            <text:p>0.479694171480427</text:p>
          </table:table-cell>
          <table:table-cell office:value-type="float" office:value="9.10479353273591" calcext:value-type="float">
            <text:p>9.1047935327359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77424965276477" calcext:value-type="float">
            <text:p>0.177424965276477</text:p>
          </table:table-cell>
          <table:table-cell office:value-type="float" office:value="0.560914553223454" calcext:value-type="float">
            <text:p>0.560914553223454</text:p>
          </table:table-cell>
          <table:table-cell office:value-type="float" office:value="2.72753333333333" calcext:value-type="float">
            <text:p>2.72753333333333</text:p>
          </table:table-cell>
          <table:table-cell office:value-type="float" office:value="0.484376836875333" calcext:value-type="float">
            <text:p>0.484376836875333</text:p>
          </table:table-cell>
          <table:table-cell office:value-type="float" office:value="0.480498349398247" calcext:value-type="float">
            <text:p>0.480498349398247</text:p>
          </table:table-cell>
          <table:table-cell office:value-type="float" office:value="9.10577693501791" calcext:value-type="float">
            <text:p>9.10577693501791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43" calcext:value-type="float">
            <text:p>6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15776539211627" calcext:value-type="float">
            <text:p>0.315776539211627</text:p>
          </table:table-cell>
          <table:table-cell office:value-type="float" office:value="0.691424518829317" calcext:value-type="float">
            <text:p>0.691424518829317</text:p>
          </table:table-cell>
          <table:table-cell office:value-type="float" office:value="2.98053333333333" calcext:value-type="float">
            <text:p>2.98053333333333</text:p>
          </table:table-cell>
          <table:table-cell office:value-type="float" office:value="-3.9658293507453" calcext:value-type="float">
            <text:p>-3.9658293507453</text:p>
          </table:table-cell>
          <table:table-cell office:value-type="float" office:value="-3.96972373174607" calcext:value-type="float">
            <text:p>-3.96972373174607</text:p>
          </table:table-cell>
          <table:table-cell office:value-type="float" office:value="9.47062179211493" calcext:value-type="float">
            <text:p>9.47062179211493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633532561109877" calcext:value-type="float">
            <text:p>0.633532561109877</text:p>
          </table:table-cell>
          <table:table-cell office:value-type="float" office:value="1.59476219948251" calcext:value-type="float">
            <text:p>1.59476219948251</text:p>
          </table:table-cell>
          <table:table-cell office:value-type="float" office:value="2.75311666666667" calcext:value-type="float">
            <text:p>2.75311666666667</text:p>
          </table:table-cell>
          <table:table-cell office:value-type="float" office:value="4.64621911476419" calcext:value-type="float">
            <text:p>4.64621911476419</text:p>
          </table:table-cell>
          <table:table-cell office:value-type="float" office:value="4.62077302966473" calcext:value-type="float">
            <text:p>4.62077302966473</text:p>
          </table:table-cell>
          <table:table-cell office:value-type="float" office:value="9.91679070217943" calcext:value-type="float">
            <text:p>9.91679070217943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716691851187824" calcext:value-type="float">
            <text:p>0.716691851187824</text:p>
          </table:table-cell>
          <table:table-cell office:value-type="float" office:value="1.78958864661458" calcext:value-type="float">
            <text:p>1.78958864661458</text:p>
          </table:table-cell>
          <table:table-cell office:value-type="float" office:value="2.76936666666667" calcext:value-type="float">
            <text:p>2.76936666666667</text:p>
          </table:table-cell>
          <table:table-cell office:value-type="float" office:value="4.81578812846763" calcext:value-type="float">
            <text:p>4.81578812846763</text:p>
          </table:table-cell>
          <table:table-cell office:value-type="float" office:value="4.77641790810893" calcext:value-type="float">
            <text:p>4.77641790810893</text:p>
          </table:table-cell>
          <table:table-cell office:value-type="float" office:value="10.2227814030394" calcext:value-type="float">
            <text:p>10.222781403039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.09841429502701" calcext:value-type="float">
            <text:p>1.09841429502701</text:p>
          </table:table-cell>
          <table:table-cell office:value-type="float" office:value="2.31832687910012" calcext:value-type="float">
            <text:p>2.31832687910012</text:p>
          </table:table-cell>
          <table:table-cell office:value-type="float" office:value="2.78141666666667" calcext:value-type="float">
            <text:p>2.78141666666667</text:p>
          </table:table-cell>
          <table:table-cell office:value-type="float" office:value="-14.375360206288" calcext:value-type="float">
            <text:p>-14.375360206288</text:p>
          </table:table-cell>
          <table:table-cell office:value-type="float" office:value="-14.4026326803594" calcext:value-type="float">
            <text:p>-14.4026326803594</text:p>
          </table:table-cell>
          <table:table-cell office:value-type="float" office:value="10.231400342233" calcext:value-type="float">
            <text:p>10.23140034223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14" calcext:value-type="float">
            <text:p>6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8115649854274" calcext:value-type="float">
            <text:p>0.238115649854274</text:p>
          </table:table-cell>
          <table:table-cell office:value-type="float" office:value="0.752792753796972" calcext:value-type="float">
            <text:p>0.752792753796972</text:p>
          </table:table-cell>
          <table:table-cell office:value-type="float" office:value="2.75406666666667" calcext:value-type="float">
            <text:p>2.75406666666667</text:p>
          </table:table-cell>
          <table:table-cell office:value-type="float" office:value="-1.42253588765455" calcext:value-type="float">
            <text:p>-1.42253588765455</text:p>
          </table:table-cell>
          <table:table-cell office:value-type="float" office:value="-1.46167175606145" calcext:value-type="float">
            <text:p>-1.46167175606145</text:p>
          </table:table-cell>
          <table:table-cell office:value-type="float" office:value="10.7567521143151" calcext:value-type="float">
            <text:p>10.756752114315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2812259469508" calcext:value-type="float">
            <text:p>0.192812259469508</text:p>
          </table:table-cell>
          <table:table-cell office:value-type="float" office:value="0.736330534465985" calcext:value-type="float">
            <text:p>0.736330534465985</text:p>
          </table:table-cell>
          <table:table-cell office:value-type="float" office:value="2.89146666666667" calcext:value-type="float">
            <text:p>2.89146666666667</text:p>
          </table:table-cell>
          <table:table-cell office:value-type="float" office:value="7.26981333422708" calcext:value-type="float">
            <text:p>7.26981333422708</text:p>
          </table:table-cell>
          <table:table-cell office:value-type="float" office:value="7.23461985386986" calcext:value-type="float">
            <text:p>7.23461985386986</text:p>
          </table:table-cell>
          <table:table-cell office:value-type="float" office:value="10.9611854778617" calcext:value-type="float">
            <text:p>10.961185477861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28990969482213" calcext:value-type="float">
            <text:p>0.128990969482213</text:p>
          </table:table-cell>
          <table:table-cell office:value-type="float" office:value="0.285359150350532" calcext:value-type="float">
            <text:p>0.285359150350532</text:p>
          </table:table-cell>
          <table:table-cell office:value-type="float" office:value="2.8377" calcext:value-type="float">
            <text:p>2.8377</text:p>
          </table:table-cell>
          <table:table-cell office:value-type="float" office:value="-19.1483782967152" calcext:value-type="float">
            <text:p>-19.1483782967152</text:p>
          </table:table-cell>
          <table:table-cell office:value-type="float" office:value="-19.1934553205921" calcext:value-type="float">
            <text:p>-19.1934553205921</text:p>
          </table:table-cell>
          <table:table-cell office:value-type="float" office:value="10.9924917224623" calcext:value-type="float">
            <text:p>10.992491722462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7185230108861" calcext:value-type="float">
            <text:p>0.237185230108861</text:p>
          </table:table-cell>
          <table:table-cell office:value-type="float" office:value="0.745198209859923" calcext:value-type="float">
            <text:p>0.745198209859923</text:p>
          </table:table-cell>
          <table:table-cell office:value-type="float" office:value="2.68378333333333" calcext:value-type="float">
            <text:p>2.68378333333333</text:p>
          </table:table-cell>
          <table:table-cell office:value-type="float" office:value="-0.80259847764542" calcext:value-type="float">
            <text:p>-0.80259847764542</text:p>
          </table:table-cell>
          <table:table-cell office:value-type="float" office:value="-0.828583304599092" calcext:value-type="float">
            <text:p>-0.828583304599092</text:p>
          </table:table-cell>
          <table:table-cell office:value-type="float" office:value="11.032962071352" calcext:value-type="float">
            <text:p>11.03296207135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8864483403739" calcext:value-type="float">
            <text:p>0.238864483403739</text:p>
          </table:table-cell>
          <table:table-cell office:value-type="float" office:value="0.742820834617685" calcext:value-type="float">
            <text:p>0.742820834617685</text:p>
          </table:table-cell>
          <table:table-cell office:value-type="float" office:value="2.73915" calcext:value-type="float">
            <text:p>2.73915</text:p>
          </table:table-cell>
          <table:table-cell office:value-type="float" office:value="-0.847581684883853" calcext:value-type="float">
            <text:p>-0.847581684883853</text:p>
          </table:table-cell>
          <table:table-cell office:value-type="float" office:value="-0.851518044851159" calcext:value-type="float">
            <text:p>-0.851518044851159</text:p>
          </table:table-cell>
          <table:table-cell office:value-type="float" office:value="11.1767226968614" calcext:value-type="float">
            <text:p>11.1767226968614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28866531468852" calcext:value-type="float">
            <text:p>0.128866531468852</text:p>
          </table:table-cell>
          <table:table-cell office:value-type="float" office:value="0.293584490465581" calcext:value-type="float">
            <text:p>0.293584490465581</text:p>
          </table:table-cell>
          <table:table-cell office:value-type="float" office:value="2.86163333333333" calcext:value-type="float">
            <text:p>2.86163333333333</text:p>
          </table:table-cell>
          <table:table-cell office:value-type="float" office:value="-18.5227092667804" calcext:value-type="float">
            <text:p>-18.5227092667804</text:p>
          </table:table-cell>
          <table:table-cell office:value-type="float" office:value="-18.5270839797087" calcext:value-type="float">
            <text:p>-18.5270839797087</text:p>
          </table:table-cell>
          <table:table-cell office:value-type="float" office:value="11.4106321098101" calcext:value-type="float">
            <text:p>11.410632109810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2514855760217" calcext:value-type="float">
            <text:p>0.192514855760217</text:p>
          </table:table-cell>
          <table:table-cell office:value-type="float" office:value="0.70767987962319" calcext:value-type="float">
            <text:p>0.70767987962319</text:p>
          </table:table-cell>
          <table:table-cell office:value-type="float" office:value="2.75558333333333" calcext:value-type="float">
            <text:p>2.75558333333333</text:p>
          </table:table-cell>
          <table:table-cell office:value-type="float" office:value="6.80769580685125" calcext:value-type="float">
            <text:p>6.80769580685125</text:p>
          </table:table-cell>
          <table:table-cell office:value-type="float" office:value="6.78238095559936" calcext:value-type="float">
            <text:p>6.78238095559936</text:p>
          </table:table-cell>
          <table:table-cell office:value-type="float" office:value="11.4982026427171" calcext:value-type="float">
            <text:p>11.498202642717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22" calcext:value-type="float">
            <text:p>7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8155187744043" calcext:value-type="float">
            <text:p>0.198155187744043</text:p>
          </table:table-cell>
          <table:table-cell office:value-type="float" office:value="0.780424592214005" calcext:value-type="float">
            <text:p>0.780424592214005</text:p>
          </table:table-cell>
          <table:table-cell office:value-type="float" office:value="2.77226666666667" calcext:value-type="float">
            <text:p>2.77226666666667</text:p>
          </table:table-cell>
          <table:table-cell office:value-type="float" office:value="7.95091015648155" calcext:value-type="float">
            <text:p>7.95091015648155</text:p>
          </table:table-cell>
          <table:table-cell office:value-type="float" office:value="7.91563198712903" calcext:value-type="float">
            <text:p>7.91563198712903</text:p>
          </table:table-cell>
          <table:table-cell office:value-type="float" office:value="11.5585694523684" calcext:value-type="float">
            <text:p>11.558569452368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45742082283223" calcext:value-type="float">
            <text:p>0.145742082283223</text:p>
          </table:table-cell>
          <table:table-cell office:value-type="float" office:value="0.314240993176216" calcext:value-type="float">
            <text:p>0.314240993176216</text:p>
          </table:table-cell>
          <table:table-cell office:value-type="float" office:value="2.95813333333333" calcext:value-type="float">
            <text:p>2.95813333333333</text:p>
          </table:table-cell>
          <table:table-cell office:value-type="float" office:value="-18.6209978963915" calcext:value-type="float">
            <text:p>-18.6209978963915</text:p>
          </table:table-cell>
          <table:table-cell office:value-type="float" office:value="-18.6213637351775" calcext:value-type="float">
            <text:p>-18.6213637351775</text:p>
          </table:table-cell>
          <table:table-cell office:value-type="float" office:value="12.2061710533019" calcext:value-type="float">
            <text:p>12.206171053301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8534857978586" calcext:value-type="float">
            <text:p>0.198534857978586</text:p>
          </table:table-cell>
          <table:table-cell office:value-type="float" office:value="0.744224737184561" calcext:value-type="float">
            <text:p>0.744224737184561</text:p>
          </table:table-cell>
          <table:table-cell office:value-type="float" office:value="2.81373333333333" calcext:value-type="float">
            <text:p>2.81373333333333</text:p>
          </table:table-cell>
          <table:table-cell office:value-type="float" office:value="7.44394929543942" calcext:value-type="float">
            <text:p>7.44394929543942</text:p>
          </table:table-cell>
          <table:table-cell office:value-type="float" office:value="7.41835320454136" calcext:value-type="float">
            <text:p>7.41835320454136</text:p>
          </table:table-cell>
          <table:table-cell office:value-type="float" office:value="12.3054172107988" calcext:value-type="float">
            <text:p>12.305417210798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6346935406091" calcext:value-type="float">
            <text:p>0.236346935406091</text:p>
          </table:table-cell>
          <table:table-cell office:value-type="float" office:value="0.710511060196686" calcext:value-type="float">
            <text:p>0.710511060196686</text:p>
          </table:table-cell>
          <table:table-cell office:value-type="float" office:value="2.72293333333333" calcext:value-type="float">
            <text:p>2.72293333333333</text:p>
          </table:table-cell>
          <table:table-cell office:value-type="float" office:value="7.54344445300019" calcext:value-type="float">
            <text:p>7.54344445300019</text:p>
          </table:table-cell>
          <table:table-cell office:value-type="float" office:value="7.54332064743704" calcext:value-type="float">
            <text:p>7.54332064743704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627828171939" calcext:value-type="float">
            <text:p>0.23627828171939</text:p>
          </table:table-cell>
          <table:table-cell office:value-type="float" office:value="0.710620699251381" calcext:value-type="float">
            <text:p>0.710620699251381</text:p>
          </table:table-cell>
          <table:table-cell office:value-type="float" office:value="2.8177" calcext:value-type="float">
            <text:p>2.8177</text:p>
          </table:table-cell>
          <table:table-cell office:value-type="float" office:value="7.5448234193521" calcext:value-type="float">
            <text:p>7.5448234193521</text:p>
          </table:table-cell>
          <table:table-cell office:value-type="float" office:value="7.54457261318718" calcext:value-type="float">
            <text:p>7.54457261318718</text:p>
          </table:table-cell>
          <table:table-cell office:value-type="float" office:value="12.7351591140664" calcext:value-type="float">
            <text:p>12.735159114066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2328062171909" calcext:value-type="float">
            <text:p>0.232328062171909</text:p>
          </table:table-cell>
          <table:table-cell office:value-type="float" office:value="0.799151852041685" calcext:value-type="float">
            <text:p>0.799151852041685</text:p>
          </table:table-cell>
          <table:table-cell office:value-type="float" office:value="2.69593333333333" calcext:value-type="float">
            <text:p>2.69593333333333</text:p>
          </table:table-cell>
          <table:table-cell office:value-type="float" office:value="8.99047247438576" calcext:value-type="float">
            <text:p>8.99047247438576</text:p>
          </table:table-cell>
          <table:table-cell office:value-type="float" office:value="8.98796481659456" calcext:value-type="float">
            <text:p>8.98796481659456</text:p>
          </table:table-cell>
          <table:table-cell office:value-type="float" office:value="12.8045419368947" calcext:value-type="float">
            <text:p>12.804541936894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8986709975034" calcext:value-type="float">
            <text:p>0.238986709975034</text:p>
          </table:table-cell>
          <table:table-cell office:value-type="float" office:value="0.707238215577022" calcext:value-type="float">
            <text:p>0.707238215577022</text:p>
          </table:table-cell>
          <table:table-cell office:value-type="float" office:value="2.6719" calcext:value-type="float">
            <text:p>2.6719</text:p>
          </table:table-cell>
          <table:table-cell office:value-type="float" office:value="7.50565633663208" calcext:value-type="float">
            <text:p>7.50565633663208</text:p>
          </table:table-cell>
          <table:table-cell office:value-type="float" office:value="7.50314894649783" calcext:value-type="float">
            <text:p>7.50314894649783</text:p>
          </table:table-cell>
          <table:table-cell office:value-type="float" office:value="12.9121950881029" calcext:value-type="float">
            <text:p>12.912195088102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94652843499463" calcext:value-type="float">
            <text:p>0.394652843499463</text:p>
          </table:table-cell>
          <table:table-cell office:value-type="float" office:value="1.37777006104499" calcext:value-type="float">
            <text:p>1.37777006104499</text:p>
          </table:table-cell>
          <table:table-cell office:value-type="float" office:value="2.8091" calcext:value-type="float">
            <text:p>2.8091</text:p>
          </table:table-cell>
          <table:table-cell office:value-type="float" office:value="-8.51532054097606" calcext:value-type="float">
            <text:p>-8.51532054097606</text:p>
          </table:table-cell>
          <table:table-cell office:value-type="float" office:value="-8.51791368546294" calcext:value-type="float">
            <text:p>-8.51791368546294</text:p>
          </table:table-cell>
          <table:table-cell office:value-type="float" office:value="13.1001678994259" calcext:value-type="float">
            <text:p>13.100167899425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986555970918" calcext:value-type="float">
            <text:p>0.22986555970918</text:p>
          </table:table-cell>
          <table:table-cell office:value-type="float" office:value="0.69549126137591" calcext:value-type="float">
            <text:p>0.69549126137591</text:p>
          </table:table-cell>
          <table:table-cell office:value-type="float" office:value="2.71855" calcext:value-type="float">
            <text:p>2.71855</text:p>
          </table:table-cell>
          <table:table-cell office:value-type="float" office:value="9.15282982070249" calcext:value-type="float">
            <text:p>9.15282982070249</text:p>
          </table:table-cell>
          <table:table-cell office:value-type="float" office:value="9.14103483963593" calcext:value-type="float">
            <text:p>9.14103483963593</text:p>
          </table:table-cell>
          <table:table-cell office:value-type="float" office:value="13.1637356513435" calcext:value-type="float">
            <text:p>13.1637356513435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260165173531" calcext:value-type="float">
            <text:p>0.22260165173531</text:p>
          </table:table-cell>
          <table:table-cell office:value-type="float" office:value="0.684651077689764" calcext:value-type="float">
            <text:p>0.684651077689764</text:p>
          </table:table-cell>
          <table:table-cell office:value-type="float" office:value="2.82511666666667" calcext:value-type="float">
            <text:p>2.82511666666667</text:p>
          </table:table-cell>
          <table:table-cell office:value-type="float" office:value="4.83051329497269" calcext:value-type="float">
            <text:p>4.83051329497269</text:p>
          </table:table-cell>
          <table:table-cell office:value-type="float" office:value="4.7953166093923" calcext:value-type="float">
            <text:p>4.7953166093923</text:p>
          </table:table-cell>
          <table:table-cell office:value-type="float" office:value="13.2977159569727" calcext:value-type="float">
            <text:p>13.2977159569727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19057923682292" calcext:value-type="float">
            <text:p>0.119057923682292</text:p>
          </table:table-cell>
          <table:table-cell office:value-type="float" office:value="0.252310951721453" calcext:value-type="float">
            <text:p>0.252310951721453</text:p>
          </table:table-cell>
          <table:table-cell office:value-type="float" office:value="2.89273333333333" calcext:value-type="float">
            <text:p>2.89273333333333</text:p>
          </table:table-cell>
          <table:table-cell office:value-type="float" office:value="-19.1303122419818" calcext:value-type="float">
            <text:p>-19.1303122419818</text:p>
          </table:table-cell>
          <table:table-cell office:value-type="float" office:value="-19.1346923511266" calcext:value-type="float">
            <text:p>-19.1346923511266</text:p>
          </table:table-cell>
          <table:table-cell office:value-type="float" office:value="13.3102473180287" calcext:value-type="float">
            <text:p>13.310247318028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4916466464219" calcext:value-type="float">
            <text:p>0.204916466464219</text:p>
          </table:table-cell>
          <table:table-cell office:value-type="float" office:value="0.717338154204297" calcext:value-type="float">
            <text:p>0.717338154204297</text:p>
          </table:table-cell>
          <table:table-cell office:value-type="float" office:value="2.81151666666667" calcext:value-type="float">
            <text:p>2.81151666666667</text:p>
          </table:table-cell>
          <table:table-cell office:value-type="float" office:value="6.56337484894133" calcext:value-type="float">
            <text:p>6.56337484894133</text:p>
          </table:table-cell>
          <table:table-cell office:value-type="float" office:value="6.56311782070085" calcext:value-type="float">
            <text:p>6.56311782070085</text:p>
          </table:table-cell>
          <table:table-cell office:value-type="float" office:value="13.3351732782319" calcext:value-type="float">
            <text:p>13.335173278231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5681601458848" calcext:value-type="float">
            <text:p>0.205681601458848</text:p>
          </table:table-cell>
          <table:table-cell office:value-type="float" office:value="0.718659614859087" calcext:value-type="float">
            <text:p>0.718659614859087</text:p>
          </table:table-cell>
          <table:table-cell office:value-type="float" office:value="2.8113" calcext:value-type="float">
            <text:p>2.8113</text:p>
          </table:table-cell>
          <table:table-cell office:value-type="float" office:value="6.55036097667692" calcext:value-type="float">
            <text:p>6.55036097667692</text:p>
          </table:table-cell>
          <table:table-cell office:value-type="float" office:value="6.54641616176496" calcext:value-type="float">
            <text:p>6.54641616176496</text:p>
          </table:table-cell>
          <table:table-cell office:value-type="float" office:value="13.3760278139442" calcext:value-type="float">
            <text:p>13.376027813944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413024703749321" calcext:value-type="float">
            <text:p>0.413024703749321</text:p>
          </table:table-cell>
          <table:table-cell office:value-type="float" office:value="0.627745997076714" calcext:value-type="float">
            <text:p>0.627745997076714</text:p>
          </table:table-cell>
          <table:table-cell office:value-type="float" office:value="2.91173333333333" calcext:value-type="float">
            <text:p>2.91173333333333</text:p>
          </table:table-cell>
          <table:table-cell office:value-type="float" office:value="-1.35006717379825" calcext:value-type="float">
            <text:p>-1.35006717379825</text:p>
          </table:table-cell>
          <table:table-cell office:value-type="float" office:value="-1.35032401674718" calcext:value-type="float">
            <text:p>-1.35032401674718</text:p>
          </table:table-cell>
          <table:table-cell office:value-type="float" office:value="13.3904895110451" calcext:value-type="float">
            <text:p>13.390489511045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88945421295851" calcext:value-type="float">
            <text:p>0.188945421295851</text:p>
          </table:table-cell>
          <table:table-cell office:value-type="float" office:value="0.692481817331433" calcext:value-type="float">
            <text:p>0.692481817331433</text:p>
          </table:table-cell>
          <table:table-cell office:value-type="float" office:value="2.88046666666667" calcext:value-type="float">
            <text:p>2.88046666666667</text:p>
          </table:table-cell>
          <table:table-cell office:value-type="float" office:value="8.99315163509903" calcext:value-type="float">
            <text:p>8.99315163509903</text:p>
          </table:table-cell>
          <table:table-cell office:value-type="float" office:value="8.99289010619384" calcext:value-type="float">
            <text:p>8.99289010619384</text:p>
          </table:table-cell>
          <table:table-cell office:value-type="float" office:value="13.4911592980677" calcext:value-type="float">
            <text:p>13.491159298067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88947373680328" calcext:value-type="float">
            <text:p>0.188947373680328</text:p>
          </table:table-cell>
          <table:table-cell office:value-type="float" office:value="0.692473077586636" calcext:value-type="float">
            <text:p>0.692473077586636</text:p>
          </table:table-cell>
          <table:table-cell office:value-type="float" office:value="2.88641666666667" calcext:value-type="float">
            <text:p>2.88641666666667</text:p>
          </table:table-cell>
          <table:table-cell office:value-type="float" office:value="8.99308197303093" calcext:value-type="float">
            <text:p>8.99308197303093</text:p>
          </table:table-cell>
          <table:table-cell office:value-type="float" office:value="8.99268399093914" calcext:value-type="float">
            <text:p>8.99268399093914</text:p>
          </table:table-cell>
          <table:table-cell office:value-type="float" office:value="13.491565288352" calcext:value-type="float">
            <text:p>13.49156528835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89111647219165" calcext:value-type="float">
            <text:p>0.189111647219165</text:p>
          </table:table-cell>
          <table:table-cell office:value-type="float" office:value="0.691980715711837" calcext:value-type="float">
            <text:p>0.691980715711837</text:p>
          </table:table-cell>
          <table:table-cell office:value-type="float" office:value="2.88303333333333" calcext:value-type="float">
            <text:p>2.88303333333333</text:p>
          </table:table-cell>
          <table:table-cell office:value-type="float" office:value="8.97949275316868" calcext:value-type="float">
            <text:p>8.97949275316868</text:p>
          </table:table-cell>
          <table:table-cell office:value-type="float" office:value="8.9768801159593" calcext:value-type="float">
            <text:p>8.9768801159593</text:p>
          </table:table-cell>
          <table:table-cell office:value-type="float" office:value="13.5212463685202" calcext:value-type="float">
            <text:p>13.521246368520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74" calcext:value-type="float">
            <text:p>7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89138697472299" calcext:value-type="float">
            <text:p>0.189138697472299</text:p>
          </table:table-cell>
          <table:table-cell office:value-type="float" office:value="0.691880791188235" calcext:value-type="float">
            <text:p>0.691880791188235</text:p>
          </table:table-cell>
          <table:table-cell office:value-type="float" office:value="2.77408333333333" calcext:value-type="float">
            <text:p>2.77408333333333</text:p>
          </table:table-cell>
          <table:table-cell office:value-type="float" office:value="8.97830236021127" calcext:value-type="float">
            <text:p>8.97830236021127</text:p>
          </table:table-cell>
          <table:table-cell office:value-type="float" office:value="8.97432423998784" calcext:value-type="float">
            <text:p>8.97432423998784</text:p>
          </table:table-cell>
          <table:table-cell office:value-type="float" office:value="13.5263959648741" calcext:value-type="float">
            <text:p>13.526395964874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3747368005608" calcext:value-type="float">
            <text:p>0.203747368005608</text:p>
          </table:table-cell>
          <table:table-cell office:value-type="float" office:value="0.693366550910323" calcext:value-type="float">
            <text:p>0.693366550910323</text:p>
          </table:table-cell>
          <table:table-cell office:value-type="float" office:value="2.81286666666667" calcext:value-type="float">
            <text:p>2.81286666666667</text:p>
          </table:table-cell>
          <table:table-cell office:value-type="float" office:value="6.82611243685976" calcext:value-type="float">
            <text:p>6.82611243685976</text:p>
          </table:table-cell>
          <table:table-cell office:value-type="float" office:value="6.82585641286912" calcext:value-type="float">
            <text:p>6.82585641286912</text:p>
          </table:table-cell>
          <table:table-cell office:value-type="float" office:value="13.6175291239968" calcext:value-type="float">
            <text:p>13.617529123996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3750131007092" calcext:value-type="float">
            <text:p>0.203750131007092</text:p>
          </table:table-cell>
          <table:table-cell office:value-type="float" office:value="0.693368663317938" calcext:value-type="float">
            <text:p>0.693368663317938</text:p>
          </table:table-cell>
          <table:table-cell office:value-type="float" office:value="2.76941666666667" calcext:value-type="float">
            <text:p>2.76941666666667</text:p>
          </table:table-cell>
          <table:table-cell office:value-type="float" office:value="6.82614449560497" calcext:value-type="float">
            <text:p>6.82614449560497</text:p>
          </table:table-cell>
          <table:table-cell office:value-type="float" office:value="6.82575076192074" calcext:value-type="float">
            <text:p>6.82575076192074</text:p>
          </table:table-cell>
          <table:table-cell office:value-type="float" office:value="13.6176954059463" calcext:value-type="float">
            <text:p>13.617695405946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5742146942985" calcext:value-type="float">
            <text:p>0.255742146942985</text:p>
          </table:table-cell>
          <table:table-cell office:value-type="float" office:value="0.699385944997122" calcext:value-type="float">
            <text:p>0.699385944997122</text:p>
          </table:table-cell>
          <table:table-cell office:value-type="float" office:value="2.81226666666667" calcext:value-type="float">
            <text:p>2.81226666666667</text:p>
          </table:table-cell>
          <table:table-cell office:value-type="float" office:value="7.33724782675292" calcext:value-type="float">
            <text:p>7.33724782675292</text:p>
          </table:table-cell>
          <table:table-cell office:value-type="float" office:value="7.31225300813821" calcext:value-type="float">
            <text:p>7.31225300813821</text:p>
          </table:table-cell>
          <table:table-cell office:value-type="float" office:value="13.7217059390666" calcext:value-type="float">
            <text:p>13.7217059390666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25376770574841" calcext:value-type="float">
            <text:p>0.125376770574841</text:p>
          </table:table-cell>
          <table:table-cell office:value-type="float" office:value="0.273598538104873" calcext:value-type="float">
            <text:p>0.273598538104873</text:p>
          </table:table-cell>
          <table:table-cell office:value-type="float" office:value="2.85066666666667" calcext:value-type="float">
            <text:p>2.85066666666667</text:p>
          </table:table-cell>
          <table:table-cell office:value-type="float" office:value="-19.3212204746443" calcext:value-type="float">
            <text:p>-19.3212204746443</text:p>
          </table:table-cell>
          <table:table-cell office:value-type="float" office:value="-19.3244742076366" calcext:value-type="float">
            <text:p>-19.3244742076366</text:p>
          </table:table-cell>
          <table:table-cell office:value-type="float" office:value="13.7814421682733" calcext:value-type="float">
            <text:p>13.781442168273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6723023878405" calcext:value-type="float">
            <text:p>0.236723023878405</text:p>
          </table:table-cell>
          <table:table-cell office:value-type="float" office:value="0.701306851150759" calcext:value-type="float">
            <text:p>0.701306851150759</text:p>
          </table:table-cell>
          <table:table-cell office:value-type="float" office:value="2.99695" calcext:value-type="float">
            <text:p>2.99695</text:p>
          </table:table-cell>
          <table:table-cell office:value-type="float" office:value="4.50081519065942" calcext:value-type="float">
            <text:p>4.50081519065942</text:p>
          </table:table-cell>
          <table:table-cell office:value-type="float" office:value="4.49826733331922" calcext:value-type="float">
            <text:p>4.49826733331922</text:p>
          </table:table-cell>
          <table:table-cell office:value-type="float" office:value="13.821485826598" calcext:value-type="float">
            <text:p>13.82148582659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7400263474094" calcext:value-type="float">
            <text:p>0.237400263474094</text:p>
          </table:table-cell>
          <table:table-cell office:value-type="float" office:value="0.702171787938454" calcext:value-type="float">
            <text:p>0.702171787938454</text:p>
          </table:table-cell>
          <table:table-cell office:value-type="float" office:value="2.91613333333333" calcext:value-type="float">
            <text:p>2.91613333333333</text:p>
          </table:table-cell>
          <table:table-cell office:value-type="float" office:value="4.50458124280085" calcext:value-type="float">
            <text:p>4.50458124280085</text:p>
          </table:table-cell>
          <table:table-cell office:value-type="float" office:value="4.50432610661492" calcext:value-type="float">
            <text:p>4.50432610661492</text:p>
          </table:table-cell>
          <table:table-cell office:value-type="float" office:value="13.8544177921826" calcext:value-type="float">
            <text:p>13.854417792182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0825036945748" calcext:value-type="float">
            <text:p>0.20825036945748</text:p>
          </table:table-cell>
          <table:table-cell office:value-type="float" office:value="0.699926919547662" calcext:value-type="float">
            <text:p>0.699926919547662</text:p>
          </table:table-cell>
          <table:table-cell office:value-type="float" office:value="2.76623333333333" calcext:value-type="float">
            <text:p>2.76623333333333</text:p>
          </table:table-cell>
          <table:table-cell office:value-type="float" office:value="6.73242162075714" calcext:value-type="float">
            <text:p>6.73242162075714</text:p>
          </table:table-cell>
          <table:table-cell office:value-type="float" office:value="6.69321358546897" calcext:value-type="float">
            <text:p>6.69321358546897</text:p>
          </table:table-cell>
          <table:table-cell office:value-type="float" office:value="13.8545810859829" calcext:value-type="float">
            <text:p>13.854581085982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9122831592092" calcext:value-type="float">
            <text:p>0.259122831592092</text:p>
          </table:table-cell>
          <table:table-cell office:value-type="float" office:value="0.700210030359168" calcext:value-type="float">
            <text:p>0.700210030359168</text:p>
          </table:table-cell>
          <table:table-cell office:value-type="float" office:value="2.72303333333333" calcext:value-type="float">
            <text:p>2.72303333333333</text:p>
          </table:table-cell>
          <table:table-cell office:value-type="float" office:value="7.33337505391241" calcext:value-type="float">
            <text:p>7.33337505391241</text:p>
          </table:table-cell>
          <table:table-cell office:value-type="float" office:value="7.32107121005939" calcext:value-type="float">
            <text:p>7.32107121005939</text:p>
          </table:table-cell>
          <table:table-cell office:value-type="float" office:value="13.8868871852292" calcext:value-type="float">
            <text:p>13.886887185229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1925585188965" calcext:value-type="float">
            <text:p>0.191925585188965</text:p>
          </table:table-cell>
          <table:table-cell office:value-type="float" office:value="0.688187944649238" calcext:value-type="float">
            <text:p>0.688187944649238</text:p>
          </table:table-cell>
          <table:table-cell office:value-type="float" office:value="2.81906666666667" calcext:value-type="float">
            <text:p>2.81906666666667</text:p>
          </table:table-cell>
          <table:table-cell office:value-type="float" office:value="8.82590956217561" calcext:value-type="float">
            <text:p>8.82590956217561</text:p>
          </table:table-cell>
          <table:table-cell office:value-type="float" office:value="8.80007349849933" calcext:value-type="float">
            <text:p>8.80007349849933</text:p>
          </table:table-cell>
          <table:table-cell office:value-type="float" office:value="13.9006488917017" calcext:value-type="float">
            <text:p>13.900648891701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6591428015017" calcext:value-type="float">
            <text:p>0.216591428015017</text:p>
          </table:table-cell>
          <table:table-cell office:value-type="float" office:value="0.738532169448585" calcext:value-type="float">
            <text:p>0.738532169448585</text:p>
          </table:table-cell>
          <table:table-cell office:value-type="float" office:value="2.78395" calcext:value-type="float">
            <text:p>2.78395</text:p>
          </table:table-cell>
          <table:table-cell office:value-type="float" office:value="6.41459005901543" calcext:value-type="float">
            <text:p>6.41459005901543</text:p>
          </table:table-cell>
          <table:table-cell office:value-type="float" office:value="6.37531005254271" calcext:value-type="float">
            <text:p>6.37531005254271</text:p>
          </table:table-cell>
          <table:table-cell office:value-type="float" office:value="13.9076979331787" calcext:value-type="float">
            <text:p>13.907697933178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8145786354116" calcext:value-type="float">
            <text:p>0.218145786354116</text:p>
          </table:table-cell>
          <table:table-cell office:value-type="float" office:value="0.694577675312081" calcext:value-type="float">
            <text:p>0.694577675312081</text:p>
          </table:table-cell>
          <table:table-cell office:value-type="float" office:value="2.83398333333333" calcext:value-type="float">
            <text:p>2.83398333333333</text:p>
          </table:table-cell>
          <table:table-cell office:value-type="float" office:value="6.15958297286471" calcext:value-type="float">
            <text:p>6.15958297286471</text:p>
          </table:table-cell>
          <table:table-cell office:value-type="float" office:value="6.12446744687564" calcext:value-type="float">
            <text:p>6.12446744687564</text:p>
          </table:table-cell>
          <table:table-cell office:value-type="float" office:value="13.9539905138939" calcext:value-type="float">
            <text:p>13.953990513893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8530101882589" calcext:value-type="float">
            <text:p>0.258530101882589</text:p>
          </table:table-cell>
          <table:table-cell office:value-type="float" office:value="0.711720488394082" calcext:value-type="float">
            <text:p>0.711720488394082</text:p>
          </table:table-cell>
          <table:table-cell office:value-type="float" office:value="2.80743333333333" calcext:value-type="float">
            <text:p>2.80743333333333</text:p>
          </table:table-cell>
          <table:table-cell office:value-type="float" office:value="7.1529955412772" calcext:value-type="float">
            <text:p>7.1529955412772</text:p>
          </table:table-cell>
          <table:table-cell office:value-type="float" office:value="7.12804871470049" calcext:value-type="float">
            <text:p>7.12804871470049</text:p>
          </table:table-cell>
          <table:table-cell office:value-type="float" office:value="14.0482437941123" calcext:value-type="float">
            <text:p>14.048243794112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2562635209791" calcext:value-type="float">
            <text:p>0.192562635209791</text:p>
          </table:table-cell>
          <table:table-cell office:value-type="float" office:value="0.670719776022763" calcext:value-type="float">
            <text:p>0.670719776022763</text:p>
          </table:table-cell>
          <table:table-cell office:value-type="float" office:value="2.98013333333333" calcext:value-type="float">
            <text:p>2.98013333333333</text:p>
          </table:table-cell>
          <table:table-cell office:value-type="float" office:value="9.15267897778741" calcext:value-type="float">
            <text:p>9.15267897778741</text:p>
          </table:table-cell>
          <table:table-cell office:value-type="float" office:value="9.15241813060298" calcext:value-type="float">
            <text:p>9.15241813060298</text:p>
          </table:table-cell>
          <table:table-cell office:value-type="float" office:value="14.1245059286408" calcext:value-type="float">
            <text:p>14.124505928640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77" calcext:value-type="float">
            <text:p>7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256513400879" calcext:value-type="float">
            <text:p>0.19256513400879</text:p>
          </table:table-cell>
          <table:table-cell office:value-type="float" office:value="0.670713668930809" calcext:value-type="float">
            <text:p>0.670713668930809</text:p>
          </table:table-cell>
          <table:table-cell office:value-type="float" office:value="2.86968333333333" calcext:value-type="float">
            <text:p>2.86968333333333</text:p>
          </table:table-cell>
          <table:table-cell office:value-type="float" office:value="9.15263271407166" calcext:value-type="float">
            <text:p>9.15263271407166</text:p>
          </table:table-cell>
          <table:table-cell office:value-type="float" office:value="9.15223543568917" calcext:value-type="float">
            <text:p>9.15223543568917</text:p>
          </table:table-cell>
          <table:table-cell office:value-type="float" office:value="14.1248610880101" calcext:value-type="float">
            <text:p>14.124861088010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2772468628302" calcext:value-type="float">
            <text:p>0.192772468628302</text:p>
          </table:table-cell>
          <table:table-cell office:value-type="float" office:value="0.670372937655235" calcext:value-type="float">
            <text:p>0.670372937655235</text:p>
          </table:table-cell>
          <table:table-cell office:value-type="float" office:value="2.90088333333333" calcext:value-type="float">
            <text:p>2.90088333333333</text:p>
          </table:table-cell>
          <table:table-cell office:value-type="float" office:value="9.14028543133083" calcext:value-type="float">
            <text:p>9.14028543133083</text:p>
          </table:table-cell>
          <table:table-cell office:value-type="float" office:value="9.13767929895091" calcext:value-type="float">
            <text:p>9.13767929895091</text:p>
          </table:table-cell>
          <table:table-cell office:value-type="float" office:value="14.1518370373426" calcext:value-type="float">
            <text:p>14.151837037342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60565364596598" calcext:value-type="float">
            <text:p>0.260565364596598</text:p>
          </table:table-cell>
          <table:table-cell office:value-type="float" office:value="0.712356578313623" calcext:value-type="float">
            <text:p>0.712356578313623</text:p>
          </table:table-cell>
          <table:table-cell office:value-type="float" office:value="2.71475" calcext:value-type="float">
            <text:p>2.71475</text:p>
          </table:table-cell>
          <table:table-cell office:value-type="float" office:value="7.14560246609356" calcext:value-type="float">
            <text:p>7.14560246609356</text:p>
          </table:table-cell>
          <table:table-cell office:value-type="float" office:value="7.1333748253017" calcext:value-type="float">
            <text:p>7.1333748253017</text:p>
          </table:table-cell>
          <table:table-cell office:value-type="float" office:value="14.1518970920429" calcext:value-type="float">
            <text:p>14.151897092042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2802771616043" calcext:value-type="float">
            <text:p>0.192802771616043</text:p>
          </table:table-cell>
          <table:table-cell office:value-type="float" office:value="0.670309973422237" calcext:value-type="float">
            <text:p>0.670309973422237</text:p>
          </table:table-cell>
          <table:table-cell office:value-type="float" office:value="2.77305" calcext:value-type="float">
            <text:p>2.77305</text:p>
          </table:table-cell>
          <table:table-cell office:value-type="float" office:value="9.13960378063217" calcext:value-type="float">
            <text:p>9.13960378063217</text:p>
          </table:table-cell>
          <table:table-cell office:value-type="float" office:value="9.13563248103255" calcext:value-type="float">
            <text:p>9.13563248103255</text:p>
          </table:table-cell>
          <table:table-cell office:value-type="float" office:value="14.1559236720326" calcext:value-type="float">
            <text:p>14.155923672032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64639586320434" calcext:value-type="float">
            <text:p>0.264639586320434</text:p>
          </table:table-cell>
          <table:table-cell office:value-type="float" office:value="0.708427402302607" calcext:value-type="float">
            <text:p>0.708427402302607</text:p>
          </table:table-cell>
          <table:table-cell office:value-type="float" office:value="2.81131666666667" calcext:value-type="float">
            <text:p>2.81131666666667</text:p>
          </table:table-cell>
          <table:table-cell office:value-type="float" office:value="6.84902456096838" calcext:value-type="float">
            <text:p>6.84902456096838</text:p>
          </table:table-cell>
          <table:table-cell office:value-type="float" office:value="6.84877434099703" calcext:value-type="float">
            <text:p>6.84877434099703</text:p>
          </table:table-cell>
          <table:table-cell office:value-type="float" office:value="14.1712263752567" calcext:value-type="float">
            <text:p>14.171226375256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09" calcext:value-type="float">
            <text:p>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65157272341616" calcext:value-type="float">
            <text:p>0.265157272341616</text:p>
          </table:table-cell>
          <table:table-cell office:value-type="float" office:value="0.708644973321212" calcext:value-type="float">
            <text:p>0.708644973321212</text:p>
          </table:table-cell>
          <table:table-cell office:value-type="float" office:value="2.73238333333333" calcext:value-type="float">
            <text:p>2.73238333333333</text:p>
          </table:table-cell>
          <table:table-cell office:value-type="float" office:value="6.84675482129877" calcext:value-type="float">
            <text:p>6.84675482129877</text:p>
          </table:table-cell>
          <table:table-cell office:value-type="float" office:value="6.84425329896393" calcext:value-type="float">
            <text:p>6.84425329896393</text:p>
          </table:table-cell>
          <table:table-cell office:value-type="float" office:value="14.1894675316993" calcext:value-type="float">
            <text:p>14.189467531699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9690878252693" calcext:value-type="float">
            <text:p>0.249690878252693</text:p>
          </table:table-cell>
          <table:table-cell office:value-type="float" office:value="0.748779110206026" calcext:value-type="float">
            <text:p>0.748779110206026</text:p>
          </table:table-cell>
          <table:table-cell office:value-type="float" office:value="2.72203333333333" calcext:value-type="float">
            <text:p>2.72203333333333</text:p>
          </table:table-cell>
          <table:table-cell office:value-type="float" office:value="8.53996181665625" calcext:value-type="float">
            <text:p>8.53996181665625</text:p>
          </table:table-cell>
          <table:table-cell office:value-type="float" office:value="8.51487487880418" calcext:value-type="float">
            <text:p>8.51487487880418</text:p>
          </table:table-cell>
          <table:table-cell office:value-type="float" office:value="14.2162107978604" calcext:value-type="float">
            <text:p>14.216210797860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6143138033336" calcext:value-type="float">
            <text:p>0.246143138033336</text:p>
          </table:table-cell>
          <table:table-cell office:value-type="float" office:value="0.721043472399023" calcext:value-type="float">
            <text:p>0.721043472399023</text:p>
          </table:table-cell>
          <table:table-cell office:value-type="float" office:value="2.97466666666667" calcext:value-type="float">
            <text:p>2.97466666666667</text:p>
          </table:table-cell>
          <table:table-cell office:value-type="float" office:value="4.49848213993657" calcext:value-type="float">
            <text:p>4.49848213993657</text:p>
          </table:table-cell>
          <table:table-cell office:value-type="float" office:value="4.47344981768031" calcext:value-type="float">
            <text:p>4.47344981768031</text:p>
          </table:table-cell>
          <table:table-cell office:value-type="float" office:value="14.4546205454634" calcext:value-type="float">
            <text:p>14.454620545463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6094127485451" calcext:value-type="float">
            <text:p>0.196094127485451</text:p>
          </table:table-cell>
          <table:table-cell office:value-type="float" office:value="0.667753870965739" calcext:value-type="float">
            <text:p>0.667753870965739</text:p>
          </table:table-cell>
          <table:table-cell office:value-type="float" office:value="2.8568" calcext:value-type="float">
            <text:p>2.8568</text:p>
          </table:table-cell>
          <table:table-cell office:value-type="float" office:value="8.9923865912339" calcext:value-type="float">
            <text:p>8.9923865912339</text:p>
          </table:table-cell>
          <table:table-cell office:value-type="float" office:value="8.96658422023364" calcext:value-type="float">
            <text:p>8.96658422023364</text:p>
          </table:table-cell>
          <table:table-cell office:value-type="float" office:value="14.5082514871211" calcext:value-type="float">
            <text:p>14.508251487121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1436368337547" calcext:value-type="float">
            <text:p>0.211436368337547</text:p>
          </table:table-cell>
          <table:table-cell office:value-type="float" office:value="0.713760253894483" calcext:value-type="float">
            <text:p>0.713760253894483</text:p>
          </table:table-cell>
          <table:table-cell office:value-type="float" office:value="2.8904" calcext:value-type="float">
            <text:p>2.8904</text:p>
          </table:table-cell>
          <table:table-cell office:value-type="float" office:value="7.76824801601732" calcext:value-type="float">
            <text:p>7.76824801601732</text:p>
          </table:table-cell>
          <table:table-cell office:value-type="float" office:value="7.72951345998943" calcext:value-type="float">
            <text:p>7.72951345998943</text:p>
          </table:table-cell>
          <table:table-cell office:value-type="float" office:value="14.523014290219" calcext:value-type="float">
            <text:p>14.52301429021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69603478701743" calcext:value-type="float">
            <text:p>0.269603478701743</text:p>
          </table:table-cell>
          <table:table-cell office:value-type="float" office:value="0.716383872545632" calcext:value-type="float">
            <text:p>0.716383872545632</text:p>
          </table:table-cell>
          <table:table-cell office:value-type="float" office:value="2.7139" calcext:value-type="float">
            <text:p>2.7139</text:p>
          </table:table-cell>
          <table:table-cell office:value-type="float" office:value="7.15101158172486" calcext:value-type="float">
            <text:p>7.15101158172486</text:p>
          </table:table-cell>
          <table:table-cell office:value-type="float" office:value="7.14978076739775" calcext:value-type="float">
            <text:p>7.14978076739775</text:p>
          </table:table-cell>
          <table:table-cell office:value-type="float" office:value="14.5522202288631" calcext:value-type="float">
            <text:p>14.552220228863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96985718763565" calcext:value-type="float">
            <text:p>0.196985718763565</text:p>
          </table:table-cell>
          <table:table-cell office:value-type="float" office:value="0.667508284892322" calcext:value-type="float">
            <text:p>0.667508284892322</text:p>
          </table:table-cell>
          <table:table-cell office:value-type="float" office:value="2.913" calcext:value-type="float">
            <text:p>2.913</text:p>
          </table:table-cell>
          <table:table-cell office:value-type="float" office:value="8.9738609559558" calcext:value-type="float">
            <text:p>8.9738609559558</text:p>
          </table:table-cell>
          <table:table-cell office:value-type="float" office:value="8.93429726412721" calcext:value-type="float">
            <text:p>8.93429726412721</text:p>
          </table:table-cell>
          <table:table-cell office:value-type="float" office:value="14.5898641435742" calcext:value-type="float">
            <text:p>14.589864143574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3196048432988" calcext:value-type="float">
            <text:p>0.253196048432988</text:p>
          </table:table-cell>
          <table:table-cell office:value-type="float" office:value="0.733409437038786" calcext:value-type="float">
            <text:p>0.733409437038786</text:p>
          </table:table-cell>
          <table:table-cell office:value-type="float" office:value="2.82931666666667" calcext:value-type="float">
            <text:p>2.82931666666667</text:p>
          </table:table-cell>
          <table:table-cell office:value-type="float" office:value="4.28765864521206" calcext:value-type="float">
            <text:p>4.28765864521206</text:p>
          </table:table-cell>
          <table:table-cell office:value-type="float" office:value="4.28413465774836" calcext:value-type="float">
            <text:p>4.28413465774836</text:p>
          </table:table-cell>
          <table:table-cell office:value-type="float" office:value="14.6261727743212" calcext:value-type="float">
            <text:p>14.626172774321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3802527242541" calcext:value-type="float">
            <text:p>0.213802527242541</text:p>
          </table:table-cell>
          <table:table-cell office:value-type="float" office:value="0.717861608948365" calcext:value-type="float">
            <text:p>0.717861608948365</text:p>
          </table:table-cell>
          <table:table-cell office:value-type="float" office:value="2.78933333333333" calcext:value-type="float">
            <text:p>2.78933333333333</text:p>
          </table:table-cell>
          <table:table-cell office:value-type="float" office:value="7.72713021460581" calcext:value-type="float">
            <text:p>7.72713021460581</text:p>
          </table:table-cell>
          <table:table-cell office:value-type="float" office:value="7.7244988324794" calcext:value-type="float">
            <text:p>7.7244988324794</text:p>
          </table:table-cell>
          <table:table-cell office:value-type="float" office:value="14.6375703519663" calcext:value-type="float">
            <text:p>14.637570351966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7922911350778" calcext:value-type="float">
            <text:p>0.257922911350778</text:p>
          </table:table-cell>
          <table:table-cell office:value-type="float" office:value="0.750475542481501" calcext:value-type="float">
            <text:p>0.750475542481501</text:p>
          </table:table-cell>
          <table:table-cell office:value-type="float" office:value="2.7306" calcext:value-type="float">
            <text:p>2.7306</text:p>
          </table:table-cell>
          <table:table-cell office:value-type="float" office:value="8.51568869577826" calcext:value-type="float">
            <text:p>8.51568869577826</text:p>
          </table:table-cell>
          <table:table-cell office:value-type="float" office:value="8.51443522844239" calcext:value-type="float">
            <text:p>8.51443522844239</text:p>
          </table:table-cell>
          <table:table-cell office:value-type="float" office:value="14.6394568502669" calcext:value-type="float">
            <text:p>14.639456850266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7953619762135" calcext:value-type="float">
            <text:p>0.257953619762135</text:p>
          </table:table-cell>
          <table:table-cell office:value-type="float" office:value="0.750517034243305" calcext:value-type="float">
            <text:p>0.750517034243305</text:p>
          </table:table-cell>
          <table:table-cell office:value-type="float" office:value="2.72666666666667" calcext:value-type="float">
            <text:p>2.72666666666667</text:p>
          </table:table-cell>
          <table:table-cell office:value-type="float" office:value="8.51706271059049" calcext:value-type="float">
            <text:p>8.51706271059049</text:p>
          </table:table-cell>
          <table:table-cell office:value-type="float" office:value="8.51454568517094" calcext:value-type="float">
            <text:p>8.51454568517094</text:p>
          </table:table-cell>
          <table:table-cell office:value-type="float" office:value="14.6402045038495" calcext:value-type="float">
            <text:p>14.6402045038495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4073391061431" calcext:value-type="float">
            <text:p>0.214073391061431</text:p>
          </table:table-cell>
          <table:table-cell office:value-type="float" office:value="0.718290179509933" calcext:value-type="float">
            <text:p>0.718290179509933</text:p>
          </table:table-cell>
          <table:table-cell office:value-type="float" office:value="2.79351666666667" calcext:value-type="float">
            <text:p>2.79351666666667</text:p>
          </table:table-cell>
          <table:table-cell office:value-type="float" office:value="7.72782454462382" calcext:value-type="float">
            <text:p>7.72782454462382</text:p>
          </table:table-cell>
          <table:table-cell office:value-type="float" office:value="7.72393402820621" calcext:value-type="float">
            <text:p>7.72393402820621</text:p>
          </table:table-cell>
          <table:table-cell office:value-type="float" office:value="14.6502658323624" calcext:value-type="float">
            <text:p>14.650265832362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4242295334463" calcext:value-type="float">
            <text:p>0.214242295334463</text:p>
          </table:table-cell>
          <table:table-cell office:value-type="float" office:value="0.718566258426145" calcext:value-type="float">
            <text:p>0.718566258426145</text:p>
          </table:table-cell>
          <table:table-cell office:value-type="float" office:value="2.81846666666667" calcext:value-type="float">
            <text:p>2.81846666666667</text:p>
          </table:table-cell>
          <table:table-cell office:value-type="float" office:value="7.72362580221704" calcext:value-type="float">
            <text:p>7.72362580221704</text:p>
          </table:table-cell>
          <table:table-cell office:value-type="float" office:value="7.72323657418146" calcext:value-type="float">
            <text:p>7.72323657418146</text:p>
          </table:table-cell>
          <table:table-cell office:value-type="float" office:value="14.6578298393915" calcext:value-type="float">
            <text:p>14.6578298393915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58318238811665" calcext:value-type="float">
            <text:p>0.258318238811665</text:p>
          </table:table-cell>
          <table:table-cell office:value-type="float" office:value="0.750556804754741" calcext:value-type="float">
            <text:p>0.750556804754741</text:p>
          </table:table-cell>
          <table:table-cell office:value-type="float" office:value="2.77708333333333" calcext:value-type="float">
            <text:p>2.77708333333333</text:p>
          </table:table-cell>
          <table:table-cell office:value-type="float" office:value="8.51443854539545" calcext:value-type="float">
            <text:p>8.51443854539545</text:p>
          </table:table-cell>
          <table:table-cell office:value-type="float" office:value="8.51418677121073" calcext:value-type="float">
            <text:p>8.51418677121073</text:p>
          </table:table-cell>
          <table:table-cell office:value-type="float" office:value="14.6579004814324" calcext:value-type="float">
            <text:p>14.657900481432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513162435823" calcext:value-type="float">
            <text:p>0.23513162435823</text:p>
          </table:table-cell>
          <table:table-cell office:value-type="float" office:value="0.748772549213148" calcext:value-type="float">
            <text:p>0.748772549213148</text:p>
          </table:table-cell>
          <table:table-cell office:value-type="float" office:value="2.9165" calcext:value-type="float">
            <text:p>2.9165</text:p>
          </table:table-cell>
          <table:table-cell office:value-type="float" office:value="6.78606969754223" calcext:value-type="float">
            <text:p>6.78606969754223</text:p>
          </table:table-cell>
          <table:table-cell office:value-type="float" office:value="6.78347760340682" calcext:value-type="float">
            <text:p>6.78347760340682</text:p>
          </table:table-cell>
          <table:table-cell office:value-type="float" office:value="14.7300828430252" calcext:value-type="float">
            <text:p>14.730082843025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2252221311823" calcext:value-type="float">
            <text:p>0.242252221311823</text:p>
          </table:table-cell>
          <table:table-cell office:value-type="float" office:value="0.719021199399866" calcext:value-type="float">
            <text:p>0.719021199399866</text:p>
          </table:table-cell>
          <table:table-cell office:value-type="float" office:value="2.78438333333333" calcext:value-type="float">
            <text:p>2.78438333333333</text:p>
          </table:table-cell>
          <table:table-cell office:value-type="float" office:value="5.88525913758185" calcext:value-type="float">
            <text:p>5.88525913758185</text:p>
          </table:table-cell>
          <table:table-cell office:value-type="float" office:value="5.88500210509227" calcext:value-type="float">
            <text:p>5.88500210509227</text:p>
          </table:table-cell>
          <table:table-cell office:value-type="float" office:value="14.7360980119594" calcext:value-type="float">
            <text:p>14.736098011959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2345574456656" calcext:value-type="float">
            <text:p>0.242345574456656</text:p>
          </table:table-cell>
          <table:table-cell office:value-type="float" office:value="0.719145651751284" calcext:value-type="float">
            <text:p>0.719145651751284</text:p>
          </table:table-cell>
          <table:table-cell office:value-type="float" office:value="2.81841666666667" calcext:value-type="float">
            <text:p>2.81841666666667</text:p>
          </table:table-cell>
          <table:table-cell office:value-type="float" office:value="5.88558056310652" calcext:value-type="float">
            <text:p>5.88558056310652</text:p>
          </table:table-cell>
          <table:table-cell office:value-type="float" office:value="5.88522745754895" calcext:value-type="float">
            <text:p>5.88522745754895</text:p>
          </table:table-cell>
          <table:table-cell office:value-type="float" office:value="14.739837282141" calcext:value-type="float">
            <text:p>14.73983728214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6659513232314" calcext:value-type="float">
            <text:p>0.236659513232314</text:p>
          </table:table-cell>
          <table:table-cell office:value-type="float" office:value="0.750909606275479" calcext:value-type="float">
            <text:p>0.750909606275479</text:p>
          </table:table-cell>
          <table:table-cell office:value-type="float" office:value="2.92856666666667" calcext:value-type="float">
            <text:p>2.92856666666667</text:p>
          </table:table-cell>
          <table:table-cell office:value-type="float" office:value="6.78692437523852" calcext:value-type="float">
            <text:p>6.78692437523852</text:p>
          </table:table-cell>
          <table:table-cell office:value-type="float" office:value="6.78338887240559" calcext:value-type="float">
            <text:p>6.78338887240559</text:p>
          </table:table-cell>
          <table:table-cell office:value-type="float" office:value="14.7932202157141" calcext:value-type="float">
            <text:p>14.793220215714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6670019509423" calcext:value-type="float">
            <text:p>0.236670019509423</text:p>
          </table:table-cell>
          <table:table-cell office:value-type="float" office:value="0.750878939468261" calcext:value-type="float">
            <text:p>0.750878939468261</text:p>
          </table:table-cell>
          <table:table-cell office:value-type="float" office:value="2.9401" calcext:value-type="float">
            <text:p>2.9401</text:p>
          </table:table-cell>
          <table:table-cell office:value-type="float" office:value="6.78340675923267" calcext:value-type="float">
            <text:p>6.78340675923267</text:p>
          </table:table-cell>
          <table:table-cell office:value-type="float" office:value="6.78305308838823" calcext:value-type="float">
            <text:p>6.78305308838823</text:p>
          </table:table-cell>
          <table:table-cell office:value-type="float" office:value="14.7941777828082" calcext:value-type="float">
            <text:p>14.794177782808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7950582501944" calcext:value-type="float">
            <text:p>0.237950582501944</text:p>
          </table:table-cell>
          <table:table-cell office:value-type="float" office:value="0.686332104588087" calcext:value-type="float">
            <text:p>0.686332104588087</text:p>
          </table:table-cell>
          <table:table-cell office:value-type="float" office:value="2.86953333333333" calcext:value-type="float">
            <text:p>2.86953333333333</text:p>
          </table:table-cell>
          <table:table-cell office:value-type="float" office:value="5.66393952220503" calcext:value-type="float">
            <text:p>5.66393952220503</text:p>
          </table:table-cell>
          <table:table-cell office:value-type="float" office:value="5.66355298819568" calcext:value-type="float">
            <text:p>5.66355298819568</text:p>
          </table:table-cell>
          <table:table-cell office:value-type="float" office:value="14.8109212124498" calcext:value-type="float">
            <text:p>14.810921212449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7961704895046" calcext:value-type="float">
            <text:p>0.237961704895046</text:p>
          </table:table-cell>
          <table:table-cell office:value-type="float" office:value="0.686349813802518" calcext:value-type="float">
            <text:p>0.686349813802518</text:p>
          </table:table-cell>
          <table:table-cell office:value-type="float" office:value="2.80875" calcext:value-type="float">
            <text:p>2.80875</text:p>
          </table:table-cell>
          <table:table-cell office:value-type="float" office:value="5.66356224016846" calcext:value-type="float">
            <text:p>5.66356224016846</text:p>
          </table:table-cell>
          <table:table-cell office:value-type="float" office:value="5.66330371867169" calcext:value-type="float">
            <text:p>5.66330371867169</text:p>
          </table:table-cell>
          <table:table-cell office:value-type="float" office:value="14.8111953259042" calcext:value-type="float">
            <text:p>14.811195325904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803500399112" calcext:value-type="float">
            <text:p>0.23803500399112</text:p>
          </table:table-cell>
          <table:table-cell office:value-type="float" office:value="0.686438894270428" calcext:value-type="float">
            <text:p>0.686438894270428</text:p>
          </table:table-cell>
          <table:table-cell office:value-type="float" office:value="2.82155" calcext:value-type="float">
            <text:p>2.82155</text:p>
          </table:table-cell>
          <table:table-cell office:value-type="float" office:value="5.66579105191122" calcext:value-type="float">
            <text:p>5.66579105191122</text:p>
          </table:table-cell>
          <table:table-cell office:value-type="float" office:value="5.66192745131902" calcext:value-type="float">
            <text:p>5.66192745131902</text:p>
          </table:table-cell>
          <table:table-cell office:value-type="float" office:value="14.8133785820994" calcext:value-type="float">
            <text:p>14.813378582099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8186704637621" calcext:value-type="float">
            <text:p>0.238186704637621</text:p>
          </table:table-cell>
          <table:table-cell office:value-type="float" office:value="0.68666024842132" calcext:value-type="float">
            <text:p>0.68666024842132</text:p>
          </table:table-cell>
          <table:table-cell office:value-type="float" office:value="2.9225" calcext:value-type="float">
            <text:p>2.9225</text:p>
          </table:table-cell>
          <table:table-cell office:value-type="float" office:value="5.66134707230706" calcext:value-type="float">
            <text:p>5.66134707230706</text:p>
          </table:table-cell>
          <table:table-cell office:value-type="float" office:value="5.65876528620861" calcext:value-type="float">
            <text:p>5.65876528620861</text:p>
          </table:table-cell>
          <table:table-cell office:value-type="float" office:value="14.8172127239536" calcext:value-type="float">
            <text:p>14.817212723953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0304585183571" calcext:value-type="float">
            <text:p>0.240304585183571</text:p>
          </table:table-cell>
          <table:table-cell office:value-type="float" office:value="0.688876167898021" calcext:value-type="float">
            <text:p>0.688876167898021</text:p>
          </table:table-cell>
          <table:table-cell office:value-type="float" office:value="2.81518333333333" calcext:value-type="float">
            <text:p>2.81518333333333</text:p>
          </table:table-cell>
          <table:table-cell office:value-type="float" office:value="5.66313979080754" calcext:value-type="float">
            <text:p>5.66313979080754</text:p>
          </table:table-cell>
          <table:table-cell office:value-type="float" office:value="5.62467041948406" calcext:value-type="float">
            <text:p>5.62467041948406</text:p>
          </table:table-cell>
          <table:table-cell office:value-type="float" office:value="14.8780992450059" calcext:value-type="float">
            <text:p>14.878099245005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02" calcext:value-type="float">
            <text:p>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7728711294387" calcext:value-type="float">
            <text:p>0.227728711294387</text:p>
          </table:table-cell>
          <table:table-cell office:value-type="float" office:value="0.688130283866305" calcext:value-type="float">
            <text:p>0.688130283866305</text:p>
          </table:table-cell>
          <table:table-cell office:value-type="float" office:value="2.82858333333333" calcext:value-type="float">
            <text:p>2.82858333333333</text:p>
          </table:table-cell>
          <table:table-cell office:value-type="float" office:value="6.93695582022084" calcext:value-type="float">
            <text:p>6.93695582022084</text:p>
          </table:table-cell>
          <table:table-cell office:value-type="float" office:value="6.89839295472337" calcext:value-type="float">
            <text:p>6.89839295472337</text:p>
          </table:table-cell>
          <table:table-cell office:value-type="float" office:value="15.0507676735598" calcext:value-type="float">
            <text:p>15.050767673559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4972784515814" calcext:value-type="float">
            <text:p>0.214972784515814</text:p>
          </table:table-cell>
          <table:table-cell office:value-type="float" office:value="0.690455752868432" calcext:value-type="float">
            <text:p>0.690455752868432</text:p>
          </table:table-cell>
          <table:table-cell office:value-type="float" office:value="2.80578333333333" calcext:value-type="float">
            <text:p>2.80578333333333</text:p>
          </table:table-cell>
          <table:table-cell office:value-type="float" office:value="7.83093201915252" calcext:value-type="float">
            <text:p>7.83093201915252</text:p>
          </table:table-cell>
          <table:table-cell office:value-type="float" office:value="7.80497605663923" calcext:value-type="float">
            <text:p>7.80497605663923</text:p>
          </table:table-cell>
          <table:table-cell office:value-type="float" office:value="15.0841516826829" calcext:value-type="float">
            <text:p>15.084151682682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45" calcext:value-type="float">
            <text:p>7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698312194174" calcext:value-type="float">
            <text:p>0.21698312194174</text:p>
          </table:table-cell>
          <table:table-cell office:value-type="float" office:value="0.693643439293121" calcext:value-type="float">
            <text:p>0.693643439293121</text:p>
          </table:table-cell>
          <table:table-cell office:value-type="float" office:value="2.75076666666667" calcext:value-type="float">
            <text:p>2.75076666666667</text:p>
          </table:table-cell>
          <table:table-cell office:value-type="float" office:value="7.8416270080422" calcext:value-type="float">
            <text:p>7.8416270080422</text:p>
          </table:table-cell>
          <table:table-cell office:value-type="float" office:value="7.80292070372233" calcext:value-type="float">
            <text:p>7.80292070372233</text:p>
          </table:table-cell>
          <table:table-cell office:value-type="float" office:value="15.1753073050553" calcext:value-type="float">
            <text:p>15.175307305055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2228304655005" calcext:value-type="float">
            <text:p>0.232228304655005</text:p>
          </table:table-cell>
          <table:table-cell office:value-type="float" office:value="0.695247880352501" calcext:value-type="float">
            <text:p>0.695247880352501</text:p>
          </table:table-cell>
          <table:table-cell office:value-type="float" office:value="2.77116666666667" calcext:value-type="float">
            <text:p>2.77116666666667</text:p>
          </table:table-cell>
          <table:table-cell office:value-type="float" office:value="6.91334945041777" calcext:value-type="float">
            <text:p>6.91334945041777</text:p>
          </table:table-cell>
          <table:table-cell office:value-type="float" office:value="6.91074651679501" calcext:value-type="float">
            <text:p>6.91074651679501</text:p>
          </table:table-cell>
          <table:table-cell office:value-type="float" office:value="15.233629101923" calcext:value-type="float">
            <text:p>15.23362910192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2731352516442" calcext:value-type="float">
            <text:p>0.232731352516442</text:p>
          </table:table-cell>
          <table:table-cell office:value-type="float" office:value="0.695984005174154" calcext:value-type="float">
            <text:p>0.695984005174154</text:p>
          </table:table-cell>
          <table:table-cell office:value-type="float" office:value="2.80793333333333" calcext:value-type="float">
            <text:p>2.80793333333333</text:p>
          </table:table-cell>
          <table:table-cell office:value-type="float" office:value="6.91592901589102" calcext:value-type="float">
            <text:p>6.91592901589102</text:p>
          </table:table-cell>
          <table:table-cell office:value-type="float" office:value="6.91205583051568" calcext:value-type="float">
            <text:p>6.91205583051568</text:p>
          </table:table-cell>
          <table:table-cell office:value-type="float" office:value="15.2534762804375" calcext:value-type="float">
            <text:p>15.2534762804375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3024582543838" calcext:value-type="float">
            <text:p>0.233024582543838</text:p>
          </table:table-cell>
          <table:table-cell office:value-type="float" office:value="0.696427019150582" calcext:value-type="float">
            <text:p>0.696427019150582</text:p>
          </table:table-cell>
          <table:table-cell office:value-type="float" office:value="2.77885" calcext:value-type="float">
            <text:p>2.77885</text:p>
          </table:table-cell>
          <table:table-cell office:value-type="float" office:value="6.91263232810612" calcext:value-type="float">
            <text:p>6.91263232810612</text:p>
          </table:table-cell>
          <table:table-cell office:value-type="float" office:value="6.9123716865582" calcext:value-type="float">
            <text:p>6.9123716865582</text:p>
          </table:table-cell>
          <table:table-cell office:value-type="float" office:value="15.2645637754725" calcext:value-type="float">
            <text:p>15.2645637754725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3066378962064" calcext:value-type="float">
            <text:p>0.233066378962064</text:p>
          </table:table-cell>
          <table:table-cell office:value-type="float" office:value="0.696487360749162" calcext:value-type="float">
            <text:p>0.696487360749162</text:p>
          </table:table-cell>
          <table:table-cell office:value-type="float" office:value="2.80986666666667" calcext:value-type="float">
            <text:p>2.80986666666667</text:p>
          </table:table-cell>
          <table:table-cell office:value-type="float" office:value="6.91286303173001" calcext:value-type="float">
            <text:p>6.91286303173001</text:p>
          </table:table-cell>
          <table:table-cell office:value-type="float" office:value="6.91247553775084" calcext:value-type="float">
            <text:p>6.91247553775084</text:p>
          </table:table-cell>
          <table:table-cell office:value-type="float" office:value="15.2661938739403" calcext:value-type="float">
            <text:p>15.266193873940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9266458851549" calcext:value-type="float">
            <text:p>0.219266458851549</text:p>
          </table:table-cell>
          <table:table-cell office:value-type="float" office:value="0.697223180299967" calcext:value-type="float">
            <text:p>0.697223180299967</text:p>
          </table:table-cell>
          <table:table-cell office:value-type="float" office:value="2.7977" calcext:value-type="float">
            <text:p>2.7977</text:p>
          </table:table-cell>
          <table:table-cell office:value-type="float" office:value="7.79903641143055" calcext:value-type="float">
            <text:p>7.79903641143055</text:p>
          </table:table-cell>
          <table:table-cell office:value-type="float" office:value="7.79641022987227" calcext:value-type="float">
            <text:p>7.79641022987227</text:p>
          </table:table-cell>
          <table:table-cell office:value-type="float" office:value="15.2777897836739" calcext:value-type="float">
            <text:p>15.277789783673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9566080530703" calcext:value-type="float">
            <text:p>0.219566080530703</text:p>
          </table:table-cell>
          <table:table-cell office:value-type="float" office:value="0.697670356180047" calcext:value-type="float">
            <text:p>0.697670356180047</text:p>
          </table:table-cell>
          <table:table-cell office:value-type="float" office:value="2.90411666666667" calcext:value-type="float">
            <text:p>2.90411666666667</text:p>
          </table:table-cell>
          <table:table-cell office:value-type="float" office:value="7.7994729915915" calcext:value-type="float">
            <text:p>7.7994729915915</text:p>
          </table:table-cell>
          <table:table-cell office:value-type="float" office:value="7.79558687936343" calcext:value-type="float">
            <text:p>7.79558687936343</text:p>
          </table:table-cell>
          <table:table-cell office:value-type="float" office:value="15.290570446609" calcext:value-type="float">
            <text:p>15.29057044660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53" calcext:value-type="float">
            <text:p>7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9665954710335" calcext:value-type="float">
            <text:p>0.219665954710335</text:p>
          </table:table-cell>
          <table:table-cell office:value-type="float" office:value="0.697815865241251" calcext:value-type="float">
            <text:p>0.697815865241251</text:p>
          </table:table-cell>
          <table:table-cell office:value-type="float" office:value="2.89148333333333" calcext:value-type="float">
            <text:p>2.89148333333333</text:p>
          </table:table-cell>
          <table:table-cell office:value-type="float" office:value="7.79538016374322" calcext:value-type="float">
            <text:p>7.79538016374322</text:p>
          </table:table-cell>
          <table:table-cell office:value-type="float" office:value="7.79499139263569" calcext:value-type="float">
            <text:p>7.79499139263569</text:p>
          </table:table-cell>
          <table:table-cell office:value-type="float" office:value="15.2946748822418" calcext:value-type="float">
            <text:p>15.294674882241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1749299386123" calcext:value-type="float">
            <text:p>0.241749299386123</text:p>
          </table:table-cell>
          <table:table-cell office:value-type="float" office:value="0.748528792058711" calcext:value-type="float">
            <text:p>0.748528792058711</text:p>
          </table:table-cell>
          <table:table-cell office:value-type="float" office:value="2.80391666666667" calcext:value-type="float">
            <text:p>2.80391666666667</text:p>
          </table:table-cell>
          <table:table-cell office:value-type="float" office:value="6.87365550927857" calcext:value-type="float">
            <text:p>6.87365550927857</text:p>
          </table:table-cell>
          <table:table-cell office:value-type="float" office:value="6.84817686883185" calcext:value-type="float">
            <text:p>6.84817686883185</text:p>
          </table:table-cell>
          <table:table-cell office:value-type="float" office:value="15.3096892393667" calcext:value-type="float">
            <text:p>15.309689239366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24496169186474" calcext:value-type="float">
            <text:p>0.124496169186474</text:p>
          </table:table-cell>
          <table:table-cell office:value-type="float" office:value="0.347591010480353" calcext:value-type="float">
            <text:p>0.347591010480353</text:p>
          </table:table-cell>
          <table:table-cell office:value-type="float" office:value="2.82421666666667" calcext:value-type="float">
            <text:p>2.82421666666667</text:p>
          </table:table-cell>
          <table:table-cell office:value-type="float" office:value="-22.0683153300835" calcext:value-type="float">
            <text:p>-22.0683153300835</text:p>
          </table:table-cell>
          <table:table-cell office:value-type="float" office:value="-22.0717999825121" calcext:value-type="float">
            <text:p>-22.0717999825121</text:p>
          </table:table-cell>
          <table:table-cell office:value-type="float" office:value="15.3867912664997" calcext:value-type="float">
            <text:p>15.386791266499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4919226234588" calcext:value-type="float">
            <text:p>0.244919226234588</text:p>
          </table:table-cell>
          <table:table-cell office:value-type="float" office:value="0.678064469547793" calcext:value-type="float">
            <text:p>0.678064469547793</text:p>
          </table:table-cell>
          <table:table-cell office:value-type="float" office:value="2.8151" calcext:value-type="float">
            <text:p>2.8151</text:p>
          </table:table-cell>
          <table:table-cell office:value-type="float" office:value="5.72576385838983" calcext:value-type="float">
            <text:p>5.72576385838983</text:p>
          </table:table-cell>
          <table:table-cell office:value-type="float" office:value="5.72537784042289" calcext:value-type="float">
            <text:p>5.72537784042289</text:p>
          </table:table-cell>
          <table:table-cell office:value-type="float" office:value="15.4112332386225" calcext:value-type="float">
            <text:p>15.4112332386225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4958170681984" calcext:value-type="float">
            <text:p>0.244958170681984</text:p>
          </table:table-cell>
          <table:table-cell office:value-type="float" office:value="0.678125620762365" calcext:value-type="float">
            <text:p>0.678125620762365</text:p>
          </table:table-cell>
          <table:table-cell office:value-type="float" office:value="2.81218333333333" calcext:value-type="float">
            <text:p>2.81218333333333</text:p>
          </table:table-cell>
          <table:table-cell office:value-type="float" office:value="5.72846142744614" calcext:value-type="float">
            <text:p>5.72846142744614</text:p>
          </table:table-cell>
          <table:table-cell office:value-type="float" office:value="5.72460283149738" calcext:value-type="float">
            <text:p>5.72460283149738</text:p>
          </table:table-cell>
          <table:table-cell office:value-type="float" office:value="15.412256104947" calcext:value-type="float">
            <text:p>15.41225610494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5076600023132" calcext:value-type="float">
            <text:p>0.245076600023132</text:p>
          </table:table-cell>
          <table:table-cell office:value-type="float" office:value="0.678293905628976" calcext:value-type="float">
            <text:p>0.678293905628976</text:p>
          </table:table-cell>
          <table:table-cell office:value-type="float" office:value="2.92648333333333" calcext:value-type="float">
            <text:p>2.92648333333333</text:p>
          </table:table-cell>
          <table:table-cell office:value-type="float" office:value="5.72430666054224" calcext:value-type="float">
            <text:p>5.72430666054224</text:p>
          </table:table-cell>
          <table:table-cell office:value-type="float" office:value="5.72173244582726" calcext:value-type="float">
            <text:p>5.72173244582726</text:p>
          </table:table-cell>
          <table:table-cell office:value-type="float" office:value="15.4149720980871" calcext:value-type="float">
            <text:p>15.414972098087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94" calcext:value-type="float">
            <text:p>79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76509084963898" calcext:value-type="float">
            <text:p>0.276509084963898</text:p>
          </table:table-cell>
          <table:table-cell office:value-type="float" office:value="0.849358542289804" calcext:value-type="float">
            <text:p>0.849358542289804</text:p>
          </table:table-cell>
          <table:table-cell office:value-type="float" office:value="2.6795" calcext:value-type="float">
            <text:p>2.6795</text:p>
          </table:table-cell>
          <table:table-cell office:value-type="float" office:value="9.04340859663046" calcext:value-type="float">
            <text:p>9.04340859663046</text:p>
          </table:table-cell>
          <table:table-cell office:value-type="float" office:value="9.018149294708" calcext:value-type="float">
            <text:p>9.018149294708</text:p>
          </table:table-cell>
          <table:table-cell office:value-type="float" office:value="15.4486375419222" calcext:value-type="float">
            <text:p>15.448637541922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6746755446959" calcext:value-type="float">
            <text:p>0.226746755446959</text:p>
          </table:table-cell>
          <table:table-cell office:value-type="float" office:value="0.727247241279172" calcext:value-type="float">
            <text:p>0.727247241279172</text:p>
          </table:table-cell>
          <table:table-cell office:value-type="float" office:value="2.81016666666667" calcext:value-type="float">
            <text:p>2.81016666666667</text:p>
          </table:table-cell>
          <table:table-cell office:value-type="float" office:value="7.62491003313328" calcext:value-type="float">
            <text:p>7.62491003313328</text:p>
          </table:table-cell>
          <table:table-cell office:value-type="float" office:value="7.59932530445404" calcext:value-type="float">
            <text:p>7.59932530445404</text:p>
          </table:table-cell>
          <table:table-cell office:value-type="float" office:value="15.450863813326" calcext:value-type="float">
            <text:p>15.45086381332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677293177648" calcext:value-type="float">
            <text:p>0.24677293177648</text:p>
          </table:table-cell>
          <table:table-cell office:value-type="float" office:value="0.680132406383661" calcext:value-type="float">
            <text:p>0.680132406383661</text:p>
          </table:table-cell>
          <table:table-cell office:value-type="float" office:value="2.80565" calcext:value-type="float">
            <text:p>2.80565</text:p>
          </table:table-cell>
          <table:table-cell office:value-type="float" office:value="5.73137996977663" calcext:value-type="float">
            <text:p>5.73137996977663</text:p>
          </table:table-cell>
          <table:table-cell office:value-type="float" office:value="5.69294512138331" calcext:value-type="float">
            <text:p>5.69294512138331</text:p>
          </table:table-cell>
          <table:table-cell office:value-type="float" office:value="15.4596440842084" calcext:value-type="float">
            <text:p>15.459644084208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8934609628742" calcext:value-type="float">
            <text:p>0.248934609628742</text:p>
          </table:table-cell>
          <table:table-cell office:value-type="float" office:value="0.683241484643127" calcext:value-type="float">
            <text:p>0.683241484643127</text:p>
          </table:table-cell>
          <table:table-cell office:value-type="float" office:value="2.90718333333333" calcext:value-type="float">
            <text:p>2.90718333333333</text:p>
          </table:table-cell>
          <table:table-cell office:value-type="float" office:value="5.68408796109005" calcext:value-type="float">
            <text:p>5.68408796109005</text:p>
          </table:table-cell>
          <table:table-cell office:value-type="float" office:value="5.65864270225579" calcext:value-type="float">
            <text:p>5.65864270225579</text:p>
          </table:table-cell>
          <table:table-cell office:value-type="float" office:value="15.517096710434" calcext:value-type="float">
            <text:p>15.51709671043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79724716192384" calcext:value-type="float">
            <text:p>0.279724716192384</text:p>
          </table:table-cell>
          <table:table-cell office:value-type="float" office:value="0.853221320400862" calcext:value-type="float">
            <text:p>0.853221320400862</text:p>
          </table:table-cell>
          <table:table-cell office:value-type="float" office:value="2.69373333333333" calcext:value-type="float">
            <text:p>2.69373333333333</text:p>
          </table:table-cell>
          <table:table-cell office:value-type="float" office:value="9.02637582093356" calcext:value-type="float">
            <text:p>9.02637582093356</text:p>
          </table:table-cell>
          <table:table-cell office:value-type="float" office:value="9.01370803072679" calcext:value-type="float">
            <text:p>9.01370803072679</text:p>
          </table:table-cell>
          <table:table-cell office:value-type="float" office:value="15.5583147387359" calcext:value-type="float">
            <text:p>15.558314738735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9314284489358" calcext:value-type="float">
            <text:p>0.229314284489358</text:p>
          </table:table-cell>
          <table:table-cell office:value-type="float" office:value="0.731503569690942" calcext:value-type="float">
            <text:p>0.731503569690942</text:p>
          </table:table-cell>
          <table:table-cell office:value-type="float" office:value="2.7947" calcext:value-type="float">
            <text:p>2.7947</text:p>
          </table:table-cell>
          <table:table-cell office:value-type="float" office:value="7.62547446946261" calcext:value-type="float">
            <text:p>7.62547446946261</text:p>
          </table:table-cell>
          <table:table-cell office:value-type="float" office:value="7.6215160816706" calcext:value-type="float">
            <text:p>7.6215160816706</text:p>
          </table:table-cell>
          <table:table-cell office:value-type="float" office:value="15.576504582287" calcext:value-type="float">
            <text:p>15.57650458228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29375565153516" calcext:value-type="float">
            <text:p>0.229375565153516</text:p>
          </table:table-cell>
          <table:table-cell office:value-type="float" office:value="0.731620870522355" calcext:value-type="float">
            <text:p>0.731620870522355</text:p>
          </table:table-cell>
          <table:table-cell office:value-type="float" office:value="2.82658333333333" calcext:value-type="float">
            <text:p>2.82658333333333</text:p>
          </table:table-cell>
          <table:table-cell office:value-type="float" office:value="7.62438092354169" calcext:value-type="float">
            <text:p>7.62438092354169</text:p>
          </table:table-cell>
          <table:table-cell office:value-type="float" office:value="7.62179322462399" calcext:value-type="float">
            <text:p>7.62179322462399</text:p>
          </table:table-cell>
          <table:table-cell office:value-type="float" office:value="15.5791429637623" calcext:value-type="float">
            <text:p>15.579142963762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6311375957283" calcext:value-type="float">
            <text:p>0.236311375957283</text:p>
          </table:table-cell>
          <table:table-cell office:value-type="float" office:value="0.677923474739848" calcext:value-type="float">
            <text:p>0.677923474739848</text:p>
          </table:table-cell>
          <table:table-cell office:value-type="float" office:value="2.60535" calcext:value-type="float">
            <text:p>2.60535</text:p>
          </table:table-cell>
          <table:table-cell office:value-type="float" office:value="6.97447995107391" calcext:value-type="float">
            <text:p>6.97447995107391</text:p>
          </table:table-cell>
          <table:table-cell office:value-type="float" office:value="6.94881779354733" calcext:value-type="float">
            <text:p>6.94881779354733</text:p>
          </table:table-cell>
          <table:table-cell office:value-type="float" office:value="15.7115931777759" calcext:value-type="float">
            <text:p>15.711593177775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93" calcext:value-type="float">
            <text:p>7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7856234323002" calcext:value-type="float">
            <text:p>0.27856234323002</text:p>
          </table:table-cell>
          <table:table-cell office:value-type="float" office:value="0.840123197058022" calcext:value-type="float">
            <text:p>0.840123197058022</text:p>
          </table:table-cell>
          <table:table-cell office:value-type="float" office:value="2.7846" calcext:value-type="float">
            <text:p>2.7846</text:p>
          </table:table-cell>
          <table:table-cell office:value-type="float" office:value="9.05750614775091" calcext:value-type="float">
            <text:p>9.05750614775091</text:p>
          </table:table-cell>
          <table:table-cell office:value-type="float" office:value="9.03229137689653" calcext:value-type="float">
            <text:p>9.03229137689653</text:p>
          </table:table-cell>
          <table:table-cell office:value-type="float" office:value="15.8131424973624" calcext:value-type="float">
            <text:p>15.813142497362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79250305940602" calcext:value-type="float">
            <text:p>0.279250305940602</text:p>
          </table:table-cell>
          <table:table-cell office:value-type="float" office:value="0.845167076984062" calcext:value-type="float">
            <text:p>0.845167076984062</text:p>
          </table:table-cell>
          <table:table-cell office:value-type="float" office:value="2.70281666666667" calcext:value-type="float">
            <text:p>2.70281666666667</text:p>
          </table:table-cell>
          <table:table-cell office:value-type="float" office:value="9.05376990079489" calcext:value-type="float">
            <text:p>9.05376990079489</text:p>
          </table:table-cell>
          <table:table-cell office:value-type="float" office:value="9.05250234722322" calcext:value-type="float">
            <text:p>9.05250234722322</text:p>
          </table:table-cell>
          <table:table-cell office:value-type="float" office:value="15.8407117681551" calcext:value-type="float">
            <text:p>15.840711768155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9829357202587" calcext:value-type="float">
            <text:p>0.239829357202587</text:p>
          </table:table-cell>
          <table:table-cell office:value-type="float" office:value="0.683002871461933" calcext:value-type="float">
            <text:p>0.683002871461933</text:p>
          </table:table-cell>
          <table:table-cell office:value-type="float" office:value="2.86636666666667" calcext:value-type="float">
            <text:p>2.86636666666667</text:p>
          </table:table-cell>
          <table:table-cell office:value-type="float" office:value="7.00167919294416" calcext:value-type="float">
            <text:p>7.00167919294416</text:p>
          </table:table-cell>
          <table:table-cell office:value-type="float" office:value="6.96314704367934" calcext:value-type="float">
            <text:p>6.96314704367934</text:p>
          </table:table-cell>
          <table:table-cell office:value-type="float" office:value="15.8469613679621" calcext:value-type="float">
            <text:p>15.846961367962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5032736381718" calcext:value-type="float">
            <text:p>0.245032736381718</text:p>
          </table:table-cell>
          <table:table-cell office:value-type="float" office:value="0.690784397466461" calcext:value-type="float">
            <text:p>0.690784397466461</text:p>
          </table:table-cell>
          <table:table-cell office:value-type="float" office:value="2.76423333333333" calcext:value-type="float">
            <text:p>2.76423333333333</text:p>
          </table:table-cell>
          <table:table-cell office:value-type="float" office:value="6.97512590243436" calcext:value-type="float">
            <text:p>6.97512590243436</text:p>
          </table:table-cell>
          <table:table-cell office:value-type="float" office:value="6.97252934829205" calcext:value-type="float">
            <text:p>6.97252934829205</text:p>
          </table:table-cell>
          <table:table-cell office:value-type="float" office:value="16.035695000036" calcext:value-type="float">
            <text:p>16.03569500003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5672235359082" calcext:value-type="float">
            <text:p>0.245672235359082</text:p>
          </table:table-cell>
          <table:table-cell office:value-type="float" office:value="0.691707565217512" calcext:value-type="float">
            <text:p>0.691707565217512</text:p>
          </table:table-cell>
          <table:table-cell office:value-type="float" office:value="2.82063333333333" calcext:value-type="float">
            <text:p>2.82063333333333</text:p>
          </table:table-cell>
          <table:table-cell office:value-type="float" office:value="6.9775462095123" calcext:value-type="float">
            <text:p>6.9775462095123</text:p>
          </table:table-cell>
          <table:table-cell office:value-type="float" office:value="6.9736776270982" calcext:value-type="float">
            <text:p>6.9736776270982</text:p>
          </table:table-cell>
          <table:table-cell office:value-type="float" office:value="16.058002779662" calcext:value-type="float">
            <text:p>16.05800277966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09" calcext:value-type="float">
            <text:p>6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5913362852354" calcext:value-type="float">
            <text:p>0.245913362852354</text:p>
          </table:table-cell>
          <table:table-cell office:value-type="float" office:value="0.692051837828295" calcext:value-type="float">
            <text:p>0.692051837828295</text:p>
          </table:table-cell>
          <table:table-cell office:value-type="float" office:value="2.80478333333333" calcext:value-type="float">
            <text:p>2.80478333333333</text:p>
          </table:table-cell>
          <table:table-cell office:value-type="float" office:value="6.97414708721867" calcext:value-type="float">
            <text:p>6.97414708721867</text:p>
          </table:table-cell>
          <table:table-cell office:value-type="float" office:value="6.97376006952516" calcext:value-type="float">
            <text:p>6.97376006952516</text:p>
          </table:table-cell>
          <table:table-cell office:value-type="float" office:value="16.0661630543706" calcext:value-type="float">
            <text:p>16.066163054370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97104991130907" calcext:value-type="float">
            <text:p>0.297104991130907</text:p>
          </table:table-cell>
          <table:table-cell office:value-type="float" office:value="0.875642568718803" calcext:value-type="float">
            <text:p>0.875642568718803</text:p>
          </table:table-cell>
          <table:table-cell office:value-type="float" office:value="2.72666666666667" calcext:value-type="float">
            <text:p>2.72666666666667</text:p>
          </table:table-cell>
          <table:table-cell office:value-type="float" office:value="9.00671681014331" calcext:value-type="float">
            <text:p>9.00671681014331</text:p>
          </table:table-cell>
          <table:table-cell office:value-type="float" office:value="9.00544107322915" calcext:value-type="float">
            <text:p>9.00544107322915</text:p>
          </table:table-cell>
          <table:table-cell office:value-type="float" office:value="16.0686845091885" calcext:value-type="float">
            <text:p>16.0686845091885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98" calcext:value-type="float">
            <text:p>7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97168635346228" calcext:value-type="float">
            <text:p>0.297168635346228</text:p>
          </table:table-cell>
          <table:table-cell office:value-type="float" office:value="0.875763799844217" calcext:value-type="float">
            <text:p>0.875763799844217</text:p>
          </table:table-cell>
          <table:table-cell office:value-type="float" office:value="2.70926666666667" calcext:value-type="float">
            <text:p>2.70926666666667</text:p>
          </table:table-cell>
          <table:table-cell office:value-type="float" office:value="9.00805946414453" calcext:value-type="float">
            <text:p>9.00805946414453</text:p>
          </table:table-cell>
          <table:table-cell office:value-type="float" office:value="9.00552488957999" calcext:value-type="float">
            <text:p>9.00552488957999</text:p>
          </table:table-cell>
          <table:table-cell office:value-type="float" office:value="16.0698004681908" calcext:value-type="float">
            <text:p>16.069800468190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97723727924177" calcext:value-type="float">
            <text:p>0.297723727924177</text:p>
          </table:table-cell>
          <table:table-cell office:value-type="float" office:value="0.876513042245865" calcext:value-type="float">
            <text:p>0.876513042245865</text:p>
          </table:table-cell>
          <table:table-cell office:value-type="float" office:value="2.61436666666667" calcext:value-type="float">
            <text:p>2.61436666666667</text:p>
          </table:table-cell>
          <table:table-cell office:value-type="float" office:value="9.00575760709184" calcext:value-type="float">
            <text:p>9.00575760709184</text:p>
          </table:table-cell>
          <table:table-cell office:value-type="float" office:value="9.00562996820084" calcext:value-type="float">
            <text:p>9.00562996820084</text:p>
          </table:table-cell>
          <table:table-cell office:value-type="float" office:value="16.0855423424635" calcext:value-type="float">
            <text:p>16.0855423424635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97750960587279" calcext:value-type="float">
            <text:p>0.297750960587279</text:p>
          </table:table-cell>
          <table:table-cell office:value-type="float" office:value="0.876556201934294" calcext:value-type="float">
            <text:p>0.876556201934294</text:p>
          </table:table-cell>
          <table:table-cell office:value-type="float" office:value="2.74543333333333" calcext:value-type="float">
            <text:p>2.74543333333333</text:p>
          </table:table-cell>
          <table:table-cell office:value-type="float" office:value="9.00590273528852" calcext:value-type="float">
            <text:p>9.00590273528852</text:p>
          </table:table-cell>
          <table:table-cell office:value-type="float" office:value="9.00564920679518" calcext:value-type="float">
            <text:p>9.00564920679518</text:p>
          </table:table-cell>
          <table:table-cell office:value-type="float" office:value="16.0862041594571" calcext:value-type="float">
            <text:p>16.086204159457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7815889129836" calcext:value-type="float">
            <text:p>0.237815889129836</text:p>
          </table:table-cell>
          <table:table-cell office:value-type="float" office:value="0.715536594032318" calcext:value-type="float">
            <text:p>0.715536594032318</text:p>
          </table:table-cell>
          <table:table-cell office:value-type="float" office:value="2.77296666666667" calcext:value-type="float">
            <text:p>2.77296666666667</text:p>
          </table:table-cell>
          <table:table-cell office:value-type="float" office:value="7.76375292904667" calcext:value-type="float">
            <text:p>7.76375292904667</text:p>
          </table:table-cell>
          <table:table-cell office:value-type="float" office:value="7.72439764635869" calcext:value-type="float">
            <text:p>7.72439764635869</text:p>
          </table:table-cell>
          <table:table-cell office:value-type="float" office:value="16.2147388900457" calcext:value-type="float">
            <text:p>16.214738890045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29" calcext:value-type="float">
            <text:p>6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2989475099247" calcext:value-type="float">
            <text:p>0.242989475099247</text:p>
          </table:table-cell>
          <table:table-cell office:value-type="float" office:value="0.723651817028654" calcext:value-type="float">
            <text:p>0.723651817028654</text:p>
          </table:table-cell>
          <table:table-cell office:value-type="float" office:value="2.82246666666667" calcext:value-type="float">
            <text:p>2.82246666666667</text:p>
          </table:table-cell>
          <table:table-cell office:value-type="float" office:value="7.74756974342378" calcext:value-type="float">
            <text:p>7.74756974342378</text:p>
          </table:table-cell>
          <table:table-cell office:value-type="float" office:value="7.7436187274058" calcext:value-type="float">
            <text:p>7.7436187274058</text:p>
          </table:table-cell>
          <table:table-cell office:value-type="float" office:value="16.4254829305905" calcext:value-type="float">
            <text:p>16.4254829305905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3062279253049" calcext:value-type="float">
            <text:p>0.243062279253049</text:p>
          </table:table-cell>
          <table:table-cell office:value-type="float" office:value="0.723776945395149" calcext:value-type="float">
            <text:p>0.723776945395149</text:p>
          </table:table-cell>
          <table:table-cell office:value-type="float" office:value="2.79886666666667" calcext:value-type="float">
            <text:p>2.79886666666667</text:p>
          </table:table-cell>
          <table:table-cell office:value-type="float" office:value="7.74637774070077" calcext:value-type="float">
            <text:p>7.74637774070077</text:p>
          </table:table-cell>
          <table:table-cell office:value-type="float" office:value="7.74379806042945" calcext:value-type="float">
            <text:p>7.74379806042945</text:p>
          </table:table-cell>
          <table:table-cell office:value-type="float" office:value="16.4282312345448" calcext:value-type="float">
            <text:p>16.428231234544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3621168284054" calcext:value-type="float">
            <text:p>0.243621168284054</text:p>
          </table:table-cell>
          <table:table-cell office:value-type="float" office:value="0.724642291084942" calcext:value-type="float">
            <text:p>0.724642291084942</text:p>
          </table:table-cell>
          <table:table-cell office:value-type="float" office:value="2.77796666666667" calcext:value-type="float">
            <text:p>2.77796666666667</text:p>
          </table:table-cell>
          <table:table-cell office:value-type="float" office:value="7.74585552866051" calcext:value-type="float">
            <text:p>7.74585552866051</text:p>
          </table:table-cell>
          <table:table-cell office:value-type="float" office:value="7.74546027427259" calcext:value-type="float">
            <text:p>7.74546027427259</text:p>
          </table:table-cell>
          <table:table-cell office:value-type="float" office:value="16.4500805383282" calcext:value-type="float">
            <text:p>16.450080538328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43627850773254" calcext:value-type="float">
            <text:p>0.243627850773254</text:p>
          </table:table-cell>
          <table:table-cell office:value-type="float" office:value="0.724654287037644" calcext:value-type="float">
            <text:p>0.724654287037644</text:p>
          </table:table-cell>
          <table:table-cell office:value-type="float" office:value="2.82345" calcext:value-type="float">
            <text:p>2.82345</text:p>
          </table:table-cell>
          <table:table-cell office:value-type="float" office:value="7.74573627754277" calcext:value-type="float">
            <text:p>7.74573627754277</text:p>
          </table:table-cell>
          <table:table-cell office:value-type="float" office:value="7.74547807250684" calcext:value-type="float">
            <text:p>7.74547807250684</text:p>
          </table:table-cell>
          <table:table-cell office:value-type="float" office:value="16.4503311047454" calcext:value-type="float">
            <text:p>16.450331104745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41" calcext:value-type="float">
            <text:p>7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42552936099632" calcext:value-type="float">
            <text:p>0.142552936099632</text:p>
          </table:table-cell>
          <table:table-cell office:value-type="float" office:value="0.451056109844843" calcext:value-type="float">
            <text:p>0.451056109844843</text:p>
          </table:table-cell>
          <table:table-cell office:value-type="float" office:value="2.97401666666667" calcext:value-type="float">
            <text:p>2.97401666666667</text:p>
          </table:table-cell>
          <table:table-cell office:value-type="float" office:value="-17.4605336847084" calcext:value-type="float">
            <text:p>-17.4605336847084</text:p>
          </table:table-cell>
          <table:table-cell office:value-type="float" office:value="-17.4608964567459" calcext:value-type="float">
            <text:p>-17.4608964567459</text:p>
          </table:table-cell>
          <table:table-cell office:value-type="float" office:value="16.4969853403302" calcext:value-type="float">
            <text:p>16.496985340330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801" calcext:value-type="float">
            <text:p>8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04633988492968" calcext:value-type="float">
            <text:p>0.304633988492968</text:p>
          </table:table-cell>
          <table:table-cell office:value-type="float" office:value="0.849214751615601" calcext:value-type="float">
            <text:p>0.849214751615601</text:p>
          </table:table-cell>
          <table:table-cell office:value-type="float" office:value="2.66483333333333" calcext:value-type="float">
            <text:p>2.66483333333333</text:p>
          </table:table-cell>
          <table:table-cell office:value-type="float" office:value="8.89901721864326" calcext:value-type="float">
            <text:p>8.89901721864326</text:p>
          </table:table-cell>
          <table:table-cell office:value-type="float" office:value="8.89876454489134" calcext:value-type="float">
            <text:p>8.89876454489134</text:p>
          </table:table-cell>
          <table:table-cell office:value-type="float" office:value="16.5862713905702" calcext:value-type="float">
            <text:p>16.586271390570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04641810980553" calcext:value-type="float">
            <text:p>0.304641810980553</text:p>
          </table:table-cell>
          <table:table-cell office:value-type="float" office:value="0.849212730887208" calcext:value-type="float">
            <text:p>0.849212730887208</text:p>
          </table:table-cell>
          <table:table-cell office:value-type="float" office:value="2.6928" calcext:value-type="float">
            <text:p>2.6928</text:p>
          </table:table-cell>
          <table:table-cell office:value-type="float" office:value="8.89884504115371" calcext:value-type="float">
            <text:p>8.89884504115371</text:p>
          </table:table-cell>
          <table:table-cell office:value-type="float" office:value="8.89871864339726" calcext:value-type="float">
            <text:p>8.89871864339726</text:p>
          </table:table-cell>
          <table:table-cell office:value-type="float" office:value="16.5865295518974" calcext:value-type="float">
            <text:p>16.586529551897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04874621206428" calcext:value-type="float">
            <text:p>0.304874621206428</text:p>
          </table:table-cell>
          <table:table-cell office:value-type="float" office:value="0.849420267605057" calcext:value-type="float">
            <text:p>0.849420267605057</text:p>
          </table:table-cell>
          <table:table-cell office:value-type="float" office:value="2.69328333333333" calcext:value-type="float">
            <text:p>2.69328333333333</text:p>
          </table:table-cell>
          <table:table-cell office:value-type="float" office:value="8.90062351811828" calcext:value-type="float">
            <text:p>8.90062351811828</text:p>
          </table:table-cell>
          <table:table-cell office:value-type="float" office:value="8.89809745760548" calcext:value-type="float">
            <text:p>8.89809745760548</text:p>
          </table:table-cell>
          <table:table-cell office:value-type="float" office:value="16.5914550087947" calcext:value-type="float">
            <text:p>16.591455008794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81" calcext:value-type="float">
            <text:p>5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30946276982535" calcext:value-type="float">
            <text:p>0.330946276982535</text:p>
          </table:table-cell>
          <table:table-cell office:value-type="float" office:value="0.851538100555295" calcext:value-type="float">
            <text:p>0.851538100555295</text:p>
          </table:table-cell>
          <table:table-cell office:value-type="float" office:value="2.87485" calcext:value-type="float">
            <text:p>2.87485</text:p>
          </table:table-cell>
          <table:table-cell office:value-type="float" office:value="5.89148382097624" calcext:value-type="float">
            <text:p>5.89148382097624</text:p>
          </table:table-cell>
          <table:table-cell office:value-type="float" office:value="5.88796148167958" calcext:value-type="float">
            <text:p>5.88796148167958</text:p>
          </table:table-cell>
          <table:table-cell office:value-type="float" office:value="17.51446961121" calcext:value-type="float">
            <text:p>17.5144696112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31412820907475" calcext:value-type="float">
            <text:p>0.331412820907475</text:p>
          </table:table-cell>
          <table:table-cell office:value-type="float" office:value="0.852244046037284" calcext:value-type="float">
            <text:p>0.852244046037284</text:p>
          </table:table-cell>
          <table:table-cell office:value-type="float" office:value="2.84363333333333" calcext:value-type="float">
            <text:p>2.84363333333333</text:p>
          </table:table-cell>
          <table:table-cell office:value-type="float" office:value="5.88916681864932" calcext:value-type="float">
            <text:p>5.88916681864932</text:p>
          </table:table-cell>
          <table:table-cell office:value-type="float" office:value="5.88881447033553" calcext:value-type="float">
            <text:p>5.88881447033553</text:p>
          </table:table-cell>
          <table:table-cell office:value-type="float" office:value="17.5251428519138" calcext:value-type="float">
            <text:p>17.525142851913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31776774097998" calcext:value-type="float">
            <text:p>0.331776774097998</text:p>
          </table:table-cell>
          <table:table-cell office:value-type="float" office:value="0.852834299238614" calcext:value-type="float">
            <text:p>0.852834299238614</text:p>
          </table:table-cell>
          <table:table-cell office:value-type="float" office:value="2.79206666666667" calcext:value-type="float">
            <text:p>2.79206666666667</text:p>
          </table:table-cell>
          <table:table-cell office:value-type="float" office:value="5.88989768429019" calcext:value-type="float">
            <text:p>5.88989768429019</text:p>
          </table:table-cell>
          <table:table-cell office:value-type="float" office:value="5.88964218095969" calcext:value-type="float">
            <text:p>5.88964218095969</text:p>
          </table:table-cell>
          <table:table-cell office:value-type="float" office:value="17.533184376279" calcext:value-type="float">
            <text:p>17.53318437627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37841562846337" calcext:value-type="float">
            <text:p>0.337841562846337</text:p>
          </table:table-cell>
          <table:table-cell office:value-type="float" office:value="0.862761891304791" calcext:value-type="float">
            <text:p>0.862761891304791</text:p>
          </table:table-cell>
          <table:table-cell office:value-type="float" office:value="2.81583333333333" calcext:value-type="float">
            <text:p>2.81583333333333</text:p>
          </table:table-cell>
          <table:table-cell office:value-type="float" office:value="5.90654020937791" calcext:value-type="float">
            <text:p>5.90654020937791</text:p>
          </table:table-cell>
          <table:table-cell office:value-type="float" office:value="5.90398827685316" calcext:value-type="float">
            <text:p>5.90398827685316</text:p>
          </table:table-cell>
          <table:table-cell office:value-type="float" office:value="17.6642911897418" calcext:value-type="float">
            <text:p>17.664291189741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96017358144509" calcext:value-type="float">
            <text:p>0.396017358144509</text:p>
          </table:table-cell>
          <table:table-cell office:value-type="float" office:value="0.888337604577318" calcext:value-type="float">
            <text:p>0.888337604577318</text:p>
          </table:table-cell>
          <table:table-cell office:value-type="float" office:value="2.72806666666667" calcext:value-type="float">
            <text:p>2.72806666666667</text:p>
          </table:table-cell>
          <table:table-cell office:value-type="float" office:value="8.51854660466433" calcext:value-type="float">
            <text:p>8.51854660466433</text:p>
          </table:table-cell>
          <table:table-cell office:value-type="float" office:value="8.51729864929823" calcext:value-type="float">
            <text:p>8.51729864929823</text:p>
          </table:table-cell>
          <table:table-cell office:value-type="float" office:value="18.2565681354719" calcext:value-type="float">
            <text:p>18.256568135471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25" calcext:value-type="float">
            <text:p>7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82249179240383" calcext:value-type="float">
            <text:p>0.382249179240383</text:p>
          </table:table-cell>
          <table:table-cell office:value-type="float" office:value="0.969515232398931" calcext:value-type="float">
            <text:p>0.969515232398931</text:p>
          </table:table-cell>
          <table:table-cell office:value-type="float" office:value="2.79863333333333" calcext:value-type="float">
            <text:p>2.79863333333333</text:p>
          </table:table-cell>
          <table:table-cell office:value-type="float" office:value="7.05210968803882" calcext:value-type="float">
            <text:p>7.05210968803882</text:p>
          </table:table-cell>
          <table:table-cell office:value-type="float" office:value="7.04858339327776" calcext:value-type="float">
            <text:p>7.04858339327776</text:p>
          </table:table-cell>
          <table:table-cell office:value-type="float" office:value="18.7873226323299" calcext:value-type="float">
            <text:p>18.787322632329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83265868717591" calcext:value-type="float">
            <text:p>0.383265868717591</text:p>
          </table:table-cell>
          <table:table-cell office:value-type="float" office:value="0.971225039615045" calcext:value-type="float">
            <text:p>0.971225039615045</text:p>
          </table:table-cell>
          <table:table-cell office:value-type="float" office:value="2.88251666666667" calcext:value-type="float">
            <text:p>2.88251666666667</text:p>
          </table:table-cell>
          <table:table-cell office:value-type="float" office:value="7.05214135864806" calcext:value-type="float">
            <text:p>7.05214135864806</text:p>
          </table:table-cell>
          <table:table-cell office:value-type="float" office:value="7.05178861750486" calcext:value-type="float">
            <text:p>7.05178861750486</text:p>
          </table:table-cell>
          <table:table-cell office:value-type="float" office:value="18.8052931863224" calcext:value-type="float">
            <text:p>18.805293186322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83840919856673" calcext:value-type="float">
            <text:p>0.383840919856673</text:p>
          </table:table-cell>
          <table:table-cell office:value-type="float" office:value="0.972217780290068" calcext:value-type="float">
            <text:p>0.972217780290068</text:p>
          </table:table-cell>
          <table:table-cell office:value-type="float" office:value="2.92061666666667" calcext:value-type="float">
            <text:p>2.92061666666667</text:p>
          </table:table-cell>
          <table:table-cell office:value-type="float" office:value="7.05396583993566" calcext:value-type="float">
            <text:p>7.05396583993566</text:p>
          </table:table-cell>
          <table:table-cell office:value-type="float" office:value="7.05370779142937" calcext:value-type="float">
            <text:p>7.05370779142937</text:p>
          </table:table-cell>
          <table:table-cell office:value-type="float" office:value="18.8152941152526" calcext:value-type="float">
            <text:p>18.815294115252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93160110540765" calcext:value-type="float">
            <text:p>0.393160110540765</text:p>
          </table:table-cell>
          <table:table-cell office:value-type="float" office:value="0.988426112148961" calcext:value-type="float">
            <text:p>0.988426112148961</text:p>
          </table:table-cell>
          <table:table-cell office:value-type="float" office:value="2.89155" calcext:value-type="float">
            <text:p>2.89155</text:p>
          </table:table-cell>
          <table:table-cell office:value-type="float" office:value="7.08764974983834" calcext:value-type="float">
            <text:p>7.08764974983834</text:p>
          </table:table-cell>
          <table:table-cell office:value-type="float" office:value="7.08507234495226" calcext:value-type="float">
            <text:p>7.08507234495226</text:p>
          </table:table-cell>
          <table:table-cell office:value-type="float" office:value="18.9733804477688" calcext:value-type="float">
            <text:p>18.973380447768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446689696086344" calcext:value-type="float">
            <text:p>0.446689696086344</text:p>
          </table:table-cell>
          <table:table-cell office:value-type="float" office:value="0.951825814035439" calcext:value-type="float">
            <text:p>0.951825814035439</text:p>
          </table:table-cell>
          <table:table-cell office:value-type="float" office:value="2.7359" calcext:value-type="float">
            <text:p>2.7359</text:p>
          </table:table-cell>
          <table:table-cell office:value-type="float" office:value="8.64027463782019" calcext:value-type="float">
            <text:p>8.64027463782019</text:p>
          </table:table-cell>
          <table:table-cell office:value-type="float" office:value="8.62787063965827" calcext:value-type="float">
            <text:p>8.62787063965827</text:p>
          </table:table-cell>
          <table:table-cell office:value-type="float" office:value="18.9848854171289" calcext:value-type="float">
            <text:p>18.984885417128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460888699475718" calcext:value-type="float">
            <text:p>0.460888699475718</text:p>
          </table:table-cell>
          <table:table-cell office:value-type="float" office:value="0.970118440808168" calcext:value-type="float">
            <text:p>0.970118440808168</text:p>
          </table:table-cell>
          <table:table-cell office:value-type="float" office:value="2.7156" calcext:value-type="float">
            <text:p>2.7156</text:p>
          </table:table-cell>
          <table:table-cell office:value-type="float" office:value="8.68255652883429" calcext:value-type="float">
            <text:p>8.68255652883429</text:p>
          </table:table-cell>
          <table:table-cell office:value-type="float" office:value="8.65749829739759" calcext:value-type="float">
            <text:p>8.65749829739759</text:p>
          </table:table-cell>
          <table:table-cell office:value-type="float" office:value="19.1599514845509" calcext:value-type="float">
            <text:p>19.159951484550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456277001382987" calcext:value-type="float">
            <text:p>0.456277001382987</text:p>
          </table:table-cell>
          <table:table-cell office:value-type="float" office:value="0.78838236172112" calcext:value-type="float">
            <text:p>0.78838236172112</text:p>
          </table:table-cell>
          <table:table-cell office:value-type="float" office:value="2.91301666666667" calcext:value-type="float">
            <text:p>2.91301666666667</text:p>
          </table:table-cell>
          <table:table-cell office:value-type="float" office:value="-15.683764424368" calcext:value-type="float">
            <text:p>-15.683764424368</text:p>
          </table:table-cell>
          <table:table-cell office:value-type="float" office:value="-15.6840327808966" calcext:value-type="float">
            <text:p>-15.6840327808966</text:p>
          </table:table-cell>
          <table:table-cell office:value-type="float" office:value="23.3010576448896" calcext:value-type="float">
            <text:p>23.301057644889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.6619460080733" calcext:value-type="float">
            <text:p>1.6619460080733</text:p>
          </table:table-cell>
          <table:table-cell office:value-type="float" office:value="3.45722874088996" calcext:value-type="float">
            <text:p>3.45722874088996</text:p>
          </table:table-cell>
          <table:table-cell office:value-type="float" office:value="2.8371" calcext:value-type="float">
            <text:p>2.8371</text:p>
          </table:table-cell>
          <table:table-cell office:value-type="float" office:value="7.45665318553286" calcext:value-type="float">
            <text:p>7.45665318553286</text:p>
          </table:table-cell>
          <table:table-cell office:value-type="float" office:value="7.42148166779996" calcext:value-type="float">
            <text:p>7.42148166779996</text:p>
          </table:table-cell>
          <table:table-cell office:value-type="float" office:value="25.2087644225682" calcext:value-type="float">
            <text:p>25.208764422568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88653585490012" calcext:value-type="float">
            <text:p>0.388653585490012</text:p>
          </table:table-cell>
          <table:table-cell office:value-type="float" office:value="0.638368310282754" calcext:value-type="float">
            <text:p>0.638368310282754</text:p>
          </table:table-cell>
          <table:table-cell office:value-type="float" office:value="2.82093333333333" calcext:value-type="float">
            <text:p>2.82093333333333</text:p>
          </table:table-cell>
          <table:table-cell office:value-type="float" office:value="-19.3658212160508" calcext:value-type="float">
            <text:p>-19.3658212160508</text:p>
          </table:table-cell>
          <table:table-cell office:value-type="float" office:value="-19.3685944757362" calcext:value-type="float">
            <text:p>-19.3685944757362</text:p>
          </table:table-cell>
          <table:table-cell office:value-type="float" office:value="40.9078184183968" calcext:value-type="float">
            <text:p>40.907818418396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06722652677162" calcext:value-type="float">
            <text:p>0.306722652677162</text:p>
          </table:table-cell>
          <table:table-cell office:value-type="float" office:value="0.6606250100291" calcext:value-type="float">
            <text:p>0.6606250100291</text:p>
          </table:table-cell>
          <table:table-cell office:value-type="float" office:value="2.8782" calcext:value-type="float">
            <text:p>2.8782</text:p>
          </table:table-cell>
          <table:table-cell office:value-type="float" office:value="-23.5387683464439" calcext:value-type="float">
            <text:p>-23.5387683464439</text:p>
          </table:table-cell>
          <table:table-cell office:value-type="float" office:value="-23.5390390571572" calcext:value-type="float">
            <text:p>-23.5390390571572</text:p>
          </table:table-cell>
          <table:table-cell office:value-type="float" office:value="45.1634779889826" calcext:value-type="float">
            <text:p>45.1634779889826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24561961797032" calcext:value-type="float">
            <text:p>0.124561961797032</text:p>
          </table:table-cell>
          <table:table-cell office:value-type="float" office:value="0.24680048578275" calcext:value-type="float">
            <text:p>0.24680048578275</text:p>
          </table:table-cell>
          <table:table-cell office:value-type="float" office:value="2.92601666666667" calcext:value-type="float">
            <text:p>2.92601666666667</text:p>
          </table:table-cell>
          <table:table-cell office:value-type="float" office:value="-26.6720509828806" calcext:value-type="float">
            <text:p>-26.6720509828806</text:p>
          </table:table-cell>
          <table:table-cell office:value-type="float" office:value="-26.672323518006" calcext:value-type="float">
            <text:p>-26.672323518006</text:p>
          </table:table-cell>
          <table:table-cell office:value-type="float" office:value="63.5141328037956" calcext:value-type="float">
            <text:p>63.5141328037956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84089186043823" calcext:value-type="float">
            <text:p>0.184089186043823</text:p>
          </table:table-cell>
          <table:table-cell office:value-type="float" office:value="0.433666543121061" calcext:value-type="float">
            <text:p>0.433666543121061</text:p>
          </table:table-cell>
          <table:table-cell office:value-type="float" office:value="2.898" calcext:value-type="float">
            <text:p>2.898</text:p>
          </table:table-cell>
          <table:table-cell office:value-type="float" office:value="-22.0768744832261" calcext:value-type="float">
            <text:p>-22.0768744832261</text:p>
          </table:table-cell>
          <table:table-cell office:value-type="float" office:value="-22.1053940258074" calcext:value-type="float">
            <text:p>-22.1053940258074</text:p>
          </table:table-cell>
          <table:table-cell office:value-type="float" office:value="74.7757025610937" calcext:value-type="float">
            <text:p>74.7757025610937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62560376012445" calcext:value-type="float">
            <text:p>0.162560376012445</text:p>
          </table:table-cell>
          <table:table-cell office:value-type="float" office:value="0.332940161571858" calcext:value-type="float">
            <text:p>0.332940161571858</text:p>
          </table:table-cell>
          <table:table-cell office:value-type="float" office:value="2.98381666666667" calcext:value-type="float">
            <text:p>2.98381666666667</text:p>
          </table:table-cell>
          <table:table-cell office:value-type="float" office:value="-23.9616372069246" calcext:value-type="float">
            <text:p>-23.9616372069246</text:p>
          </table:table-cell>
          <table:table-cell office:value-type="float" office:value="-23.9892114629576" calcext:value-type="float">
            <text:p>-23.9892114629576</text:p>
          </table:table-cell>
          <table:table-cell office:value-type="float" office:value="82.9297420428813" calcext:value-type="float">
            <text:p>82.9297420428813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092414514485563" calcext:value-type="float">
            <text:p>0.092414514485563</text:p>
          </table:table-cell>
          <table:table-cell office:value-type="float" office:value="0.202743766332832" calcext:value-type="float">
            <text:p>0.202743766332832</text:p>
          </table:table-cell>
          <table:table-cell office:value-type="float" office:value="2.94596666666667" calcext:value-type="float">
            <text:p>2.94596666666667</text:p>
          </table:table-cell>
          <table:table-cell office:value-type="float" office:value="-28.8857283949064" calcext:value-type="float">
            <text:p>-28.8857283949064</text:p>
          </table:table-cell>
          <table:table-cell office:value-type="float" office:value="-28.886970939197" calcext:value-type="float">
            <text:p>-28.886970939197</text:p>
          </table:table-cell>
          <table:table-cell office:value-type="float" office:value="86.6912119938256" calcext:value-type="float">
            <text:p>86.6912119938256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54387255000218" calcext:value-type="float">
            <text:p>0.154387255000218</text:p>
          </table:table-cell>
          <table:table-cell office:value-type="float" office:value="0.316001928353594" calcext:value-type="float">
            <text:p>0.316001928353594</text:p>
          </table:table-cell>
          <table:table-cell office:value-type="float" office:value="2.94686666666667" calcext:value-type="float">
            <text:p>2.94686666666667</text:p>
          </table:table-cell>
          <table:table-cell office:value-type="float" office:value="-25.971571962995" calcext:value-type="float">
            <text:p>-25.971571962995</text:p>
          </table:table-cell>
          <table:table-cell office:value-type="float" office:value="-25.9987887482746" calcext:value-type="float">
            <text:p>-25.9987887482746</text:p>
          </table:table-cell>
          <table:table-cell office:value-type="float" office:value="92.6132841430434" calcext:value-type="float">
            <text:p>92.613284143043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68625841921786" calcext:value-type="float">
            <text:p>0.168625841921786</text:p>
          </table:table-cell>
          <table:table-cell office:value-type="float" office:value="0.34289050732278" calcext:value-type="float">
            <text:p>0.34289050732278</text:p>
          </table:table-cell>
          <table:table-cell office:value-type="float" office:value="2.80866666666667" calcext:value-type="float">
            <text:p>2.80866666666667</text:p>
          </table:table-cell>
          <table:table-cell office:value-type="float" office:value="-40.6008555880814" calcext:value-type="float">
            <text:p>-40.6008555880814</text:p>
          </table:table-cell>
          <table:table-cell office:value-type="float" office:value="-40.6037218855696" calcext:value-type="float">
            <text:p>-40.6037218855696</text:p>
          </table:table-cell>
          <table:table-cell office:value-type="float" office:value="99.9281673438213" calcext:value-type="float">
            <text:p>99.928167343821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49881966722264" calcext:value-type="float">
            <text:p>0.149881966722264</text:p>
          </table:table-cell>
          <table:table-cell office:value-type="float" office:value="0.398056696637433" calcext:value-type="float">
            <text:p>0.398056696637433</text:p>
          </table:table-cell>
          <table:table-cell office:value-type="float" office:value="3.0227" calcext:value-type="float">
            <text:p>3.0227</text:p>
          </table:table-cell>
          <table:table-cell office:value-type="float" office:value="-25.1631332458955" calcext:value-type="float">
            <text:p>-25.1631332458955</text:p>
          </table:table-cell>
          <table:table-cell office:value-type="float" office:value="-25.1663456057158" calcext:value-type="float">
            <text:p>-25.1663456057158</text:p>
          </table:table-cell>
          <table:table-cell office:value-type="float" office:value="160.145003838158" calcext:value-type="float">
            <text:p>160.145003838158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24680906488737" calcext:value-type="float">
            <text:p>0.124680906488737</text:p>
          </table:table-cell>
          <table:table-cell office:value-type="float" office:value="0.306168697284689" calcext:value-type="float">
            <text:p>0.306168697284689</text:p>
          </table:table-cell>
          <table:table-cell office:value-type="float" office:value="2.89038333333333" calcext:value-type="float">
            <text:p>2.89038333333333</text:p>
          </table:table-cell>
          <table:table-cell office:value-type="float" office:value="-28.2645757168673" calcext:value-type="float">
            <text:p>-28.2645757168673</text:p>
          </table:table-cell>
          <table:table-cell office:value-type="float" office:value="-28.2677024213196" calcext:value-type="float">
            <text:p>-28.2677024213196</text:p>
          </table:table-cell>
          <table:table-cell office:value-type="float" office:value="190.477329777213" calcext:value-type="float">
            <text:p>190.477329777213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811" calcext:value-type="float">
            <text:p>8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087924152034798" calcext:value-type="float">
            <text:p>0.087924152034798</text:p>
          </table:table-cell>
          <table:table-cell office:value-type="float" office:value="0.192812452384898" calcext:value-type="float">
            <text:p>0.192812452384898</text:p>
          </table:table-cell>
          <table:table-cell office:value-type="float" office:value="2.97783333333333" calcext:value-type="float">
            <text:p>2.97783333333333</text:p>
          </table:table-cell>
          <table:table-cell office:value-type="float" office:value="-32.0187952411599" calcext:value-type="float">
            <text:p>-32.0187952411599</text:p>
          </table:table-cell>
          <table:table-cell office:value-type="float" office:value="-32.0216218222068" calcext:value-type="float">
            <text:p>-32.0216218222068</text:p>
          </table:table-cell>
          <table:table-cell office:value-type="float" office:value="205.226163663999" calcext:value-type="float">
            <text:p>205.226163663999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08382930860915" calcext:value-type="float">
            <text:p>0.08382930860915</text:p>
          </table:table-cell>
          <table:table-cell office:value-type="float" office:value="0.179238827341513" calcext:value-type="float">
            <text:p>0.179238827341513</text:p>
          </table:table-cell>
          <table:table-cell office:value-type="float" office:value="2.86111666666667" calcext:value-type="float">
            <text:p>2.86111666666667</text:p>
          </table:table-cell>
          <table:table-cell office:value-type="float" office:value="-32.2023030096558" calcext:value-type="float">
            <text:p>-32.2023030096558</text:p>
          </table:table-cell>
          <table:table-cell office:value-type="float" office:value="-32.2025892304745" calcext:value-type="float">
            <text:p>-32.2025892304745</text:p>
          </table:table-cell>
          <table:table-cell office:value-type="float" office:value="211.563102748351" calcext:value-type="float">
            <text:p>211.56310274835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35687431562863" calcext:value-type="float">
            <text:p>0.135687431562863</text:p>
          </table:table-cell>
          <table:table-cell office:value-type="float" office:value="0.289850021508136" calcext:value-type="float">
            <text:p>0.289850021508136</text:p>
          </table:table-cell>
          <table:table-cell office:value-type="float" office:value="2.8946" calcext:value-type="float">
            <text:p>2.8946</text:p>
          </table:table-cell>
          <table:table-cell office:value-type="float" office:value="-29.0091650598495" calcext:value-type="float">
            <text:p>-29.0091650598495</text:p>
          </table:table-cell>
          <table:table-cell office:value-type="float" office:value="-29.0553007289402" calcext:value-type="float">
            <text:p>-29.0553007289402</text:p>
          </table:table-cell>
          <table:table-cell office:value-type="float" office:value="232.268878877938" calcext:value-type="float">
            <text:p>232.268878877938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08691774034711" calcext:value-type="float">
            <text:p>0.08691774034711</text:p>
          </table:table-cell>
          <table:table-cell office:value-type="float" office:value="0.186721755234663" calcext:value-type="float">
            <text:p>0.186721755234663</text:p>
          </table:table-cell>
          <table:table-cell office:value-type="float" office:value="2.93121666666667" calcext:value-type="float">
            <text:p>2.93121666666667</text:p>
          </table:table-cell>
          <table:table-cell office:value-type="float" office:value="-33.2219280533735" calcext:value-type="float">
            <text:p>-33.2219280533735</text:p>
          </table:table-cell>
          <table:table-cell office:value-type="float" office:value="-33.2220595257331" calcext:value-type="float">
            <text:p>-33.2220595257331</text:p>
          </table:table-cell>
          <table:table-cell office:value-type="float" office:value="312.716378977608" calcext:value-type="float">
            <text:p>312.71637897760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.3080545386025" calcext:value-type="float">
            <text:p>1.3080545386025</text:p>
          </table:table-cell>
          <table:table-cell office:value-type="float" office:value="5.52493335343398" calcext:value-type="float">
            <text:p>5.52493335343398</text:p>
          </table:table-cell>
          <table:table-cell office:value-type="float" office:value="7.2792" calcext:value-type="float">
            <text:p>7.2792</text:p>
          </table:table-cell>
          <table:table-cell office:value-type="float" office:value="-38.0961828156408" calcext:value-type="float">
            <text:p>-38.0961828156408</text:p>
          </table:table-cell>
          <table:table-cell office:value-type="float" office:value="-38.1102220273262" calcext:value-type="float">
            <text:p>-38.1102220273262</text:p>
          </table:table-cell>
          <table:table-cell office:value-type="float" office:value="504.722840832419" calcext:value-type="float">
            <text:p>504.72284083241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06778858192848" calcext:value-type="float">
            <text:p>0.106778858192848</text:p>
          </table:table-cell>
          <table:table-cell office:value-type="float" office:value="0.261292642187981" calcext:value-type="float">
            <text:p>0.261292642187981</text:p>
          </table:table-cell>
          <table:table-cell office:value-type="float" office:value="2.98338333333333" calcext:value-type="float">
            <text:p>2.98338333333333</text:p>
          </table:table-cell>
          <table:table-cell office:value-type="float" office:value="-60.5688629504991" calcext:value-type="float">
            <text:p>-60.5688629504991</text:p>
          </table:table-cell>
          <table:table-cell office:value-type="float" office:value="-60.6165766945821" calcext:value-type="float">
            <text:p>-60.6165766945821</text:p>
          </table:table-cell>
          <table:table-cell office:value-type="float" office:value="509.813721392104" calcext:value-type="float">
            <text:p>509.813721392104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8866898537201" calcext:value-type="float">
            <text:p>0.28866898537201</text:p>
          </table:table-cell>
          <table:table-cell office:value-type="float" office:value="0.864418217289312" calcext:value-type="float">
            <text:p>0.864418217289312</text:p>
          </table:table-cell>
          <table:table-cell office:value-type="float" office:value="3.11496666666667" calcext:value-type="float">
            <text:p>3.11496666666667</text:p>
          </table:table-cell>
          <table:table-cell office:value-type="float" office:value="-40.8188921923549" calcext:value-type="float">
            <text:p>-40.8188921923549</text:p>
          </table:table-cell>
          <table:table-cell office:value-type="float" office:value="-40.9153604437797" calcext:value-type="float">
            <text:p>-40.9153604437797</text:p>
          </table:table-cell>
          <table:table-cell office:value-type="float" office:value="686.224140942503" calcext:value-type="float">
            <text:p>686.224140942503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063440521046519" calcext:value-type="float">
            <text:p>0.063440521046519</text:p>
          </table:table-cell>
          <table:table-cell office:value-type="float" office:value="0.149827405040997" calcext:value-type="float">
            <text:p>0.149827405040997</text:p>
          </table:table-cell>
          <table:table-cell office:value-type="float" office:value="2.90645" calcext:value-type="float">
            <text:p>2.90645</text:p>
          </table:table-cell>
          <table:table-cell office:value-type="float" office:value="-37.7784163141908" calcext:value-type="float">
            <text:p>-37.7784163141908</text:p>
          </table:table-cell>
          <table:table-cell office:value-type="float" office:value="-37.793970386091" calcext:value-type="float">
            <text:p>-37.793970386091</text:p>
          </table:table-cell>
          <table:table-cell office:value-type="float" office:value="700.463305769412" calcext:value-type="float">
            <text:p>700.463305769412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049026414966665" calcext:value-type="float">
            <text:p>0.049026414966665</text:p>
          </table:table-cell>
          <table:table-cell office:value-type="float" office:value="0.150037374177098" calcext:value-type="float">
            <text:p>0.150037374177098</text:p>
          </table:table-cell>
          <table:table-cell office:value-type="float" office:value="3.03553333333333" calcext:value-type="float">
            <text:p>3.03553333333333</text:p>
          </table:table-cell>
          <table:table-cell office:value-type="float" office:value="-45.6841130194733" calcext:value-type="float">
            <text:p>-45.6841130194733</text:p>
          </table:table-cell>
          <table:table-cell office:value-type="float" office:value="-45.6855544895907" calcext:value-type="float">
            <text:p>-45.6855544895907</text:p>
          </table:table-cell>
          <table:table-cell office:value-type="float" office:value="738.379710656315" calcext:value-type="float">
            <text:p>738.379710656315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401195128828756" calcext:value-type="float">
            <text:p>0.401195128828756</text:p>
          </table:table-cell>
          <table:table-cell office:value-type="float" office:value="1.28218751183116" calcext:value-type="float">
            <text:p>1.28218751183116</text:p>
          </table:table-cell>
          <table:table-cell office:value-type="float" office:value="5.7348" calcext:value-type="float">
            <text:p>5.7348</text:p>
          </table:table-cell>
          <table:table-cell office:value-type="float" office:value="-42.2275377783885" calcext:value-type="float">
            <text:p>-42.2275377783885</text:p>
          </table:table-cell>
          <table:table-cell office:value-type="float" office:value="-42.3261573814769" calcext:value-type="float">
            <text:p>-42.3261573814769</text:p>
          </table:table-cell>
          <table:table-cell office:value-type="float" office:value="801.8696962941" calcext:value-type="float">
            <text:p>801.8696962941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06207766652689" calcext:value-type="float">
            <text:p>0.106207766652689</text:p>
          </table:table-cell>
          <table:table-cell office:value-type="float" office:value="0.277014784403315" calcext:value-type="float">
            <text:p>0.277014784403315</text:p>
          </table:table-cell>
          <table:table-cell office:value-type="float" office:value="2.86796666666667" calcext:value-type="float">
            <text:p>2.86796666666667</text:p>
          </table:table-cell>
          <table:table-cell office:value-type="float" office:value="-39.6822397036786" calcext:value-type="float">
            <text:p>-39.6822397036786</text:p>
          </table:table-cell>
          <table:table-cell office:value-type="float" office:value="-39.6825942126142" calcext:value-type="float">
            <text:p>-39.6825942126142</text:p>
          </table:table-cell>
          <table:table-cell office:value-type="float" office:value="831.520809274508" calcext:value-type="float">
            <text:p>831.520809274508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27594371950748" calcext:value-type="float">
            <text:p>0.127594371950748</text:p>
          </table:table-cell>
          <table:table-cell office:value-type="float" office:value="0.410305416734245" calcext:value-type="float">
            <text:p>0.410305416734245</text:p>
          </table:table-cell>
          <table:table-cell office:value-type="float" office:value="4.20461666666667" calcext:value-type="float">
            <text:p>4.20461666666667</text:p>
          </table:table-cell>
          <table:table-cell office:value-type="float" office:value="-41.9033854105034" calcext:value-type="float">
            <text:p>-41.9033854105034</text:p>
          </table:table-cell>
          <table:table-cell office:value-type="float" office:value="-41.904045758469" calcext:value-type="float">
            <text:p>-41.904045758469</text:p>
          </table:table-cell>
          <table:table-cell office:value-type="float" office:value="871.486945281501" calcext:value-type="float">
            <text:p>871.48694528150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08978973814789" calcext:value-type="float">
            <text:p>0.08978973814789</text:p>
          </table:table-cell>
          <table:table-cell office:value-type="float" office:value="0.324298559008214" calcext:value-type="float">
            <text:p>0.324298559008214</text:p>
          </table:table-cell>
          <table:table-cell office:value-type="float" office:value="4.17973333333333" calcext:value-type="float">
            <text:p>4.17973333333333</text:p>
          </table:table-cell>
          <table:table-cell office:value-type="float" office:value="-42.3143927218238" calcext:value-type="float">
            <text:p>-42.3143927218238</text:p>
          </table:table-cell>
          <table:table-cell office:value-type="float" office:value="-42.3230947437343" calcext:value-type="float">
            <text:p>-42.3230947437343</text:p>
          </table:table-cell>
          <table:table-cell office:value-type="float" office:value="905.016826318096" calcext:value-type="float">
            <text:p>905.016826318096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056204314158249" calcext:value-type="float">
            <text:p>0.056204314158249</text:p>
          </table:table-cell>
          <table:table-cell office:value-type="float" office:value="0.189696754153845" calcext:value-type="float">
            <text:p>0.189696754153845</text:p>
          </table:table-cell>
          <table:table-cell office:value-type="float" office:value="2.80186666666667" calcext:value-type="float">
            <text:p>2.80186666666667</text:p>
          </table:table-cell>
          <table:table-cell office:value-type="float" office:value="-44.9518301874116" calcext:value-type="float">
            <text:p>-44.9518301874116</text:p>
          </table:table-cell>
          <table:table-cell office:value-type="float" office:value="-44.9831949415713" calcext:value-type="float">
            <text:p>-44.9831949415713</text:p>
          </table:table-cell>
          <table:table-cell office:value-type="float" office:value="924.173097316425" calcext:value-type="float">
            <text:p>924.173097316425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05478286879706" calcext:value-type="float">
            <text:p>0.05478286879706</text:p>
          </table:table-cell>
          <table:table-cell office:value-type="float" office:value="0.143359537355065" calcext:value-type="float">
            <text:p>0.143359537355065</text:p>
          </table:table-cell>
          <table:table-cell office:value-type="float" office:value="2.9422" calcext:value-type="float">
            <text:p>2.9422</text:p>
          </table:table-cell>
          <table:table-cell office:value-type="float" office:value="-42.8003110344042" calcext:value-type="float">
            <text:p>-42.8003110344042</text:p>
          </table:table-cell>
          <table:table-cell office:value-type="float" office:value="-42.816190327183" calcext:value-type="float">
            <text:p>-42.816190327183</text:p>
          </table:table-cell>
          <table:table-cell office:value-type="float" office:value="940.664919372531" calcext:value-type="float">
            <text:p>940.664919372531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083803730713833" calcext:value-type="float">
            <text:p>0.083803730713833</text:p>
          </table:table-cell>
          <table:table-cell office:value-type="float" office:value="0.212566072630789" calcext:value-type="float">
            <text:p>0.212566072630789</text:p>
          </table:table-cell>
          <table:table-cell office:value-type="float" office:value="2.88008333333333" calcext:value-type="float">
            <text:p>2.88008333333333</text:p>
          </table:table-cell>
          <table:table-cell office:value-type="float" office:value="-45.5934264546362" calcext:value-type="float">
            <text:p>-45.5934264546362</text:p>
          </table:table-cell>
          <table:table-cell office:value-type="float" office:value="-45.6373442837688" calcext:value-type="float">
            <text:p>-45.6373442837688</text:p>
          </table:table-cell>
          <table:table-cell office:value-type="float" office:value="943.189290498671" calcext:value-type="float">
            <text:p>943.18929049867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5.1713160339684" calcext:value-type="float">
            <text:p>15.1713160339684</text:p>
          </table:table-cell>
          <table:table-cell office:value-type="float" office:value="39.0228100710192" calcext:value-type="float">
            <text:p>39.0228100710192</text:p>
          </table:table-cell>
          <table:table-cell office:value-type="float" office:value="4.24975" calcext:value-type="float">
            <text:p>4.24975</text:p>
          </table:table-cell>
          <table:table-cell office:value-type="float" office:value="-72.7541440600827" calcext:value-type="float">
            <text:p>-72.7541440600827</text:p>
          </table:table-cell>
          <table:table-cell office:value-type="float" office:value="-72.754816116348" calcext:value-type="float">
            <text:p>-72.754816116348</text:p>
          </table:table-cell>
          <table:table-cell office:value-type="float" office:value="1169.64784788671" calcext:value-type="float">
            <text:p>1169.64784788671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66980209427836" calcext:value-type="float">
            <text:p>0.266980209427836</text:p>
          </table:table-cell>
          <table:table-cell office:value-type="float" office:value="0.965996640972011" calcext:value-type="float">
            <text:p>0.965996640972011</text:p>
          </table:table-cell>
          <table:table-cell office:value-type="float" office:value="6.41328333333333" calcext:value-type="float">
            <text:p>6.41328333333333</text:p>
          </table:table-cell>
          <table:table-cell office:value-type="float" office:value="-45.450435081798" calcext:value-type="float">
            <text:p>-45.450435081798</text:p>
          </table:table-cell>
          <table:table-cell office:value-type="float" office:value="-45.9560184162874" calcext:value-type="float">
            <text:p>-45.9560184162874</text:p>
          </table:table-cell>
          <table:table-cell office:value-type="float" office:value="1178.52737279769" calcext:value-type="float">
            <text:p>1178.52737279769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08593628276915" calcext:value-type="float">
            <text:p>0.08593628276915</text:p>
          </table:table-cell>
          <table:table-cell office:value-type="float" office:value="0.198476660947958" calcext:value-type="float">
            <text:p>0.198476660947958</text:p>
          </table:table-cell>
          <table:table-cell office:value-type="float" office:value="5.50113333333333" calcext:value-type="float">
            <text:p>5.50113333333333</text:p>
          </table:table-cell>
          <table:table-cell office:value-type="float" office:value="-45.5637096514711" calcext:value-type="float">
            <text:p>-45.5637096514711</text:p>
          </table:table-cell>
          <table:table-cell office:value-type="float" office:value="-45.7446479190664" calcext:value-type="float">
            <text:p>-45.7446479190664</text:p>
          </table:table-cell>
          <table:table-cell office:value-type="float" office:value="1240.56401808062" calcext:value-type="float">
            <text:p>1240.56401808062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053455561748754" calcext:value-type="float">
            <text:p>0.053455561748754</text:p>
          </table:table-cell>
          <table:table-cell office:value-type="float" office:value="0.146967721821407" calcext:value-type="float">
            <text:p>0.146967721821407</text:p>
          </table:table-cell>
          <table:table-cell office:value-type="float" office:value="2.91755" calcext:value-type="float">
            <text:p>2.91755</text:p>
          </table:table-cell>
          <table:table-cell office:value-type="float" office:value="-43.9269804996061" calcext:value-type="float">
            <text:p>-43.9269804996061</text:p>
          </table:table-cell>
          <table:table-cell office:value-type="float" office:value="-43.9271268121107" calcext:value-type="float">
            <text:p>-43.9271268121107</text:p>
          </table:table-cell>
          <table:table-cell office:value-type="float" office:value="1247.67069443013" calcext:value-type="float">
            <text:p>1247.6706944301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622" calcext:value-type="float">
            <text:p>6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515350561566999" calcext:value-type="float">
            <text:p>0.515350561566999</text:p>
          </table:table-cell>
          <table:table-cell office:value-type="float" office:value="1.35384898934486" calcext:value-type="float">
            <text:p>1.35384898934486</text:p>
          </table:table-cell>
          <table:table-cell office:value-type="float" office:value="3.49971666666667" calcext:value-type="float">
            <text:p>3.49971666666667</text:p>
          </table:table-cell>
          <table:table-cell office:value-type="float" office:value="-74.2142484685798" calcext:value-type="float">
            <text:p>-74.2142484685798</text:p>
          </table:table-cell>
          <table:table-cell office:value-type="float" office:value="-74.2147620954552" calcext:value-type="float">
            <text:p>-74.2147620954552</text:p>
          </table:table-cell>
          <table:table-cell office:value-type="float" office:value="1268.40815419903" calcext:value-type="float">
            <text:p>1268.4081541990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511850657867386" calcext:value-type="float">
            <text:p>0.511850657867386</text:p>
          </table:table-cell>
          <table:table-cell office:value-type="float" office:value="1.74148818706834" calcext:value-type="float">
            <text:p>1.74148818706834</text:p>
          </table:table-cell>
          <table:table-cell office:value-type="float" office:value="3.53751666666667" calcext:value-type="float">
            <text:p>3.53751666666667</text:p>
          </table:table-cell>
          <table:table-cell office:value-type="float" office:value="-52.9290572445564" calcext:value-type="float">
            <text:p>-52.9290572445564</text:p>
          </table:table-cell>
          <table:table-cell office:value-type="float" office:value="-53.0191073920082" calcext:value-type="float">
            <text:p>-53.0191073920082</text:p>
          </table:table-cell>
          <table:table-cell office:value-type="float" office:value="2561.04459177493" calcext:value-type="float">
            <text:p>2561.04459177493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67" calcext:value-type="float">
            <text:p>7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077526211164048" calcext:value-type="float">
            <text:p>0.077526211164048</text:p>
          </table:table-cell>
          <table:table-cell office:value-type="float" office:value="0.204830253847092" calcext:value-type="float">
            <text:p>0.204830253847092</text:p>
          </table:table-cell>
          <table:table-cell office:value-type="float" office:value="2.93343333333333" calcext:value-type="float">
            <text:p>2.93343333333333</text:p>
          </table:table-cell>
          <table:table-cell office:value-type="float" office:value="-52.8420582383669" calcext:value-type="float">
            <text:p>-52.8420582383669</text:p>
          </table:table-cell>
          <table:table-cell office:value-type="float" office:value="-52.8425227816203" calcext:value-type="float">
            <text:p>-52.8425227816203</text:p>
          </table:table-cell>
          <table:table-cell office:value-type="float" office:value="2885.87933542183" calcext:value-type="float">
            <text:p>2885.87933542183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24762366493886" calcext:value-type="float">
            <text:p>0.124762366493886</text:p>
          </table:table-cell>
          <table:table-cell office:value-type="float" office:value="0.549250574784552" calcext:value-type="float">
            <text:p>0.549250574784552</text:p>
          </table:table-cell>
          <table:table-cell office:value-type="float" office:value="2.96103333333333" calcext:value-type="float">
            <text:p>2.96103333333333</text:p>
          </table:table-cell>
          <table:table-cell office:value-type="float" office:value="-116.045907858303" calcext:value-type="float">
            <text:p>-116.045907858303</text:p>
          </table:table-cell>
          <table:table-cell office:value-type="float" office:value="-116.048884445386" calcext:value-type="float">
            <text:p>-116.048884445386</text:p>
          </table:table-cell>
          <table:table-cell office:value-type="float" office:value="11262.6274472651" calcext:value-type="float">
            <text:p>11262.6274472651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77391483395568" calcext:value-type="float">
            <text:p>0.177391483395568</text:p>
          </table:table-cell>
          <table:table-cell office:value-type="float" office:value="0.390817105895121" calcext:value-type="float">
            <text:p>0.390817105895121</text:p>
          </table:table-cell>
          <table:table-cell office:value-type="float" office:value="3.33861666666667" calcext:value-type="float">
            <text:p>3.33861666666667</text:p>
          </table:table-cell>
          <table:table-cell office:value-type="float" office:value="-68.7247315273502" calcext:value-type="float">
            <text:p>-68.7247315273502</text:p>
          </table:table-cell>
          <table:table-cell office:value-type="float" office:value="-68.7292530538681" calcext:value-type="float">
            <text:p>-68.7292530538681</text:p>
          </table:table-cell>
          <table:table-cell office:value-type="float" office:value="12434.7589291352" calcext:value-type="float">
            <text:p>12434.7589291352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16828227029326" calcext:value-type="float">
            <text:p>0.116828227029326</text:p>
          </table:table-cell>
          <table:table-cell office:value-type="float" office:value="0.250494013019532" calcext:value-type="float">
            <text:p>0.250494013019532</text:p>
          </table:table-cell>
          <table:table-cell office:value-type="float" office:value="3.73473333333333" calcext:value-type="float">
            <text:p>3.73473333333333</text:p>
          </table:table-cell>
          <table:table-cell office:value-type="float" office:value="-69.2873764944758" calcext:value-type="float">
            <text:p>-69.2873764944758</text:p>
          </table:table-cell>
          <table:table-cell office:value-type="float" office:value="-69.3962195622022" calcext:value-type="float">
            <text:p>-69.3962195622022</text:p>
          </table:table-cell>
          <table:table-cell office:value-type="float" office:value="12661.4838828627" calcext:value-type="float">
            <text:p>12661.4838828627</text:p>
          </table:table-cell>
        </table:table-row>
        <table:table-row table:style-name="ro1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4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146307026886" calcext:value-type="float">
            <text:p>0.2146307026886</text:p>
          </table:table-cell>
          <table:table-cell office:value-type="float" office:value="0.440533755222907" calcext:value-type="float">
            <text:p>0.440533755222907</text:p>
          </table:table-cell>
          <table:table-cell office:value-type="float" office:value="3.36511666666667" calcext:value-type="float">
            <text:p>3.36511666666667</text:p>
          </table:table-cell>
          <table:table-cell office:value-type="float" office:value="-68.6366728235445" calcext:value-type="float">
            <text:p>-68.6366728235445</text:p>
          </table:table-cell>
          <table:table-cell office:value-type="float" office:value="-68.686800377121" calcext:value-type="float">
            <text:p>-68.686800377121</text:p>
          </table:table-cell>
          <table:table-cell office:value-type="float" office:value="13462.607519312" calcext:value-type="float">
            <text:p>13462.607519312</text:p>
          </table:table-cell>
        </table:table-row>
        <table:table-row table:style-name="ro1" table:visibility="filter">
          <table:table-cell office:value-type="string" calcext:value-type="string">
            <text:p>three_species_lotka_volterra</text:p>
          </table:table-cell>
          <table:table-cell office:value-type="string" calcext:value-type="string">
            <text:p>lv_missing_dynamics</text:p>
          </table:table-cell>
          <table:table-cell office:value-type="string" calcext:value-type="string">
            <text:p>lotka_volterra_datapoints_80_noise_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2.40153628769143" calcext:value-type="float">
            <text:p>2.40153628769143</text:p>
          </table:table-cell>
          <table:table-cell office:value-type="float" office:value="6.68184265501506" calcext:value-type="float">
            <text:p>6.68184265501506</text:p>
          </table:table-cell>
          <table:table-cell office:value-type="float" office:value="4.90206666666667" calcext:value-type="float">
            <text:p>4.90206666666667</text:p>
          </table:table-cell>
          <table:table-cell office:value-type="float" office:value="-129.19340394095" calcext:value-type="float">
            <text:p>-129.19340394095</text:p>
          </table:table-cell>
          <table:table-cell office:value-type="float" office:value="-129.210635954519" calcext:value-type="float">
            <text:p>-129.210635954519</text:p>
          </table:table-cell>
          <table:table-cell office:value-type="float" office:value="22075.4514590027" calcext:value-type="float">
            <text:p>22075.4514590027</text:p>
          </table:table-cell>
        </table:table-row>
      </table:table>
      <table:table table:name="Pivot Table_summary_2" table:style-name="ta1">
        <table:table-column table:style-name="co19" table:default-cell-style-name="ce3"/>
        <table:table-column table:style-name="co20" table:default-cell-style-name="ce8"/>
        <table:table-column table:style-name="co21" table:default-cell-style-name="ce11"/>
        <table:table-column table:style-name="co19" table:number-columns-repeated="20" table:default-cell-style-name="ce11"/>
        <table:table-column table:style-name="co19" table:default-cell-style-name="ce14"/>
        <table:table-row table:style-name="ro1">
          <table:table-cell table:style-name="ce1" office:value-type="string" calcext:value-type="string">
            <text:p>problem_name</text:p>
          </table:table-cell>
          <table:table-cell table:style-name="ce6" office:value-type="string" calcext:value-type="string">
            <text:p>dataset</text:p>
          </table:table-cell>
          <table:table-cell table:style-name="ce6" office:value-type="string" calcext:value-type="string">
            <text:p>loss</text:p>
          </table:table-cell>
          <table:table-cell table:style-name="ce6" office:value-type="string" calcext:value-type="string">
            <text:p>mechanistic_setting</text:p>
          </table:table-cell>
          <table:table-cell table:style-name="ce6" office:value-type="string" calcext:value-type="string">
            <text:p>validation_loss</text:p>
          </table:table-cell>
          <table:table-cell table:style-name="ce6" office:value-type="string" calcext:value-type="string">
            <text:p>nMSE</text:p>
          </table:table-cell>
          <table:table-cell table:style-name="ce6" office:value-type="string" calcext:value-type="string">
            <text:p>runtime</text:p>
          </table:table-cell>
          <table:table-cell table:style-name="ce6" office:value-type="string" calcext:value-type="string">
            <text:p>negLL</text:p>
          </table:table-cell>
          <table:table-cell table:style-name="ce6" office:value-type="string" calcext:value-type="string">
            <text:p>MSE</text:p>
          </table:table-cell>
          <table:table-cell table:style-name="ce6" office:value-type="string" calcext:value-type="string">
            <text:p>sampling_strategy</text:p>
          </table:table-cell>
          <table:table-cell table:style-name="ce6" office:value-type="string" calcext:value-type="string">
            <text:p>hidden_layers</text:p>
          </table:table-cell>
          <table:table-cell table:style-name="ce6" office:value-type="string" calcext:value-type="string">
            <text:p>tolerance</text:p>
          </table:table-cell>
          <table:table-cell table:style-name="ce6" office:value-type="string" calcext:value-type="string">
            <text:p>hidden_neurons</text:p>
          </table:table-cell>
          <table:table-cell table:style-name="ce6" office:value-type="string" calcext:value-type="string">
            <text:p>act_fct</text:p>
          </table:table-cell>
          <table:table-cell table:style-name="ce6" office:value-type="string" calcext:value-type="string">
            <text:p>epochs_bfgs</text:p>
          </table:table-cell>
          <table:table-cell table:style-name="ce6" office:value-type="string" calcext:value-type="string">
            <text:p>λ_reg</text:p>
          </table:table-cell>
          <table:table-cell table:style-name="ce6" office:value-type="string" calcext:value-type="string">
            <text:p>stepnorm_bfgs</text:p>
          </table:table-cell>
          <table:table-cell table:style-name="ce6" office:value-type="string" calcext:value-type="string">
            <text:p>lr_adam</text:p>
          </table:table-cell>
          <table:table-cell table:style-name="ce6" office:value-type="string" calcext:value-type="string">
            <text:p>par_row</text:p>
          </table:table-cell>
          <table:table-cell table:style-name="ce6" office:value-type="string" calcext:value-type="string">
            <text:p>epochs_adam</text:p>
          </table:table-cell>
          <table:table-cell table:style-name="ce6" office:value-type="string" calcext:value-type="string">
            <text:p>array_nr</text:p>
          </table:table-cell>
          <table:table-cell table:style-name="ce6" office:value-type="string" calcext:value-type="string">
            <text:p>early stopping</text:p>
          </table:table-cell>
          <table:table-cell table:style-name="ce6" office:value-type="string" calcext:value-type="string">
            <text:p>reg</text:p>
          </table:table-cell>
          <table:table-cell table:style-name="ce13" office:value-type="string" calcext:value-type="string">
            <text:p>(empty)</text:p>
          </table:table-cell>
        </table:table-row>
        <table:table-row table:style-name="ro1">
          <table:table-cell table:style-name="ce2" office:value-type="string" calcext:value-type="string">
            <text:p>three_species_lotka_volterra</text:p>
          </table:table-cell>
          <table:table-cell table:style-name="ce7" office:value-type="string" calcext:value-type="string">
            <text:p>lotka_volterra_datapoints_40_noise_15</text:p>
          </table:table-cell>
          <table:table-cell office:value-type="float" office:value="-52.9290572445564" calcext:value-type="float">
            <text:p>-52.9290572445564</text:p>
          </table:table-cell>
          <table:table-cell office:value-type="string" calcext:value-type="string">
            <text:p>lv_missing_dynamics</text:p>
          </table:table-cell>
          <table:table-cell office:value-type="float" office:value="2561.04459177493" calcext:value-type="float">
            <text:p>2561.04459177493</text:p>
          </table:table-cell>
          <table:table-cell office:value-type="float" office:value="1.74148818706834" calcext:value-type="float">
            <text:p>1.74148818706834</text:p>
          </table:table-cell>
          <table:table-cell office:value-type="float" office:value="3.53751666666667" calcext:value-type="float">
            <text:p>3.53751666666667</text:p>
          </table:table-cell>
          <table:table-cell office:value-type="float" office:value="-53.0191073920082" calcext:value-type="float">
            <text:p>-53.0191073920082</text:p>
          </table:table-cell>
          <table:table-cell office:value-type="float" office:value="0.511850657867386" calcext:value-type="float">
            <text:p>0.511850657867386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08" calcext:value-type="float">
            <text:p>8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5.5637096514711" calcext:value-type="float">
            <text:p>-45.5637096514711</text:p>
          </table:table-cell>
          <table:table-cell office:value-type="string" calcext:value-type="string">
            <text:p>lv_missing_dynamics</text:p>
          </table:table-cell>
          <table:table-cell office:value-type="float" office:value="1240.56401808062" calcext:value-type="float">
            <text:p>1240.56401808062</text:p>
          </table:table-cell>
          <table:table-cell office:value-type="float" office:value="0.198476660947958" calcext:value-type="float">
            <text:p>0.198476660947958</text:p>
          </table:table-cell>
          <table:table-cell office:value-type="float" office:value="5.50113333333333" calcext:value-type="float">
            <text:p>5.50113333333333</text:p>
          </table:table-cell>
          <table:table-cell office:value-type="float" office:value="-45.7446479190664" calcext:value-type="float">
            <text:p>-45.7446479190664</text:p>
          </table:table-cell>
          <table:table-cell office:value-type="float" office:value="0.08593628276915" calcext:value-type="float">
            <text:p>0.08593628276915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16" calcext:value-type="float">
            <text:p>3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5.450435081798" calcext:value-type="float">
            <text:p>-45.450435081798</text:p>
          </table:table-cell>
          <table:table-cell office:value-type="string" calcext:value-type="string">
            <text:p>lv_missing_dynamics</text:p>
          </table:table-cell>
          <table:table-cell office:value-type="float" office:value="1178.52737279769" calcext:value-type="float">
            <text:p>1178.52737279769</text:p>
          </table:table-cell>
          <table:table-cell office:value-type="float" office:value="0.965996640972011" calcext:value-type="float">
            <text:p>0.965996640972011</text:p>
          </table:table-cell>
          <table:table-cell office:value-type="float" office:value="6.41328333333333" calcext:value-type="float">
            <text:p>6.41328333333333</text:p>
          </table:table-cell>
          <table:table-cell office:value-type="float" office:value="-45.9560184162874" calcext:value-type="float">
            <text:p>-45.9560184162874</text:p>
          </table:table-cell>
          <table:table-cell office:value-type="float" office:value="0.266980209427836" calcext:value-type="float">
            <text:p>0.266980209427836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64" calcext:value-type="float">
            <text:p>3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2.3143927218238" calcext:value-type="float">
            <text:p>-42.3143927218238</text:p>
          </table:table-cell>
          <table:table-cell office:value-type="string" calcext:value-type="string">
            <text:p>lv_missing_dynamics</text:p>
          </table:table-cell>
          <table:table-cell office:value-type="float" office:value="905.016826318096" calcext:value-type="float">
            <text:p>905.016826318096</text:p>
          </table:table-cell>
          <table:table-cell office:value-type="float" office:value="0.324298559008214" calcext:value-type="float">
            <text:p>0.324298559008214</text:p>
          </table:table-cell>
          <table:table-cell office:value-type="float" office:value="4.17973333333333" calcext:value-type="float">
            <text:p>4.17973333333333</text:p>
          </table:table-cell>
          <table:table-cell office:value-type="float" office:value="-42.3230947437343" calcext:value-type="float">
            <text:p>-42.3230947437343</text:p>
          </table:table-cell>
          <table:table-cell office:value-type="float" office:value="0.08978973814789" calcext:value-type="float">
            <text:p>0.08978973814789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20" calcext:value-type="float">
            <text:p>3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2.2275377783885" calcext:value-type="float">
            <text:p>-42.2275377783885</text:p>
          </table:table-cell>
          <table:table-cell office:value-type="string" calcext:value-type="string">
            <text:p>lv_missing_dynamics</text:p>
          </table:table-cell>
          <table:table-cell office:value-type="float" office:value="801.8696962941" calcext:value-type="float">
            <text:p>801.8696962941</text:p>
          </table:table-cell>
          <table:table-cell office:value-type="float" office:value="1.28218751183116" calcext:value-type="float">
            <text:p>1.28218751183116</text:p>
          </table:table-cell>
          <table:table-cell office:value-type="float" office:value="5.7348" calcext:value-type="float">
            <text:p>5.7348</text:p>
          </table:table-cell>
          <table:table-cell office:value-type="float" office:value="-42.3261573814769" calcext:value-type="float">
            <text:p>-42.3261573814769</text:p>
          </table:table-cell>
          <table:table-cell office:value-type="float" office:value="0.401195128828756" calcext:value-type="float">
            <text:p>0.401195128828756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24" calcext:value-type="float">
            <text:p>7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1.9033854105034" calcext:value-type="float">
            <text:p>-41.9033854105034</text:p>
          </table:table-cell>
          <table:table-cell office:value-type="string" calcext:value-type="string">
            <text:p>lv_missing_dynamics</text:p>
          </table:table-cell>
          <table:table-cell office:value-type="float" office:value="871.486945281501" calcext:value-type="float">
            <text:p>871.486945281501</text:p>
          </table:table-cell>
          <table:table-cell office:value-type="float" office:value="0.410305416734245" calcext:value-type="float">
            <text:p>0.410305416734245</text:p>
          </table:table-cell>
          <table:table-cell office:value-type="float" office:value="4.20461666666667" calcext:value-type="float">
            <text:p>4.20461666666667</text:p>
          </table:table-cell>
          <table:table-cell office:value-type="float" office:value="-41.904045758469" calcext:value-type="float">
            <text:p>-41.904045758469</text:p>
          </table:table-cell>
          <table:table-cell office:value-type="float" office:value="0.127594371950748" calcext:value-type="float">
            <text:p>0.127594371950748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56" calcext:value-type="float">
            <text:p>7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0.8188921923549" calcext:value-type="float">
            <text:p>-40.8188921923549</text:p>
          </table:table-cell>
          <table:table-cell office:value-type="string" calcext:value-type="string">
            <text:p>lv_missing_dynamics</text:p>
          </table:table-cell>
          <table:table-cell office:value-type="float" office:value="686.224140942503" calcext:value-type="float">
            <text:p>686.224140942503</text:p>
          </table:table-cell>
          <table:table-cell office:value-type="float" office:value="0.864418217289312" calcext:value-type="float">
            <text:p>0.864418217289312</text:p>
          </table:table-cell>
          <table:table-cell office:value-type="float" office:value="3.11496666666667" calcext:value-type="float">
            <text:p>3.11496666666667</text:p>
          </table:table-cell>
          <table:table-cell office:value-type="float" office:value="-40.9153604437797" calcext:value-type="float">
            <text:p>-40.9153604437797</text:p>
          </table:table-cell>
          <table:table-cell office:value-type="float" office:value="0.28866898537201" calcext:value-type="float">
            <text:p>0.28866898537201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4" calcext:value-type="float">
            <text:p>3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8.0961828156408" calcext:value-type="float">
            <text:p>-38.0961828156408</text:p>
          </table:table-cell>
          <table:table-cell office:value-type="string" calcext:value-type="string">
            <text:p>lv_missing_dynamics</text:p>
          </table:table-cell>
          <table:table-cell office:value-type="float" office:value="504.722840832419" calcext:value-type="float">
            <text:p>504.722840832419</text:p>
          </table:table-cell>
          <table:table-cell office:value-type="float" office:value="5.52493335343398" calcext:value-type="float">
            <text:p>5.52493335343398</text:p>
          </table:table-cell>
          <table:table-cell office:value-type="float" office:value="7.2792" calcext:value-type="float">
            <text:p>7.2792</text:p>
          </table:table-cell>
          <table:table-cell office:value-type="float" office:value="-38.1102220273262" calcext:value-type="float">
            <text:p>-38.1102220273262</text:p>
          </table:table-cell>
          <table:table-cell office:value-type="float" office:value="1.3080545386025" calcext:value-type="float">
            <text:p>1.3080545386025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44" calcext:value-type="float">
            <text:p>3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9.0091650598495" calcext:value-type="float">
            <text:p>-29.0091650598495</text:p>
          </table:table-cell>
          <table:table-cell office:value-type="string" calcext:value-type="string">
            <text:p>lv_missing_dynamics</text:p>
          </table:table-cell>
          <table:table-cell office:value-type="float" office:value="232.268878877938" calcext:value-type="float">
            <text:p>232.268878877938</text:p>
          </table:table-cell>
          <table:table-cell office:value-type="float" office:value="0.289850021508136" calcext:value-type="float">
            <text:p>0.289850021508136</text:p>
          </table:table-cell>
          <table:table-cell office:value-type="float" office:value="2.8946" calcext:value-type="float">
            <text:p>2.8946</text:p>
          </table:table-cell>
          <table:table-cell office:value-type="float" office:value="-29.0553007289402" calcext:value-type="float">
            <text:p>-29.0553007289402</text:p>
          </table:table-cell>
          <table:table-cell office:value-type="float" office:value="0.135687431562863" calcext:value-type="float">
            <text:p>0.135687431562863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16" calcext:value-type="float">
            <text:p>6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5.1631332458955" calcext:value-type="float">
            <text:p>-25.1631332458955</text:p>
          </table:table-cell>
          <table:table-cell office:value-type="string" calcext:value-type="string">
            <text:p>lv_missing_dynamics</text:p>
          </table:table-cell>
          <table:table-cell office:value-type="float" office:value="160.145003838158" calcext:value-type="float">
            <text:p>160.145003838158</text:p>
          </table:table-cell>
          <table:table-cell office:value-type="float" office:value="0.398056696637433" calcext:value-type="float">
            <text:p>0.398056696637433</text:p>
          </table:table-cell>
          <table:table-cell office:value-type="float" office:value="3.0227" calcext:value-type="float">
            <text:p>3.0227</text:p>
          </table:table-cell>
          <table:table-cell office:value-type="float" office:value="-25.1663456057158" calcext:value-type="float">
            <text:p>-25.1663456057158</text:p>
          </table:table-cell>
          <table:table-cell office:value-type="float" office:value="0.149881966722264" calcext:value-type="float">
            <text:p>0.149881966722264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3.9616372069246" calcext:value-type="float">
            <text:p>-23.9616372069246</text:p>
          </table:table-cell>
          <table:table-cell office:value-type="string" calcext:value-type="string">
            <text:p>lv_missing_dynamics</text:p>
          </table:table-cell>
          <table:table-cell office:value-type="float" office:value="82.9297420428813" calcext:value-type="float">
            <text:p>82.9297420428813</text:p>
          </table:table-cell>
          <table:table-cell office:value-type="float" office:value="0.332940161571858" calcext:value-type="float">
            <text:p>0.332940161571858</text:p>
          </table:table-cell>
          <table:table-cell office:value-type="float" office:value="2.98381666666667" calcext:value-type="float">
            <text:p>2.98381666666667</text:p>
          </table:table-cell>
          <table:table-cell office:value-type="float" office:value="-23.9892114629576" calcext:value-type="float">
            <text:p>-23.9892114629576</text:p>
          </table:table-cell>
          <table:table-cell office:value-type="float" office:value="0.162560376012445" calcext:value-type="float">
            <text:p>0.16256037601244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2.0768744832261" calcext:value-type="float">
            <text:p>-22.0768744832261</text:p>
          </table:table-cell>
          <table:table-cell office:value-type="string" calcext:value-type="string">
            <text:p>lv_missing_dynamics</text:p>
          </table:table-cell>
          <table:table-cell office:value-type="float" office:value="74.7757025610937" calcext:value-type="float">
            <text:p>74.7757025610937</text:p>
          </table:table-cell>
          <table:table-cell office:value-type="float" office:value="0.433666543121061" calcext:value-type="float">
            <text:p>0.433666543121061</text:p>
          </table:table-cell>
          <table:table-cell office:value-type="float" office:value="2.898" calcext:value-type="float">
            <text:p>2.898</text:p>
          </table:table-cell>
          <table:table-cell office:value-type="float" office:value="-22.1053940258074" calcext:value-type="float">
            <text:p>-22.1053940258074</text:p>
          </table:table-cell>
          <table:table-cell office:value-type="float" office:value="0.184089186043823" calcext:value-type="float">
            <text:p>0.184089186043823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9.1483782967152" calcext:value-type="float">
            <text:p>-19.1483782967152</text:p>
          </table:table-cell>
          <table:table-cell office:value-type="string" calcext:value-type="string">
            <text:p>lv_missing_dynamics</text:p>
          </table:table-cell>
          <table:table-cell office:value-type="float" office:value="10.9924917224623" calcext:value-type="float">
            <text:p>10.9924917224623</text:p>
          </table:table-cell>
          <table:table-cell office:value-type="float" office:value="0.285359150350532" calcext:value-type="float">
            <text:p>0.285359150350532</text:p>
          </table:table-cell>
          <table:table-cell office:value-type="float" office:value="2.8377" calcext:value-type="float">
            <text:p>2.8377</text:p>
          </table:table-cell>
          <table:table-cell office:value-type="float" office:value="-19.1934553205921" calcext:value-type="float">
            <text:p>-19.1934553205921</text:p>
          </table:table-cell>
          <table:table-cell office:value-type="float" office:value="0.128990969482213" calcext:value-type="float">
            <text:p>0.128990969482213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8.6209978963915" calcext:value-type="float">
            <text:p>-18.6209978963915</text:p>
          </table:table-cell>
          <table:table-cell office:value-type="string" calcext:value-type="string">
            <text:p>lv_missing_dynamics</text:p>
          </table:table-cell>
          <table:table-cell office:value-type="float" office:value="12.2061710533019" calcext:value-type="float">
            <text:p>12.2061710533019</text:p>
          </table:table-cell>
          <table:table-cell office:value-type="float" office:value="0.314240993176216" calcext:value-type="float">
            <text:p>0.314240993176216</text:p>
          </table:table-cell>
          <table:table-cell office:value-type="float" office:value="2.95813333333333" calcext:value-type="float">
            <text:p>2.95813333333333</text:p>
          </table:table-cell>
          <table:table-cell office:value-type="float" office:value="-18.6213637351775" calcext:value-type="float">
            <text:p>-18.6213637351775</text:p>
          </table:table-cell>
          <table:table-cell office:value-type="float" office:value="0.145742082283223" calcext:value-type="float">
            <text:p>0.145742082283223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5.683764424368" calcext:value-type="float">
            <text:p>-15.683764424368</text:p>
          </table:table-cell>
          <table:table-cell office:value-type="string" calcext:value-type="string">
            <text:p>lv_missing_dynamics</text:p>
          </table:table-cell>
          <table:table-cell office:value-type="float" office:value="23.3010576448896" calcext:value-type="float">
            <text:p>23.3010576448896</text:p>
          </table:table-cell>
          <table:table-cell office:value-type="float" office:value="0.78838236172112" calcext:value-type="float">
            <text:p>0.78838236172112</text:p>
          </table:table-cell>
          <table:table-cell office:value-type="float" office:value="2.91301666666667" calcext:value-type="float">
            <text:p>2.91301666666667</text:p>
          </table:table-cell>
          <table:table-cell office:value-type="float" office:value="-15.6840327808966" calcext:value-type="float">
            <text:p>-15.6840327808966</text:p>
          </table:table-cell>
          <table:table-cell office:value-type="float" office:value="0.456277001382987" calcext:value-type="float">
            <text:p>0.456277001382987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5.091215406255" calcext:value-type="float">
            <text:p>-15.091215406255</text:p>
          </table:table-cell>
          <table:table-cell office:value-type="string" calcext:value-type="string">
            <text:p>lv_missing_dynamics</text:p>
          </table:table-cell>
          <table:table-cell office:value-type="float" office:value="4.25814538653303" calcext:value-type="float">
            <text:p>4.25814538653303</text:p>
          </table:table-cell>
          <table:table-cell office:value-type="float" office:value="0.565299172619525" calcext:value-type="float">
            <text:p>0.565299172619525</text:p>
          </table:table-cell>
          <table:table-cell office:value-type="float" office:value="2.85471666666667" calcext:value-type="float">
            <text:p>2.85471666666667</text:p>
          </table:table-cell>
          <table:table-cell office:value-type="float" office:value="-15.0943343939492" calcext:value-type="float">
            <text:p>-15.0943343939492</text:p>
          </table:table-cell>
          <table:table-cell office:value-type="float" office:value="0.236523002291413" calcext:value-type="float">
            <text:p>0.236523002291413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3.395393113171" calcext:value-type="float">
            <text:p>-13.395393113171</text:p>
          </table:table-cell>
          <table:table-cell office:value-type="string" calcext:value-type="string">
            <text:p>lv_missing_dynamics</text:p>
          </table:table-cell>
          <table:table-cell office:value-type="float" office:value="8.01997769162895" calcext:value-type="float">
            <text:p>8.01997769162895</text:p>
          </table:table-cell>
          <table:table-cell office:value-type="float" office:value="0.591055105479976" calcext:value-type="float">
            <text:p>0.591055105479976</text:p>
          </table:table-cell>
          <table:table-cell office:value-type="float" office:value="2.82678333333333" calcext:value-type="float">
            <text:p>2.82678333333333</text:p>
          </table:table-cell>
          <table:table-cell office:value-type="float" office:value="-13.3957281840681" calcext:value-type="float">
            <text:p>-13.3957281840681</text:p>
          </table:table-cell>
          <table:table-cell office:value-type="float" office:value="0.251562014299712" calcext:value-type="float">
            <text:p>0.251562014299712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7.61850239969725" calcext:value-type="float">
            <text:p>-7.61850239969725</text:p>
          </table:table-cell>
          <table:table-cell office:value-type="string" calcext:value-type="string">
            <text:p>lv_missing_dynamics</text:p>
          </table:table-cell>
          <table:table-cell office:value-type="float" office:value="-0.368550662611465" calcext:value-type="float">
            <text:p>-0.368550662611465</text:p>
          </table:table-cell>
          <table:table-cell office:value-type="float" office:value="0.891316002931101" calcext:value-type="float">
            <text:p>0.891316002931101</text:p>
          </table:table-cell>
          <table:table-cell office:value-type="float" office:value="3.07811666666667" calcext:value-type="float">
            <text:p>3.07811666666667</text:p>
          </table:table-cell>
          <table:table-cell office:value-type="float" office:value="-7.61892736836458" calcext:value-type="float">
            <text:p>-7.61892736836458</text:p>
          </table:table-cell>
          <table:table-cell office:value-type="float" office:value="0.249441728586882" calcext:value-type="float">
            <text:p>0.249441728586882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92" calcext:value-type="float">
            <text:p>7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7.50293261634724" calcext:value-type="float">
            <text:p>-7.50293261634724</text:p>
          </table:table-cell>
          <table:table-cell office:value-type="string" calcext:value-type="string">
            <text:p>lv_missing_dynamics</text:p>
          </table:table-cell>
          <table:table-cell office:value-type="float" office:value="-0.559471501345795" calcext:value-type="float">
            <text:p>-0.559471501345795</text:p>
          </table:table-cell>
          <table:table-cell office:value-type="float" office:value="0.303390535639766" calcext:value-type="float">
            <text:p>0.303390535639766</text:p>
          </table:table-cell>
          <table:table-cell office:value-type="float" office:value="2.8265" calcext:value-type="float">
            <text:p>2.8265</text:p>
          </table:table-cell>
          <table:table-cell office:value-type="float" office:value="-7.50712082781178" calcext:value-type="float">
            <text:p>-7.50712082781178</text:p>
          </table:table-cell>
          <table:table-cell office:value-type="float" office:value="0.114285448630239" calcext:value-type="float">
            <text:p>0.114285448630239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84492690394287" calcext:value-type="float">
            <text:p>-6.84492690394287</text:p>
          </table:table-cell>
          <table:table-cell office:value-type="string" calcext:value-type="string">
            <text:p>lv_missing_dynamics</text:p>
          </table:table-cell>
          <table:table-cell office:value-type="float" office:value="1.65181687407504" calcext:value-type="float">
            <text:p>1.65181687407504</text:p>
          </table:table-cell>
          <table:table-cell office:value-type="float" office:value="0.909596651520564" calcext:value-type="float">
            <text:p>0.909596651520564</text:p>
          </table:table-cell>
          <table:table-cell office:value-type="float" office:value="2.86683333333333" calcext:value-type="float">
            <text:p>2.86683333333333</text:p>
          </table:table-cell>
          <table:table-cell office:value-type="float" office:value="-6.84506960041035" calcext:value-type="float">
            <text:p>-6.84506960041035</text:p>
          </table:table-cell>
          <table:table-cell office:value-type="float" office:value="0.305819763132629" calcext:value-type="float">
            <text:p>0.305819763132629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84" calcext:value-type="float">
            <text:p>3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82347038038665" calcext:value-type="float">
            <text:p>-6.82347038038665</text:p>
          </table:table-cell>
          <table:table-cell office:value-type="string" calcext:value-type="string">
            <text:p>lv_missing_dynamics</text:p>
          </table:table-cell>
          <table:table-cell office:value-type="float" office:value="0.138863705172586" calcext:value-type="float">
            <text:p>0.138863705172586</text:p>
          </table:table-cell>
          <table:table-cell office:value-type="float" office:value="0.779345558997275" calcext:value-type="float">
            <text:p>0.779345558997275</text:p>
          </table:table-cell>
          <table:table-cell office:value-type="float" office:value="3.05491666666667" calcext:value-type="float">
            <text:p>3.05491666666667</text:p>
          </table:table-cell>
          <table:table-cell office:value-type="float" office:value="-6.82388389053433" calcext:value-type="float">
            <text:p>-6.82388389053433</text:p>
          </table:table-cell>
          <table:table-cell office:value-type="float" office:value="0.230463600351331" calcext:value-type="float">
            <text:p>0.230463600351331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48" calcext:value-type="float">
            <text:p>6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80928506976133" calcext:value-type="float">
            <text:p>-6.80928506976133</text:p>
          </table:table-cell>
          <table:table-cell office:value-type="string" calcext:value-type="string">
            <text:p>lv_missing_dynamics</text:p>
          </table:table-cell>
          <table:table-cell office:value-type="float" office:value="1.40315754325917" calcext:value-type="float">
            <text:p>1.40315754325917</text:p>
          </table:table-cell>
          <table:table-cell office:value-type="float" office:value="0.877782168351831" calcext:value-type="float">
            <text:p>0.877782168351831</text:p>
          </table:table-cell>
          <table:table-cell office:value-type="float" office:value="2.68125" calcext:value-type="float">
            <text:p>2.68125</text:p>
          </table:table-cell>
          <table:table-cell office:value-type="float" office:value="-6.81204481754855" calcext:value-type="float">
            <text:p>-6.81204481754855</text:p>
          </table:table-cell>
          <table:table-cell office:value-type="float" office:value="0.294341281498705" calcext:value-type="float">
            <text:p>0.29434128149870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12" calcext:value-type="float">
            <text:p>8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77670427391269" calcext:value-type="float">
            <text:p>-6.77670427391269</text:p>
          </table:table-cell>
          <table:table-cell office:value-type="string" calcext:value-type="string">
            <text:p>lv_missing_dynamics</text:p>
          </table:table-cell>
          <table:table-cell office:value-type="float" office:value="1.52211581912092" calcext:value-type="float">
            <text:p>1.52211581912092</text:p>
          </table:table-cell>
          <table:table-cell office:value-type="float" office:value="0.894315740950656" calcext:value-type="float">
            <text:p>0.894315740950656</text:p>
          </table:table-cell>
          <table:table-cell office:value-type="float" office:value="2.73963333333333" calcext:value-type="float">
            <text:p>2.73963333333333</text:p>
          </table:table-cell>
          <table:table-cell office:value-type="float" office:value="-6.77698113717453" calcext:value-type="float">
            <text:p>-6.77698113717453</text:p>
          </table:table-cell>
          <table:table-cell office:value-type="float" office:value="0.300189032407976" calcext:value-type="float">
            <text:p>0.300189032407976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16" calcext:value-type="float">
            <text:p>8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73506186057284" calcext:value-type="float">
            <text:p>-6.73506186057284</text:p>
          </table:table-cell>
          <table:table-cell office:value-type="string" calcext:value-type="string">
            <text:p>lv_missing_dynamics</text:p>
          </table:table-cell>
          <table:table-cell office:value-type="float" office:value="1.49841605646767" calcext:value-type="float">
            <text:p>1.49841605646767</text:p>
          </table:table-cell>
          <table:table-cell office:value-type="float" office:value="0.893266453644208" calcext:value-type="float">
            <text:p>0.893266453644208</text:p>
          </table:table-cell>
          <table:table-cell office:value-type="float" office:value="2.85481666666667" calcext:value-type="float">
            <text:p>2.85481666666667</text:p>
          </table:table-cell>
          <table:table-cell office:value-type="float" office:value="-6.73647846824519" calcext:value-type="float">
            <text:p>-6.73647846824519</text:p>
          </table:table-cell>
          <table:table-cell office:value-type="float" office:value="0.299818582643053" calcext:value-type="float">
            <text:p>0.29981858264305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80" calcext:value-type="float">
            <text:p>3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62055439669893" calcext:value-type="float">
            <text:p>-6.62055439669893</text:p>
          </table:table-cell>
          <table:table-cell office:value-type="string" calcext:value-type="string">
            <text:p>lv_missing_dynamics</text:p>
          </table:table-cell>
          <table:table-cell office:value-type="float" office:value="1.34007048590691" calcext:value-type="float">
            <text:p>1.34007048590691</text:p>
          </table:table-cell>
          <table:table-cell office:value-type="float" office:value="0.977569435801992" calcext:value-type="float">
            <text:p>0.977569435801992</text:p>
          </table:table-cell>
          <table:table-cell office:value-type="float" office:value="2.7992" calcext:value-type="float">
            <text:p>2.7992</text:p>
          </table:table-cell>
          <table:table-cell office:value-type="float" office:value="-6.65922529134578" calcext:value-type="float">
            <text:p>-6.65922529134578</text:p>
          </table:table-cell>
          <table:table-cell office:value-type="float" office:value="0.293310568201536" calcext:value-type="float">
            <text:p>0.293310568201536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84" calcext:value-type="float">
            <text:p>7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26182059866428" calcext:value-type="float">
            <text:p>-6.26182059866428</text:p>
          </table:table-cell>
          <table:table-cell office:value-type="string" calcext:value-type="string">
            <text:p>lv_missing_dynamics</text:p>
          </table:table-cell>
          <table:table-cell office:value-type="float" office:value="1.89189779722071" calcext:value-type="float">
            <text:p>1.89189779722071</text:p>
          </table:table-cell>
          <table:table-cell office:value-type="float" office:value="0.798041652270917" calcext:value-type="float">
            <text:p>0.798041652270917</text:p>
          </table:table-cell>
          <table:table-cell office:value-type="float" office:value="2.80201666666667" calcext:value-type="float">
            <text:p>2.80201666666667</text:p>
          </table:table-cell>
          <table:table-cell office:value-type="float" office:value="-6.26552600855903" calcext:value-type="float">
            <text:p>-6.26552600855903</text:p>
          </table:table-cell>
          <table:table-cell office:value-type="float" office:value="0.265886438251922" calcext:value-type="float">
            <text:p>0.26588643825192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10603838454759" calcext:value-type="float">
            <text:p>-6.10603838454759</text:p>
          </table:table-cell>
          <table:table-cell office:value-type="string" calcext:value-type="string">
            <text:p>lv_missing_dynamics</text:p>
          </table:table-cell>
          <table:table-cell office:value-type="float" office:value="-0.412027355030839" calcext:value-type="float">
            <text:p>-0.412027355030839</text:p>
          </table:table-cell>
          <table:table-cell office:value-type="float" office:value="0.809901662780474" calcext:value-type="float">
            <text:p>0.809901662780474</text:p>
          </table:table-cell>
          <table:table-cell office:value-type="float" office:value="2.7883" calcext:value-type="float">
            <text:p>2.7883</text:p>
          </table:table-cell>
          <table:table-cell office:value-type="float" office:value="-6.10876139011504" calcext:value-type="float">
            <text:p>-6.10876139011504</text:p>
          </table:table-cell>
          <table:table-cell office:value-type="float" office:value="0.253807255907907" calcext:value-type="float">
            <text:p>0.253807255907907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68" calcext:value-type="float">
            <text:p>6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08047808058706" calcext:value-type="float">
            <text:p>-6.08047808058706</text:p>
          </table:table-cell>
          <table:table-cell office:value-type="string" calcext:value-type="string">
            <text:p>lv_missing_dynamics</text:p>
          </table:table-cell>
          <table:table-cell office:value-type="float" office:value="0.29197611616185" calcext:value-type="float">
            <text:p>0.29197611616185</text:p>
          </table:table-cell>
          <table:table-cell office:value-type="float" office:value="0.809292789156961" calcext:value-type="float">
            <text:p>0.809292789156961</text:p>
          </table:table-cell>
          <table:table-cell office:value-type="float" office:value="2.82995" calcext:value-type="float">
            <text:p>2.82995</text:p>
          </table:table-cell>
          <table:table-cell office:value-type="float" office:value="-6.08308464925599" calcext:value-type="float">
            <text:p>-6.08308464925599</text:p>
          </table:table-cell>
          <table:table-cell office:value-type="float" office:value="0.245244846090002" calcext:value-type="float">
            <text:p>0.24524484609000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8" calcext:value-type="float">
            <text:p>3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05247816157901" calcext:value-type="float">
            <text:p>-6.05247816157901</text:p>
          </table:table-cell>
          <table:table-cell office:value-type="string" calcext:value-type="string">
            <text:p>lv_missing_dynamics</text:p>
          </table:table-cell>
          <table:table-cell office:value-type="float" office:value="-0.431974610226725" calcext:value-type="float">
            <text:p>-0.431974610226725</text:p>
          </table:table-cell>
          <table:table-cell office:value-type="float" office:value="0.854256036429322" calcext:value-type="float">
            <text:p>0.854256036429322</text:p>
          </table:table-cell>
          <table:table-cell office:value-type="float" office:value="2.76571666666667" calcext:value-type="float">
            <text:p>2.76571666666667</text:p>
          </table:table-cell>
          <table:table-cell office:value-type="float" office:value="-6.06610607520407" calcext:value-type="float">
            <text:p>-6.06610607520407</text:p>
          </table:table-cell>
          <table:table-cell office:value-type="float" office:value="0.261770628973145" calcext:value-type="float">
            <text:p>0.26177062897314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76" calcext:value-type="float">
            <text:p>3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94117312126734" calcext:value-type="float">
            <text:p>-5.94117312126734</text:p>
          </table:table-cell>
          <table:table-cell office:value-type="string" calcext:value-type="string">
            <text:p>lv_missing_dynamics</text:p>
          </table:table-cell>
          <table:table-cell office:value-type="float" office:value="0.903623444411153" calcext:value-type="float">
            <text:p>0.903623444411153</text:p>
          </table:table-cell>
          <table:table-cell office:value-type="float" office:value="0.737697644655671" calcext:value-type="float">
            <text:p>0.737697644655671</text:p>
          </table:table-cell>
          <table:table-cell office:value-type="float" office:value="2.85245" calcext:value-type="float">
            <text:p>2.85245</text:p>
          </table:table-cell>
          <table:table-cell office:value-type="float" office:value="-5.94484968981444" calcext:value-type="float">
            <text:p>-5.94484968981444</text:p>
          </table:table-cell>
          <table:table-cell office:value-type="float" office:value="0.237510023565958" calcext:value-type="float">
            <text:p>0.237510023565958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96" calcext:value-type="float">
            <text:p>5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90088330766178" calcext:value-type="float">
            <text:p>-5.90088330766178</text:p>
          </table:table-cell>
          <table:table-cell office:value-type="string" calcext:value-type="string">
            <text:p>lv_missing_dynamics</text:p>
          </table:table-cell>
          <table:table-cell office:value-type="float" office:value="2.21606402620803" calcext:value-type="float">
            <text:p>2.21606402620803</text:p>
          </table:table-cell>
          <table:table-cell office:value-type="float" office:value="0.796623580901697" calcext:value-type="float">
            <text:p>0.796623580901697</text:p>
          </table:table-cell>
          <table:table-cell office:value-type="float" office:value="2.91566666666667" calcext:value-type="float">
            <text:p>2.91566666666667</text:p>
          </table:table-cell>
          <table:table-cell office:value-type="float" office:value="-5.90125260462073" calcext:value-type="float">
            <text:p>-5.90125260462073</text:p>
          </table:table-cell>
          <table:table-cell office:value-type="float" office:value="0.271979373012811" calcext:value-type="float">
            <text:p>0.271979373012811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89880670617737" calcext:value-type="float">
            <text:p>-5.89880670617737</text:p>
          </table:table-cell>
          <table:table-cell office:value-type="string" calcext:value-type="string">
            <text:p>lv_missing_dynamics</text:p>
          </table:table-cell>
          <table:table-cell office:value-type="float" office:value="-0.897416563801569" calcext:value-type="float">
            <text:p>-0.897416563801569</text:p>
          </table:table-cell>
          <table:table-cell office:value-type="float" office:value="0.818527206967889" calcext:value-type="float">
            <text:p>0.818527206967889</text:p>
          </table:table-cell>
          <table:table-cell office:value-type="float" office:value="2.76653333333333" calcext:value-type="float">
            <text:p>2.76653333333333</text:p>
          </table:table-cell>
          <table:table-cell office:value-type="float" office:value="-5.90017048071342" calcext:value-type="float">
            <text:p>-5.90017048071342</text:p>
          </table:table-cell>
          <table:table-cell office:value-type="float" office:value="0.249189069380673" calcext:value-type="float">
            <text:p>0.24918906938067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88892818789484" calcext:value-type="float">
            <text:p>-5.88892818789484</text:p>
          </table:table-cell>
          <table:table-cell office:value-type="string" calcext:value-type="string">
            <text:p>lv_missing_dynamics</text:p>
          </table:table-cell>
          <table:table-cell office:value-type="float" office:value="2.17021065846055" calcext:value-type="float">
            <text:p>2.17021065846055</text:p>
          </table:table-cell>
          <table:table-cell office:value-type="float" office:value="0.794969079503062" calcext:value-type="float">
            <text:p>0.794969079503062</text:p>
          </table:table-cell>
          <table:table-cell office:value-type="float" office:value="2.82438333333333" calcext:value-type="float">
            <text:p>2.82438333333333</text:p>
          </table:table-cell>
          <table:table-cell office:value-type="float" office:value="-5.89148203031676" calcext:value-type="float">
            <text:p>-5.89148203031676</text:p>
          </table:table-cell>
          <table:table-cell office:value-type="float" office:value="0.270877242618414" calcext:value-type="float">
            <text:p>0.270877242618414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87193876528142" calcext:value-type="float">
            <text:p>-5.87193876528142</text:p>
          </table:table-cell>
          <table:table-cell office:value-type="string" calcext:value-type="string">
            <text:p>lv_missing_dynamics</text:p>
          </table:table-cell>
          <table:table-cell office:value-type="float" office:value="-1.20073321101368" calcext:value-type="float">
            <text:p>-1.20073321101368</text:p>
          </table:table-cell>
          <table:table-cell office:value-type="float" office:value="0.825147909474441" calcext:value-type="float">
            <text:p>0.825147909474441</text:p>
          </table:table-cell>
          <table:table-cell office:value-type="float" office:value="2.77326666666667" calcext:value-type="float">
            <text:p>2.77326666666667</text:p>
          </table:table-cell>
          <table:table-cell office:value-type="float" office:value="-5.87221152540335" calcext:value-type="float">
            <text:p>-5.87221152540335</text:p>
          </table:table-cell>
          <table:table-cell office:value-type="float" office:value="0.246969991555654" calcext:value-type="float">
            <text:p>0.246969991555654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72" calcext:value-type="float">
            <text:p>6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84568910856834" calcext:value-type="float">
            <text:p>-5.84568910856834</text:p>
          </table:table-cell>
          <table:table-cell office:value-type="string" calcext:value-type="string">
            <text:p>lv_missing_dynamics</text:p>
          </table:table-cell>
          <table:table-cell office:value-type="float" office:value="2.17119679280204" calcext:value-type="float">
            <text:p>2.17119679280204</text:p>
          </table:table-cell>
          <table:table-cell office:value-type="float" office:value="0.791152211983722" calcext:value-type="float">
            <text:p>0.791152211983722</text:p>
          </table:table-cell>
          <table:table-cell office:value-type="float" office:value="2.81033333333333" calcext:value-type="float">
            <text:p>2.81033333333333</text:p>
          </table:table-cell>
          <table:table-cell office:value-type="float" office:value="-5.84594578064635" calcext:value-type="float">
            <text:p>-5.84594578064635</text:p>
          </table:table-cell>
          <table:table-cell office:value-type="float" office:value="0.269978035647071" calcext:value-type="float">
            <text:p>0.269978035647071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77312704432799" calcext:value-type="float">
            <text:p>-5.77312704432799</text:p>
          </table:table-cell>
          <table:table-cell office:value-type="string" calcext:value-type="string">
            <text:p>lv_missing_dynamics</text:p>
          </table:table-cell>
          <table:table-cell office:value-type="float" office:value="-1.681" calcext:value-type="float">
            <text:p>-1.681</text:p>
          </table:table-cell>
          <table:table-cell office:value-type="float" office:value="0.841021206488589" calcext:value-type="float">
            <text:p>0.841021206488589</text:p>
          </table:table-cell>
          <table:table-cell office:value-type="float" office:value="2.66671666666667" calcext:value-type="float">
            <text:p>2.66671666666667</text:p>
          </table:table-cell>
          <table:table-cell office:value-type="float" office:value="-5.77326422270249" calcext:value-type="float">
            <text:p>-5.77326422270249</text:p>
          </table:table-cell>
          <table:table-cell office:value-type="float" office:value="0.244706325621606" calcext:value-type="float">
            <text:p>0.244706325621606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71131049349451" calcext:value-type="float">
            <text:p>-5.71131049349451</text:p>
          </table:table-cell>
          <table:table-cell office:value-type="string" calcext:value-type="string">
            <text:p>lv_missing_dynamics</text:p>
          </table:table-cell>
          <table:table-cell office:value-type="float" office:value="4.53600197276425" calcext:value-type="float">
            <text:p>4.53600197276425</text:p>
          </table:table-cell>
          <table:table-cell office:value-type="float" office:value="0.862706706560892" calcext:value-type="float">
            <text:p>0.862706706560892</text:p>
          </table:table-cell>
          <table:table-cell office:value-type="float" office:value="2.82658333333333" calcext:value-type="float">
            <text:p>2.82658333333333</text:p>
          </table:table-cell>
          <table:table-cell office:value-type="float" office:value="-5.71496727156648" calcext:value-type="float">
            <text:p>-5.71496727156648</text:p>
          </table:table-cell>
          <table:table-cell office:value-type="float" office:value="0.331968216140332" calcext:value-type="float">
            <text:p>0.33196821614033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52" calcext:value-type="float">
            <text:p>4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67029039234621" calcext:value-type="float">
            <text:p>-5.67029039234621</text:p>
          </table:table-cell>
          <table:table-cell office:value-type="string" calcext:value-type="string">
            <text:p>lv_missing_dynamics</text:p>
          </table:table-cell>
          <table:table-cell office:value-type="float" office:value="-0.35060369151766" calcext:value-type="float">
            <text:p>-0.35060369151766</text:p>
          </table:table-cell>
          <table:table-cell office:value-type="float" office:value="0.775055403423575" calcext:value-type="float">
            <text:p>0.775055403423575</text:p>
          </table:table-cell>
          <table:table-cell office:value-type="float" office:value="2.79093333333333" calcext:value-type="float">
            <text:p>2.79093333333333</text:p>
          </table:table-cell>
          <table:table-cell office:value-type="float" office:value="-5.67298171771577" calcext:value-type="float">
            <text:p>-5.67298171771577</text:p>
          </table:table-cell>
          <table:table-cell office:value-type="float" office:value="0.247671442488409" calcext:value-type="float">
            <text:p>0.247671442488409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24" calcext:value-type="float">
            <text:p>5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66439247947132" calcext:value-type="float">
            <text:p>-5.66439247947132</text:p>
          </table:table-cell>
          <table:table-cell office:value-type="string" calcext:value-type="string">
            <text:p>lv_missing_dynamics</text:p>
          </table:table-cell>
          <table:table-cell office:value-type="float" office:value="3.26744092720493" calcext:value-type="float">
            <text:p>3.26744092720493</text:p>
          </table:table-cell>
          <table:table-cell office:value-type="float" office:value="0.972020915909225" calcext:value-type="float">
            <text:p>0.972020915909225</text:p>
          </table:table-cell>
          <table:table-cell office:value-type="float" office:value="2.86376666666667" calcext:value-type="float">
            <text:p>2.86376666666667</text:p>
          </table:table-cell>
          <table:table-cell office:value-type="float" office:value="-5.68953015645912" calcext:value-type="float">
            <text:p>-5.68953015645912</text:p>
          </table:table-cell>
          <table:table-cell office:value-type="float" office:value="0.383266395017405" calcext:value-type="float">
            <text:p>0.38326639501740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64260282131904" calcext:value-type="float">
            <text:p>-5.64260282131904</text:p>
          </table:table-cell>
          <table:table-cell office:value-type="string" calcext:value-type="string">
            <text:p>lv_missing_dynamics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776540523193396" calcext:value-type="float">
            <text:p>0.776540523193396</text:p>
          </table:table-cell>
          <table:table-cell office:value-type="float" office:value="2.8094" calcext:value-type="float">
            <text:p>2.8094</text:p>
          </table:table-cell>
          <table:table-cell office:value-type="float" office:value="-5.64273575037085" calcext:value-type="float">
            <text:p>-5.64273575037085</text:p>
          </table:table-cell>
          <table:table-cell office:value-type="float" office:value="0.251033423072448" calcext:value-type="float">
            <text:p>0.251033423072448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62779655704592" calcext:value-type="float">
            <text:p>-5.62779655704592</text:p>
          </table:table-cell>
          <table:table-cell office:value-type="string" calcext:value-type="string">
            <text:p>lv_missing_dynamics</text:p>
          </table:table-cell>
          <table:table-cell office:value-type="float" office:value="1.39730358209242" calcext:value-type="float">
            <text:p>1.39730358209242</text:p>
          </table:table-cell>
          <table:table-cell office:value-type="float" office:value="0.736662140278763" calcext:value-type="float">
            <text:p>0.736662140278763</text:p>
          </table:table-cell>
          <table:table-cell office:value-type="float" office:value="2.80843333333333" calcext:value-type="float">
            <text:p>2.80843333333333</text:p>
          </table:table-cell>
          <table:table-cell office:value-type="float" office:value="-5.62816281978734" calcext:value-type="float">
            <text:p>-5.62816281978734</text:p>
          </table:table-cell>
          <table:table-cell office:value-type="float" office:value="0.244313792710837" calcext:value-type="float">
            <text:p>0.244313792710837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56" calcext:value-type="float">
            <text:p>4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58356041075912" calcext:value-type="float">
            <text:p>-5.58356041075912</text:p>
          </table:table-cell>
          <table:table-cell office:value-type="string" calcext:value-type="string">
            <text:p>lv_missing_dynamics</text:p>
          </table:table-cell>
          <table:table-cell office:value-type="float" office:value="-0.314327389440136" calcext:value-type="float">
            <text:p>-0.314327389440136</text:p>
          </table:table-cell>
          <table:table-cell office:value-type="float" office:value="0.775629039275371" calcext:value-type="float">
            <text:p>0.775629039275371</text:p>
          </table:table-cell>
          <table:table-cell office:value-type="float" office:value="2.80256666666667" calcext:value-type="float">
            <text:p>2.80256666666667</text:p>
          </table:table-cell>
          <table:table-cell office:value-type="float" office:value="-5.5838297018194" calcext:value-type="float">
            <text:p>-5.5838297018194</text:p>
          </table:table-cell>
          <table:table-cell office:value-type="float" office:value="0.247980697104286" calcext:value-type="float">
            <text:p>0.247980697104286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28" calcext:value-type="float">
            <text:p>5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56997549742058" calcext:value-type="float">
            <text:p>-5.56997549742058</text:p>
          </table:table-cell>
          <table:table-cell office:value-type="string" calcext:value-type="string">
            <text:p>lv_missing_dynamics</text:p>
          </table:table-cell>
          <table:table-cell office:value-type="float" office:value="1.01607978354941" calcext:value-type="float">
            <text:p>1.01607978354941</text:p>
          </table:table-cell>
          <table:table-cell office:value-type="float" office:value="0.726344044245315" calcext:value-type="float">
            <text:p>0.726344044245315</text:p>
          </table:table-cell>
          <table:table-cell office:value-type="float" office:value="2.94368333333333" calcext:value-type="float">
            <text:p>2.94368333333333</text:p>
          </table:table-cell>
          <table:table-cell office:value-type="float" office:value="-5.57247913275396" calcext:value-type="float">
            <text:p>-5.57247913275396</text:p>
          </table:table-cell>
          <table:table-cell office:value-type="float" office:value="0.236277661518566" calcext:value-type="float">
            <text:p>0.236277661518566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.71021221552824" calcext:value-type="float">
            <text:p>-4.71021221552824</text:p>
          </table:table-cell>
          <table:table-cell office:value-type="string" calcext:value-type="string">
            <text:p>lv_missing_dynamics</text:p>
          </table:table-cell>
          <table:table-cell office:value-type="float" office:value="-1.11509807157752" calcext:value-type="float">
            <text:p>-1.11509807157752</text:p>
          </table:table-cell>
          <table:table-cell office:value-type="float" office:value="0.761796018002622" calcext:value-type="float">
            <text:p>0.761796018002622</text:p>
          </table:table-cell>
          <table:table-cell office:value-type="float" office:value="2.78085" calcext:value-type="float">
            <text:p>2.78085</text:p>
          </table:table-cell>
          <table:table-cell office:value-type="float" office:value="-4.72293926071081" calcext:value-type="float">
            <text:p>-4.72293926071081</text:p>
          </table:table-cell>
          <table:table-cell office:value-type="float" office:value="0.234821870383562" calcext:value-type="float">
            <text:p>0.23482187038356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.55274743081564" calcext:value-type="float">
            <text:p>-4.55274743081564</text:p>
          </table:table-cell>
          <table:table-cell office:value-type="string" calcext:value-type="string">
            <text:p>lv_missing_dynamics</text:p>
          </table:table-cell>
          <table:table-cell office:value-type="float" office:value="-0.208583890851591" calcext:value-type="float">
            <text:p>-0.208583890851591</text:p>
          </table:table-cell>
          <table:table-cell office:value-type="float" office:value="0.596763871870747" calcext:value-type="float">
            <text:p>0.596763871870747</text:p>
          </table:table-cell>
          <table:table-cell office:value-type="float" office:value="2.92621666666667" calcext:value-type="float">
            <text:p>2.92621666666667</text:p>
          </table:table-cell>
          <table:table-cell office:value-type="float" office:value="-4.58767606370906" calcext:value-type="float">
            <text:p>-4.58767606370906</text:p>
          </table:table-cell>
          <table:table-cell office:value-type="float" office:value="0.198435886339406" calcext:value-type="float">
            <text:p>0.198435886339406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36" calcext:value-type="float">
            <text:p>7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.32152970212493" calcext:value-type="float">
            <text:p>-4.32152970212493</text:p>
          </table:table-cell>
          <table:table-cell office:value-type="string" calcext:value-type="string">
            <text:p>lv_missing_dynamics</text:p>
          </table:table-cell>
          <table:table-cell office:value-type="float" office:value="-1.48424405510997" calcext:value-type="float">
            <text:p>-1.48424405510997</text:p>
          </table:table-cell>
          <table:table-cell office:value-type="float" office:value="0.690951565836005" calcext:value-type="float">
            <text:p>0.690951565836005</text:p>
          </table:table-cell>
          <table:table-cell office:value-type="float" office:value="2.7603" calcext:value-type="float">
            <text:p>2.7603</text:p>
          </table:table-cell>
          <table:table-cell office:value-type="float" office:value="-4.32536228059802" calcext:value-type="float">
            <text:p>-4.32536228059802</text:p>
          </table:table-cell>
          <table:table-cell office:value-type="float" office:value="0.193897174292693" calcext:value-type="float">
            <text:p>0.193897174292693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44" calcext:value-type="float">
            <text:p>6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.23682348820993" calcext:value-type="float">
            <text:p>-4.23682348820993</text:p>
          </table:table-cell>
          <table:table-cell office:value-type="string" calcext:value-type="string">
            <text:p>lv_missing_dynamics</text:p>
          </table:table-cell>
          <table:table-cell office:value-type="float" office:value="0.286891248680407" calcext:value-type="float">
            <text:p>0.286891248680407</text:p>
          </table:table-cell>
          <table:table-cell office:value-type="float" office:value="0.58276345719996" calcext:value-type="float">
            <text:p>0.58276345719996</text:p>
          </table:table-cell>
          <table:table-cell office:value-type="float" office:value="2.85913333333333" calcext:value-type="float">
            <text:p>2.85913333333333</text:p>
          </table:table-cell>
          <table:table-cell office:value-type="float" office:value="-4.2715874157775" calcext:value-type="float">
            <text:p>-4.2715874157775</text:p>
          </table:table-cell>
          <table:table-cell office:value-type="float" office:value="0.20076244458299" calcext:value-type="float">
            <text:p>0.20076244458299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92" calcext:value-type="float">
            <text:p>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.88578768271077" calcext:value-type="float">
            <text:p>-3.88578768271077</text:p>
          </table:table-cell>
          <table:table-cell office:value-type="string" calcext:value-type="string">
            <text:p>lv_missing_dynamics</text:p>
          </table:table-cell>
          <table:table-cell office:value-type="float" office:value="-0.168233355236518" calcext:value-type="float">
            <text:p>-0.168233355236518</text:p>
          </table:table-cell>
          <table:table-cell office:value-type="float" office:value="0.586390261777473" calcext:value-type="float">
            <text:p>0.586390261777473</text:p>
          </table:table-cell>
          <table:table-cell office:value-type="float" office:value="2.87336666666667" calcext:value-type="float">
            <text:p>2.87336666666667</text:p>
          </table:table-cell>
          <table:table-cell office:value-type="float" office:value="-3.92037793220535" calcext:value-type="float">
            <text:p>-3.92037793220535</text:p>
          </table:table-cell>
          <table:table-cell office:value-type="float" office:value="0.198467570892151" calcext:value-type="float">
            <text:p>0.198467570892151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.70847424974862" calcext:value-type="float">
            <text:p>-3.70847424974862</text:p>
          </table:table-cell>
          <table:table-cell office:value-type="string" calcext:value-type="string">
            <text:p>lv_missing_dynamics</text:p>
          </table:table-cell>
          <table:table-cell office:value-type="float" office:value="-0.062912339997476" calcext:value-type="float">
            <text:p>-0.062912339997476</text:p>
          </table:table-cell>
          <table:table-cell office:value-type="float" office:value="0.813684126955859" calcext:value-type="float">
            <text:p>0.813684126955859</text:p>
          </table:table-cell>
          <table:table-cell office:value-type="float" office:value="2.74526666666667" calcext:value-type="float">
            <text:p>2.74526666666667</text:p>
          </table:table-cell>
          <table:table-cell office:value-type="float" office:value="-3.73242448987348" calcext:value-type="float">
            <text:p>-3.73242448987348</text:p>
          </table:table-cell>
          <table:table-cell office:value-type="float" office:value="0.230090643051024" calcext:value-type="float">
            <text:p>0.230090643051024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.22306681432466" calcext:value-type="float">
            <text:p>-3.22306681432466</text:p>
          </table:table-cell>
          <table:table-cell office:value-type="string" calcext:value-type="string">
            <text:p>lv_missing_dynamics</text:p>
          </table:table-cell>
          <table:table-cell office:value-type="float" office:value="1.52542712411648" calcext:value-type="float">
            <text:p>1.52542712411648</text:p>
          </table:table-cell>
          <table:table-cell office:value-type="float" office:value="0.687630777010369" calcext:value-type="float">
            <text:p>0.687630777010369</text:p>
          </table:table-cell>
          <table:table-cell office:value-type="float" office:value="2.91516666666667" calcext:value-type="float">
            <text:p>2.91516666666667</text:p>
          </table:table-cell>
          <table:table-cell office:value-type="float" office:value="-3.24640422093735" calcext:value-type="float">
            <text:p>-3.24640422093735</text:p>
          </table:table-cell>
          <table:table-cell office:value-type="float" office:value="0.226573014248466" calcext:value-type="float">
            <text:p>0.226573014248466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98545068802231" calcext:value-type="float">
            <text:p>0.198545068802231</text:p>
          </table:table-cell>
          <table:table-cell office:value-type="string" calcext:value-type="string">
            <text:p>lv_missing_dynamics</text:p>
          </table:table-cell>
          <table:table-cell office:value-type="float" office:value="-6.16942447573011" calcext:value-type="float">
            <text:p>-6.16942447573011</text:p>
          </table:table-cell>
          <table:table-cell office:value-type="float" office:value="0.885688021170207" calcext:value-type="float">
            <text:p>0.885688021170207</text:p>
          </table:table-cell>
          <table:table-cell office:value-type="float" office:value="2.81586666666667" calcext:value-type="float">
            <text:p>2.81586666666667</text:p>
          </table:table-cell>
          <table:table-cell office:value-type="float" office:value="0.198137195168371" calcext:value-type="float">
            <text:p>0.198137195168371</text:p>
          </table:table-cell>
          <table:table-cell office:value-type="float" office:value="0.219926203640806" calcext:value-type="float">
            <text:p>0.219926203640806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24" calcext:value-type="float">
            <text:p>6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34865950475021" calcext:value-type="float">
            <text:p>1.34865950475021</text:p>
          </table:table-cell>
          <table:table-cell office:value-type="string" calcext:value-type="string">
            <text:p>lv_missing_dynamics</text:p>
          </table:table-cell>
          <table:table-cell office:value-type="float" office:value="-4.85393015144788" calcext:value-type="float">
            <text:p>-4.85393015144788</text:p>
          </table:table-cell>
          <table:table-cell office:value-type="float" office:value="0.939905089146723" calcext:value-type="float">
            <text:p>0.939905089146723</text:p>
          </table:table-cell>
          <table:table-cell office:value-type="float" office:value="2.81655" calcext:value-type="float">
            <text:p>2.81655</text:p>
          </table:table-cell>
          <table:table-cell office:value-type="float" office:value="1.32148739851091" calcext:value-type="float">
            <text:p>1.32148739851091</text:p>
          </table:table-cell>
          <table:table-cell office:value-type="float" office:value="0.230751188149208" calcext:value-type="float">
            <text:p>0.230751188149208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64668622477911" calcext:value-type="float">
            <text:p>1.64668622477911</text:p>
          </table:table-cell>
          <table:table-cell office:value-type="string" calcext:value-type="string">
            <text:p>lv_missing_dynamics</text:p>
          </table:table-cell>
          <table:table-cell office:value-type="float" office:value="4.464773900855" calcext:value-type="float">
            <text:p>4.464773900855</text:p>
          </table:table-cell>
          <table:table-cell office:value-type="float" office:value="0.533415989387798" calcext:value-type="float">
            <text:p>0.533415989387798</text:p>
          </table:table-cell>
          <table:table-cell office:value-type="float" office:value="2.68608333333333" calcext:value-type="float">
            <text:p>2.68608333333333</text:p>
          </table:table-cell>
          <table:table-cell office:value-type="float" office:value="1.64644935299983" calcext:value-type="float">
            <text:p>1.64644935299983</text:p>
          </table:table-cell>
          <table:table-cell office:value-type="float" office:value="0.182808391085711" calcext:value-type="float">
            <text:p>0.182808391085711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65157861117575" calcext:value-type="float">
            <text:p>1.65157861117575</text:p>
          </table:table-cell>
          <table:table-cell office:value-type="string" calcext:value-type="string">
            <text:p>lv_missing_dynamics</text:p>
          </table:table-cell>
          <table:table-cell office:value-type="float" office:value="4.45278662749792" calcext:value-type="float">
            <text:p>4.45278662749792</text:p>
          </table:table-cell>
          <table:table-cell office:value-type="float" office:value="0.532907160452855" calcext:value-type="float">
            <text:p>0.532907160452855</text:p>
          </table:table-cell>
          <table:table-cell office:value-type="float" office:value="2.71238333333333" calcext:value-type="float">
            <text:p>2.71238333333333</text:p>
          </table:table-cell>
          <table:table-cell office:value-type="float" office:value="1.65120078386864" calcext:value-type="float">
            <text:p>1.65120078386864</text:p>
          </table:table-cell>
          <table:table-cell office:value-type="float" office:value="0.182450185858259" calcext:value-type="float">
            <text:p>0.182450185858259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79617173705349" calcext:value-type="float">
            <text:p>1.79617173705349</text:p>
          </table:table-cell>
          <table:table-cell office:value-type="string" calcext:value-type="string">
            <text:p>lv_missing_dynamics</text:p>
          </table:table-cell>
          <table:table-cell office:value-type="float" office:value="3.80742974583492" calcext:value-type="float">
            <text:p>3.80742974583492</text:p>
          </table:table-cell>
          <table:table-cell office:value-type="float" office:value="0.539068614561634" calcext:value-type="float">
            <text:p>0.539068614561634</text:p>
          </table:table-cell>
          <table:table-cell office:value-type="float" office:value="2.67715" calcext:value-type="float">
            <text:p>2.67715</text:p>
          </table:table-cell>
          <table:table-cell office:value-type="float" office:value="1.79380707569306" calcext:value-type="float">
            <text:p>1.79380707569306</text:p>
          </table:table-cell>
          <table:table-cell office:value-type="float" office:value="0.170954056935252" calcext:value-type="float">
            <text:p>0.170954056935252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45963730333533" calcext:value-type="float">
            <text:p>2.45963730333533</text:p>
          </table:table-cell>
          <table:table-cell office:value-type="string" calcext:value-type="string">
            <text:p>lv_missing_dynamics</text:p>
          </table:table-cell>
          <table:table-cell office:value-type="float" office:value="-5.79258992299345" calcext:value-type="float">
            <text:p>-5.79258992299345</text:p>
          </table:table-cell>
          <table:table-cell office:value-type="float" office:value="1.58869147366807" calcext:value-type="float">
            <text:p>1.58869147366807</text:p>
          </table:table-cell>
          <table:table-cell office:value-type="float" office:value="2.8536" calcext:value-type="float">
            <text:p>2.8536</text:p>
          </table:table-cell>
          <table:table-cell office:value-type="float" office:value="2.45664589706526" calcext:value-type="float">
            <text:p>2.45664589706526</text:p>
          </table:table-cell>
          <table:table-cell office:value-type="float" office:value="0.346631848002972" calcext:value-type="float">
            <text:p>0.346631848002972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32" calcext:value-type="float">
            <text:p>3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45351314683291" calcext:value-type="float">
            <text:p>3.45351314683291</text:p>
          </table:table-cell>
          <table:table-cell office:value-type="string" calcext:value-type="string">
            <text:p>lv_missing_dynamics</text:p>
          </table:table-cell>
          <table:table-cell office:value-type="float" office:value="5.9250899341701" calcext:value-type="float">
            <text:p>5.9250899341701</text:p>
          </table:table-cell>
          <table:table-cell office:value-type="float" office:value="0.709553039371941" calcext:value-type="float">
            <text:p>0.709553039371941</text:p>
          </table:table-cell>
          <table:table-cell office:value-type="float" office:value="2.99691666666667" calcext:value-type="float">
            <text:p>2.99691666666667</text:p>
          </table:table-cell>
          <table:table-cell office:value-type="float" office:value="3.45094940993542" calcext:value-type="float">
            <text:p>3.45094940993542</text:p>
          </table:table-cell>
          <table:table-cell office:value-type="float" office:value="0.215752626599848" calcext:value-type="float">
            <text:p>0.215752626599848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45390685149895" calcext:value-type="float">
            <text:p>3.45390685149895</text:p>
          </table:table-cell>
          <table:table-cell office:value-type="string" calcext:value-type="string">
            <text:p>lv_missing_dynamics</text:p>
          </table:table-cell>
          <table:table-cell office:value-type="float" office:value="5.93856962642826" calcext:value-type="float">
            <text:p>5.93856962642826</text:p>
          </table:table-cell>
          <table:table-cell office:value-type="float" office:value="0.71009165822015" calcext:value-type="float">
            <text:p>0.71009165822015</text:p>
          </table:table-cell>
          <table:table-cell office:value-type="float" office:value="2.94958333333333" calcext:value-type="float">
            <text:p>2.94958333333333</text:p>
          </table:table-cell>
          <table:table-cell office:value-type="float" office:value="3.45364970218547" calcext:value-type="float">
            <text:p>3.45364970218547</text:p>
          </table:table-cell>
          <table:table-cell office:value-type="float" office:value="0.216145938152284" calcext:value-type="float">
            <text:p>0.216145938152284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45409192044902" calcext:value-type="float">
            <text:p>3.45409192044902</text:p>
          </table:table-cell>
          <table:table-cell office:value-type="string" calcext:value-type="string">
            <text:p>lv_missing_dynamics</text:p>
          </table:table-cell>
          <table:table-cell office:value-type="float" office:value="5.93923524071389" calcext:value-type="float">
            <text:p>5.93923524071389</text:p>
          </table:table-cell>
          <table:table-cell office:value-type="float" office:value="0.710117295017765" calcext:value-type="float">
            <text:p>0.710117295017765</text:p>
          </table:table-cell>
          <table:table-cell office:value-type="float" office:value="2.82923333333333" calcext:value-type="float">
            <text:p>2.82923333333333</text:p>
          </table:table-cell>
          <table:table-cell office:value-type="float" office:value="3.45373978516929" calcext:value-type="float">
            <text:p>3.45373978516929</text:p>
          </table:table-cell>
          <table:table-cell office:value-type="float" office:value="0.216168106864476" calcext:value-type="float">
            <text:p>0.216168106864476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44" calcext:value-type="float">
            <text:p>4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45665079624449" calcext:value-type="float">
            <text:p>3.45665079624449</text:p>
          </table:table-cell>
          <table:table-cell office:value-type="string" calcext:value-type="string">
            <text:p>lv_missing_dynamics</text:p>
          </table:table-cell>
          <table:table-cell office:value-type="float" office:value="5.93508007641334" calcext:value-type="float">
            <text:p>5.93508007641334</text:p>
          </table:table-cell>
          <table:table-cell office:value-type="float" office:value="0.710040695732972" calcext:value-type="float">
            <text:p>0.710040695732972</text:p>
          </table:table-cell>
          <table:table-cell office:value-type="float" office:value="2.84525" calcext:value-type="float">
            <text:p>2.84525</text:p>
          </table:table-cell>
          <table:table-cell office:value-type="float" office:value="3.45313192474719" calcext:value-type="float">
            <text:p>3.45313192474719</text:p>
          </table:table-cell>
          <table:table-cell office:value-type="float" office:value="0.216066079232562" calcext:value-type="float">
            <text:p>0.21606607923256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46901245879578" calcext:value-type="float">
            <text:p>3.46901245879578</text:p>
          </table:table-cell>
          <table:table-cell office:value-type="string" calcext:value-type="string">
            <text:p>lv_missing_dynamics</text:p>
          </table:table-cell>
          <table:table-cell office:value-type="float" office:value="5.92538500670156" calcext:value-type="float">
            <text:p>5.92538500670156</text:p>
          </table:table-cell>
          <table:table-cell office:value-type="float" office:value="0.709730185484391" calcext:value-type="float">
            <text:p>0.709730185484391</text:p>
          </table:table-cell>
          <table:table-cell office:value-type="float" office:value="3.10338333333333" calcext:value-type="float">
            <text:p>3.10338333333333</text:p>
          </table:table-cell>
          <table:table-cell office:value-type="float" office:value="3.44390832074626" calcext:value-type="float">
            <text:p>3.44390832074626</text:p>
          </table:table-cell>
          <table:table-cell office:value-type="float" office:value="0.216034785931652" calcext:value-type="float">
            <text:p>0.21603478593165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49318742564205" calcext:value-type="float">
            <text:p>3.49318742564205</text:p>
          </table:table-cell>
          <table:table-cell office:value-type="string" calcext:value-type="string">
            <text:p>lv_missing_dynamics</text:p>
          </table:table-cell>
          <table:table-cell office:value-type="float" office:value="6.03775150237688" calcext:value-type="float">
            <text:p>6.03775150237688</text:p>
          </table:table-cell>
          <table:table-cell office:value-type="float" office:value="0.714794379575902" calcext:value-type="float">
            <text:p>0.714794379575902</text:p>
          </table:table-cell>
          <table:table-cell office:value-type="float" office:value="2.85108333333333" calcext:value-type="float">
            <text:p>2.85108333333333</text:p>
          </table:table-cell>
          <table:table-cell office:value-type="float" office:value="3.45815986360134" calcext:value-type="float">
            <text:p>3.45815986360134</text:p>
          </table:table-cell>
          <table:table-cell office:value-type="float" office:value="0.220014748041204" calcext:value-type="float">
            <text:p>0.220014748041204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4965573229785" calcext:value-type="float">
            <text:p>3.4965573229785</text:p>
          </table:table-cell>
          <table:table-cell office:value-type="string" calcext:value-type="string">
            <text:p>lv_missing_dynamics</text:p>
          </table:table-cell>
          <table:table-cell office:value-type="float" office:value="6.53908477461524" calcext:value-type="float">
            <text:p>6.53908477461524</text:p>
          </table:table-cell>
          <table:table-cell office:value-type="float" office:value="1.13687418971184" calcext:value-type="float">
            <text:p>1.13687418971184</text:p>
          </table:table-cell>
          <table:table-cell office:value-type="float" office:value="2.72595" calcext:value-type="float">
            <text:p>2.72595</text:p>
          </table:table-cell>
          <table:table-cell office:value-type="float" office:value="3.49620068221713" calcext:value-type="float">
            <text:p>3.49620068221713</text:p>
          </table:table-cell>
          <table:table-cell office:value-type="float" office:value="0.316632905256718" calcext:value-type="float">
            <text:p>0.316632905256718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32" calcext:value-type="float">
            <text:p>7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49712680931847" calcext:value-type="float">
            <text:p>3.49712680931847</text:p>
          </table:table-cell>
          <table:table-cell office:value-type="string" calcext:value-type="string">
            <text:p>lv_missing_dynamics</text:p>
          </table:table-cell>
          <table:table-cell office:value-type="float" office:value="6.53954611095909" calcext:value-type="float">
            <text:p>6.53954611095909</text:p>
          </table:table-cell>
          <table:table-cell office:value-type="float" office:value="1.13546618126134" calcext:value-type="float">
            <text:p>1.13546618126134</text:p>
          </table:table-cell>
          <table:table-cell office:value-type="float" office:value="2.81923333333333" calcext:value-type="float">
            <text:p>2.81923333333333</text:p>
          </table:table-cell>
          <table:table-cell office:value-type="float" office:value="3.49686114451737" calcext:value-type="float">
            <text:p>3.49686114451737</text:p>
          </table:table-cell>
          <table:table-cell office:value-type="float" office:value="0.316333831052243" calcext:value-type="float">
            <text:p>0.31633383105224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50448902995976" calcext:value-type="float">
            <text:p>3.50448902995976</text:p>
          </table:table-cell>
          <table:table-cell office:value-type="string" calcext:value-type="string">
            <text:p>lv_missing_dynamics</text:p>
          </table:table-cell>
          <table:table-cell office:value-type="float" office:value="6.54130616444319" calcext:value-type="float">
            <text:p>6.54130616444319</text:p>
          </table:table-cell>
          <table:table-cell office:value-type="float" office:value="1.12739708807622" calcext:value-type="float">
            <text:p>1.12739708807622</text:p>
          </table:table-cell>
          <table:table-cell office:value-type="float" office:value="2.77965" calcext:value-type="float">
            <text:p>2.77965</text:p>
          </table:table-cell>
          <table:table-cell office:value-type="float" office:value="3.50092556888435" calcext:value-type="float">
            <text:p>3.50092556888435</text:p>
          </table:table-cell>
          <table:table-cell office:value-type="float" office:value="0.314576833472725" calcext:value-type="float">
            <text:p>0.31457683347272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28" calcext:value-type="float">
            <text:p>7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50661242620677" calcext:value-type="float">
            <text:p>3.50661242620677</text:p>
          </table:table-cell>
          <table:table-cell office:value-type="string" calcext:value-type="string">
            <text:p>lv_missing_dynamics</text:p>
          </table:table-cell>
          <table:table-cell office:value-type="float" office:value="6.56726003885226" calcext:value-type="float">
            <text:p>6.56726003885226</text:p>
          </table:table-cell>
          <table:table-cell office:value-type="float" office:value="1.15339338775854" calcext:value-type="float">
            <text:p>1.15339338775854</text:p>
          </table:table-cell>
          <table:table-cell office:value-type="float" office:value="2.81971666666667" calcext:value-type="float">
            <text:p>2.81971666666667</text:p>
          </table:table-cell>
          <table:table-cell office:value-type="float" office:value="3.4806341176545" calcext:value-type="float">
            <text:p>3.4806341176545</text:p>
          </table:table-cell>
          <table:table-cell office:value-type="float" office:value="0.322539468163002" calcext:value-type="float">
            <text:p>0.32253946816300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92" calcext:value-type="float">
            <text:p>2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51467820431846" calcext:value-type="float">
            <text:p>3.51467820431846</text:p>
          </table:table-cell>
          <table:table-cell office:value-type="string" calcext:value-type="string">
            <text:p>lv_missing_dynamics</text:p>
          </table:table-cell>
          <table:table-cell office:value-type="float" office:value="6.54193040109842" calcext:value-type="float">
            <text:p>6.54193040109842</text:p>
          </table:table-cell>
          <table:table-cell office:value-type="float" office:value="1.10413771406431" calcext:value-type="float">
            <text:p>1.10413771406431</text:p>
          </table:table-cell>
          <table:table-cell office:value-type="float" office:value="2.8085" calcext:value-type="float">
            <text:p>2.8085</text:p>
          </table:table-cell>
          <table:table-cell office:value-type="float" office:value="3.51203029351089" calcext:value-type="float">
            <text:p>3.51203029351089</text:p>
          </table:table-cell>
          <table:table-cell office:value-type="float" office:value="0.309301266265777" calcext:value-type="float">
            <text:p>0.309301266265777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96" calcext:value-type="float">
            <text:p>2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53959596433498" calcext:value-type="float">
            <text:p>3.53959596433498</text:p>
          </table:table-cell>
          <table:table-cell office:value-type="string" calcext:value-type="string">
            <text:p>lv_missing_dynamics</text:p>
          </table:table-cell>
          <table:table-cell office:value-type="float" office:value="6.85287394887359" calcext:value-type="float">
            <text:p>6.85287394887359</text:p>
          </table:table-cell>
          <table:table-cell office:value-type="float" office:value="0.841372772246308" calcext:value-type="float">
            <text:p>0.841372772246308</text:p>
          </table:table-cell>
          <table:table-cell office:value-type="float" office:value="2.8073" calcext:value-type="float">
            <text:p>2.8073</text:p>
          </table:table-cell>
          <table:table-cell office:value-type="float" office:value="3.5392424514135" calcext:value-type="float">
            <text:p>3.5392424514135</text:p>
          </table:table-cell>
          <table:table-cell office:value-type="float" office:value="0.275320774742789" calcext:value-type="float">
            <text:p>0.275320774742789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88" calcext:value-type="float">
            <text:p>5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54305758023392" calcext:value-type="float">
            <text:p>3.54305758023392</text:p>
          </table:table-cell>
          <table:table-cell office:value-type="string" calcext:value-type="string">
            <text:p>lv_missing_dynamics</text:p>
          </table:table-cell>
          <table:table-cell office:value-type="float" office:value="6.78969473904615" calcext:value-type="float">
            <text:p>6.78969473904615</text:p>
          </table:table-cell>
          <table:table-cell office:value-type="float" office:value="0.831160399280448" calcext:value-type="float">
            <text:p>0.831160399280448</text:p>
          </table:table-cell>
          <table:table-cell office:value-type="float" office:value="2.71216666666667" calcext:value-type="float">
            <text:p>2.71216666666667</text:p>
          </table:table-cell>
          <table:table-cell office:value-type="float" office:value="3.54045753299574" calcext:value-type="float">
            <text:p>3.54045753299574</text:p>
          </table:table-cell>
          <table:table-cell office:value-type="float" office:value="0.269572036165642" calcext:value-type="float">
            <text:p>0.26957203616564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55445482035888" calcext:value-type="float">
            <text:p>3.55445482035888</text:p>
          </table:table-cell>
          <table:table-cell office:value-type="string" calcext:value-type="string">
            <text:p>lv_missing_dynamics</text:p>
          </table:table-cell>
          <table:table-cell office:value-type="float" office:value="6.84711372266692" calcext:value-type="float">
            <text:p>6.84711372266692</text:p>
          </table:table-cell>
          <table:table-cell office:value-type="float" office:value="0.841630750245827" calcext:value-type="float">
            <text:p>0.841630750245827</text:p>
          </table:table-cell>
          <table:table-cell office:value-type="float" office:value="2.8175" calcext:value-type="float">
            <text:p>2.8175</text:p>
          </table:table-cell>
          <table:table-cell office:value-type="float" office:value="3.52897482603746" calcext:value-type="float">
            <text:p>3.52897482603746</text:p>
          </table:table-cell>
          <table:table-cell office:value-type="float" office:value="0.275733942336112" calcext:value-type="float">
            <text:p>0.27573394233611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76566105985835" calcext:value-type="float">
            <text:p>3.76566105985835</text:p>
          </table:table-cell>
          <table:table-cell office:value-type="string" calcext:value-type="string">
            <text:p>lv_missing_dynamics</text:p>
          </table:table-cell>
          <table:table-cell office:value-type="float" office:value="6.45108269759499" calcext:value-type="float">
            <text:p>6.45108269759499</text:p>
          </table:table-cell>
          <table:table-cell office:value-type="float" office:value="0.677369499355273" calcext:value-type="float">
            <text:p>0.677369499355273</text:p>
          </table:table-cell>
          <table:table-cell office:value-type="float" office:value="2.83353333333333" calcext:value-type="float">
            <text:p>2.83353333333333</text:p>
          </table:table-cell>
          <table:table-cell office:value-type="float" office:value="3.76527387025627" calcext:value-type="float">
            <text:p>3.76527387025627</text:p>
          </table:table-cell>
          <table:table-cell office:value-type="float" office:value="0.215634289546221" calcext:value-type="float">
            <text:p>0.215634289546221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76981273362208" calcext:value-type="float">
            <text:p>3.76981273362208</text:p>
          </table:table-cell>
          <table:table-cell office:value-type="string" calcext:value-type="string">
            <text:p>lv_missing_dynamics</text:p>
          </table:table-cell>
          <table:table-cell office:value-type="float" office:value="6.42706188562835" calcext:value-type="float">
            <text:p>6.42706188562835</text:p>
          </table:table-cell>
          <table:table-cell office:value-type="float" office:value="0.67626682213256" calcext:value-type="float">
            <text:p>0.67626682213256</text:p>
          </table:table-cell>
          <table:table-cell office:value-type="float" office:value="2.80835" calcext:value-type="float">
            <text:p>2.80835</text:p>
          </table:table-cell>
          <table:table-cell office:value-type="float" office:value="3.76721207370904" calcext:value-type="float">
            <text:p>3.76721207370904</text:p>
          </table:table-cell>
          <table:table-cell office:value-type="float" office:value="0.214467018114601" calcext:value-type="float">
            <text:p>0.214467018114601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77021170516157" calcext:value-type="float">
            <text:p>3.77021170516157</text:p>
          </table:table-cell>
          <table:table-cell office:value-type="string" calcext:value-type="string">
            <text:p>lv_missing_dynamics</text:p>
          </table:table-cell>
          <table:table-cell office:value-type="float" office:value="6.44085255622214" calcext:value-type="float">
            <text:p>6.44085255622214</text:p>
          </table:table-cell>
          <table:table-cell office:value-type="float" office:value="0.676872323679505" calcext:value-type="float">
            <text:p>0.676872323679505</text:p>
          </table:table-cell>
          <table:table-cell office:value-type="float" office:value="2.9051" calcext:value-type="float">
            <text:p>2.9051</text:p>
          </table:table-cell>
          <table:table-cell office:value-type="float" office:value="3.76634330295616" calcext:value-type="float">
            <text:p>3.76634330295616</text:p>
          </table:table-cell>
          <table:table-cell office:value-type="float" office:value="0.215124266326003" calcext:value-type="float">
            <text:p>0.215124266326003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64" calcext:value-type="float">
            <text:p>4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81556947311516" calcext:value-type="float">
            <text:p>3.81556947311516</text:p>
          </table:table-cell>
          <table:table-cell office:value-type="string" calcext:value-type="string">
            <text:p>lv_missing_dynamics</text:p>
          </table:table-cell>
          <table:table-cell office:value-type="float" office:value="6.29567279426797" calcext:value-type="float">
            <text:p>6.29567279426797</text:p>
          </table:table-cell>
          <table:table-cell office:value-type="float" office:value="0.670505061831216" calcext:value-type="float">
            <text:p>0.670505061831216</text:p>
          </table:table-cell>
          <table:table-cell office:value-type="float" office:value="2.80485" calcext:value-type="float">
            <text:p>2.80485</text:p>
          </table:table-cell>
          <table:table-cell office:value-type="float" office:value="3.77720838190176" calcext:value-type="float">
            <text:p>3.77720838190176</text:p>
          </table:table-cell>
          <table:table-cell office:value-type="float" office:value="0.20860000971308" calcext:value-type="float">
            <text:p>0.20860000971308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86625941326587" calcext:value-type="float">
            <text:p>3.86625941326587</text:p>
          </table:table-cell>
          <table:table-cell office:value-type="string" calcext:value-type="string">
            <text:p>lv_missing_dynamics</text:p>
          </table:table-cell>
          <table:table-cell office:value-type="float" office:value="7.08763466773905" calcext:value-type="float">
            <text:p>7.08763466773905</text:p>
          </table:table-cell>
          <table:table-cell office:value-type="float" office:value="0.825070351365368" calcext:value-type="float">
            <text:p>0.825070351365368</text:p>
          </table:table-cell>
          <table:table-cell office:value-type="float" office:value="2.77788333333333" calcext:value-type="float">
            <text:p>2.77788333333333</text:p>
          </table:table-cell>
          <table:table-cell office:value-type="float" office:value="3.86599504818965" calcext:value-type="float">
            <text:p>3.86599504818965</text:p>
          </table:table-cell>
          <table:table-cell office:value-type="float" office:value="0.267476801583467" calcext:value-type="float">
            <text:p>0.267476801583467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86640495597122" calcext:value-type="float">
            <text:p>3.86640495597122</text:p>
          </table:table-cell>
          <table:table-cell office:value-type="string" calcext:value-type="string">
            <text:p>lv_missing_dynamics</text:p>
          </table:table-cell>
          <table:table-cell office:value-type="float" office:value="7.08784111141916" calcext:value-type="float">
            <text:p>7.08784111141916</text:p>
          </table:table-cell>
          <table:table-cell office:value-type="float" office:value="0.825157242759926" calcext:value-type="float">
            <text:p>0.825157242759926</text:p>
          </table:table-cell>
          <table:table-cell office:value-type="float" office:value="2.77595" calcext:value-type="float">
            <text:p>2.77595</text:p>
          </table:table-cell>
          <table:table-cell office:value-type="float" office:value="3.86601541692766" calcext:value-type="float">
            <text:p>3.86601541692766</text:p>
          </table:table-cell>
          <table:table-cell office:value-type="float" office:value="0.267505140297608" calcext:value-type="float">
            <text:p>0.267505140297608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12" calcext:value-type="float">
            <text:p>6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86832819316713" calcext:value-type="float">
            <text:p>3.86832819316713</text:p>
          </table:table-cell>
          <table:table-cell office:value-type="string" calcext:value-type="string">
            <text:p>lv_missing_dynamics</text:p>
          </table:table-cell>
          <table:table-cell office:value-type="float" office:value="7.08418993903161" calcext:value-type="float">
            <text:p>7.08418993903161</text:p>
          </table:table-cell>
          <table:table-cell office:value-type="float" office:value="0.823407858869995" calcext:value-type="float">
            <text:p>0.823407858869995</text:p>
          </table:table-cell>
          <table:table-cell office:value-type="float" office:value="2.79315" calcext:value-type="float">
            <text:p>2.79315</text:p>
          </table:table-cell>
          <table:table-cell office:value-type="float" office:value="3.86569159417563" calcext:value-type="float">
            <text:p>3.86569159417563</text:p>
          </table:table-cell>
          <table:table-cell office:value-type="float" office:value="0.266973460599881" calcext:value-type="float">
            <text:p>0.266973460599881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86993369170649" calcext:value-type="float">
            <text:p>3.86993369170649</text:p>
          </table:table-cell>
          <table:table-cell office:value-type="string" calcext:value-type="string">
            <text:p>lv_missing_dynamics</text:p>
          </table:table-cell>
          <table:table-cell office:value-type="float" office:value="7.08641441290546" calcext:value-type="float">
            <text:p>7.08641441290546</text:p>
          </table:table-cell>
          <table:table-cell office:value-type="float" office:value="0.824396889877403" calcext:value-type="float">
            <text:p>0.824396889877403</text:p>
          </table:table-cell>
          <table:table-cell office:value-type="float" office:value="2.85358333333333" calcext:value-type="float">
            <text:p>2.85358333333333</text:p>
          </table:table-cell>
          <table:table-cell office:value-type="float" office:value="3.86604182161096" calcext:value-type="float">
            <text:p>3.86604182161096</text:p>
          </table:table-cell>
          <table:table-cell office:value-type="float" office:value="0.267274245767943" calcext:value-type="float">
            <text:p>0.267274245767943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08" calcext:value-type="float">
            <text:p>6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04726057776927" calcext:value-type="float">
            <text:p>4.04726057776927</text:p>
          </table:table-cell>
          <table:table-cell office:value-type="string" calcext:value-type="string">
            <text:p>lv_missing_dynamics</text:p>
          </table:table-cell>
          <table:table-cell office:value-type="float" office:value="6.90409980450806" calcext:value-type="float">
            <text:p>6.90409980450806</text:p>
          </table:table-cell>
          <table:table-cell office:value-type="float" office:value="0.704270331109809" calcext:value-type="float">
            <text:p>0.704270331109809</text:p>
          </table:table-cell>
          <table:table-cell office:value-type="float" office:value="2.77113333333333" calcext:value-type="float">
            <text:p>2.77113333333333</text:p>
          </table:table-cell>
          <table:table-cell office:value-type="float" office:value="4.02200486567448" calcext:value-type="float">
            <text:p>4.02200486567448</text:p>
          </table:table-cell>
          <table:table-cell office:value-type="float" office:value="0.224471039553799" calcext:value-type="float">
            <text:p>0.224471039553799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0610414776068" calcext:value-type="float">
            <text:p>4.0610414776068</text:p>
          </table:table-cell>
          <table:table-cell office:value-type="string" calcext:value-type="string">
            <text:p>lv_missing_dynamics</text:p>
          </table:table-cell>
          <table:table-cell office:value-type="float" office:value="6.87626811820757" calcext:value-type="float">
            <text:p>6.87626811820757</text:p>
          </table:table-cell>
          <table:table-cell office:value-type="float" office:value="0.702212563822538" calcext:value-type="float">
            <text:p>0.702212563822538</text:p>
          </table:table-cell>
          <table:table-cell office:value-type="float" office:value="2.78863333333333" calcext:value-type="float">
            <text:p>2.78863333333333</text:p>
          </table:table-cell>
          <table:table-cell office:value-type="float" office:value="4.02185182974077" calcext:value-type="float">
            <text:p>4.02185182974077</text:p>
          </table:table-cell>
          <table:table-cell office:value-type="float" office:value="0.223040701881501" calcext:value-type="float">
            <text:p>0.223040701881501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84" calcext:value-type="float">
            <text:p>4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10964715549493" calcext:value-type="float">
            <text:p>4.10964715549493</text:p>
          </table:table-cell>
          <table:table-cell office:value-type="string" calcext:value-type="string">
            <text:p>lv_missing_dynamics</text:p>
          </table:table-cell>
          <table:table-cell office:value-type="float" office:value="6.16175224188732" calcext:value-type="float">
            <text:p>6.16175224188732</text:p>
          </table:table-cell>
          <table:table-cell office:value-type="float" office:value="0.737169524462519" calcext:value-type="float">
            <text:p>0.737169524462519</text:p>
          </table:table-cell>
          <table:table-cell office:value-type="float" office:value="2.91391666666667" calcext:value-type="float">
            <text:p>2.91391666666667</text:p>
          </table:table-cell>
          <table:table-cell office:value-type="float" office:value="4.07106169173975" calcext:value-type="float">
            <text:p>4.07106169173975</text:p>
          </table:table-cell>
          <table:table-cell office:value-type="float" office:value="0.204892516173188" calcext:value-type="float">
            <text:p>0.204892516173188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04" calcext:value-type="float">
            <text:p>6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27365576001392" calcext:value-type="float">
            <text:p>4.27365576001392</text:p>
          </table:table-cell>
          <table:table-cell office:value-type="string" calcext:value-type="string">
            <text:p>lv_missing_dynamics</text:p>
          </table:table-cell>
          <table:table-cell office:value-type="float" office:value="7.56071494417174" calcext:value-type="float">
            <text:p>7.56071494417174</text:p>
          </table:table-cell>
          <table:table-cell office:value-type="float" office:value="0.773174186621045" calcext:value-type="float">
            <text:p>0.773174186621045</text:p>
          </table:table-cell>
          <table:table-cell office:value-type="float" office:value="2.76953333333333" calcext:value-type="float">
            <text:p>2.76953333333333</text:p>
          </table:table-cell>
          <table:table-cell office:value-type="float" office:value="4.27339377299232" calcext:value-type="float">
            <text:p>4.27339377299232</text:p>
          </table:table-cell>
          <table:table-cell office:value-type="float" office:value="0.256468454686136" calcext:value-type="float">
            <text:p>0.256468454686136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2737912337067" calcext:value-type="float">
            <text:p>4.2737912337067</text:p>
          </table:table-cell>
          <table:table-cell office:value-type="string" calcext:value-type="string">
            <text:p>lv_missing_dynamics</text:p>
          </table:table-cell>
          <table:table-cell office:value-type="float" office:value="7.5604023213839" calcext:value-type="float">
            <text:p>7.5604023213839</text:p>
          </table:table-cell>
          <table:table-cell office:value-type="float" office:value="0.773122183814007" calcext:value-type="float">
            <text:p>0.773122183814007</text:p>
          </table:table-cell>
          <table:table-cell office:value-type="float" office:value="3.02813333333333" calcext:value-type="float">
            <text:p>3.02813333333333</text:p>
          </table:table-cell>
          <table:table-cell office:value-type="float" office:value="4.27339300187173" calcext:value-type="float">
            <text:p>4.27339300187173</text:p>
          </table:table-cell>
          <table:table-cell office:value-type="float" office:value="0.256441758903366" calcext:value-type="float">
            <text:p>0.256441758903366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36" calcext:value-type="float">
            <text:p>6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27584714372113" calcext:value-type="float">
            <text:p>4.27584714372113</text:p>
          </table:table-cell>
          <table:table-cell office:value-type="string" calcext:value-type="string">
            <text:p>lv_missing_dynamics</text:p>
          </table:table-cell>
          <table:table-cell office:value-type="float" office:value="7.53692236594873" calcext:value-type="float">
            <text:p>7.53692236594873</text:p>
          </table:table-cell>
          <table:table-cell office:value-type="float" office:value="0.769513818473734" calcext:value-type="float">
            <text:p>0.769513818473734</text:p>
          </table:table-cell>
          <table:table-cell office:value-type="float" office:value="2.78468333333333" calcext:value-type="float">
            <text:p>2.78468333333333</text:p>
          </table:table-cell>
          <table:table-cell office:value-type="float" office:value="4.27323283611082" calcext:value-type="float">
            <text:p>4.27323283611082</text:p>
          </table:table-cell>
          <table:table-cell office:value-type="float" office:value="0.254494304555222" calcext:value-type="float">
            <text:p>0.254494304555222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27727403914739" calcext:value-type="float">
            <text:p>4.27727403914739</text:p>
          </table:table-cell>
          <table:table-cell office:value-type="string" calcext:value-type="string">
            <text:p>lv_missing_dynamics</text:p>
          </table:table-cell>
          <table:table-cell office:value-type="float" office:value="7.53305257496668" calcext:value-type="float">
            <text:p>7.53305257496668</text:p>
          </table:table-cell>
          <table:table-cell office:value-type="float" office:value="0.768874429082732" calcext:value-type="float">
            <text:p>0.768874429082732</text:p>
          </table:table-cell>
          <table:table-cell office:value-type="float" office:value="2.99913333333333" calcext:value-type="float">
            <text:p>2.99913333333333</text:p>
          </table:table-cell>
          <table:table-cell office:value-type="float" office:value="4.27329518046172" calcext:value-type="float">
            <text:p>4.27329518046172</text:p>
          </table:table-cell>
          <table:table-cell office:value-type="float" office:value="0.254163279006073" calcext:value-type="float">
            <text:p>0.254163279006073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32" calcext:value-type="float">
            <text:p>6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29977201054835" calcext:value-type="float">
            <text:p>4.29977201054835</text:p>
          </table:table-cell>
          <table:table-cell office:value-type="string" calcext:value-type="string">
            <text:p>lv_missing_dynamics</text:p>
          </table:table-cell>
          <table:table-cell office:value-type="float" office:value="7.3243134038533" calcext:value-type="float">
            <text:p>7.3243134038533</text:p>
          </table:table-cell>
          <table:table-cell office:value-type="float" office:value="0.741308166645981" calcext:value-type="float">
            <text:p>0.741308166645981</text:p>
          </table:table-cell>
          <table:table-cell office:value-type="float" office:value="2.77511666666667" calcext:value-type="float">
            <text:p>2.77511666666667</text:p>
          </table:table-cell>
          <table:table-cell office:value-type="float" office:value="4.27421704902634" calcext:value-type="float">
            <text:p>4.27421704902634</text:p>
          </table:table-cell>
          <table:table-cell office:value-type="float" office:value="0.23864951705336" calcext:value-type="float">
            <text:p>0.23864951705336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45448877435716" calcext:value-type="float">
            <text:p>4.45448877435716</text:p>
          </table:table-cell>
          <table:table-cell office:value-type="string" calcext:value-type="string">
            <text:p>lv_missing_dynamics</text:p>
          </table:table-cell>
          <table:table-cell office:value-type="float" office:value="6.87155614828456" calcext:value-type="float">
            <text:p>6.87155614828456</text:p>
          </table:table-cell>
          <table:table-cell office:value-type="float" office:value="0.77320112461086" calcext:value-type="float">
            <text:p>0.77320112461086</text:p>
          </table:table-cell>
          <table:table-cell office:value-type="float" office:value="2.73348333333333" calcext:value-type="float">
            <text:p>2.73348333333333</text:p>
          </table:table-cell>
          <table:table-cell office:value-type="float" office:value="4.42956137907418" calcext:value-type="float">
            <text:p>4.42956137907418</text:p>
          </table:table-cell>
          <table:table-cell office:value-type="float" office:value="0.272380600036672" calcext:value-type="float">
            <text:p>0.27238060003667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55375110372296" calcext:value-type="float">
            <text:p>4.55375110372296</text:p>
          </table:table-cell>
          <table:table-cell office:value-type="string" calcext:value-type="string">
            <text:p>lv_missing_dynamics</text:p>
          </table:table-cell>
          <table:table-cell office:value-type="float" office:value="6.33549076586456" calcext:value-type="float">
            <text:p>6.33549076586456</text:p>
          </table:table-cell>
          <table:table-cell office:value-type="float" office:value="0.805495197904379" calcext:value-type="float">
            <text:p>0.805495197904379</text:p>
          </table:table-cell>
          <table:table-cell office:value-type="float" office:value="2.83305" calcext:value-type="float">
            <text:p>2.83305</text:p>
          </table:table-cell>
          <table:table-cell office:value-type="float" office:value="4.55350017420552" calcext:value-type="float">
            <text:p>4.55350017420552</text:p>
          </table:table-cell>
          <table:table-cell office:value-type="float" office:value="0.247913195757445" calcext:value-type="float">
            <text:p>0.24791319575744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16" calcext:value-type="float">
            <text:p>5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55845064237775" calcext:value-type="float">
            <text:p>4.55845064237775</text:p>
          </table:table-cell>
          <table:table-cell office:value-type="string" calcext:value-type="string">
            <text:p>lv_missing_dynamics</text:p>
          </table:table-cell>
          <table:table-cell office:value-type="float" office:value="6.32240875861041" calcext:value-type="float">
            <text:p>6.32240875861041</text:p>
          </table:table-cell>
          <table:table-cell office:value-type="float" office:value="0.806517308439861" calcext:value-type="float">
            <text:p>0.806517308439861</text:p>
          </table:table-cell>
          <table:table-cell office:value-type="float" office:value="2.83161666666667" calcext:value-type="float">
            <text:p>2.83161666666667</text:p>
          </table:table-cell>
          <table:table-cell office:value-type="float" office:value="4.55594289595132" calcext:value-type="float">
            <text:p>4.55594289595132</text:p>
          </table:table-cell>
          <table:table-cell office:value-type="float" office:value="0.247634948330042" calcext:value-type="float">
            <text:p>0.24763494833004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59442396562771" calcext:value-type="float">
            <text:p>4.59442396562771</text:p>
          </table:table-cell>
          <table:table-cell office:value-type="string" calcext:value-type="string">
            <text:p>lv_missing_dynamics</text:p>
          </table:table-cell>
          <table:table-cell office:value-type="float" office:value="6.83603779394918" calcext:value-type="float">
            <text:p>6.83603779394918</text:p>
          </table:table-cell>
          <table:table-cell office:value-type="float" office:value="0.888466910949236" calcext:value-type="float">
            <text:p>0.888466910949236</text:p>
          </table:table-cell>
          <table:table-cell office:value-type="float" office:value="2.75188333333333" calcext:value-type="float">
            <text:p>2.75188333333333</text:p>
          </table:table-cell>
          <table:table-cell office:value-type="float" office:value="4.58186066632046" calcext:value-type="float">
            <text:p>4.58186066632046</text:p>
          </table:table-cell>
          <table:table-cell office:value-type="float" office:value="0.274101028336826" calcext:value-type="float">
            <text:p>0.274101028336826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5996126670498" calcext:value-type="float">
            <text:p>4.5996126670498</text:p>
          </table:table-cell>
          <table:table-cell office:value-type="string" calcext:value-type="string">
            <text:p>lv_missing_dynamics</text:p>
          </table:table-cell>
          <table:table-cell office:value-type="float" office:value="6.86219514320733" calcext:value-type="float">
            <text:p>6.86219514320733</text:p>
          </table:table-cell>
          <table:table-cell office:value-type="float" office:value="0.886757573054655" calcext:value-type="float">
            <text:p>0.886757573054655</text:p>
          </table:table-cell>
          <table:table-cell office:value-type="float" office:value="2.7258" calcext:value-type="float">
            <text:p>2.7258</text:p>
          </table:table-cell>
          <table:table-cell office:value-type="float" office:value="4.57447110770169" calcext:value-type="float">
            <text:p>4.57447110770169</text:p>
          </table:table-cell>
          <table:table-cell office:value-type="float" office:value="0.275691627508482" calcext:value-type="float">
            <text:p>0.27569162750848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52" calcext:value-type="float">
            <text:p>6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61905299819614" calcext:value-type="float">
            <text:p>4.61905299819614</text:p>
          </table:table-cell>
          <table:table-cell office:value-type="string" calcext:value-type="string">
            <text:p>lv_missing_dynamics</text:p>
          </table:table-cell>
          <table:table-cell office:value-type="float" office:value="6.73809864641055" calcext:value-type="float">
            <text:p>6.73809864641055</text:p>
          </table:table-cell>
          <table:table-cell office:value-type="float" office:value="0.901319545923065" calcext:value-type="float">
            <text:p>0.901319545923065</text:p>
          </table:table-cell>
          <table:table-cell office:value-type="float" office:value="2.71926666666667" calcext:value-type="float">
            <text:p>2.71926666666667</text:p>
          </table:table-cell>
          <table:table-cell office:value-type="float" office:value="4.6165232103739" calcext:value-type="float">
            <text:p>4.6165232103739</text:p>
          </table:table-cell>
          <table:table-cell office:value-type="float" office:value="0.269804224626523" calcext:value-type="float">
            <text:p>0.26980422462652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56" calcext:value-type="float">
            <text:p>6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62044358476481" calcext:value-type="float">
            <text:p>4.62044358476481</text:p>
          </table:table-cell>
          <table:table-cell office:value-type="string" calcext:value-type="string">
            <text:p>lv_missing_dynamics</text:p>
          </table:table-cell>
          <table:table-cell office:value-type="float" office:value="6.72852211653754" calcext:value-type="float">
            <text:p>6.72852211653754</text:p>
          </table:table-cell>
          <table:table-cell office:value-type="float" office:value="0.90191772621916" calcext:value-type="float">
            <text:p>0.90191772621916</text:p>
          </table:table-cell>
          <table:table-cell office:value-type="float" office:value="2.74275" calcext:value-type="float">
            <text:p>2.74275</text:p>
          </table:table-cell>
          <table:table-cell office:value-type="float" office:value="4.62031617997576" calcext:value-type="float">
            <text:p>4.62031617997576</text:p>
          </table:table-cell>
          <table:table-cell office:value-type="float" office:value="0.269288840650244" calcext:value-type="float">
            <text:p>0.269288840650244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/>
          <table:table-cell table:style-name="ce9"/>
          <table:table-cell office:value-type="float" office:value="4.62062162038371" calcext:value-type="float">
            <text:p>4.62062162038371</text:p>
          </table:table-cell>
          <table:table-cell office:value-type="string" calcext:value-type="string">
            <text:p>lv_missing_dynamics</text:p>
          </table:table-cell>
          <table:table-cell office:value-type="float" office:value="6.72841211958537" calcext:value-type="float">
            <text:p>6.72841211958537</text:p>
          </table:table-cell>
          <table:table-cell office:value-type="float" office:value="0.901949044170757" calcext:value-type="float">
            <text:p>0.901949044170757</text:p>
          </table:table-cell>
          <table:table-cell office:value-type="float" office:value="2.7524" calcext:value-type="float">
            <text:p>2.7524</text:p>
          </table:table-cell>
          <table:table-cell office:value-type="float" office:value="4.6203684886177" calcext:value-type="float">
            <text:p>4.6203684886177</text:p>
          </table:table-cell>
          <table:table-cell office:value-type="float" office:value="0.269288271717391" calcext:value-type="float">
            <text:p>0.269288271717391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lotka_volterra_datapoints_40_noise_5</text:p>
          </table:table-cell>
          <table:table-cell office:value-type="float" office:value="-69.2873764944758" calcext:value-type="float">
            <text:p>-69.2873764944758</text:p>
          </table:table-cell>
          <table:table-cell office:value-type="string" calcext:value-type="string">
            <text:p>lv_missing_dynamics</text:p>
          </table:table-cell>
          <table:table-cell office:value-type="float" office:value="12661.4838828627" calcext:value-type="float">
            <text:p>12661.4838828627</text:p>
          </table:table-cell>
          <table:table-cell office:value-type="float" office:value="0.250494013019532" calcext:value-type="float">
            <text:p>0.250494013019532</text:p>
          </table:table-cell>
          <table:table-cell office:value-type="float" office:value="3.73473333333333" calcext:value-type="float">
            <text:p>3.73473333333333</text:p>
          </table:table-cell>
          <table:table-cell office:value-type="float" office:value="-69.3962195622022" calcext:value-type="float">
            <text:p>-69.3962195622022</text:p>
          </table:table-cell>
          <table:table-cell office:value-type="float" office:value="0.116828227029326" calcext:value-type="float">
            <text:p>0.116828227029326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07" calcext:value-type="float">
            <text:p>8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8.7247315273502" calcext:value-type="float">
            <text:p>-68.7247315273502</text:p>
          </table:table-cell>
          <table:table-cell office:value-type="string" calcext:value-type="string">
            <text:p>lv_missing_dynamics</text:p>
          </table:table-cell>
          <table:table-cell office:value-type="float" office:value="12434.7589291352" calcext:value-type="float">
            <text:p>12434.7589291352</text:p>
          </table:table-cell>
          <table:table-cell office:value-type="float" office:value="0.390817105895121" calcext:value-type="float">
            <text:p>0.390817105895121</text:p>
          </table:table-cell>
          <table:table-cell office:value-type="float" office:value="3.33861666666667" calcext:value-type="float">
            <text:p>3.33861666666667</text:p>
          </table:table-cell>
          <table:table-cell office:value-type="float" office:value="-68.7292530538681" calcext:value-type="float">
            <text:p>-68.7292530538681</text:p>
          </table:table-cell>
          <table:table-cell office:value-type="float" office:value="0.177391483395568" calcext:value-type="float">
            <text:p>0.177391483395568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55" calcext:value-type="float">
            <text:p>3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8.6366728235445" calcext:value-type="float">
            <text:p>-68.6366728235445</text:p>
          </table:table-cell>
          <table:table-cell office:value-type="string" calcext:value-type="string">
            <text:p>lv_missing_dynamics</text:p>
          </table:table-cell>
          <table:table-cell office:value-type="float" office:value="13462.607519312" calcext:value-type="float">
            <text:p>13462.607519312</text:p>
          </table:table-cell>
          <table:table-cell office:value-type="float" office:value="0.440533755222907" calcext:value-type="float">
            <text:p>0.440533755222907</text:p>
          </table:table-cell>
          <table:table-cell office:value-type="float" office:value="3.36511666666667" calcext:value-type="float">
            <text:p>3.36511666666667</text:p>
          </table:table-cell>
          <table:table-cell office:value-type="float" office:value="-68.686800377121" calcext:value-type="float">
            <text:p>-68.686800377121</text:p>
          </table:table-cell>
          <table:table-cell office:value-type="float" office:value="0.2146307026886" calcext:value-type="float">
            <text:p>0.2146307026886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83" calcext:value-type="float">
            <text:p>7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2.8420582383669" calcext:value-type="float">
            <text:p>-52.8420582383669</text:p>
          </table:table-cell>
          <table:table-cell office:value-type="string" calcext:value-type="string">
            <text:p>lv_missing_dynamics</text:p>
          </table:table-cell>
          <table:table-cell office:value-type="float" office:value="2885.87933542183" calcext:value-type="float">
            <text:p>2885.87933542183</text:p>
          </table:table-cell>
          <table:table-cell office:value-type="float" office:value="0.204830253847092" calcext:value-type="float">
            <text:p>0.204830253847092</text:p>
          </table:table-cell>
          <table:table-cell office:value-type="float" office:value="2.93343333333333" calcext:value-type="float">
            <text:p>2.93343333333333</text:p>
          </table:table-cell>
          <table:table-cell office:value-type="float" office:value="-52.8425227816203" calcext:value-type="float">
            <text:p>-52.8425227816203</text:p>
          </table:table-cell>
          <table:table-cell office:value-type="float" office:value="0.077526211164048" calcext:value-type="float">
            <text:p>0.077526211164048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67" calcext:value-type="float">
            <text:p>7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5.6841130194733" calcext:value-type="float">
            <text:p>-45.6841130194733</text:p>
          </table:table-cell>
          <table:table-cell office:value-type="string" calcext:value-type="string">
            <text:p>lv_missing_dynamics</text:p>
          </table:table-cell>
          <table:table-cell office:value-type="float" office:value="738.379710656315" calcext:value-type="float">
            <text:p>738.379710656315</text:p>
          </table:table-cell>
          <table:table-cell office:value-type="float" office:value="0.150037374177098" calcext:value-type="float">
            <text:p>0.150037374177098</text:p>
          </table:table-cell>
          <table:table-cell office:value-type="float" office:value="3.03553333333333" calcext:value-type="float">
            <text:p>3.03553333333333</text:p>
          </table:table-cell>
          <table:table-cell office:value-type="float" office:value="-45.6855544895907" calcext:value-type="float">
            <text:p>-45.6855544895907</text:p>
          </table:table-cell>
          <table:table-cell office:value-type="float" office:value="0.049026414966665" calcext:value-type="float">
            <text:p>0.04902641496666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79" calcext:value-type="float">
            <text:p>3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5.5934264546362" calcext:value-type="float">
            <text:p>-45.5934264546362</text:p>
          </table:table-cell>
          <table:table-cell office:value-type="string" calcext:value-type="string">
            <text:p>lv_missing_dynamics</text:p>
          </table:table-cell>
          <table:table-cell office:value-type="float" office:value="943.189290498671" calcext:value-type="float">
            <text:p>943.189290498671</text:p>
          </table:table-cell>
          <table:table-cell office:value-type="float" office:value="0.212566072630789" calcext:value-type="float">
            <text:p>0.212566072630789</text:p>
          </table:table-cell>
          <table:table-cell office:value-type="float" office:value="2.88008333333333" calcext:value-type="float">
            <text:p>2.88008333333333</text:p>
          </table:table-cell>
          <table:table-cell office:value-type="float" office:value="-45.6373442837688" calcext:value-type="float">
            <text:p>-45.6373442837688</text:p>
          </table:table-cell>
          <table:table-cell office:value-type="float" office:value="0.083803730713833" calcext:value-type="float">
            <text:p>0.083803730713833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15" calcext:value-type="float">
            <text:p>6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4.9518301874116" calcext:value-type="float">
            <text:p>-44.9518301874116</text:p>
          </table:table-cell>
          <table:table-cell office:value-type="string" calcext:value-type="string">
            <text:p>lv_missing_dynamics</text:p>
          </table:table-cell>
          <table:table-cell office:value-type="float" office:value="924.173097316425" calcext:value-type="float">
            <text:p>924.173097316425</text:p>
          </table:table-cell>
          <table:table-cell office:value-type="float" office:value="0.189696754153845" calcext:value-type="float">
            <text:p>0.189696754153845</text:p>
          </table:table-cell>
          <table:table-cell office:value-type="float" office:value="2.80186666666667" calcext:value-type="float">
            <text:p>2.80186666666667</text:p>
          </table:table-cell>
          <table:table-cell office:value-type="float" office:value="-44.9831949415713" calcext:value-type="float">
            <text:p>-44.9831949415713</text:p>
          </table:table-cell>
          <table:table-cell office:value-type="float" office:value="0.056204314158249" calcext:value-type="float">
            <text:p>0.056204314158249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63" calcext:value-type="float">
            <text:p>6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3.9269804996061" calcext:value-type="float">
            <text:p>-43.9269804996061</text:p>
          </table:table-cell>
          <table:table-cell office:value-type="string" calcext:value-type="string">
            <text:p>lv_missing_dynamics</text:p>
          </table:table-cell>
          <table:table-cell office:value-type="float" office:value="1247.67069443013" calcext:value-type="float">
            <text:p>1247.67069443013</text:p>
          </table:table-cell>
          <table:table-cell office:value-type="float" office:value="0.146967721821407" calcext:value-type="float">
            <text:p>0.146967721821407</text:p>
          </table:table-cell>
          <table:table-cell office:value-type="float" office:value="2.91755" calcext:value-type="float">
            <text:p>2.91755</text:p>
          </table:table-cell>
          <table:table-cell office:value-type="float" office:value="-43.9271268121107" calcext:value-type="float">
            <text:p>-43.9271268121107</text:p>
          </table:table-cell>
          <table:table-cell office:value-type="float" office:value="0.053455561748754" calcext:value-type="float">
            <text:p>0.053455561748754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83" calcext:value-type="float">
            <text:p>3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2.8003110344042" calcext:value-type="float">
            <text:p>-42.8003110344042</text:p>
          </table:table-cell>
          <table:table-cell office:value-type="string" calcext:value-type="string">
            <text:p>lv_missing_dynamics</text:p>
          </table:table-cell>
          <table:table-cell office:value-type="float" office:value="940.664919372531" calcext:value-type="float">
            <text:p>940.664919372531</text:p>
          </table:table-cell>
          <table:table-cell office:value-type="float" office:value="0.143359537355065" calcext:value-type="float">
            <text:p>0.143359537355065</text:p>
          </table:table-cell>
          <table:table-cell office:value-type="float" office:value="2.9422" calcext:value-type="float">
            <text:p>2.9422</text:p>
          </table:table-cell>
          <table:table-cell office:value-type="float" office:value="-42.816190327183" calcext:value-type="float">
            <text:p>-42.816190327183</text:p>
          </table:table-cell>
          <table:table-cell office:value-type="float" office:value="0.05478286879706" calcext:value-type="float">
            <text:p>0.05478286879706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9.6822397036786" calcext:value-type="float">
            <text:p>-39.6822397036786</text:p>
          </table:table-cell>
          <table:table-cell office:value-type="string" calcext:value-type="string">
            <text:p>lv_missing_dynamics</text:p>
          </table:table-cell>
          <table:table-cell office:value-type="float" office:value="831.520809274508" calcext:value-type="float">
            <text:p>831.520809274508</text:p>
          </table:table-cell>
          <table:table-cell office:value-type="float" office:value="0.277014784403315" calcext:value-type="float">
            <text:p>0.277014784403315</text:p>
          </table:table-cell>
          <table:table-cell office:value-type="float" office:value="2.86796666666667" calcext:value-type="float">
            <text:p>2.86796666666667</text:p>
          </table:table-cell>
          <table:table-cell office:value-type="float" office:value="-39.6825942126142" calcext:value-type="float">
            <text:p>-39.6825942126142</text:p>
          </table:table-cell>
          <table:table-cell office:value-type="float" office:value="0.106207766652689" calcext:value-type="float">
            <text:p>0.106207766652689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7.7784163141908" calcext:value-type="float">
            <text:p>-37.7784163141908</text:p>
          </table:table-cell>
          <table:table-cell office:value-type="string" calcext:value-type="string">
            <text:p>lv_missing_dynamics</text:p>
          </table:table-cell>
          <table:table-cell office:value-type="float" office:value="700.463305769412" calcext:value-type="float">
            <text:p>700.463305769412</text:p>
          </table:table-cell>
          <table:table-cell office:value-type="float" office:value="0.149827405040997" calcext:value-type="float">
            <text:p>0.149827405040997</text:p>
          </table:table-cell>
          <table:table-cell office:value-type="float" office:value="2.90645" calcext:value-type="float">
            <text:p>2.90645</text:p>
          </table:table-cell>
          <table:table-cell office:value-type="float" office:value="-37.793970386091" calcext:value-type="float">
            <text:p>-37.793970386091</text:p>
          </table:table-cell>
          <table:table-cell office:value-type="float" office:value="0.063440521046519" calcext:value-type="float">
            <text:p>0.063440521046519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3.2219280533735" calcext:value-type="float">
            <text:p>-33.2219280533735</text:p>
          </table:table-cell>
          <table:table-cell office:value-type="string" calcext:value-type="string">
            <text:p>lv_missing_dynamics</text:p>
          </table:table-cell>
          <table:table-cell office:value-type="float" office:value="312.716378977608" calcext:value-type="float">
            <text:p>312.716378977608</text:p>
          </table:table-cell>
          <table:table-cell office:value-type="float" office:value="0.186721755234663" calcext:value-type="float">
            <text:p>0.186721755234663</text:p>
          </table:table-cell>
          <table:table-cell office:value-type="float" office:value="2.93121666666667" calcext:value-type="float">
            <text:p>2.93121666666667</text:p>
          </table:table-cell>
          <table:table-cell office:value-type="float" office:value="-33.2220595257331" calcext:value-type="float">
            <text:p>-33.2220595257331</text:p>
          </table:table-cell>
          <table:table-cell office:value-type="float" office:value="0.08691774034711" calcext:value-type="float">
            <text:p>0.08691774034711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2.2023030096558" calcext:value-type="float">
            <text:p>-32.2023030096558</text:p>
          </table:table-cell>
          <table:table-cell office:value-type="string" calcext:value-type="string">
            <text:p>lv_missing_dynamics</text:p>
          </table:table-cell>
          <table:table-cell office:value-type="float" office:value="211.563102748351" calcext:value-type="float">
            <text:p>211.563102748351</text:p>
          </table:table-cell>
          <table:table-cell office:value-type="float" office:value="0.179238827341513" calcext:value-type="float">
            <text:p>0.179238827341513</text:p>
          </table:table-cell>
          <table:table-cell office:value-type="float" office:value="2.86111666666667" calcext:value-type="float">
            <text:p>2.86111666666667</text:p>
          </table:table-cell>
          <table:table-cell office:value-type="float" office:value="-32.2025892304745" calcext:value-type="float">
            <text:p>-32.2025892304745</text:p>
          </table:table-cell>
          <table:table-cell office:value-type="float" office:value="0.08382930860915" calcext:value-type="float">
            <text:p>0.083829308609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15" calcext:value-type="float">
            <text:p>8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2.0187952411599" calcext:value-type="float">
            <text:p>-32.0187952411599</text:p>
          </table:table-cell>
          <table:table-cell office:value-type="string" calcext:value-type="string">
            <text:p>lv_missing_dynamics</text:p>
          </table:table-cell>
          <table:table-cell office:value-type="float" office:value="205.226163663999" calcext:value-type="float">
            <text:p>205.226163663999</text:p>
          </table:table-cell>
          <table:table-cell office:value-type="float" office:value="0.192812452384898" calcext:value-type="float">
            <text:p>0.192812452384898</text:p>
          </table:table-cell>
          <table:table-cell office:value-type="float" office:value="2.97783333333333" calcext:value-type="float">
            <text:p>2.97783333333333</text:p>
          </table:table-cell>
          <table:table-cell office:value-type="float" office:value="-32.0216218222068" calcext:value-type="float">
            <text:p>-32.0216218222068</text:p>
          </table:table-cell>
          <table:table-cell office:value-type="float" office:value="0.087924152034798" calcext:value-type="float">
            <text:p>0.087924152034798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11" calcext:value-type="float">
            <text:p>8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8.8857283949064" calcext:value-type="float">
            <text:p>-28.8857283949064</text:p>
          </table:table-cell>
          <table:table-cell office:value-type="string" calcext:value-type="string">
            <text:p>lv_missing_dynamics</text:p>
          </table:table-cell>
          <table:table-cell office:value-type="float" office:value="86.6912119938256" calcext:value-type="float">
            <text:p>86.6912119938256</text:p>
          </table:table-cell>
          <table:table-cell office:value-type="float" office:value="0.202743766332832" calcext:value-type="float">
            <text:p>0.202743766332832</text:p>
          </table:table-cell>
          <table:table-cell office:value-type="float" office:value="2.94596666666667" calcext:value-type="float">
            <text:p>2.94596666666667</text:p>
          </table:table-cell>
          <table:table-cell office:value-type="float" office:value="-28.886970939197" calcext:value-type="float">
            <text:p>-28.886970939197</text:p>
          </table:table-cell>
          <table:table-cell office:value-type="float" office:value="0.092414514485563" calcext:value-type="float">
            <text:p>0.09241451448556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8.2645757168673" calcext:value-type="float">
            <text:p>-28.2645757168673</text:p>
          </table:table-cell>
          <table:table-cell office:value-type="string" calcext:value-type="string">
            <text:p>lv_missing_dynamics</text:p>
          </table:table-cell>
          <table:table-cell office:value-type="float" office:value="190.477329777213" calcext:value-type="float">
            <text:p>190.477329777213</text:p>
          </table:table-cell>
          <table:table-cell office:value-type="float" office:value="0.306168697284689" calcext:value-type="float">
            <text:p>0.306168697284689</text:p>
          </table:table-cell>
          <table:table-cell office:value-type="float" office:value="2.89038333333333" calcext:value-type="float">
            <text:p>2.89038333333333</text:p>
          </table:table-cell>
          <table:table-cell office:value-type="float" office:value="-28.2677024213196" calcext:value-type="float">
            <text:p>-28.2677024213196</text:p>
          </table:table-cell>
          <table:table-cell office:value-type="float" office:value="0.124680906488737" calcext:value-type="float">
            <text:p>0.124680906488737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6.6720509828806" calcext:value-type="float">
            <text:p>-26.6720509828806</text:p>
          </table:table-cell>
          <table:table-cell office:value-type="string" calcext:value-type="string">
            <text:p>lv_missing_dynamics</text:p>
          </table:table-cell>
          <table:table-cell office:value-type="float" office:value="63.5141328037956" calcext:value-type="float">
            <text:p>63.5141328037956</text:p>
          </table:table-cell>
          <table:table-cell office:value-type="float" office:value="0.24680048578275" calcext:value-type="float">
            <text:p>0.24680048578275</text:p>
          </table:table-cell>
          <table:table-cell office:value-type="float" office:value="2.92601666666667" calcext:value-type="float">
            <text:p>2.92601666666667</text:p>
          </table:table-cell>
          <table:table-cell office:value-type="float" office:value="-26.672323518006" calcext:value-type="float">
            <text:p>-26.672323518006</text:p>
          </table:table-cell>
          <table:table-cell office:value-type="float" office:value="0.124561961797032" calcext:value-type="float">
            <text:p>0.12456196179703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71" calcext:value-type="float">
            <text:p>6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5.971571962995" calcext:value-type="float">
            <text:p>-25.971571962995</text:p>
          </table:table-cell>
          <table:table-cell office:value-type="string" calcext:value-type="string">
            <text:p>lv_missing_dynamics</text:p>
          </table:table-cell>
          <table:table-cell office:value-type="float" office:value="92.6132841430434" calcext:value-type="float">
            <text:p>92.6132841430434</text:p>
          </table:table-cell>
          <table:table-cell office:value-type="float" office:value="0.316001928353594" calcext:value-type="float">
            <text:p>0.316001928353594</text:p>
          </table:table-cell>
          <table:table-cell office:value-type="float" office:value="2.94686666666667" calcext:value-type="float">
            <text:p>2.94686666666667</text:p>
          </table:table-cell>
          <table:table-cell office:value-type="float" office:value="-25.9987887482746" calcext:value-type="float">
            <text:p>-25.9987887482746</text:p>
          </table:table-cell>
          <table:table-cell office:value-type="float" office:value="0.154387255000218" calcext:value-type="float">
            <text:p>0.154387255000218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9.3212204746443" calcext:value-type="float">
            <text:p>-19.3212204746443</text:p>
          </table:table-cell>
          <table:table-cell office:value-type="string" calcext:value-type="string">
            <text:p>lv_missing_dynamics</text:p>
          </table:table-cell>
          <table:table-cell office:value-type="float" office:value="13.7814421682733" calcext:value-type="float">
            <text:p>13.7814421682733</text:p>
          </table:table-cell>
          <table:table-cell office:value-type="float" office:value="0.273598538104873" calcext:value-type="float">
            <text:p>0.273598538104873</text:p>
          </table:table-cell>
          <table:table-cell office:value-type="float" office:value="2.85066666666667" calcext:value-type="float">
            <text:p>2.85066666666667</text:p>
          </table:table-cell>
          <table:table-cell office:value-type="float" office:value="-19.3244742076366" calcext:value-type="float">
            <text:p>-19.3244742076366</text:p>
          </table:table-cell>
          <table:table-cell office:value-type="float" office:value="0.125376770574841" calcext:value-type="float">
            <text:p>0.125376770574841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9.1303122419818" calcext:value-type="float">
            <text:p>-19.1303122419818</text:p>
          </table:table-cell>
          <table:table-cell office:value-type="string" calcext:value-type="string">
            <text:p>lv_missing_dynamics</text:p>
          </table:table-cell>
          <table:table-cell office:value-type="float" office:value="13.3102473180287" calcext:value-type="float">
            <text:p>13.3102473180287</text:p>
          </table:table-cell>
          <table:table-cell office:value-type="float" office:value="0.252310951721453" calcext:value-type="float">
            <text:p>0.252310951721453</text:p>
          </table:table-cell>
          <table:table-cell office:value-type="float" office:value="2.89273333333333" calcext:value-type="float">
            <text:p>2.89273333333333</text:p>
          </table:table-cell>
          <table:table-cell office:value-type="float" office:value="-19.1346923511266" calcext:value-type="float">
            <text:p>-19.1346923511266</text:p>
          </table:table-cell>
          <table:table-cell office:value-type="float" office:value="0.119057923682292" calcext:value-type="float">
            <text:p>0.119057923682292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63" calcext:value-type="float">
            <text:p>7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8.5227092667804" calcext:value-type="float">
            <text:p>-18.5227092667804</text:p>
          </table:table-cell>
          <table:table-cell office:value-type="string" calcext:value-type="string">
            <text:p>lv_missing_dynamics</text:p>
          </table:table-cell>
          <table:table-cell office:value-type="float" office:value="11.4106321098101" calcext:value-type="float">
            <text:p>11.4106321098101</text:p>
          </table:table-cell>
          <table:table-cell office:value-type="float" office:value="0.293584490465581" calcext:value-type="float">
            <text:p>0.293584490465581</text:p>
          </table:table-cell>
          <table:table-cell office:value-type="float" office:value="2.86163333333333" calcext:value-type="float">
            <text:p>2.86163333333333</text:p>
          </table:table-cell>
          <table:table-cell office:value-type="float" office:value="-18.5270839797087" calcext:value-type="float">
            <text:p>-18.5270839797087</text:p>
          </table:table-cell>
          <table:table-cell office:value-type="float" office:value="0.128866531468852" calcext:value-type="float">
            <text:p>0.128866531468852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19" calcext:value-type="float">
            <text:p>6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5.9735840693305" calcext:value-type="float">
            <text:p>-15.9735840693305</text:p>
          </table:table-cell>
          <table:table-cell office:value-type="string" calcext:value-type="string">
            <text:p>lv_missing_dynamics</text:p>
          </table:table-cell>
          <table:table-cell office:value-type="float" office:value="4.7291038164651" calcext:value-type="float">
            <text:p>4.7291038164651</text:p>
          </table:table-cell>
          <table:table-cell office:value-type="float" office:value="0.461666494936892" calcext:value-type="float">
            <text:p>0.461666494936892</text:p>
          </table:table-cell>
          <table:table-cell office:value-type="float" office:value="2.84691666666667" calcext:value-type="float">
            <text:p>2.84691666666667</text:p>
          </table:table-cell>
          <table:table-cell office:value-type="float" office:value="-16.0146704530415" calcext:value-type="float">
            <text:p>-16.0146704530415</text:p>
          </table:table-cell>
          <table:table-cell office:value-type="float" office:value="0.189019301882388" calcext:value-type="float">
            <text:p>0.189019301882388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3.0224318339035" calcext:value-type="float">
            <text:p>-13.0224318339035</text:p>
          </table:table-cell>
          <table:table-cell office:value-type="string" calcext:value-type="string">
            <text:p>lv_missing_dynamics</text:p>
          </table:table-cell>
          <table:table-cell office:value-type="float" office:value="8.36121160924656" calcext:value-type="float">
            <text:p>8.36121160924656</text:p>
          </table:table-cell>
          <table:table-cell office:value-type="float" office:value="0.74135342667513" calcext:value-type="float">
            <text:p>0.74135342667513</text:p>
          </table:table-cell>
          <table:table-cell office:value-type="float" office:value="2.90663333333333" calcext:value-type="float">
            <text:p>2.90663333333333</text:p>
          </table:table-cell>
          <table:table-cell office:value-type="float" office:value="-13.0352532363712" calcext:value-type="float">
            <text:p>-13.0352532363712</text:p>
          </table:table-cell>
          <table:table-cell office:value-type="float" office:value="0.418753716347029" calcext:value-type="float">
            <text:p>0.418753716347029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1.2124291696685" calcext:value-type="float">
            <text:p>-11.2124291696685</text:p>
          </table:table-cell>
          <table:table-cell office:value-type="string" calcext:value-type="string">
            <text:p>lv_missing_dynamics</text:p>
          </table:table-cell>
          <table:table-cell office:value-type="float" office:value="0.729929306422228" calcext:value-type="float">
            <text:p>0.729929306422228</text:p>
          </table:table-cell>
          <table:table-cell office:value-type="float" office:value="0.324476533008907" calcext:value-type="float">
            <text:p>0.324476533008907</text:p>
          </table:table-cell>
          <table:table-cell office:value-type="float" office:value="2.87138333333333" calcext:value-type="float">
            <text:p>2.87138333333333</text:p>
          </table:table-cell>
          <table:table-cell office:value-type="float" office:value="-11.2128592262016" calcext:value-type="float">
            <text:p>-11.2128592262016</text:p>
          </table:table-cell>
          <table:table-cell office:value-type="float" office:value="0.111712314184604" calcext:value-type="float">
            <text:p>0.111712314184604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23" calcext:value-type="float">
            <text:p>6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8.60027609949859" calcext:value-type="float">
            <text:p>-8.60027609949859</text:p>
          </table:table-cell>
          <table:table-cell office:value-type="string" calcext:value-type="string">
            <text:p>lv_missing_dynamics</text:p>
          </table:table-cell>
          <table:table-cell office:value-type="float" office:value="1.12239418582845" calcext:value-type="float">
            <text:p>1.12239418582845</text:p>
          </table:table-cell>
          <table:table-cell office:value-type="float" office:value="1.46866459158383" calcext:value-type="float">
            <text:p>1.46866459158383</text:p>
          </table:table-cell>
          <table:table-cell office:value-type="float" office:value="2.73421666666667" calcext:value-type="float">
            <text:p>2.73421666666667</text:p>
          </table:table-cell>
          <table:table-cell office:value-type="float" office:value="-8.62638110901123" calcext:value-type="float">
            <text:p>-8.62638110901123</text:p>
          </table:table-cell>
          <table:table-cell office:value-type="float" office:value="0.79786535274853" calcext:value-type="float">
            <text:p>0.7978653527485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19" calcext:value-type="float">
            <text:p>5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7.17055418101352" calcext:value-type="float">
            <text:p>-7.17055418101352</text:p>
          </table:table-cell>
          <table:table-cell office:value-type="string" calcext:value-type="string">
            <text:p>lv_missing_dynamics</text:p>
          </table:table-cell>
          <table:table-cell office:value-type="float" office:value="2.00701603273095" calcext:value-type="float">
            <text:p>2.00701603273095</text:p>
          </table:table-cell>
          <table:table-cell office:value-type="float" office:value="0.721005492833703" calcext:value-type="float">
            <text:p>0.721005492833703</text:p>
          </table:table-cell>
          <table:table-cell office:value-type="float" office:value="2.9179" calcext:value-type="float">
            <text:p>2.9179</text:p>
          </table:table-cell>
          <table:table-cell office:value-type="float" office:value="-7.17407597380337" calcext:value-type="float">
            <text:p>-7.17407597380337</text:p>
          </table:table-cell>
          <table:table-cell office:value-type="float" office:value="0.243448218711222" calcext:value-type="float">
            <text:p>0.24344821871122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39" calcext:value-type="float">
            <text:p>7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7.1414962318059" calcext:value-type="float">
            <text:p>-7.1414962318059</text:p>
          </table:table-cell>
          <table:table-cell office:value-type="string" calcext:value-type="string">
            <text:p>lv_missing_dynamics</text:p>
          </table:table-cell>
          <table:table-cell office:value-type="float" office:value="1.33249071291673" calcext:value-type="float">
            <text:p>1.33249071291673</text:p>
          </table:table-cell>
          <table:table-cell office:value-type="float" office:value="0.753714159992223" calcext:value-type="float">
            <text:p>0.753714159992223</text:p>
          </table:table-cell>
          <table:table-cell office:value-type="float" office:value="2.829" calcext:value-type="float">
            <text:p>2.829</text:p>
          </table:table-cell>
          <table:table-cell office:value-type="float" office:value="-7.14174093316299" calcext:value-type="float">
            <text:p>-7.14174093316299</text:p>
          </table:table-cell>
          <table:table-cell office:value-type="float" office:value="0.243979556483993" calcext:value-type="float">
            <text:p>0.24397955648399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97272165086604" calcext:value-type="float">
            <text:p>-6.97272165086604</text:p>
          </table:table-cell>
          <table:table-cell office:value-type="string" calcext:value-type="string">
            <text:p>lv_missing_dynamics</text:p>
          </table:table-cell>
          <table:table-cell office:value-type="float" office:value="-0.78772703579126" calcext:value-type="float">
            <text:p>-0.78772703579126</text:p>
          </table:table-cell>
          <table:table-cell office:value-type="float" office:value="0.746575616230493" calcext:value-type="float">
            <text:p>0.746575616230493</text:p>
          </table:table-cell>
          <table:table-cell office:value-type="float" office:value="2.91755" calcext:value-type="float">
            <text:p>2.91755</text:p>
          </table:table-cell>
          <table:table-cell office:value-type="float" office:value="-6.97669924752443" calcext:value-type="float">
            <text:p>-6.97669924752443</text:p>
          </table:table-cell>
          <table:table-cell office:value-type="float" office:value="0.208251207060756" calcext:value-type="float">
            <text:p>0.208251207060756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87" calcext:value-type="float">
            <text:p>78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5211979919669" calcext:value-type="float">
            <text:p>-6.5211979919669</text:p>
          </table:table-cell>
          <table:table-cell office:value-type="string" calcext:value-type="string">
            <text:p>lv_missing_dynamics</text:p>
          </table:table-cell>
          <table:table-cell office:value-type="float" office:value="1.48770387455254" calcext:value-type="float">
            <text:p>1.48770387455254</text:p>
          </table:table-cell>
          <table:table-cell office:value-type="float" office:value="0.681290006274216" calcext:value-type="float">
            <text:p>0.681290006274216</text:p>
          </table:table-cell>
          <table:table-cell office:value-type="float" office:value="2.82061666666667" calcext:value-type="float">
            <text:p>2.82061666666667</text:p>
          </table:table-cell>
          <table:table-cell office:value-type="float" office:value="-6.52143880425586" calcext:value-type="float">
            <text:p>-6.52143880425586</text:p>
          </table:table-cell>
          <table:table-cell office:value-type="float" office:value="0.228917728160961" calcext:value-type="float">
            <text:p>0.228917728160961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46976798202208" calcext:value-type="float">
            <text:p>-6.46976798202208</text:p>
          </table:table-cell>
          <table:table-cell office:value-type="string" calcext:value-type="string">
            <text:p>lv_missing_dynamics</text:p>
          </table:table-cell>
          <table:table-cell office:value-type="float" office:value="1.42448141750503" calcext:value-type="float">
            <text:p>1.42448141750503</text:p>
          </table:table-cell>
          <table:table-cell office:value-type="float" office:value="0.676024362771343" calcext:value-type="float">
            <text:p>0.676024362771343</text:p>
          </table:table-cell>
          <table:table-cell office:value-type="float" office:value="2.81085" calcext:value-type="float">
            <text:p>2.81085</text:p>
          </table:table-cell>
          <table:table-cell office:value-type="float" office:value="-6.47216399191332" calcext:value-type="float">
            <text:p>-6.47216399191332</text:p>
          </table:table-cell>
          <table:table-cell office:value-type="float" office:value="0.226978083751848" calcext:value-type="float">
            <text:p>0.226978083751848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39972146872137" calcext:value-type="float">
            <text:p>-6.39972146872137</text:p>
          </table:table-cell>
          <table:table-cell office:value-type="string" calcext:value-type="string">
            <text:p>lv_missing_dynamics</text:p>
          </table:table-cell>
          <table:table-cell office:value-type="float" office:value="-0.048605139333166" calcext:value-type="float">
            <text:p>-0.048605139333166</text:p>
          </table:table-cell>
          <table:table-cell office:value-type="float" office:value="0.68556013100605" calcext:value-type="float">
            <text:p>0.68556013100605</text:p>
          </table:table-cell>
          <table:table-cell office:value-type="float" office:value="2.83355" calcext:value-type="float">
            <text:p>2.83355</text:p>
          </table:table-cell>
          <table:table-cell office:value-type="float" office:value="-6.40007128444452" calcext:value-type="float">
            <text:p>-6.40007128444452</text:p>
          </table:table-cell>
          <table:table-cell office:value-type="float" office:value="0.213718119672761" calcext:value-type="float">
            <text:p>0.213718119672761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99" calcext:value-type="float">
            <text:p>5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20175156144931" calcext:value-type="float">
            <text:p>-6.20175156144931</text:p>
          </table:table-cell>
          <table:table-cell office:value-type="string" calcext:value-type="string">
            <text:p>lv_missing_dynamics</text:p>
          </table:table-cell>
          <table:table-cell office:value-type="float" office:value="-1.25102710823272" calcext:value-type="float">
            <text:p>-1.25102710823272</text:p>
          </table:table-cell>
          <table:table-cell office:value-type="float" office:value="0.692944172826755" calcext:value-type="float">
            <text:p>0.692944172826755</text:p>
          </table:table-cell>
          <table:table-cell office:value-type="float" office:value="2.81381666666667" calcext:value-type="float">
            <text:p>2.81381666666667</text:p>
          </table:table-cell>
          <table:table-cell office:value-type="float" office:value="-6.20523630618632" calcext:value-type="float">
            <text:p>-6.20523630618632</text:p>
          </table:table-cell>
          <table:table-cell office:value-type="float" office:value="0.205763476776722" calcext:value-type="float">
            <text:p>0.20576347677672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95" calcext:value-type="float">
            <text:p>5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86763820372285" calcext:value-type="float">
            <text:p>-5.86763820372285</text:p>
          </table:table-cell>
          <table:table-cell office:value-type="string" calcext:value-type="string">
            <text:p>lv_missing_dynamics</text:p>
          </table:table-cell>
          <table:table-cell office:value-type="float" office:value="0.042941401835979" calcext:value-type="float">
            <text:p>0.042941401835979</text:p>
          </table:table-cell>
          <table:table-cell office:value-type="float" office:value="0.635031705502476" calcext:value-type="float">
            <text:p>0.635031705502476</text:p>
          </table:table-cell>
          <table:table-cell office:value-type="float" office:value="2.79676666666667" calcext:value-type="float">
            <text:p>2.79676666666667</text:p>
          </table:table-cell>
          <table:table-cell office:value-type="float" office:value="-5.87109361691676" calcext:value-type="float">
            <text:p>-5.87109361691676</text:p>
          </table:table-cell>
          <table:table-cell office:value-type="float" office:value="0.205109143978822" calcext:value-type="float">
            <text:p>0.20510914397882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51" calcext:value-type="float">
            <text:p>4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61529201108343" calcext:value-type="float">
            <text:p>-5.61529201108343</text:p>
          </table:table-cell>
          <table:table-cell office:value-type="string" calcext:value-type="string">
            <text:p>lv_missing_dynamics</text:p>
          </table:table-cell>
          <table:table-cell office:value-type="float" office:value="-1.15555144003623" calcext:value-type="float">
            <text:p>-1.15555144003623</text:p>
          </table:table-cell>
          <table:table-cell office:value-type="float" office:value="0.672310364860167" calcext:value-type="float">
            <text:p>0.672310364860167</text:p>
          </table:table-cell>
          <table:table-cell office:value-type="float" office:value="2.80946666666667" calcext:value-type="float">
            <text:p>2.80946666666667</text:p>
          </table:table-cell>
          <table:table-cell office:value-type="float" office:value="-5.61563843071692" calcext:value-type="float">
            <text:p>-5.61563843071692</text:p>
          </table:table-cell>
          <table:table-cell office:value-type="float" office:value="0.202279512605629" calcext:value-type="float">
            <text:p>0.202279512605629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55" calcext:value-type="float">
            <text:p>4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46628084833098" calcext:value-type="float">
            <text:p>-5.46628084833098</text:p>
          </table:table-cell>
          <table:table-cell office:value-type="string" calcext:value-type="string">
            <text:p>lv_missing_dynamics</text:p>
          </table:table-cell>
          <table:table-cell office:value-type="float" office:value="-1.5745537141123" calcext:value-type="float">
            <text:p>-1.5745537141123</text:p>
          </table:table-cell>
          <table:table-cell office:value-type="float" office:value="0.685863835435086" calcext:value-type="float">
            <text:p>0.685863835435086</text:p>
          </table:table-cell>
          <table:table-cell office:value-type="float" office:value="2.93788333333333" calcext:value-type="float">
            <text:p>2.93788333333333</text:p>
          </table:table-cell>
          <table:table-cell office:value-type="float" office:value="-5.46863912831877" calcext:value-type="float">
            <text:p>-5.46863912831877</text:p>
          </table:table-cell>
          <table:table-cell office:value-type="float" office:value="0.201908774006332" calcext:value-type="float">
            <text:p>0.20190877400633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28851163874906" calcext:value-type="float">
            <text:p>-5.28851163874906</text:p>
          </table:table-cell>
          <table:table-cell office:value-type="string" calcext:value-type="string">
            <text:p>lv_missing_dynamics</text:p>
          </table:table-cell>
          <table:table-cell office:value-type="float" office:value="-0.905789637195324" calcext:value-type="float">
            <text:p>-0.905789637195324</text:p>
          </table:table-cell>
          <table:table-cell office:value-type="float" office:value="0.678590515751838" calcext:value-type="float">
            <text:p>0.678590515751838</text:p>
          </table:table-cell>
          <table:table-cell office:value-type="float" office:value="2.67803333333333" calcext:value-type="float">
            <text:p>2.67803333333333</text:p>
          </table:table-cell>
          <table:table-cell office:value-type="float" office:value="-5.2887702303485" calcext:value-type="float">
            <text:p>-5.2887702303485</text:p>
          </table:table-cell>
          <table:table-cell office:value-type="float" office:value="0.193847246087155" calcext:value-type="float">
            <text:p>0.193847246087155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.94330002283053" calcext:value-type="float">
            <text:p>-4.94330002283053</text:p>
          </table:table-cell>
          <table:table-cell office:value-type="string" calcext:value-type="string">
            <text:p>lv_missing_dynamics</text:p>
          </table:table-cell>
          <table:table-cell office:value-type="float" office:value="-2.07518619690395" calcext:value-type="float">
            <text:p>-2.07518619690395</text:p>
          </table:table-cell>
          <table:table-cell office:value-type="float" office:value="0.645981355129278" calcext:value-type="float">
            <text:p>0.645981355129278</text:p>
          </table:table-cell>
          <table:table-cell office:value-type="float" office:value="2.85741666666667" calcext:value-type="float">
            <text:p>2.85741666666667</text:p>
          </table:table-cell>
          <table:table-cell office:value-type="float" office:value="-4.97686675368114" calcext:value-type="float">
            <text:p>-4.97686675368114</text:p>
          </table:table-cell>
          <table:table-cell office:value-type="float" office:value="0.198653296645622" calcext:value-type="float">
            <text:p>0.19865329664562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35" calcext:value-type="float">
            <text:p>7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.66147213826241" calcext:value-type="float">
            <text:p>-4.66147213826241</text:p>
          </table:table-cell>
          <table:table-cell office:value-type="string" calcext:value-type="string">
            <text:p>lv_missing_dynamics</text:p>
          </table:table-cell>
          <table:table-cell office:value-type="float" office:value="-2.22715848749317" calcext:value-type="float">
            <text:p>-2.22715848749317</text:p>
          </table:table-cell>
          <table:table-cell office:value-type="float" office:value="0.646699389646512" calcext:value-type="float">
            <text:p>0.646699389646512</text:p>
          </table:table-cell>
          <table:table-cell office:value-type="float" office:value="2.85908333333333" calcext:value-type="float">
            <text:p>2.85908333333333</text:p>
          </table:table-cell>
          <table:table-cell office:value-type="float" office:value="-4.69490929201267" calcext:value-type="float">
            <text:p>-4.69490929201267</text:p>
          </table:table-cell>
          <table:table-cell office:value-type="float" office:value="0.198874600323162" calcext:value-type="float">
            <text:p>0.19887460032316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91" calcext:value-type="float">
            <text:p>5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.9658293507453" calcext:value-type="float">
            <text:p>-3.9658293507453</text:p>
          </table:table-cell>
          <table:table-cell office:value-type="string" calcext:value-type="string">
            <text:p>lv_missing_dynamics</text:p>
          </table:table-cell>
          <table:table-cell office:value-type="float" office:value="9.47062179211493" calcext:value-type="float">
            <text:p>9.47062179211493</text:p>
          </table:table-cell>
          <table:table-cell office:value-type="float" office:value="0.691424518829317" calcext:value-type="float">
            <text:p>0.691424518829317</text:p>
          </table:table-cell>
          <table:table-cell office:value-type="float" office:value="2.98053333333333" calcext:value-type="float">
            <text:p>2.98053333333333</text:p>
          </table:table-cell>
          <table:table-cell office:value-type="float" office:value="-3.96972373174607" calcext:value-type="float">
            <text:p>-3.96972373174607</text:p>
          </table:table-cell>
          <table:table-cell office:value-type="float" office:value="0.315776539211627" calcext:value-type="float">
            <text:p>0.315776539211627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43" calcext:value-type="float">
            <text:p>6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.78924162570564" calcext:value-type="float">
            <text:p>-3.78924162570564</text:p>
          </table:table-cell>
          <table:table-cell office:value-type="string" calcext:value-type="string">
            <text:p>lv_missing_dynamics</text:p>
          </table:table-cell>
          <table:table-cell office:value-type="float" office:value="-5.18854910511617" calcext:value-type="float">
            <text:p>-5.18854910511617</text:p>
          </table:table-cell>
          <table:table-cell office:value-type="float" office:value="0.619045027332365" calcext:value-type="float">
            <text:p>0.619045027332365</text:p>
          </table:table-cell>
          <table:table-cell office:value-type="float" office:value="2.79391666666667" calcext:value-type="float">
            <text:p>2.79391666666667</text:p>
          </table:table-cell>
          <table:table-cell office:value-type="float" office:value="-3.81439065339053" calcext:value-type="float">
            <text:p>-3.81439065339053</text:p>
          </table:table-cell>
          <table:table-cell office:value-type="float" office:value="0.164473562760015" calcext:value-type="float">
            <text:p>0.164473562760015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.16246430162692" calcext:value-type="float">
            <text:p>-1.16246430162692</text:p>
          </table:table-cell>
          <table:table-cell office:value-type="string" calcext:value-type="string">
            <text:p>lv_missing_dynamics</text:p>
          </table:table-cell>
          <table:table-cell office:value-type="float" office:value="5.93414799913324" calcext:value-type="float">
            <text:p>5.93414799913324</text:p>
          </table:table-cell>
          <table:table-cell office:value-type="float" office:value="1.29294646098477" calcext:value-type="float">
            <text:p>1.29294646098477</text:p>
          </table:table-cell>
          <table:table-cell office:value-type="float" office:value="2.75793333333333" calcext:value-type="float">
            <text:p>2.75793333333333</text:p>
          </table:table-cell>
          <table:table-cell office:value-type="float" office:value="-1.16285277808321" calcext:value-type="float">
            <text:p>-1.16285277808321</text:p>
          </table:table-cell>
          <table:table-cell office:value-type="float" office:value="0.628984183930501" calcext:value-type="float">
            <text:p>0.628984183930501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9" calcext:value-type="float">
            <text:p>4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0.711482187644829" calcext:value-type="float">
            <text:p>-0.711482187644829</text:p>
          </table:table-cell>
          <table:table-cell office:value-type="string" calcext:value-type="string">
            <text:p>lv_missing_dynamics</text:p>
          </table:table-cell>
          <table:table-cell office:value-type="float" office:value="-5.78537882572928" calcext:value-type="float">
            <text:p>-5.78537882572928</text:p>
          </table:table-cell>
          <table:table-cell office:value-type="float" office:value="0.491344378005244" calcext:value-type="float">
            <text:p>0.491344378005244</text:p>
          </table:table-cell>
          <table:table-cell office:value-type="float" office:value="2.80953333333333" calcext:value-type="float">
            <text:p>2.80953333333333</text:p>
          </table:table-cell>
          <table:table-cell office:value-type="float" office:value="-0.737144209491829" calcext:value-type="float">
            <text:p>-0.737144209491829</text:p>
          </table:table-cell>
          <table:table-cell office:value-type="float" office:value="0.17140092268116" calcext:value-type="float">
            <text:p>0.17140092268116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59227425187623" calcext:value-type="float">
            <text:p>1.59227425187623</text:p>
          </table:table-cell>
          <table:table-cell office:value-type="string" calcext:value-type="string">
            <text:p>lv_missing_dynamics</text:p>
          </table:table-cell>
          <table:table-cell office:value-type="float" office:value="5.40250865206331" calcext:value-type="float">
            <text:p>5.40250865206331</text:p>
          </table:table-cell>
          <table:table-cell office:value-type="float" office:value="0.561727408130737" calcext:value-type="float">
            <text:p>0.561727408130737</text:p>
          </table:table-cell>
          <table:table-cell office:value-type="float" office:value="2.68891666666667" calcext:value-type="float">
            <text:p>2.68891666666667</text:p>
          </table:table-cell>
          <table:table-cell office:value-type="float" office:value="1.58850515018713" calcext:value-type="float">
            <text:p>1.58850515018713</text:p>
          </table:table-cell>
          <table:table-cell office:value-type="float" office:value="0.204975579379457" calcext:value-type="float">
            <text:p>0.204975579379457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59354993524555" calcext:value-type="float">
            <text:p>1.59354993524555</text:p>
          </table:table-cell>
          <table:table-cell office:value-type="string" calcext:value-type="string">
            <text:p>lv_missing_dynamics</text:p>
          </table:table-cell>
          <table:table-cell office:value-type="float" office:value="5.39849888637217" calcext:value-type="float">
            <text:p>5.39849888637217</text:p>
          </table:table-cell>
          <table:table-cell office:value-type="float" office:value="0.559937777576205" calcext:value-type="float">
            <text:p>0.559937777576205</text:p>
          </table:table-cell>
          <table:table-cell office:value-type="float" office:value="2.72298333333333" calcext:value-type="float">
            <text:p>2.72298333333333</text:p>
          </table:table-cell>
          <table:table-cell office:value-type="float" office:value="1.59317241596746" calcext:value-type="float">
            <text:p>1.59317241596746</text:p>
          </table:table-cell>
          <table:table-cell office:value-type="float" office:value="0.204405214273472" calcext:value-type="float">
            <text:p>0.204405214273472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3" calcext:value-type="float">
            <text:p>5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73911451807979" calcext:value-type="float">
            <text:p>1.73911451807979</text:p>
          </table:table-cell>
          <table:table-cell office:value-type="string" calcext:value-type="string">
            <text:p>lv_missing_dynamics</text:p>
          </table:table-cell>
          <table:table-cell office:value-type="float" office:value="5.45928247770448" calcext:value-type="float">
            <text:p>5.45928247770448</text:p>
          </table:table-cell>
          <table:table-cell office:value-type="float" office:value="0.551364727569283" calcext:value-type="float">
            <text:p>0.551364727569283</text:p>
          </table:table-cell>
          <table:table-cell office:value-type="float" office:value="2.68965" calcext:value-type="float">
            <text:p>2.68965</text:p>
          </table:table-cell>
          <table:table-cell office:value-type="float" office:value="1.70216807715101" calcext:value-type="float">
            <text:p>1.70216807715101</text:p>
          </table:table-cell>
          <table:table-cell office:value-type="float" office:value="0.202891095950095" calcext:value-type="float">
            <text:p>0.202891095950095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08657497814742" calcext:value-type="float">
            <text:p>2.08657497814742</text:p>
          </table:table-cell>
          <table:table-cell office:value-type="string" calcext:value-type="string">
            <text:p>lv_missing_dynamics</text:p>
          </table:table-cell>
          <table:table-cell office:value-type="float" office:value="5.5590397067957" calcext:value-type="float">
            <text:p>5.5590397067957</text:p>
          </table:table-cell>
          <table:table-cell office:value-type="float" office:value="0.514982483344851" calcext:value-type="float">
            <text:p>0.514982483344851</text:p>
          </table:table-cell>
          <table:table-cell office:value-type="float" office:value="2.67013333333333" calcext:value-type="float">
            <text:p>2.67013333333333</text:p>
          </table:table-cell>
          <table:table-cell office:value-type="float" office:value="2.06434524417578" calcext:value-type="float">
            <text:p>2.06434524417578</text:p>
          </table:table-cell>
          <table:table-cell office:value-type="float" office:value="0.192833716494904" calcext:value-type="float">
            <text:p>0.192833716494904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80144917227161" calcext:value-type="float">
            <text:p>2.80144917227161</text:p>
          </table:table-cell>
          <table:table-cell office:value-type="string" calcext:value-type="string">
            <text:p>lv_missing_dynamics</text:p>
          </table:table-cell>
          <table:table-cell office:value-type="float" office:value="6.41787780576961" calcext:value-type="float">
            <text:p>6.41787780576961</text:p>
          </table:table-cell>
          <table:table-cell office:value-type="float" office:value="0.755127304421576" calcext:value-type="float">
            <text:p>0.755127304421576</text:p>
          </table:table-cell>
          <table:table-cell office:value-type="float" office:value="3.0016" calcext:value-type="float">
            <text:p>3.0016</text:p>
          </table:table-cell>
          <table:table-cell office:value-type="float" office:value="2.79889823796145" calcext:value-type="float">
            <text:p>2.79889823796145</text:p>
          </table:table-cell>
          <table:table-cell office:value-type="float" office:value="0.255082773909062" calcext:value-type="float">
            <text:p>0.25508277390906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8049240081815" calcext:value-type="float">
            <text:p>2.8049240081815</text:p>
          </table:table-cell>
          <table:table-cell office:value-type="string" calcext:value-type="string">
            <text:p>lv_missing_dynamics</text:p>
          </table:table-cell>
          <table:table-cell office:value-type="float" office:value="6.4821698147781" calcext:value-type="float">
            <text:p>6.4821698147781</text:p>
          </table:table-cell>
          <table:table-cell office:value-type="float" office:value="0.759663999570914" calcext:value-type="float">
            <text:p>0.759663999570914</text:p>
          </table:table-cell>
          <table:table-cell office:value-type="float" office:value="2.84011666666667" calcext:value-type="float">
            <text:p>2.84011666666667</text:p>
          </table:table-cell>
          <table:table-cell office:value-type="float" office:value="2.80457189940585" calcext:value-type="float">
            <text:p>2.80457189940585</text:p>
          </table:table-cell>
          <table:table-cell office:value-type="float" office:value="0.258825646528607" calcext:value-type="float">
            <text:p>0.258825646528607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8065679688509" calcext:value-type="float">
            <text:p>2.8065679688509</text:p>
          </table:table-cell>
          <table:table-cell office:value-type="string" calcext:value-type="string">
            <text:p>lv_missing_dynamics</text:p>
          </table:table-cell>
          <table:table-cell office:value-type="float" office:value="6.46319176883508" calcext:value-type="float">
            <text:p>6.46319176883508</text:p>
          </table:table-cell>
          <table:table-cell office:value-type="float" office:value="0.758398611797364" calcext:value-type="float">
            <text:p>0.758398611797364</text:p>
          </table:table-cell>
          <table:table-cell office:value-type="float" office:value="2.86016666666667" calcext:value-type="float">
            <text:p>2.86016666666667</text:p>
          </table:table-cell>
          <table:table-cell office:value-type="float" office:value="2.80304929767742" calcext:value-type="float">
            <text:p>2.80304929767742</text:p>
          </table:table-cell>
          <table:table-cell office:value-type="float" office:value="0.257727833919177" calcext:value-type="float">
            <text:p>0.257727833919177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39" calcext:value-type="float">
            <text:p>4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8251108860765" calcext:value-type="float">
            <text:p>2.8251108860765</text:p>
          </table:table-cell>
          <table:table-cell office:value-type="string" calcext:value-type="string">
            <text:p>lv_missing_dynamics</text:p>
          </table:table-cell>
          <table:table-cell office:value-type="float" office:value="6.51761860687472" calcext:value-type="float">
            <text:p>6.51761860687472</text:p>
          </table:table-cell>
          <table:table-cell office:value-type="float" office:value="0.762050691476401" calcext:value-type="float">
            <text:p>0.762050691476401</text:p>
          </table:table-cell>
          <table:table-cell office:value-type="float" office:value="3.10278333333333" calcext:value-type="float">
            <text:p>3.10278333333333</text:p>
          </table:table-cell>
          <table:table-cell office:value-type="float" office:value="2.80011553856211" calcext:value-type="float">
            <text:p>2.80011553856211</text:p>
          </table:table-cell>
          <table:table-cell office:value-type="float" office:value="0.261418844288515" calcext:value-type="float">
            <text:p>0.2614188442885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02197308853365" calcext:value-type="float">
            <text:p>3.02197308853365</text:p>
          </table:table-cell>
          <table:table-cell office:value-type="string" calcext:value-type="string">
            <text:p>lv_missing_dynamics</text:p>
          </table:table-cell>
          <table:table-cell office:value-type="float" office:value="5.65621375092411" calcext:value-type="float">
            <text:p>5.65621375092411</text:p>
          </table:table-cell>
          <table:table-cell office:value-type="float" office:value="0.738260106747532" calcext:value-type="float">
            <text:p>0.738260106747532</text:p>
          </table:table-cell>
          <table:table-cell office:value-type="float" office:value="2.82126666666667" calcext:value-type="float">
            <text:p>2.82126666666667</text:p>
          </table:table-cell>
          <table:table-cell office:value-type="float" office:value="2.98695841916197" calcext:value-type="float">
            <text:p>2.98695841916197</text:p>
          </table:table-cell>
          <table:table-cell office:value-type="float" office:value="0.218699791195822" calcext:value-type="float">
            <text:p>0.21869979119582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21614751668617" calcext:value-type="float">
            <text:p>3.21614751668617</text:p>
          </table:table-cell>
          <table:table-cell office:value-type="string" calcext:value-type="string">
            <text:p>lv_missing_dynamics</text:p>
          </table:table-cell>
          <table:table-cell office:value-type="float" office:value="6.42738896326056" calcext:value-type="float">
            <text:p>6.42738896326056</text:p>
          </table:table-cell>
          <table:table-cell office:value-type="float" office:value="0.79574828702596" calcext:value-type="float">
            <text:p>0.79574828702596</text:p>
          </table:table-cell>
          <table:table-cell office:value-type="float" office:value="2.89508333333333" calcext:value-type="float">
            <text:p>2.89508333333333</text:p>
          </table:table-cell>
          <table:table-cell office:value-type="float" office:value="3.21579461319789" calcext:value-type="float">
            <text:p>3.21579461319789</text:p>
          </table:table-cell>
          <table:table-cell office:value-type="float" office:value="0.247407443781716" calcext:value-type="float">
            <text:p>0.247407443781716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87" calcext:value-type="float">
            <text:p>5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21991621603135" calcext:value-type="float">
            <text:p>3.21991621603135</text:p>
          </table:table-cell>
          <table:table-cell office:value-type="string" calcext:value-type="string">
            <text:p>lv_missing_dynamics</text:p>
          </table:table-cell>
          <table:table-cell office:value-type="float" office:value="6.41401586174922" calcext:value-type="float">
            <text:p>6.41401586174922</text:p>
          </table:table-cell>
          <table:table-cell office:value-type="float" office:value="0.794828666295806" calcext:value-type="float">
            <text:p>0.794828666295806</text:p>
          </table:table-cell>
          <table:table-cell office:value-type="float" office:value="2.84421666666667" calcext:value-type="float">
            <text:p>2.84421666666667</text:p>
          </table:table-cell>
          <table:table-cell office:value-type="float" office:value="3.21638957072692" calcext:value-type="float">
            <text:p>3.21638957072692</text:p>
          </table:table-cell>
          <table:table-cell office:value-type="float" office:value="0.246660080638088" calcext:value-type="float">
            <text:p>0.246660080638088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83" calcext:value-type="float">
            <text:p>5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22835417004713" calcext:value-type="float">
            <text:p>3.22835417004713</text:p>
          </table:table-cell>
          <table:table-cell office:value-type="string" calcext:value-type="string">
            <text:p>lv_missing_dynamics</text:p>
          </table:table-cell>
          <table:table-cell office:value-type="float" office:value="6.69049630822537" calcext:value-type="float">
            <text:p>6.69049630822537</text:p>
          </table:table-cell>
          <table:table-cell office:value-type="float" office:value="0.711859089589395" calcext:value-type="float">
            <text:p>0.711859089589395</text:p>
          </table:table-cell>
          <table:table-cell office:value-type="float" office:value="2.89613333333333" calcext:value-type="float">
            <text:p>2.89613333333333</text:p>
          </table:table-cell>
          <table:table-cell office:value-type="float" office:value="3.22449142269407" calcext:value-type="float">
            <text:p>3.22449142269407</text:p>
          </table:table-cell>
          <table:table-cell office:value-type="float" office:value="0.240587738432403" calcext:value-type="float">
            <text:p>0.240587738432403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63" calcext:value-type="float">
            <text:p>4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24712399347163" calcext:value-type="float">
            <text:p>3.24712399347163</text:p>
          </table:table-cell>
          <table:table-cell office:value-type="string" calcext:value-type="string">
            <text:p>lv_missing_dynamics</text:p>
          </table:table-cell>
          <table:table-cell office:value-type="float" office:value="6.84791688349914" calcext:value-type="float">
            <text:p>6.84791688349914</text:p>
          </table:table-cell>
          <table:table-cell office:value-type="float" office:value="0.842021110553215" calcext:value-type="float">
            <text:p>0.842021110553215</text:p>
          </table:table-cell>
          <table:table-cell office:value-type="float" office:value="2.80466666666667" calcext:value-type="float">
            <text:p>2.80466666666667</text:p>
          </table:table-cell>
          <table:table-cell office:value-type="float" office:value="3.21200223855406" calcext:value-type="float">
            <text:p>3.21200223855406</text:p>
          </table:table-cell>
          <table:table-cell office:value-type="float" office:value="0.277781095193178" calcext:value-type="float">
            <text:p>0.277781095193178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79" calcext:value-type="float">
            <text:p>5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32917796007158" calcext:value-type="float">
            <text:p>3.32917796007158</text:p>
          </table:table-cell>
          <table:table-cell office:value-type="string" calcext:value-type="string">
            <text:p>lv_missing_dynamics</text:p>
          </table:table-cell>
          <table:table-cell office:value-type="float" office:value="6.7944818977681" calcext:value-type="float">
            <text:p>6.7944818977681</text:p>
          </table:table-cell>
          <table:table-cell office:value-type="float" office:value="0.72206728947632" calcext:value-type="float">
            <text:p>0.72206728947632</text:p>
          </table:table-cell>
          <table:table-cell office:value-type="float" office:value="2.89845" calcext:value-type="float">
            <text:p>2.89845</text:p>
          </table:table-cell>
          <table:table-cell office:value-type="float" office:value="3.29082954400436" calcext:value-type="float">
            <text:p>3.29082954400436</text:p>
          </table:table-cell>
          <table:table-cell office:value-type="float" office:value="0.245084948136673" calcext:value-type="float">
            <text:p>0.245084948136673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59" calcext:value-type="float">
            <text:p>4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52642339487766" calcext:value-type="float">
            <text:p>3.52642339487766</text:p>
          </table:table-cell>
          <table:table-cell office:value-type="string" calcext:value-type="string">
            <text:p>lv_missing_dynamics</text:p>
          </table:table-cell>
          <table:table-cell office:value-type="float" office:value="6.17551307210929" calcext:value-type="float">
            <text:p>6.17551307210929</text:p>
          </table:table-cell>
          <table:table-cell office:value-type="float" office:value="0.893329062545507" calcext:value-type="float">
            <text:p>0.893329062545507</text:p>
          </table:table-cell>
          <table:table-cell office:value-type="float" office:value="2.81263333333333" calcext:value-type="float">
            <text:p>2.81263333333333</text:p>
          </table:table-cell>
          <table:table-cell office:value-type="float" office:value="3.49113718617824" calcext:value-type="float">
            <text:p>3.49113718617824</text:p>
          </table:table-cell>
          <table:table-cell office:value-type="float" office:value="0.245117947933784" calcext:value-type="float">
            <text:p>0.245117947933784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23" calcext:value-type="float">
            <text:p>7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56720809919691" calcext:value-type="float">
            <text:p>3.56720809919691</text:p>
          </table:table-cell>
          <table:table-cell office:value-type="string" calcext:value-type="string">
            <text:p>lv_missing_dynamics</text:p>
          </table:table-cell>
          <table:table-cell office:value-type="float" office:value="6.87602451484434" calcext:value-type="float">
            <text:p>6.87602451484434</text:p>
          </table:table-cell>
          <table:table-cell office:value-type="float" office:value="0.745914963421041" calcext:value-type="float">
            <text:p>0.745914963421041</text:p>
          </table:table-cell>
          <table:table-cell office:value-type="float" office:value="2.7855" calcext:value-type="float">
            <text:p>2.7855</text:p>
          </table:table-cell>
          <table:table-cell office:value-type="float" office:value="3.56681299500379" calcext:value-type="float">
            <text:p>3.56681299500379</text:p>
          </table:table-cell>
          <table:table-cell office:value-type="float" office:value="0.233613206403208" calcext:value-type="float">
            <text:p>0.233613206403208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60392578503569" calcext:value-type="float">
            <text:p>3.60392578503569</text:p>
          </table:table-cell>
          <table:table-cell office:value-type="string" calcext:value-type="string">
            <text:p>lv_missing_dynamics</text:p>
          </table:table-cell>
          <table:table-cell office:value-type="float" office:value="6.72651478249064" calcext:value-type="float">
            <text:p>6.72651478249064</text:p>
          </table:table-cell>
          <table:table-cell office:value-type="float" office:value="0.754352723343725" calcext:value-type="float">
            <text:p>0.754352723343725</text:p>
          </table:table-cell>
          <table:table-cell office:value-type="float" office:value="2.6979" calcext:value-type="float">
            <text:p>2.6979</text:p>
          </table:table-cell>
          <table:table-cell office:value-type="float" office:value="3.60130994849669" calcext:value-type="float">
            <text:p>3.60130994849669</text:p>
          </table:table-cell>
          <table:table-cell office:value-type="float" office:value="0.234951394808223" calcext:value-type="float">
            <text:p>0.234951394808223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60543496005281" calcext:value-type="float">
            <text:p>3.60543496005281</text:p>
          </table:table-cell>
          <table:table-cell office:value-type="string" calcext:value-type="string">
            <text:p>lv_missing_dynamics</text:p>
          </table:table-cell>
          <table:table-cell office:value-type="float" office:value="6.71284886218251" calcext:value-type="float">
            <text:p>6.71284886218251</text:p>
          </table:table-cell>
          <table:table-cell office:value-type="float" office:value="0.753630135929239" calcext:value-type="float">
            <text:p>0.753630135929239</text:p>
          </table:table-cell>
          <table:table-cell office:value-type="float" office:value="2.8107" calcext:value-type="float">
            <text:p>2.8107</text:p>
          </table:table-cell>
          <table:table-cell office:value-type="float" office:value="3.60504663130263" calcext:value-type="float">
            <text:p>3.60504663130263</text:p>
          </table:table-cell>
          <table:table-cell office:value-type="float" office:value="0.234072740299198" calcext:value-type="float">
            <text:p>0.234072740299198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11" calcext:value-type="float">
            <text:p>6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6076345561333" calcext:value-type="float">
            <text:p>3.6076345561333</text:p>
          </table:table-cell>
          <table:table-cell office:value-type="string" calcext:value-type="string">
            <text:p>lv_missing_dynamics</text:p>
          </table:table-cell>
          <table:table-cell office:value-type="float" office:value="6.71835409938008" calcext:value-type="float">
            <text:p>6.71835409938008</text:p>
          </table:table-cell>
          <table:table-cell office:value-type="float" office:value="0.753905872148037" calcext:value-type="float">
            <text:p>0.753905872148037</text:p>
          </table:table-cell>
          <table:table-cell office:value-type="float" office:value="2.79231666666667" calcext:value-type="float">
            <text:p>2.79231666666667</text:p>
          </table:table-cell>
          <table:table-cell office:value-type="float" office:value="3.60375461658294" calcext:value-type="float">
            <text:p>3.60375461658294</text:p>
          </table:table-cell>
          <table:table-cell office:value-type="float" office:value="0.234414932171461" calcext:value-type="float">
            <text:p>0.234414932171461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07" calcext:value-type="float">
            <text:p>6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60790054150035" calcext:value-type="float">
            <text:p>3.60790054150035</text:p>
          </table:table-cell>
          <table:table-cell office:value-type="string" calcext:value-type="string">
            <text:p>lv_missing_dynamics</text:p>
          </table:table-cell>
          <table:table-cell office:value-type="float" office:value="5.9043027200249" calcext:value-type="float">
            <text:p>5.9043027200249</text:p>
          </table:table-cell>
          <table:table-cell office:value-type="float" office:value="0.86842999546469" calcext:value-type="float">
            <text:p>0.86842999546469</text:p>
          </table:table-cell>
          <table:table-cell office:value-type="float" office:value="2.73971666666667" calcext:value-type="float">
            <text:p>2.73971666666667</text:p>
          </table:table-cell>
          <table:table-cell office:value-type="float" office:value="3.60754621344898" calcext:value-type="float">
            <text:p>3.60754621344898</text:p>
          </table:table-cell>
          <table:table-cell office:value-type="float" office:value="0.22978646175785" calcext:value-type="float">
            <text:p>0.2297864617578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31" calcext:value-type="float">
            <text:p>7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60811615666779" calcext:value-type="float">
            <text:p>3.60811615666779</text:p>
          </table:table-cell>
          <table:table-cell office:value-type="string" calcext:value-type="string">
            <text:p>lv_missing_dynamics</text:p>
          </table:table-cell>
          <table:table-cell office:value-type="float" office:value="5.90345521381791" calcext:value-type="float">
            <text:p>5.90345521381791</text:p>
          </table:table-cell>
          <table:table-cell office:value-type="float" office:value="0.868376508673435" calcext:value-type="float">
            <text:p>0.868376508673435</text:p>
          </table:table-cell>
          <table:table-cell office:value-type="float" office:value="2.88831666666667" calcext:value-type="float">
            <text:p>2.88831666666667</text:p>
          </table:table-cell>
          <table:table-cell office:value-type="float" office:value="3.60785448696404" calcext:value-type="float">
            <text:p>3.60785448696404</text:p>
          </table:table-cell>
          <table:table-cell office:value-type="float" office:value="0.229750173595444" calcext:value-type="float">
            <text:p>0.229750173595444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61308995050293" calcext:value-type="float">
            <text:p>3.61308995050293</text:p>
          </table:table-cell>
          <table:table-cell office:value-type="string" calcext:value-type="string">
            <text:p>lv_missing_dynamics</text:p>
          </table:table-cell>
          <table:table-cell office:value-type="float" office:value="5.89955779090267" calcext:value-type="float">
            <text:p>5.89955779090267</text:p>
          </table:table-cell>
          <table:table-cell office:value-type="float" office:value="0.868269583146643" calcext:value-type="float">
            <text:p>0.868269583146643</text:p>
          </table:table-cell>
          <table:table-cell office:value-type="float" office:value="2.7863" calcext:value-type="float">
            <text:p>2.7863</text:p>
          </table:table-cell>
          <table:table-cell office:value-type="float" office:value="3.60954903590512" calcext:value-type="float">
            <text:p>3.60954903590512</text:p>
          </table:table-cell>
          <table:table-cell office:value-type="float" office:value="0.229617380561321" calcext:value-type="float">
            <text:p>0.229617380561321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27" calcext:value-type="float">
            <text:p>7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61559505695492" calcext:value-type="float">
            <text:p>3.61559505695492</text:p>
          </table:table-cell>
          <table:table-cell office:value-type="string" calcext:value-type="string">
            <text:p>lv_missing_dynamics</text:p>
          </table:table-cell>
          <table:table-cell office:value-type="float" office:value="5.91167233774082" calcext:value-type="float">
            <text:p>5.91167233774082</text:p>
          </table:table-cell>
          <table:table-cell office:value-type="float" office:value="0.871392370128832" calcext:value-type="float">
            <text:p>0.871392370128832</text:p>
          </table:table-cell>
          <table:table-cell office:value-type="float" office:value="2.81813333333333" calcext:value-type="float">
            <text:p>2.81813333333333</text:p>
          </table:table-cell>
          <table:table-cell office:value-type="float" office:value="3.58999573665255" calcext:value-type="float">
            <text:p>3.58999573665255</text:p>
          </table:table-cell>
          <table:table-cell office:value-type="float" office:value="0.23088352861569" calcext:value-type="float">
            <text:p>0.23088352861569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91" calcext:value-type="float">
            <text:p>29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67246826626903" calcext:value-type="float">
            <text:p>3.67246826626903</text:p>
          </table:table-cell>
          <table:table-cell office:value-type="string" calcext:value-type="string">
            <text:p>lv_missing_dynamics</text:p>
          </table:table-cell>
          <table:table-cell office:value-type="float" office:value="6.59477597931411" calcext:value-type="float">
            <text:p>6.59477597931411</text:p>
          </table:table-cell>
          <table:table-cell office:value-type="float" office:value="0.753562390058713" calcext:value-type="float">
            <text:p>0.753562390058713</text:p>
          </table:table-cell>
          <table:table-cell office:value-type="float" office:value="2.73648333333333" calcext:value-type="float">
            <text:p>2.73648333333333</text:p>
          </table:table-cell>
          <table:table-cell office:value-type="float" office:value="3.6468665474494" calcext:value-type="float">
            <text:p>3.6468665474494</text:p>
          </table:table-cell>
          <table:table-cell office:value-type="float" office:value="0.227660092234545" calcext:value-type="float">
            <text:p>0.227660092234545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69383340849037" calcext:value-type="float">
            <text:p>3.69383340849037</text:p>
          </table:table-cell>
          <table:table-cell office:value-type="string" calcext:value-type="string">
            <text:p>lv_missing_dynamics</text:p>
          </table:table-cell>
          <table:table-cell office:value-type="float" office:value="6.62174770233252" calcext:value-type="float">
            <text:p>6.62174770233252</text:p>
          </table:table-cell>
          <table:table-cell office:value-type="float" office:value="0.758074451643983" calcext:value-type="float">
            <text:p>0.758074451643983</text:p>
          </table:table-cell>
          <table:table-cell office:value-type="float" office:value="2.79058333333333" calcext:value-type="float">
            <text:p>2.79058333333333</text:p>
          </table:table-cell>
          <table:table-cell office:value-type="float" office:value="3.65530079289226" calcext:value-type="float">
            <text:p>3.65530079289226</text:p>
          </table:table-cell>
          <table:table-cell office:value-type="float" office:value="0.2291940432449" calcext:value-type="float">
            <text:p>0.2291940432449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76650889946994" calcext:value-type="float">
            <text:p>3.76650889946994</text:p>
          </table:table-cell>
          <table:table-cell office:value-type="string" calcext:value-type="string">
            <text:p>lv_missing_dynamics</text:p>
          </table:table-cell>
          <table:table-cell office:value-type="float" office:value="6.80837788546244" calcext:value-type="float">
            <text:p>6.80837788546244</text:p>
          </table:table-cell>
          <table:table-cell office:value-type="float" office:value="0.937927670296131" calcext:value-type="float">
            <text:p>0.937927670296131</text:p>
          </table:table-cell>
          <table:table-cell office:value-type="float" office:value="2.7563" calcext:value-type="float">
            <text:p>2.7563</text:p>
          </table:table-cell>
          <table:table-cell office:value-type="float" office:value="3.72767883838837" calcext:value-type="float">
            <text:p>3.72767883838837</text:p>
          </table:table-cell>
          <table:table-cell office:value-type="float" office:value="0.268427832433639" calcext:value-type="float">
            <text:p>0.268427832433639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47" calcext:value-type="float">
            <text:p>7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77874958085902" calcext:value-type="float">
            <text:p>3.77874958085902</text:p>
          </table:table-cell>
          <table:table-cell office:value-type="string" calcext:value-type="string">
            <text:p>lv_missing_dynamics</text:p>
          </table:table-cell>
          <table:table-cell office:value-type="float" office:value="6.73410772039916" calcext:value-type="float">
            <text:p>6.73410772039916</text:p>
          </table:table-cell>
          <table:table-cell office:value-type="float" office:value="0.900322351626596" calcext:value-type="float">
            <text:p>0.900322351626596</text:p>
          </table:table-cell>
          <table:table-cell office:value-type="float" office:value="2.79216666666667" calcext:value-type="float">
            <text:p>2.79216666666667</text:p>
          </table:table-cell>
          <table:table-cell office:value-type="float" office:value="3.75273907500833" calcext:value-type="float">
            <text:p>3.75273907500833</text:p>
          </table:table-cell>
          <table:table-cell office:value-type="float" office:value="0.256341437536269" calcext:value-type="float">
            <text:p>0.256341437536269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15" calcext:value-type="float">
            <text:p>3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78087424689369" calcext:value-type="float">
            <text:p>3.78087424689369</text:p>
          </table:table-cell>
          <table:table-cell office:value-type="string" calcext:value-type="string">
            <text:p>lv_missing_dynamics</text:p>
          </table:table-cell>
          <table:table-cell office:value-type="float" office:value="6.65567670533899" calcext:value-type="float">
            <text:p>6.65567670533899</text:p>
          </table:table-cell>
          <table:table-cell office:value-type="float" office:value="0.857075687954963" calcext:value-type="float">
            <text:p>0.857075687954963</text:p>
          </table:table-cell>
          <table:table-cell office:value-type="float" office:value="2.8282" calcext:value-type="float">
            <text:p>2.8282</text:p>
          </table:table-cell>
          <table:table-cell office:value-type="float" office:value="3.78048326846455" calcext:value-type="float">
            <text:p>3.78048326846455</text:p>
          </table:table-cell>
          <table:table-cell office:value-type="float" office:value="0.243409233803084" calcext:value-type="float">
            <text:p>0.243409233803084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55" calcext:value-type="float">
            <text:p>7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78484545783089" calcext:value-type="float">
            <text:p>3.78484545783089</text:p>
          </table:table-cell>
          <table:table-cell office:value-type="string" calcext:value-type="string">
            <text:p>lv_missing_dynamics</text:p>
          </table:table-cell>
          <table:table-cell office:value-type="float" office:value="6.64728160958812" calcext:value-type="float">
            <text:p>6.64728160958812</text:p>
          </table:table-cell>
          <table:table-cell office:value-type="float" office:value="0.854683220111023" calcext:value-type="float">
            <text:p>0.854683220111023</text:p>
          </table:table-cell>
          <table:table-cell office:value-type="float" office:value="2.75675" calcext:value-type="float">
            <text:p>2.75675</text:p>
          </table:table-cell>
          <table:table-cell office:value-type="float" office:value="3.78219112737488" calcext:value-type="float">
            <text:p>3.78219112737488</text:p>
          </table:table-cell>
          <table:table-cell office:value-type="float" office:value="0.242549236165961" calcext:value-type="float">
            <text:p>0.242549236165961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19" calcext:value-type="float">
            <text:p>3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78511564590813" calcext:value-type="float">
            <text:p>3.78511564590813</text:p>
          </table:table-cell>
          <table:table-cell office:value-type="string" calcext:value-type="string">
            <text:p>lv_missing_dynamics</text:p>
          </table:table-cell>
          <table:table-cell office:value-type="float" office:value="6.65269670992094" calcext:value-type="float">
            <text:p>6.65269670992094</text:p>
          </table:table-cell>
          <table:table-cell office:value-type="float" office:value="0.856202246575405" calcext:value-type="float">
            <text:p>0.856202246575405</text:p>
          </table:table-cell>
          <table:table-cell office:value-type="float" office:value="2.70171666666667" calcext:value-type="float">
            <text:p>2.70171666666667</text:p>
          </table:table-cell>
          <table:table-cell office:value-type="float" office:value="3.78120924749307" calcext:value-type="float">
            <text:p>3.78120924749307</text:p>
          </table:table-cell>
          <table:table-cell office:value-type="float" office:value="0.24309412762508" calcext:value-type="float">
            <text:p>0.24309412762508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51" calcext:value-type="float">
            <text:p>7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90412435777656" calcext:value-type="float">
            <text:p>3.90412435777656</text:p>
          </table:table-cell>
          <table:table-cell office:value-type="string" calcext:value-type="string">
            <text:p>lv_missing_dynamics</text:p>
          </table:table-cell>
          <table:table-cell office:value-type="float" office:value="6.63569303540946" calcext:value-type="float">
            <text:p>6.63569303540946</text:p>
          </table:table-cell>
          <table:table-cell office:value-type="float" office:value="0.786266184547542" calcext:value-type="float">
            <text:p>0.786266184547542</text:p>
          </table:table-cell>
          <table:table-cell office:value-type="float" office:value="2.71265" calcext:value-type="float">
            <text:p>2.71265</text:p>
          </table:table-cell>
          <table:table-cell office:value-type="float" office:value="3.87924754513766" calcext:value-type="float">
            <text:p>3.87924754513766</text:p>
          </table:table-cell>
          <table:table-cell office:value-type="float" office:value="0.276763981433415" calcext:value-type="float">
            <text:p>0.27676398143341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7" calcext:value-type="float">
            <text:p>5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94542185543515" calcext:value-type="float">
            <text:p>3.94542185543515</text:p>
          </table:table-cell>
          <table:table-cell office:value-type="string" calcext:value-type="string">
            <text:p>lv_missing_dynamics</text:p>
          </table:table-cell>
          <table:table-cell office:value-type="float" office:value="6.29063262745702" calcext:value-type="float">
            <text:p>6.29063262745702</text:p>
          </table:table-cell>
          <table:table-cell office:value-type="float" office:value="0.796192247345363" calcext:value-type="float">
            <text:p>0.796192247345363</text:p>
          </table:table-cell>
          <table:table-cell office:value-type="float" office:value="2.71898333333333" calcext:value-type="float">
            <text:p>2.71898333333333</text:p>
          </table:table-cell>
          <table:table-cell office:value-type="float" office:value="3.93318151853034" calcext:value-type="float">
            <text:p>3.93318151853034</text:p>
          </table:table-cell>
          <table:table-cell office:value-type="float" office:value="0.260730426274542" calcext:value-type="float">
            <text:p>0.26073042627454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0596815937745" calcext:value-type="float">
            <text:p>4.0596815937745</text:p>
          </table:table-cell>
          <table:table-cell office:value-type="string" calcext:value-type="string">
            <text:p>lv_missing_dynamics</text:p>
          </table:table-cell>
          <table:table-cell office:value-type="float" office:value="6.7595168968791" calcext:value-type="float">
            <text:p>6.7595168968791</text:p>
          </table:table-cell>
          <table:table-cell office:value-type="float" office:value="0.717088695877785" calcext:value-type="float">
            <text:p>0.717088695877785</text:p>
          </table:table-cell>
          <table:table-cell office:value-type="float" office:value="2.74116666666667" calcext:value-type="float">
            <text:p>2.74116666666667</text:p>
          </table:table-cell>
          <table:table-cell office:value-type="float" office:value="4.05942135001081" calcext:value-type="float">
            <text:p>4.05942135001081</text:p>
          </table:table-cell>
          <table:table-cell office:value-type="float" office:value="0.211016205004823" calcext:value-type="float">
            <text:p>0.211016205004823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05984247714143" calcext:value-type="float">
            <text:p>4.05984247714143</text:p>
          </table:table-cell>
          <table:table-cell office:value-type="string" calcext:value-type="string">
            <text:p>lv_missing_dynamics</text:p>
          </table:table-cell>
          <table:table-cell office:value-type="float" office:value="6.75937474362873" calcext:value-type="float">
            <text:p>6.75937474362873</text:p>
          </table:table-cell>
          <table:table-cell office:value-type="float" office:value="0.717080446925156" calcext:value-type="float">
            <text:p>0.717080446925156</text:p>
          </table:table-cell>
          <table:table-cell office:value-type="float" office:value="2.78391666666667" calcext:value-type="float">
            <text:p>2.78391666666667</text:p>
          </table:table-cell>
          <table:table-cell office:value-type="float" office:value="4.05944542556031" calcext:value-type="float">
            <text:p>4.05944542556031</text:p>
          </table:table-cell>
          <table:table-cell office:value-type="float" office:value="0.211010537565974" calcext:value-type="float">
            <text:p>0.211010537565974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35" calcext:value-type="float">
            <text:p>6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06587871529072" calcext:value-type="float">
            <text:p>4.06587871529072</text:p>
          </table:table-cell>
          <table:table-cell office:value-type="string" calcext:value-type="string">
            <text:p>lv_missing_dynamics</text:p>
          </table:table-cell>
          <table:table-cell office:value-type="float" office:value="6.74249707419035" calcext:value-type="float">
            <text:p>6.74249707419035</text:p>
          </table:table-cell>
          <table:table-cell office:value-type="float" office:value="0.716484890885072" calcext:value-type="float">
            <text:p>0.716484890885072</text:p>
          </table:table-cell>
          <table:table-cell office:value-type="float" office:value="2.75438333333333" calcext:value-type="float">
            <text:p>2.75438333333333</text:p>
          </table:table-cell>
          <table:table-cell office:value-type="float" office:value="4.06191143876618" calcext:value-type="float">
            <text:p>4.06191143876618</text:p>
          </table:table-cell>
          <table:table-cell office:value-type="float" office:value="0.21040098558082" calcext:value-type="float">
            <text:p>0.21040098558082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06912878390874" calcext:value-type="float">
            <text:p>4.06912878390874</text:p>
          </table:table-cell>
          <table:table-cell office:value-type="string" calcext:value-type="string">
            <text:p>lv_missing_dynamics</text:p>
          </table:table-cell>
          <table:table-cell office:value-type="float" office:value="7.08239612365326" calcext:value-type="float">
            <text:p>7.08239612365326</text:p>
          </table:table-cell>
          <table:table-cell office:value-type="float" office:value="0.80656036427545" calcext:value-type="float">
            <text:p>0.80656036427545</text:p>
          </table:table-cell>
          <table:table-cell office:value-type="float" office:value="2.88715" calcext:value-type="float">
            <text:p>2.88715</text:p>
          </table:table-cell>
          <table:table-cell office:value-type="float" office:value="4.06886471492052" calcext:value-type="float">
            <text:p>4.06886471492052</text:p>
          </table:table-cell>
          <table:table-cell office:value-type="float" office:value="0.23431870445615" calcext:value-type="float">
            <text:p>0.23431870445615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47" calcext:value-type="float">
            <text:p>3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06928826345585" calcext:value-type="float">
            <text:p>4.06928826345585</text:p>
          </table:table-cell>
          <table:table-cell office:value-type="string" calcext:value-type="string">
            <text:p>lv_missing_dynamics</text:p>
          </table:table-cell>
          <table:table-cell office:value-type="float" office:value="7.08235175332152" calcext:value-type="float">
            <text:p>7.08235175332152</text:p>
          </table:table-cell>
          <table:table-cell office:value-type="float" office:value="0.806536453743067" calcext:value-type="float">
            <text:p>0.806536453743067</text:p>
          </table:table-cell>
          <table:table-cell office:value-type="float" office:value="2.76628333333333" calcext:value-type="float">
            <text:p>2.76628333333333</text:p>
          </table:table-cell>
          <table:table-cell office:value-type="float" office:value="4.06888778054816" calcext:value-type="float">
            <text:p>4.06888778054816</text:p>
          </table:table-cell>
          <table:table-cell office:value-type="float" office:value="0.234312179803165" calcext:value-type="float">
            <text:p>0.234312179803165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79" calcext:value-type="float">
            <text:p>7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07494823367371" calcext:value-type="float">
            <text:p>4.07494823367371</text:p>
          </table:table-cell>
          <table:table-cell office:value-type="string" calcext:value-type="string">
            <text:p>lv_missing_dynamics</text:p>
          </table:table-cell>
          <table:table-cell office:value-type="float" office:value="7.08181264783056" calcext:value-type="float">
            <text:p>7.08181264783056</text:p>
          </table:table-cell>
          <table:table-cell office:value-type="float" office:value="0.804066735697384" calcext:value-type="float">
            <text:p>0.804066735697384</text:p>
          </table:table-cell>
          <table:table-cell office:value-type="float" office:value="3.00105" calcext:value-type="float">
            <text:p>3.00105</text:p>
          </table:table-cell>
          <table:table-cell office:value-type="float" office:value="4.07231281705482" calcext:value-type="float">
            <text:p>4.07231281705482</text:p>
          </table:table-cell>
          <table:table-cell office:value-type="float" office:value="0.233758057053327" calcext:value-type="float">
            <text:p>0.233758057053327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43" calcext:value-type="float">
            <text:p>3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14571543086521" calcext:value-type="float">
            <text:p>4.14571543086521</text:p>
          </table:table-cell>
          <table:table-cell office:value-type="string" calcext:value-type="string">
            <text:p>lv_missing_dynamics</text:p>
          </table:table-cell>
          <table:table-cell office:value-type="float" office:value="7.05168994562893" calcext:value-type="float">
            <text:p>7.05168994562893</text:p>
          </table:table-cell>
          <table:table-cell office:value-type="float" office:value="0.779999574606217" calcext:value-type="float">
            <text:p>0.779999574606217</text:p>
          </table:table-cell>
          <table:table-cell office:value-type="float" office:value="2.86221666666667" calcext:value-type="float">
            <text:p>2.86221666666667</text:p>
          </table:table-cell>
          <table:table-cell office:value-type="float" office:value="4.10603900989856" calcext:value-type="float">
            <text:p>4.10603900989856</text:p>
          </table:table-cell>
          <table:table-cell office:value-type="float" office:value="0.227592830788125" calcext:value-type="float">
            <text:p>0.227592830788125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71" calcext:value-type="float">
            <text:p>7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24373592266343" calcext:value-type="float">
            <text:p>4.24373592266343</text:p>
          </table:table-cell>
          <table:table-cell office:value-type="string" calcext:value-type="string">
            <text:p>lv_missing_dynamics</text:p>
          </table:table-cell>
          <table:table-cell office:value-type="float" office:value="5.75762028184333" calcext:value-type="float">
            <text:p>5.75762028184333</text:p>
          </table:table-cell>
          <table:table-cell office:value-type="float" office:value="0.870367564929738" calcext:value-type="float">
            <text:p>0.870367564929738</text:p>
          </table:table-cell>
          <table:table-cell office:value-type="float" office:value="2.68751666666667" calcext:value-type="float">
            <text:p>2.68751666666667</text:p>
          </table:table-cell>
          <table:table-cell office:value-type="float" office:value="4.24123471418735" calcext:value-type="float">
            <text:p>4.24123471418735</text:p>
          </table:table-cell>
          <table:table-cell office:value-type="float" office:value="0.249097306496097" calcext:value-type="float">
            <text:p>0.249097306496097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11" calcext:value-type="float">
            <text:p>5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24527031928791" calcext:value-type="float">
            <text:p>4.24527031928791</text:p>
          </table:table-cell>
          <table:table-cell office:value-type="string" calcext:value-type="string">
            <text:p>lv_missing_dynamics</text:p>
          </table:table-cell>
          <table:table-cell office:value-type="float" office:value="5.755" calcext:value-type="float">
            <text:p>5.755</text:p>
          </table:table-cell>
          <table:table-cell office:value-type="float" office:value="0.871025585283514" calcext:value-type="float">
            <text:p>0.871025585283514</text:p>
          </table:table-cell>
          <table:table-cell office:value-type="float" office:value="2.72268333333333" calcext:value-type="float">
            <text:p>2.72268333333333</text:p>
          </table:table-cell>
          <table:table-cell office:value-type="float" office:value="4.24403324133216" calcext:value-type="float">
            <text:p>4.24403324133216</text:p>
          </table:table-cell>
          <table:table-cell office:value-type="float" office:value="0.249090252019331" calcext:value-type="float">
            <text:p>0.249090252019331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25316314008477" calcext:value-type="float">
            <text:p>4.25316314008477</text:p>
          </table:table-cell>
          <table:table-cell office:value-type="string" calcext:value-type="string">
            <text:p>lv_missing_dynamics</text:p>
          </table:table-cell>
          <table:table-cell office:value-type="float" office:value="6.83009716813817" calcext:value-type="float">
            <text:p>6.83009716813817</text:p>
          </table:table-cell>
          <table:table-cell office:value-type="float" office:value="1.21879227232036" calcext:value-type="float">
            <text:p>1.21879227232036</text:p>
          </table:table-cell>
          <table:table-cell office:value-type="float" office:value="2.58158333333333" calcext:value-type="float">
            <text:p>2.58158333333333</text:p>
          </table:table-cell>
          <table:table-cell office:value-type="float" office:value="4.25303375651161" calcext:value-type="float">
            <text:p>4.25303375651161</text:p>
          </table:table-cell>
          <table:table-cell office:value-type="float" office:value="0.33799186106445" calcext:value-type="float">
            <text:p>0.3379918610644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71" calcext:value-type="float">
            <text:p>3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25320036282261" calcext:value-type="float">
            <text:p>4.25320036282261</text:p>
          </table:table-cell>
          <table:table-cell office:value-type="string" calcext:value-type="string">
            <text:p>lv_missing_dynamics</text:p>
          </table:table-cell>
          <table:table-cell office:value-type="float" office:value="6.82991823534656" calcext:value-type="float">
            <text:p>6.82991823534656</text:p>
          </table:table-cell>
          <table:table-cell office:value-type="float" office:value="1.21902372668449" calcext:value-type="float">
            <text:p>1.21902372668449</text:p>
          </table:table-cell>
          <table:table-cell office:value-type="float" office:value="2.70518333333333" calcext:value-type="float">
            <text:p>2.70518333333333</text:p>
          </table:table-cell>
          <table:table-cell office:value-type="float" office:value="4.25294478981199" calcext:value-type="float">
            <text:p>4.25294478981199</text:p>
          </table:table-cell>
          <table:table-cell office:value-type="float" office:value="0.338032673027031" calcext:value-type="float">
            <text:p>0.338032673027031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03" calcext:value-type="float">
            <text:p>8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25716797527425" calcext:value-type="float">
            <text:p>4.25716797527425</text:p>
          </table:table-cell>
          <table:table-cell office:value-type="string" calcext:value-type="string">
            <text:p>lv_missing_dynamics</text:p>
          </table:table-cell>
          <table:table-cell office:value-type="float" office:value="6.83673171243746" calcext:value-type="float">
            <text:p>6.83673171243746</text:p>
          </table:table-cell>
          <table:table-cell office:value-type="float" office:value="1.21221401920831" calcext:value-type="float">
            <text:p>1.21221401920831</text:p>
          </table:table-cell>
          <table:table-cell office:value-type="float" office:value="2.70286666666667" calcext:value-type="float">
            <text:p>2.70286666666667</text:p>
          </table:table-cell>
          <table:table-cell office:value-type="float" office:value="4.25587564371102" calcext:value-type="float">
            <text:p>4.25587564371102</text:p>
          </table:table-cell>
          <table:table-cell office:value-type="float" office:value="0.336961873009297" calcext:value-type="float">
            <text:p>0.336961873009297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67" calcext:value-type="float">
            <text:p>3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25782523673013" calcext:value-type="float">
            <text:p>4.25782523673013</text:p>
          </table:table-cell>
          <table:table-cell office:value-type="string" calcext:value-type="string">
            <text:p>lv_missing_dynamics</text:p>
          </table:table-cell>
          <table:table-cell office:value-type="float" office:value="5.7443817969331" calcext:value-type="float">
            <text:p>5.7443817969331</text:p>
          </table:table-cell>
          <table:table-cell office:value-type="float" office:value="0.874273781807278" calcext:value-type="float">
            <text:p>0.874273781807278</text:p>
          </table:table-cell>
          <table:table-cell office:value-type="float" office:value="2.81698333333333" calcext:value-type="float">
            <text:p>2.81698333333333</text:p>
          </table:table-cell>
          <table:table-cell office:value-type="float" office:value="4.25757496900853" calcext:value-type="float">
            <text:p>4.25757496900853</text:p>
          </table:table-cell>
          <table:table-cell office:value-type="float" office:value="0.249143749776274" calcext:value-type="float">
            <text:p>0.249143749776274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15" calcext:value-type="float">
            <text:p>5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25868976373472" calcext:value-type="float">
            <text:p>4.25868976373472</text:p>
          </table:table-cell>
          <table:table-cell office:value-type="string" calcext:value-type="string">
            <text:p>lv_missing_dynamics</text:p>
          </table:table-cell>
          <table:table-cell office:value-type="float" office:value="6.83746163295502" calcext:value-type="float">
            <text:p>6.83746163295502</text:p>
          </table:table-cell>
          <table:table-cell office:value-type="float" office:value="1.21169904718333" calcext:value-type="float">
            <text:p>1.21169904718333</text:p>
          </table:table-cell>
          <table:table-cell office:value-type="float" office:value="2.73063333333333" calcext:value-type="float">
            <text:p>2.73063333333333</text:p>
          </table:table-cell>
          <table:table-cell office:value-type="float" office:value="4.25613585092505" calcext:value-type="float">
            <text:p>4.25613585092505</text:p>
          </table:table-cell>
          <table:table-cell office:value-type="float" office:value="0.336907935531294" calcext:value-type="float">
            <text:p>0.336907935531294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99" calcext:value-type="float">
            <text:p>7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32951359504255" calcext:value-type="float">
            <text:p>4.32951359504255</text:p>
          </table:table-cell>
          <table:table-cell office:value-type="string" calcext:value-type="string">
            <text:p>lv_missing_dynamics</text:p>
          </table:table-cell>
          <table:table-cell office:value-type="float" office:value="6.85623534357536" calcext:value-type="float">
            <text:p>6.85623534357536</text:p>
          </table:table-cell>
          <table:table-cell office:value-type="float" office:value="1.10599775074653" calcext:value-type="float">
            <text:p>1.10599775074653</text:p>
          </table:table-cell>
          <table:table-cell office:value-type="float" office:value="2.69878333333333" calcext:value-type="float">
            <text:p>2.69878333333333</text:p>
          </table:table-cell>
          <table:table-cell office:value-type="float" office:value="4.31677295741196" calcext:value-type="float">
            <text:p>4.31677295741196</text:p>
          </table:table-cell>
          <table:table-cell office:value-type="float" office:value="0.314970240702941" calcext:value-type="float">
            <text:p>0.314970240702941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35355886452952" calcext:value-type="float">
            <text:p>4.35355886452952</text:p>
          </table:table-cell>
          <table:table-cell office:value-type="string" calcext:value-type="string">
            <text:p>lv_missing_dynamics</text:p>
          </table:table-cell>
          <table:table-cell office:value-type="float" office:value="6.84476523134302" calcext:value-type="float">
            <text:p>6.84476523134302</text:p>
          </table:table-cell>
          <table:table-cell office:value-type="float" office:value="1.09266708736526" calcext:value-type="float">
            <text:p>1.09266708736526</text:p>
          </table:table-cell>
          <table:table-cell office:value-type="float" office:value="2.72526666666667" calcext:value-type="float">
            <text:p>2.72526666666667</text:p>
          </table:table-cell>
          <table:table-cell office:value-type="float" office:value="4.32822124713944" calcext:value-type="float">
            <text:p>4.32822124713944</text:p>
          </table:table-cell>
          <table:table-cell office:value-type="float" office:value="0.31153598554733" calcext:value-type="float">
            <text:p>0.3115359855473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95" calcext:value-type="float">
            <text:p>7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38502437055826" calcext:value-type="float">
            <text:p>4.38502437055826</text:p>
          </table:table-cell>
          <table:table-cell office:value-type="string" calcext:value-type="string">
            <text:p>lv_missing_dynamics</text:p>
          </table:table-cell>
          <table:table-cell office:value-type="float" office:value="6.4308988603133" calcext:value-type="float">
            <text:p>6.4308988603133</text:p>
          </table:table-cell>
          <table:table-cell office:value-type="float" office:value="0.887115132050207" calcext:value-type="float">
            <text:p>0.887115132050207</text:p>
          </table:table-cell>
          <table:table-cell office:value-type="float" office:value="2.70968333333333" calcext:value-type="float">
            <text:p>2.70968333333333</text:p>
          </table:table-cell>
          <table:table-cell office:value-type="float" office:value="4.35998959410447" calcext:value-type="float">
            <text:p>4.35998959410447</text:p>
          </table:table-cell>
          <table:table-cell office:value-type="float" office:value="0.261529846950168" calcext:value-type="float">
            <text:p>0.261529846950168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51" calcext:value-type="float">
            <text:p>6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42107504125802" calcext:value-type="float">
            <text:p>4.42107504125802</text:p>
          </table:table-cell>
          <table:table-cell office:value-type="string" calcext:value-type="string">
            <text:p>lv_missing_dynamics</text:p>
          </table:table-cell>
          <table:table-cell office:value-type="float" office:value="6.34483932196352" calcext:value-type="float">
            <text:p>6.34483932196352</text:p>
          </table:table-cell>
          <table:table-cell office:value-type="float" office:value="0.897172907799009" calcext:value-type="float">
            <text:p>0.897172907799009</text:p>
          </table:table-cell>
          <table:table-cell office:value-type="float" office:value="2.68708333333333" calcext:value-type="float">
            <text:p>2.68708333333333</text:p>
          </table:table-cell>
          <table:table-cell office:value-type="float" office:value="4.408647914887" calcext:value-type="float">
            <text:p>4.408647914887</text:p>
          </table:table-cell>
          <table:table-cell office:value-type="float" office:value="0.259076299458826" calcext:value-type="float">
            <text:p>0.259076299458826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55645697550329" calcext:value-type="float">
            <text:p>4.55645697550329</text:p>
          </table:table-cell>
          <table:table-cell office:value-type="string" calcext:value-type="string">
            <text:p>lv_missing_dynamics</text:p>
          </table:table-cell>
          <table:table-cell office:value-type="float" office:value="6.18357830521145" calcext:value-type="float">
            <text:p>6.18357830521145</text:p>
          </table:table-cell>
          <table:table-cell office:value-type="float" office:value="0.932269756834036" calcext:value-type="float">
            <text:p>0.932269756834036</text:p>
          </table:table-cell>
          <table:table-cell office:value-type="float" office:value="2.69823333333333" calcext:value-type="float">
            <text:p>2.69823333333333</text:p>
          </table:table-cell>
          <table:table-cell office:value-type="float" office:value="4.55393919252228" calcext:value-type="float">
            <text:p>4.55393919252228</text:p>
          </table:table-cell>
          <table:table-cell office:value-type="float" office:value="0.257202077695503" calcext:value-type="float">
            <text:p>0.25720207769550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55" calcext:value-type="float">
            <text:p>6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5564814259653" calcext:value-type="float">
            <text:p>4.5564814259653</text:p>
          </table:table-cell>
          <table:table-cell office:value-type="string" calcext:value-type="string">
            <text:p>lv_missing_dynamics</text:p>
          </table:table-cell>
          <table:table-cell office:value-type="float" office:value="6.18233827499491" calcext:value-type="float">
            <text:p>6.18233827499491</text:p>
          </table:table-cell>
          <table:table-cell office:value-type="float" office:value="0.932518725871997" calcext:value-type="float">
            <text:p>0.932518725871997</text:p>
          </table:table-cell>
          <table:table-cell office:value-type="float" office:value="2.70165" calcext:value-type="float">
            <text:p>2.70165</text:p>
          </table:table-cell>
          <table:table-cell office:value-type="float" office:value="4.5552238857697" calcext:value-type="float">
            <text:p>4.5552238857697</text:p>
          </table:table-cell>
          <table:table-cell office:value-type="float" office:value="0.257178560925229" calcext:value-type="float">
            <text:p>0.257178560925229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56087185406266" calcext:value-type="float">
            <text:p>4.56087185406266</text:p>
          </table:table-cell>
          <table:table-cell office:value-type="string" calcext:value-type="string">
            <text:p>lv_missing_dynamics</text:p>
          </table:table-cell>
          <table:table-cell office:value-type="float" office:value="6.17854743170791" calcext:value-type="float">
            <text:p>6.17854743170791</text:p>
          </table:table-cell>
          <table:table-cell office:value-type="float" office:value="0.933791071169802" calcext:value-type="float">
            <text:p>0.933791071169802</text:p>
          </table:table-cell>
          <table:table-cell office:value-type="float" office:value="2.68946666666667" calcext:value-type="float">
            <text:p>2.68946666666667</text:p>
          </table:table-cell>
          <table:table-cell office:value-type="float" office:value="4.56061992776308" calcext:value-type="float">
            <text:p>4.56061992776308</text:p>
          </table:table-cell>
          <table:table-cell office:value-type="float" office:value="0.25717714551749" calcext:value-type="float">
            <text:p>0.25717714551749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59" calcext:value-type="float">
            <text:p>6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64621911476419" calcext:value-type="float">
            <text:p>4.64621911476419</text:p>
          </table:table-cell>
          <table:table-cell office:value-type="string" calcext:value-type="string">
            <text:p>lv_missing_dynamics</text:p>
          </table:table-cell>
          <table:table-cell office:value-type="float" office:value="9.91679070217943" calcext:value-type="float">
            <text:p>9.91679070217943</text:p>
          </table:table-cell>
          <table:table-cell office:value-type="float" office:value="1.59476219948251" calcext:value-type="float">
            <text:p>1.59476219948251</text:p>
          </table:table-cell>
          <table:table-cell office:value-type="float" office:value="2.75311666666667" calcext:value-type="float">
            <text:p>2.75311666666667</text:p>
          </table:table-cell>
          <table:table-cell office:value-type="float" office:value="4.62077302966473" calcext:value-type="float">
            <text:p>4.62077302966473</text:p>
          </table:table-cell>
          <table:table-cell office:value-type="float" office:value="0.633532561109877" calcext:value-type="float">
            <text:p>0.633532561109877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/>
          <table:table-cell table:style-name="ce9"/>
          <table:table-cell office:value-type="float" office:value="4.81578812846763" calcext:value-type="float">
            <text:p>4.81578812846763</text:p>
          </table:table-cell>
          <table:table-cell office:value-type="string" calcext:value-type="string">
            <text:p>lv_missing_dynamics</text:p>
          </table:table-cell>
          <table:table-cell office:value-type="float" office:value="10.2227814030394" calcext:value-type="float">
            <text:p>10.2227814030394</text:p>
          </table:table-cell>
          <table:table-cell office:value-type="float" office:value="1.78958864661458" calcext:value-type="float">
            <text:p>1.78958864661458</text:p>
          </table:table-cell>
          <table:table-cell office:value-type="float" office:value="2.76936666666667" calcext:value-type="float">
            <text:p>2.76936666666667</text:p>
          </table:table-cell>
          <table:table-cell office:value-type="float" office:value="4.77641790810893" calcext:value-type="float">
            <text:p>4.77641790810893</text:p>
          </table:table-cell>
          <table:table-cell office:value-type="float" office:value="0.716691851187824" calcext:value-type="float">
            <text:p>0.716691851187824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27" calcext:value-type="float">
            <text:p>6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lotka_volterra_datapoints_80_noise_15</text:p>
          </table:table-cell>
          <table:table-cell office:value-type="float" office:value="-74.2142484685798" calcext:value-type="float">
            <text:p>-74.2142484685798</text:p>
          </table:table-cell>
          <table:table-cell office:value-type="string" calcext:value-type="string">
            <text:p>lv_missing_dynamics</text:p>
          </table:table-cell>
          <table:table-cell office:value-type="float" office:value="1268.40815419903" calcext:value-type="float">
            <text:p>1268.40815419903</text:p>
          </table:table-cell>
          <table:table-cell office:value-type="float" office:value="1.35384898934486" calcext:value-type="float">
            <text:p>1.35384898934486</text:p>
          </table:table-cell>
          <table:table-cell office:value-type="float" office:value="3.49971666666667" calcext:value-type="float">
            <text:p>3.49971666666667</text:p>
          </table:table-cell>
          <table:table-cell office:value-type="float" office:value="-74.2147620954552" calcext:value-type="float">
            <text:p>-74.2147620954552</text:p>
          </table:table-cell>
          <table:table-cell office:value-type="float" office:value="0.515350561566999" calcext:value-type="float">
            <text:p>0.515350561566999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22" calcext:value-type="float">
            <text:p>6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72.7541440600827" calcext:value-type="float">
            <text:p>-72.7541440600827</text:p>
          </table:table-cell>
          <table:table-cell office:value-type="string" calcext:value-type="string">
            <text:p>lv_missing_dynamics</text:p>
          </table:table-cell>
          <table:table-cell office:value-type="float" office:value="1169.64784788671" calcext:value-type="float">
            <text:p>1169.64784788671</text:p>
          </table:table-cell>
          <table:table-cell office:value-type="float" office:value="39.0228100710192" calcext:value-type="float">
            <text:p>39.0228100710192</text:p>
          </table:table-cell>
          <table:table-cell office:value-type="float" office:value="4.24975" calcext:value-type="float">
            <text:p>4.24975</text:p>
          </table:table-cell>
          <table:table-cell office:value-type="float" office:value="-72.754816116348" calcext:value-type="float">
            <text:p>-72.754816116348</text:p>
          </table:table-cell>
          <table:table-cell office:value-type="float" office:value="15.1713160339684" calcext:value-type="float">
            <text:p>15.1713160339684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0.5688629504991" calcext:value-type="float">
            <text:p>-60.5688629504991</text:p>
          </table:table-cell>
          <table:table-cell office:value-type="string" calcext:value-type="string">
            <text:p>lv_missing_dynamics</text:p>
          </table:table-cell>
          <table:table-cell office:value-type="float" office:value="509.813721392104" calcext:value-type="float">
            <text:p>509.813721392104</text:p>
          </table:table-cell>
          <table:table-cell office:value-type="float" office:value="0.261292642187981" calcext:value-type="float">
            <text:p>0.261292642187981</text:p>
          </table:table-cell>
          <table:table-cell office:value-type="float" office:value="2.98338333333333" calcext:value-type="float">
            <text:p>2.98338333333333</text:p>
          </table:table-cell>
          <table:table-cell office:value-type="float" office:value="-60.6165766945821" calcext:value-type="float">
            <text:p>-60.6165766945821</text:p>
          </table:table-cell>
          <table:table-cell office:value-type="float" office:value="0.106778858192848" calcext:value-type="float">
            <text:p>0.106778858192848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58" calcext:value-type="float">
            <text:p>7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0.6008555880814" calcext:value-type="float">
            <text:p>-40.6008555880814</text:p>
          </table:table-cell>
          <table:table-cell office:value-type="string" calcext:value-type="string">
            <text:p>lv_missing_dynamics</text:p>
          </table:table-cell>
          <table:table-cell office:value-type="float" office:value="99.9281673438213" calcext:value-type="float">
            <text:p>99.9281673438213</text:p>
          </table:table-cell>
          <table:table-cell office:value-type="float" office:value="0.34289050732278" calcext:value-type="float">
            <text:p>0.34289050732278</text:p>
          </table:table-cell>
          <table:table-cell office:value-type="float" office:value="2.80866666666667" calcext:value-type="float">
            <text:p>2.80866666666667</text:p>
          </table:table-cell>
          <table:table-cell office:value-type="float" office:value="-40.6037218855696" calcext:value-type="float">
            <text:p>-40.6037218855696</text:p>
          </table:table-cell>
          <table:table-cell office:value-type="float" office:value="0.168625841921786" calcext:value-type="float">
            <text:p>0.168625841921786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2.0683153300835" calcext:value-type="float">
            <text:p>-22.0683153300835</text:p>
          </table:table-cell>
          <table:table-cell office:value-type="string" calcext:value-type="string">
            <text:p>lv_missing_dynamics</text:p>
          </table:table-cell>
          <table:table-cell office:value-type="float" office:value="15.3867912664997" calcext:value-type="float">
            <text:p>15.3867912664997</text:p>
          </table:table-cell>
          <table:table-cell office:value-type="float" office:value="0.347591010480353" calcext:value-type="float">
            <text:p>0.347591010480353</text:p>
          </table:table-cell>
          <table:table-cell office:value-type="float" office:value="2.82421666666667" calcext:value-type="float">
            <text:p>2.82421666666667</text:p>
          </table:table-cell>
          <table:table-cell office:value-type="float" office:value="-22.0717999825121" calcext:value-type="float">
            <text:p>-22.0717999825121</text:p>
          </table:table-cell>
          <table:table-cell office:value-type="float" office:value="0.124496169186474" calcext:value-type="float">
            <text:p>0.124496169186474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9.3658212160508" calcext:value-type="float">
            <text:p>-19.3658212160508</text:p>
          </table:table-cell>
          <table:table-cell office:value-type="string" calcext:value-type="string">
            <text:p>lv_missing_dynamics</text:p>
          </table:table-cell>
          <table:table-cell office:value-type="float" office:value="40.9078184183968" calcext:value-type="float">
            <text:p>40.9078184183968</text:p>
          </table:table-cell>
          <table:table-cell office:value-type="float" office:value="0.638368310282754" calcext:value-type="float">
            <text:p>0.638368310282754</text:p>
          </table:table-cell>
          <table:table-cell office:value-type="float" office:value="2.82093333333333" calcext:value-type="float">
            <text:p>2.82093333333333</text:p>
          </table:table-cell>
          <table:table-cell office:value-type="float" office:value="-19.3685944757362" calcext:value-type="float">
            <text:p>-19.3685944757362</text:p>
          </table:table-cell>
          <table:table-cell office:value-type="float" office:value="0.388653585490012" calcext:value-type="float">
            <text:p>0.38865358549001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66" calcext:value-type="float">
            <text:p>6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3.9244242049851" calcext:value-type="float">
            <text:p>-13.9244242049851</text:p>
          </table:table-cell>
          <table:table-cell office:value-type="string" calcext:value-type="string">
            <text:p>lv_missing_dynamics</text:p>
          </table:table-cell>
          <table:table-cell office:value-type="float" office:value="5.57131337767108" calcext:value-type="float">
            <text:p>5.57131337767108</text:p>
          </table:table-cell>
          <table:table-cell office:value-type="float" office:value="0.320604420651064" calcext:value-type="float">
            <text:p>0.320604420651064</text:p>
          </table:table-cell>
          <table:table-cell office:value-type="float" office:value="2.91493333333333" calcext:value-type="float">
            <text:p>2.91493333333333</text:p>
          </table:table-cell>
          <table:table-cell office:value-type="float" office:value="-13.9247514250904" calcext:value-type="float">
            <text:p>-13.9247514250904</text:p>
          </table:table-cell>
          <table:table-cell office:value-type="float" office:value="0.117756565102822" calcext:value-type="float">
            <text:p>0.117756565102822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34" calcext:value-type="float">
            <text:p>3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8.01584115043059" calcext:value-type="float">
            <text:p>-8.01584115043059</text:p>
          </table:table-cell>
          <table:table-cell office:value-type="string" calcext:value-type="string">
            <text:p>lv_missing_dynamics</text:p>
          </table:table-cell>
          <table:table-cell office:value-type="float" office:value="5.11821178601227" calcext:value-type="float">
            <text:p>5.11821178601227</text:p>
          </table:table-cell>
          <table:table-cell office:value-type="float" office:value="0.794279838477302" calcext:value-type="float">
            <text:p>0.794279838477302</text:p>
          </table:table-cell>
          <table:table-cell office:value-type="float" office:value="2.78931666666667" calcext:value-type="float">
            <text:p>2.78931666666667</text:p>
          </table:table-cell>
          <table:table-cell office:value-type="float" office:value="-8.05451503908246" calcext:value-type="float">
            <text:p>-8.05451503908246</text:p>
          </table:table-cell>
          <table:table-cell office:value-type="float" office:value="0.207739812679402" calcext:value-type="float">
            <text:p>0.207739812679402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82" calcext:value-type="float">
            <text:p>7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7.88514827741848" calcext:value-type="float">
            <text:p>-7.88514827741848</text:p>
          </table:table-cell>
          <table:table-cell office:value-type="string" calcext:value-type="string">
            <text:p>lv_missing_dynamics</text:p>
          </table:table-cell>
          <table:table-cell office:value-type="float" office:value="5.58226235889713" calcext:value-type="float">
            <text:p>5.58226235889713</text:p>
          </table:table-cell>
          <table:table-cell office:value-type="float" office:value="0.800575595473458" calcext:value-type="float">
            <text:p>0.800575595473458</text:p>
          </table:table-cell>
          <table:table-cell office:value-type="float" office:value="2.7717" calcext:value-type="float">
            <text:p>2.7717</text:p>
          </table:table-cell>
          <table:table-cell office:value-type="float" office:value="-7.88905897451684" calcext:value-type="float">
            <text:p>-7.88905897451684</text:p>
          </table:table-cell>
          <table:table-cell office:value-type="float" office:value="0.210764281665566" calcext:value-type="float">
            <text:p>0.210764281665566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7.74725454611879" calcext:value-type="float">
            <text:p>-7.74725454611879</text:p>
          </table:table-cell>
          <table:table-cell office:value-type="string" calcext:value-type="string">
            <text:p>lv_missing_dynamics</text:p>
          </table:table-cell>
          <table:table-cell office:value-type="float" office:value="5.69584768875423" calcext:value-type="float">
            <text:p>5.69584768875423</text:p>
          </table:table-cell>
          <table:table-cell office:value-type="float" office:value="0.790553606564168" calcext:value-type="float">
            <text:p>0.790553606564168</text:p>
          </table:table-cell>
          <table:table-cell office:value-type="float" office:value="2.70153333333333" calcext:value-type="float">
            <text:p>2.70153333333333</text:p>
          </table:table-cell>
          <table:table-cell office:value-type="float" office:value="-7.74750628395618" calcext:value-type="float">
            <text:p>-7.74750628395618</text:p>
          </table:table-cell>
          <table:table-cell office:value-type="float" office:value="0.209535683771328" calcext:value-type="float">
            <text:p>0.209535683771328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58" calcext:value-type="float">
            <text:p>3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7.71241889849635" calcext:value-type="float">
            <text:p>-7.71241889849635</text:p>
          </table:table-cell>
          <table:table-cell office:value-type="string" calcext:value-type="string">
            <text:p>lv_missing_dynamics</text:p>
          </table:table-cell>
          <table:table-cell office:value-type="float" office:value="5.51080572245141" calcext:value-type="float">
            <text:p>5.51080572245141</text:p>
          </table:table-cell>
          <table:table-cell office:value-type="float" office:value="0.789223207330159" calcext:value-type="float">
            <text:p>0.789223207330159</text:p>
          </table:table-cell>
          <table:table-cell office:value-type="float" office:value="2.8398" calcext:value-type="float">
            <text:p>2.8398</text:p>
          </table:table-cell>
          <table:table-cell office:value-type="float" office:value="-7.71280932541111" calcext:value-type="float">
            <text:p>-7.71280932541111</text:p>
          </table:table-cell>
          <table:table-cell office:value-type="float" office:value="0.208443325647031" calcext:value-type="float">
            <text:p>0.208443325647031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90" calcext:value-type="float">
            <text:p>7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7.65919198252264" calcext:value-type="float">
            <text:p>-7.65919198252264</text:p>
          </table:table-cell>
          <table:table-cell office:value-type="string" calcext:value-type="string">
            <text:p>lv_missing_dynamics</text:p>
          </table:table-cell>
          <table:table-cell office:value-type="float" office:value="5.09487318197473" calcext:value-type="float">
            <text:p>5.09487318197473</text:p>
          </table:table-cell>
          <table:table-cell office:value-type="float" office:value="0.790421924862226" calcext:value-type="float">
            <text:p>0.790421924862226</text:p>
          </table:table-cell>
          <table:table-cell office:value-type="float" office:value="2.73195" calcext:value-type="float">
            <text:p>2.73195</text:p>
          </table:table-cell>
          <table:table-cell office:value-type="float" office:value="-7.66170639803317" calcext:value-type="float">
            <text:p>-7.66170639803317</text:p>
          </table:table-cell>
          <table:table-cell office:value-type="float" office:value="0.206723841475978" calcext:value-type="float">
            <text:p>0.206723841475978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54" calcext:value-type="float">
            <text:p>3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7.65170246704138" calcext:value-type="float">
            <text:p>-7.65170246704138</text:p>
          </table:table-cell>
          <table:table-cell office:value-type="string" calcext:value-type="string">
            <text:p>lv_missing_dynamics</text:p>
          </table:table-cell>
          <table:table-cell office:value-type="float" office:value="5.80110148901397" calcext:value-type="float">
            <text:p>5.80110148901397</text:p>
          </table:table-cell>
          <table:table-cell office:value-type="float" office:value="0.789215528172156" calcext:value-type="float">
            <text:p>0.789215528172156</text:p>
          </table:table-cell>
          <table:table-cell office:value-type="float" office:value="2.73048333333333" calcext:value-type="float">
            <text:p>2.73048333333333</text:p>
          </table:table-cell>
          <table:table-cell office:value-type="float" office:value="-7.67627654935332" calcext:value-type="float">
            <text:p>-7.67627654935332</text:p>
          </table:table-cell>
          <table:table-cell office:value-type="float" office:value="0.209439262714803" calcext:value-type="float">
            <text:p>0.209439262714803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94830366507182" calcext:value-type="float">
            <text:p>-6.94830366507182</text:p>
          </table:table-cell>
          <table:table-cell office:value-type="string" calcext:value-type="string">
            <text:p>lv_missing_dynamics</text:p>
          </table:table-cell>
          <table:table-cell office:value-type="float" office:value="7.07557627494581" calcext:value-type="float">
            <text:p>7.07557627494581</text:p>
          </table:table-cell>
          <table:table-cell office:value-type="float" office:value="0.689747694700859" calcext:value-type="float">
            <text:p>0.689747694700859</text:p>
          </table:table-cell>
          <table:table-cell office:value-type="float" office:value="2.8141" calcext:value-type="float">
            <text:p>2.8141</text:p>
          </table:table-cell>
          <table:table-cell office:value-type="float" office:value="-6.94868702478998" calcext:value-type="float">
            <text:p>-6.94868702478998</text:p>
          </table:table-cell>
          <table:table-cell office:value-type="float" office:value="0.200628743206877" calcext:value-type="float">
            <text:p>0.200628743206877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46" calcext:value-type="float">
            <text:p>6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91726340000208" calcext:value-type="float">
            <text:p>-6.91726340000208</text:p>
          </table:table-cell>
          <table:table-cell office:value-type="string" calcext:value-type="string">
            <text:p>lv_missing_dynamics</text:p>
          </table:table-cell>
          <table:table-cell office:value-type="float" office:value="4.29757571448413" calcext:value-type="float">
            <text:p>4.29757571448413</text:p>
          </table:table-cell>
          <table:table-cell office:value-type="float" office:value="0.705731706805981" calcext:value-type="float">
            <text:p>0.705731706805981</text:p>
          </table:table-cell>
          <table:table-cell office:value-type="float" office:value="2.76713333333333" calcext:value-type="float">
            <text:p>2.76713333333333</text:p>
          </table:table-cell>
          <table:table-cell office:value-type="float" office:value="-6.95525443829841" calcext:value-type="float">
            <text:p>-6.95525443829841</text:p>
          </table:table-cell>
          <table:table-cell office:value-type="float" office:value="0.190591109371419" calcext:value-type="float">
            <text:p>0.190591109371419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38" calcext:value-type="float">
            <text:p>6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90335428601003" calcext:value-type="float">
            <text:p>-6.90335428601003</text:p>
          </table:table-cell>
          <table:table-cell office:value-type="string" calcext:value-type="string">
            <text:p>lv_missing_dynamics</text:p>
          </table:table-cell>
          <table:table-cell office:value-type="float" office:value="6.52368978010369" calcext:value-type="float">
            <text:p>6.52368978010369</text:p>
          </table:table-cell>
          <table:table-cell office:value-type="float" office:value="0.690834741479006" calcext:value-type="float">
            <text:p>0.690834741479006</text:p>
          </table:table-cell>
          <table:table-cell office:value-type="float" office:value="2.68101666666667" calcext:value-type="float">
            <text:p>2.68101666666667</text:p>
          </table:table-cell>
          <table:table-cell office:value-type="float" office:value="-6.9035984402232" calcext:value-type="float">
            <text:p>-6.9035984402232</text:p>
          </table:table-cell>
          <table:table-cell office:value-type="float" office:value="0.197837677571843" calcext:value-type="float">
            <text:p>0.197837677571843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78410143920642" calcext:value-type="float">
            <text:p>-6.78410143920642</text:p>
          </table:table-cell>
          <table:table-cell office:value-type="string" calcext:value-type="string">
            <text:p>lv_missing_dynamics</text:p>
          </table:table-cell>
          <table:table-cell office:value-type="float" office:value="5.53063901329451" calcext:value-type="float">
            <text:p>5.53063901329451</text:p>
          </table:table-cell>
          <table:table-cell office:value-type="float" office:value="0.695252685112181" calcext:value-type="float">
            <text:p>0.695252685112181</text:p>
          </table:table-cell>
          <table:table-cell office:value-type="float" office:value="2.75688333333333" calcext:value-type="float">
            <text:p>2.75688333333333</text:p>
          </table:table-cell>
          <table:table-cell office:value-type="float" office:value="-6.78653934588817" calcext:value-type="float">
            <text:p>-6.78653934588817</text:p>
          </table:table-cell>
          <table:table-cell office:value-type="float" office:value="0.193668235820546" calcext:value-type="float">
            <text:p>0.193668235820546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12304655538068" calcext:value-type="float">
            <text:p>-6.12304655538068</text:p>
          </table:table-cell>
          <table:table-cell office:value-type="string" calcext:value-type="string">
            <text:p>lv_missing_dynamics</text:p>
          </table:table-cell>
          <table:table-cell office:value-type="float" office:value="-6.70893146105573" calcext:value-type="float">
            <text:p>-6.70893146105573</text:p>
          </table:table-cell>
          <table:table-cell office:value-type="float" office:value="0.432381786980301" calcext:value-type="float">
            <text:p>0.432381786980301</text:p>
          </table:table-cell>
          <table:table-cell office:value-type="float" office:value="2.86495" calcext:value-type="float">
            <text:p>2.86495</text:p>
          </table:table-cell>
          <table:table-cell office:value-type="float" office:value="-6.12345744195935" calcext:value-type="float">
            <text:p>-6.12345744195935</text:p>
          </table:table-cell>
          <table:table-cell office:value-type="float" office:value="0.145758296565306" calcext:value-type="float">
            <text:p>0.145758296565306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66" calcext:value-type="float">
            <text:p>7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92575160742708" calcext:value-type="float">
            <text:p>-5.92575160742708</text:p>
          </table:table-cell>
          <table:table-cell office:value-type="string" calcext:value-type="string">
            <text:p>lv_missing_dynamics</text:p>
          </table:table-cell>
          <table:table-cell office:value-type="float" office:value="5.44577827943813" calcext:value-type="float">
            <text:p>5.44577827943813</text:p>
          </table:table-cell>
          <table:table-cell office:value-type="float" office:value="0.623965726298833" calcext:value-type="float">
            <text:p>0.623965726298833</text:p>
          </table:table-cell>
          <table:table-cell office:value-type="float" office:value="2.78015" calcext:value-type="float">
            <text:p>2.78015</text:p>
          </table:table-cell>
          <table:table-cell office:value-type="float" office:value="-5.92953563618188" calcext:value-type="float">
            <text:p>-5.92953563618188</text:p>
          </table:table-cell>
          <table:table-cell office:value-type="float" office:value="0.183684437517213" calcext:value-type="float">
            <text:p>0.183684437517213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86901466464619" calcext:value-type="float">
            <text:p>-5.86901466464619</text:p>
          </table:table-cell>
          <table:table-cell office:value-type="string" calcext:value-type="string">
            <text:p>lv_missing_dynamics</text:p>
          </table:table-cell>
          <table:table-cell office:value-type="float" office:value="2.57732878790795" calcext:value-type="float">
            <text:p>2.57732878790795</text:p>
          </table:table-cell>
          <table:table-cell office:value-type="float" office:value="0.729978388490171" calcext:value-type="float">
            <text:p>0.729978388490171</text:p>
          </table:table-cell>
          <table:table-cell office:value-type="float" office:value="2.81195" calcext:value-type="float">
            <text:p>2.81195</text:p>
          </table:table-cell>
          <table:table-cell office:value-type="float" office:value="-5.89276211052623" calcext:value-type="float">
            <text:p>-5.89276211052623</text:p>
          </table:table-cell>
          <table:table-cell office:value-type="float" office:value="0.187982714359632" calcext:value-type="float">
            <text:p>0.187982714359632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06" calcext:value-type="float">
            <text:p>2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85378739368256" calcext:value-type="float">
            <text:p>-5.85378739368256</text:p>
          </table:table-cell>
          <table:table-cell office:value-type="string" calcext:value-type="string">
            <text:p>lv_missing_dynamics</text:p>
          </table:table-cell>
          <table:table-cell office:value-type="float" office:value="6.28779993561959" calcext:value-type="float">
            <text:p>6.28779993561959</text:p>
          </table:table-cell>
          <table:table-cell office:value-type="float" office:value="0.610836402885257" calcext:value-type="float">
            <text:p>0.610836402885257</text:p>
          </table:table-cell>
          <table:table-cell office:value-type="float" office:value="2.77525" calcext:value-type="float">
            <text:p>2.77525</text:p>
          </table:table-cell>
          <table:table-cell office:value-type="float" office:value="-5.85402641173874" calcext:value-type="float">
            <text:p>-5.85402641173874</text:p>
          </table:table-cell>
          <table:table-cell office:value-type="float" office:value="0.185869398611391" calcext:value-type="float">
            <text:p>0.185869398611391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85375869981991" calcext:value-type="float">
            <text:p>-5.85375869981991</text:p>
          </table:table-cell>
          <table:table-cell office:value-type="string" calcext:value-type="string">
            <text:p>lv_missing_dynamics</text:p>
          </table:table-cell>
          <table:table-cell office:value-type="float" office:value="6.11923200383609" calcext:value-type="float">
            <text:p>6.11923200383609</text:p>
          </table:table-cell>
          <table:table-cell office:value-type="float" office:value="0.613418675531068" calcext:value-type="float">
            <text:p>0.613418675531068</text:p>
          </table:table-cell>
          <table:table-cell office:value-type="float" office:value="2.78776666666667" calcext:value-type="float">
            <text:p>2.78776666666667</text:p>
          </table:table-cell>
          <table:table-cell office:value-type="float" office:value="-5.85614508454187" calcext:value-type="float">
            <text:p>-5.85614508454187</text:p>
          </table:table-cell>
          <table:table-cell office:value-type="float" office:value="0.185333198269348" calcext:value-type="float">
            <text:p>0.185333198269348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85354137231315" calcext:value-type="float">
            <text:p>-5.85354137231315</text:p>
          </table:table-cell>
          <table:table-cell office:value-type="string" calcext:value-type="string">
            <text:p>lv_missing_dynamics</text:p>
          </table:table-cell>
          <table:table-cell office:value-type="float" office:value="6.37393743182006" calcext:value-type="float">
            <text:p>6.37393743182006</text:p>
          </table:table-cell>
          <table:table-cell office:value-type="float" office:value="0.609680722625228" calcext:value-type="float">
            <text:p>0.609680722625228</text:p>
          </table:table-cell>
          <table:table-cell office:value-type="float" office:value="2.75733333333333" calcext:value-type="float">
            <text:p>2.75733333333333</text:p>
          </table:table-cell>
          <table:table-cell office:value-type="float" office:value="-5.85391951031163" calcext:value-type="float">
            <text:p>-5.85391951031163</text:p>
          </table:table-cell>
          <table:table-cell office:value-type="float" office:value="0.186160515568815" calcext:value-type="float">
            <text:p>0.186160515568815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2" calcext:value-type="float">
            <text:p>5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.22666512631563" calcext:value-type="float">
            <text:p>-4.22666512631563</text:p>
          </table:table-cell>
          <table:table-cell office:value-type="string" calcext:value-type="string">
            <text:p>lv_missing_dynamics</text:p>
          </table:table-cell>
          <table:table-cell office:value-type="float" office:value="8.16612048318998" calcext:value-type="float">
            <text:p>8.16612048318998</text:p>
          </table:table-cell>
          <table:table-cell office:value-type="float" office:value="0.91797431507368" calcext:value-type="float">
            <text:p>0.91797431507368</text:p>
          </table:table-cell>
          <table:table-cell office:value-type="float" office:value="2.68556666666667" calcext:value-type="float">
            <text:p>2.68556666666667</text:p>
          </table:table-cell>
          <table:table-cell office:value-type="float" office:value="-4.2505890563491" calcext:value-type="float">
            <text:p>-4.2505890563491</text:p>
          </table:table-cell>
          <table:table-cell office:value-type="float" office:value="0.277967652665597" calcext:value-type="float">
            <text:p>0.277967652665597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62" calcext:value-type="float">
            <text:p>6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.14517802740185" calcext:value-type="float">
            <text:p>-2.14517802740185</text:p>
          </table:table-cell>
          <table:table-cell office:value-type="string" calcext:value-type="string">
            <text:p>lv_missing_dynamics</text:p>
          </table:table-cell>
          <table:table-cell office:value-type="float" office:value="5.41488729302762" calcext:value-type="float">
            <text:p>5.41488729302762</text:p>
          </table:table-cell>
          <table:table-cell office:value-type="float" office:value="0.675968113780044" calcext:value-type="float">
            <text:p>0.675968113780044</text:p>
          </table:table-cell>
          <table:table-cell office:value-type="float" office:value="2.77223333333333" calcext:value-type="float">
            <text:p>2.77223333333333</text:p>
          </table:table-cell>
          <table:table-cell office:value-type="float" office:value="-2.16879065149586" calcext:value-type="float">
            <text:p>-2.16879065149586</text:p>
          </table:table-cell>
          <table:table-cell office:value-type="float" office:value="0.206693493614423" calcext:value-type="float">
            <text:p>0.20669349361442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18" calcext:value-type="float">
            <text:p>5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.91102983878226" calcext:value-type="float">
            <text:p>-1.91102983878226</text:p>
          </table:table-cell>
          <table:table-cell office:value-type="string" calcext:value-type="string">
            <text:p>lv_missing_dynamics</text:p>
          </table:table-cell>
          <table:table-cell office:value-type="float" office:value="-7.6990718921068" calcext:value-type="float">
            <text:p>-7.6990718921068</text:p>
          </table:table-cell>
          <table:table-cell office:value-type="float" office:value="0.771862561214183" calcext:value-type="float">
            <text:p>0.771862561214183</text:p>
          </table:table-cell>
          <table:table-cell office:value-type="float" office:value="2.85766666666667" calcext:value-type="float">
            <text:p>2.85766666666667</text:p>
          </table:table-cell>
          <table:table-cell office:value-type="float" office:value="-1.91207324295556" calcext:value-type="float">
            <text:p>-1.91207324295556</text:p>
          </table:table-cell>
          <table:table-cell office:value-type="float" office:value="0.220762868141072" calcext:value-type="float">
            <text:p>0.22076286814107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.42253588765455" calcext:value-type="float">
            <text:p>-1.42253588765455</text:p>
          </table:table-cell>
          <table:table-cell office:value-type="string" calcext:value-type="string">
            <text:p>lv_missing_dynamics</text:p>
          </table:table-cell>
          <table:table-cell office:value-type="float" office:value="10.7567521143151" calcext:value-type="float">
            <text:p>10.7567521143151</text:p>
          </table:table-cell>
          <table:table-cell office:value-type="float" office:value="0.752792753796972" calcext:value-type="float">
            <text:p>0.752792753796972</text:p>
          </table:table-cell>
          <table:table-cell office:value-type="float" office:value="2.75406666666667" calcext:value-type="float">
            <text:p>2.75406666666667</text:p>
          </table:table-cell>
          <table:table-cell office:value-type="float" office:value="-1.46167175606145" calcext:value-type="float">
            <text:p>-1.46167175606145</text:p>
          </table:table-cell>
          <table:table-cell office:value-type="float" office:value="0.238115649854274" calcext:value-type="float">
            <text:p>0.238115649854274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14" calcext:value-type="float">
            <text:p>6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0.847581684883853" calcext:value-type="float">
            <text:p>-0.847581684883853</text:p>
          </table:table-cell>
          <table:table-cell office:value-type="string" calcext:value-type="string">
            <text:p>lv_missing_dynamics</text:p>
          </table:table-cell>
          <table:table-cell office:value-type="float" office:value="11.1767226968614" calcext:value-type="float">
            <text:p>11.1767226968614</text:p>
          </table:table-cell>
          <table:table-cell office:value-type="float" office:value="0.742820834617685" calcext:value-type="float">
            <text:p>0.742820834617685</text:p>
          </table:table-cell>
          <table:table-cell office:value-type="float" office:value="2.73915" calcext:value-type="float">
            <text:p>2.73915</text:p>
          </table:table-cell>
          <table:table-cell office:value-type="float" office:value="-0.851518044851159" calcext:value-type="float">
            <text:p>-0.851518044851159</text:p>
          </table:table-cell>
          <table:table-cell office:value-type="float" office:value="0.238864483403739" calcext:value-type="float">
            <text:p>0.238864483403739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18" calcext:value-type="float">
            <text:p>6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0.80259847764542" calcext:value-type="float">
            <text:p>-0.80259847764542</text:p>
          </table:table-cell>
          <table:table-cell office:value-type="string" calcext:value-type="string">
            <text:p>lv_missing_dynamics</text:p>
          </table:table-cell>
          <table:table-cell office:value-type="float" office:value="11.032962071352" calcext:value-type="float">
            <text:p>11.032962071352</text:p>
          </table:table-cell>
          <table:table-cell office:value-type="float" office:value="0.745198209859923" calcext:value-type="float">
            <text:p>0.745198209859923</text:p>
          </table:table-cell>
          <table:table-cell office:value-type="float" office:value="2.68378333333333" calcext:value-type="float">
            <text:p>2.68378333333333</text:p>
          </table:table-cell>
          <table:table-cell office:value-type="float" office:value="-0.828583304599092" calcext:value-type="float">
            <text:p>-0.828583304599092</text:p>
          </table:table-cell>
          <table:table-cell office:value-type="float" office:value="0.237185230108861" calcext:value-type="float">
            <text:p>0.237185230108861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0.796188819594497" calcext:value-type="float">
            <text:p>-0.796188819594497</text:p>
          </table:table-cell>
          <table:table-cell office:value-type="string" calcext:value-type="string">
            <text:p>lv_missing_dynamics</text:p>
          </table:table-cell>
          <table:table-cell office:value-type="float" office:value="8.09112459318714" calcext:value-type="float">
            <text:p>8.09112459318714</text:p>
          </table:table-cell>
          <table:table-cell office:value-type="float" office:value="0.678810274640582" calcext:value-type="float">
            <text:p>0.678810274640582</text:p>
          </table:table-cell>
          <table:table-cell office:value-type="float" office:value="2.66796666666667" calcext:value-type="float">
            <text:p>2.66796666666667</text:p>
          </table:table-cell>
          <table:table-cell office:value-type="float" office:value="-0.796429976883437" calcext:value-type="float">
            <text:p>-0.796429976883437</text:p>
          </table:table-cell>
          <table:table-cell office:value-type="float" office:value="0.220042508486609" calcext:value-type="float">
            <text:p>0.220042508486609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0.654388403307722" calcext:value-type="float">
            <text:p>-0.654388403307722</text:p>
          </table:table-cell>
          <table:table-cell office:value-type="string" calcext:value-type="string">
            <text:p>lv_missing_dynamics</text:p>
          </table:table-cell>
          <table:table-cell office:value-type="float" office:value="6.83741166262445" calcext:value-type="float">
            <text:p>6.83741166262445</text:p>
          </table:table-cell>
          <table:table-cell office:value-type="float" office:value="0.674557144469177" calcext:value-type="float">
            <text:p>0.674557144469177</text:p>
          </table:table-cell>
          <table:table-cell office:value-type="float" office:value="2.67593333333333" calcext:value-type="float">
            <text:p>2.67593333333333</text:p>
          </table:table-cell>
          <table:table-cell office:value-type="float" office:value="-0.656792826692393" calcext:value-type="float">
            <text:p>-0.656792826692393</text:p>
          </table:table-cell>
          <table:table-cell office:value-type="float" office:value="0.208818490131205" calcext:value-type="float">
            <text:p>0.20881849013120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0.416875641609973" calcext:value-type="float">
            <text:p>-0.416875641609973</text:p>
          </table:table-cell>
          <table:table-cell office:value-type="string" calcext:value-type="string">
            <text:p>lv_missing_dynamics</text:p>
          </table:table-cell>
          <table:table-cell office:value-type="float" office:value="7.02238739739714" calcext:value-type="float">
            <text:p>7.02238739739714</text:p>
          </table:table-cell>
          <table:table-cell office:value-type="float" office:value="0.672966215385298" calcext:value-type="float">
            <text:p>0.672966215385298</text:p>
          </table:table-cell>
          <table:table-cell office:value-type="float" office:value="2.69501666666667" calcext:value-type="float">
            <text:p>2.69501666666667</text:p>
          </table:table-cell>
          <table:table-cell office:value-type="float" office:value="-0.417980877509738" calcext:value-type="float">
            <text:p>-0.417980877509738</text:p>
          </table:table-cell>
          <table:table-cell office:value-type="float" office:value="0.208872790238904" calcext:value-type="float">
            <text:p>0.208872790238904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84376836875333" calcext:value-type="float">
            <text:p>0.484376836875333</text:p>
          </table:table-cell>
          <table:table-cell office:value-type="string" calcext:value-type="string">
            <text:p>lv_missing_dynamics</text:p>
          </table:table-cell>
          <table:table-cell office:value-type="float" office:value="9.10577693501791" calcext:value-type="float">
            <text:p>9.10577693501791</text:p>
          </table:table-cell>
          <table:table-cell office:value-type="float" office:value="0.560914553223454" calcext:value-type="float">
            <text:p>0.560914553223454</text:p>
          </table:table-cell>
          <table:table-cell office:value-type="float" office:value="2.72753333333333" calcext:value-type="float">
            <text:p>2.72753333333333</text:p>
          </table:table-cell>
          <table:table-cell office:value-type="float" office:value="0.480498349398247" calcext:value-type="float">
            <text:p>0.480498349398247</text:p>
          </table:table-cell>
          <table:table-cell office:value-type="float" office:value="0.177424965276477" calcext:value-type="float">
            <text:p>0.177424965276477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4" calcext:value-type="float">
            <text:p>4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504909940711549" calcext:value-type="float">
            <text:p>0.504909940711549</text:p>
          </table:table-cell>
          <table:table-cell office:value-type="string" calcext:value-type="string">
            <text:p>lv_missing_dynamics</text:p>
          </table:table-cell>
          <table:table-cell office:value-type="float" office:value="9.10479353273591" calcext:value-type="float">
            <text:p>9.10479353273591</text:p>
          </table:table-cell>
          <table:table-cell office:value-type="float" office:value="0.562396830536191" calcext:value-type="float">
            <text:p>0.562396830536191</text:p>
          </table:table-cell>
          <table:table-cell office:value-type="float" office:value="2.73161666666667" calcext:value-type="float">
            <text:p>2.73161666666667</text:p>
          </table:table-cell>
          <table:table-cell office:value-type="float" office:value="0.479694171480427" calcext:value-type="float">
            <text:p>0.479694171480427</text:p>
          </table:table-cell>
          <table:table-cell office:value-type="float" office:value="0.177727872598832" calcext:value-type="float">
            <text:p>0.177727872598832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59687176592925" calcext:value-type="float">
            <text:p>0.59687176592925</text:p>
          </table:table-cell>
          <table:table-cell office:value-type="string" calcext:value-type="string">
            <text:p>lv_missing_dynamics</text:p>
          </table:table-cell>
          <table:table-cell office:value-type="float" office:value="7.94892873809626" calcext:value-type="float">
            <text:p>7.94892873809626</text:p>
          </table:table-cell>
          <table:table-cell office:value-type="float" office:value="0.584770278295719" calcext:value-type="float">
            <text:p>0.584770278295719</text:p>
          </table:table-cell>
          <table:table-cell office:value-type="float" office:value="2.74031666666667" calcext:value-type="float">
            <text:p>2.74031666666667</text:p>
          </table:table-cell>
          <table:table-cell office:value-type="float" office:value="0.596483085242901" calcext:value-type="float">
            <text:p>0.596483085242901</text:p>
          </table:table-cell>
          <table:table-cell office:value-type="float" office:value="0.172103477913283" calcext:value-type="float">
            <text:p>0.172103477913283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605828047071903" calcext:value-type="float">
            <text:p>0.605828047071903</text:p>
          </table:table-cell>
          <table:table-cell office:value-type="string" calcext:value-type="string">
            <text:p>lv_missing_dynamics</text:p>
          </table:table-cell>
          <table:table-cell office:value-type="float" office:value="7.88939749815327" calcext:value-type="float">
            <text:p>7.88939749815327</text:p>
          </table:table-cell>
          <table:table-cell office:value-type="float" office:value="0.586516855596567" calcext:value-type="float">
            <text:p>0.586516855596567</text:p>
          </table:table-cell>
          <table:table-cell office:value-type="float" office:value="2.74136666666667" calcext:value-type="float">
            <text:p>2.74136666666667</text:p>
          </table:table-cell>
          <table:table-cell office:value-type="float" office:value="0.605568296320552" calcext:value-type="float">
            <text:p>0.605568296320552</text:p>
          </table:table-cell>
          <table:table-cell office:value-type="float" office:value="0.171968392093473" calcext:value-type="float">
            <text:p>0.171968392093473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33387714488548" calcext:value-type="float">
            <text:p>1.33387714488548</text:p>
          </table:table-cell>
          <table:table-cell office:value-type="string" calcext:value-type="string">
            <text:p>lv_missing_dynamics</text:p>
          </table:table-cell>
          <table:table-cell office:value-type="float" office:value="-13.947162750096" calcext:value-type="float">
            <text:p>-13.947162750096</text:p>
          </table:table-cell>
          <table:table-cell office:value-type="float" office:value="0.654388827979927" calcext:value-type="float">
            <text:p>0.654388827979927</text:p>
          </table:table-cell>
          <table:table-cell office:value-type="float" office:value="2.82556666666667" calcext:value-type="float">
            <text:p>2.82556666666667</text:p>
          </table:table-cell>
          <table:table-cell office:value-type="float" office:value="1.30470737497494" calcext:value-type="float">
            <text:p>1.30470737497494</text:p>
          </table:table-cell>
          <table:table-cell office:value-type="float" office:value="0.19730877591278" calcext:value-type="float">
            <text:p>0.19730877591278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26" calcext:value-type="float">
            <text:p>3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50081519065942" calcext:value-type="float">
            <text:p>4.50081519065942</text:p>
          </table:table-cell>
          <table:table-cell office:value-type="string" calcext:value-type="string">
            <text:p>lv_missing_dynamics</text:p>
          </table:table-cell>
          <table:table-cell office:value-type="float" office:value="13.821485826598" calcext:value-type="float">
            <text:p>13.821485826598</text:p>
          </table:table-cell>
          <table:table-cell office:value-type="float" office:value="0.701306851150759" calcext:value-type="float">
            <text:p>0.701306851150759</text:p>
          </table:table-cell>
          <table:table-cell office:value-type="float" office:value="2.99695" calcext:value-type="float">
            <text:p>2.99695</text:p>
          </table:table-cell>
          <table:table-cell office:value-type="float" office:value="4.49826733331922" calcext:value-type="float">
            <text:p>4.49826733331922</text:p>
          </table:table-cell>
          <table:table-cell office:value-type="float" office:value="0.236723023878405" calcext:value-type="float">
            <text:p>0.23672302387840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50458124280085" calcext:value-type="float">
            <text:p>4.50458124280085</text:p>
          </table:table-cell>
          <table:table-cell office:value-type="string" calcext:value-type="string">
            <text:p>lv_missing_dynamics</text:p>
          </table:table-cell>
          <table:table-cell office:value-type="float" office:value="13.8544177921826" calcext:value-type="float">
            <text:p>13.8544177921826</text:p>
          </table:table-cell>
          <table:table-cell office:value-type="float" office:value="0.702171787938454" calcext:value-type="float">
            <text:p>0.702171787938454</text:p>
          </table:table-cell>
          <table:table-cell office:value-type="float" office:value="2.91613333333333" calcext:value-type="float">
            <text:p>2.91613333333333</text:p>
          </table:table-cell>
          <table:table-cell office:value-type="float" office:value="4.50432610661492" calcext:value-type="float">
            <text:p>4.50432610661492</text:p>
          </table:table-cell>
          <table:table-cell office:value-type="float" office:value="0.237400263474094" calcext:value-type="float">
            <text:p>0.237400263474094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83051329497269" calcext:value-type="float">
            <text:p>4.83051329497269</text:p>
          </table:table-cell>
          <table:table-cell office:value-type="string" calcext:value-type="string">
            <text:p>lv_missing_dynamics</text:p>
          </table:table-cell>
          <table:table-cell office:value-type="float" office:value="13.2977159569727" calcext:value-type="float">
            <text:p>13.2977159569727</text:p>
          </table:table-cell>
          <table:table-cell office:value-type="float" office:value="0.684651077689764" calcext:value-type="float">
            <text:p>0.684651077689764</text:p>
          </table:table-cell>
          <table:table-cell office:value-type="float" office:value="2.82511666666667" calcext:value-type="float">
            <text:p>2.82511666666667</text:p>
          </table:table-cell>
          <table:table-cell office:value-type="float" office:value="4.7953166093923" calcext:value-type="float">
            <text:p>4.7953166093923</text:p>
          </table:table-cell>
          <table:table-cell office:value-type="float" office:value="0.22260165173531" calcext:value-type="float">
            <text:p>0.22260165173531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66134707230706" calcext:value-type="float">
            <text:p>5.66134707230706</text:p>
          </table:table-cell>
          <table:table-cell office:value-type="string" calcext:value-type="string">
            <text:p>lv_missing_dynamics</text:p>
          </table:table-cell>
          <table:table-cell office:value-type="float" office:value="14.8172127239536" calcext:value-type="float">
            <text:p>14.8172127239536</text:p>
          </table:table-cell>
          <table:table-cell office:value-type="float" office:value="0.68666024842132" calcext:value-type="float">
            <text:p>0.68666024842132</text:p>
          </table:table-cell>
          <table:table-cell office:value-type="float" office:value="2.9225" calcext:value-type="float">
            <text:p>2.9225</text:p>
          </table:table-cell>
          <table:table-cell office:value-type="float" office:value="5.65876528620861" calcext:value-type="float">
            <text:p>5.65876528620861</text:p>
          </table:table-cell>
          <table:table-cell office:value-type="float" office:value="0.238186704637621" calcext:value-type="float">
            <text:p>0.238186704637621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66313979080754" calcext:value-type="float">
            <text:p>5.66313979080754</text:p>
          </table:table-cell>
          <table:table-cell office:value-type="string" calcext:value-type="string">
            <text:p>lv_missing_dynamics</text:p>
          </table:table-cell>
          <table:table-cell office:value-type="float" office:value="14.8780992450059" calcext:value-type="float">
            <text:p>14.8780992450059</text:p>
          </table:table-cell>
          <table:table-cell office:value-type="float" office:value="0.688876167898021" calcext:value-type="float">
            <text:p>0.688876167898021</text:p>
          </table:table-cell>
          <table:table-cell office:value-type="float" office:value="2.81518333333333" calcext:value-type="float">
            <text:p>2.81518333333333</text:p>
          </table:table-cell>
          <table:table-cell office:value-type="float" office:value="5.62467041948406" calcext:value-type="float">
            <text:p>5.62467041948406</text:p>
          </table:table-cell>
          <table:table-cell office:value-type="float" office:value="0.240304585183571" calcext:value-type="float">
            <text:p>0.240304585183571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66356224016846" calcext:value-type="float">
            <text:p>5.66356224016846</text:p>
          </table:table-cell>
          <table:table-cell office:value-type="string" calcext:value-type="string">
            <text:p>lv_missing_dynamics</text:p>
          </table:table-cell>
          <table:table-cell office:value-type="float" office:value="14.8111953259042" calcext:value-type="float">
            <text:p>14.8111953259042</text:p>
          </table:table-cell>
          <table:table-cell office:value-type="float" office:value="0.686349813802518" calcext:value-type="float">
            <text:p>0.686349813802518</text:p>
          </table:table-cell>
          <table:table-cell office:value-type="float" office:value="2.80875" calcext:value-type="float">
            <text:p>2.80875</text:p>
          </table:table-cell>
          <table:table-cell office:value-type="float" office:value="5.66330371867169" calcext:value-type="float">
            <text:p>5.66330371867169</text:p>
          </table:table-cell>
          <table:table-cell office:value-type="float" office:value="0.237961704895046" calcext:value-type="float">
            <text:p>0.237961704895046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66393952220503" calcext:value-type="float">
            <text:p>5.66393952220503</text:p>
          </table:table-cell>
          <table:table-cell office:value-type="string" calcext:value-type="string">
            <text:p>lv_missing_dynamics</text:p>
          </table:table-cell>
          <table:table-cell office:value-type="float" office:value="14.8109212124498" calcext:value-type="float">
            <text:p>14.8109212124498</text:p>
          </table:table-cell>
          <table:table-cell office:value-type="float" office:value="0.686332104588087" calcext:value-type="float">
            <text:p>0.686332104588087</text:p>
          </table:table-cell>
          <table:table-cell office:value-type="float" office:value="2.86953333333333" calcext:value-type="float">
            <text:p>2.86953333333333</text:p>
          </table:table-cell>
          <table:table-cell office:value-type="float" office:value="5.66355298819568" calcext:value-type="float">
            <text:p>5.66355298819568</text:p>
          </table:table-cell>
          <table:table-cell office:value-type="float" office:value="0.237950582501944" calcext:value-type="float">
            <text:p>0.237950582501944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66" calcext:value-type="float">
            <text:p>4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66579105191122" calcext:value-type="float">
            <text:p>5.66579105191122</text:p>
          </table:table-cell>
          <table:table-cell office:value-type="string" calcext:value-type="string">
            <text:p>lv_missing_dynamics</text:p>
          </table:table-cell>
          <table:table-cell office:value-type="float" office:value="14.8133785820994" calcext:value-type="float">
            <text:p>14.8133785820994</text:p>
          </table:table-cell>
          <table:table-cell office:value-type="float" office:value="0.686438894270428" calcext:value-type="float">
            <text:p>0.686438894270428</text:p>
          </table:table-cell>
          <table:table-cell office:value-type="float" office:value="2.82155" calcext:value-type="float">
            <text:p>2.82155</text:p>
          </table:table-cell>
          <table:table-cell office:value-type="float" office:value="5.66192745131902" calcext:value-type="float">
            <text:p>5.66192745131902</text:p>
          </table:table-cell>
          <table:table-cell office:value-type="float" office:value="0.23803500399112" calcext:value-type="float">
            <text:p>0.23803500399112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88525913758185" calcext:value-type="float">
            <text:p>5.88525913758185</text:p>
          </table:table-cell>
          <table:table-cell office:value-type="string" calcext:value-type="string">
            <text:p>lv_missing_dynamics</text:p>
          </table:table-cell>
          <table:table-cell office:value-type="float" office:value="14.7360980119594" calcext:value-type="float">
            <text:p>14.7360980119594</text:p>
          </table:table-cell>
          <table:table-cell office:value-type="float" office:value="0.719021199399866" calcext:value-type="float">
            <text:p>0.719021199399866</text:p>
          </table:table-cell>
          <table:table-cell office:value-type="float" office:value="2.78438333333333" calcext:value-type="float">
            <text:p>2.78438333333333</text:p>
          </table:table-cell>
          <table:table-cell office:value-type="float" office:value="5.88500210509227" calcext:value-type="float">
            <text:p>5.88500210509227</text:p>
          </table:table-cell>
          <table:table-cell office:value-type="float" office:value="0.242252221311823" calcext:value-type="float">
            <text:p>0.24225222131182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88558056310652" calcext:value-type="float">
            <text:p>5.88558056310652</text:p>
          </table:table-cell>
          <table:table-cell office:value-type="string" calcext:value-type="string">
            <text:p>lv_missing_dynamics</text:p>
          </table:table-cell>
          <table:table-cell office:value-type="float" office:value="14.739837282141" calcext:value-type="float">
            <text:p>14.739837282141</text:p>
          </table:table-cell>
          <table:table-cell office:value-type="float" office:value="0.719145651751284" calcext:value-type="float">
            <text:p>0.719145651751284</text:p>
          </table:table-cell>
          <table:table-cell office:value-type="float" office:value="2.81841666666667" calcext:value-type="float">
            <text:p>2.81841666666667</text:p>
          </table:table-cell>
          <table:table-cell office:value-type="float" office:value="5.88522745754895" calcext:value-type="float">
            <text:p>5.88522745754895</text:p>
          </table:table-cell>
          <table:table-cell office:value-type="float" office:value="0.242345574456656" calcext:value-type="float">
            <text:p>0.242345574456656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86" calcext:value-type="float">
            <text:p>5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41459005901543" calcext:value-type="float">
            <text:p>6.41459005901543</text:p>
          </table:table-cell>
          <table:table-cell office:value-type="string" calcext:value-type="string">
            <text:p>lv_missing_dynamics</text:p>
          </table:table-cell>
          <table:table-cell office:value-type="float" office:value="13.9076979331787" calcext:value-type="float">
            <text:p>13.9076979331787</text:p>
          </table:table-cell>
          <table:table-cell office:value-type="float" office:value="0.738532169448585" calcext:value-type="float">
            <text:p>0.738532169448585</text:p>
          </table:table-cell>
          <table:table-cell office:value-type="float" office:value="2.78395" calcext:value-type="float">
            <text:p>2.78395</text:p>
          </table:table-cell>
          <table:table-cell office:value-type="float" office:value="6.37531005254271" calcext:value-type="float">
            <text:p>6.37531005254271</text:p>
          </table:table-cell>
          <table:table-cell office:value-type="float" office:value="0.216591428015017" calcext:value-type="float">
            <text:p>0.216591428015017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82" calcext:value-type="float">
            <text:p>4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55036097667692" calcext:value-type="float">
            <text:p>6.55036097667692</text:p>
          </table:table-cell>
          <table:table-cell office:value-type="string" calcext:value-type="string">
            <text:p>lv_missing_dynamics</text:p>
          </table:table-cell>
          <table:table-cell office:value-type="float" office:value="13.3760278139442" calcext:value-type="float">
            <text:p>13.3760278139442</text:p>
          </table:table-cell>
          <table:table-cell office:value-type="float" office:value="0.718659614859087" calcext:value-type="float">
            <text:p>0.718659614859087</text:p>
          </table:table-cell>
          <table:table-cell office:value-type="float" office:value="2.8113" calcext:value-type="float">
            <text:p>2.8113</text:p>
          </table:table-cell>
          <table:table-cell office:value-type="float" office:value="6.54641616176496" calcext:value-type="float">
            <text:p>6.54641616176496</text:p>
          </table:table-cell>
          <table:table-cell office:value-type="float" office:value="0.205681601458848" calcext:value-type="float">
            <text:p>0.205681601458848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86" calcext:value-type="float">
            <text:p>4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56337484894133" calcext:value-type="float">
            <text:p>6.56337484894133</text:p>
          </table:table-cell>
          <table:table-cell office:value-type="string" calcext:value-type="string">
            <text:p>lv_missing_dynamics</text:p>
          </table:table-cell>
          <table:table-cell office:value-type="float" office:value="13.3351732782319" calcext:value-type="float">
            <text:p>13.3351732782319</text:p>
          </table:table-cell>
          <table:table-cell office:value-type="float" office:value="0.717338154204297" calcext:value-type="float">
            <text:p>0.717338154204297</text:p>
          </table:table-cell>
          <table:table-cell office:value-type="float" office:value="2.81151666666667" calcext:value-type="float">
            <text:p>2.81151666666667</text:p>
          </table:table-cell>
          <table:table-cell office:value-type="float" office:value="6.56311782070085" calcext:value-type="float">
            <text:p>6.56311782070085</text:p>
          </table:table-cell>
          <table:table-cell office:value-type="float" office:value="0.204916466464219" calcext:value-type="float">
            <text:p>0.204916466464219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63366484760519" calcext:value-type="float">
            <text:p>6.63366484760519</text:p>
          </table:table-cell>
          <table:table-cell office:value-type="string" calcext:value-type="string">
            <text:p>lv_missing_dynamics</text:p>
          </table:table-cell>
          <table:table-cell office:value-type="float" office:value="-14.2582667571758" calcext:value-type="float">
            <text:p>-14.2582667571758</text:p>
          </table:table-cell>
          <table:table-cell office:value-type="float" office:value="1.82055200162141" calcext:value-type="float">
            <text:p>1.82055200162141</text:p>
          </table:table-cell>
          <table:table-cell office:value-type="float" office:value="2.86671666666667" calcext:value-type="float">
            <text:p>2.86671666666667</text:p>
          </table:table-cell>
          <table:table-cell office:value-type="float" office:value="6.62959107018349" calcext:value-type="float">
            <text:p>6.62959107018349</text:p>
          </table:table-cell>
          <table:table-cell office:value-type="float" office:value="0.3906762747863" calcext:value-type="float">
            <text:p>0.3906762747863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62" calcext:value-type="float">
            <text:p>7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78340675923267" calcext:value-type="float">
            <text:p>6.78340675923267</text:p>
          </table:table-cell>
          <table:table-cell office:value-type="string" calcext:value-type="string">
            <text:p>lv_missing_dynamics</text:p>
          </table:table-cell>
          <table:table-cell office:value-type="float" office:value="14.7941777828082" calcext:value-type="float">
            <text:p>14.7941777828082</text:p>
          </table:table-cell>
          <table:table-cell office:value-type="float" office:value="0.750878939468261" calcext:value-type="float">
            <text:p>0.750878939468261</text:p>
          </table:table-cell>
          <table:table-cell office:value-type="float" office:value="2.9401" calcext:value-type="float">
            <text:p>2.9401</text:p>
          </table:table-cell>
          <table:table-cell office:value-type="float" office:value="6.78305308838823" calcext:value-type="float">
            <text:p>6.78305308838823</text:p>
          </table:table-cell>
          <table:table-cell office:value-type="float" office:value="0.236670019509423" calcext:value-type="float">
            <text:p>0.23667001950942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30" calcext:value-type="float">
            <text:p>7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78606969754223" calcext:value-type="float">
            <text:p>6.78606969754223</text:p>
          </table:table-cell>
          <table:table-cell office:value-type="string" calcext:value-type="string">
            <text:p>lv_missing_dynamics</text:p>
          </table:table-cell>
          <table:table-cell office:value-type="float" office:value="14.7300828430252" calcext:value-type="float">
            <text:p>14.7300828430252</text:p>
          </table:table-cell>
          <table:table-cell office:value-type="float" office:value="0.748772549213148" calcext:value-type="float">
            <text:p>0.748772549213148</text:p>
          </table:table-cell>
          <table:table-cell office:value-type="float" office:value="2.9165" calcext:value-type="float">
            <text:p>2.9165</text:p>
          </table:table-cell>
          <table:table-cell office:value-type="float" office:value="6.78347760340682" calcext:value-type="float">
            <text:p>6.78347760340682</text:p>
          </table:table-cell>
          <table:table-cell office:value-type="float" office:value="0.23513162435823" calcext:value-type="float">
            <text:p>0.2351316243582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94" calcext:value-type="float">
            <text:p>29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78692437523852" calcext:value-type="float">
            <text:p>6.78692437523852</text:p>
          </table:table-cell>
          <table:table-cell office:value-type="string" calcext:value-type="string">
            <text:p>lv_missing_dynamics</text:p>
          </table:table-cell>
          <table:table-cell office:value-type="float" office:value="14.7932202157141" calcext:value-type="float">
            <text:p>14.7932202157141</text:p>
          </table:table-cell>
          <table:table-cell office:value-type="float" office:value="0.750909606275479" calcext:value-type="float">
            <text:p>0.750909606275479</text:p>
          </table:table-cell>
          <table:table-cell office:value-type="float" office:value="2.92856666666667" calcext:value-type="float">
            <text:p>2.92856666666667</text:p>
          </table:table-cell>
          <table:table-cell office:value-type="float" office:value="6.78338887240559" calcext:value-type="float">
            <text:p>6.78338887240559</text:p>
          </table:table-cell>
          <table:table-cell office:value-type="float" office:value="0.236659513232314" calcext:value-type="float">
            <text:p>0.236659513232314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26" calcext:value-type="float">
            <text:p>7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80769580685125" calcext:value-type="float">
            <text:p>6.80769580685125</text:p>
          </table:table-cell>
          <table:table-cell office:value-type="string" calcext:value-type="string">
            <text:p>lv_missing_dynamics</text:p>
          </table:table-cell>
          <table:table-cell office:value-type="float" office:value="11.4982026427171" calcext:value-type="float">
            <text:p>11.4982026427171</text:p>
          </table:table-cell>
          <table:table-cell office:value-type="float" office:value="0.70767987962319" calcext:value-type="float">
            <text:p>0.70767987962319</text:p>
          </table:table-cell>
          <table:table-cell office:value-type="float" office:value="2.75558333333333" calcext:value-type="float">
            <text:p>2.75558333333333</text:p>
          </table:table-cell>
          <table:table-cell office:value-type="float" office:value="6.78238095559936" calcext:value-type="float">
            <text:p>6.78238095559936</text:p>
          </table:table-cell>
          <table:table-cell office:value-type="float" office:value="0.192514855760217" calcext:value-type="float">
            <text:p>0.192514855760217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91263232810612" calcext:value-type="float">
            <text:p>6.91263232810612</text:p>
          </table:table-cell>
          <table:table-cell office:value-type="string" calcext:value-type="string">
            <text:p>lv_missing_dynamics</text:p>
          </table:table-cell>
          <table:table-cell office:value-type="float" office:value="15.2645637754725" calcext:value-type="float">
            <text:p>15.2645637754725</text:p>
          </table:table-cell>
          <table:table-cell office:value-type="float" office:value="0.696427019150582" calcext:value-type="float">
            <text:p>0.696427019150582</text:p>
          </table:table-cell>
          <table:table-cell office:value-type="float" office:value="2.77885" calcext:value-type="float">
            <text:p>2.77885</text:p>
          </table:table-cell>
          <table:table-cell office:value-type="float" office:value="6.9123716865582" calcext:value-type="float">
            <text:p>6.9123716865582</text:p>
          </table:table-cell>
          <table:table-cell office:value-type="float" office:value="0.233024582543838" calcext:value-type="float">
            <text:p>0.233024582543838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91286303173001" calcext:value-type="float">
            <text:p>6.91286303173001</text:p>
          </table:table-cell>
          <table:table-cell office:value-type="string" calcext:value-type="string">
            <text:p>lv_missing_dynamics</text:p>
          </table:table-cell>
          <table:table-cell office:value-type="float" office:value="15.2661938739403" calcext:value-type="float">
            <text:p>15.2661938739403</text:p>
          </table:table-cell>
          <table:table-cell office:value-type="float" office:value="0.696487360749162" calcext:value-type="float">
            <text:p>0.696487360749162</text:p>
          </table:table-cell>
          <table:table-cell office:value-type="float" office:value="2.80986666666667" calcext:value-type="float">
            <text:p>2.80986666666667</text:p>
          </table:table-cell>
          <table:table-cell office:value-type="float" office:value="6.91247553775084" calcext:value-type="float">
            <text:p>6.91247553775084</text:p>
          </table:table-cell>
          <table:table-cell office:value-type="float" office:value="0.233066378962064" calcext:value-type="float">
            <text:p>0.233066378962064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91334945041777" calcext:value-type="float">
            <text:p>6.91334945041777</text:p>
          </table:table-cell>
          <table:table-cell office:value-type="string" calcext:value-type="string">
            <text:p>lv_missing_dynamics</text:p>
          </table:table-cell>
          <table:table-cell office:value-type="float" office:value="15.233629101923" calcext:value-type="float">
            <text:p>15.233629101923</text:p>
          </table:table-cell>
          <table:table-cell office:value-type="float" office:value="0.695247880352501" calcext:value-type="float">
            <text:p>0.695247880352501</text:p>
          </table:table-cell>
          <table:table-cell office:value-type="float" office:value="2.77116666666667" calcext:value-type="float">
            <text:p>2.77116666666667</text:p>
          </table:table-cell>
          <table:table-cell office:value-type="float" office:value="6.91074651679501" calcext:value-type="float">
            <text:p>6.91074651679501</text:p>
          </table:table-cell>
          <table:table-cell office:value-type="float" office:value="0.232228304655005" calcext:value-type="float">
            <text:p>0.232228304655005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91592901589102" calcext:value-type="float">
            <text:p>6.91592901589102</text:p>
          </table:table-cell>
          <table:table-cell office:value-type="string" calcext:value-type="string">
            <text:p>lv_missing_dynamics</text:p>
          </table:table-cell>
          <table:table-cell office:value-type="float" office:value="15.2534762804375" calcext:value-type="float">
            <text:p>15.2534762804375</text:p>
          </table:table-cell>
          <table:table-cell office:value-type="float" office:value="0.695984005174154" calcext:value-type="float">
            <text:p>0.695984005174154</text:p>
          </table:table-cell>
          <table:table-cell office:value-type="float" office:value="2.80793333333333" calcext:value-type="float">
            <text:p>2.80793333333333</text:p>
          </table:table-cell>
          <table:table-cell office:value-type="float" office:value="6.91205583051568" calcext:value-type="float">
            <text:p>6.91205583051568</text:p>
          </table:table-cell>
          <table:table-cell office:value-type="float" office:value="0.232731352516442" calcext:value-type="float">
            <text:p>0.232731352516442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06" calcext:value-type="float">
            <text:p>6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93695582022084" calcext:value-type="float">
            <text:p>6.93695582022084</text:p>
          </table:table-cell>
          <table:table-cell office:value-type="string" calcext:value-type="string">
            <text:p>lv_missing_dynamics</text:p>
          </table:table-cell>
          <table:table-cell office:value-type="float" office:value="15.0507676735598" calcext:value-type="float">
            <text:p>15.0507676735598</text:p>
          </table:table-cell>
          <table:table-cell office:value-type="float" office:value="0.688130283866305" calcext:value-type="float">
            <text:p>0.688130283866305</text:p>
          </table:table-cell>
          <table:table-cell office:value-type="float" office:value="2.82858333333333" calcext:value-type="float">
            <text:p>2.82858333333333</text:p>
          </table:table-cell>
          <table:table-cell office:value-type="float" office:value="6.89839295472337" calcext:value-type="float">
            <text:p>6.89839295472337</text:p>
          </table:table-cell>
          <table:table-cell office:value-type="float" office:value="0.227728711294387" calcext:value-type="float">
            <text:p>0.227728711294387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02" calcext:value-type="float">
            <text:p>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26981333422708" calcext:value-type="float">
            <text:p>7.26981333422708</text:p>
          </table:table-cell>
          <table:table-cell office:value-type="string" calcext:value-type="string">
            <text:p>lv_missing_dynamics</text:p>
          </table:table-cell>
          <table:table-cell office:value-type="float" office:value="10.9611854778617" calcext:value-type="float">
            <text:p>10.9611854778617</text:p>
          </table:table-cell>
          <table:table-cell office:value-type="float" office:value="0.736330534465985" calcext:value-type="float">
            <text:p>0.736330534465985</text:p>
          </table:table-cell>
          <table:table-cell office:value-type="float" office:value="2.89146666666667" calcext:value-type="float">
            <text:p>2.89146666666667</text:p>
          </table:table-cell>
          <table:table-cell office:value-type="float" office:value="7.23461985386986" calcext:value-type="float">
            <text:p>7.23461985386986</text:p>
          </table:table-cell>
          <table:table-cell office:value-type="float" office:value="0.192812259469508" calcext:value-type="float">
            <text:p>0.192812259469508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78" calcext:value-type="float">
            <text:p>5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33337505391241" calcext:value-type="float">
            <text:p>7.33337505391241</text:p>
          </table:table-cell>
          <table:table-cell office:value-type="string" calcext:value-type="string">
            <text:p>lv_missing_dynamics</text:p>
          </table:table-cell>
          <table:table-cell office:value-type="float" office:value="13.8868871852292" calcext:value-type="float">
            <text:p>13.8868871852292</text:p>
          </table:table-cell>
          <table:table-cell office:value-type="float" office:value="0.700210030359168" calcext:value-type="float">
            <text:p>0.700210030359168</text:p>
          </table:table-cell>
          <table:table-cell office:value-type="float" office:value="2.72303333333333" calcext:value-type="float">
            <text:p>2.72303333333333</text:p>
          </table:table-cell>
          <table:table-cell office:value-type="float" office:value="7.32107121005939" calcext:value-type="float">
            <text:p>7.32107121005939</text:p>
          </table:table-cell>
          <table:table-cell office:value-type="float" office:value="0.259122831592092" calcext:value-type="float">
            <text:p>0.25912283159209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33724782675292" calcext:value-type="float">
            <text:p>7.33724782675292</text:p>
          </table:table-cell>
          <table:table-cell office:value-type="string" calcext:value-type="string">
            <text:p>lv_missing_dynamics</text:p>
          </table:table-cell>
          <table:table-cell office:value-type="float" office:value="13.7217059390666" calcext:value-type="float">
            <text:p>13.7217059390666</text:p>
          </table:table-cell>
          <table:table-cell office:value-type="float" office:value="0.699385944997122" calcext:value-type="float">
            <text:p>0.699385944997122</text:p>
          </table:table-cell>
          <table:table-cell office:value-type="float" office:value="2.81226666666667" calcext:value-type="float">
            <text:p>2.81226666666667</text:p>
          </table:table-cell>
          <table:table-cell office:value-type="float" office:value="7.31225300813821" calcext:value-type="float">
            <text:p>7.31225300813821</text:p>
          </table:table-cell>
          <table:table-cell office:value-type="float" office:value="0.255742146942985" calcext:value-type="float">
            <text:p>0.25574214694298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44394929543942" calcext:value-type="float">
            <text:p>7.44394929543942</text:p>
          </table:table-cell>
          <table:table-cell office:value-type="string" calcext:value-type="string">
            <text:p>lv_missing_dynamics</text:p>
          </table:table-cell>
          <table:table-cell office:value-type="float" office:value="12.3054172107988" calcext:value-type="float">
            <text:p>12.3054172107988</text:p>
          </table:table-cell>
          <table:table-cell office:value-type="float" office:value="0.744224737184561" calcext:value-type="float">
            <text:p>0.744224737184561</text:p>
          </table:table-cell>
          <table:table-cell office:value-type="float" office:value="2.81373333333333" calcext:value-type="float">
            <text:p>2.81373333333333</text:p>
          </table:table-cell>
          <table:table-cell office:value-type="float" office:value="7.41835320454136" calcext:value-type="float">
            <text:p>7.41835320454136</text:p>
          </table:table-cell>
          <table:table-cell office:value-type="float" office:value="0.198534857978586" calcext:value-type="float">
            <text:p>0.198534857978586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50565633663208" calcext:value-type="float">
            <text:p>7.50565633663208</text:p>
          </table:table-cell>
          <table:table-cell office:value-type="string" calcext:value-type="string">
            <text:p>lv_missing_dynamics</text:p>
          </table:table-cell>
          <table:table-cell office:value-type="float" office:value="12.9121950881029" calcext:value-type="float">
            <text:p>12.9121950881029</text:p>
          </table:table-cell>
          <table:table-cell office:value-type="float" office:value="0.707238215577022" calcext:value-type="float">
            <text:p>0.707238215577022</text:p>
          </table:table-cell>
          <table:table-cell office:value-type="float" office:value="2.6719" calcext:value-type="float">
            <text:p>2.6719</text:p>
          </table:table-cell>
          <table:table-cell office:value-type="float" office:value="7.50314894649783" calcext:value-type="float">
            <text:p>7.50314894649783</text:p>
          </table:table-cell>
          <table:table-cell office:value-type="float" office:value="0.238986709975034" calcext:value-type="float">
            <text:p>0.238986709975034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54344445300019" calcext:value-type="float">
            <text:p>7.54344445300019</text:p>
          </table:table-cell>
          <table:table-cell office:value-type="string" calcext:value-type="string">
            <text:p>lv_missing_dynamics</text:p>
          </table:table-cell>
          <table:table-cell office:value-type="float" office:value="12.7" calcext:value-type="float">
            <text:p>12.7</text:p>
          </table:table-cell>
          <table:table-cell office:value-type="float" office:value="0.710511060196686" calcext:value-type="float">
            <text:p>0.710511060196686</text:p>
          </table:table-cell>
          <table:table-cell office:value-type="float" office:value="2.72293333333333" calcext:value-type="float">
            <text:p>2.72293333333333</text:p>
          </table:table-cell>
          <table:table-cell office:value-type="float" office:value="7.54332064743704" calcext:value-type="float">
            <text:p>7.54332064743704</text:p>
          </table:table-cell>
          <table:table-cell office:value-type="float" office:value="0.236346935406091" calcext:value-type="float">
            <text:p>0.236346935406091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5448234193521" calcext:value-type="float">
            <text:p>7.5448234193521</text:p>
          </table:table-cell>
          <table:table-cell office:value-type="string" calcext:value-type="string">
            <text:p>lv_missing_dynamics</text:p>
          </table:table-cell>
          <table:table-cell office:value-type="float" office:value="12.7351591140664" calcext:value-type="float">
            <text:p>12.7351591140664</text:p>
          </table:table-cell>
          <table:table-cell office:value-type="float" office:value="0.710620699251381" calcext:value-type="float">
            <text:p>0.710620699251381</text:p>
          </table:table-cell>
          <table:table-cell office:value-type="float" office:value="2.8177" calcext:value-type="float">
            <text:p>2.8177</text:p>
          </table:table-cell>
          <table:table-cell office:value-type="float" office:value="7.54457261318718" calcext:value-type="float">
            <text:p>7.54457261318718</text:p>
          </table:table-cell>
          <table:table-cell office:value-type="float" office:value="0.23627828171939" calcext:value-type="float">
            <text:p>0.23627828171939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62438092354169" calcext:value-type="float">
            <text:p>7.62438092354169</text:p>
          </table:table-cell>
          <table:table-cell office:value-type="string" calcext:value-type="string">
            <text:p>lv_missing_dynamics</text:p>
          </table:table-cell>
          <table:table-cell office:value-type="float" office:value="15.5791429637623" calcext:value-type="float">
            <text:p>15.5791429637623</text:p>
          </table:table-cell>
          <table:table-cell office:value-type="float" office:value="0.731620870522355" calcext:value-type="float">
            <text:p>0.731620870522355</text:p>
          </table:table-cell>
          <table:table-cell office:value-type="float" office:value="2.82658333333333" calcext:value-type="float">
            <text:p>2.82658333333333</text:p>
          </table:table-cell>
          <table:table-cell office:value-type="float" office:value="7.62179322462399" calcext:value-type="float">
            <text:p>7.62179322462399</text:p>
          </table:table-cell>
          <table:table-cell office:value-type="float" office:value="0.229375565153516" calcext:value-type="float">
            <text:p>0.229375565153516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62491003313328" calcext:value-type="float">
            <text:p>7.62491003313328</text:p>
          </table:table-cell>
          <table:table-cell office:value-type="string" calcext:value-type="string">
            <text:p>lv_missing_dynamics</text:p>
          </table:table-cell>
          <table:table-cell office:value-type="float" office:value="15.450863813326" calcext:value-type="float">
            <text:p>15.450863813326</text:p>
          </table:table-cell>
          <table:table-cell office:value-type="float" office:value="0.727247241279172" calcext:value-type="float">
            <text:p>0.727247241279172</text:p>
          </table:table-cell>
          <table:table-cell office:value-type="float" office:value="2.81016666666667" calcext:value-type="float">
            <text:p>2.81016666666667</text:p>
          </table:table-cell>
          <table:table-cell office:value-type="float" office:value="7.59932530445404" calcext:value-type="float">
            <text:p>7.59932530445404</text:p>
          </table:table-cell>
          <table:table-cell office:value-type="float" office:value="0.226746755446959" calcext:value-type="float">
            <text:p>0.226746755446959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62547446946261" calcext:value-type="float">
            <text:p>7.62547446946261</text:p>
          </table:table-cell>
          <table:table-cell office:value-type="string" calcext:value-type="string">
            <text:p>lv_missing_dynamics</text:p>
          </table:table-cell>
          <table:table-cell office:value-type="float" office:value="15.576504582287" calcext:value-type="float">
            <text:p>15.576504582287</text:p>
          </table:table-cell>
          <table:table-cell office:value-type="float" office:value="0.731503569690942" calcext:value-type="float">
            <text:p>0.731503569690942</text:p>
          </table:table-cell>
          <table:table-cell office:value-type="float" office:value="2.7947" calcext:value-type="float">
            <text:p>2.7947</text:p>
          </table:table-cell>
          <table:table-cell office:value-type="float" office:value="7.6215160816706" calcext:value-type="float">
            <text:p>7.6215160816706</text:p>
          </table:table-cell>
          <table:table-cell office:value-type="float" office:value="0.229314284489358" calcext:value-type="float">
            <text:p>0.229314284489358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30" calcext:value-type="float">
            <text:p>6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72362580221704" calcext:value-type="float">
            <text:p>7.72362580221704</text:p>
          </table:table-cell>
          <table:table-cell office:value-type="string" calcext:value-type="string">
            <text:p>lv_missing_dynamics</text:p>
          </table:table-cell>
          <table:table-cell office:value-type="float" office:value="14.6578298393915" calcext:value-type="float">
            <text:p>14.6578298393915</text:p>
          </table:table-cell>
          <table:table-cell office:value-type="float" office:value="0.718566258426145" calcext:value-type="float">
            <text:p>0.718566258426145</text:p>
          </table:table-cell>
          <table:table-cell office:value-type="float" office:value="2.81846666666667" calcext:value-type="float">
            <text:p>2.81846666666667</text:p>
          </table:table-cell>
          <table:table-cell office:value-type="float" office:value="7.72323657418146" calcext:value-type="float">
            <text:p>7.72323657418146</text:p>
          </table:table-cell>
          <table:table-cell office:value-type="float" office:value="0.214242295334463" calcext:value-type="float">
            <text:p>0.214242295334463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54" calcext:value-type="float">
            <text:p>7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72713021460581" calcext:value-type="float">
            <text:p>7.72713021460581</text:p>
          </table:table-cell>
          <table:table-cell office:value-type="string" calcext:value-type="string">
            <text:p>lv_missing_dynamics</text:p>
          </table:table-cell>
          <table:table-cell office:value-type="float" office:value="14.6375703519663" calcext:value-type="float">
            <text:p>14.6375703519663</text:p>
          </table:table-cell>
          <table:table-cell office:value-type="float" office:value="0.717861608948365" calcext:value-type="float">
            <text:p>0.717861608948365</text:p>
          </table:table-cell>
          <table:table-cell office:value-type="float" office:value="2.78933333333333" calcext:value-type="float">
            <text:p>2.78933333333333</text:p>
          </table:table-cell>
          <table:table-cell office:value-type="float" office:value="7.7244988324794" calcext:value-type="float">
            <text:p>7.7244988324794</text:p>
          </table:table-cell>
          <table:table-cell office:value-type="float" office:value="0.213802527242541" calcext:value-type="float">
            <text:p>0.213802527242541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18" calcext:value-type="float">
            <text:p>3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72782454462382" calcext:value-type="float">
            <text:p>7.72782454462382</text:p>
          </table:table-cell>
          <table:table-cell office:value-type="string" calcext:value-type="string">
            <text:p>lv_missing_dynamics</text:p>
          </table:table-cell>
          <table:table-cell office:value-type="float" office:value="14.6502658323624" calcext:value-type="float">
            <text:p>14.6502658323624</text:p>
          </table:table-cell>
          <table:table-cell office:value-type="float" office:value="0.718290179509933" calcext:value-type="float">
            <text:p>0.718290179509933</text:p>
          </table:table-cell>
          <table:table-cell office:value-type="float" office:value="2.79351666666667" calcext:value-type="float">
            <text:p>2.79351666666667</text:p>
          </table:table-cell>
          <table:table-cell office:value-type="float" office:value="7.72393402820621" calcext:value-type="float">
            <text:p>7.72393402820621</text:p>
          </table:table-cell>
          <table:table-cell office:value-type="float" office:value="0.214073391061431" calcext:value-type="float">
            <text:p>0.214073391061431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76824801601732" calcext:value-type="float">
            <text:p>7.76824801601732</text:p>
          </table:table-cell>
          <table:table-cell office:value-type="string" calcext:value-type="string">
            <text:p>lv_missing_dynamics</text:p>
          </table:table-cell>
          <table:table-cell office:value-type="float" office:value="14.523014290219" calcext:value-type="float">
            <text:p>14.523014290219</text:p>
          </table:table-cell>
          <table:table-cell office:value-type="float" office:value="0.713760253894483" calcext:value-type="float">
            <text:p>0.713760253894483</text:p>
          </table:table-cell>
          <table:table-cell office:value-type="float" office:value="2.8904" calcext:value-type="float">
            <text:p>2.8904</text:p>
          </table:table-cell>
          <table:table-cell office:value-type="float" office:value="7.72951345998943" calcext:value-type="float">
            <text:p>7.72951345998943</text:p>
          </table:table-cell>
          <table:table-cell office:value-type="float" office:value="0.211436368337547" calcext:value-type="float">
            <text:p>0.211436368337547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46" calcext:value-type="float">
            <text:p>7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83218968698758" calcext:value-type="float">
            <text:p>7.83218968698758</text:p>
          </table:table-cell>
          <table:table-cell office:value-type="string" calcext:value-type="string">
            <text:p>lv_missing_dynamics</text:p>
          </table:table-cell>
          <table:table-cell office:value-type="float" office:value="-14.0292257904741" calcext:value-type="float">
            <text:p>-14.0292257904741</text:p>
          </table:table-cell>
          <table:table-cell office:value-type="float" office:value="1.88491215165333" calcext:value-type="float">
            <text:p>1.88491215165333</text:p>
          </table:table-cell>
          <table:table-cell office:value-type="float" office:value="2.85343333333333" calcext:value-type="float">
            <text:p>2.85343333333333</text:p>
          </table:table-cell>
          <table:table-cell office:value-type="float" office:value="7.83192785107638" calcext:value-type="float">
            <text:p>7.83192785107638</text:p>
          </table:table-cell>
          <table:table-cell office:value-type="float" office:value="0.391440733904943" calcext:value-type="float">
            <text:p>0.39144073390494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95091015648155" calcext:value-type="float">
            <text:p>7.95091015648155</text:p>
          </table:table-cell>
          <table:table-cell office:value-type="string" calcext:value-type="string">
            <text:p>lv_missing_dynamics</text:p>
          </table:table-cell>
          <table:table-cell office:value-type="float" office:value="11.5585694523684" calcext:value-type="float">
            <text:p>11.5585694523684</text:p>
          </table:table-cell>
          <table:table-cell office:value-type="float" office:value="0.780424592214005" calcext:value-type="float">
            <text:p>0.780424592214005</text:p>
          </table:table-cell>
          <table:table-cell office:value-type="float" office:value="2.77226666666667" calcext:value-type="float">
            <text:p>2.77226666666667</text:p>
          </table:table-cell>
          <table:table-cell office:value-type="float" office:value="7.91563198712903" calcext:value-type="float">
            <text:p>7.91563198712903</text:p>
          </table:table-cell>
          <table:table-cell office:value-type="float" office:value="0.198155187744043" calcext:value-type="float">
            <text:p>0.19815518774404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22" calcext:value-type="float">
            <text:p>7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51443854539545" calcext:value-type="float">
            <text:p>8.51443854539545</text:p>
          </table:table-cell>
          <table:table-cell office:value-type="string" calcext:value-type="string">
            <text:p>lv_missing_dynamics</text:p>
          </table:table-cell>
          <table:table-cell office:value-type="float" office:value="14.6579004814324" calcext:value-type="float">
            <text:p>14.6579004814324</text:p>
          </table:table-cell>
          <table:table-cell office:value-type="float" office:value="0.750556804754741" calcext:value-type="float">
            <text:p>0.750556804754741</text:p>
          </table:table-cell>
          <table:table-cell office:value-type="float" office:value="2.77708333333333" calcext:value-type="float">
            <text:p>2.77708333333333</text:p>
          </table:table-cell>
          <table:table-cell office:value-type="float" office:value="8.51418677121073" calcext:value-type="float">
            <text:p>8.51418677121073</text:p>
          </table:table-cell>
          <table:table-cell office:value-type="float" office:value="0.258318238811665" calcext:value-type="float">
            <text:p>0.25831823881166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58" calcext:value-type="float">
            <text:p>6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51568869577826" calcext:value-type="float">
            <text:p>8.51568869577826</text:p>
          </table:table-cell>
          <table:table-cell office:value-type="string" calcext:value-type="string">
            <text:p>lv_missing_dynamics</text:p>
          </table:table-cell>
          <table:table-cell office:value-type="float" office:value="14.6394568502669" calcext:value-type="float">
            <text:p>14.6394568502669</text:p>
          </table:table-cell>
          <table:table-cell office:value-type="float" office:value="0.750475542481501" calcext:value-type="float">
            <text:p>0.750475542481501</text:p>
          </table:table-cell>
          <table:table-cell office:value-type="float" office:value="2.7306" calcext:value-type="float">
            <text:p>2.7306</text:p>
          </table:table-cell>
          <table:table-cell office:value-type="float" office:value="8.51443522844239" calcext:value-type="float">
            <text:p>8.51443522844239</text:p>
          </table:table-cell>
          <table:table-cell office:value-type="float" office:value="0.257922911350778" calcext:value-type="float">
            <text:p>0.257922911350778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51706271059049" calcext:value-type="float">
            <text:p>8.51706271059049</text:p>
          </table:table-cell>
          <table:table-cell office:value-type="string" calcext:value-type="string">
            <text:p>lv_missing_dynamics</text:p>
          </table:table-cell>
          <table:table-cell office:value-type="float" office:value="14.6402045038495" calcext:value-type="float">
            <text:p>14.6402045038495</text:p>
          </table:table-cell>
          <table:table-cell office:value-type="float" office:value="0.750517034243305" calcext:value-type="float">
            <text:p>0.750517034243305</text:p>
          </table:table-cell>
          <table:table-cell office:value-type="float" office:value="2.72666666666667" calcext:value-type="float">
            <text:p>2.72666666666667</text:p>
          </table:table-cell>
          <table:table-cell office:value-type="float" office:value="8.51454568517094" calcext:value-type="float">
            <text:p>8.51454568517094</text:p>
          </table:table-cell>
          <table:table-cell office:value-type="float" office:value="0.257953619762135" calcext:value-type="float">
            <text:p>0.25795361976213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54" calcext:value-type="float">
            <text:p>6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53996181665625" calcext:value-type="float">
            <text:p>8.53996181665625</text:p>
          </table:table-cell>
          <table:table-cell office:value-type="string" calcext:value-type="string">
            <text:p>lv_missing_dynamics</text:p>
          </table:table-cell>
          <table:table-cell office:value-type="float" office:value="14.2162107978604" calcext:value-type="float">
            <text:p>14.2162107978604</text:p>
          </table:table-cell>
          <table:table-cell office:value-type="float" office:value="0.748779110206026" calcext:value-type="float">
            <text:p>0.748779110206026</text:p>
          </table:table-cell>
          <table:table-cell office:value-type="float" office:value="2.72203333333333" calcext:value-type="float">
            <text:p>2.72203333333333</text:p>
          </table:table-cell>
          <table:table-cell office:value-type="float" office:value="8.51487487880418" calcext:value-type="float">
            <text:p>8.51487487880418</text:p>
          </table:table-cell>
          <table:table-cell office:value-type="float" office:value="0.249690878252693" calcext:value-type="float">
            <text:p>0.24969087825269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73767897934341" calcext:value-type="float">
            <text:p>8.73767897934341</text:p>
          </table:table-cell>
          <table:table-cell office:value-type="string" calcext:value-type="string">
            <text:p>lv_missing_dynamics</text:p>
          </table:table-cell>
          <table:table-cell office:value-type="float" office:value="-14.3213305677852" calcext:value-type="float">
            <text:p>-14.3213305677852</text:p>
          </table:table-cell>
          <table:table-cell office:value-type="float" office:value="3.23483781422387" calcext:value-type="float">
            <text:p>3.23483781422387</text:p>
          </table:table-cell>
          <table:table-cell office:value-type="float" office:value="2.71946666666667" calcext:value-type="float">
            <text:p>2.71946666666667</text:p>
          </table:table-cell>
          <table:table-cell office:value-type="float" office:value="8.7122435539633" calcext:value-type="float">
            <text:p>8.7122435539633</text:p>
          </table:table-cell>
          <table:table-cell office:value-type="float" office:value="0.666943558366361" calcext:value-type="float">
            <text:p>0.666943558366361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06" calcext:value-type="float">
            <text:p>8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82590956217561" calcext:value-type="float">
            <text:p>8.82590956217561</text:p>
          </table:table-cell>
          <table:table-cell office:value-type="string" calcext:value-type="string">
            <text:p>lv_missing_dynamics</text:p>
          </table:table-cell>
          <table:table-cell office:value-type="float" office:value="13.9006488917017" calcext:value-type="float">
            <text:p>13.9006488917017</text:p>
          </table:table-cell>
          <table:table-cell office:value-type="float" office:value="0.688187944649238" calcext:value-type="float">
            <text:p>0.688187944649238</text:p>
          </table:table-cell>
          <table:table-cell office:value-type="float" office:value="2.81906666666667" calcext:value-type="float">
            <text:p>2.81906666666667</text:p>
          </table:table-cell>
          <table:table-cell office:value-type="float" office:value="8.80007349849933" calcext:value-type="float">
            <text:p>8.80007349849933</text:p>
          </table:table-cell>
          <table:table-cell office:value-type="float" office:value="0.191925585188965" calcext:value-type="float">
            <text:p>0.191925585188965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38" calcext:value-type="float">
            <text:p>33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97830236021127" calcext:value-type="float">
            <text:p>8.97830236021127</text:p>
          </table:table-cell>
          <table:table-cell office:value-type="string" calcext:value-type="string">
            <text:p>lv_missing_dynamics</text:p>
          </table:table-cell>
          <table:table-cell office:value-type="float" office:value="13.5263959648741" calcext:value-type="float">
            <text:p>13.5263959648741</text:p>
          </table:table-cell>
          <table:table-cell office:value-type="float" office:value="0.691880791188235" calcext:value-type="float">
            <text:p>0.691880791188235</text:p>
          </table:table-cell>
          <table:table-cell office:value-type="float" office:value="2.77408333333333" calcext:value-type="float">
            <text:p>2.77408333333333</text:p>
          </table:table-cell>
          <table:table-cell office:value-type="float" office:value="8.97432423998784" calcext:value-type="float">
            <text:p>8.97432423998784</text:p>
          </table:table-cell>
          <table:table-cell office:value-type="float" office:value="0.189138697472299" calcext:value-type="float">
            <text:p>0.189138697472299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74" calcext:value-type="float">
            <text:p>7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97949275316868" calcext:value-type="float">
            <text:p>8.97949275316868</text:p>
          </table:table-cell>
          <table:table-cell office:value-type="string" calcext:value-type="string">
            <text:p>lv_missing_dynamics</text:p>
          </table:table-cell>
          <table:table-cell office:value-type="float" office:value="13.5212463685202" calcext:value-type="float">
            <text:p>13.5212463685202</text:p>
          </table:table-cell>
          <table:table-cell office:value-type="float" office:value="0.691980715711837" calcext:value-type="float">
            <text:p>0.691980715711837</text:p>
          </table:table-cell>
          <table:table-cell office:value-type="float" office:value="2.88303333333333" calcext:value-type="float">
            <text:p>2.88303333333333</text:p>
          </table:table-cell>
          <table:table-cell office:value-type="float" office:value="8.9768801159593" calcext:value-type="float">
            <text:p>8.9768801159593</text:p>
          </table:table-cell>
          <table:table-cell office:value-type="float" office:value="0.189111647219165" calcext:value-type="float">
            <text:p>0.189111647219165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42" calcext:value-type="float">
            <text:p>3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99308197303093" calcext:value-type="float">
            <text:p>8.99308197303093</text:p>
          </table:table-cell>
          <table:table-cell office:value-type="string" calcext:value-type="string">
            <text:p>lv_missing_dynamics</text:p>
          </table:table-cell>
          <table:table-cell office:value-type="float" office:value="13.491565288352" calcext:value-type="float">
            <text:p>13.491565288352</text:p>
          </table:table-cell>
          <table:table-cell office:value-type="float" office:value="0.692473077586636" calcext:value-type="float">
            <text:p>0.692473077586636</text:p>
          </table:table-cell>
          <table:table-cell office:value-type="float" office:value="2.88641666666667" calcext:value-type="float">
            <text:p>2.88641666666667</text:p>
          </table:table-cell>
          <table:table-cell office:value-type="float" office:value="8.99268399093914" calcext:value-type="float">
            <text:p>8.99268399093914</text:p>
          </table:table-cell>
          <table:table-cell office:value-type="float" office:value="0.188947373680328" calcext:value-type="float">
            <text:p>0.188947373680328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78" calcext:value-type="float">
            <text:p>7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99315163509903" calcext:value-type="float">
            <text:p>8.99315163509903</text:p>
          </table:table-cell>
          <table:table-cell office:value-type="string" calcext:value-type="string">
            <text:p>lv_missing_dynamics</text:p>
          </table:table-cell>
          <table:table-cell office:value-type="float" office:value="13.4911592980677" calcext:value-type="float">
            <text:p>13.4911592980677</text:p>
          </table:table-cell>
          <table:table-cell office:value-type="float" office:value="0.692481817331433" calcext:value-type="float">
            <text:p>0.692481817331433</text:p>
          </table:table-cell>
          <table:table-cell office:value-type="float" office:value="2.88046666666667" calcext:value-type="float">
            <text:p>2.88046666666667</text:p>
          </table:table-cell>
          <table:table-cell office:value-type="float" office:value="8.99289010619384" calcext:value-type="float">
            <text:p>8.99289010619384</text:p>
          </table:table-cell>
          <table:table-cell office:value-type="float" office:value="0.188945421295851" calcext:value-type="float">
            <text:p>0.188945421295851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46" calcext:value-type="float">
            <text:p>3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00575760709184" calcext:value-type="float">
            <text:p>9.00575760709184</text:p>
          </table:table-cell>
          <table:table-cell office:value-type="string" calcext:value-type="string">
            <text:p>lv_missing_dynamics</text:p>
          </table:table-cell>
          <table:table-cell office:value-type="float" office:value="16.0855423424635" calcext:value-type="float">
            <text:p>16.0855423424635</text:p>
          </table:table-cell>
          <table:table-cell office:value-type="float" office:value="0.876513042245865" calcext:value-type="float">
            <text:p>0.876513042245865</text:p>
          </table:table-cell>
          <table:table-cell office:value-type="float" office:value="2.61436666666667" calcext:value-type="float">
            <text:p>2.61436666666667</text:p>
          </table:table-cell>
          <table:table-cell office:value-type="float" office:value="9.00562996820084" calcext:value-type="float">
            <text:p>9.00562996820084</text:p>
          </table:table-cell>
          <table:table-cell office:value-type="float" office:value="0.297723727924177" calcext:value-type="float">
            <text:p>0.297723727924177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70" calcext:value-type="float">
            <text:p>3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00590273528852" calcext:value-type="float">
            <text:p>9.00590273528852</text:p>
          </table:table-cell>
          <table:table-cell office:value-type="string" calcext:value-type="string">
            <text:p>lv_missing_dynamics</text:p>
          </table:table-cell>
          <table:table-cell office:value-type="float" office:value="16.0862041594571" calcext:value-type="float">
            <text:p>16.0862041594571</text:p>
          </table:table-cell>
          <table:table-cell office:value-type="float" office:value="0.876556201934294" calcext:value-type="float">
            <text:p>0.876556201934294</text:p>
          </table:table-cell>
          <table:table-cell office:value-type="float" office:value="2.74543333333333" calcext:value-type="float">
            <text:p>2.74543333333333</text:p>
          </table:table-cell>
          <table:table-cell office:value-type="float" office:value="9.00564920679518" calcext:value-type="float">
            <text:p>9.00564920679518</text:p>
          </table:table-cell>
          <table:table-cell office:value-type="float" office:value="0.297750960587279" calcext:value-type="float">
            <text:p>0.297750960587279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00671681014331" calcext:value-type="float">
            <text:p>9.00671681014331</text:p>
          </table:table-cell>
          <table:table-cell office:value-type="string" calcext:value-type="string">
            <text:p>lv_missing_dynamics</text:p>
          </table:table-cell>
          <table:table-cell office:value-type="float" office:value="16.0686845091885" calcext:value-type="float">
            <text:p>16.0686845091885</text:p>
          </table:table-cell>
          <table:table-cell office:value-type="float" office:value="0.875642568718803" calcext:value-type="float">
            <text:p>0.875642568718803</text:p>
          </table:table-cell>
          <table:table-cell office:value-type="float" office:value="2.72666666666667" calcext:value-type="float">
            <text:p>2.72666666666667</text:p>
          </table:table-cell>
          <table:table-cell office:value-type="float" office:value="9.00544107322915" calcext:value-type="float">
            <text:p>9.00544107322915</text:p>
          </table:table-cell>
          <table:table-cell office:value-type="float" office:value="0.297104991130907" calcext:value-type="float">
            <text:p>0.297104991130907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66" calcext:value-type="float">
            <text:p>3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00805946414453" calcext:value-type="float">
            <text:p>9.00805946414453</text:p>
          </table:table-cell>
          <table:table-cell office:value-type="string" calcext:value-type="string">
            <text:p>lv_missing_dynamics</text:p>
          </table:table-cell>
          <table:table-cell office:value-type="float" office:value="16.0698004681908" calcext:value-type="float">
            <text:p>16.0698004681908</text:p>
          </table:table-cell>
          <table:table-cell office:value-type="float" office:value="0.875763799844217" calcext:value-type="float">
            <text:p>0.875763799844217</text:p>
          </table:table-cell>
          <table:table-cell office:value-type="float" office:value="2.70926666666667" calcext:value-type="float">
            <text:p>2.70926666666667</text:p>
          </table:table-cell>
          <table:table-cell office:value-type="float" office:value="9.00552488957999" calcext:value-type="float">
            <text:p>9.00552488957999</text:p>
          </table:table-cell>
          <table:table-cell office:value-type="float" office:value="0.297168635346228" calcext:value-type="float">
            <text:p>0.297168635346228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98" calcext:value-type="float">
            <text:p>7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02637582093356" calcext:value-type="float">
            <text:p>9.02637582093356</text:p>
          </table:table-cell>
          <table:table-cell office:value-type="string" calcext:value-type="string">
            <text:p>lv_missing_dynamics</text:p>
          </table:table-cell>
          <table:table-cell office:value-type="float" office:value="15.5583147387359" calcext:value-type="float">
            <text:p>15.5583147387359</text:p>
          </table:table-cell>
          <table:table-cell office:value-type="float" office:value="0.853221320400862" calcext:value-type="float">
            <text:p>0.853221320400862</text:p>
          </table:table-cell>
          <table:table-cell office:value-type="float" office:value="2.69373333333333" calcext:value-type="float">
            <text:p>2.69373333333333</text:p>
          </table:table-cell>
          <table:table-cell office:value-type="float" office:value="9.01370803072679" calcext:value-type="float">
            <text:p>9.01370803072679</text:p>
          </table:table-cell>
          <table:table-cell office:value-type="float" office:value="0.279724716192384" calcext:value-type="float">
            <text:p>0.279724716192384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62" calcext:value-type="float">
            <text:p>3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04340859663046" calcext:value-type="float">
            <text:p>9.04340859663046</text:p>
          </table:table-cell>
          <table:table-cell office:value-type="string" calcext:value-type="string">
            <text:p>lv_missing_dynamics</text:p>
          </table:table-cell>
          <table:table-cell office:value-type="float" office:value="15.4486375419222" calcext:value-type="float">
            <text:p>15.4486375419222</text:p>
          </table:table-cell>
          <table:table-cell office:value-type="float" office:value="0.849358542289804" calcext:value-type="float">
            <text:p>0.849358542289804</text:p>
          </table:table-cell>
          <table:table-cell office:value-type="float" office:value="2.6795" calcext:value-type="float">
            <text:p>2.6795</text:p>
          </table:table-cell>
          <table:table-cell office:value-type="float" office:value="9.018149294708" calcext:value-type="float">
            <text:p>9.018149294708</text:p>
          </table:table-cell>
          <table:table-cell office:value-type="float" office:value="0.276509084963898" calcext:value-type="float">
            <text:p>0.276509084963898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94" calcext:value-type="float">
            <text:p>79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/>
          <table:table-cell table:style-name="ce9"/>
          <table:table-cell office:value-type="float" office:value="9.15282982070249" calcext:value-type="float">
            <text:p>9.15282982070249</text:p>
          </table:table-cell>
          <table:table-cell office:value-type="string" calcext:value-type="string">
            <text:p>lv_missing_dynamics</text:p>
          </table:table-cell>
          <table:table-cell office:value-type="float" office:value="13.1637356513435" calcext:value-type="float">
            <text:p>13.1637356513435</text:p>
          </table:table-cell>
          <table:table-cell office:value-type="float" office:value="0.69549126137591" calcext:value-type="float">
            <text:p>0.69549126137591</text:p>
          </table:table-cell>
          <table:table-cell office:value-type="float" office:value="2.71855" calcext:value-type="float">
            <text:p>2.71855</text:p>
          </table:table-cell>
          <table:table-cell office:value-type="float" office:value="9.14103483963593" calcext:value-type="float">
            <text:p>9.14103483963593</text:p>
          </table:table-cell>
          <table:table-cell office:value-type="float" office:value="0.22986555970918" calcext:value-type="float">
            <text:p>0.22986555970918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lotka_volterra_datapoints_80_noise_5</text:p>
          </table:table-cell>
          <table:table-cell office:value-type="float" office:value="-129.19340394095" calcext:value-type="float">
            <text:p>-129.19340394095</text:p>
          </table:table-cell>
          <table:table-cell office:value-type="string" calcext:value-type="string">
            <text:p>lv_missing_dynamics</text:p>
          </table:table-cell>
          <table:table-cell office:value-type="float" office:value="22075.4514590027" calcext:value-type="float">
            <text:p>22075.4514590027</text:p>
          </table:table-cell>
          <table:table-cell office:value-type="float" office:value="6.68184265501506" calcext:value-type="float">
            <text:p>6.68184265501506</text:p>
          </table:table-cell>
          <table:table-cell office:value-type="float" office:value="4.90206666666667" calcext:value-type="float">
            <text:p>4.90206666666667</text:p>
          </table:table-cell>
          <table:table-cell office:value-type="float" office:value="-129.210635954519" calcext:value-type="float">
            <text:p>-129.210635954519</text:p>
          </table:table-cell>
          <table:table-cell office:value-type="float" office:value="2.40153628769143" calcext:value-type="float">
            <text:p>2.4015362876914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77" calcext:value-type="float">
            <text:p>3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16.045907858303" calcext:value-type="float">
            <text:p>-116.045907858303</text:p>
          </table:table-cell>
          <table:table-cell office:value-type="string" calcext:value-type="string">
            <text:p>lv_missing_dynamics</text:p>
          </table:table-cell>
          <table:table-cell office:value-type="float" office:value="11262.6274472651" calcext:value-type="float">
            <text:p>11262.6274472651</text:p>
          </table:table-cell>
          <table:table-cell office:value-type="float" office:value="0.549250574784552" calcext:value-type="float">
            <text:p>0.549250574784552</text:p>
          </table:table-cell>
          <table:table-cell office:value-type="float" office:value="2.96103333333333" calcext:value-type="float">
            <text:p>2.96103333333333</text:p>
          </table:table-cell>
          <table:table-cell office:value-type="float" office:value="-116.048884445386" calcext:value-type="float">
            <text:p>-116.048884445386</text:p>
          </table:table-cell>
          <table:table-cell office:value-type="float" office:value="0.124762366493886" calcext:value-type="float">
            <text:p>0.124762366493886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29" calcext:value-type="float">
            <text:p>3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3.5387683464439" calcext:value-type="float">
            <text:p>-23.5387683464439</text:p>
          </table:table-cell>
          <table:table-cell office:value-type="string" calcext:value-type="string">
            <text:p>lv_missing_dynamics</text:p>
          </table:table-cell>
          <table:table-cell office:value-type="float" office:value="45.1634779889826" calcext:value-type="float">
            <text:p>45.1634779889826</text:p>
          </table:table-cell>
          <table:table-cell office:value-type="float" office:value="0.6606250100291" calcext:value-type="float">
            <text:p>0.6606250100291</text:p>
          </table:table-cell>
          <table:table-cell office:value-type="float" office:value="2.8782" calcext:value-type="float">
            <text:p>2.8782</text:p>
          </table:table-cell>
          <table:table-cell office:value-type="float" office:value="-23.5390390571572" calcext:value-type="float">
            <text:p>-23.5390390571572</text:p>
          </table:table-cell>
          <table:table-cell office:value-type="float" office:value="0.306722652677162" calcext:value-type="float">
            <text:p>0.306722652677162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89" calcext:value-type="float">
            <text:p>1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7.4605336847084" calcext:value-type="float">
            <text:p>-17.4605336847084</text:p>
          </table:table-cell>
          <table:table-cell office:value-type="string" calcext:value-type="string">
            <text:p>lv_missing_dynamics</text:p>
          </table:table-cell>
          <table:table-cell office:value-type="float" office:value="16.4969853403302" calcext:value-type="float">
            <text:p>16.4969853403302</text:p>
          </table:table-cell>
          <table:table-cell office:value-type="float" office:value="0.451056109844843" calcext:value-type="float">
            <text:p>0.451056109844843</text:p>
          </table:table-cell>
          <table:table-cell office:value-type="float" office:value="2.97401666666667" calcext:value-type="float">
            <text:p>2.97401666666667</text:p>
          </table:table-cell>
          <table:table-cell office:value-type="float" office:value="-17.4608964567459" calcext:value-type="float">
            <text:p>-17.4608964567459</text:p>
          </table:table-cell>
          <table:table-cell office:value-type="float" office:value="0.142552936099632" calcext:value-type="float">
            <text:p>0.14255293609963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41" calcext:value-type="float">
            <text:p>7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5.6991567560249" calcext:value-type="float">
            <text:p>-15.6991567560249</text:p>
          </table:table-cell>
          <table:table-cell office:value-type="string" calcext:value-type="string">
            <text:p>lv_missing_dynamics</text:p>
          </table:table-cell>
          <table:table-cell office:value-type="float" office:value="5.34050590428364" calcext:value-type="float">
            <text:p>5.34050590428364</text:p>
          </table:table-cell>
          <table:table-cell office:value-type="float" office:value="0.887313222502309" calcext:value-type="float">
            <text:p>0.887313222502309</text:p>
          </table:table-cell>
          <table:table-cell office:value-type="float" office:value="2.84391666666667" calcext:value-type="float">
            <text:p>2.84391666666667</text:p>
          </table:table-cell>
          <table:table-cell office:value-type="float" office:value="-15.703180777778" calcext:value-type="float">
            <text:p>-15.703180777778</text:p>
          </table:table-cell>
          <table:table-cell office:value-type="float" office:value="0.244708208601295" calcext:value-type="float">
            <text:p>0.244708208601295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61" calcext:value-type="float">
            <text:p>7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4.375360206288" calcext:value-type="float">
            <text:p>-14.375360206288</text:p>
          </table:table-cell>
          <table:table-cell office:value-type="string" calcext:value-type="string">
            <text:p>lv_missing_dynamics</text:p>
          </table:table-cell>
          <table:table-cell office:value-type="float" office:value="10.231400342233" calcext:value-type="float">
            <text:p>10.231400342233</text:p>
          </table:table-cell>
          <table:table-cell office:value-type="float" office:value="2.31832687910012" calcext:value-type="float">
            <text:p>2.31832687910012</text:p>
          </table:table-cell>
          <table:table-cell office:value-type="float" office:value="2.78141666666667" calcext:value-type="float">
            <text:p>2.78141666666667</text:p>
          </table:table-cell>
          <table:table-cell office:value-type="float" office:value="-14.4026326803594" calcext:value-type="float">
            <text:p>-14.4026326803594</text:p>
          </table:table-cell>
          <table:table-cell office:value-type="float" office:value="1.09841429502701" calcext:value-type="float">
            <text:p>1.09841429502701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17" calcext:value-type="float">
            <text:p>5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4.298753961754" calcext:value-type="float">
            <text:p>-14.298753961754</text:p>
          </table:table-cell>
          <table:table-cell office:value-type="string" calcext:value-type="string">
            <text:p>lv_missing_dynamics</text:p>
          </table:table-cell>
          <table:table-cell office:value-type="float" office:value="2.542364331808" calcext:value-type="float">
            <text:p>2.542364331808</text:p>
          </table:table-cell>
          <table:table-cell office:value-type="float" office:value="0.471803086687648" calcext:value-type="float">
            <text:p>0.471803086687648</text:p>
          </table:table-cell>
          <table:table-cell office:value-type="float" office:value="2.88106666666667" calcext:value-type="float">
            <text:p>2.88106666666667</text:p>
          </table:table-cell>
          <table:table-cell office:value-type="float" office:value="-14.2991200718289" calcext:value-type="float">
            <text:p>-14.2991200718289</text:p>
          </table:table-cell>
          <table:table-cell office:value-type="float" office:value="0.138741204526746" calcext:value-type="float">
            <text:p>0.138741204526746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97" calcext:value-type="float">
            <text:p>5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0.9395108775809" calcext:value-type="float">
            <text:p>-10.9395108775809</text:p>
          </table:table-cell>
          <table:table-cell office:value-type="string" calcext:value-type="string">
            <text:p>lv_missing_dynamics</text:p>
          </table:table-cell>
          <table:table-cell office:value-type="float" office:value="4.50789083273847" calcext:value-type="float">
            <text:p>4.50789083273847</text:p>
          </table:table-cell>
          <table:table-cell office:value-type="float" office:value="0.953624286973184" calcext:value-type="float">
            <text:p>0.953624286973184</text:p>
          </table:table-cell>
          <table:table-cell office:value-type="float" office:value="2.75283333333333" calcext:value-type="float">
            <text:p>2.75283333333333</text:p>
          </table:table-cell>
          <table:table-cell office:value-type="float" office:value="-10.9420914260237" calcext:value-type="float">
            <text:p>-10.9420914260237</text:p>
          </table:table-cell>
          <table:table-cell office:value-type="float" office:value="0.251629754105716" calcext:value-type="float">
            <text:p>0.251629754105716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0.4039900991936" calcext:value-type="float">
            <text:p>-10.4039900991936</text:p>
          </table:table-cell>
          <table:table-cell office:value-type="string" calcext:value-type="string">
            <text:p>lv_missing_dynamics</text:p>
          </table:table-cell>
          <table:table-cell office:value-type="float" office:value="4.50856955367857" calcext:value-type="float">
            <text:p>4.50856955367857</text:p>
          </table:table-cell>
          <table:table-cell office:value-type="float" office:value="0.982487962487196" calcext:value-type="float">
            <text:p>0.982487962487196</text:p>
          </table:table-cell>
          <table:table-cell office:value-type="float" office:value="2.78931666666667" calcext:value-type="float">
            <text:p>2.78931666666667</text:p>
          </table:table-cell>
          <table:table-cell office:value-type="float" office:value="-10.4043846876307" calcext:value-type="float">
            <text:p>-10.4043846876307</text:p>
          </table:table-cell>
          <table:table-cell office:value-type="float" office:value="0.258648710679927" calcext:value-type="float">
            <text:p>0.258648710679927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21" calcext:value-type="float">
            <text:p>6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8.51532054097606" calcext:value-type="float">
            <text:p>-8.51532054097606</text:p>
          </table:table-cell>
          <table:table-cell office:value-type="string" calcext:value-type="string">
            <text:p>lv_missing_dynamics</text:p>
          </table:table-cell>
          <table:table-cell office:value-type="float" office:value="13.1001678994259" calcext:value-type="float">
            <text:p>13.1001678994259</text:p>
          </table:table-cell>
          <table:table-cell office:value-type="float" office:value="1.37777006104499" calcext:value-type="float">
            <text:p>1.37777006104499</text:p>
          </table:table-cell>
          <table:table-cell office:value-type="float" office:value="2.8091" calcext:value-type="float">
            <text:p>2.8091</text:p>
          </table:table-cell>
          <table:table-cell office:value-type="float" office:value="-8.51791368546294" calcext:value-type="float">
            <text:p>-8.51791368546294</text:p>
          </table:table-cell>
          <table:table-cell office:value-type="float" office:value="0.394652843499463" calcext:value-type="float">
            <text:p>0.394652843499463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7.20098216845105" calcext:value-type="float">
            <text:p>-7.20098216845105</text:p>
          </table:table-cell>
          <table:table-cell office:value-type="string" calcext:value-type="string">
            <text:p>lv_missing_dynamics</text:p>
          </table:table-cell>
          <table:table-cell office:value-type="float" office:value="1.3951600119809" calcext:value-type="float">
            <text:p>1.3951600119809</text:p>
          </table:table-cell>
          <table:table-cell office:value-type="float" office:value="0.828727149007531" calcext:value-type="float">
            <text:p>0.828727149007531</text:p>
          </table:table-cell>
          <table:table-cell office:value-type="float" office:value="2.71506666666667" calcext:value-type="float">
            <text:p>2.71506666666667</text:p>
          </table:table-cell>
          <table:table-cell office:value-type="float" office:value="-7.20327208106944" calcext:value-type="float">
            <text:p>-7.20327208106944</text:p>
          </table:table-cell>
          <table:table-cell office:value-type="float" office:value="0.221969498020935" calcext:value-type="float">
            <text:p>0.22196949802093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6.22919265294809" calcext:value-type="float">
            <text:p>-6.22919265294809</text:p>
          </table:table-cell>
          <table:table-cell office:value-type="string" calcext:value-type="string">
            <text:p>lv_missing_dynamics</text:p>
          </table:table-cell>
          <table:table-cell office:value-type="float" office:value="-5.12663234415737" calcext:value-type="float">
            <text:p>-5.12663234415737</text:p>
          </table:table-cell>
          <table:table-cell office:value-type="float" office:value="0.961133348249373" calcext:value-type="float">
            <text:p>0.961133348249373</text:p>
          </table:table-cell>
          <table:table-cell office:value-type="float" office:value="2.80325" calcext:value-type="float">
            <text:p>2.80325</text:p>
          </table:table-cell>
          <table:table-cell office:value-type="float" office:value="-6.22959103219443" calcext:value-type="float">
            <text:p>-6.22959103219443</text:p>
          </table:table-cell>
          <table:table-cell office:value-type="float" office:value="0.224918337515023" calcext:value-type="float">
            <text:p>0.224918337515023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7" calcext:value-type="float">
            <text:p>4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7034257343565" calcext:value-type="float">
            <text:p>-5.7034257343565</text:p>
          </table:table-cell>
          <table:table-cell office:value-type="string" calcext:value-type="string">
            <text:p>lv_missing_dynamics</text:p>
          </table:table-cell>
          <table:table-cell office:value-type="float" office:value="3.37338520814099" calcext:value-type="float">
            <text:p>3.37338520814099</text:p>
          </table:table-cell>
          <table:table-cell office:value-type="float" office:value="0.685839512652955" calcext:value-type="float">
            <text:p>0.685839512652955</text:p>
          </table:table-cell>
          <table:table-cell office:value-type="float" office:value="2.73963333333333" calcext:value-type="float">
            <text:p>2.73963333333333</text:p>
          </table:table-cell>
          <table:table-cell office:value-type="float" office:value="-5.70569992209303" calcext:value-type="float">
            <text:p>-5.70569992209303</text:p>
          </table:table-cell>
          <table:table-cell office:value-type="float" office:value="0.209255467232699" calcext:value-type="float">
            <text:p>0.209255467232699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65" calcext:value-type="float">
            <text:p>6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.65488752799966" calcext:value-type="float">
            <text:p>-4.65488752799966</text:p>
          </table:table-cell>
          <table:table-cell office:value-type="string" calcext:value-type="string">
            <text:p>lv_missing_dynamics</text:p>
          </table:table-cell>
          <table:table-cell office:value-type="float" office:value="-8.17314414575779" calcext:value-type="float">
            <text:p>-8.17314414575779</text:p>
          </table:table-cell>
          <table:table-cell office:value-type="float" office:value="0.535903762386611" calcext:value-type="float">
            <text:p>0.535903762386611</text:p>
          </table:table-cell>
          <table:table-cell office:value-type="float" office:value="2.8217" calcext:value-type="float">
            <text:p>2.8217</text:p>
          </table:table-cell>
          <table:table-cell office:value-type="float" office:value="-4.67970026978463" calcext:value-type="float">
            <text:p>-4.67970026978463</text:p>
          </table:table-cell>
          <table:table-cell office:value-type="float" office:value="0.164310948961901" calcext:value-type="float">
            <text:p>0.164310948961901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.47268139326277" calcext:value-type="float">
            <text:p>-4.47268139326277</text:p>
          </table:table-cell>
          <table:table-cell office:value-type="string" calcext:value-type="string">
            <text:p>lv_missing_dynamics</text:p>
          </table:table-cell>
          <table:table-cell office:value-type="float" office:value="6.94332922408376" calcext:value-type="float">
            <text:p>6.94332922408376</text:p>
          </table:table-cell>
          <table:table-cell office:value-type="float" office:value="0.74911749580329" calcext:value-type="float">
            <text:p>0.74911749580329</text:p>
          </table:table-cell>
          <table:table-cell office:value-type="float" office:value="2.68466666666667" calcext:value-type="float">
            <text:p>2.68466666666667</text:p>
          </table:table-cell>
          <table:table-cell office:value-type="float" office:value="-4.47376702381377" calcext:value-type="float">
            <text:p>-4.47376702381377</text:p>
          </table:table-cell>
          <table:table-cell office:value-type="float" office:value="0.232813898735079" calcext:value-type="float">
            <text:p>0.232813898735079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.18643756304079" calcext:value-type="float">
            <text:p>-2.18643756304079</text:p>
          </table:table-cell>
          <table:table-cell office:value-type="string" calcext:value-type="string">
            <text:p>lv_missing_dynamics</text:p>
          </table:table-cell>
          <table:table-cell office:value-type="float" office:value="-7.87492073960751" calcext:value-type="float">
            <text:p>-7.87492073960751</text:p>
          </table:table-cell>
          <table:table-cell office:value-type="float" office:value="0.665812921398764" calcext:value-type="float">
            <text:p>0.665812921398764</text:p>
          </table:table-cell>
          <table:table-cell office:value-type="float" office:value="2.88213333333333" calcext:value-type="float">
            <text:p>2.88213333333333</text:p>
          </table:table-cell>
          <table:table-cell office:value-type="float" office:value="-2.19006891370807" calcext:value-type="float">
            <text:p>-2.19006891370807</text:p>
          </table:table-cell>
          <table:table-cell office:value-type="float" office:value="0.184516703208625" calcext:value-type="float">
            <text:p>0.18451670320862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93" calcext:value-type="float">
            <text:p>5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.05738195515715" calcext:value-type="float">
            <text:p>-2.05738195515715</text:p>
          </table:table-cell>
          <table:table-cell office:value-type="string" calcext:value-type="string">
            <text:p>lv_missing_dynamics</text:p>
          </table:table-cell>
          <table:table-cell office:value-type="float" office:value="6.84768390247708" calcext:value-type="float">
            <text:p>6.84768390247708</text:p>
          </table:table-cell>
          <table:table-cell office:value-type="float" office:value="0.602652136616422" calcext:value-type="float">
            <text:p>0.602652136616422</text:p>
          </table:table-cell>
          <table:table-cell office:value-type="float" office:value="2.85551666666667" calcext:value-type="float">
            <text:p>2.85551666666667</text:p>
          </table:table-cell>
          <table:table-cell office:value-type="float" office:value="-2.0577426447726" calcext:value-type="float">
            <text:p>-2.0577426447726</text:p>
          </table:table-cell>
          <table:table-cell office:value-type="float" office:value="0.189387403450932" calcext:value-type="float">
            <text:p>0.18938740345093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53" calcext:value-type="float">
            <text:p>4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.9797864496833" calcext:value-type="float">
            <text:p>-1.9797864496833</text:p>
          </table:table-cell>
          <table:table-cell office:value-type="string" calcext:value-type="string">
            <text:p>lv_missing_dynamics</text:p>
          </table:table-cell>
          <table:table-cell office:value-type="float" office:value="7.4221932225564" calcext:value-type="float">
            <text:p>7.4221932225564</text:p>
          </table:table-cell>
          <table:table-cell office:value-type="float" office:value="0.58370866484153" calcext:value-type="float">
            <text:p>0.58370866484153</text:p>
          </table:table-cell>
          <table:table-cell office:value-type="float" office:value="2.90516666666667" calcext:value-type="float">
            <text:p>2.90516666666667</text:p>
          </table:table-cell>
          <table:table-cell office:value-type="float" office:value="-1.98237175789803" calcext:value-type="float">
            <text:p>-1.98237175789803</text:p>
          </table:table-cell>
          <table:table-cell office:value-type="float" office:value="0.190909607884603" calcext:value-type="float">
            <text:p>0.19090960788460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.78441291709737" calcext:value-type="float">
            <text:p>-1.78441291709737</text:p>
          </table:table-cell>
          <table:table-cell office:value-type="string" calcext:value-type="string">
            <text:p>lv_missing_dynamics</text:p>
          </table:table-cell>
          <table:table-cell office:value-type="float" office:value="8.42984056696236" calcext:value-type="float">
            <text:p>8.42984056696236</text:p>
          </table:table-cell>
          <table:table-cell office:value-type="float" office:value="0.774523823718681" calcext:value-type="float">
            <text:p>0.774523823718681</text:p>
          </table:table-cell>
          <table:table-cell office:value-type="float" office:value="2.69728333333333" calcext:value-type="float">
            <text:p>2.69728333333333</text:p>
          </table:table-cell>
          <table:table-cell office:value-type="float" office:value="-1.78695173739018" calcext:value-type="float">
            <text:p>-1.78695173739018</text:p>
          </table:table-cell>
          <table:table-cell office:value-type="float" office:value="0.254911313028909" calcext:value-type="float">
            <text:p>0.254911313028909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21" calcext:value-type="float">
            <text:p>5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.76158447981695" calcext:value-type="float">
            <text:p>-1.76158447981695</text:p>
          </table:table-cell>
          <table:table-cell office:value-type="string" calcext:value-type="string">
            <text:p>lv_missing_dynamics</text:p>
          </table:table-cell>
          <table:table-cell office:value-type="float" office:value="8.5725061741744" calcext:value-type="float">
            <text:p>8.5725061741744</text:p>
          </table:table-cell>
          <table:table-cell office:value-type="float" office:value="0.665240878815155" calcext:value-type="float">
            <text:p>0.665240878815155</text:p>
          </table:table-cell>
          <table:table-cell office:value-type="float" office:value="2.76798333333333" calcext:value-type="float">
            <text:p>2.76798333333333</text:p>
          </table:table-cell>
          <table:table-cell office:value-type="float" office:value="-1.76521092660536" calcext:value-type="float">
            <text:p>-1.76521092660536</text:p>
          </table:table-cell>
          <table:table-cell office:value-type="float" office:value="0.220813466215903" calcext:value-type="float">
            <text:p>0.22081346621590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49" calcext:value-type="float">
            <text:p>4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.35006717379825" calcext:value-type="float">
            <text:p>-1.35006717379825</text:p>
          </table:table-cell>
          <table:table-cell office:value-type="string" calcext:value-type="string">
            <text:p>lv_missing_dynamics</text:p>
          </table:table-cell>
          <table:table-cell office:value-type="float" office:value="13.3904895110451" calcext:value-type="float">
            <text:p>13.3904895110451</text:p>
          </table:table-cell>
          <table:table-cell office:value-type="float" office:value="0.627745997076714" calcext:value-type="float">
            <text:p>0.627745997076714</text:p>
          </table:table-cell>
          <table:table-cell office:value-type="float" office:value="2.91173333333333" calcext:value-type="float">
            <text:p>2.91173333333333</text:p>
          </table:table-cell>
          <table:table-cell office:value-type="float" office:value="-1.35032401674718" calcext:value-type="float">
            <text:p>-1.35032401674718</text:p>
          </table:table-cell>
          <table:table-cell office:value-type="float" office:value="0.413024703749321" calcext:value-type="float">
            <text:p>0.413024703749321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58217588159887" calcext:value-type="float">
            <text:p>0.158217588159887</text:p>
          </table:table-cell>
          <table:table-cell office:value-type="string" calcext:value-type="string">
            <text:p>lv_missing_dynamics</text:p>
          </table:table-cell>
          <table:table-cell office:value-type="float" office:value="-9.12775943960071" calcext:value-type="float">
            <text:p>-9.12775943960071</text:p>
          </table:table-cell>
          <table:table-cell office:value-type="float" office:value="0.601306001303076" calcext:value-type="float">
            <text:p>0.601306001303076</text:p>
          </table:table-cell>
          <table:table-cell office:value-type="float" office:value="2.96628333333333" calcext:value-type="float">
            <text:p>2.96628333333333</text:p>
          </table:table-cell>
          <table:table-cell office:value-type="float" office:value="0.154617655128881" calcext:value-type="float">
            <text:p>0.154617655128881</text:p>
          </table:table-cell>
          <table:table-cell office:value-type="float" office:value="0.188480939046599" calcext:value-type="float">
            <text:p>0.188480939046599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37" calcext:value-type="float">
            <text:p>7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20383921709357" calcext:value-type="float">
            <text:p>2.20383921709357</text:p>
          </table:table-cell>
          <table:table-cell office:value-type="string" calcext:value-type="string">
            <text:p>lv_missing_dynamics</text:p>
          </table:table-cell>
          <table:table-cell office:value-type="float" office:value="-11.4195020800954" calcext:value-type="float">
            <text:p>-11.4195020800954</text:p>
          </table:table-cell>
          <table:table-cell office:value-type="float" office:value="0.997924502078752" calcext:value-type="float">
            <text:p>0.997924502078752</text:p>
          </table:table-cell>
          <table:table-cell office:value-type="float" office:value="2.85968333333333" calcext:value-type="float">
            <text:p>2.85968333333333</text:p>
          </table:table-cell>
          <table:table-cell office:value-type="float" office:value="2.20358651702578" calcext:value-type="float">
            <text:p>2.20358651702578</text:p>
          </table:table-cell>
          <table:table-cell office:value-type="float" office:value="0.244001287377895" calcext:value-type="float">
            <text:p>0.24400128737789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9" calcext:value-type="float">
            <text:p>3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28765864521206" calcext:value-type="float">
            <text:p>4.28765864521206</text:p>
          </table:table-cell>
          <table:table-cell office:value-type="string" calcext:value-type="string">
            <text:p>lv_missing_dynamics</text:p>
          </table:table-cell>
          <table:table-cell office:value-type="float" office:value="14.6261727743212" calcext:value-type="float">
            <text:p>14.6261727743212</text:p>
          </table:table-cell>
          <table:table-cell office:value-type="float" office:value="0.733409437038786" calcext:value-type="float">
            <text:p>0.733409437038786</text:p>
          </table:table-cell>
          <table:table-cell office:value-type="float" office:value="2.82931666666667" calcext:value-type="float">
            <text:p>2.82931666666667</text:p>
          </table:table-cell>
          <table:table-cell office:value-type="float" office:value="4.28413465774836" calcext:value-type="float">
            <text:p>4.28413465774836</text:p>
          </table:table-cell>
          <table:table-cell office:value-type="float" office:value="0.253196048432988" calcext:value-type="float">
            <text:p>0.253196048432988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37" calcext:value-type="float">
            <text:p>4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49848213993657" calcext:value-type="float">
            <text:p>4.49848213993657</text:p>
          </table:table-cell>
          <table:table-cell office:value-type="string" calcext:value-type="string">
            <text:p>lv_missing_dynamics</text:p>
          </table:table-cell>
          <table:table-cell office:value-type="float" office:value="14.4546205454634" calcext:value-type="float">
            <text:p>14.4546205454634</text:p>
          </table:table-cell>
          <table:table-cell office:value-type="float" office:value="0.721043472399023" calcext:value-type="float">
            <text:p>0.721043472399023</text:p>
          </table:table-cell>
          <table:table-cell office:value-type="float" office:value="2.97466666666667" calcext:value-type="float">
            <text:p>2.97466666666667</text:p>
          </table:table-cell>
          <table:table-cell office:value-type="float" office:value="4.47344981768031" calcext:value-type="float">
            <text:p>4.47344981768031</text:p>
          </table:table-cell>
          <table:table-cell office:value-type="float" office:value="0.246143138033336" calcext:value-type="float">
            <text:p>0.246143138033336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10585804039031" calcext:value-type="float">
            <text:p>5.10585804039031</text:p>
          </table:table-cell>
          <table:table-cell office:value-type="string" calcext:value-type="string">
            <text:p>lv_missing_dynamics</text:p>
          </table:table-cell>
          <table:table-cell office:value-type="float" office:value="-4.3016907984799" calcext:value-type="float">
            <text:p>-4.3016907984799</text:p>
          </table:table-cell>
          <table:table-cell office:value-type="float" office:value="0.473408371953696" calcext:value-type="float">
            <text:p>0.473408371953696</text:p>
          </table:table-cell>
          <table:table-cell office:value-type="float" office:value="2.72091666666667" calcext:value-type="float">
            <text:p>2.72091666666667</text:p>
          </table:table-cell>
          <table:table-cell office:value-type="float" office:value="5.09462504395472" calcext:value-type="float">
            <text:p>5.09462504395472</text:p>
          </table:table-cell>
          <table:table-cell office:value-type="float" office:value="0.199865649047002" calcext:value-type="float">
            <text:p>0.19986564904700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68408796109005" calcext:value-type="float">
            <text:p>5.68408796109005</text:p>
          </table:table-cell>
          <table:table-cell office:value-type="string" calcext:value-type="string">
            <text:p>lv_missing_dynamics</text:p>
          </table:table-cell>
          <table:table-cell office:value-type="float" office:value="15.517096710434" calcext:value-type="float">
            <text:p>15.517096710434</text:p>
          </table:table-cell>
          <table:table-cell office:value-type="float" office:value="0.683241484643127" calcext:value-type="float">
            <text:p>0.683241484643127</text:p>
          </table:table-cell>
          <table:table-cell office:value-type="float" office:value="2.90718333333333" calcext:value-type="float">
            <text:p>2.90718333333333</text:p>
          </table:table-cell>
          <table:table-cell office:value-type="float" office:value="5.65864270225579" calcext:value-type="float">
            <text:p>5.65864270225579</text:p>
          </table:table-cell>
          <table:table-cell office:value-type="float" office:value="0.248934609628742" calcext:value-type="float">
            <text:p>0.248934609628742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72430666054224" calcext:value-type="float">
            <text:p>5.72430666054224</text:p>
          </table:table-cell>
          <table:table-cell office:value-type="string" calcext:value-type="string">
            <text:p>lv_missing_dynamics</text:p>
          </table:table-cell>
          <table:table-cell office:value-type="float" office:value="15.4149720980871" calcext:value-type="float">
            <text:p>15.4149720980871</text:p>
          </table:table-cell>
          <table:table-cell office:value-type="float" office:value="0.678293905628976" calcext:value-type="float">
            <text:p>0.678293905628976</text:p>
          </table:table-cell>
          <table:table-cell office:value-type="float" office:value="2.92648333333333" calcext:value-type="float">
            <text:p>2.92648333333333</text:p>
          </table:table-cell>
          <table:table-cell office:value-type="float" office:value="5.72173244582726" calcext:value-type="float">
            <text:p>5.72173244582726</text:p>
          </table:table-cell>
          <table:table-cell office:value-type="float" office:value="0.245076600023132" calcext:value-type="float">
            <text:p>0.245076600023132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72576385838983" calcext:value-type="float">
            <text:p>5.72576385838983</text:p>
          </table:table-cell>
          <table:table-cell office:value-type="string" calcext:value-type="string">
            <text:p>lv_missing_dynamics</text:p>
          </table:table-cell>
          <table:table-cell office:value-type="float" office:value="15.4112332386225" calcext:value-type="float">
            <text:p>15.4112332386225</text:p>
          </table:table-cell>
          <table:table-cell office:value-type="float" office:value="0.678064469547793" calcext:value-type="float">
            <text:p>0.678064469547793</text:p>
          </table:table-cell>
          <table:table-cell office:value-type="float" office:value="2.8151" calcext:value-type="float">
            <text:p>2.8151</text:p>
          </table:table-cell>
          <table:table-cell office:value-type="float" office:value="5.72537784042289" calcext:value-type="float">
            <text:p>5.72537784042289</text:p>
          </table:table-cell>
          <table:table-cell office:value-type="float" office:value="0.244919226234588" calcext:value-type="float">
            <text:p>0.244919226234588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65" calcext:value-type="float">
            <text:p>4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72846142744614" calcext:value-type="float">
            <text:p>5.72846142744614</text:p>
          </table:table-cell>
          <table:table-cell office:value-type="string" calcext:value-type="string">
            <text:p>lv_missing_dynamics</text:p>
          </table:table-cell>
          <table:table-cell office:value-type="float" office:value="15.412256104947" calcext:value-type="float">
            <text:p>15.412256104947</text:p>
          </table:table-cell>
          <table:table-cell office:value-type="float" office:value="0.678125620762365" calcext:value-type="float">
            <text:p>0.678125620762365</text:p>
          </table:table-cell>
          <table:table-cell office:value-type="float" office:value="2.81218333333333" calcext:value-type="float">
            <text:p>2.81218333333333</text:p>
          </table:table-cell>
          <table:table-cell office:value-type="float" office:value="5.72460283149738" calcext:value-type="float">
            <text:p>5.72460283149738</text:p>
          </table:table-cell>
          <table:table-cell office:value-type="float" office:value="0.244958170681984" calcext:value-type="float">
            <text:p>0.244958170681984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73137996977663" calcext:value-type="float">
            <text:p>5.73137996977663</text:p>
          </table:table-cell>
          <table:table-cell office:value-type="string" calcext:value-type="string">
            <text:p>lv_missing_dynamics</text:p>
          </table:table-cell>
          <table:table-cell office:value-type="float" office:value="15.4596440842084" calcext:value-type="float">
            <text:p>15.4596440842084</text:p>
          </table:table-cell>
          <table:table-cell office:value-type="float" office:value="0.680132406383661" calcext:value-type="float">
            <text:p>0.680132406383661</text:p>
          </table:table-cell>
          <table:table-cell office:value-type="float" office:value="2.80565" calcext:value-type="float">
            <text:p>2.80565</text:p>
          </table:table-cell>
          <table:table-cell office:value-type="float" office:value="5.69294512138331" calcext:value-type="float">
            <text:p>5.69294512138331</text:p>
          </table:table-cell>
          <table:table-cell office:value-type="float" office:value="0.24677293177648" calcext:value-type="float">
            <text:p>0.24677293177648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57" calcext:value-type="float">
            <text:p>4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88916681864932" calcext:value-type="float">
            <text:p>5.88916681864932</text:p>
          </table:table-cell>
          <table:table-cell office:value-type="string" calcext:value-type="string">
            <text:p>lv_missing_dynamics</text:p>
          </table:table-cell>
          <table:table-cell office:value-type="float" office:value="17.5251428519138" calcext:value-type="float">
            <text:p>17.5251428519138</text:p>
          </table:table-cell>
          <table:table-cell office:value-type="float" office:value="0.852244046037284" calcext:value-type="float">
            <text:p>0.852244046037284</text:p>
          </table:table-cell>
          <table:table-cell office:value-type="float" office:value="2.84363333333333" calcext:value-type="float">
            <text:p>2.84363333333333</text:p>
          </table:table-cell>
          <table:table-cell office:value-type="float" office:value="5.88881447033553" calcext:value-type="float">
            <text:p>5.88881447033553</text:p>
          </table:table-cell>
          <table:table-cell office:value-type="float" office:value="0.331412820907475" calcext:value-type="float">
            <text:p>0.33141282090747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85" calcext:value-type="float">
            <text:p>5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88989768429019" calcext:value-type="float">
            <text:p>5.88989768429019</text:p>
          </table:table-cell>
          <table:table-cell office:value-type="string" calcext:value-type="string">
            <text:p>lv_missing_dynamics</text:p>
          </table:table-cell>
          <table:table-cell office:value-type="float" office:value="17.533184376279" calcext:value-type="float">
            <text:p>17.533184376279</text:p>
          </table:table-cell>
          <table:table-cell office:value-type="float" office:value="0.852834299238614" calcext:value-type="float">
            <text:p>0.852834299238614</text:p>
          </table:table-cell>
          <table:table-cell office:value-type="float" office:value="2.79206666666667" calcext:value-type="float">
            <text:p>2.79206666666667</text:p>
          </table:table-cell>
          <table:table-cell office:value-type="float" office:value="5.88964218095969" calcext:value-type="float">
            <text:p>5.88964218095969</text:p>
          </table:table-cell>
          <table:table-cell office:value-type="float" office:value="0.331776774097998" calcext:value-type="float">
            <text:p>0.331776774097998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89148382097624" calcext:value-type="float">
            <text:p>5.89148382097624</text:p>
          </table:table-cell>
          <table:table-cell office:value-type="string" calcext:value-type="string">
            <text:p>lv_missing_dynamics</text:p>
          </table:table-cell>
          <table:table-cell office:value-type="float" office:value="17.51446961121" calcext:value-type="float">
            <text:p>17.51446961121</text:p>
          </table:table-cell>
          <table:table-cell office:value-type="float" office:value="0.851538100555295" calcext:value-type="float">
            <text:p>0.851538100555295</text:p>
          </table:table-cell>
          <table:table-cell office:value-type="float" office:value="2.87485" calcext:value-type="float">
            <text:p>2.87485</text:p>
          </table:table-cell>
          <table:table-cell office:value-type="float" office:value="5.88796148167958" calcext:value-type="float">
            <text:p>5.88796148167958</text:p>
          </table:table-cell>
          <table:table-cell office:value-type="float" office:value="0.330946276982535" calcext:value-type="float">
            <text:p>0.33094627698253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81" calcext:value-type="float">
            <text:p>5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90654020937791" calcext:value-type="float">
            <text:p>5.90654020937791</text:p>
          </table:table-cell>
          <table:table-cell office:value-type="string" calcext:value-type="string">
            <text:p>lv_missing_dynamics</text:p>
          </table:table-cell>
          <table:table-cell office:value-type="float" office:value="17.6642911897418" calcext:value-type="float">
            <text:p>17.6642911897418</text:p>
          </table:table-cell>
          <table:table-cell office:value-type="float" office:value="0.862761891304791" calcext:value-type="float">
            <text:p>0.862761891304791</text:p>
          </table:table-cell>
          <table:table-cell office:value-type="float" office:value="2.81583333333333" calcext:value-type="float">
            <text:p>2.81583333333333</text:p>
          </table:table-cell>
          <table:table-cell office:value-type="float" office:value="5.90398827685316" calcext:value-type="float">
            <text:p>5.90398827685316</text:p>
          </table:table-cell>
          <table:table-cell office:value-type="float" office:value="0.337841562846337" calcext:value-type="float">
            <text:p>0.337841562846337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02693096918732" calcext:value-type="float">
            <text:p>6.02693096918732</text:p>
          </table:table-cell>
          <table:table-cell office:value-type="string" calcext:value-type="string">
            <text:p>lv_missing_dynamics</text:p>
          </table:table-cell>
          <table:table-cell office:value-type="float" office:value="-10.1562789175781" calcext:value-type="float">
            <text:p>-10.1562789175781</text:p>
          </table:table-cell>
          <table:table-cell office:value-type="float" office:value="1.80995555553982" calcext:value-type="float">
            <text:p>1.80995555553982</text:p>
          </table:table-cell>
          <table:table-cell office:value-type="float" office:value="2.74521666666667" calcext:value-type="float">
            <text:p>2.74521666666667</text:p>
          </table:table-cell>
          <table:table-cell office:value-type="float" office:value="6.01542093892144" calcext:value-type="float">
            <text:p>6.01542093892144</text:p>
          </table:table-cell>
          <table:table-cell office:value-type="float" office:value="0.41812244862392" calcext:value-type="float">
            <text:p>0.4181224486239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73" calcext:value-type="float">
            <text:p>3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15958297286471" calcext:value-type="float">
            <text:p>6.15958297286471</text:p>
          </table:table-cell>
          <table:table-cell office:value-type="string" calcext:value-type="string">
            <text:p>lv_missing_dynamics</text:p>
          </table:table-cell>
          <table:table-cell office:value-type="float" office:value="13.9539905138939" calcext:value-type="float">
            <text:p>13.9539905138939</text:p>
          </table:table-cell>
          <table:table-cell office:value-type="float" office:value="0.694577675312081" calcext:value-type="float">
            <text:p>0.694577675312081</text:p>
          </table:table-cell>
          <table:table-cell office:value-type="float" office:value="2.83398333333333" calcext:value-type="float">
            <text:p>2.83398333333333</text:p>
          </table:table-cell>
          <table:table-cell office:value-type="float" office:value="6.12446744687564" calcext:value-type="float">
            <text:p>6.12446744687564</text:p>
          </table:table-cell>
          <table:table-cell office:value-type="float" office:value="0.218145786354116" calcext:value-type="float">
            <text:p>0.218145786354116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77" calcext:value-type="float">
            <text:p>5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53474595504866" calcext:value-type="float">
            <text:p>6.53474595504866</text:p>
          </table:table-cell>
          <table:table-cell office:value-type="string" calcext:value-type="string">
            <text:p>lv_missing_dynamics</text:p>
          </table:table-cell>
          <table:table-cell office:value-type="float" office:value="-11.108554111857" calcext:value-type="float">
            <text:p>-11.108554111857</text:p>
          </table:table-cell>
          <table:table-cell office:value-type="float" office:value="2.48683644926418" calcext:value-type="float">
            <text:p>2.48683644926418</text:p>
          </table:table-cell>
          <table:table-cell office:value-type="float" office:value="2.74963333333333" calcext:value-type="float">
            <text:p>2.74963333333333</text:p>
          </table:table-cell>
          <table:table-cell office:value-type="float" office:value="6.50893277072472" calcext:value-type="float">
            <text:p>6.50893277072472</text:p>
          </table:table-cell>
          <table:table-cell office:value-type="float" office:value="0.514877050747885" calcext:value-type="float">
            <text:p>0.51487705074788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65577715884409" calcext:value-type="float">
            <text:p>6.65577715884409</text:p>
          </table:table-cell>
          <table:table-cell office:value-type="string" calcext:value-type="string">
            <text:p>lv_missing_dynamics</text:p>
          </table:table-cell>
          <table:table-cell office:value-type="float" office:value="-11.9125601232347" calcext:value-type="float">
            <text:p>-11.9125601232347</text:p>
          </table:table-cell>
          <table:table-cell office:value-type="float" office:value="2.48351508709021" calcext:value-type="float">
            <text:p>2.48351508709021</text:p>
          </table:table-cell>
          <table:table-cell office:value-type="float" office:value="2.76591666666667" calcext:value-type="float">
            <text:p>2.76591666666667</text:p>
          </table:table-cell>
          <table:table-cell office:value-type="float" office:value="6.65565593277414" calcext:value-type="float">
            <text:p>6.65565593277414</text:p>
          </table:table-cell>
          <table:table-cell office:value-type="float" office:value="0.523344708829594" calcext:value-type="float">
            <text:p>0.523344708829594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73242162075714" calcext:value-type="float">
            <text:p>6.73242162075714</text:p>
          </table:table-cell>
          <table:table-cell office:value-type="string" calcext:value-type="string">
            <text:p>lv_missing_dynamics</text:p>
          </table:table-cell>
          <table:table-cell office:value-type="float" office:value="13.8545810859829" calcext:value-type="float">
            <text:p>13.8545810859829</text:p>
          </table:table-cell>
          <table:table-cell office:value-type="float" office:value="0.699926919547662" calcext:value-type="float">
            <text:p>0.699926919547662</text:p>
          </table:table-cell>
          <table:table-cell office:value-type="float" office:value="2.76623333333333" calcext:value-type="float">
            <text:p>2.76623333333333</text:p>
          </table:table-cell>
          <table:table-cell office:value-type="float" office:value="6.69321358546897" calcext:value-type="float">
            <text:p>6.69321358546897</text:p>
          </table:table-cell>
          <table:table-cell office:value-type="float" office:value="0.20825036945748" calcext:value-type="float">
            <text:p>0.20825036945748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82611243685976" calcext:value-type="float">
            <text:p>6.82611243685976</text:p>
          </table:table-cell>
          <table:table-cell office:value-type="string" calcext:value-type="string">
            <text:p>lv_missing_dynamics</text:p>
          </table:table-cell>
          <table:table-cell office:value-type="float" office:value="13.6175291239968" calcext:value-type="float">
            <text:p>13.6175291239968</text:p>
          </table:table-cell>
          <table:table-cell office:value-type="float" office:value="0.693366550910323" calcext:value-type="float">
            <text:p>0.693366550910323</text:p>
          </table:table-cell>
          <table:table-cell office:value-type="float" office:value="2.81286666666667" calcext:value-type="float">
            <text:p>2.81286666666667</text:p>
          </table:table-cell>
          <table:table-cell office:value-type="float" office:value="6.82585641286912" calcext:value-type="float">
            <text:p>6.82585641286912</text:p>
          </table:table-cell>
          <table:table-cell office:value-type="float" office:value="0.203747368005608" calcext:value-type="float">
            <text:p>0.203747368005608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82614449560497" calcext:value-type="float">
            <text:p>6.82614449560497</text:p>
          </table:table-cell>
          <table:table-cell office:value-type="string" calcext:value-type="string">
            <text:p>lv_missing_dynamics</text:p>
          </table:table-cell>
          <table:table-cell office:value-type="float" office:value="13.6176954059463" calcext:value-type="float">
            <text:p>13.6176954059463</text:p>
          </table:table-cell>
          <table:table-cell office:value-type="float" office:value="0.693368663317938" calcext:value-type="float">
            <text:p>0.693368663317938</text:p>
          </table:table-cell>
          <table:table-cell office:value-type="float" office:value="2.76941666666667" calcext:value-type="float">
            <text:p>2.76941666666667</text:p>
          </table:table-cell>
          <table:table-cell office:value-type="float" office:value="6.82575076192074" calcext:value-type="float">
            <text:p>6.82575076192074</text:p>
          </table:table-cell>
          <table:table-cell office:value-type="float" office:value="0.203750131007092" calcext:value-type="float">
            <text:p>0.203750131007092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89" calcext:value-type="float">
            <text:p>4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84675482129877" calcext:value-type="float">
            <text:p>6.84675482129877</text:p>
          </table:table-cell>
          <table:table-cell office:value-type="string" calcext:value-type="string">
            <text:p>lv_missing_dynamics</text:p>
          </table:table-cell>
          <table:table-cell office:value-type="float" office:value="14.1894675316993" calcext:value-type="float">
            <text:p>14.1894675316993</text:p>
          </table:table-cell>
          <table:table-cell office:value-type="float" office:value="0.708644973321212" calcext:value-type="float">
            <text:p>0.708644973321212</text:p>
          </table:table-cell>
          <table:table-cell office:value-type="float" office:value="2.73238333333333" calcext:value-type="float">
            <text:p>2.73238333333333</text:p>
          </table:table-cell>
          <table:table-cell office:value-type="float" office:value="6.84425329896393" calcext:value-type="float">
            <text:p>6.84425329896393</text:p>
          </table:table-cell>
          <table:table-cell office:value-type="float" office:value="0.265157272341616" calcext:value-type="float">
            <text:p>0.265157272341616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9" calcext:value-type="float">
            <text:p>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84902456096838" calcext:value-type="float">
            <text:p>6.84902456096838</text:p>
          </table:table-cell>
          <table:table-cell office:value-type="string" calcext:value-type="string">
            <text:p>lv_missing_dynamics</text:p>
          </table:table-cell>
          <table:table-cell office:value-type="float" office:value="14.1712263752567" calcext:value-type="float">
            <text:p>14.1712263752567</text:p>
          </table:table-cell>
          <table:table-cell office:value-type="float" office:value="0.708427402302607" calcext:value-type="float">
            <text:p>0.708427402302607</text:p>
          </table:table-cell>
          <table:table-cell office:value-type="float" office:value="2.81131666666667" calcext:value-type="float">
            <text:p>2.81131666666667</text:p>
          </table:table-cell>
          <table:table-cell office:value-type="float" office:value="6.84877434099703" calcext:value-type="float">
            <text:p>6.84877434099703</text:p>
          </table:table-cell>
          <table:table-cell office:value-type="float" office:value="0.264639586320434" calcext:value-type="float">
            <text:p>0.264639586320434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13" calcext:value-type="float">
            <text:p>5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87365550927857" calcext:value-type="float">
            <text:p>6.87365550927857</text:p>
          </table:table-cell>
          <table:table-cell office:value-type="string" calcext:value-type="string">
            <text:p>lv_missing_dynamics</text:p>
          </table:table-cell>
          <table:table-cell office:value-type="float" office:value="15.3096892393667" calcext:value-type="float">
            <text:p>15.3096892393667</text:p>
          </table:table-cell>
          <table:table-cell office:value-type="float" office:value="0.748528792058711" calcext:value-type="float">
            <text:p>0.748528792058711</text:p>
          </table:table-cell>
          <table:table-cell office:value-type="float" office:value="2.80391666666667" calcext:value-type="float">
            <text:p>2.80391666666667</text:p>
          </table:table-cell>
          <table:table-cell office:value-type="float" office:value="6.84817686883185" calcext:value-type="float">
            <text:p>6.84817686883185</text:p>
          </table:table-cell>
          <table:table-cell office:value-type="float" office:value="0.241749299386123" calcext:value-type="float">
            <text:p>0.24174929938612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89" calcext:value-type="float">
            <text:p>28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97414708721867" calcext:value-type="float">
            <text:p>6.97414708721867</text:p>
          </table:table-cell>
          <table:table-cell office:value-type="string" calcext:value-type="string">
            <text:p>lv_missing_dynamics</text:p>
          </table:table-cell>
          <table:table-cell office:value-type="float" office:value="16.0661630543706" calcext:value-type="float">
            <text:p>16.0661630543706</text:p>
          </table:table-cell>
          <table:table-cell office:value-type="float" office:value="0.692051837828295" calcext:value-type="float">
            <text:p>0.692051837828295</text:p>
          </table:table-cell>
          <table:table-cell office:value-type="float" office:value="2.80478333333333" calcext:value-type="float">
            <text:p>2.80478333333333</text:p>
          </table:table-cell>
          <table:table-cell office:value-type="float" office:value="6.97376006952516" calcext:value-type="float">
            <text:p>6.97376006952516</text:p>
          </table:table-cell>
          <table:table-cell office:value-type="float" office:value="0.245913362852354" calcext:value-type="float">
            <text:p>0.245913362852354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09" calcext:value-type="float">
            <text:p>6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97447995107391" calcext:value-type="float">
            <text:p>6.97447995107391</text:p>
          </table:table-cell>
          <table:table-cell office:value-type="string" calcext:value-type="string">
            <text:p>lv_missing_dynamics</text:p>
          </table:table-cell>
          <table:table-cell office:value-type="float" office:value="15.7115931777759" calcext:value-type="float">
            <text:p>15.7115931777759</text:p>
          </table:table-cell>
          <table:table-cell office:value-type="float" office:value="0.677923474739848" calcext:value-type="float">
            <text:p>0.677923474739848</text:p>
          </table:table-cell>
          <table:table-cell office:value-type="float" office:value="2.60535" calcext:value-type="float">
            <text:p>2.60535</text:p>
          </table:table-cell>
          <table:table-cell office:value-type="float" office:value="6.94881779354733" calcext:value-type="float">
            <text:p>6.94881779354733</text:p>
          </table:table-cell>
          <table:table-cell office:value-type="float" office:value="0.236311375957283" calcext:value-type="float">
            <text:p>0.236311375957283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97512590243436" calcext:value-type="float">
            <text:p>6.97512590243436</text:p>
          </table:table-cell>
          <table:table-cell office:value-type="string" calcext:value-type="string">
            <text:p>lv_missing_dynamics</text:p>
          </table:table-cell>
          <table:table-cell office:value-type="float" office:value="16.035695000036" calcext:value-type="float">
            <text:p>16.035695000036</text:p>
          </table:table-cell>
          <table:table-cell office:value-type="float" office:value="0.690784397466461" calcext:value-type="float">
            <text:p>0.690784397466461</text:p>
          </table:table-cell>
          <table:table-cell office:value-type="float" office:value="2.76423333333333" calcext:value-type="float">
            <text:p>2.76423333333333</text:p>
          </table:table-cell>
          <table:table-cell office:value-type="float" office:value="6.97252934829205" calcext:value-type="float">
            <text:p>6.97252934829205</text:p>
          </table:table-cell>
          <table:table-cell office:value-type="float" office:value="0.245032736381718" calcext:value-type="float">
            <text:p>0.245032736381718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9775462095123" calcext:value-type="float">
            <text:p>6.9775462095123</text:p>
          </table:table-cell>
          <table:table-cell office:value-type="string" calcext:value-type="string">
            <text:p>lv_missing_dynamics</text:p>
          </table:table-cell>
          <table:table-cell office:value-type="float" office:value="16.058002779662" calcext:value-type="float">
            <text:p>16.058002779662</text:p>
          </table:table-cell>
          <table:table-cell office:value-type="float" office:value="0.691707565217512" calcext:value-type="float">
            <text:p>0.691707565217512</text:p>
          </table:table-cell>
          <table:table-cell office:value-type="float" office:value="2.82063333333333" calcext:value-type="float">
            <text:p>2.82063333333333</text:p>
          </table:table-cell>
          <table:table-cell office:value-type="float" office:value="6.9736776270982" calcext:value-type="float">
            <text:p>6.9736776270982</text:p>
          </table:table-cell>
          <table:table-cell office:value-type="float" office:value="0.245672235359082" calcext:value-type="float">
            <text:p>0.245672235359082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05" calcext:value-type="float">
            <text:p>6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00167919294416" calcext:value-type="float">
            <text:p>7.00167919294416</text:p>
          </table:table-cell>
          <table:table-cell office:value-type="string" calcext:value-type="string">
            <text:p>lv_missing_dynamics</text:p>
          </table:table-cell>
          <table:table-cell office:value-type="float" office:value="15.8469613679621" calcext:value-type="float">
            <text:p>15.8469613679621</text:p>
          </table:table-cell>
          <table:table-cell office:value-type="float" office:value="0.683002871461933" calcext:value-type="float">
            <text:p>0.683002871461933</text:p>
          </table:table-cell>
          <table:table-cell office:value-type="float" office:value="2.86636666666667" calcext:value-type="float">
            <text:p>2.86636666666667</text:p>
          </table:table-cell>
          <table:table-cell office:value-type="float" office:value="6.96314704367934" calcext:value-type="float">
            <text:p>6.96314704367934</text:p>
          </table:table-cell>
          <table:table-cell office:value-type="float" office:value="0.239829357202587" calcext:value-type="float">
            <text:p>0.239829357202587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01" calcext:value-type="float">
            <text:p>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05210968803882" calcext:value-type="float">
            <text:p>7.05210968803882</text:p>
          </table:table-cell>
          <table:table-cell office:value-type="string" calcext:value-type="string">
            <text:p>lv_missing_dynamics</text:p>
          </table:table-cell>
          <table:table-cell office:value-type="float" office:value="18.7873226323299" calcext:value-type="float">
            <text:p>18.7873226323299</text:p>
          </table:table-cell>
          <table:table-cell office:value-type="float" office:value="0.969515232398931" calcext:value-type="float">
            <text:p>0.969515232398931</text:p>
          </table:table-cell>
          <table:table-cell office:value-type="float" office:value="2.79863333333333" calcext:value-type="float">
            <text:p>2.79863333333333</text:p>
          </table:table-cell>
          <table:table-cell office:value-type="float" office:value="7.04858339327776" calcext:value-type="float">
            <text:p>7.04858339327776</text:p>
          </table:table-cell>
          <table:table-cell office:value-type="float" office:value="0.382249179240383" calcext:value-type="float">
            <text:p>0.38224917924038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25" calcext:value-type="float">
            <text:p>7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05214135864806" calcext:value-type="float">
            <text:p>7.05214135864806</text:p>
          </table:table-cell>
          <table:table-cell office:value-type="string" calcext:value-type="string">
            <text:p>lv_missing_dynamics</text:p>
          </table:table-cell>
          <table:table-cell office:value-type="float" office:value="18.8052931863224" calcext:value-type="float">
            <text:p>18.8052931863224</text:p>
          </table:table-cell>
          <table:table-cell office:value-type="float" office:value="0.971225039615045" calcext:value-type="float">
            <text:p>0.971225039615045</text:p>
          </table:table-cell>
          <table:table-cell office:value-type="float" office:value="2.88251666666667" calcext:value-type="float">
            <text:p>2.88251666666667</text:p>
          </table:table-cell>
          <table:table-cell office:value-type="float" office:value="7.05178861750486" calcext:value-type="float">
            <text:p>7.05178861750486</text:p>
          </table:table-cell>
          <table:table-cell office:value-type="float" office:value="0.383265868717591" calcext:value-type="float">
            <text:p>0.383265868717591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29" calcext:value-type="float">
            <text:p>7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05396583993566" calcext:value-type="float">
            <text:p>7.05396583993566</text:p>
          </table:table-cell>
          <table:table-cell office:value-type="string" calcext:value-type="string">
            <text:p>lv_missing_dynamics</text:p>
          </table:table-cell>
          <table:table-cell office:value-type="float" office:value="18.8152941152526" calcext:value-type="float">
            <text:p>18.8152941152526</text:p>
          </table:table-cell>
          <table:table-cell office:value-type="float" office:value="0.972217780290068" calcext:value-type="float">
            <text:p>0.972217780290068</text:p>
          </table:table-cell>
          <table:table-cell office:value-type="float" office:value="2.92061666666667" calcext:value-type="float">
            <text:p>2.92061666666667</text:p>
          </table:table-cell>
          <table:table-cell office:value-type="float" office:value="7.05370779142937" calcext:value-type="float">
            <text:p>7.05370779142937</text:p>
          </table:table-cell>
          <table:table-cell office:value-type="float" office:value="0.383840919856673" calcext:value-type="float">
            <text:p>0.38384091985667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08764974983834" calcext:value-type="float">
            <text:p>7.08764974983834</text:p>
          </table:table-cell>
          <table:table-cell office:value-type="string" calcext:value-type="string">
            <text:p>lv_missing_dynamics</text:p>
          </table:table-cell>
          <table:table-cell office:value-type="float" office:value="18.9733804477688" calcext:value-type="float">
            <text:p>18.9733804477688</text:p>
          </table:table-cell>
          <table:table-cell office:value-type="float" office:value="0.988426112148961" calcext:value-type="float">
            <text:p>0.988426112148961</text:p>
          </table:table-cell>
          <table:table-cell office:value-type="float" office:value="2.89155" calcext:value-type="float">
            <text:p>2.89155</text:p>
          </table:table-cell>
          <table:table-cell office:value-type="float" office:value="7.08507234495226" calcext:value-type="float">
            <text:p>7.08507234495226</text:p>
          </table:table-cell>
          <table:table-cell office:value-type="float" office:value="0.393160110540765" calcext:value-type="float">
            <text:p>0.393160110540765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93" calcext:value-type="float">
            <text:p>2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08793222024454" calcext:value-type="float">
            <text:p>7.08793222024454</text:p>
          </table:table-cell>
          <table:table-cell office:value-type="string" calcext:value-type="string">
            <text:p>lv_missing_dynamics</text:p>
          </table:table-cell>
          <table:table-cell office:value-type="float" office:value="-11.430874229363" calcext:value-type="float">
            <text:p>-11.430874229363</text:p>
          </table:table-cell>
          <table:table-cell office:value-type="float" office:value="2.92401685037784" calcext:value-type="float">
            <text:p>2.92401685037784</text:p>
          </table:table-cell>
          <table:table-cell office:value-type="float" office:value="2.77963333333333" calcext:value-type="float">
            <text:p>2.77963333333333</text:p>
          </table:table-cell>
          <table:table-cell office:value-type="float" office:value="7.08781149096802" calcext:value-type="float">
            <text:p>7.08781149096802</text:p>
          </table:table-cell>
          <table:table-cell office:value-type="float" office:value="0.609923169865268" calcext:value-type="float">
            <text:p>0.609923169865268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81" calcext:value-type="float">
            <text:p>3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14560246609356" calcext:value-type="float">
            <text:p>7.14560246609356</text:p>
          </table:table-cell>
          <table:table-cell office:value-type="string" calcext:value-type="string">
            <text:p>lv_missing_dynamics</text:p>
          </table:table-cell>
          <table:table-cell office:value-type="float" office:value="14.1518970920429" calcext:value-type="float">
            <text:p>14.1518970920429</text:p>
          </table:table-cell>
          <table:table-cell office:value-type="float" office:value="0.712356578313623" calcext:value-type="float">
            <text:p>0.712356578313623</text:p>
          </table:table-cell>
          <table:table-cell office:value-type="float" office:value="2.71475" calcext:value-type="float">
            <text:p>2.71475</text:p>
          </table:table-cell>
          <table:table-cell office:value-type="float" office:value="7.1333748253017" calcext:value-type="float">
            <text:p>7.1333748253017</text:p>
          </table:table-cell>
          <table:table-cell office:value-type="float" office:value="0.260565364596598" calcext:value-type="float">
            <text:p>0.260565364596598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15101158172486" calcext:value-type="float">
            <text:p>7.15101158172486</text:p>
          </table:table-cell>
          <table:table-cell office:value-type="string" calcext:value-type="string">
            <text:p>lv_missing_dynamics</text:p>
          </table:table-cell>
          <table:table-cell office:value-type="float" office:value="14.5522202288631" calcext:value-type="float">
            <text:p>14.5522202288631</text:p>
          </table:table-cell>
          <table:table-cell office:value-type="float" office:value="0.716383872545632" calcext:value-type="float">
            <text:p>0.716383872545632</text:p>
          </table:table-cell>
          <table:table-cell office:value-type="float" office:value="2.7139" calcext:value-type="float">
            <text:p>2.7139</text:p>
          </table:table-cell>
          <table:table-cell office:value-type="float" office:value="7.14978076739775" calcext:value-type="float">
            <text:p>7.14978076739775</text:p>
          </table:table-cell>
          <table:table-cell office:value-type="float" office:value="0.269603478701743" calcext:value-type="float">
            <text:p>0.26960347870174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1529955412772" calcext:value-type="float">
            <text:p>7.1529955412772</text:p>
          </table:table-cell>
          <table:table-cell office:value-type="string" calcext:value-type="string">
            <text:p>lv_missing_dynamics</text:p>
          </table:table-cell>
          <table:table-cell office:value-type="float" office:value="14.0482437941123" calcext:value-type="float">
            <text:p>14.0482437941123</text:p>
          </table:table-cell>
          <table:table-cell office:value-type="float" office:value="0.711720488394082" calcext:value-type="float">
            <text:p>0.711720488394082</text:p>
          </table:table-cell>
          <table:table-cell office:value-type="float" office:value="2.80743333333333" calcext:value-type="float">
            <text:p>2.80743333333333</text:p>
          </table:table-cell>
          <table:table-cell office:value-type="float" office:value="7.12804871470049" calcext:value-type="float">
            <text:p>7.12804871470049</text:p>
          </table:table-cell>
          <table:table-cell office:value-type="float" office:value="0.258530101882589" calcext:value-type="float">
            <text:p>0.258530101882589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5" calcext:value-type="float">
            <text:p>5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45665318553286" calcext:value-type="float">
            <text:p>7.45665318553286</text:p>
          </table:table-cell>
          <table:table-cell office:value-type="string" calcext:value-type="string">
            <text:p>lv_missing_dynamics</text:p>
          </table:table-cell>
          <table:table-cell office:value-type="float" office:value="25.2087644225682" calcext:value-type="float">
            <text:p>25.2087644225682</text:p>
          </table:table-cell>
          <table:table-cell office:value-type="float" office:value="3.45722874088996" calcext:value-type="float">
            <text:p>3.45722874088996</text:p>
          </table:table-cell>
          <table:table-cell office:value-type="float" office:value="2.8371" calcext:value-type="float">
            <text:p>2.8371</text:p>
          </table:table-cell>
          <table:table-cell office:value-type="float" office:value="7.42148166779996" calcext:value-type="float">
            <text:p>7.42148166779996</text:p>
          </table:table-cell>
          <table:table-cell office:value-type="float" office:value="1.6619460080733" calcext:value-type="float">
            <text:p>1.661946008073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33" calcext:value-type="float">
            <text:p>4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74573627754277" calcext:value-type="float">
            <text:p>7.74573627754277</text:p>
          </table:table-cell>
          <table:table-cell office:value-type="string" calcext:value-type="string">
            <text:p>lv_missing_dynamics</text:p>
          </table:table-cell>
          <table:table-cell office:value-type="float" office:value="16.4503311047454" calcext:value-type="float">
            <text:p>16.4503311047454</text:p>
          </table:table-cell>
          <table:table-cell office:value-type="float" office:value="0.724654287037644" calcext:value-type="float">
            <text:p>0.724654287037644</text:p>
          </table:table-cell>
          <table:table-cell office:value-type="float" office:value="2.82345" calcext:value-type="float">
            <text:p>2.82345</text:p>
          </table:table-cell>
          <table:table-cell office:value-type="float" office:value="7.74547807250684" calcext:value-type="float">
            <text:p>7.74547807250684</text:p>
          </table:table-cell>
          <table:table-cell office:value-type="float" office:value="0.243627850773254" calcext:value-type="float">
            <text:p>0.243627850773254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74585552866051" calcext:value-type="float">
            <text:p>7.74585552866051</text:p>
          </table:table-cell>
          <table:table-cell office:value-type="string" calcext:value-type="string">
            <text:p>lv_missing_dynamics</text:p>
          </table:table-cell>
          <table:table-cell office:value-type="float" office:value="16.4500805383282" calcext:value-type="float">
            <text:p>16.4500805383282</text:p>
          </table:table-cell>
          <table:table-cell office:value-type="float" office:value="0.724642291084942" calcext:value-type="float">
            <text:p>0.724642291084942</text:p>
          </table:table-cell>
          <table:table-cell office:value-type="float" office:value="2.77796666666667" calcext:value-type="float">
            <text:p>2.77796666666667</text:p>
          </table:table-cell>
          <table:table-cell office:value-type="float" office:value="7.74546027427259" calcext:value-type="float">
            <text:p>7.74546027427259</text:p>
          </table:table-cell>
          <table:table-cell office:value-type="float" office:value="0.243621168284054" calcext:value-type="float">
            <text:p>0.243621168284054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33" calcext:value-type="float">
            <text:p>6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74637774070077" calcext:value-type="float">
            <text:p>7.74637774070077</text:p>
          </table:table-cell>
          <table:table-cell office:value-type="string" calcext:value-type="string">
            <text:p>lv_missing_dynamics</text:p>
          </table:table-cell>
          <table:table-cell office:value-type="float" office:value="16.4282312345448" calcext:value-type="float">
            <text:p>16.4282312345448</text:p>
          </table:table-cell>
          <table:table-cell office:value-type="float" office:value="0.723776945395149" calcext:value-type="float">
            <text:p>0.723776945395149</text:p>
          </table:table-cell>
          <table:table-cell office:value-type="float" office:value="2.79886666666667" calcext:value-type="float">
            <text:p>2.79886666666667</text:p>
          </table:table-cell>
          <table:table-cell office:value-type="float" office:value="7.74379806042945" calcext:value-type="float">
            <text:p>7.74379806042945</text:p>
          </table:table-cell>
          <table:table-cell office:value-type="float" office:value="0.243062279253049" calcext:value-type="float">
            <text:p>0.243062279253049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74756974342378" calcext:value-type="float">
            <text:p>7.74756974342378</text:p>
          </table:table-cell>
          <table:table-cell office:value-type="string" calcext:value-type="string">
            <text:p>lv_missing_dynamics</text:p>
          </table:table-cell>
          <table:table-cell office:value-type="float" office:value="16.4254829305905" calcext:value-type="float">
            <text:p>16.4254829305905</text:p>
          </table:table-cell>
          <table:table-cell office:value-type="float" office:value="0.723651817028654" calcext:value-type="float">
            <text:p>0.723651817028654</text:p>
          </table:table-cell>
          <table:table-cell office:value-type="float" office:value="2.82246666666667" calcext:value-type="float">
            <text:p>2.82246666666667</text:p>
          </table:table-cell>
          <table:table-cell office:value-type="float" office:value="7.7436187274058" calcext:value-type="float">
            <text:p>7.7436187274058</text:p>
          </table:table-cell>
          <table:table-cell office:value-type="float" office:value="0.242989475099247" calcext:value-type="float">
            <text:p>0.242989475099247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29" calcext:value-type="float">
            <text:p>6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76375292904667" calcext:value-type="float">
            <text:p>7.76375292904667</text:p>
          </table:table-cell>
          <table:table-cell office:value-type="string" calcext:value-type="string">
            <text:p>lv_missing_dynamics</text:p>
          </table:table-cell>
          <table:table-cell office:value-type="float" office:value="16.2147388900457" calcext:value-type="float">
            <text:p>16.2147388900457</text:p>
          </table:table-cell>
          <table:table-cell office:value-type="float" office:value="0.715536594032318" calcext:value-type="float">
            <text:p>0.715536594032318</text:p>
          </table:table-cell>
          <table:table-cell office:value-type="float" office:value="2.77296666666667" calcext:value-type="float">
            <text:p>2.77296666666667</text:p>
          </table:table-cell>
          <table:table-cell office:value-type="float" office:value="7.72439764635869" calcext:value-type="float">
            <text:p>7.72439764635869</text:p>
          </table:table-cell>
          <table:table-cell office:value-type="float" office:value="0.237815889129836" calcext:value-type="float">
            <text:p>0.237815889129836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25" calcext:value-type="float">
            <text:p>6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79538016374322" calcext:value-type="float">
            <text:p>7.79538016374322</text:p>
          </table:table-cell>
          <table:table-cell office:value-type="string" calcext:value-type="string">
            <text:p>lv_missing_dynamics</text:p>
          </table:table-cell>
          <table:table-cell office:value-type="float" office:value="15.2946748822418" calcext:value-type="float">
            <text:p>15.2946748822418</text:p>
          </table:table-cell>
          <table:table-cell office:value-type="float" office:value="0.697815865241251" calcext:value-type="float">
            <text:p>0.697815865241251</text:p>
          </table:table-cell>
          <table:table-cell office:value-type="float" office:value="2.89148333333333" calcext:value-type="float">
            <text:p>2.89148333333333</text:p>
          </table:table-cell>
          <table:table-cell office:value-type="float" office:value="7.79499139263569" calcext:value-type="float">
            <text:p>7.79499139263569</text:p>
          </table:table-cell>
          <table:table-cell office:value-type="float" office:value="0.219665954710335" calcext:value-type="float">
            <text:p>0.219665954710335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53" calcext:value-type="float">
            <text:p>7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79903641143055" calcext:value-type="float">
            <text:p>7.79903641143055</text:p>
          </table:table-cell>
          <table:table-cell office:value-type="string" calcext:value-type="string">
            <text:p>lv_missing_dynamics</text:p>
          </table:table-cell>
          <table:table-cell office:value-type="float" office:value="15.2777897836739" calcext:value-type="float">
            <text:p>15.2777897836739</text:p>
          </table:table-cell>
          <table:table-cell office:value-type="float" office:value="0.697223180299967" calcext:value-type="float">
            <text:p>0.697223180299967</text:p>
          </table:table-cell>
          <table:table-cell office:value-type="float" office:value="2.7977" calcext:value-type="float">
            <text:p>2.7977</text:p>
          </table:table-cell>
          <table:table-cell office:value-type="float" office:value="7.79641022987227" calcext:value-type="float">
            <text:p>7.79641022987227</text:p>
          </table:table-cell>
          <table:table-cell office:value-type="float" office:value="0.219266458851549" calcext:value-type="float">
            <text:p>0.219266458851549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17" calcext:value-type="float">
            <text:p>3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7994729915915" calcext:value-type="float">
            <text:p>7.7994729915915</text:p>
          </table:table-cell>
          <table:table-cell office:value-type="string" calcext:value-type="string">
            <text:p>lv_missing_dynamics</text:p>
          </table:table-cell>
          <table:table-cell office:value-type="float" office:value="15.290570446609" calcext:value-type="float">
            <text:p>15.290570446609</text:p>
          </table:table-cell>
          <table:table-cell office:value-type="float" office:value="0.697670356180047" calcext:value-type="float">
            <text:p>0.697670356180047</text:p>
          </table:table-cell>
          <table:table-cell office:value-type="float" office:value="2.90411666666667" calcext:value-type="float">
            <text:p>2.90411666666667</text:p>
          </table:table-cell>
          <table:table-cell office:value-type="float" office:value="7.79558687936343" calcext:value-type="float">
            <text:p>7.79558687936343</text:p>
          </table:table-cell>
          <table:table-cell office:value-type="float" office:value="0.219566080530703" calcext:value-type="float">
            <text:p>0.219566080530703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49" calcext:value-type="float">
            <text:p>7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83093201915252" calcext:value-type="float">
            <text:p>7.83093201915252</text:p>
          </table:table-cell>
          <table:table-cell office:value-type="string" calcext:value-type="string">
            <text:p>lv_missing_dynamics</text:p>
          </table:table-cell>
          <table:table-cell office:value-type="float" office:value="15.0841516826829" calcext:value-type="float">
            <text:p>15.0841516826829</text:p>
          </table:table-cell>
          <table:table-cell office:value-type="float" office:value="0.690455752868432" calcext:value-type="float">
            <text:p>0.690455752868432</text:p>
          </table:table-cell>
          <table:table-cell office:value-type="float" office:value="2.80578333333333" calcext:value-type="float">
            <text:p>2.80578333333333</text:p>
          </table:table-cell>
          <table:table-cell office:value-type="float" office:value="7.80497605663923" calcext:value-type="float">
            <text:p>7.80497605663923</text:p>
          </table:table-cell>
          <table:table-cell office:value-type="float" office:value="0.214972784515814" calcext:value-type="float">
            <text:p>0.214972784515814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13" calcext:value-type="float">
            <text:p>3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8416270080422" calcext:value-type="float">
            <text:p>7.8416270080422</text:p>
          </table:table-cell>
          <table:table-cell office:value-type="string" calcext:value-type="string">
            <text:p>lv_missing_dynamics</text:p>
          </table:table-cell>
          <table:table-cell office:value-type="float" office:value="15.1753073050553" calcext:value-type="float">
            <text:p>15.1753073050553</text:p>
          </table:table-cell>
          <table:table-cell office:value-type="float" office:value="0.693643439293121" calcext:value-type="float">
            <text:p>0.693643439293121</text:p>
          </table:table-cell>
          <table:table-cell office:value-type="float" office:value="2.75076666666667" calcext:value-type="float">
            <text:p>2.75076666666667</text:p>
          </table:table-cell>
          <table:table-cell office:value-type="float" office:value="7.80292070372233" calcext:value-type="float">
            <text:p>7.80292070372233</text:p>
          </table:table-cell>
          <table:table-cell office:value-type="float" office:value="0.21698312194174" calcext:value-type="float">
            <text:p>0.21698312194174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45" calcext:value-type="float">
            <text:p>7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06921068658335" calcext:value-type="float">
            <text:p>8.06921068658335</text:p>
          </table:table-cell>
          <table:table-cell office:value-type="string" calcext:value-type="string">
            <text:p>lv_missing_dynamics</text:p>
          </table:table-cell>
          <table:table-cell office:value-type="float" office:value="-5.54758517847945" calcext:value-type="float">
            <text:p>-5.54758517847945</text:p>
          </table:table-cell>
          <table:table-cell office:value-type="float" office:value="0.710922361845956" calcext:value-type="float">
            <text:p>0.710922361845956</text:p>
          </table:table-cell>
          <table:table-cell office:value-type="float" office:value="2.98363333333333" calcext:value-type="float">
            <text:p>2.98363333333333</text:p>
          </table:table-cell>
          <table:table-cell office:value-type="float" office:value="8.06897399829733" calcext:value-type="float">
            <text:p>8.06897399829733</text:p>
          </table:table-cell>
          <table:table-cell office:value-type="float" office:value="0.253657982219095" calcext:value-type="float">
            <text:p>0.253657982219095</text:p>
          </table:table-cell>
          <table:table-cell office:value-type="string" calcext:value-type="string">
            <text:p>no_sampling</text:p>
          </table:table-cell>
          <table:table-cell office:value-type="float" office:value="2" calcext:value-type="float">
            <text:p>2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33" calcext:value-type="float">
            <text:p>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51854660466433" calcext:value-type="float">
            <text:p>8.51854660466433</text:p>
          </table:table-cell>
          <table:table-cell office:value-type="string" calcext:value-type="string">
            <text:p>lv_missing_dynamics</text:p>
          </table:table-cell>
          <table:table-cell office:value-type="float" office:value="18.2565681354719" calcext:value-type="float">
            <text:p>18.2565681354719</text:p>
          </table:table-cell>
          <table:table-cell office:value-type="float" office:value="0.888337604577318" calcext:value-type="float">
            <text:p>0.888337604577318</text:p>
          </table:table-cell>
          <table:table-cell office:value-type="float" office:value="2.72806666666667" calcext:value-type="float">
            <text:p>2.72806666666667</text:p>
          </table:table-cell>
          <table:table-cell office:value-type="float" office:value="8.51729864929823" calcext:value-type="float">
            <text:p>8.51729864929823</text:p>
          </table:table-cell>
          <table:table-cell office:value-type="float" office:value="0.396017358144509" calcext:value-type="float">
            <text:p>0.396017358144509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64027463782019" calcext:value-type="float">
            <text:p>8.64027463782019</text:p>
          </table:table-cell>
          <table:table-cell office:value-type="string" calcext:value-type="string">
            <text:p>lv_missing_dynamics</text:p>
          </table:table-cell>
          <table:table-cell office:value-type="float" office:value="18.9848854171289" calcext:value-type="float">
            <text:p>18.9848854171289</text:p>
          </table:table-cell>
          <table:table-cell office:value-type="float" office:value="0.951825814035439" calcext:value-type="float">
            <text:p>0.951825814035439</text:p>
          </table:table-cell>
          <table:table-cell office:value-type="float" office:value="2.7359" calcext:value-type="float">
            <text:p>2.7359</text:p>
          </table:table-cell>
          <table:table-cell office:value-type="float" office:value="8.62787063965827" calcext:value-type="float">
            <text:p>8.62787063965827</text:p>
          </table:table-cell>
          <table:table-cell office:value-type="float" office:value="0.446689696086344" calcext:value-type="float">
            <text:p>0.446689696086344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68255652883429" calcext:value-type="float">
            <text:p>8.68255652883429</text:p>
          </table:table-cell>
          <table:table-cell office:value-type="string" calcext:value-type="string">
            <text:p>lv_missing_dynamics</text:p>
          </table:table-cell>
          <table:table-cell office:value-type="float" office:value="19.1599514845509" calcext:value-type="float">
            <text:p>19.1599514845509</text:p>
          </table:table-cell>
          <table:table-cell office:value-type="float" office:value="0.970118440808168" calcext:value-type="float">
            <text:p>0.970118440808168</text:p>
          </table:table-cell>
          <table:table-cell office:value-type="float" office:value="2.7156" calcext:value-type="float">
            <text:p>2.7156</text:p>
          </table:table-cell>
          <table:table-cell office:value-type="float" office:value="8.65749829739759" calcext:value-type="float">
            <text:p>8.65749829739759</text:p>
          </table:table-cell>
          <table:table-cell office:value-type="float" office:value="0.460888699475718" calcext:value-type="float">
            <text:p>0.460888699475718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49" calcext:value-type="float">
            <text:p>6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89884504115371" calcext:value-type="float">
            <text:p>8.89884504115371</text:p>
          </table:table-cell>
          <table:table-cell office:value-type="string" calcext:value-type="string">
            <text:p>lv_missing_dynamics</text:p>
          </table:table-cell>
          <table:table-cell office:value-type="float" office:value="16.5865295518974" calcext:value-type="float">
            <text:p>16.5865295518974</text:p>
          </table:table-cell>
          <table:table-cell office:value-type="float" office:value="0.849212730887208" calcext:value-type="float">
            <text:p>0.849212730887208</text:p>
          </table:table-cell>
          <table:table-cell office:value-type="float" office:value="2.6928" calcext:value-type="float">
            <text:p>2.6928</text:p>
          </table:table-cell>
          <table:table-cell office:value-type="float" office:value="8.89871864339726" calcext:value-type="float">
            <text:p>8.89871864339726</text:p>
          </table:table-cell>
          <table:table-cell office:value-type="float" office:value="0.304641810980553" calcext:value-type="float">
            <text:p>0.304641810980553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69" calcext:value-type="float">
            <text:p>3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89901721864326" calcext:value-type="float">
            <text:p>8.89901721864326</text:p>
          </table:table-cell>
          <table:table-cell office:value-type="string" calcext:value-type="string">
            <text:p>lv_missing_dynamics</text:p>
          </table:table-cell>
          <table:table-cell office:value-type="float" office:value="16.5862713905702" calcext:value-type="float">
            <text:p>16.5862713905702</text:p>
          </table:table-cell>
          <table:table-cell office:value-type="float" office:value="0.849214751615601" calcext:value-type="float">
            <text:p>0.849214751615601</text:p>
          </table:table-cell>
          <table:table-cell office:value-type="float" office:value="2.66483333333333" calcext:value-type="float">
            <text:p>2.66483333333333</text:p>
          </table:table-cell>
          <table:table-cell office:value-type="float" office:value="8.89876454489134" calcext:value-type="float">
            <text:p>8.89876454489134</text:p>
          </table:table-cell>
          <table:table-cell office:value-type="float" office:value="0.304633988492968" calcext:value-type="float">
            <text:p>0.304633988492968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01" calcext:value-type="float">
            <text:p>8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90062351811828" calcext:value-type="float">
            <text:p>8.90062351811828</text:p>
          </table:table-cell>
          <table:table-cell office:value-type="string" calcext:value-type="string">
            <text:p>lv_missing_dynamics</text:p>
          </table:table-cell>
          <table:table-cell office:value-type="float" office:value="16.5914550087947" calcext:value-type="float">
            <text:p>16.5914550087947</text:p>
          </table:table-cell>
          <table:table-cell office:value-type="float" office:value="0.849420267605057" calcext:value-type="float">
            <text:p>0.849420267605057</text:p>
          </table:table-cell>
          <table:table-cell office:value-type="float" office:value="2.69328333333333" calcext:value-type="float">
            <text:p>2.69328333333333</text:p>
          </table:table-cell>
          <table:table-cell office:value-type="float" office:value="8.89809745760548" calcext:value-type="float">
            <text:p>8.89809745760548</text:p>
          </table:table-cell>
          <table:table-cell office:value-type="float" office:value="0.304874621206428" calcext:value-type="float">
            <text:p>0.304874621206428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97" calcext:value-type="float">
            <text:p>7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9738609559558" calcext:value-type="float">
            <text:p>8.9738609559558</text:p>
          </table:table-cell>
          <table:table-cell office:value-type="string" calcext:value-type="string">
            <text:p>lv_missing_dynamics</text:p>
          </table:table-cell>
          <table:table-cell office:value-type="float" office:value="14.5898641435742" calcext:value-type="float">
            <text:p>14.5898641435742</text:p>
          </table:table-cell>
          <table:table-cell office:value-type="float" office:value="0.667508284892322" calcext:value-type="float">
            <text:p>0.667508284892322</text:p>
          </table:table-cell>
          <table:table-cell office:value-type="float" office:value="2.913" calcext:value-type="float">
            <text:p>2.913</text:p>
          </table:table-cell>
          <table:table-cell office:value-type="float" office:value="8.93429726412721" calcext:value-type="float">
            <text:p>8.93429726412721</text:p>
          </table:table-cell>
          <table:table-cell office:value-type="float" office:value="0.196985718763565" calcext:value-type="float">
            <text:p>0.196985718763565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69" calcext:value-type="float">
            <text:p>7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99047247438576" calcext:value-type="float">
            <text:p>8.99047247438576</text:p>
          </table:table-cell>
          <table:table-cell office:value-type="string" calcext:value-type="string">
            <text:p>lv_missing_dynamics</text:p>
          </table:table-cell>
          <table:table-cell office:value-type="float" office:value="12.8045419368947" calcext:value-type="float">
            <text:p>12.8045419368947</text:p>
          </table:table-cell>
          <table:table-cell office:value-type="float" office:value="0.799151852041685" calcext:value-type="float">
            <text:p>0.799151852041685</text:p>
          </table:table-cell>
          <table:table-cell office:value-type="float" office:value="2.69593333333333" calcext:value-type="float">
            <text:p>2.69593333333333</text:p>
          </table:table-cell>
          <table:table-cell office:value-type="float" office:value="8.98796481659456" calcext:value-type="float">
            <text:p>8.98796481659456</text:p>
          </table:table-cell>
          <table:table-cell office:value-type="float" office:value="0.232328062171909" calcext:value-type="float">
            <text:p>0.232328062171909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53" calcext:value-type="float">
            <text:p>6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9923865912339" calcext:value-type="float">
            <text:p>8.9923865912339</text:p>
          </table:table-cell>
          <table:table-cell office:value-type="string" calcext:value-type="string">
            <text:p>lv_missing_dynamics</text:p>
          </table:table-cell>
          <table:table-cell office:value-type="float" office:value="14.5082514871211" calcext:value-type="float">
            <text:p>14.5082514871211</text:p>
          </table:table-cell>
          <table:table-cell office:value-type="float" office:value="0.667753870965739" calcext:value-type="float">
            <text:p>0.667753870965739</text:p>
          </table:table-cell>
          <table:table-cell office:value-type="float" office:value="2.8568" calcext:value-type="float">
            <text:p>2.8568</text:p>
          </table:table-cell>
          <table:table-cell office:value-type="float" office:value="8.96658422023364" calcext:value-type="float">
            <text:p>8.96658422023364</text:p>
          </table:table-cell>
          <table:table-cell office:value-type="float" office:value="0.196094127485451" calcext:value-type="float">
            <text:p>0.196094127485451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37" calcext:value-type="float">
            <text:p>3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05376990079489" calcext:value-type="float">
            <text:p>9.05376990079489</text:p>
          </table:table-cell>
          <table:table-cell office:value-type="string" calcext:value-type="string">
            <text:p>lv_missing_dynamics</text:p>
          </table:table-cell>
          <table:table-cell office:value-type="float" office:value="15.8407117681551" calcext:value-type="float">
            <text:p>15.8407117681551</text:p>
          </table:table-cell>
          <table:table-cell office:value-type="float" office:value="0.845167076984062" calcext:value-type="float">
            <text:p>0.845167076984062</text:p>
          </table:table-cell>
          <table:table-cell office:value-type="float" office:value="2.70281666666667" calcext:value-type="float">
            <text:p>2.70281666666667</text:p>
          </table:table-cell>
          <table:table-cell office:value-type="float" office:value="9.05250234722322" calcext:value-type="float">
            <text:p>9.05250234722322</text:p>
          </table:table-cell>
          <table:table-cell office:value-type="float" office:value="0.279250305940602" calcext:value-type="float">
            <text:p>0.27925030594060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65" calcext:value-type="float">
            <text:p>3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05750614775091" calcext:value-type="float">
            <text:p>9.05750614775091</text:p>
          </table:table-cell>
          <table:table-cell office:value-type="string" calcext:value-type="string">
            <text:p>lv_missing_dynamics</text:p>
          </table:table-cell>
          <table:table-cell office:value-type="float" office:value="15.8131424973624" calcext:value-type="float">
            <text:p>15.8131424973624</text:p>
          </table:table-cell>
          <table:table-cell office:value-type="float" office:value="0.840123197058022" calcext:value-type="float">
            <text:p>0.840123197058022</text:p>
          </table:table-cell>
          <table:table-cell office:value-type="float" office:value="2.7846" calcext:value-type="float">
            <text:p>2.7846</text:p>
          </table:table-cell>
          <table:table-cell office:value-type="float" office:value="9.03229137689653" calcext:value-type="float">
            <text:p>9.03229137689653</text:p>
          </table:table-cell>
          <table:table-cell office:value-type="float" office:value="0.27856234323002" calcext:value-type="float">
            <text:p>0.27856234323002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93" calcext:value-type="float">
            <text:p>7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13960378063217" calcext:value-type="float">
            <text:p>9.13960378063217</text:p>
          </table:table-cell>
          <table:table-cell office:value-type="string" calcext:value-type="string">
            <text:p>lv_missing_dynamics</text:p>
          </table:table-cell>
          <table:table-cell office:value-type="float" office:value="14.1559236720326" calcext:value-type="float">
            <text:p>14.1559236720326</text:p>
          </table:table-cell>
          <table:table-cell office:value-type="float" office:value="0.670309973422237" calcext:value-type="float">
            <text:p>0.670309973422237</text:p>
          </table:table-cell>
          <table:table-cell office:value-type="float" office:value="2.77305" calcext:value-type="float">
            <text:p>2.77305</text:p>
          </table:table-cell>
          <table:table-cell office:value-type="float" office:value="9.13563248103255" calcext:value-type="float">
            <text:p>9.13563248103255</text:p>
          </table:table-cell>
          <table:table-cell office:value-type="float" office:value="0.192802771616043" calcext:value-type="float">
            <text:p>0.192802771616043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73" calcext:value-type="float">
            <text:p>7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14028543133083" calcext:value-type="float">
            <text:p>9.14028543133083</text:p>
          </table:table-cell>
          <table:table-cell office:value-type="string" calcext:value-type="string">
            <text:p>lv_missing_dynamics</text:p>
          </table:table-cell>
          <table:table-cell office:value-type="float" office:value="14.1518370373426" calcext:value-type="float">
            <text:p>14.1518370373426</text:p>
          </table:table-cell>
          <table:table-cell office:value-type="float" office:value="0.670372937655235" calcext:value-type="float">
            <text:p>0.670372937655235</text:p>
          </table:table-cell>
          <table:table-cell office:value-type="float" office:value="2.90088333333333" calcext:value-type="float">
            <text:p>2.90088333333333</text:p>
          </table:table-cell>
          <table:table-cell office:value-type="float" office:value="9.13767929895091" calcext:value-type="float">
            <text:p>9.13767929895091</text:p>
          </table:table-cell>
          <table:table-cell office:value-type="float" office:value="0.192772468628302" calcext:value-type="float">
            <text:p>0.192772468628302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41" calcext:value-type="float">
            <text:p>3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15263271407166" calcext:value-type="float">
            <text:p>9.15263271407166</text:p>
          </table:table-cell>
          <table:table-cell office:value-type="string" calcext:value-type="string">
            <text:p>lv_missing_dynamics</text:p>
          </table:table-cell>
          <table:table-cell office:value-type="float" office:value="14.1248610880101" calcext:value-type="float">
            <text:p>14.1248610880101</text:p>
          </table:table-cell>
          <table:table-cell office:value-type="float" office:value="0.670713668930809" calcext:value-type="float">
            <text:p>0.670713668930809</text:p>
          </table:table-cell>
          <table:table-cell office:value-type="float" office:value="2.86968333333333" calcext:value-type="float">
            <text:p>2.86968333333333</text:p>
          </table:table-cell>
          <table:table-cell office:value-type="float" office:value="9.15223543568917" calcext:value-type="float">
            <text:p>9.15223543568917</text:p>
          </table:table-cell>
          <table:table-cell office:value-type="float" office:value="0.19256513400879" calcext:value-type="float">
            <text:p>0.19256513400879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77" calcext:value-type="float">
            <text:p>7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15267897778741" calcext:value-type="float">
            <text:p>9.15267897778741</text:p>
          </table:table-cell>
          <table:table-cell office:value-type="string" calcext:value-type="string">
            <text:p>lv_missing_dynamics</text:p>
          </table:table-cell>
          <table:table-cell office:value-type="float" office:value="14.1245059286408" calcext:value-type="float">
            <text:p>14.1245059286408</text:p>
          </table:table-cell>
          <table:table-cell office:value-type="float" office:value="0.670719776022763" calcext:value-type="float">
            <text:p>0.670719776022763</text:p>
          </table:table-cell>
          <table:table-cell office:value-type="float" office:value="2.98013333333333" calcext:value-type="float">
            <text:p>2.98013333333333</text:p>
          </table:table-cell>
          <table:table-cell office:value-type="float" office:value="9.15241813060298" calcext:value-type="float">
            <text:p>9.15241813060298</text:p>
          </table:table-cell>
          <table:table-cell office:value-type="float" office:value="0.192562635209791" calcext:value-type="float">
            <text:p>0.192562635209791</text:p>
          </table:table-cell>
          <table:table-cell office:value-type="string" calcext:value-type="string">
            <text:p>no_sampling</text:p>
          </table:table-cell>
          <table:table-cell office:value-type="float" office:value="3" calcext:value-type="float">
            <text:p>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45" calcext:value-type="float">
            <text:p>3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office:value-type="float" office:value="10.1206190854016" calcext:value-type="float">
            <text:p>10.1206190854016</text:p>
          </table:table-cell>
          <table:table-cell office:value-type="string" calcext:value-type="string">
            <text:p>lv_missing_dynamics</text:p>
          </table:table-cell>
          <table:table-cell office:value-type="float" office:value="-13.9136261124649" calcext:value-type="float">
            <text:p>-13.9136261124649</text:p>
          </table:table-cell>
          <table:table-cell office:value-type="float" office:value="2.91351997818223" calcext:value-type="float">
            <text:p>2.91351997818223</text:p>
          </table:table-cell>
          <table:table-cell office:value-type="float" office:value="2.80775" calcext:value-type="float">
            <text:p>2.80775</text:p>
          </table:table-cell>
          <table:table-cell office:value-type="float" office:value="10.1203516004597" calcext:value-type="float">
            <text:p>10.1203516004597</text:p>
          </table:table-cell>
          <table:table-cell office:value-type="float" office:value="0.602936501151111" calcext:value-type="float">
            <text:p>0.602936501151111</text:p>
          </table:table-cell>
          <table:table-cell office:value-type="string" calcext:value-type="string">
            <text:p>no_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table:number-columns-repeated="21"/>
          <table:table-cell table:style-name="ce12"/>
          <table:table-cell table:style-name="ce15"/>
        </table:table-row>
      </table:table>
      <table:table table:name="Pivot Table_summary_1" table:style-name="ta1">
        <table:table-column table:style-name="co19" table:default-cell-style-name="ce16"/>
        <table:table-column table:style-name="co19" table:number-columns-repeated="92" table:default-cell-style-name="ce21"/>
        <table:table-column table:style-name="co19" table:number-columns-repeated="2" table:default-cell-style-name="ce11"/>
        <table:table-column table:style-name="co19" table:number-columns-repeated="95" table:default-cell-style-name="ce21"/>
        <table:table-column table:style-name="co19" table:number-columns-repeated="2" table:default-cell-style-name="ce11"/>
        <table:table-column table:style-name="co19" table:number-columns-repeated="91" table:default-cell-style-name="ce21"/>
        <table:table-column table:style-name="co19" table:number-columns-repeated="2" table:default-cell-style-name="ce11"/>
        <table:table-column table:style-name="co19" table:number-columns-repeated="84" table:default-cell-style-name="ce21"/>
        <table:table-column table:style-name="co19" table:default-cell-style-name="ce26"/>
        <table:table-column table:style-name="co19" table:default-cell-style-name="ce30"/>
        <table:table-row table:style-name="ro1">
          <table:table-cell table:style-name="ce1" office:value-type="string" calcext:value-type="string">
            <text:p>problem_name</text:p>
          </table:table-cell>
          <table:table-cell table:style-name="ce6" office:value-type="string" calcext:value-type="string">
            <text:p>Data</text:p>
          </table:table-cell>
          <table:table-cell table:style-name="ce6" office:value-type="string" calcext:value-type="string">
            <text:p>mechanistic_setting</text:p>
          </table:table-cell>
          <table:table-cell table:style-name="ce6" office:value-type="string" calcext:value-type="string">
            <text:p>dataset</text:p>
          </table:table-cell>
          <table:table-cell table:style-name="ce6" office:value-type="string" calcext:value-type="string">
            <text:p>sampling_strategy</text:p>
          </table:table-cell>
          <table:table-cell table:style-name="ce6" office:value-type="string" calcext:value-type="string">
            <text:p>par_row</text:p>
          </table:table-cell>
          <table:table-cell table:style-name="ce6" office:value-type="string" calcext:value-type="string">
            <text:p>array_nr</text:p>
          </table:table-cell>
          <table:table-cell table:style-name="ce6" office:value-type="string" calcext:value-type="string">
            <text:p>early stopping</text:p>
          </table:table-cell>
          <table:table-cell table:style-name="ce6" office:value-type="string" calcext:value-type="string">
            <text:p>reg</text:p>
          </table:table-cell>
          <table:table-cell table:style-name="ce6" office:value-type="string" calcext:value-type="string">
            <text:p>epochs_adam</text:p>
          </table:table-cell>
          <table:table-cell table:style-name="ce6" office:value-type="string" calcext:value-type="string">
            <text:p>epochs_bfgs</text:p>
          </table:table-cell>
          <table:table-cell table:style-name="ce25" table:number-columns-repeated="359"/>
          <table:table-cell table:style-name="ce28"/>
        </table:table-row>
        <table:table-row table:style-name="ro1">
          <table:table-cell office:value-type="string" calcext:value-type="string">
            <text:p>three_species_lotka_volterra</text:p>
          </table:table-cell>
          <table:table-cell table:number-columns-repeated="92"/>
          <table:table-cell table:style-name="ce21" table:number-columns-repeated="2"/>
          <table:table-cell table:number-columns-repeated="95"/>
          <table:table-cell table:style-name="ce21" table:number-columns-repeated="2"/>
          <table:table-cell table:number-columns-repeated="91"/>
          <table:table-cell table:style-name="ce21" table:number-columns-repeated="2"/>
          <table:table-cell table:number-columns-repeated="85"/>
          <table:table-cell table:style-name="ce29"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lv_missing_dynamics</text:p>
          </table:table-cell>
          <table:table-cell table:number-columns-repeated="92"/>
          <table:table-cell table:style-name="ce21" table:number-columns-repeated="2"/>
          <table:table-cell table:number-columns-repeated="95"/>
          <table:table-cell table:style-name="ce21" table:number-columns-repeated="2"/>
          <table:table-cell table:number-columns-repeated="91"/>
          <table:table-cell table:style-name="ce21" table:number-columns-repeated="2"/>
          <table:table-cell table:number-columns-repeated="86"/>
        </table:table-row>
        <table:table-row table:style-name="ro1">
          <table:table-cell office:value-type="string" calcext:value-type="string">
            <text:p>lotka_volterra_datapoints_40_noise_15</text:p>
          </table:table-cell>
          <table:table-cell table:number-columns-repeated="92"/>
          <table:table-cell table:style-name="ce26"/>
          <table:table-cell table:style-name="ce27" office:value-type="string" calcext:value-type="string">
            <text:p>lotka_volterra_datapoints_40_noise_5</text:p>
          </table:table-cell>
          <table:table-cell table:number-columns-repeated="95"/>
          <table:table-cell table:style-name="ce26"/>
          <table:table-cell table:style-name="ce27" office:value-type="string" calcext:value-type="string">
            <text:p>lotka_volterra_datapoints_80_noise_15</text:p>
          </table:table-cell>
          <table:table-cell table:number-columns-repeated="91"/>
          <table:table-cell table:style-name="ce26"/>
          <table:table-cell table:style-name="ce27" office:value-type="string" calcext:value-type="string">
            <text:p>lotka_volterra_datapoints_80_noise_5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no_sampling</text:p>
          </table:table-cell>
          <table:table-cell table:number-columns-repeated="92"/>
          <table:table-cell table:style-name="ce26"/>
          <table:table-cell table:style-name="ce27" office:value-type="string" calcext:value-type="string">
            <text:p>no_sampling</text:p>
          </table:table-cell>
          <table:table-cell table:number-columns-repeated="95"/>
          <table:table-cell table:style-name="ce26"/>
          <table:table-cell table:style-name="ce27" office:value-type="string" calcext:value-type="string">
            <text:p>no_sampling</text:p>
          </table:table-cell>
          <table:table-cell table:number-columns-repeated="91"/>
          <table:table-cell table:style-name="ce26"/>
          <table:table-cell table:style-name="ce27" office:value-type="string" calcext:value-type="string">
            <text:p>no_sampling</text:p>
          </table:table-cell>
          <table:table-cell table:number-columns-repeated="8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2"/>
          <table:table-cell table:style-name="ce26"/>
          <table:table-cell table:style-name="ce27" office:value-type="float" office:value="1" calcext:value-type="float">
            <text:p>1</text:p>
          </table:table-cell>
          <table:table-cell table:number-columns-repeated="95"/>
          <table:table-cell table:style-name="ce26"/>
          <table:table-cell table:style-name="ce27" office:value-type="float" office:value="1" calcext:value-type="float">
            <text:p>1</text:p>
          </table:table-cell>
          <table:table-cell table:number-columns-repeated="91"/>
          <table:table-cell table:style-name="ce26"/>
          <table:table-cell table:style-name="ce27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208" calcext:value-type="float">
            <text:p>208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332" calcext:value-type="float">
            <text:p>332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384" calcext:value-type="float">
            <text:p>384</text:p>
          </table:table-cell>
          <table:table-cell table:style-name="ce11" office:value-type="float" office:value="436" calcext:value-type="float">
            <text:p>436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float" office:value="448" calcext:value-type="float">
            <text:p>448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float" office:value="456" calcext:value-type="float">
            <text:p>456</text:p>
          </table:table-cell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464" calcext:value-type="float">
            <text:p>464</text:p>
          </table:table-cell>
          <table:table-cell table:style-name="ce11" office:value-type="float" office:value="468" calcext:value-type="float">
            <text:p>468</text:p>
          </table:table-cell>
          <table:table-cell table:style-name="ce11" office:value-type="float" office:value="484" calcext:value-type="float">
            <text:p>484</text:p>
          </table:table-cell>
          <table:table-cell table:style-name="ce11" office:value-type="float" office:value="504" calcext:value-type="float">
            <text:p>504</text:p>
          </table:table-cell>
          <table:table-cell table:style-name="ce11" office:value-type="float" office:value="508" calcext:value-type="float">
            <text:p>508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516" calcext:value-type="float">
            <text:p>516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528" calcext:value-type="float">
            <text:p>528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592" calcext:value-type="float">
            <text:p>592</text:p>
          </table:table-cell>
          <table:table-cell table:style-name="ce11" office:value-type="float" office:value="596" calcext:value-type="float">
            <text:p>596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604" calcext:value-type="float">
            <text:p>604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office:value-type="float" office:value="612" calcext:value-type="float">
            <text:p>612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624" calcext:value-type="float">
            <text:p>624</text:p>
          </table:table-cell>
          <table:table-cell table:style-name="ce11" office:value-type="float" office:value="632" calcext:value-type="float">
            <text:p>632</text:p>
          </table:table-cell>
          <table:table-cell table:style-name="ce11" office:value-type="float" office:value="636" calcext:value-type="float">
            <text:p>636</text:p>
          </table:table-cell>
          <table:table-cell table:style-name="ce11" office:value-type="float" office:value="644" calcext:value-type="float">
            <text:p>644</text:p>
          </table:table-cell>
          <table:table-cell table:style-name="ce11" office:value-type="float" office:value="648" calcext:value-type="float">
            <text:p>648</text:p>
          </table:table-cell>
          <table:table-cell table:style-name="ce11" office:value-type="float" office:value="652" calcext:value-type="float">
            <text:p>652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668" calcext:value-type="float">
            <text:p>668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724" calcext:value-type="float">
            <text:p>724</text:p>
          </table:table-cell>
          <table:table-cell table:style-name="ce11" office:value-type="float" office:value="728" calcext:value-type="float">
            <text:p>728</text:p>
          </table:table-cell>
          <table:table-cell table:style-name="ce11" office:value-type="float" office:value="732" calcext:value-type="float">
            <text:p>732</text:p>
          </table:table-cell>
          <table:table-cell table:style-name="ce11" office:value-type="float" office:value="736" calcext:value-type="float">
            <text:p>736</text:p>
          </table:table-cell>
          <table:table-cell table:style-name="ce11" office:value-type="float" office:value="740" calcext:value-type="float">
            <text:p>740</text:p>
          </table:table-cell>
          <table:table-cell table:style-name="ce11" office:value-type="float" office:value="756" calcext:value-type="float">
            <text:p>756</text:p>
          </table:table-cell>
          <table:table-cell table:style-name="ce11" office:value-type="float" office:value="760" calcext:value-type="float">
            <text:p>760</text:p>
          </table:table-cell>
          <table:table-cell table:style-name="ce11" office:value-type="float" office:value="784" calcext:value-type="float">
            <text:p>784</text:p>
          </table:table-cell>
          <table:table-cell table:style-name="ce11" office:value-type="float" office:value="792" calcext:value-type="float">
            <text:p>792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812" calcext:value-type="float">
            <text:p>812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231" calcext:value-type="float">
            <text:p>231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343" calcext:value-type="float">
            <text:p>343</text:p>
          </table:table-cell>
          <table:table-cell table:style-name="ce11" office:value-type="float" office:value="347" calcext:value-type="float">
            <text:p>347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363" calcext:value-type="float">
            <text:p>363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71" calcext:value-type="float">
            <text:p>371</text:p>
          </table:table-cell>
          <table:table-cell table:style-name="ce11" office:value-type="float" office:value="375" calcext:value-type="float">
            <text:p>375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435" calcext:value-type="float">
            <text:p>435</text:p>
          </table:table-cell>
          <table:table-cell table:style-name="ce11" office:value-type="float" office:value="439" calcext:value-type="float">
            <text:p>439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451" calcext:value-type="float">
            <text:p>451</text:p>
          </table:table-cell>
          <table:table-cell table:style-name="ce11" office:value-type="float" office:value="455" calcext:value-type="float">
            <text:p>455</text:p>
          </table:table-cell>
          <table:table-cell table:style-name="ce11" office:value-type="float" office:value="459" calcext:value-type="float">
            <text:p>459</text:p>
          </table:table-cell>
          <table:table-cell table:style-name="ce11" office:value-type="float" office:value="463" calcext:value-type="float">
            <text:p>463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1" calcext:value-type="float">
            <text:p>491</text:p>
          </table:table-cell>
          <table:table-cell table:style-name="ce11" office:value-type="float" office:value="495" calcext:value-type="float">
            <text:p>495</text:p>
          </table:table-cell>
          <table:table-cell table:style-name="ce11" office:value-type="float" office:value="499" calcext:value-type="float">
            <text:p>499</text:p>
          </table:table-cell>
          <table:table-cell table:style-name="ce11" office:value-type="float" office:value="503" calcext:value-type="float">
            <text:p>503</text:p>
          </table:table-cell>
          <table:table-cell table:style-name="ce11" office:value-type="float" office:value="507" calcext:value-type="float">
            <text:p>507</text:p>
          </table:table-cell>
          <table:table-cell table:style-name="ce11" office:value-type="float" office:value="511" calcext:value-type="float">
            <text:p>51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519" calcext:value-type="float">
            <text:p>519</text:p>
          </table:table-cell>
          <table:table-cell table:style-name="ce11" office:value-type="float" office:value="579" calcext:value-type="float">
            <text:p>579</text:p>
          </table:table-cell>
          <table:table-cell table:style-name="ce11" office:value-type="float" office:value="583" calcext:value-type="float">
            <text:p>583</text:p>
          </table:table-cell>
          <table:table-cell table:style-name="ce11" office:value-type="float" office:value="587" calcext:value-type="float">
            <text:p>587</text:p>
          </table:table-cell>
          <table:table-cell table:style-name="ce11" office:value-type="float" office:value="591" calcext:value-type="float">
            <text:p>591</text:p>
          </table:table-cell>
          <table:table-cell table:style-name="ce11" office:value-type="float" office:value="595" calcext:value-type="float">
            <text:p>595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603" calcext:value-type="float">
            <text:p>603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615" calcext:value-type="float">
            <text:p>615</text:p>
          </table:table-cell>
          <table:table-cell table:style-name="ce11" office:value-type="float" office:value="619" calcext:value-type="float">
            <text:p>619</text:p>
          </table:table-cell>
          <table:table-cell table:style-name="ce11" office:value-type="float" office:value="623" calcext:value-type="float">
            <text:p>623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float" office:value="631" calcext:value-type="float">
            <text:p>631</text:p>
          </table:table-cell>
          <table:table-cell table:style-name="ce11" office:value-type="float" office:value="635" calcext:value-type="float">
            <text:p>635</text:p>
          </table:table-cell>
          <table:table-cell table:style-name="ce11" office:value-type="float" office:value="639" calcext:value-type="float">
            <text:p>639</text:p>
          </table:table-cell>
          <table:table-cell table:style-name="ce11" office:value-type="float" office:value="643" calcext:value-type="float">
            <text:p>643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655" calcext:value-type="float">
            <text:p>655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663" calcext:value-type="float">
            <text:p>663</text:p>
          </table:table-cell>
          <table:table-cell table:style-name="ce11" office:value-type="float" office:value="671" calcext:value-type="float">
            <text:p>671</text:p>
          </table:table-cell>
          <table:table-cell table:style-name="ce11" office:value-type="float" office:value="723" calcext:value-type="float">
            <text:p>723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731" calcext:value-type="float">
            <text:p>731</text:p>
          </table:table-cell>
          <table:table-cell table:style-name="ce11" office:value-type="float" office:value="735" calcext:value-type="float">
            <text:p>735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751" calcext:value-type="float">
            <text:p>751</text:p>
          </table:table-cell>
          <table:table-cell table:style-name="ce11" office:value-type="float" office:value="755" calcext:value-type="float">
            <text:p>75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767" calcext:value-type="float">
            <text:p>767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779" calcext:value-type="float">
            <text:p>779</text:p>
          </table:table-cell>
          <table:table-cell table:style-name="ce11" office:value-type="float" office:value="783" calcext:value-type="float">
            <text:p>783</text:p>
          </table:table-cell>
          <table:table-cell table:style-name="ce11" office:value-type="float" office:value="787" calcext:value-type="float">
            <text:p>787</text:p>
          </table:table-cell>
          <table:table-cell table:style-name="ce11" office:value-type="float" office:value="795" calcext:value-type="float">
            <text:p>795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807" calcext:value-type="float">
            <text:p>807</text:p>
          </table:table-cell>
          <table:table-cell table:style-name="ce11" office:value-type="float" office:value="811" calcext:value-type="float">
            <text:p>811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194" calcext:value-type="float">
            <text:p>194</text:p>
          </table:table-cell>
          <table:table-cell table:style-name="ce11" office:value-type="float" office:value="198" calcext:value-type="float">
            <text:p>198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326" calcext:value-type="float">
            <text:p>326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334" calcext:value-type="float">
            <text:p>334</text:p>
          </table:table-cell>
          <table:table-cell table:style-name="ce11" office:value-type="float" office:value="338" calcext:value-type="float">
            <text:p>338</text:p>
          </table:table-cell>
          <table:table-cell table:style-name="ce11" office:value-type="float" office:value="342" calcext:value-type="float">
            <text:p>342</text:p>
          </table:table-cell>
          <table:table-cell table:style-name="ce11" office:value-type="float" office:value="346" calcext:value-type="float">
            <text:p>346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362" calcext:value-type="float">
            <text:p>362</text:p>
          </table:table-cell>
          <table:table-cell table:style-name="ce11" office:value-type="float" office:value="366" calcext:value-type="float">
            <text:p>36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434" calcext:value-type="float">
            <text:p>434</text:p>
          </table:table-cell>
          <table:table-cell table:style-name="ce11" office:value-type="float" office:value="458" calcext:value-type="float">
            <text:p>458</text:p>
          </table:table-cell>
          <table:table-cell table:style-name="ce11" office:value-type="float" office:value="462" calcext:value-type="float">
            <text:p>462</text:p>
          </table:table-cell>
          <table:table-cell table:style-name="ce11" office:value-type="float" office:value="466" calcext:value-type="float">
            <text:p>466</text:p>
          </table:table-cell>
          <table:table-cell table:style-name="ce11" office:value-type="float" office:value="474" calcext:value-type="float">
            <text:p>474</text:p>
          </table:table-cell>
          <table:table-cell table:style-name="ce11" office:value-type="float" office:value="478" calcext:value-type="float">
            <text:p>478</text:p>
          </table:table-cell>
          <table:table-cell table:style-name="ce11" office:value-type="float" office:value="482" calcext:value-type="float">
            <text:p>482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2" calcext:value-type="float">
            <text:p>502</text:p>
          </table:table-cell>
          <table:table-cell table:style-name="ce11" office:value-type="float" office:value="506" calcext:value-type="float">
            <text:p>506</text:p>
          </table:table-cell>
          <table:table-cell table:style-name="ce11" office:value-type="float" office:value="510" calcext:value-type="float">
            <text:p>510</text:p>
          </table:table-cell>
          <table:table-cell table:style-name="ce11" office:value-type="float" office:value="514" calcext:value-type="float">
            <text:p>514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78" calcext:value-type="float">
            <text:p>578</text:p>
          </table:table-cell>
          <table:table-cell table:style-name="ce11" office:value-type="float" office:value="586" calcext:value-type="float">
            <text:p>586</text:p>
          </table:table-cell>
          <table:table-cell table:style-name="ce11" office:value-type="float" office:value="602" calcext:value-type="float">
            <text:p>602</text:p>
          </table:table-cell>
          <table:table-cell table:style-name="ce11" office:value-type="float" office:value="606" calcext:value-type="float">
            <text:p>606</text:p>
          </table:table-cell>
          <table:table-cell table:style-name="ce11" office:value-type="float" office:value="610" calcext:value-type="float">
            <text:p>610</text:p>
          </table:table-cell>
          <table:table-cell table:style-name="ce11" office:value-type="float" office:value="614" calcext:value-type="float">
            <text:p>614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622" calcext:value-type="float">
            <text:p>622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46" calcext:value-type="float">
            <text:p>646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654" calcext:value-type="float">
            <text:p>654</text:p>
          </table:table-cell>
          <table:table-cell table:style-name="ce11" office:value-type="float" office:value="658" calcext:value-type="float">
            <text:p>658</text:p>
          </table:table-cell>
          <table:table-cell table:style-name="ce11" office:value-type="float" office:value="662" calcext:value-type="float">
            <text:p>662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722" calcext:value-type="float">
            <text:p>722</text:p>
          </table:table-cell>
          <table:table-cell table:style-name="ce11" office:value-type="float" office:value="726" calcext:value-type="float">
            <text:p>726</text:p>
          </table:table-cell>
          <table:table-cell table:style-name="ce11" office:value-type="float" office:value="730" calcext:value-type="float">
            <text:p>730</text:p>
          </table:table-cell>
          <table:table-cell table:style-name="ce11" office:value-type="float" office:value="746" calcext:value-type="float">
            <text:p>746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754" calcext:value-type="float">
            <text:p>754</text:p>
          </table:table-cell>
          <table:table-cell table:style-name="ce11" office:value-type="float" office:value="758" calcext:value-type="float">
            <text:p>758</text:p>
          </table:table-cell>
          <table:table-cell table:style-name="ce11" office:value-type="float" office:value="762" calcext:value-type="float">
            <text:p>762</text:p>
          </table:table-cell>
          <table:table-cell table:style-name="ce11" office:value-type="float" office:value="766" calcext:value-type="float">
            <text:p>766</text:p>
          </table:table-cell>
          <table:table-cell table:style-name="ce11" office:value-type="float" office:value="774" calcext:value-type="float">
            <text:p>774</text:p>
          </table:table-cell>
          <table:table-cell table:style-name="ce11" office:value-type="float" office:value="778" calcext:value-type="float">
            <text:p>778</text:p>
          </table:table-cell>
          <table:table-cell table:style-name="ce11" office:value-type="float" office:value="782" calcext:value-type="float">
            <text:p>782</text:p>
          </table:table-cell>
          <table:table-cell table:style-name="ce11" office:value-type="float" office:value="786" calcext:value-type="float">
            <text:p>786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794" calcext:value-type="float">
            <text:p>794</text:p>
          </table:table-cell>
          <table:table-cell table:style-name="ce11" office:value-type="float" office:value="798" calcext:value-type="float">
            <text:p>798</text:p>
          </table:table-cell>
          <table:table-cell table:style-name="ce11" office:value-type="float" office:value="802" calcext:value-type="float">
            <text:p>802</text:p>
          </table:table-cell>
          <table:table-cell table:style-name="ce11" office:value-type="float" office:value="806" calcext:value-type="float">
            <text:p>806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float" office:value="217" calcext:value-type="float">
            <text:p>217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93" calcext:value-type="float">
            <text:p>293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09" calcext:value-type="float">
            <text:p>309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office:value-type="float" office:value="317" calcext:value-type="float">
            <text:p>317</text:p>
          </table:table-cell>
          <table:table-cell table:style-name="ce11" office:value-type="float" office:value="329" calcext:value-type="float">
            <text:p>329</text:p>
          </table:table-cell>
          <table:table-cell table:style-name="ce11" office:value-type="float" office:value="333" calcext:value-type="float">
            <text:p>333</text:p>
          </table:table-cell>
          <table:table-cell table:style-name="ce11" office:value-type="float" office:value="337" calcext:value-type="float">
            <text:p>337</text:p>
          </table:table-cell>
          <table:table-cell table:style-name="ce11" office:value-type="float" office:value="341" calcext:value-type="float">
            <text:p>341</text:p>
          </table:table-cell>
          <table:table-cell table:style-name="ce11" office:value-type="float" office:value="345" calcext:value-type="float">
            <text:p>345</text:p>
          </table:table-cell>
          <table:table-cell table:style-name="ce11" office:value-type="float" office:value="365" calcext:value-type="float">
            <text:p>365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73" calcext:value-type="float">
            <text:p>373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381" calcext:value-type="float">
            <text:p>381</text:p>
          </table:table-cell>
          <table:table-cell table:style-name="ce11" office:value-type="float" office:value="433" calcext:value-type="float">
            <text:p>433</text:p>
          </table:table-cell>
          <table:table-cell table:style-name="ce11" office:value-type="float" office:value="437" calcext:value-type="float">
            <text:p>437</text:p>
          </table:table-cell>
          <table:table-cell table:style-name="ce11" office:value-type="float" office:value="449" calcext:value-type="float">
            <text:p>449</text:p>
          </table:table-cell>
          <table:table-cell table:style-name="ce11" office:value-type="float" office:value="453" calcext:value-type="float">
            <text:p>453</text:p>
          </table:table-cell>
          <table:table-cell table:style-name="ce11" office:value-type="float" office:value="457" calcext:value-type="float">
            <text:p>457</text:p>
          </table:table-cell>
          <table:table-cell table:style-name="ce11" office:value-type="float" office:value="461" calcext:value-type="float">
            <text:p>461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477" calcext:value-type="float">
            <text:p>477</text:p>
          </table:table-cell>
          <table:table-cell table:style-name="ce11" office:value-type="float" office:value="481" calcext:value-type="float">
            <text:p>481</text:p>
          </table:table-cell>
          <table:table-cell table:style-name="ce11" office:value-type="float" office:value="489" calcext:value-type="float">
            <text:p>489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509" calcext:value-type="float">
            <text:p>509</text:p>
          </table:table-cell>
          <table:table-cell table:style-name="ce11" office:value-type="float" office:value="513" calcext:value-type="float">
            <text:p>513</text:p>
          </table:table-cell>
          <table:table-cell table:style-name="ce11" office:value-type="float" office:value="517" calcext:value-type="float">
            <text:p>517</text:p>
          </table:table-cell>
          <table:table-cell table:style-name="ce11" office:value-type="float" office:value="521" calcext:value-type="float">
            <text:p>521</text:p>
          </table:table-cell>
          <table:table-cell table:style-name="ce11" office:value-type="float" office:value="525" calcext:value-type="float">
            <text:p>525</text:p>
          </table:table-cell>
          <table:table-cell table:style-name="ce11" office:value-type="float" office:value="577" calcext:value-type="float">
            <text:p>577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585" calcext:value-type="float">
            <text:p>585</text:p>
          </table:table-cell>
          <table:table-cell table:style-name="ce11" office:value-type="float" office:value="593" calcext:value-type="float">
            <text:p>593</text:p>
          </table:table-cell>
          <table:table-cell table:style-name="ce11" office:value-type="float" office:value="597" calcext:value-type="float">
            <text:p>597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float" office:value="609" calcext:value-type="float">
            <text:p>609</text:p>
          </table:table-cell>
          <table:table-cell table:style-name="ce11" office:value-type="float" office:value="621" calcext:value-type="float">
            <text:p>621</text:p>
          </table:table-cell>
          <table:table-cell table:style-name="ce11" office:value-type="float" office:value="625" calcext:value-type="float">
            <text:p>625</text:p>
          </table:table-cell>
          <table:table-cell table:style-name="ce11" office:value-type="float" office:value="629" calcext:value-type="float">
            <text:p>629</text:p>
          </table:table-cell>
          <table:table-cell table:style-name="ce11" office:value-type="float" office:value="633" calcext:value-type="float">
            <text:p>633</text:p>
          </table:table-cell>
          <table:table-cell table:style-name="ce11" office:value-type="float" office:value="649" calcext:value-type="float">
            <text:p>649</text:p>
          </table:table-cell>
          <table:table-cell table:style-name="ce11" office:value-type="float" office:value="653" calcext:value-type="float">
            <text:p>653</text:p>
          </table:table-cell>
          <table:table-cell table:style-name="ce11" office:value-type="float" office:value="665" calcext:value-type="float">
            <text:p>665</text:p>
          </table:table-cell>
          <table:table-cell table:style-name="ce11" office:value-type="float" office:value="725" calcext:value-type="float">
            <text:p>725</text:p>
          </table:table-cell>
          <table:table-cell table:style-name="ce11" office:value-type="float" office:value="729" calcext:value-type="float">
            <text:p>729</text:p>
          </table:table-cell>
          <table:table-cell table:style-name="ce11" office:value-type="float" office:value="737" calcext:value-type="float">
            <text:p>737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745" calcext:value-type="float">
            <text:p>745</text:p>
          </table:table-cell>
          <table:table-cell table:style-name="ce11" office:value-type="float" office:value="749" calcext:value-type="float">
            <text:p>749</text:p>
          </table:table-cell>
          <table:table-cell table:style-name="ce11" office:value-type="float" office:value="753" calcext:value-type="float">
            <text:p>753</text:p>
          </table:table-cell>
          <table:table-cell table:style-name="ce11" office:value-type="float" office:value="761" calcext:value-type="float">
            <text:p>761</text:p>
          </table:table-cell>
          <table:table-cell table:style-name="ce11" office:value-type="float" office:value="769" calcext:value-type="float">
            <text:p>769</text:p>
          </table:table-cell>
          <table:table-cell table:style-name="ce11" office:value-type="float" office:value="773" calcext:value-type="float">
            <text:p>773</text:p>
          </table:table-cell>
          <table:table-cell table:style-name="ce11" office:value-type="float" office:value="777" calcext:value-type="float">
            <text:p>77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801" calcext:value-type="float">
            <text:p>801</text:p>
          </table:table-cell>
          <table:table-cell table:style-name="ce11" office:value-type="float" office:value="805" calcext:value-type="float">
            <text:p>805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813" calcext:value-type="float">
            <text:p>813</text:p>
          </table:table-cell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10" table:style-name="ce11" office:value-type="float" office:value="5" calcext:value-type="float">
            <text:p>5</text:p>
          </table:table-cell>
          <table:table-cell table:number-columns-repeated="19" table:style-name="ce11" office:value-type="float" office:value="10" calcext:value-type="float">
            <text:p>10</text:p>
          </table:table-cell>
          <table:table-cell table:number-columns-repeated="14" table:style-name="ce11" office:value-type="float" office:value="15" calcext:value-type="float">
            <text:p>15</text:p>
          </table:table-cell>
          <table:table-cell table:number-columns-repeated="17" table:style-name="ce11" office:value-type="float" office:value="5" calcext:value-type="float">
            <text:p>5</text:p>
          </table:table-cell>
          <table:table-cell table:number-columns-repeated="20" table:style-name="ce11" office:value-type="float" office:value="10" calcext:value-type="float">
            <text:p>10</text:p>
          </table:table-cell>
          <table:table-cell table:number-columns-repeated="12" table:style-name="ce1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7" table:style-name="ce11" office:value-type="float" office:value="5" calcext:value-type="float">
            <text:p>5</text:p>
          </table:table-cell>
          <table:table-cell table:number-columns-repeated="16" table:style-name="ce11" office:value-type="float" office:value="10" calcext:value-type="float">
            <text:p>10</text:p>
          </table:table-cell>
          <table:table-cell table:number-columns-repeated="15" table:style-name="ce11" office:value-type="float" office:value="15" calcext:value-type="float">
            <text:p>15</text:p>
          </table:table-cell>
          <table:table-cell table:number-columns-repeated="16" table:style-name="ce11" office:value-type="float" office:value="5" calcext:value-type="float">
            <text:p>5</text:p>
          </table:table-cell>
          <table:table-cell table:number-columns-repeated="22" table:style-name="ce11" office:value-type="float" office:value="10" calcext:value-type="float">
            <text:p>10</text:p>
          </table:table-cell>
          <table:table-cell table:number-columns-repeated="19" table:style-name="ce1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2" table:style-name="ce11" office:value-type="float" office:value="5" calcext:value-type="float">
            <text:p>5</text:p>
          </table:table-cell>
          <table:table-cell table:number-columns-repeated="12" table:style-name="ce11" office:value-type="float" office:value="10" calcext:value-type="float">
            <text:p>10</text:p>
          </table:table-cell>
          <table:table-cell table:number-columns-repeated="16" table:style-name="ce11" office:value-type="float" office:value="15" calcext:value-type="float">
            <text:p>15</text:p>
          </table:table-cell>
          <table:table-cell table:number-columns-repeated="16" table:style-name="ce11" office:value-type="float" office:value="5" calcext:value-type="float">
            <text:p>5</text:p>
          </table:table-cell>
          <table:table-cell table:number-columns-repeated="17" table:style-name="ce11" office:value-type="float" office:value="10" calcext:value-type="float">
            <text:p>10</text:p>
          </table:table-cell>
          <table:table-cell table:number-columns-repeated="18" table:style-name="ce1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7" table:style-name="ce11" office:value-type="float" office:value="5" calcext:value-type="float">
            <text:p>5</text:p>
          </table:table-cell>
          <table:table-cell table:number-columns-repeated="14" table:style-name="ce11" office:value-type="float" office:value="10" calcext:value-type="float">
            <text:p>10</text:p>
          </table:table-cell>
          <table:table-cell table:number-columns-repeated="16" table:style-name="ce11" office:value-type="float" office:value="15" calcext:value-type="float">
            <text:p>15</text:p>
          </table:table-cell>
          <table:table-cell table:number-columns-repeated="16" table:style-name="ce11" office:value-type="float" office:value="5" calcext:value-type="float">
            <text:p>5</text:p>
          </table:table-cell>
          <table:table-cell table:number-columns-repeated="15" table:style-name="ce11" office:value-type="float" office:value="10" calcext:value-type="float">
            <text:p>10</text:p>
          </table:table-cell>
          <table:table-cell table:number-columns-repeated="17" table:style-name="ce11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7" office:value-type="string" calcext:value-type="string">
            <text:p>l2</text:p>
          </table:table-cell>
          <table:table-cell table:number-columns-repeated="43" table:style-name="ce11" office:value-type="string" calcext:value-type="string">
            <text:p>l2</text:p>
          </table:table-cell>
          <table:table-cell table:number-columns-repeated="49" table:style-name="ce11" office:value-type="string" calcext:value-type="string">
            <text:p>l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table:number-columns-repeated="38" table:style-name="ce11" office:value-type="string" calcext:value-type="string">
            <text:p>l2</text:p>
          </table:table-cell>
          <table:table-cell table:number-columns-repeated="57" table:style-name="ce11" office:value-type="string" calcext:value-type="string">
            <text:p>l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table:number-columns-repeated="40" table:style-name="ce11" office:value-type="string" calcext:value-type="string">
            <text:p>l2</text:p>
          </table:table-cell>
          <table:table-cell table:number-columns-repeated="51" table:style-name="ce11" office:value-type="string" calcext:value-type="string">
            <text:p>l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table:number-columns-repeated="37" table:style-name="ce11" office:value-type="string" calcext:value-type="string">
            <text:p>l2</text:p>
          </table:table-cell>
          <table:table-cell table:number-columns-repeated="48" table:style-name="ce11" office:value-type="string" calcext:value-type="string">
            <text:p>l1</text:p>
          </table:table-cell>
          <table:table-cell/>
        </table:table-row>
        <table:table-row table:style-name="ro1">
          <table:table-cell table:style-name="ce17" office:value-type="float" office:value="500" calcext:value-type="float">
            <text:p>500</text:p>
          </table:table-cell>
          <table:table-cell table:number-columns-repeated="92" table:style-name="ce11" office:value-type="float" office:value="500" calcext:value-type="float">
            <text:p>5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95" table:style-name="ce11" office:value-type="float" office:value="500" calcext:value-type="float">
            <text:p>5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91" table:style-name="ce11" office:value-type="float" office:value="500" calcext:value-type="float">
            <text:p>5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85" table:style-name="ce11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number-columns-repeated="369" table:style-name="ce22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19" office:value-type="float" office:value="0.001" calcext:value-type="float">
            <text:p>0.0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4"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4" table:style-name="ce23" office:value-type="float" office:value="0.001" calcext:value-type="float">
            <text:p>0.001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4" table:style-name="ce23" office:value-type="float" office:value="0.001" calcext:value-type="float">
            <text:p>0.001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4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5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4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4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5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6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5" table:style-name="ce23" office:value-type="float" office:value="0.001" calcext:value-type="float">
            <text:p>0.001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4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5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5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5" table:style-name="ce23" office:value-type="float" office:value="0.001" calcext:value-type="float">
            <text:p>0.001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3" table:style-name="ce23" office:value-type="float" office:value="0.001" calcext:value-type="float">
            <text:p>0.001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6" table:style-name="ce23" office:value-type="float" office:value="0.001" calcext:value-type="float">
            <text:p>0.001</text:p>
          </table:table-cell>
          <table:table-cell table:number-columns-repeated="3" table:style-name="ce23" office:value-type="float" office:value="0.01" calcext:value-type="float">
            <text:p>0.01</text:p>
          </table:table-cell>
          <table:table-cell table:style-name="ce31"/>
        </table:table-row>
        <table:table-row table:style-name="ro1">
          <table:table-cell table:style-name="ce20"/>
          <table:table-cell table:style-name="ce24" table:number-columns-repeated="369"/>
          <table:table-cell table:style-name="ce15"/>
        </table:table-row>
      </table:table>
      <table:named-expressions/>
      <table:database-ranges>
        <table:database-range table:name="__Anonymous_Sheet_DB__0" table:target-range-address="summary.A1:summary.W371" table:display-filter-buttons="true">
          <table:filter>
            <table:filter-and>
              <table:filter-condition table:field-number="2" table:value="lotka_volterra_datapoints_40_noise_5" table:operator="="/>
            </table:filter-and>
          </table:filter>
          <table:sort>
            <table:sort-by table:field-number="22" table:data-type="automatic"/>
          </table:sort>
        </table:database-range>
      </table:database-ranges>
      <table:data-pilot-tables>
        <table:data-pilot-table table:name="DataPilot1" table:application-data="" table:target-range-address="'Pivot Table_summary_1'.A1:'Pivot Table_summary_1'.NG13" table:buttons="'Pivot Table_summary_1'.A1 'Pivot Table_summary_1'.B1 'Pivot Table_summary_1'.C1 'Pivot Table_summary_1'.D1 'Pivot Table_summary_1'.E1 'Pivot Table_summary_1'.F1 'Pivot Table_summary_1'.G1 'Pivot Table_summary_1'.H1 'Pivot Table_summary_1'.I1 'Pivot Table_summary_1'.J1 'Pivot Table_summary_1'.K1" table:show-filter-button="false" table:drill-down-on-double-click="false">
          <table:source-cell-range table:cell-range-address="summary.A1:summary.K371"/>
          <table:data-pilot-field table:source-field-name="problem_name" table:orientation="column" table:used-hierarchy="0" table:function="auto">
            <table:data-pilot-level table:show-empty="false" calcext:repeat-item-labels="false">
              <table:data-pilot-members>
                <table:data-pilot-member table:name="three_species_lotka_volterr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chanistic_setting" table:orientation="column" table:used-hierarchy="0" table:function="auto">
            <table:data-pilot-level table:show-empty="false" calcext:repeat-item-labels="false">
              <table:data-pilot-members>
                <table:data-pilot-member table:name="lv_missing_dynamic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set" table:orientation="column" table:used-hierarchy="0" table:function="auto">
            <table:data-pilot-level table:show-empty="false" calcext:repeat-item-labels="false">
              <table:data-pilot-members>
                <table:data-pilot-member table:name="lotka_volterra_datapoints_40_noise_15" table:display="true" table:show-details="true"/>
                <table:data-pilot-member table:name="lotka_volterra_datapoints_40_noise_5" table:display="true" table:show-details="true"/>
                <table:data-pilot-member table:name="lotka_volterra_datapoints_80_noise_15" table:display="true" table:show-details="true"/>
                <table:data-pilot-member table:name="lotka_volterra_datapoints_80_noise_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mpling_strategy" table:orientation="column" table:used-hierarchy="0" table:function="auto">
            <table:data-pilot-level table:show-empty="false" calcext:repeat-item-labels="false">
              <table:data-pilot-members>
                <table:data-pilot-member table:name="no_sampli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_row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rray_nr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4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6" table:display="true" table:show-details="true"/>
                <table:data-pilot-member table:name="52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3" table:display="true" table:show-details="true"/>
                <table:data-pilot-member table:name="66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9" table:display="true" table:show-details="true"/>
                <table:data-pilot-member table:name="82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7" table:display="true" table:show-details="true"/>
                <table:data-pilot-member table:name="160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1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8" table:display="true" table:show-details="true"/>
                <table:data-pilot-member table:name="180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9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6" table:display="true" table:show-details="true"/>
                <table:data-pilot-member table:name="208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1" table:display="true" table:show-details="true"/>
                <table:data-pilot-member table:name="313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6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50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8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3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8" table:display="true" table:show-details="true"/>
                <table:data-pilot-member table:name="474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4" table:display="true" table:show-details="true"/>
                <table:data-pilot-member table:name="486" table:display="true" table:show-details="true"/>
                <table:data-pilot-member table:name="489" table:display="true" table:show-details="true"/>
                <table:data-pilot-member table:name="491" table:display="true" table:show-details="true"/>
                <table:data-pilot-member table:name="495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2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05" table:display="true" table:show-details="true"/>
                <table:data-pilot-member table:name="506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14" table:display="true" table:show-details="true"/>
                <table:data-pilot-member table:name="515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2" table:display="true" table:show-details="true"/>
                <table:data-pilot-member table:name="524" table:display="true" table:show-details="true"/>
                <table:data-pilot-member table:name="525" table:display="true" table:show-details="true"/>
                <table:data-pilot-member table:name="526" table:display="true" table:show-details="true"/>
                <table:data-pilot-member table:name="528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1" table:display="true" table:show-details="true"/>
                <table:data-pilot-member table:name="583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4" table:display="true" table:show-details="true"/>
                <table:data-pilot-member table:name="605" table:display="true" table:show-details="true"/>
                <table:data-pilot-member table:name="606" table:display="true" table:show-details="true"/>
                <table:data-pilot-member table:name="607" table:display="true" table:show-details="true"/>
                <table:data-pilot-member table:name="608" table:display="true" table:show-details="true"/>
                <table:data-pilot-member table:name="609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4" table:display="true" table:show-details="true"/>
                <table:data-pilot-member table:name="615" table:display="true" table:show-details="true"/>
                <table:data-pilot-member table:name="616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7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2" table:display="true" table:show-details="true"/>
                <table:data-pilot-member table:name="633" table:display="true" table:show-details="true"/>
                <table:data-pilot-member table:name="635" table:display="true" table:show-details="true"/>
                <table:data-pilot-member table:name="636" table:display="true" table:show-details="true"/>
                <table:data-pilot-member table:name="638" table:display="true" table:show-details="true"/>
                <table:data-pilot-member table:name="639" table:display="true" table:show-details="true"/>
                <table:data-pilot-member table:name="643" table:display="true" table:show-details="true"/>
                <table:data-pilot-member table:name="644" table:display="true" table:show-details="true"/>
                <table:data-pilot-member table:name="646" table:display="true" table:show-details="true"/>
                <table:data-pilot-member table:name="648" table:display="true" table:show-details="true"/>
                <table:data-pilot-member table:name="649" table:display="true" table:show-details="true"/>
                <table:data-pilot-member table:name="650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58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2" table:display="true" table:show-details="true"/>
                <table:data-pilot-member table:name="663" table:display="true" table:show-details="true"/>
                <table:data-pilot-member table:name="664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68" table:display="true" table:show-details="true"/>
                <table:data-pilot-member table:name="670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722" table:display="true" table:show-details="true"/>
                <table:data-pilot-member table:name="723" table:display="true" table:show-details="true"/>
                <table:data-pilot-member table:name="724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27" table:display="true" table:show-details="true"/>
                <table:data-pilot-member table:name="728" table:display="true" table:show-details="true"/>
                <table:data-pilot-member table:name="729" table:display="true" table:show-details="true"/>
                <table:data-pilot-member table:name="730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35" table:display="true" table:show-details="true"/>
                <table:data-pilot-member table:name="736" table:display="true" table:show-details="true"/>
                <table:data-pilot-member table:name="737" table:display="true" table:show-details="true"/>
                <table:data-pilot-member table:name="739" table:display="true" table:show-details="true"/>
                <table:data-pilot-member table:name="740" table:display="true" table:show-details="true"/>
                <table:data-pilot-member table:name="741" table:display="true" table:show-details="true"/>
                <table:data-pilot-member table:name="745" table:display="true" table:show-details="true"/>
                <table:data-pilot-member table:name="746" table:display="true" table:show-details="true"/>
                <table:data-pilot-member table:name="747" table:display="true" table:show-details="true"/>
                <table:data-pilot-member table:name="749" table:display="true" table:show-details="true"/>
                <table:data-pilot-member table:name="750" table:display="true" table:show-details="true"/>
                <table:data-pilot-member table:name="751" table:display="true" table:show-details="true"/>
                <table:data-pilot-member table:name="753" table:display="true" table:show-details="true"/>
                <table:data-pilot-member table:name="754" table:display="true" table:show-details="true"/>
                <table:data-pilot-member table:name="755" table:display="true" table:show-details="true"/>
                <table:data-pilot-member table:name="756" table:display="true" table:show-details="true"/>
                <table:data-pilot-member table:name="758" table:display="true" table:show-details="true"/>
                <table:data-pilot-member table:name="760" table:display="true" table:show-details="true"/>
                <table:data-pilot-member table:name="761" table:display="true" table:show-details="true"/>
                <table:data-pilot-member table:name="762" table:display="true" table:show-details="true"/>
                <table:data-pilot-member table:name="763" table:display="true" table:show-details="true"/>
                <table:data-pilot-member table:name="766" table:display="true" table:show-details="true"/>
                <table:data-pilot-member table:name="767" table:display="true" table:show-details="true"/>
                <table:data-pilot-member table:name="769" table:display="true" table:show-details="true"/>
                <table:data-pilot-member table:name="771" table:display="true" table:show-details="true"/>
                <table:data-pilot-member table:name="773" table:display="true" table:show-details="true"/>
                <table:data-pilot-member table:name="774" table:display="true" table:show-details="true"/>
                <table:data-pilot-member table:name="777" table:display="true" table:show-details="true"/>
                <table:data-pilot-member table:name="778" table:display="true" table:show-details="true"/>
                <table:data-pilot-member table:name="779" table:display="true" table:show-details="true"/>
                <table:data-pilot-member table:name="782" table:display="true" table:show-details="true"/>
                <table:data-pilot-member table:name="783" table:display="true" table:show-details="true"/>
                <table:data-pilot-member table:name="784" table:display="true" table:show-details="true"/>
                <table:data-pilot-member table:name="786" table:display="true" table:show-details="true"/>
                <table:data-pilot-member table:name="787" table:display="true" table:show-details="true"/>
                <table:data-pilot-member table:name="790" table:display="true" table:show-details="true"/>
                <table:data-pilot-member table:name="792" table:display="true" table:show-details="true"/>
                <table:data-pilot-member table:name="793" table:display="true" table:show-details="true"/>
                <table:data-pilot-member table:name="794" table:display="true" table:show-details="true"/>
                <table:data-pilot-member table:name="795" table:display="true" table:show-details="true"/>
                <table:data-pilot-member table:name="797" table:display="true" table:show-details="true"/>
                <table:data-pilot-member table:name="798" table:display="true" table:show-details="true"/>
                <table:data-pilot-member table:name="799" table:display="true" table:show-details="true"/>
                <table:data-pilot-member table:name="800" table:display="true" table:show-details="true"/>
                <table:data-pilot-member table:name="801" table:display="true" table:show-details="true"/>
                <table:data-pilot-member table:name="802" table:display="true" table:show-details="true"/>
                <table:data-pilot-member table:name="803" table:display="true" table:show-details="true"/>
                <table:data-pilot-member table:name="805" table:display="true" table:show-details="true"/>
                <table:data-pilot-member table:name="806" table:display="true" table:show-details="true"/>
                <table:data-pilot-member table:name="807" table:display="true" table:show-details="true"/>
                <table:data-pilot-member table:name="808" table:display="true" table:show-details="true"/>
                <table:data-pilot-member table:name="809" table:display="true" table:show-details="true"/>
                <table:data-pilot-member table:name="811" table:display="true" table:show-details="true"/>
                <table:data-pilot-member table:name="812" table:display="true" table:show-details="true"/>
                <table:data-pilot-member table:name="813" table:display="true" table:show-details="true"/>
                <table:data-pilot-member table:name="814" table:display="true" table:show-details="true"/>
                <table:data-pilot-member table:name="815" table:display="true" table:show-details="true"/>
                <table:data-pilot-member table:name="8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arly stopping" table:orientation="column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g" table:orientation="column" table:used-hierarchy="0" table:function="auto">
            <table:data-pilot-level table:show-empty="false" calcext:repeat-item-labels="false">
              <table:data-pilot-members>
                <table:data-pilot-member table:name="l1" table:display="true" table:show-details="true"/>
                <table:data-pilot-member table:name="l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s_adam" table:orientation="column" table:used-hierarchy="0" table:function="auto">
            <table:data-pilot-level table:show-empty="false" calcext:repeat-item-labels="false">
              <table:data-pilot-members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s_bfgs" table:orientation="column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r_adam" table:orientation="column" table:used-hierarchy="0" table:function="auto">
            <table:data-pilot-level table:show-empty="false" calcext:repeat-item-labels="false">
              <table:data-pilot-members>
                <table:data-pilot-member table:name="0.001" table:display="true" table:show-details="true"/>
                <table:data-pilot-member table:name="0.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ummary_2'.A1:'Pivot Table_summary_2'.X372" table:buttons="'Pivot Table_summary_2'.A1 'Pivot Table_summary_2'.B1 'Pivot Table_summary_2'.C1 'Pivot Table_summary_2'.D1 'Pivot Table_summary_2'.E1 'Pivot Table_summary_2'.F1 'Pivot Table_summary_2'.G1 'Pivot Table_summary_2'.H1 'Pivot Table_summary_2'.I1 'Pivot Table_summary_2'.J1 'Pivot Table_summary_2'.K1 'Pivot Table_summary_2'.L1 'Pivot Table_summary_2'.M1 'Pivot Table_summary_2'.N1 'Pivot Table_summary_2'.O1 'Pivot Table_summary_2'.P1 'Pivot Table_summary_2'.Q1 'Pivot Table_summary_2'.R1 'Pivot Table_summary_2'.S1 'Pivot Table_summary_2'.T1 'Pivot Table_summary_2'.U1 'Pivot Table_summary_2'.V1 'Pivot Table_summary_2'.W1" table:show-filter-button="false" table:drill-down-on-double-click="false">
          <table:source-cell-range table:cell-range-address="summary.A1:summary.W37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_name" table:orientation="row" table:used-hierarchy="0" table:function="auto">
            <table:data-pilot-level table:show-empty="false" calcext:repeat-item-labels="false">
              <table:data-pilot-members>
                <table:data-pilot-member table:name="three_species_lotka_volterr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set" table:orientation="row" table:used-hierarchy="0" table:function="auto">
            <table:data-pilot-level table:show-empty="false" calcext:repeat-item-labels="false">
              <table:data-pilot-members>
                <table:data-pilot-member table:name="lotka_volterra_datapoints_40_noise_15" table:display="true" table:show-details="true"/>
                <table:data-pilot-member table:name="lotka_volterra_datapoints_40_noise_5" table:display="true" table:show-details="true"/>
                <table:data-pilot-member table:name="lotka_volterra_datapoints_80_noise_15" table:display="true" table:show-details="true"/>
                <table:data-pilot-member table:name="lotka_volterra_datapoints_80_noise_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ss" table:orientation="row" table:used-hierarchy="0" table:function="auto">
            <table:data-pilot-level table:show-empty="false" calcext:repeat-item-labels="false">
              <table:data-pilot-members>
                <table:data-pilot-member table:name="-129.19340394095" table:display="true" table:show-details="true"/>
                <table:data-pilot-member table:name="-116.045907858303" table:display="true" table:show-details="true"/>
                <table:data-pilot-member table:name="-74.2142484685798" table:display="true" table:show-details="true"/>
                <table:data-pilot-member table:name="-72.7541440600827" table:display="true" table:show-details="true"/>
                <table:data-pilot-member table:name="-69.2873764944758" table:display="true" table:show-details="true"/>
                <table:data-pilot-member table:name="-68.7247315273502" table:display="true" table:show-details="true"/>
                <table:data-pilot-member table:name="-68.6366728235445" table:display="true" table:show-details="true"/>
                <table:data-pilot-member table:name="-60.5688629504991" table:display="true" table:show-details="true"/>
                <table:data-pilot-member table:name="-52.9290572445564" table:display="true" table:show-details="true"/>
                <table:data-pilot-member table:name="-52.8420582383669" table:display="true" table:show-details="true"/>
                <table:data-pilot-member table:name="-45.6841130194733" table:display="true" table:show-details="true"/>
                <table:data-pilot-member table:name="-45.5934264546362" table:display="true" table:show-details="true"/>
                <table:data-pilot-member table:name="-45.5637096514711" table:display="true" table:show-details="true"/>
                <table:data-pilot-member table:name="-45.450435081798" table:display="true" table:show-details="true"/>
                <table:data-pilot-member table:name="-44.9518301874116" table:display="true" table:show-details="true"/>
                <table:data-pilot-member table:name="-43.9269804996061" table:display="true" table:show-details="true"/>
                <table:data-pilot-member table:name="-42.8003110344042" table:display="true" table:show-details="true"/>
                <table:data-pilot-member table:name="-42.3143927218238" table:display="true" table:show-details="true"/>
                <table:data-pilot-member table:name="-42.2275377783885" table:display="true" table:show-details="true"/>
                <table:data-pilot-member table:name="-41.9033854105034" table:display="true" table:show-details="true"/>
                <table:data-pilot-member table:name="-40.8188921923549" table:display="true" table:show-details="true"/>
                <table:data-pilot-member table:name="-40.6008555880814" table:display="true" table:show-details="true"/>
                <table:data-pilot-member table:name="-39.6822397036786" table:display="true" table:show-details="true"/>
                <table:data-pilot-member table:name="-38.0961828156408" table:display="true" table:show-details="true"/>
                <table:data-pilot-member table:name="-37.7784163141908" table:display="true" table:show-details="true"/>
                <table:data-pilot-member table:name="-33.2219280533735" table:display="true" table:show-details="true"/>
                <table:data-pilot-member table:name="-32.2023030096558" table:display="true" table:show-details="true"/>
                <table:data-pilot-member table:name="-32.0187952411599" table:display="true" table:show-details="true"/>
                <table:data-pilot-member table:name="-29.0091650598495" table:display="true" table:show-details="true"/>
                <table:data-pilot-member table:name="-28.8857283949064" table:display="true" table:show-details="true"/>
                <table:data-pilot-member table:name="-28.2645757168673" table:display="true" table:show-details="true"/>
                <table:data-pilot-member table:name="-26.6720509828806" table:display="true" table:show-details="true"/>
                <table:data-pilot-member table:name="-25.971571962995" table:display="true" table:show-details="true"/>
                <table:data-pilot-member table:name="-25.1631332458955" table:display="true" table:show-details="true"/>
                <table:data-pilot-member table:name="-23.9616372069246" table:display="true" table:show-details="true"/>
                <table:data-pilot-member table:name="-23.5387683464439" table:display="true" table:show-details="true"/>
                <table:data-pilot-member table:name="-22.0768744832261" table:display="true" table:show-details="true"/>
                <table:data-pilot-member table:name="-22.0683153300835" table:display="true" table:show-details="true"/>
                <table:data-pilot-member table:name="-19.3658212160508" table:display="true" table:show-details="true"/>
                <table:data-pilot-member table:name="-19.3212204746443" table:display="true" table:show-details="true"/>
                <table:data-pilot-member table:name="-19.1483782967152" table:display="true" table:show-details="true"/>
                <table:data-pilot-member table:name="-19.1303122419818" table:display="true" table:show-details="true"/>
                <table:data-pilot-member table:name="-18.6209978963915" table:display="true" table:show-details="true"/>
                <table:data-pilot-member table:name="-18.5227092667804" table:display="true" table:show-details="true"/>
                <table:data-pilot-member table:name="-17.4605336847084" table:display="true" table:show-details="true"/>
                <table:data-pilot-member table:name="-15.9735840693305" table:display="true" table:show-details="true"/>
                <table:data-pilot-member table:name="-15.6991567560249" table:display="true" table:show-details="true"/>
                <table:data-pilot-member table:name="-15.683764424368" table:display="true" table:show-details="true"/>
                <table:data-pilot-member table:name="-15.091215406255" table:display="true" table:show-details="true"/>
                <table:data-pilot-member table:name="-14.375360206288" table:display="true" table:show-details="true"/>
                <table:data-pilot-member table:name="-14.298753961754" table:display="true" table:show-details="true"/>
                <table:data-pilot-member table:name="-13.9244242049851" table:display="true" table:show-details="true"/>
                <table:data-pilot-member table:name="-13.395393113171" table:display="true" table:show-details="true"/>
                <table:data-pilot-member table:name="-13.0224318339035" table:display="true" table:show-details="true"/>
                <table:data-pilot-member table:name="-11.2124291696685" table:display="true" table:show-details="true"/>
                <table:data-pilot-member table:name="-10.9395108775809" table:display="true" table:show-details="true"/>
                <table:data-pilot-member table:name="-10.4039900991936" table:display="true" table:show-details="true"/>
                <table:data-pilot-member table:name="-8.60027609949859" table:display="true" table:show-details="true"/>
                <table:data-pilot-member table:name="-8.51532054097606" table:display="true" table:show-details="true"/>
                <table:data-pilot-member table:name="-8.01584115043059" table:display="true" table:show-details="true"/>
                <table:data-pilot-member table:name="-7.88514827741848" table:display="true" table:show-details="true"/>
                <table:data-pilot-member table:name="-7.74725454611879" table:display="true" table:show-details="true"/>
                <table:data-pilot-member table:name="-7.71241889849635" table:display="true" table:show-details="true"/>
                <table:data-pilot-member table:name="-7.65919198252264" table:display="true" table:show-details="true"/>
                <table:data-pilot-member table:name="-7.65170246704138" table:display="true" table:show-details="true"/>
                <table:data-pilot-member table:name="-7.61850239969725" table:display="true" table:show-details="true"/>
                <table:data-pilot-member table:name="-7.50293261634724" table:display="true" table:show-details="true"/>
                <table:data-pilot-member table:name="-7.20098216845105" table:display="true" table:show-details="true"/>
                <table:data-pilot-member table:name="-7.17055418101352" table:display="true" table:show-details="true"/>
                <table:data-pilot-member table:name="-7.1414962318059" table:display="true" table:show-details="true"/>
                <table:data-pilot-member table:name="-6.97272165086604" table:display="true" table:show-details="true"/>
                <table:data-pilot-member table:name="-6.94830366507182" table:display="true" table:show-details="true"/>
                <table:data-pilot-member table:name="-6.91726340000208" table:display="true" table:show-details="true"/>
                <table:data-pilot-member table:name="-6.90335428601003" table:display="true" table:show-details="true"/>
                <table:data-pilot-member table:name="-6.84492690394287" table:display="true" table:show-details="true"/>
                <table:data-pilot-member table:name="-6.82347038038665" table:display="true" table:show-details="true"/>
                <table:data-pilot-member table:name="-6.80928506976133" table:display="true" table:show-details="true"/>
                <table:data-pilot-member table:name="-6.78410143920642" table:display="true" table:show-details="true"/>
                <table:data-pilot-member table:name="-6.77670427391269" table:display="true" table:show-details="true"/>
                <table:data-pilot-member table:name="-6.73506186057284" table:display="true" table:show-details="true"/>
                <table:data-pilot-member table:name="-6.62055439669893" table:display="true" table:show-details="true"/>
                <table:data-pilot-member table:name="-6.5211979919669" table:display="true" table:show-details="true"/>
                <table:data-pilot-member table:name="-6.46976798202208" table:display="true" table:show-details="true"/>
                <table:data-pilot-member table:name="-6.39972146872137" table:display="true" table:show-details="true"/>
                <table:data-pilot-member table:name="-6.26182059866428" table:display="true" table:show-details="true"/>
                <table:data-pilot-member table:name="-6.22919265294809" table:display="true" table:show-details="true"/>
                <table:data-pilot-member table:name="-6.20175156144931" table:display="true" table:show-details="true"/>
                <table:data-pilot-member table:name="-6.12304655538068" table:display="true" table:show-details="true"/>
                <table:data-pilot-member table:name="-6.10603838454759" table:display="true" table:show-details="true"/>
                <table:data-pilot-member table:name="-6.08047808058706" table:display="true" table:show-details="true"/>
                <table:data-pilot-member table:name="-6.05247816157901" table:display="true" table:show-details="true"/>
                <table:data-pilot-member table:name="-5.94117312126734" table:display="true" table:show-details="true"/>
                <table:data-pilot-member table:name="-5.92575160742708" table:display="true" table:show-details="true"/>
                <table:data-pilot-member table:name="-5.90088330766178" table:display="true" table:show-details="true"/>
                <table:data-pilot-member table:name="-5.89880670617737" table:display="true" table:show-details="true"/>
                <table:data-pilot-member table:name="-5.88892818789484" table:display="true" table:show-details="true"/>
                <table:data-pilot-member table:name="-5.87193876528142" table:display="true" table:show-details="true"/>
                <table:data-pilot-member table:name="-5.86901466464619" table:display="true" table:show-details="true"/>
                <table:data-pilot-member table:name="-5.86763820372285" table:display="true" table:show-details="true"/>
                <table:data-pilot-member table:name="-5.85378739368256" table:display="true" table:show-details="true"/>
                <table:data-pilot-member table:name="-5.85375869981991" table:display="true" table:show-details="true"/>
                <table:data-pilot-member table:name="-5.85354137231315" table:display="true" table:show-details="true"/>
                <table:data-pilot-member table:name="-5.84568910856834" table:display="true" table:show-details="true"/>
                <table:data-pilot-member table:name="-5.77312704432799" table:display="true" table:show-details="true"/>
                <table:data-pilot-member table:name="-5.71131049349451" table:display="true" table:show-details="true"/>
                <table:data-pilot-member table:name="-5.7034257343565" table:display="true" table:show-details="true"/>
                <table:data-pilot-member table:name="-5.67029039234621" table:display="true" table:show-details="true"/>
                <table:data-pilot-member table:name="-5.66439247947132" table:display="true" table:show-details="true"/>
                <table:data-pilot-member table:name="-5.64260282131904" table:display="true" table:show-details="true"/>
                <table:data-pilot-member table:name="-5.62779655704592" table:display="true" table:show-details="true"/>
                <table:data-pilot-member table:name="-5.61529201108343" table:display="true" table:show-details="true"/>
                <table:data-pilot-member table:name="-5.58356041075912" table:display="true" table:show-details="true"/>
                <table:data-pilot-member table:name="-5.56997549742058" table:display="true" table:show-details="true"/>
                <table:data-pilot-member table:name="-5.46628084833098" table:display="true" table:show-details="true"/>
                <table:data-pilot-member table:name="-5.28851163874906" table:display="true" table:show-details="true"/>
                <table:data-pilot-member table:name="-4.94330002283053" table:display="true" table:show-details="true"/>
                <table:data-pilot-member table:name="-4.71021221552824" table:display="true" table:show-details="true"/>
                <table:data-pilot-member table:name="-4.66147213826241" table:display="true" table:show-details="true"/>
                <table:data-pilot-member table:name="-4.65488752799966" table:display="true" table:show-details="true"/>
                <table:data-pilot-member table:name="-4.55274743081564" table:display="true" table:show-details="true"/>
                <table:data-pilot-member table:name="-4.47268139326277" table:display="true" table:show-details="true"/>
                <table:data-pilot-member table:name="-4.32152970212493" table:display="true" table:show-details="true"/>
                <table:data-pilot-member table:name="-4.23682348820993" table:display="true" table:show-details="true"/>
                <table:data-pilot-member table:name="-4.22666512631563" table:display="true" table:show-details="true"/>
                <table:data-pilot-member table:name="-3.9658293507453" table:display="true" table:show-details="true"/>
                <table:data-pilot-member table:name="-3.88578768271077" table:display="true" table:show-details="true"/>
                <table:data-pilot-member table:name="-3.78924162570564" table:display="true" table:show-details="true"/>
                <table:data-pilot-member table:name="-3.70847424974862" table:display="true" table:show-details="true"/>
                <table:data-pilot-member table:name="-3.22306681432466" table:display="true" table:show-details="true"/>
                <table:data-pilot-member table:name="-2.18643756304079" table:display="true" table:show-details="true"/>
                <table:data-pilot-member table:name="-2.14517802740185" table:display="true" table:show-details="true"/>
                <table:data-pilot-member table:name="-2.05738195515715" table:display="true" table:show-details="true"/>
                <table:data-pilot-member table:name="-1.9797864496833" table:display="true" table:show-details="true"/>
                <table:data-pilot-member table:name="-1.91102983878226" table:display="true" table:show-details="true"/>
                <table:data-pilot-member table:name="-1.78441291709737" table:display="true" table:show-details="true"/>
                <table:data-pilot-member table:name="-1.76158447981695" table:display="true" table:show-details="true"/>
                <table:data-pilot-member table:name="-1.42253588765455" table:display="true" table:show-details="true"/>
                <table:data-pilot-member table:name="-1.35006717379825" table:display="true" table:show-details="true"/>
                <table:data-pilot-member table:name="-1.16246430162692" table:display="true" table:show-details="true"/>
                <table:data-pilot-member table:name="-0.847581684883853" table:display="true" table:show-details="true"/>
                <table:data-pilot-member table:name="-0.80259847764542" table:display="true" table:show-details="true"/>
                <table:data-pilot-member table:name="-0.796188819594497" table:display="true" table:show-details="true"/>
                <table:data-pilot-member table:name="-0.711482187644829" table:display="true" table:show-details="true"/>
                <table:data-pilot-member table:name="-0.654388403307722" table:display="true" table:show-details="true"/>
                <table:data-pilot-member table:name="-0.416875641609973" table:display="true" table:show-details="true"/>
                <table:data-pilot-member table:name="0.158217588159887" table:display="true" table:show-details="true"/>
                <table:data-pilot-member table:name="0.198545068802231" table:display="true" table:show-details="true"/>
                <table:data-pilot-member table:name="0.484376836875333" table:display="true" table:show-details="true"/>
                <table:data-pilot-member table:name="0.504909940711549" table:display="true" table:show-details="true"/>
                <table:data-pilot-member table:name="0.59687176592925" table:display="true" table:show-details="true"/>
                <table:data-pilot-member table:name="0.605828047071903" table:display="true" table:show-details="true"/>
                <table:data-pilot-member table:name="1.33387714488548" table:display="true" table:show-details="true"/>
                <table:data-pilot-member table:name="1.34865950475021" table:display="true" table:show-details="true"/>
                <table:data-pilot-member table:name="1.59227425187623" table:display="true" table:show-details="true"/>
                <table:data-pilot-member table:name="1.59354993524555" table:display="true" table:show-details="true"/>
                <table:data-pilot-member table:name="1.64668622477911" table:display="true" table:show-details="true"/>
                <table:data-pilot-member table:name="1.65157861117575" table:display="true" table:show-details="true"/>
                <table:data-pilot-member table:name="1.73911451807979" table:display="true" table:show-details="true"/>
                <table:data-pilot-member table:name="1.79617173705349" table:display="true" table:show-details="true"/>
                <table:data-pilot-member table:name="2.08657497814742" table:display="true" table:show-details="true"/>
                <table:data-pilot-member table:name="2.20383921709357" table:display="true" table:show-details="true"/>
                <table:data-pilot-member table:name="2.45963730333533" table:display="true" table:show-details="true"/>
                <table:data-pilot-member table:name="2.80144917227161" table:display="true" table:show-details="true"/>
                <table:data-pilot-member table:name="2.8049240081815" table:display="true" table:show-details="true"/>
                <table:data-pilot-member table:name="2.8065679688509" table:display="true" table:show-details="true"/>
                <table:data-pilot-member table:name="2.8251108860765" table:display="true" table:show-details="true"/>
                <table:data-pilot-member table:name="3.02197308853365" table:display="true" table:show-details="true"/>
                <table:data-pilot-member table:name="3.21614751668617" table:display="true" table:show-details="true"/>
                <table:data-pilot-member table:name="3.21991621603135" table:display="true" table:show-details="true"/>
                <table:data-pilot-member table:name="3.22835417004713" table:display="true" table:show-details="true"/>
                <table:data-pilot-member table:name="3.24712399347163" table:display="true" table:show-details="true"/>
                <table:data-pilot-member table:name="3.32917796007158" table:display="true" table:show-details="true"/>
                <table:data-pilot-member table:name="3.45351314683291" table:display="true" table:show-details="true"/>
                <table:data-pilot-member table:name="3.45390685149895" table:display="true" table:show-details="true"/>
                <table:data-pilot-member table:name="3.45409192044902" table:display="true" table:show-details="true"/>
                <table:data-pilot-member table:name="3.45665079624449" table:display="true" table:show-details="true"/>
                <table:data-pilot-member table:name="3.46901245879578" table:display="true" table:show-details="true"/>
                <table:data-pilot-member table:name="3.49318742564205" table:display="true" table:show-details="true"/>
                <table:data-pilot-member table:name="3.4965573229785" table:display="true" table:show-details="true"/>
                <table:data-pilot-member table:name="3.49712680931847" table:display="true" table:show-details="true"/>
                <table:data-pilot-member table:name="3.50448902995976" table:display="true" table:show-details="true"/>
                <table:data-pilot-member table:name="3.50661242620677" table:display="true" table:show-details="true"/>
                <table:data-pilot-member table:name="3.51467820431846" table:display="true" table:show-details="true"/>
                <table:data-pilot-member table:name="3.52642339487766" table:display="true" table:show-details="true"/>
                <table:data-pilot-member table:name="3.53959596433498" table:display="true" table:show-details="true"/>
                <table:data-pilot-member table:name="3.54305758023392" table:display="true" table:show-details="true"/>
                <table:data-pilot-member table:name="3.55445482035888" table:display="true" table:show-details="true"/>
                <table:data-pilot-member table:name="3.56720809919691" table:display="true" table:show-details="true"/>
                <table:data-pilot-member table:name="3.60392578503569" table:display="true" table:show-details="true"/>
                <table:data-pilot-member table:name="3.60543496005281" table:display="true" table:show-details="true"/>
                <table:data-pilot-member table:name="3.6076345561333" table:display="true" table:show-details="true"/>
                <table:data-pilot-member table:name="3.60790054150035" table:display="true" table:show-details="true"/>
                <table:data-pilot-member table:name="3.60811615666779" table:display="true" table:show-details="true"/>
                <table:data-pilot-member table:name="3.61308995050293" table:display="true" table:show-details="true"/>
                <table:data-pilot-member table:name="3.61559505695492" table:display="true" table:show-details="true"/>
                <table:data-pilot-member table:name="3.67246826626903" table:display="true" table:show-details="true"/>
                <table:data-pilot-member table:name="3.69383340849037" table:display="true" table:show-details="true"/>
                <table:data-pilot-member table:name="3.76566105985835" table:display="true" table:show-details="true"/>
                <table:data-pilot-member table:name="3.76650889946994" table:display="true" table:show-details="true"/>
                <table:data-pilot-member table:name="3.76981273362208" table:display="true" table:show-details="true"/>
                <table:data-pilot-member table:name="3.77021170516157" table:display="true" table:show-details="true"/>
                <table:data-pilot-member table:name="3.77874958085902" table:display="true" table:show-details="true"/>
                <table:data-pilot-member table:name="3.78087424689369" table:display="true" table:show-details="true"/>
                <table:data-pilot-member table:name="3.78484545783089" table:display="true" table:show-details="true"/>
                <table:data-pilot-member table:name="3.78511564590813" table:display="true" table:show-details="true"/>
                <table:data-pilot-member table:name="3.81556947311516" table:display="true" table:show-details="true"/>
                <table:data-pilot-member table:name="3.86625941326587" table:display="true" table:show-details="true"/>
                <table:data-pilot-member table:name="3.86640495597122" table:display="true" table:show-details="true"/>
                <table:data-pilot-member table:name="3.86832819316713" table:display="true" table:show-details="true"/>
                <table:data-pilot-member table:name="3.86993369170649" table:display="true" table:show-details="true"/>
                <table:data-pilot-member table:name="3.90412435777656" table:display="true" table:show-details="true"/>
                <table:data-pilot-member table:name="3.94542185543515" table:display="true" table:show-details="true"/>
                <table:data-pilot-member table:name="4.04726057776927" table:display="true" table:show-details="true"/>
                <table:data-pilot-member table:name="4.0596815937745" table:display="true" table:show-details="true"/>
                <table:data-pilot-member table:name="4.05984247714143" table:display="true" table:show-details="true"/>
                <table:data-pilot-member table:name="4.0610414776068" table:display="true" table:show-details="true"/>
                <table:data-pilot-member table:name="4.06587871529072" table:display="true" table:show-details="true"/>
                <table:data-pilot-member table:name="4.06912878390874" table:display="true" table:show-details="true"/>
                <table:data-pilot-member table:name="4.06928826345585" table:display="true" table:show-details="true"/>
                <table:data-pilot-member table:name="4.07494823367371" table:display="true" table:show-details="true"/>
                <table:data-pilot-member table:name="4.10964715549493" table:display="true" table:show-details="true"/>
                <table:data-pilot-member table:name="4.14571543086521" table:display="true" table:show-details="true"/>
                <table:data-pilot-member table:name="4.24373592266343" table:display="true" table:show-details="true"/>
                <table:data-pilot-member table:name="4.24527031928791" table:display="true" table:show-details="true"/>
                <table:data-pilot-member table:name="4.25316314008477" table:display="true" table:show-details="true"/>
                <table:data-pilot-member table:name="4.25320036282261" table:display="true" table:show-details="true"/>
                <table:data-pilot-member table:name="4.25716797527425" table:display="true" table:show-details="true"/>
                <table:data-pilot-member table:name="4.25782523673013" table:display="true" table:show-details="true"/>
                <table:data-pilot-member table:name="4.25868976373472" table:display="true" table:show-details="true"/>
                <table:data-pilot-member table:name="4.27365576001392" table:display="true" table:show-details="true"/>
                <table:data-pilot-member table:name="4.2737912337067" table:display="true" table:show-details="true"/>
                <table:data-pilot-member table:name="4.27584714372113" table:display="true" table:show-details="true"/>
                <table:data-pilot-member table:name="4.27727403914739" table:display="true" table:show-details="true"/>
                <table:data-pilot-member table:name="4.28765864521206" table:display="true" table:show-details="true"/>
                <table:data-pilot-member table:name="4.29977201054835" table:display="true" table:show-details="true"/>
                <table:data-pilot-member table:name="4.32951359504255" table:display="true" table:show-details="true"/>
                <table:data-pilot-member table:name="4.35355886452952" table:display="true" table:show-details="true"/>
                <table:data-pilot-member table:name="4.38502437055826" table:display="true" table:show-details="true"/>
                <table:data-pilot-member table:name="4.42107504125802" table:display="true" table:show-details="true"/>
                <table:data-pilot-member table:name="4.45448877435716" table:display="true" table:show-details="true"/>
                <table:data-pilot-member table:name="4.49848213993657" table:display="true" table:show-details="true"/>
                <table:data-pilot-member table:name="4.50081519065942" table:display="true" table:show-details="true"/>
                <table:data-pilot-member table:name="4.50458124280085" table:display="true" table:show-details="true"/>
                <table:data-pilot-member table:name="4.55375110372296" table:display="true" table:show-details="true"/>
                <table:data-pilot-member table:name="4.55645697550329" table:display="true" table:show-details="true"/>
                <table:data-pilot-member table:name="4.5564814259653" table:display="true" table:show-details="true"/>
                <table:data-pilot-member table:name="4.55845064237775" table:display="true" table:show-details="true"/>
                <table:data-pilot-member table:name="4.56087185406266" table:display="true" table:show-details="true"/>
                <table:data-pilot-member table:name="4.59442396562771" table:display="true" table:show-details="true"/>
                <table:data-pilot-member table:name="4.5996126670498" table:display="true" table:show-details="true"/>
                <table:data-pilot-member table:name="4.61905299819614" table:display="true" table:show-details="true"/>
                <table:data-pilot-member table:name="4.62044358476481" table:display="true" table:show-details="true"/>
                <table:data-pilot-member table:name="4.62062162038371" table:display="true" table:show-details="true"/>
                <table:data-pilot-member table:name="4.64621911476419" table:display="true" table:show-details="true"/>
                <table:data-pilot-member table:name="4.81578812846763" table:display="true" table:show-details="true"/>
                <table:data-pilot-member table:name="4.83051329497269" table:display="true" table:show-details="true"/>
                <table:data-pilot-member table:name="5.10585804039031" table:display="true" table:show-details="true"/>
                <table:data-pilot-member table:name="5.66134707230706" table:display="true" table:show-details="true"/>
                <table:data-pilot-member table:name="5.66313979080754" table:display="true" table:show-details="true"/>
                <table:data-pilot-member table:name="5.66356224016846" table:display="true" table:show-details="true"/>
                <table:data-pilot-member table:name="5.66393952220503" table:display="true" table:show-details="true"/>
                <table:data-pilot-member table:name="5.66579105191122" table:display="true" table:show-details="true"/>
                <table:data-pilot-member table:name="5.68408796109005" table:display="true" table:show-details="true"/>
                <table:data-pilot-member table:name="5.72430666054224" table:display="true" table:show-details="true"/>
                <table:data-pilot-member table:name="5.72576385838983" table:display="true" table:show-details="true"/>
                <table:data-pilot-member table:name="5.72846142744614" table:display="true" table:show-details="true"/>
                <table:data-pilot-member table:name="5.73137996977663" table:display="true" table:show-details="true"/>
                <table:data-pilot-member table:name="5.88525913758185" table:display="true" table:show-details="true"/>
                <table:data-pilot-member table:name="5.88558056310652" table:display="true" table:show-details="true"/>
                <table:data-pilot-member table:name="5.88916681864932" table:display="true" table:show-details="true"/>
                <table:data-pilot-member table:name="5.88989768429019" table:display="true" table:show-details="true"/>
                <table:data-pilot-member table:name="5.89148382097624" table:display="true" table:show-details="true"/>
                <table:data-pilot-member table:name="5.90654020937791" table:display="true" table:show-details="true"/>
                <table:data-pilot-member table:name="6.02693096918732" table:display="true" table:show-details="true"/>
                <table:data-pilot-member table:name="6.15958297286471" table:display="true" table:show-details="true"/>
                <table:data-pilot-member table:name="6.41459005901543" table:display="true" table:show-details="true"/>
                <table:data-pilot-member table:name="6.53474595504866" table:display="true" table:show-details="true"/>
                <table:data-pilot-member table:name="6.55036097667692" table:display="true" table:show-details="true"/>
                <table:data-pilot-member table:name="6.56337484894133" table:display="true" table:show-details="true"/>
                <table:data-pilot-member table:name="6.63366484760519" table:display="true" table:show-details="true"/>
                <table:data-pilot-member table:name="6.65577715884409" table:display="true" table:show-details="true"/>
                <table:data-pilot-member table:name="6.73242162075714" table:display="true" table:show-details="true"/>
                <table:data-pilot-member table:name="6.78340675923267" table:display="true" table:show-details="true"/>
                <table:data-pilot-member table:name="6.78606969754223" table:display="true" table:show-details="true"/>
                <table:data-pilot-member table:name="6.78692437523852" table:display="true" table:show-details="true"/>
                <table:data-pilot-member table:name="6.80769580685125" table:display="true" table:show-details="true"/>
                <table:data-pilot-member table:name="6.82611243685976" table:display="true" table:show-details="true"/>
                <table:data-pilot-member table:name="6.82614449560497" table:display="true" table:show-details="true"/>
                <table:data-pilot-member table:name="6.84675482129877" table:display="true" table:show-details="true"/>
                <table:data-pilot-member table:name="6.84902456096838" table:display="true" table:show-details="true"/>
                <table:data-pilot-member table:name="6.87365550927857" table:display="true" table:show-details="true"/>
                <table:data-pilot-member table:name="6.91263232810612" table:display="true" table:show-details="true"/>
                <table:data-pilot-member table:name="6.91286303173001" table:display="true" table:show-details="true"/>
                <table:data-pilot-member table:name="6.91334945041777" table:display="true" table:show-details="true"/>
                <table:data-pilot-member table:name="6.91592901589102" table:display="true" table:show-details="true"/>
                <table:data-pilot-member table:name="6.93695582022084" table:display="true" table:show-details="true"/>
                <table:data-pilot-member table:name="6.97414708721867" table:display="true" table:show-details="true"/>
                <table:data-pilot-member table:name="6.97447995107391" table:display="true" table:show-details="true"/>
                <table:data-pilot-member table:name="6.97512590243436" table:display="true" table:show-details="true"/>
                <table:data-pilot-member table:name="6.9775462095123" table:display="true" table:show-details="true"/>
                <table:data-pilot-member table:name="7.00167919294416" table:display="true" table:show-details="true"/>
                <table:data-pilot-member table:name="7.05210968803882" table:display="true" table:show-details="true"/>
                <table:data-pilot-member table:name="7.05214135864806" table:display="true" table:show-details="true"/>
                <table:data-pilot-member table:name="7.05396583993566" table:display="true" table:show-details="true"/>
                <table:data-pilot-member table:name="7.08764974983834" table:display="true" table:show-details="true"/>
                <table:data-pilot-member table:name="7.08793222024454" table:display="true" table:show-details="true"/>
                <table:data-pilot-member table:name="7.14560246609356" table:display="true" table:show-details="true"/>
                <table:data-pilot-member table:name="7.15101158172486" table:display="true" table:show-details="true"/>
                <table:data-pilot-member table:name="7.1529955412772" table:display="true" table:show-details="true"/>
                <table:data-pilot-member table:name="7.26981333422708" table:display="true" table:show-details="true"/>
                <table:data-pilot-member table:name="7.33337505391241" table:display="true" table:show-details="true"/>
                <table:data-pilot-member table:name="7.33724782675292" table:display="true" table:show-details="true"/>
                <table:data-pilot-member table:name="7.44394929543942" table:display="true" table:show-details="true"/>
                <table:data-pilot-member table:name="7.45665318553286" table:display="true" table:show-details="true"/>
                <table:data-pilot-member table:name="7.50565633663208" table:display="true" table:show-details="true"/>
                <table:data-pilot-member table:name="7.54344445300019" table:display="true" table:show-details="true"/>
                <table:data-pilot-member table:name="7.5448234193521" table:display="true" table:show-details="true"/>
                <table:data-pilot-member table:name="7.62438092354169" table:display="true" table:show-details="true"/>
                <table:data-pilot-member table:name="7.62491003313328" table:display="true" table:show-details="true"/>
                <table:data-pilot-member table:name="7.62547446946261" table:display="true" table:show-details="true"/>
                <table:data-pilot-member table:name="7.72362580221704" table:display="true" table:show-details="true"/>
                <table:data-pilot-member table:name="7.72713021460581" table:display="true" table:show-details="true"/>
                <table:data-pilot-member table:name="7.72782454462382" table:display="true" table:show-details="true"/>
                <table:data-pilot-member table:name="7.74573627754277" table:display="true" table:show-details="true"/>
                <table:data-pilot-member table:name="7.74585552866051" table:display="true" table:show-details="true"/>
                <table:data-pilot-member table:name="7.74637774070077" table:display="true" table:show-details="true"/>
                <table:data-pilot-member table:name="7.74756974342378" table:display="true" table:show-details="true"/>
                <table:data-pilot-member table:name="7.76375292904667" table:display="true" table:show-details="true"/>
                <table:data-pilot-member table:name="7.76824801601732" table:display="true" table:show-details="true"/>
                <table:data-pilot-member table:name="7.79538016374322" table:display="true" table:show-details="true"/>
                <table:data-pilot-member table:name="7.79903641143055" table:display="true" table:show-details="true"/>
                <table:data-pilot-member table:name="7.7994729915915" table:display="true" table:show-details="true"/>
                <table:data-pilot-member table:name="7.83093201915252" table:display="true" table:show-details="true"/>
                <table:data-pilot-member table:name="7.83218968698758" table:display="true" table:show-details="true"/>
                <table:data-pilot-member table:name="7.8416270080422" table:display="true" table:show-details="true"/>
                <table:data-pilot-member table:name="7.95091015648155" table:display="true" table:show-details="true"/>
                <table:data-pilot-member table:name="8.06921068658335" table:display="true" table:show-details="true"/>
                <table:data-pilot-member table:name="8.51443854539545" table:display="true" table:show-details="true"/>
                <table:data-pilot-member table:name="8.51568869577826" table:display="true" table:show-details="true"/>
                <table:data-pilot-member table:name="8.51706271059049" table:display="true" table:show-details="true"/>
                <table:data-pilot-member table:name="8.51854660466433" table:display="true" table:show-details="true"/>
                <table:data-pilot-member table:name="8.53996181665625" table:display="true" table:show-details="true"/>
                <table:data-pilot-member table:name="8.64027463782019" table:display="true" table:show-details="true"/>
                <table:data-pilot-member table:name="8.68255652883429" table:display="true" table:show-details="true"/>
                <table:data-pilot-member table:name="8.73767897934341" table:display="true" table:show-details="true"/>
                <table:data-pilot-member table:name="8.82590956217561" table:display="true" table:show-details="true"/>
                <table:data-pilot-member table:name="8.89884504115371" table:display="true" table:show-details="true"/>
                <table:data-pilot-member table:name="8.89901721864326" table:display="true" table:show-details="true"/>
                <table:data-pilot-member table:name="8.90062351811828" table:display="true" table:show-details="true"/>
                <table:data-pilot-member table:name="8.9738609559558" table:display="true" table:show-details="true"/>
                <table:data-pilot-member table:name="8.97830236021127" table:display="true" table:show-details="true"/>
                <table:data-pilot-member table:name="8.97949275316868" table:display="true" table:show-details="true"/>
                <table:data-pilot-member table:name="8.99047247438576" table:display="true" table:show-details="true"/>
                <table:data-pilot-member table:name="8.9923865912339" table:display="true" table:show-details="true"/>
                <table:data-pilot-member table:name="8.99308197303093" table:display="true" table:show-details="true"/>
                <table:data-pilot-member table:name="8.99315163509903" table:display="true" table:show-details="true"/>
                <table:data-pilot-member table:name="9.00575760709184" table:display="true" table:show-details="true"/>
                <table:data-pilot-member table:name="9.00590273528852" table:display="true" table:show-details="true"/>
                <table:data-pilot-member table:name="9.00671681014331" table:display="true" table:show-details="true"/>
                <table:data-pilot-member table:name="9.00805946414453" table:display="true" table:show-details="true"/>
                <table:data-pilot-member table:name="9.02637582093356" table:display="true" table:show-details="true"/>
                <table:data-pilot-member table:name="9.04340859663046" table:display="true" table:show-details="true"/>
                <table:data-pilot-member table:name="9.05376990079489" table:display="true" table:show-details="true"/>
                <table:data-pilot-member table:name="9.05750614775091" table:display="true" table:show-details="true"/>
                <table:data-pilot-member table:name="9.13960378063217" table:display="true" table:show-details="true"/>
                <table:data-pilot-member table:name="9.14028543133083" table:display="true" table:show-details="true"/>
                <table:data-pilot-member table:name="9.15263271407166" table:display="true" table:show-details="true"/>
                <table:data-pilot-member table:name="9.15267897778741" table:display="true" table:show-details="true"/>
                <table:data-pilot-member table:name="9.15282982070249" table:display="true" table:show-details="true"/>
                <table:data-pilot-member table:name="10.12061908540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chanistic_setting" table:orientation="row" table:used-hierarchy="0" table:function="auto">
            <table:data-pilot-level table:show-empty="false" calcext:repeat-item-labels="false">
              <table:data-pilot-members>
                <table:data-pilot-member table:name="lv_missing_dynamic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_loss" table:orientation="row" table:used-hierarchy="0" table:function="auto">
            <table:data-pilot-level table:show-empty="false" calcext:repeat-item-labels="false">
              <table:data-pilot-members>
                <table:data-pilot-member table:name="-14.3213305677852" table:display="true" table:show-details="true"/>
                <table:data-pilot-member table:name="-14.2582667571758" table:display="true" table:show-details="true"/>
                <table:data-pilot-member table:name="-14.0292257904741" table:display="true" table:show-details="true"/>
                <table:data-pilot-member table:name="-13.947162750096" table:display="true" table:show-details="true"/>
                <table:data-pilot-member table:name="-13.9136261124649" table:display="true" table:show-details="true"/>
                <table:data-pilot-member table:name="-11.9125601232347" table:display="true" table:show-details="true"/>
                <table:data-pilot-member table:name="-11.430874229363" table:display="true" table:show-details="true"/>
                <table:data-pilot-member table:name="-11.4195020800954" table:display="true" table:show-details="true"/>
                <table:data-pilot-member table:name="-11.108554111857" table:display="true" table:show-details="true"/>
                <table:data-pilot-member table:name="-10.1562789175781" table:display="true" table:show-details="true"/>
                <table:data-pilot-member table:name="-9.12775943960071" table:display="true" table:show-details="true"/>
                <table:data-pilot-member table:name="-8.17314414575779" table:display="true" table:show-details="true"/>
                <table:data-pilot-member table:name="-7.87492073960751" table:display="true" table:show-details="true"/>
                <table:data-pilot-member table:name="-7.6990718921068" table:display="true" table:show-details="true"/>
                <table:data-pilot-member table:name="-6.70893146105573" table:display="true" table:show-details="true"/>
                <table:data-pilot-member table:name="-6.16942447573011" table:display="true" table:show-details="true"/>
                <table:data-pilot-member table:name="-5.79258992299345" table:display="true" table:show-details="true"/>
                <table:data-pilot-member table:name="-5.78537882572928" table:display="true" table:show-details="true"/>
                <table:data-pilot-member table:name="-5.54758517847945" table:display="true" table:show-details="true"/>
                <table:data-pilot-member table:name="-5.18854910511617" table:display="true" table:show-details="true"/>
                <table:data-pilot-member table:name="-5.12663234415737" table:display="true" table:show-details="true"/>
                <table:data-pilot-member table:name="-4.85393015144788" table:display="true" table:show-details="true"/>
                <table:data-pilot-member table:name="-4.3016907984799" table:display="true" table:show-details="true"/>
                <table:data-pilot-member table:name="-2.22715848749317" table:display="true" table:show-details="true"/>
                <table:data-pilot-member table:name="-2.07518619690395" table:display="true" table:show-details="true"/>
                <table:data-pilot-member table:name="-1.681" table:display="true" table:show-details="true"/>
                <table:data-pilot-member table:name="-1.5745537141123" table:display="true" table:show-details="true"/>
                <table:data-pilot-member table:name="-1.48424405510997" table:display="true" table:show-details="true"/>
                <table:data-pilot-member table:name="-1.25102710823272" table:display="true" table:show-details="true"/>
                <table:data-pilot-member table:name="-1.20073321101368" table:display="true" table:show-details="true"/>
                <table:data-pilot-member table:name="-1.15555144003623" table:display="true" table:show-details="true"/>
                <table:data-pilot-member table:name="-1.11509807157752" table:display="true" table:show-details="true"/>
                <table:data-pilot-member table:name="-0.905789637195324" table:display="true" table:show-details="true"/>
                <table:data-pilot-member table:name="-0.897416563801569" table:display="true" table:show-details="true"/>
                <table:data-pilot-member table:name="-0.78772703579126" table:display="true" table:show-details="true"/>
                <table:data-pilot-member table:name="-0.559471501345795" table:display="true" table:show-details="true"/>
                <table:data-pilot-member table:name="-0.431974610226725" table:display="true" table:show-details="true"/>
                <table:data-pilot-member table:name="-0.412027355030839" table:display="true" table:show-details="true"/>
                <table:data-pilot-member table:name="-0.368550662611465" table:display="true" table:show-details="true"/>
                <table:data-pilot-member table:name="-0.35060369151766" table:display="true" table:show-details="true"/>
                <table:data-pilot-member table:name="-0.314327389440136" table:display="true" table:show-details="true"/>
                <table:data-pilot-member table:name="-0.208583890851591" table:display="true" table:show-details="true"/>
                <table:data-pilot-member table:name="-0.168233355236518" table:display="true" table:show-details="true"/>
                <table:data-pilot-member table:name="-0.087" table:display="true" table:show-details="true"/>
                <table:data-pilot-member table:name="-0.062912339997476" table:display="true" table:show-details="true"/>
                <table:data-pilot-member table:name="-0.048605139333166" table:display="true" table:show-details="true"/>
                <table:data-pilot-member table:name="0.042941401835979" table:display="true" table:show-details="true"/>
                <table:data-pilot-member table:name="0.138863705172586" table:display="true" table:show-details="true"/>
                <table:data-pilot-member table:name="0.286891248680407" table:display="true" table:show-details="true"/>
                <table:data-pilot-member table:name="0.29197611616185" table:display="true" table:show-details="true"/>
                <table:data-pilot-member table:name="0.729929306422228" table:display="true" table:show-details="true"/>
                <table:data-pilot-member table:name="0.903623444411153" table:display="true" table:show-details="true"/>
                <table:data-pilot-member table:name="1.01607978354941" table:display="true" table:show-details="true"/>
                <table:data-pilot-member table:name="1.12239418582845" table:display="true" table:show-details="true"/>
                <table:data-pilot-member table:name="1.33249071291673" table:display="true" table:show-details="true"/>
                <table:data-pilot-member table:name="1.34007048590691" table:display="true" table:show-details="true"/>
                <table:data-pilot-member table:name="1.3951600119809" table:display="true" table:show-details="true"/>
                <table:data-pilot-member table:name="1.39730358209242" table:display="true" table:show-details="true"/>
                <table:data-pilot-member table:name="1.40315754325917" table:display="true" table:show-details="true"/>
                <table:data-pilot-member table:name="1.42448141750503" table:display="true" table:show-details="true"/>
                <table:data-pilot-member table:name="1.48770387455254" table:display="true" table:show-details="true"/>
                <table:data-pilot-member table:name="1.49841605646767" table:display="true" table:show-details="true"/>
                <table:data-pilot-member table:name="1.52211581912092" table:display="true" table:show-details="true"/>
                <table:data-pilot-member table:name="1.52542712411648" table:display="true" table:show-details="true"/>
                <table:data-pilot-member table:name="1.65181687407504" table:display="true" table:show-details="true"/>
                <table:data-pilot-member table:name="1.89189779722071" table:display="true" table:show-details="true"/>
                <table:data-pilot-member table:name="2.00701603273095" table:display="true" table:show-details="true"/>
                <table:data-pilot-member table:name="2.17021065846055" table:display="true" table:show-details="true"/>
                <table:data-pilot-member table:name="2.17119679280204" table:display="true" table:show-details="true"/>
                <table:data-pilot-member table:name="2.21606402620803" table:display="true" table:show-details="true"/>
                <table:data-pilot-member table:name="2.542364331808" table:display="true" table:show-details="true"/>
                <table:data-pilot-member table:name="2.57732878790795" table:display="true" table:show-details="true"/>
                <table:data-pilot-member table:name="3.26744092720493" table:display="true" table:show-details="true"/>
                <table:data-pilot-member table:name="3.37338520814099" table:display="true" table:show-details="true"/>
                <table:data-pilot-member table:name="3.80742974583492" table:display="true" table:show-details="true"/>
                <table:data-pilot-member table:name="4.25814538653303" table:display="true" table:show-details="true"/>
                <table:data-pilot-member table:name="4.29757571448413" table:display="true" table:show-details="true"/>
                <table:data-pilot-member table:name="4.45278662749792" table:display="true" table:show-details="true"/>
                <table:data-pilot-member table:name="4.464773900855" table:display="true" table:show-details="true"/>
                <table:data-pilot-member table:name="4.50789083273847" table:display="true" table:show-details="true"/>
                <table:data-pilot-member table:name="4.50856955367857" table:display="true" table:show-details="true"/>
                <table:data-pilot-member table:name="4.53600197276425" table:display="true" table:show-details="true"/>
                <table:data-pilot-member table:name="4.7291038164651" table:display="true" table:show-details="true"/>
                <table:data-pilot-member table:name="5.09487318197473" table:display="true" table:show-details="true"/>
                <table:data-pilot-member table:name="5.11821178601227" table:display="true" table:show-details="true"/>
                <table:data-pilot-member table:name="5.34050590428364" table:display="true" table:show-details="true"/>
                <table:data-pilot-member table:name="5.39849888637217" table:display="true" table:show-details="true"/>
                <table:data-pilot-member table:name="5.40250865206331" table:display="true" table:show-details="true"/>
                <table:data-pilot-member table:name="5.41488729302762" table:display="true" table:show-details="true"/>
                <table:data-pilot-member table:name="5.44577827943813" table:display="true" table:show-details="true"/>
                <table:data-pilot-member table:name="5.45928247770448" table:display="true" table:show-details="true"/>
                <table:data-pilot-member table:name="5.51080572245141" table:display="true" table:show-details="true"/>
                <table:data-pilot-member table:name="5.53063901329451" table:display="true" table:show-details="true"/>
                <table:data-pilot-member table:name="5.5590397067957" table:display="true" table:show-details="true"/>
                <table:data-pilot-member table:name="5.57131337767108" table:display="true" table:show-details="true"/>
                <table:data-pilot-member table:name="5.58226235889713" table:display="true" table:show-details="true"/>
                <table:data-pilot-member table:name="5.65621375092411" table:display="true" table:show-details="true"/>
                <table:data-pilot-member table:name="5.69584768875423" table:display="true" table:show-details="true"/>
                <table:data-pilot-member table:name="5.7443817969331" table:display="true" table:show-details="true"/>
                <table:data-pilot-member table:name="5.755" table:display="true" table:show-details="true"/>
                <table:data-pilot-member table:name="5.75762028184333" table:display="true" table:show-details="true"/>
                <table:data-pilot-member table:name="5.80110148901397" table:display="true" table:show-details="true"/>
                <table:data-pilot-member table:name="5.89955779090267" table:display="true" table:show-details="true"/>
                <table:data-pilot-member table:name="5.90345521381791" table:display="true" table:show-details="true"/>
                <table:data-pilot-member table:name="5.9043027200249" table:display="true" table:show-details="true"/>
                <table:data-pilot-member table:name="5.91167233774082" table:display="true" table:show-details="true"/>
                <table:data-pilot-member table:name="5.9250899341701" table:display="true" table:show-details="true"/>
                <table:data-pilot-member table:name="5.92538500670156" table:display="true" table:show-details="true"/>
                <table:data-pilot-member table:name="5.93414799913324" table:display="true" table:show-details="true"/>
                <table:data-pilot-member table:name="5.93508007641334" table:display="true" table:show-details="true"/>
                <table:data-pilot-member table:name="5.93856962642826" table:display="true" table:show-details="true"/>
                <table:data-pilot-member table:name="5.93923524071389" table:display="true" table:show-details="true"/>
                <table:data-pilot-member table:name="6.03775150237688" table:display="true" table:show-details="true"/>
                <table:data-pilot-member table:name="6.11923200383609" table:display="true" table:show-details="true"/>
                <table:data-pilot-member table:name="6.16175224188732" table:display="true" table:show-details="true"/>
                <table:data-pilot-member table:name="6.17551307210929" table:display="true" table:show-details="true"/>
                <table:data-pilot-member table:name="6.17854743170791" table:display="true" table:show-details="true"/>
                <table:data-pilot-member table:name="6.18233827499491" table:display="true" table:show-details="true"/>
                <table:data-pilot-member table:name="6.18357830521145" table:display="true" table:show-details="true"/>
                <table:data-pilot-member table:name="6.28779993561959" table:display="true" table:show-details="true"/>
                <table:data-pilot-member table:name="6.29063262745702" table:display="true" table:show-details="true"/>
                <table:data-pilot-member table:name="6.29567279426797" table:display="true" table:show-details="true"/>
                <table:data-pilot-member table:name="6.32240875861041" table:display="true" table:show-details="true"/>
                <table:data-pilot-member table:name="6.33549076586456" table:display="true" table:show-details="true"/>
                <table:data-pilot-member table:name="6.34483932196352" table:display="true" table:show-details="true"/>
                <table:data-pilot-member table:name="6.37393743182006" table:display="true" table:show-details="true"/>
                <table:data-pilot-member table:name="6.41401586174922" table:display="true" table:show-details="true"/>
                <table:data-pilot-member table:name="6.41787780576961" table:display="true" table:show-details="true"/>
                <table:data-pilot-member table:name="6.42706188562835" table:display="true" table:show-details="true"/>
                <table:data-pilot-member table:name="6.42738896326056" table:display="true" table:show-details="true"/>
                <table:data-pilot-member table:name="6.4308988603133" table:display="true" table:show-details="true"/>
                <table:data-pilot-member table:name="6.44085255622214" table:display="true" table:show-details="true"/>
                <table:data-pilot-member table:name="6.45108269759499" table:display="true" table:show-details="true"/>
                <table:data-pilot-member table:name="6.46319176883508" table:display="true" table:show-details="true"/>
                <table:data-pilot-member table:name="6.4821698147781" table:display="true" table:show-details="true"/>
                <table:data-pilot-member table:name="6.51761860687472" table:display="true" table:show-details="true"/>
                <table:data-pilot-member table:name="6.52368978010369" table:display="true" table:show-details="true"/>
                <table:data-pilot-member table:name="6.53908477461524" table:display="true" table:show-details="true"/>
                <table:data-pilot-member table:name="6.53954611095909" table:display="true" table:show-details="true"/>
                <table:data-pilot-member table:name="6.54130616444319" table:display="true" table:show-details="true"/>
                <table:data-pilot-member table:name="6.54193040109842" table:display="true" table:show-details="true"/>
                <table:data-pilot-member table:name="6.56726003885226" table:display="true" table:show-details="true"/>
                <table:data-pilot-member table:name="6.59477597931411" table:display="true" table:show-details="true"/>
                <table:data-pilot-member table:name="6.62174770233252" table:display="true" table:show-details="true"/>
                <table:data-pilot-member table:name="6.63569303540946" table:display="true" table:show-details="true"/>
                <table:data-pilot-member table:name="6.64728160958812" table:display="true" table:show-details="true"/>
                <table:data-pilot-member table:name="6.65269670992094" table:display="true" table:show-details="true"/>
                <table:data-pilot-member table:name="6.65567670533899" table:display="true" table:show-details="true"/>
                <table:data-pilot-member table:name="6.69049630822537" table:display="true" table:show-details="true"/>
                <table:data-pilot-member table:name="6.71284886218251" table:display="true" table:show-details="true"/>
                <table:data-pilot-member table:name="6.71835409938008" table:display="true" table:show-details="true"/>
                <table:data-pilot-member table:name="6.72651478249064" table:display="true" table:show-details="true"/>
                <table:data-pilot-member table:name="6.72841211958537" table:display="true" table:show-details="true"/>
                <table:data-pilot-member table:name="6.72852211653754" table:display="true" table:show-details="true"/>
                <table:data-pilot-member table:name="6.73410772039916" table:display="true" table:show-details="true"/>
                <table:data-pilot-member table:name="6.73809864641055" table:display="true" table:show-details="true"/>
                <table:data-pilot-member table:name="6.74249707419035" table:display="true" table:show-details="true"/>
                <table:data-pilot-member table:name="6.75937474362873" table:display="true" table:show-details="true"/>
                <table:data-pilot-member table:name="6.7595168968791" table:display="true" table:show-details="true"/>
                <table:data-pilot-member table:name="6.78969473904615" table:display="true" table:show-details="true"/>
                <table:data-pilot-member table:name="6.7944818977681" table:display="true" table:show-details="true"/>
                <table:data-pilot-member table:name="6.80837788546244" table:display="true" table:show-details="true"/>
                <table:data-pilot-member table:name="6.82991823534656" table:display="true" table:show-details="true"/>
                <table:data-pilot-member table:name="6.83009716813817" table:display="true" table:show-details="true"/>
                <table:data-pilot-member table:name="6.83603779394918" table:display="true" table:show-details="true"/>
                <table:data-pilot-member table:name="6.83673171243746" table:display="true" table:show-details="true"/>
                <table:data-pilot-member table:name="6.83741166262445" table:display="true" table:show-details="true"/>
                <table:data-pilot-member table:name="6.83746163295502" table:display="true" table:show-details="true"/>
                <table:data-pilot-member table:name="6.84476523134302" table:display="true" table:show-details="true"/>
                <table:data-pilot-member table:name="6.84711372266692" table:display="true" table:show-details="true"/>
                <table:data-pilot-member table:name="6.84768390247708" table:display="true" table:show-details="true"/>
                <table:data-pilot-member table:name="6.84791688349914" table:display="true" table:show-details="true"/>
                <table:data-pilot-member table:name="6.85287394887359" table:display="true" table:show-details="true"/>
                <table:data-pilot-member table:name="6.85623534357536" table:display="true" table:show-details="true"/>
                <table:data-pilot-member table:name="6.86219514320733" table:display="true" table:show-details="true"/>
                <table:data-pilot-member table:name="6.87155614828456" table:display="true" table:show-details="true"/>
                <table:data-pilot-member table:name="6.87602451484434" table:display="true" table:show-details="true"/>
                <table:data-pilot-member table:name="6.87626811820757" table:display="true" table:show-details="true"/>
                <table:data-pilot-member table:name="6.90409980450806" table:display="true" table:show-details="true"/>
                <table:data-pilot-member table:name="6.94332922408376" table:display="true" table:show-details="true"/>
                <table:data-pilot-member table:name="7.02238739739714" table:display="true" table:show-details="true"/>
                <table:data-pilot-member table:name="7.05168994562893" table:display="true" table:show-details="true"/>
                <table:data-pilot-member table:name="7.07557627494581" table:display="true" table:show-details="true"/>
                <table:data-pilot-member table:name="7.08181264783056" table:display="true" table:show-details="true"/>
                <table:data-pilot-member table:name="7.08235175332152" table:display="true" table:show-details="true"/>
                <table:data-pilot-member table:name="7.08239612365326" table:display="true" table:show-details="true"/>
                <table:data-pilot-member table:name="7.08418993903161" table:display="true" table:show-details="true"/>
                <table:data-pilot-member table:name="7.08641441290546" table:display="true" table:show-details="true"/>
                <table:data-pilot-member table:name="7.08763466773905" table:display="true" table:show-details="true"/>
                <table:data-pilot-member table:name="7.08784111141916" table:display="true" table:show-details="true"/>
                <table:data-pilot-member table:name="7.3243134038533" table:display="true" table:show-details="true"/>
                <table:data-pilot-member table:name="7.4221932225564" table:display="true" table:show-details="true"/>
                <table:data-pilot-member table:name="7.53305257496668" table:display="true" table:show-details="true"/>
                <table:data-pilot-member table:name="7.53692236594873" table:display="true" table:show-details="true"/>
                <table:data-pilot-member table:name="7.5604023213839" table:display="true" table:show-details="true"/>
                <table:data-pilot-member table:name="7.56071494417174" table:display="true" table:show-details="true"/>
                <table:data-pilot-member table:name="7.88939749815327" table:display="true" table:show-details="true"/>
                <table:data-pilot-member table:name="7.94892873809626" table:display="true" table:show-details="true"/>
                <table:data-pilot-member table:name="8.01997769162895" table:display="true" table:show-details="true"/>
                <table:data-pilot-member table:name="8.09112459318714" table:display="true" table:show-details="true"/>
                <table:data-pilot-member table:name="8.16612048318998" table:display="true" table:show-details="true"/>
                <table:data-pilot-member table:name="8.36121160924656" table:display="true" table:show-details="true"/>
                <table:data-pilot-member table:name="8.42984056696236" table:display="true" table:show-details="true"/>
                <table:data-pilot-member table:name="8.5725061741744" table:display="true" table:show-details="true"/>
                <table:data-pilot-member table:name="9.10479353273591" table:display="true" table:show-details="true"/>
                <table:data-pilot-member table:name="9.10577693501791" table:display="true" table:show-details="true"/>
                <table:data-pilot-member table:name="9.47062179211493" table:display="true" table:show-details="true"/>
                <table:data-pilot-member table:name="9.91679070217943" table:display="true" table:show-details="true"/>
                <table:data-pilot-member table:name="10.2227814030394" table:display="true" table:show-details="true"/>
                <table:data-pilot-member table:name="10.231400342233" table:display="true" table:show-details="true"/>
                <table:data-pilot-member table:name="10.7567521143151" table:display="true" table:show-details="true"/>
                <table:data-pilot-member table:name="10.9611854778617" table:display="true" table:show-details="true"/>
                <table:data-pilot-member table:name="10.9924917224623" table:display="true" table:show-details="true"/>
                <table:data-pilot-member table:name="11.032962071352" table:display="true" table:show-details="true"/>
                <table:data-pilot-member table:name="11.1767226968614" table:display="true" table:show-details="true"/>
                <table:data-pilot-member table:name="11.4106321098101" table:display="true" table:show-details="true"/>
                <table:data-pilot-member table:name="11.4982026427171" table:display="true" table:show-details="true"/>
                <table:data-pilot-member table:name="11.5585694523684" table:display="true" table:show-details="true"/>
                <table:data-pilot-member table:name="12.2061710533019" table:display="true" table:show-details="true"/>
                <table:data-pilot-member table:name="12.3054172107988" table:display="true" table:show-details="true"/>
                <table:data-pilot-member table:name="12.7" table:display="true" table:show-details="true"/>
                <table:data-pilot-member table:name="12.7351591140664" table:display="true" table:show-details="true"/>
                <table:data-pilot-member table:name="12.8045419368947" table:display="true" table:show-details="true"/>
                <table:data-pilot-member table:name="12.9121950881029" table:display="true" table:show-details="true"/>
                <table:data-pilot-member table:name="13.1001678994259" table:display="true" table:show-details="true"/>
                <table:data-pilot-member table:name="13.1637356513435" table:display="true" table:show-details="true"/>
                <table:data-pilot-member table:name="13.2977159569727" table:display="true" table:show-details="true"/>
                <table:data-pilot-member table:name="13.3102473180287" table:display="true" table:show-details="true"/>
                <table:data-pilot-member table:name="13.3351732782319" table:display="true" table:show-details="true"/>
                <table:data-pilot-member table:name="13.3760278139442" table:display="true" table:show-details="true"/>
                <table:data-pilot-member table:name="13.3904895110451" table:display="true" table:show-details="true"/>
                <table:data-pilot-member table:name="13.4911592980677" table:display="true" table:show-details="true"/>
                <table:data-pilot-member table:name="13.491565288352" table:display="true" table:show-details="true"/>
                <table:data-pilot-member table:name="13.5212463685202" table:display="true" table:show-details="true"/>
                <table:data-pilot-member table:name="13.5263959648741" table:display="true" table:show-details="true"/>
                <table:data-pilot-member table:name="13.6175291239968" table:display="true" table:show-details="true"/>
                <table:data-pilot-member table:name="13.6176954059463" table:display="true" table:show-details="true"/>
                <table:data-pilot-member table:name="13.7217059390666" table:display="true" table:show-details="true"/>
                <table:data-pilot-member table:name="13.7814421682733" table:display="true" table:show-details="true"/>
                <table:data-pilot-member table:name="13.821485826598" table:display="true" table:show-details="true"/>
                <table:data-pilot-member table:name="13.8544177921826" table:display="true" table:show-details="true"/>
                <table:data-pilot-member table:name="13.8545810859829" table:display="true" table:show-details="true"/>
                <table:data-pilot-member table:name="13.8868871852292" table:display="true" table:show-details="true"/>
                <table:data-pilot-member table:name="13.9006488917017" table:display="true" table:show-details="true"/>
                <table:data-pilot-member table:name="13.9076979331787" table:display="true" table:show-details="true"/>
                <table:data-pilot-member table:name="13.9539905138939" table:display="true" table:show-details="true"/>
                <table:data-pilot-member table:name="14.0482437941123" table:display="true" table:show-details="true"/>
                <table:data-pilot-member table:name="14.1245059286408" table:display="true" table:show-details="true"/>
                <table:data-pilot-member table:name="14.1248610880101" table:display="true" table:show-details="true"/>
                <table:data-pilot-member table:name="14.1518370373426" table:display="true" table:show-details="true"/>
                <table:data-pilot-member table:name="14.1518970920429" table:display="true" table:show-details="true"/>
                <table:data-pilot-member table:name="14.1559236720326" table:display="true" table:show-details="true"/>
                <table:data-pilot-member table:name="14.1712263752567" table:display="true" table:show-details="true"/>
                <table:data-pilot-member table:name="14.1894675316993" table:display="true" table:show-details="true"/>
                <table:data-pilot-member table:name="14.2162107978604" table:display="true" table:show-details="true"/>
                <table:data-pilot-member table:name="14.4546205454634" table:display="true" table:show-details="true"/>
                <table:data-pilot-member table:name="14.5082514871211" table:display="true" table:show-details="true"/>
                <table:data-pilot-member table:name="14.523014290219" table:display="true" table:show-details="true"/>
                <table:data-pilot-member table:name="14.5522202288631" table:display="true" table:show-details="true"/>
                <table:data-pilot-member table:name="14.5898641435742" table:display="true" table:show-details="true"/>
                <table:data-pilot-member table:name="14.6261727743212" table:display="true" table:show-details="true"/>
                <table:data-pilot-member table:name="14.6375703519663" table:display="true" table:show-details="true"/>
                <table:data-pilot-member table:name="14.6394568502669" table:display="true" table:show-details="true"/>
                <table:data-pilot-member table:name="14.6402045038495" table:display="true" table:show-details="true"/>
                <table:data-pilot-member table:name="14.6502658323624" table:display="true" table:show-details="true"/>
                <table:data-pilot-member table:name="14.6578298393915" table:display="true" table:show-details="true"/>
                <table:data-pilot-member table:name="14.6579004814324" table:display="true" table:show-details="true"/>
                <table:data-pilot-member table:name="14.7300828430252" table:display="true" table:show-details="true"/>
                <table:data-pilot-member table:name="14.7360980119594" table:display="true" table:show-details="true"/>
                <table:data-pilot-member table:name="14.739837282141" table:display="true" table:show-details="true"/>
                <table:data-pilot-member table:name="14.7932202157141" table:display="true" table:show-details="true"/>
                <table:data-pilot-member table:name="14.7941777828082" table:display="true" table:show-details="true"/>
                <table:data-pilot-member table:name="14.8109212124498" table:display="true" table:show-details="true"/>
                <table:data-pilot-member table:name="14.8111953259042" table:display="true" table:show-details="true"/>
                <table:data-pilot-member table:name="14.8133785820994" table:display="true" table:show-details="true"/>
                <table:data-pilot-member table:name="14.8172127239536" table:display="true" table:show-details="true"/>
                <table:data-pilot-member table:name="14.8780992450059" table:display="true" table:show-details="true"/>
                <table:data-pilot-member table:name="15.0507676735598" table:display="true" table:show-details="true"/>
                <table:data-pilot-member table:name="15.0841516826829" table:display="true" table:show-details="true"/>
                <table:data-pilot-member table:name="15.1753073050553" table:display="true" table:show-details="true"/>
                <table:data-pilot-member table:name="15.233629101923" table:display="true" table:show-details="true"/>
                <table:data-pilot-member table:name="15.2534762804375" table:display="true" table:show-details="true"/>
                <table:data-pilot-member table:name="15.2645637754725" table:display="true" table:show-details="true"/>
                <table:data-pilot-member table:name="15.2661938739403" table:display="true" table:show-details="true"/>
                <table:data-pilot-member table:name="15.2777897836739" table:display="true" table:show-details="true"/>
                <table:data-pilot-member table:name="15.290570446609" table:display="true" table:show-details="true"/>
                <table:data-pilot-member table:name="15.2946748822418" table:display="true" table:show-details="true"/>
                <table:data-pilot-member table:name="15.3096892393667" table:display="true" table:show-details="true"/>
                <table:data-pilot-member table:name="15.3867912664997" table:display="true" table:show-details="true"/>
                <table:data-pilot-member table:name="15.4112332386225" table:display="true" table:show-details="true"/>
                <table:data-pilot-member table:name="15.412256104947" table:display="true" table:show-details="true"/>
                <table:data-pilot-member table:name="15.4149720980871" table:display="true" table:show-details="true"/>
                <table:data-pilot-member table:name="15.4486375419222" table:display="true" table:show-details="true"/>
                <table:data-pilot-member table:name="15.450863813326" table:display="true" table:show-details="true"/>
                <table:data-pilot-member table:name="15.4596440842084" table:display="true" table:show-details="true"/>
                <table:data-pilot-member table:name="15.517096710434" table:display="true" table:show-details="true"/>
                <table:data-pilot-member table:name="15.5583147387359" table:display="true" table:show-details="true"/>
                <table:data-pilot-member table:name="15.576504582287" table:display="true" table:show-details="true"/>
                <table:data-pilot-member table:name="15.5791429637623" table:display="true" table:show-details="true"/>
                <table:data-pilot-member table:name="15.7115931777759" table:display="true" table:show-details="true"/>
                <table:data-pilot-member table:name="15.8131424973624" table:display="true" table:show-details="true"/>
                <table:data-pilot-member table:name="15.8407117681551" table:display="true" table:show-details="true"/>
                <table:data-pilot-member table:name="15.8469613679621" table:display="true" table:show-details="true"/>
                <table:data-pilot-member table:name="16.035695000036" table:display="true" table:show-details="true"/>
                <table:data-pilot-member table:name="16.058002779662" table:display="true" table:show-details="true"/>
                <table:data-pilot-member table:name="16.0661630543706" table:display="true" table:show-details="true"/>
                <table:data-pilot-member table:name="16.0686845091885" table:display="true" table:show-details="true"/>
                <table:data-pilot-member table:name="16.0698004681908" table:display="true" table:show-details="true"/>
                <table:data-pilot-member table:name="16.0855423424635" table:display="true" table:show-details="true"/>
                <table:data-pilot-member table:name="16.0862041594571" table:display="true" table:show-details="true"/>
                <table:data-pilot-member table:name="16.2147388900457" table:display="true" table:show-details="true"/>
                <table:data-pilot-member table:name="16.4254829305905" table:display="true" table:show-details="true"/>
                <table:data-pilot-member table:name="16.4282312345448" table:display="true" table:show-details="true"/>
                <table:data-pilot-member table:name="16.4500805383282" table:display="true" table:show-details="true"/>
                <table:data-pilot-member table:name="16.4503311047454" table:display="true" table:show-details="true"/>
                <table:data-pilot-member table:name="16.4969853403302" table:display="true" table:show-details="true"/>
                <table:data-pilot-member table:name="16.5862713905702" table:display="true" table:show-details="true"/>
                <table:data-pilot-member table:name="16.5865295518974" table:display="true" table:show-details="true"/>
                <table:data-pilot-member table:name="16.5914550087947" table:display="true" table:show-details="true"/>
                <table:data-pilot-member table:name="17.51446961121" table:display="true" table:show-details="true"/>
                <table:data-pilot-member table:name="17.5251428519138" table:display="true" table:show-details="true"/>
                <table:data-pilot-member table:name="17.533184376279" table:display="true" table:show-details="true"/>
                <table:data-pilot-member table:name="17.6642911897418" table:display="true" table:show-details="true"/>
                <table:data-pilot-member table:name="18.2565681354719" table:display="true" table:show-details="true"/>
                <table:data-pilot-member table:name="18.7873226323299" table:display="true" table:show-details="true"/>
                <table:data-pilot-member table:name="18.8052931863224" table:display="true" table:show-details="true"/>
                <table:data-pilot-member table:name="18.8152941152526" table:display="true" table:show-details="true"/>
                <table:data-pilot-member table:name="18.9733804477688" table:display="true" table:show-details="true"/>
                <table:data-pilot-member table:name="18.9848854171289" table:display="true" table:show-details="true"/>
                <table:data-pilot-member table:name="19.1599514845509" table:display="true" table:show-details="true"/>
                <table:data-pilot-member table:name="23.3010576448896" table:display="true" table:show-details="true"/>
                <table:data-pilot-member table:name="25.2087644225682" table:display="true" table:show-details="true"/>
                <table:data-pilot-member table:name="40.9078184183968" table:display="true" table:show-details="true"/>
                <table:data-pilot-member table:name="45.1634779889826" table:display="true" table:show-details="true"/>
                <table:data-pilot-member table:name="63.5141328037956" table:display="true" table:show-details="true"/>
                <table:data-pilot-member table:name="74.7757025610937" table:display="true" table:show-details="true"/>
                <table:data-pilot-member table:name="82.9297420428813" table:display="true" table:show-details="true"/>
                <table:data-pilot-member table:name="86.6912119938256" table:display="true" table:show-details="true"/>
                <table:data-pilot-member table:name="92.6132841430434" table:display="true" table:show-details="true"/>
                <table:data-pilot-member table:name="99.9281673438213" table:display="true" table:show-details="true"/>
                <table:data-pilot-member table:name="160.145003838158" table:display="true" table:show-details="true"/>
                <table:data-pilot-member table:name="190.477329777213" table:display="true" table:show-details="true"/>
                <table:data-pilot-member table:name="205.226163663999" table:display="true" table:show-details="true"/>
                <table:data-pilot-member table:name="211.563102748351" table:display="true" table:show-details="true"/>
                <table:data-pilot-member table:name="232.268878877938" table:display="true" table:show-details="true"/>
                <table:data-pilot-member table:name="312.716378977608" table:display="true" table:show-details="true"/>
                <table:data-pilot-member table:name="504.722840832419" table:display="true" table:show-details="true"/>
                <table:data-pilot-member table:name="509.813721392104" table:display="true" table:show-details="true"/>
                <table:data-pilot-member table:name="686.224140942503" table:display="true" table:show-details="true"/>
                <table:data-pilot-member table:name="700.463305769412" table:display="true" table:show-details="true"/>
                <table:data-pilot-member table:name="738.379710656315" table:display="true" table:show-details="true"/>
                <table:data-pilot-member table:name="801.8696962941" table:display="true" table:show-details="true"/>
                <table:data-pilot-member table:name="831.520809274508" table:display="true" table:show-details="true"/>
                <table:data-pilot-member table:name="871.486945281501" table:display="true" table:show-details="true"/>
                <table:data-pilot-member table:name="905.016826318096" table:display="true" table:show-details="true"/>
                <table:data-pilot-member table:name="924.173097316425" table:display="true" table:show-details="true"/>
                <table:data-pilot-member table:name="940.664919372531" table:display="true" table:show-details="true"/>
                <table:data-pilot-member table:name="943.189290498671" table:display="true" table:show-details="true"/>
                <table:data-pilot-member table:name="1169.64784788671" table:display="true" table:show-details="true"/>
                <table:data-pilot-member table:name="1178.52737279769" table:display="true" table:show-details="true"/>
                <table:data-pilot-member table:name="1240.56401808062" table:display="true" table:show-details="true"/>
                <table:data-pilot-member table:name="1247.67069443013" table:display="true" table:show-details="true"/>
                <table:data-pilot-member table:name="1268.40815419903" table:display="true" table:show-details="true"/>
                <table:data-pilot-member table:name="2561.04459177493" table:display="true" table:show-details="true"/>
                <table:data-pilot-member table:name="2885.87933542183" table:display="true" table:show-details="true"/>
                <table:data-pilot-member table:name="11262.6274472651" table:display="true" table:show-details="true"/>
                <table:data-pilot-member table:name="12434.7589291352" table:display="true" table:show-details="true"/>
                <table:data-pilot-member table:name="12661.4838828627" table:display="true" table:show-details="true"/>
                <table:data-pilot-member table:name="13462.607519312" table:display="true" table:show-details="true"/>
                <table:data-pilot-member table:name="22075.45145900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MSE" table:orientation="row" table:used-hierarchy="0" table:function="auto">
            <table:data-pilot-level table:show-empty="false" calcext:repeat-item-labels="false">
              <table:data-pilot-members>
                <table:data-pilot-member table:name="0.143359537355065" table:display="true" table:show-details="true"/>
                <table:data-pilot-member table:name="0.146967721821407" table:display="true" table:show-details="true"/>
                <table:data-pilot-member table:name="0.149827405040997" table:display="true" table:show-details="true"/>
                <table:data-pilot-member table:name="0.150037374177098" table:display="true" table:show-details="true"/>
                <table:data-pilot-member table:name="0.179238827341513" table:display="true" table:show-details="true"/>
                <table:data-pilot-member table:name="0.186721755234663" table:display="true" table:show-details="true"/>
                <table:data-pilot-member table:name="0.189696754153845" table:display="true" table:show-details="true"/>
                <table:data-pilot-member table:name="0.192812452384898" table:display="true" table:show-details="true"/>
                <table:data-pilot-member table:name="0.198476660947958" table:display="true" table:show-details="true"/>
                <table:data-pilot-member table:name="0.202743766332832" table:display="true" table:show-details="true"/>
                <table:data-pilot-member table:name="0.204830253847092" table:display="true" table:show-details="true"/>
                <table:data-pilot-member table:name="0.212566072630789" table:display="true" table:show-details="true"/>
                <table:data-pilot-member table:name="0.24680048578275" table:display="true" table:show-details="true"/>
                <table:data-pilot-member table:name="0.250494013019532" table:display="true" table:show-details="true"/>
                <table:data-pilot-member table:name="0.252310951721453" table:display="true" table:show-details="true"/>
                <table:data-pilot-member table:name="0.261292642187981" table:display="true" table:show-details="true"/>
                <table:data-pilot-member table:name="0.273598538104873" table:display="true" table:show-details="true"/>
                <table:data-pilot-member table:name="0.277014784403315" table:display="true" table:show-details="true"/>
                <table:data-pilot-member table:name="0.285359150350532" table:display="true" table:show-details="true"/>
                <table:data-pilot-member table:name="0.289850021508136" table:display="true" table:show-details="true"/>
                <table:data-pilot-member table:name="0.293584490465581" table:display="true" table:show-details="true"/>
                <table:data-pilot-member table:name="0.303390535639766" table:display="true" table:show-details="true"/>
                <table:data-pilot-member table:name="0.306168697284689" table:display="true" table:show-details="true"/>
                <table:data-pilot-member table:name="0.314240993176216" table:display="true" table:show-details="true"/>
                <table:data-pilot-member table:name="0.316001928353594" table:display="true" table:show-details="true"/>
                <table:data-pilot-member table:name="0.320604420651064" table:display="true" table:show-details="true"/>
                <table:data-pilot-member table:name="0.324298559008214" table:display="true" table:show-details="true"/>
                <table:data-pilot-member table:name="0.324476533008907" table:display="true" table:show-details="true"/>
                <table:data-pilot-member table:name="0.332940161571858" table:display="true" table:show-details="true"/>
                <table:data-pilot-member table:name="0.34289050732278" table:display="true" table:show-details="true"/>
                <table:data-pilot-member table:name="0.347591010480353" table:display="true" table:show-details="true"/>
                <table:data-pilot-member table:name="0.390817105895121" table:display="true" table:show-details="true"/>
                <table:data-pilot-member table:name="0.398056696637433" table:display="true" table:show-details="true"/>
                <table:data-pilot-member table:name="0.410305416734245" table:display="true" table:show-details="true"/>
                <table:data-pilot-member table:name="0.432381786980301" table:display="true" table:show-details="true"/>
                <table:data-pilot-member table:name="0.433666543121061" table:display="true" table:show-details="true"/>
                <table:data-pilot-member table:name="0.440533755222907" table:display="true" table:show-details="true"/>
                <table:data-pilot-member table:name="0.451056109844843" table:display="true" table:show-details="true"/>
                <table:data-pilot-member table:name="0.461666494936892" table:display="true" table:show-details="true"/>
                <table:data-pilot-member table:name="0.471803086687648" table:display="true" table:show-details="true"/>
                <table:data-pilot-member table:name="0.473408371953696" table:display="true" table:show-details="true"/>
                <table:data-pilot-member table:name="0.491344378005244" table:display="true" table:show-details="true"/>
                <table:data-pilot-member table:name="0.514982483344851" table:display="true" table:show-details="true"/>
                <table:data-pilot-member table:name="0.532907160452855" table:display="true" table:show-details="true"/>
                <table:data-pilot-member table:name="0.533415989387798" table:display="true" table:show-details="true"/>
                <table:data-pilot-member table:name="0.535903762386611" table:display="true" table:show-details="true"/>
                <table:data-pilot-member table:name="0.539068614561634" table:display="true" table:show-details="true"/>
                <table:data-pilot-member table:name="0.549250574784552" table:display="true" table:show-details="true"/>
                <table:data-pilot-member table:name="0.551364727569283" table:display="true" table:show-details="true"/>
                <table:data-pilot-member table:name="0.559937777576205" table:display="true" table:show-details="true"/>
                <table:data-pilot-member table:name="0.560914553223454" table:display="true" table:show-details="true"/>
                <table:data-pilot-member table:name="0.561727408130737" table:display="true" table:show-details="true"/>
                <table:data-pilot-member table:name="0.562396830536191" table:display="true" table:show-details="true"/>
                <table:data-pilot-member table:name="0.565299172619525" table:display="true" table:show-details="true"/>
                <table:data-pilot-member table:name="0.58276345719996" table:display="true" table:show-details="true"/>
                <table:data-pilot-member table:name="0.58370866484153" table:display="true" table:show-details="true"/>
                <table:data-pilot-member table:name="0.584770278295719" table:display="true" table:show-details="true"/>
                <table:data-pilot-member table:name="0.586390261777473" table:display="true" table:show-details="true"/>
                <table:data-pilot-member table:name="0.586516855596567" table:display="true" table:show-details="true"/>
                <table:data-pilot-member table:name="0.591055105479976" table:display="true" table:show-details="true"/>
                <table:data-pilot-member table:name="0.596763871870747" table:display="true" table:show-details="true"/>
                <table:data-pilot-member table:name="0.601306001303076" table:display="true" table:show-details="true"/>
                <table:data-pilot-member table:name="0.602652136616422" table:display="true" table:show-details="true"/>
                <table:data-pilot-member table:name="0.609680722625228" table:display="true" table:show-details="true"/>
                <table:data-pilot-member table:name="0.610836402885257" table:display="true" table:show-details="true"/>
                <table:data-pilot-member table:name="0.613418675531068" table:display="true" table:show-details="true"/>
                <table:data-pilot-member table:name="0.619045027332365" table:display="true" table:show-details="true"/>
                <table:data-pilot-member table:name="0.623965726298833" table:display="true" table:show-details="true"/>
                <table:data-pilot-member table:name="0.627745997076714" table:display="true" table:show-details="true"/>
                <table:data-pilot-member table:name="0.635031705502476" table:display="true" table:show-details="true"/>
                <table:data-pilot-member table:name="0.638368310282754" table:display="true" table:show-details="true"/>
                <table:data-pilot-member table:name="0.645981355129278" table:display="true" table:show-details="true"/>
                <table:data-pilot-member table:name="0.646699389646512" table:display="true" table:show-details="true"/>
                <table:data-pilot-member table:name="0.654388827979927" table:display="true" table:show-details="true"/>
                <table:data-pilot-member table:name="0.6606250100291" table:display="true" table:show-details="true"/>
                <table:data-pilot-member table:name="0.665240878815155" table:display="true" table:show-details="true"/>
                <table:data-pilot-member table:name="0.665812921398764" table:display="true" table:show-details="true"/>
                <table:data-pilot-member table:name="0.667508284892322" table:display="true" table:show-details="true"/>
                <table:data-pilot-member table:name="0.667753870965739" table:display="true" table:show-details="true"/>
                <table:data-pilot-member table:name="0.670309973422237" table:display="true" table:show-details="true"/>
                <table:data-pilot-member table:name="0.670372937655235" table:display="true" table:show-details="true"/>
                <table:data-pilot-member table:name="0.670505061831216" table:display="true" table:show-details="true"/>
                <table:data-pilot-member table:name="0.670713668930809" table:display="true" table:show-details="true"/>
                <table:data-pilot-member table:name="0.670719776022763" table:display="true" table:show-details="true"/>
                <table:data-pilot-member table:name="0.672310364860167" table:display="true" table:show-details="true"/>
                <table:data-pilot-member table:name="0.672966215385298" table:display="true" table:show-details="true"/>
                <table:data-pilot-member table:name="0.674557144469177" table:display="true" table:show-details="true"/>
                <table:data-pilot-member table:name="0.675968113780044" table:display="true" table:show-details="true"/>
                <table:data-pilot-member table:name="0.676024362771343" table:display="true" table:show-details="true"/>
                <table:data-pilot-member table:name="0.67626682213256" table:display="true" table:show-details="true"/>
                <table:data-pilot-member table:name="0.676872323679505" table:display="true" table:show-details="true"/>
                <table:data-pilot-member table:name="0.677369499355273" table:display="true" table:show-details="true"/>
                <table:data-pilot-member table:name="0.677923474739848" table:display="true" table:show-details="true"/>
                <table:data-pilot-member table:name="0.678064469547793" table:display="true" table:show-details="true"/>
                <table:data-pilot-member table:name="0.678125620762365" table:display="true" table:show-details="true"/>
                <table:data-pilot-member table:name="0.678293905628976" table:display="true" table:show-details="true"/>
                <table:data-pilot-member table:name="0.678590515751838" table:display="true" table:show-details="true"/>
                <table:data-pilot-member table:name="0.678810274640582" table:display="true" table:show-details="true"/>
                <table:data-pilot-member table:name="0.680132406383661" table:display="true" table:show-details="true"/>
                <table:data-pilot-member table:name="0.681290006274216" table:display="true" table:show-details="true"/>
                <table:data-pilot-member table:name="0.683002871461933" table:display="true" table:show-details="true"/>
                <table:data-pilot-member table:name="0.683241484643127" table:display="true" table:show-details="true"/>
                <table:data-pilot-member table:name="0.684651077689764" table:display="true" table:show-details="true"/>
                <table:data-pilot-member table:name="0.68556013100605" table:display="true" table:show-details="true"/>
                <table:data-pilot-member table:name="0.685839512652955" table:display="true" table:show-details="true"/>
                <table:data-pilot-member table:name="0.685863835435086" table:display="true" table:show-details="true"/>
                <table:data-pilot-member table:name="0.686332104588087" table:display="true" table:show-details="true"/>
                <table:data-pilot-member table:name="0.686349813802518" table:display="true" table:show-details="true"/>
                <table:data-pilot-member table:name="0.686438894270428" table:display="true" table:show-details="true"/>
                <table:data-pilot-member table:name="0.68666024842132" table:display="true" table:show-details="true"/>
                <table:data-pilot-member table:name="0.687630777010369" table:display="true" table:show-details="true"/>
                <table:data-pilot-member table:name="0.688130283866305" table:display="true" table:show-details="true"/>
                <table:data-pilot-member table:name="0.688187944649238" table:display="true" table:show-details="true"/>
                <table:data-pilot-member table:name="0.688876167898021" table:display="true" table:show-details="true"/>
                <table:data-pilot-member table:name="0.689747694700859" table:display="true" table:show-details="true"/>
                <table:data-pilot-member table:name="0.690455752868432" table:display="true" table:show-details="true"/>
                <table:data-pilot-member table:name="0.690784397466461" table:display="true" table:show-details="true"/>
                <table:data-pilot-member table:name="0.690834741479006" table:display="true" table:show-details="true"/>
                <table:data-pilot-member table:name="0.690951565836005" table:display="true" table:show-details="true"/>
                <table:data-pilot-member table:name="0.691424518829317" table:display="true" table:show-details="true"/>
                <table:data-pilot-member table:name="0.691707565217512" table:display="true" table:show-details="true"/>
                <table:data-pilot-member table:name="0.691880791188235" table:display="true" table:show-details="true"/>
                <table:data-pilot-member table:name="0.691980715711837" table:display="true" table:show-details="true"/>
                <table:data-pilot-member table:name="0.692051837828295" table:display="true" table:show-details="true"/>
                <table:data-pilot-member table:name="0.692473077586636" table:display="true" table:show-details="true"/>
                <table:data-pilot-member table:name="0.692481817331433" table:display="true" table:show-details="true"/>
                <table:data-pilot-member table:name="0.692944172826755" table:display="true" table:show-details="true"/>
                <table:data-pilot-member table:name="0.693366550910323" table:display="true" table:show-details="true"/>
                <table:data-pilot-member table:name="0.693368663317938" table:display="true" table:show-details="true"/>
                <table:data-pilot-member table:name="0.693643439293121" table:display="true" table:show-details="true"/>
                <table:data-pilot-member table:name="0.694577675312081" table:display="true" table:show-details="true"/>
                <table:data-pilot-member table:name="0.695247880352501" table:display="true" table:show-details="true"/>
                <table:data-pilot-member table:name="0.695252685112181" table:display="true" table:show-details="true"/>
                <table:data-pilot-member table:name="0.69549126137591" table:display="true" table:show-details="true"/>
                <table:data-pilot-member table:name="0.695984005174154" table:display="true" table:show-details="true"/>
                <table:data-pilot-member table:name="0.696427019150582" table:display="true" table:show-details="true"/>
                <table:data-pilot-member table:name="0.696487360749162" table:display="true" table:show-details="true"/>
                <table:data-pilot-member table:name="0.697223180299967" table:display="true" table:show-details="true"/>
                <table:data-pilot-member table:name="0.697670356180047" table:display="true" table:show-details="true"/>
                <table:data-pilot-member table:name="0.697815865241251" table:display="true" table:show-details="true"/>
                <table:data-pilot-member table:name="0.699385944997122" table:display="true" table:show-details="true"/>
                <table:data-pilot-member table:name="0.699926919547662" table:display="true" table:show-details="true"/>
                <table:data-pilot-member table:name="0.700210030359168" table:display="true" table:show-details="true"/>
                <table:data-pilot-member table:name="0.701306851150759" table:display="true" table:show-details="true"/>
                <table:data-pilot-member table:name="0.702171787938454" table:display="true" table:show-details="true"/>
                <table:data-pilot-member table:name="0.702212563822538" table:display="true" table:show-details="true"/>
                <table:data-pilot-member table:name="0.704270331109809" table:display="true" table:show-details="true"/>
                <table:data-pilot-member table:name="0.705731706805981" table:display="true" table:show-details="true"/>
                <table:data-pilot-member table:name="0.707238215577022" table:display="true" table:show-details="true"/>
                <table:data-pilot-member table:name="0.70767987962319" table:display="true" table:show-details="true"/>
                <table:data-pilot-member table:name="0.708427402302607" table:display="true" table:show-details="true"/>
                <table:data-pilot-member table:name="0.708644973321212" table:display="true" table:show-details="true"/>
                <table:data-pilot-member table:name="0.709553039371941" table:display="true" table:show-details="true"/>
                <table:data-pilot-member table:name="0.709730185484391" table:display="true" table:show-details="true"/>
                <table:data-pilot-member table:name="0.710040695732972" table:display="true" table:show-details="true"/>
                <table:data-pilot-member table:name="0.71009165822015" table:display="true" table:show-details="true"/>
                <table:data-pilot-member table:name="0.710117295017765" table:display="true" table:show-details="true"/>
                <table:data-pilot-member table:name="0.710511060196686" table:display="true" table:show-details="true"/>
                <table:data-pilot-member table:name="0.710620699251381" table:display="true" table:show-details="true"/>
                <table:data-pilot-member table:name="0.710922361845956" table:display="true" table:show-details="true"/>
                <table:data-pilot-member table:name="0.711720488394082" table:display="true" table:show-details="true"/>
                <table:data-pilot-member table:name="0.711859089589395" table:display="true" table:show-details="true"/>
                <table:data-pilot-member table:name="0.712356578313623" table:display="true" table:show-details="true"/>
                <table:data-pilot-member table:name="0.713760253894483" table:display="true" table:show-details="true"/>
                <table:data-pilot-member table:name="0.714794379575902" table:display="true" table:show-details="true"/>
                <table:data-pilot-member table:name="0.715536594032318" table:display="true" table:show-details="true"/>
                <table:data-pilot-member table:name="0.716383872545632" table:display="true" table:show-details="true"/>
                <table:data-pilot-member table:name="0.716484890885072" table:display="true" table:show-details="true"/>
                <table:data-pilot-member table:name="0.717080446925156" table:display="true" table:show-details="true"/>
                <table:data-pilot-member table:name="0.717088695877785" table:display="true" table:show-details="true"/>
                <table:data-pilot-member table:name="0.717338154204297" table:display="true" table:show-details="true"/>
                <table:data-pilot-member table:name="0.717861608948365" table:display="true" table:show-details="true"/>
                <table:data-pilot-member table:name="0.718290179509933" table:display="true" table:show-details="true"/>
                <table:data-pilot-member table:name="0.718566258426145" table:display="true" table:show-details="true"/>
                <table:data-pilot-member table:name="0.718659614859087" table:display="true" table:show-details="true"/>
                <table:data-pilot-member table:name="0.719021199399866" table:display="true" table:show-details="true"/>
                <table:data-pilot-member table:name="0.719145651751284" table:display="true" table:show-details="true"/>
                <table:data-pilot-member table:name="0.721005492833703" table:display="true" table:show-details="true"/>
                <table:data-pilot-member table:name="0.721043472399023" table:display="true" table:show-details="true"/>
                <table:data-pilot-member table:name="0.72206728947632" table:display="true" table:show-details="true"/>
                <table:data-pilot-member table:name="0.723651817028654" table:display="true" table:show-details="true"/>
                <table:data-pilot-member table:name="0.723776945395149" table:display="true" table:show-details="true"/>
                <table:data-pilot-member table:name="0.724642291084942" table:display="true" table:show-details="true"/>
                <table:data-pilot-member table:name="0.724654287037644" table:display="true" table:show-details="true"/>
                <table:data-pilot-member table:name="0.726344044245315" table:display="true" table:show-details="true"/>
                <table:data-pilot-member table:name="0.727247241279172" table:display="true" table:show-details="true"/>
                <table:data-pilot-member table:name="0.729978388490171" table:display="true" table:show-details="true"/>
                <table:data-pilot-member table:name="0.731503569690942" table:display="true" table:show-details="true"/>
                <table:data-pilot-member table:name="0.731620870522355" table:display="true" table:show-details="true"/>
                <table:data-pilot-member table:name="0.733409437038786" table:display="true" table:show-details="true"/>
                <table:data-pilot-member table:name="0.736330534465985" table:display="true" table:show-details="true"/>
                <table:data-pilot-member table:name="0.736662140278763" table:display="true" table:show-details="true"/>
                <table:data-pilot-member table:name="0.737169524462519" table:display="true" table:show-details="true"/>
                <table:data-pilot-member table:name="0.737697644655671" table:display="true" table:show-details="true"/>
                <table:data-pilot-member table:name="0.738260106747532" table:display="true" table:show-details="true"/>
                <table:data-pilot-member table:name="0.738532169448585" table:display="true" table:show-details="true"/>
                <table:data-pilot-member table:name="0.741308166645981" table:display="true" table:show-details="true"/>
                <table:data-pilot-member table:name="0.74135342667513" table:display="true" table:show-details="true"/>
                <table:data-pilot-member table:name="0.742820834617685" table:display="true" table:show-details="true"/>
                <table:data-pilot-member table:name="0.744224737184561" table:display="true" table:show-details="true"/>
                <table:data-pilot-member table:name="0.745198209859923" table:display="true" table:show-details="true"/>
                <table:data-pilot-member table:name="0.745914963421041" table:display="true" table:show-details="true"/>
                <table:data-pilot-member table:name="0.746575616230493" table:display="true" table:show-details="true"/>
                <table:data-pilot-member table:name="0.748528792058711" table:display="true" table:show-details="true"/>
                <table:data-pilot-member table:name="0.748772549213148" table:display="true" table:show-details="true"/>
                <table:data-pilot-member table:name="0.748779110206026" table:display="true" table:show-details="true"/>
                <table:data-pilot-member table:name="0.74911749580329" table:display="true" table:show-details="true"/>
                <table:data-pilot-member table:name="0.750475542481501" table:display="true" table:show-details="true"/>
                <table:data-pilot-member table:name="0.750517034243305" table:display="true" table:show-details="true"/>
                <table:data-pilot-member table:name="0.750556804754741" table:display="true" table:show-details="true"/>
                <table:data-pilot-member table:name="0.750878939468261" table:display="true" table:show-details="true"/>
                <table:data-pilot-member table:name="0.750909606275479" table:display="true" table:show-details="true"/>
                <table:data-pilot-member table:name="0.752792753796972" table:display="true" table:show-details="true"/>
                <table:data-pilot-member table:name="0.753562390058713" table:display="true" table:show-details="true"/>
                <table:data-pilot-member table:name="0.753630135929239" table:display="true" table:show-details="true"/>
                <table:data-pilot-member table:name="0.753714159992223" table:display="true" table:show-details="true"/>
                <table:data-pilot-member table:name="0.753905872148037" table:display="true" table:show-details="true"/>
                <table:data-pilot-member table:name="0.754352723343725" table:display="true" table:show-details="true"/>
                <table:data-pilot-member table:name="0.755127304421576" table:display="true" table:show-details="true"/>
                <table:data-pilot-member table:name="0.758074451643983" table:display="true" table:show-details="true"/>
                <table:data-pilot-member table:name="0.758398611797364" table:display="true" table:show-details="true"/>
                <table:data-pilot-member table:name="0.759663999570914" table:display="true" table:show-details="true"/>
                <table:data-pilot-member table:name="0.761796018002622" table:display="true" table:show-details="true"/>
                <table:data-pilot-member table:name="0.762050691476401" table:display="true" table:show-details="true"/>
                <table:data-pilot-member table:name="0.768874429082732" table:display="true" table:show-details="true"/>
                <table:data-pilot-member table:name="0.769513818473734" table:display="true" table:show-details="true"/>
                <table:data-pilot-member table:name="0.771862561214183" table:display="true" table:show-details="true"/>
                <table:data-pilot-member table:name="0.773122183814007" table:display="true" table:show-details="true"/>
                <table:data-pilot-member table:name="0.773174186621045" table:display="true" table:show-details="true"/>
                <table:data-pilot-member table:name="0.77320112461086" table:display="true" table:show-details="true"/>
                <table:data-pilot-member table:name="0.774523823718681" table:display="true" table:show-details="true"/>
                <table:data-pilot-member table:name="0.775055403423575" table:display="true" table:show-details="true"/>
                <table:data-pilot-member table:name="0.775629039275371" table:display="true" table:show-details="true"/>
                <table:data-pilot-member table:name="0.776540523193396" table:display="true" table:show-details="true"/>
                <table:data-pilot-member table:name="0.779345558997275" table:display="true" table:show-details="true"/>
                <table:data-pilot-member table:name="0.779999574606217" table:display="true" table:show-details="true"/>
                <table:data-pilot-member table:name="0.780424592214005" table:display="true" table:show-details="true"/>
                <table:data-pilot-member table:name="0.786266184547542" table:display="true" table:show-details="true"/>
                <table:data-pilot-member table:name="0.78838236172112" table:display="true" table:show-details="true"/>
                <table:data-pilot-member table:name="0.789215528172156" table:display="true" table:show-details="true"/>
                <table:data-pilot-member table:name="0.789223207330159" table:display="true" table:show-details="true"/>
                <table:data-pilot-member table:name="0.790421924862226" table:display="true" table:show-details="true"/>
                <table:data-pilot-member table:name="0.790553606564168" table:display="true" table:show-details="true"/>
                <table:data-pilot-member table:name="0.791152211983722" table:display="true" table:show-details="true"/>
                <table:data-pilot-member table:name="0.794279838477302" table:display="true" table:show-details="true"/>
                <table:data-pilot-member table:name="0.794828666295806" table:display="true" table:show-details="true"/>
                <table:data-pilot-member table:name="0.794969079503062" table:display="true" table:show-details="true"/>
                <table:data-pilot-member table:name="0.79574828702596" table:display="true" table:show-details="true"/>
                <table:data-pilot-member table:name="0.796192247345363" table:display="true" table:show-details="true"/>
                <table:data-pilot-member table:name="0.796623580901697" table:display="true" table:show-details="true"/>
                <table:data-pilot-member table:name="0.798041652270917" table:display="true" table:show-details="true"/>
                <table:data-pilot-member table:name="0.799151852041685" table:display="true" table:show-details="true"/>
                <table:data-pilot-member table:name="0.800575595473458" table:display="true" table:show-details="true"/>
                <table:data-pilot-member table:name="0.804066735697384" table:display="true" table:show-details="true"/>
                <table:data-pilot-member table:name="0.805495197904379" table:display="true" table:show-details="true"/>
                <table:data-pilot-member table:name="0.806517308439861" table:display="true" table:show-details="true"/>
                <table:data-pilot-member table:name="0.806536453743067" table:display="true" table:show-details="true"/>
                <table:data-pilot-member table:name="0.80656036427545" table:display="true" table:show-details="true"/>
                <table:data-pilot-member table:name="0.809292789156961" table:display="true" table:show-details="true"/>
                <table:data-pilot-member table:name="0.809901662780474" table:display="true" table:show-details="true"/>
                <table:data-pilot-member table:name="0.813684126955859" table:display="true" table:show-details="true"/>
                <table:data-pilot-member table:name="0.818527206967889" table:display="true" table:show-details="true"/>
                <table:data-pilot-member table:name="0.823407858869995" table:display="true" table:show-details="true"/>
                <table:data-pilot-member table:name="0.824396889877403" table:display="true" table:show-details="true"/>
                <table:data-pilot-member table:name="0.825070351365368" table:display="true" table:show-details="true"/>
                <table:data-pilot-member table:name="0.825147909474441" table:display="true" table:show-details="true"/>
                <table:data-pilot-member table:name="0.825157242759926" table:display="true" table:show-details="true"/>
                <table:data-pilot-member table:name="0.828727149007531" table:display="true" table:show-details="true"/>
                <table:data-pilot-member table:name="0.831160399280448" table:display="true" table:show-details="true"/>
                <table:data-pilot-member table:name="0.840123197058022" table:display="true" table:show-details="true"/>
                <table:data-pilot-member table:name="0.841021206488589" table:display="true" table:show-details="true"/>
                <table:data-pilot-member table:name="0.841372772246308" table:display="true" table:show-details="true"/>
                <table:data-pilot-member table:name="0.841630750245827" table:display="true" table:show-details="true"/>
                <table:data-pilot-member table:name="0.842021110553215" table:display="true" table:show-details="true"/>
                <table:data-pilot-member table:name="0.845167076984062" table:display="true" table:show-details="true"/>
                <table:data-pilot-member table:name="0.849212730887208" table:display="true" table:show-details="true"/>
                <table:data-pilot-member table:name="0.849214751615601" table:display="true" table:show-details="true"/>
                <table:data-pilot-member table:name="0.849358542289804" table:display="true" table:show-details="true"/>
                <table:data-pilot-member table:name="0.849420267605057" table:display="true" table:show-details="true"/>
                <table:data-pilot-member table:name="0.851538100555295" table:display="true" table:show-details="true"/>
                <table:data-pilot-member table:name="0.852244046037284" table:display="true" table:show-details="true"/>
                <table:data-pilot-member table:name="0.852834299238614" table:display="true" table:show-details="true"/>
                <table:data-pilot-member table:name="0.853221320400862" table:display="true" table:show-details="true"/>
                <table:data-pilot-member table:name="0.854256036429322" table:display="true" table:show-details="true"/>
                <table:data-pilot-member table:name="0.854683220111023" table:display="true" table:show-details="true"/>
                <table:data-pilot-member table:name="0.856202246575405" table:display="true" table:show-details="true"/>
                <table:data-pilot-member table:name="0.857075687954963" table:display="true" table:show-details="true"/>
                <table:data-pilot-member table:name="0.862706706560892" table:display="true" table:show-details="true"/>
                <table:data-pilot-member table:name="0.862761891304791" table:display="true" table:show-details="true"/>
                <table:data-pilot-member table:name="0.864418217289312" table:display="true" table:show-details="true"/>
                <table:data-pilot-member table:name="0.868269583146643" table:display="true" table:show-details="true"/>
                <table:data-pilot-member table:name="0.868376508673435" table:display="true" table:show-details="true"/>
                <table:data-pilot-member table:name="0.86842999546469" table:display="true" table:show-details="true"/>
                <table:data-pilot-member table:name="0.870367564929738" table:display="true" table:show-details="true"/>
                <table:data-pilot-member table:name="0.871025585283514" table:display="true" table:show-details="true"/>
                <table:data-pilot-member table:name="0.871392370128832" table:display="true" table:show-details="true"/>
                <table:data-pilot-member table:name="0.874273781807278" table:display="true" table:show-details="true"/>
                <table:data-pilot-member table:name="0.875642568718803" table:display="true" table:show-details="true"/>
                <table:data-pilot-member table:name="0.875763799844217" table:display="true" table:show-details="true"/>
                <table:data-pilot-member table:name="0.876513042245865" table:display="true" table:show-details="true"/>
                <table:data-pilot-member table:name="0.876556201934294" table:display="true" table:show-details="true"/>
                <table:data-pilot-member table:name="0.877782168351831" table:display="true" table:show-details="true"/>
                <table:data-pilot-member table:name="0.885688021170207" table:display="true" table:show-details="true"/>
                <table:data-pilot-member table:name="0.886757573054655" table:display="true" table:show-details="true"/>
                <table:data-pilot-member table:name="0.887115132050207" table:display="true" table:show-details="true"/>
                <table:data-pilot-member table:name="0.887313222502309" table:display="true" table:show-details="true"/>
                <table:data-pilot-member table:name="0.888337604577318" table:display="true" table:show-details="true"/>
                <table:data-pilot-member table:name="0.888466910949236" table:display="true" table:show-details="true"/>
                <table:data-pilot-member table:name="0.891316002931101" table:display="true" table:show-details="true"/>
                <table:data-pilot-member table:name="0.893266453644208" table:display="true" table:show-details="true"/>
                <table:data-pilot-member table:name="0.893329062545507" table:display="true" table:show-details="true"/>
                <table:data-pilot-member table:name="0.894315740950656" table:display="true" table:show-details="true"/>
                <table:data-pilot-member table:name="0.897172907799009" table:display="true" table:show-details="true"/>
                <table:data-pilot-member table:name="0.900322351626596" table:display="true" table:show-details="true"/>
                <table:data-pilot-member table:name="0.901319545923065" table:display="true" table:show-details="true"/>
                <table:data-pilot-member table:name="0.90191772621916" table:display="true" table:show-details="true"/>
                <table:data-pilot-member table:name="0.901949044170757" table:display="true" table:show-details="true"/>
                <table:data-pilot-member table:name="0.909596651520564" table:display="true" table:show-details="true"/>
                <table:data-pilot-member table:name="0.91797431507368" table:display="true" table:show-details="true"/>
                <table:data-pilot-member table:name="0.932269756834036" table:display="true" table:show-details="true"/>
                <table:data-pilot-member table:name="0.932518725871997" table:display="true" table:show-details="true"/>
                <table:data-pilot-member table:name="0.933791071169802" table:display="true" table:show-details="true"/>
                <table:data-pilot-member table:name="0.937927670296131" table:display="true" table:show-details="true"/>
                <table:data-pilot-member table:name="0.939905089146723" table:display="true" table:show-details="true"/>
                <table:data-pilot-member table:name="0.951825814035439" table:display="true" table:show-details="true"/>
                <table:data-pilot-member table:name="0.953624286973184" table:display="true" table:show-details="true"/>
                <table:data-pilot-member table:name="0.961133348249373" table:display="true" table:show-details="true"/>
                <table:data-pilot-member table:name="0.965996640972011" table:display="true" table:show-details="true"/>
                <table:data-pilot-member table:name="0.969515232398931" table:display="true" table:show-details="true"/>
                <table:data-pilot-member table:name="0.970118440808168" table:display="true" table:show-details="true"/>
                <table:data-pilot-member table:name="0.971225039615045" table:display="true" table:show-details="true"/>
                <table:data-pilot-member table:name="0.972020915909225" table:display="true" table:show-details="true"/>
                <table:data-pilot-member table:name="0.972217780290068" table:display="true" table:show-details="true"/>
                <table:data-pilot-member table:name="0.977569435801992" table:display="true" table:show-details="true"/>
                <table:data-pilot-member table:name="0.982487962487196" table:display="true" table:show-details="true"/>
                <table:data-pilot-member table:name="0.988426112148961" table:display="true" table:show-details="true"/>
                <table:data-pilot-member table:name="0.997924502078752" table:display="true" table:show-details="true"/>
                <table:data-pilot-member table:name="1.09266708736526" table:display="true" table:show-details="true"/>
                <table:data-pilot-member table:name="1.10413771406431" table:display="true" table:show-details="true"/>
                <table:data-pilot-member table:name="1.10599775074653" table:display="true" table:show-details="true"/>
                <table:data-pilot-member table:name="1.12739708807622" table:display="true" table:show-details="true"/>
                <table:data-pilot-member table:name="1.13546618126134" table:display="true" table:show-details="true"/>
                <table:data-pilot-member table:name="1.13687418971184" table:display="true" table:show-details="true"/>
                <table:data-pilot-member table:name="1.15339338775854" table:display="true" table:show-details="true"/>
                <table:data-pilot-member table:name="1.21169904718333" table:display="true" table:show-details="true"/>
                <table:data-pilot-member table:name="1.21221401920831" table:display="true" table:show-details="true"/>
                <table:data-pilot-member table:name="1.21879227232036" table:display="true" table:show-details="true"/>
                <table:data-pilot-member table:name="1.21902372668449" table:display="true" table:show-details="true"/>
                <table:data-pilot-member table:name="1.28218751183116" table:display="true" table:show-details="true"/>
                <table:data-pilot-member table:name="1.29294646098477" table:display="true" table:show-details="true"/>
                <table:data-pilot-member table:name="1.35384898934486" table:display="true" table:show-details="true"/>
                <table:data-pilot-member table:name="1.37777006104499" table:display="true" table:show-details="true"/>
                <table:data-pilot-member table:name="1.46866459158383" table:display="true" table:show-details="true"/>
                <table:data-pilot-member table:name="1.58869147366807" table:display="true" table:show-details="true"/>
                <table:data-pilot-member table:name="1.59476219948251" table:display="true" table:show-details="true"/>
                <table:data-pilot-member table:name="1.74148818706834" table:display="true" table:show-details="true"/>
                <table:data-pilot-member table:name="1.78958864661458" table:display="true" table:show-details="true"/>
                <table:data-pilot-member table:name="1.80995555553982" table:display="true" table:show-details="true"/>
                <table:data-pilot-member table:name="1.82055200162141" table:display="true" table:show-details="true"/>
                <table:data-pilot-member table:name="1.88491215165333" table:display="true" table:show-details="true"/>
                <table:data-pilot-member table:name="2.31832687910012" table:display="true" table:show-details="true"/>
                <table:data-pilot-member table:name="2.48351508709021" table:display="true" table:show-details="true"/>
                <table:data-pilot-member table:name="2.48683644926418" table:display="true" table:show-details="true"/>
                <table:data-pilot-member table:name="2.91351997818223" table:display="true" table:show-details="true"/>
                <table:data-pilot-member table:name="2.92401685037784" table:display="true" table:show-details="true"/>
                <table:data-pilot-member table:name="3.23483781422387" table:display="true" table:show-details="true"/>
                <table:data-pilot-member table:name="3.45722874088996" table:display="true" table:show-details="true"/>
                <table:data-pilot-member table:name="5.52493335343398" table:display="true" table:show-details="true"/>
                <table:data-pilot-member table:name="6.68184265501506" table:display="true" table:show-details="true"/>
                <table:data-pilot-member table:name="39.02281007101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untime" table:orientation="row" table:used-hierarchy="0" table:function="auto">
            <table:data-pilot-level table:show-empty="false" calcext:repeat-item-labels="false">
              <table:data-pilot-members>
                <table:data-pilot-member table:name="2.58158333333333" table:display="true" table:show-details="true"/>
                <table:data-pilot-member table:name="2.60535" table:display="true" table:show-details="true"/>
                <table:data-pilot-member table:name="2.61436666666667" table:display="true" table:show-details="true"/>
                <table:data-pilot-member table:name="2.66483333333333" table:display="true" table:show-details="true"/>
                <table:data-pilot-member table:name="2.66671666666667" table:display="true" table:show-details="true"/>
                <table:data-pilot-member table:name="2.66796666666667" table:display="true" table:show-details="true"/>
                <table:data-pilot-member table:name="2.67013333333333" table:display="true" table:show-details="true"/>
                <table:data-pilot-member table:name="2.6719" table:display="true" table:show-details="true"/>
                <table:data-pilot-member table:name="2.67593333333333" table:display="true" table:show-details="true"/>
                <table:data-pilot-member table:name="2.67715" table:display="true" table:show-details="true"/>
                <table:data-pilot-member table:name="2.67803333333333" table:display="true" table:show-details="true"/>
                <table:data-pilot-member table:name="2.6795" table:display="true" table:show-details="true"/>
                <table:data-pilot-member table:name="2.68101666666667" table:display="true" table:show-details="true"/>
                <table:data-pilot-member table:name="2.68125" table:display="true" table:show-details="true"/>
                <table:data-pilot-member table:name="2.68378333333333" table:display="true" table:show-details="true"/>
                <table:data-pilot-member table:name="2.68466666666667" table:display="true" table:show-details="true"/>
                <table:data-pilot-member table:name="2.68556666666667" table:display="true" table:show-details="true"/>
                <table:data-pilot-member table:name="2.68608333333333" table:display="true" table:show-details="true"/>
                <table:data-pilot-member table:name="2.68708333333333" table:display="true" table:show-details="true"/>
                <table:data-pilot-member table:name="2.68751666666667" table:display="true" table:show-details="true"/>
                <table:data-pilot-member table:name="2.68891666666667" table:display="true" table:show-details="true"/>
                <table:data-pilot-member table:name="2.68946666666667" table:display="true" table:show-details="true"/>
                <table:data-pilot-member table:name="2.68965" table:display="true" table:show-details="true"/>
                <table:data-pilot-member table:name="2.6928" table:display="true" table:show-details="true"/>
                <table:data-pilot-member table:name="2.69328333333333" table:display="true" table:show-details="true"/>
                <table:data-pilot-member table:name="2.69373333333333" table:display="true" table:show-details="true"/>
                <table:data-pilot-member table:name="2.69501666666667" table:display="true" table:show-details="true"/>
                <table:data-pilot-member table:name="2.69593333333333" table:display="true" table:show-details="true"/>
                <table:data-pilot-member table:name="2.69728333333333" table:display="true" table:show-details="true"/>
                <table:data-pilot-member table:name="2.6979" table:display="true" table:show-details="true"/>
                <table:data-pilot-member table:name="2.69823333333333" table:display="true" table:show-details="true"/>
                <table:data-pilot-member table:name="2.69878333333333" table:display="true" table:show-details="true"/>
                <table:data-pilot-member table:name="2.70153333333333" table:display="true" table:show-details="true"/>
                <table:data-pilot-member table:name="2.70165" table:display="true" table:show-details="true"/>
                <table:data-pilot-member table:name="2.70171666666667" table:display="true" table:show-details="true"/>
                <table:data-pilot-member table:name="2.70281666666667" table:display="true" table:show-details="true"/>
                <table:data-pilot-member table:name="2.70286666666667" table:display="true" table:show-details="true"/>
                <table:data-pilot-member table:name="2.70518333333333" table:display="true" table:show-details="true"/>
                <table:data-pilot-member table:name="2.70926666666667" table:display="true" table:show-details="true"/>
                <table:data-pilot-member table:name="2.70968333333333" table:display="true" table:show-details="true"/>
                <table:data-pilot-member table:name="2.71216666666667" table:display="true" table:show-details="true"/>
                <table:data-pilot-member table:name="2.71238333333333" table:display="true" table:show-details="true"/>
                <table:data-pilot-member table:name="2.71265" table:display="true" table:show-details="true"/>
                <table:data-pilot-member table:name="2.7139" table:display="true" table:show-details="true"/>
                <table:data-pilot-member table:name="2.71475" table:display="true" table:show-details="true"/>
                <table:data-pilot-member table:name="2.71506666666667" table:display="true" table:show-details="true"/>
                <table:data-pilot-member table:name="2.7156" table:display="true" table:show-details="true"/>
                <table:data-pilot-member table:name="2.71855" table:display="true" table:show-details="true"/>
                <table:data-pilot-member table:name="2.71898333333333" table:display="true" table:show-details="true"/>
                <table:data-pilot-member table:name="2.71926666666667" table:display="true" table:show-details="true"/>
                <table:data-pilot-member table:name="2.71946666666667" table:display="true" table:show-details="true"/>
                <table:data-pilot-member table:name="2.72091666666667" table:display="true" table:show-details="true"/>
                <table:data-pilot-member table:name="2.72203333333333" table:display="true" table:show-details="true"/>
                <table:data-pilot-member table:name="2.72268333333333" table:display="true" table:show-details="true"/>
                <table:data-pilot-member table:name="2.72293333333333" table:display="true" table:show-details="true"/>
                <table:data-pilot-member table:name="2.72298333333333" table:display="true" table:show-details="true"/>
                <table:data-pilot-member table:name="2.72303333333333" table:display="true" table:show-details="true"/>
                <table:data-pilot-member table:name="2.72526666666667" table:display="true" table:show-details="true"/>
                <table:data-pilot-member table:name="2.7258" table:display="true" table:show-details="true"/>
                <table:data-pilot-member table:name="2.72595" table:display="true" table:show-details="true"/>
                <table:data-pilot-member table:name="2.72666666666667" table:display="true" table:show-details="true"/>
                <table:data-pilot-member table:name="2.72753333333333" table:display="true" table:show-details="true"/>
                <table:data-pilot-member table:name="2.72806666666667" table:display="true" table:show-details="true"/>
                <table:data-pilot-member table:name="2.73048333333333" table:display="true" table:show-details="true"/>
                <table:data-pilot-member table:name="2.7306" table:display="true" table:show-details="true"/>
                <table:data-pilot-member table:name="2.73063333333333" table:display="true" table:show-details="true"/>
                <table:data-pilot-member table:name="2.73161666666667" table:display="true" table:show-details="true"/>
                <table:data-pilot-member table:name="2.73195" table:display="true" table:show-details="true"/>
                <table:data-pilot-member table:name="2.73238333333333" table:display="true" table:show-details="true"/>
                <table:data-pilot-member table:name="2.73348333333333" table:display="true" table:show-details="true"/>
                <table:data-pilot-member table:name="2.73421666666667" table:display="true" table:show-details="true"/>
                <table:data-pilot-member table:name="2.7359" table:display="true" table:show-details="true"/>
                <table:data-pilot-member table:name="2.73648333333333" table:display="true" table:show-details="true"/>
                <table:data-pilot-member table:name="2.73915" table:display="true" table:show-details="true"/>
                <table:data-pilot-member table:name="2.73963333333333" table:display="true" table:show-details="true"/>
                <table:data-pilot-member table:name="2.73971666666667" table:display="true" table:show-details="true"/>
                <table:data-pilot-member table:name="2.74031666666667" table:display="true" table:show-details="true"/>
                <table:data-pilot-member table:name="2.74116666666667" table:display="true" table:show-details="true"/>
                <table:data-pilot-member table:name="2.74136666666667" table:display="true" table:show-details="true"/>
                <table:data-pilot-member table:name="2.74275" table:display="true" table:show-details="true"/>
                <table:data-pilot-member table:name="2.74521666666667" table:display="true" table:show-details="true"/>
                <table:data-pilot-member table:name="2.74526666666667" table:display="true" table:show-details="true"/>
                <table:data-pilot-member table:name="2.74543333333333" table:display="true" table:show-details="true"/>
                <table:data-pilot-member table:name="2.74963333333333" table:display="true" table:show-details="true"/>
                <table:data-pilot-member table:name="2.75076666666667" table:display="true" table:show-details="true"/>
                <table:data-pilot-member table:name="2.75188333333333" table:display="true" table:show-details="true"/>
                <table:data-pilot-member table:name="2.7524" table:display="true" table:show-details="true"/>
                <table:data-pilot-member table:name="2.75283333333333" table:display="true" table:show-details="true"/>
                <table:data-pilot-member table:name="2.75311666666667" table:display="true" table:show-details="true"/>
                <table:data-pilot-member table:name="2.75406666666667" table:display="true" table:show-details="true"/>
                <table:data-pilot-member table:name="2.75438333333333" table:display="true" table:show-details="true"/>
                <table:data-pilot-member table:name="2.75558333333333" table:display="true" table:show-details="true"/>
                <table:data-pilot-member table:name="2.7563" table:display="true" table:show-details="true"/>
                <table:data-pilot-member table:name="2.75675" table:display="true" table:show-details="true"/>
                <table:data-pilot-member table:name="2.75688333333333" table:display="true" table:show-details="true"/>
                <table:data-pilot-member table:name="2.75733333333333" table:display="true" table:show-details="true"/>
                <table:data-pilot-member table:name="2.75793333333333" table:display="true" table:show-details="true"/>
                <table:data-pilot-member table:name="2.7603" table:display="true" table:show-details="true"/>
                <table:data-pilot-member table:name="2.76423333333333" table:display="true" table:show-details="true"/>
                <table:data-pilot-member table:name="2.76571666666667" table:display="true" table:show-details="true"/>
                <table:data-pilot-member table:name="2.76591666666667" table:display="true" table:show-details="true"/>
                <table:data-pilot-member table:name="2.76623333333333" table:display="true" table:show-details="true"/>
                <table:data-pilot-member table:name="2.76628333333333" table:display="true" table:show-details="true"/>
                <table:data-pilot-member table:name="2.76653333333333" table:display="true" table:show-details="true"/>
                <table:data-pilot-member table:name="2.76713333333333" table:display="true" table:show-details="true"/>
                <table:data-pilot-member table:name="2.76798333333333" table:display="true" table:show-details="true"/>
                <table:data-pilot-member table:name="2.76936666666667" table:display="true" table:show-details="true"/>
                <table:data-pilot-member table:name="2.76941666666667" table:display="true" table:show-details="true"/>
                <table:data-pilot-member table:name="2.76953333333333" table:display="true" table:show-details="true"/>
                <table:data-pilot-member table:name="2.77113333333333" table:display="true" table:show-details="true"/>
                <table:data-pilot-member table:name="2.77116666666667" table:display="true" table:show-details="true"/>
                <table:data-pilot-member table:name="2.7717" table:display="true" table:show-details="true"/>
                <table:data-pilot-member table:name="2.77223333333333" table:display="true" table:show-details="true"/>
                <table:data-pilot-member table:name="2.77226666666667" table:display="true" table:show-details="true"/>
                <table:data-pilot-member table:name="2.77296666666667" table:display="true" table:show-details="true"/>
                <table:data-pilot-member table:name="2.77305" table:display="true" table:show-details="true"/>
                <table:data-pilot-member table:name="2.77326666666667" table:display="true" table:show-details="true"/>
                <table:data-pilot-member table:name="2.77408333333333" table:display="true" table:show-details="true"/>
                <table:data-pilot-member table:name="2.77511666666667" table:display="true" table:show-details="true"/>
                <table:data-pilot-member table:name="2.77525" table:display="true" table:show-details="true"/>
                <table:data-pilot-member table:name="2.77595" table:display="true" table:show-details="true"/>
                <table:data-pilot-member table:name="2.77708333333333" table:display="true" table:show-details="true"/>
                <table:data-pilot-member table:name="2.77788333333333" table:display="true" table:show-details="true"/>
                <table:data-pilot-member table:name="2.77796666666667" table:display="true" table:show-details="true"/>
                <table:data-pilot-member table:name="2.77885" table:display="true" table:show-details="true"/>
                <table:data-pilot-member table:name="2.77963333333333" table:display="true" table:show-details="true"/>
                <table:data-pilot-member table:name="2.77965" table:display="true" table:show-details="true"/>
                <table:data-pilot-member table:name="2.78015" table:display="true" table:show-details="true"/>
                <table:data-pilot-member table:name="2.78085" table:display="true" table:show-details="true"/>
                <table:data-pilot-member table:name="2.78141666666667" table:display="true" table:show-details="true"/>
                <table:data-pilot-member table:name="2.78391666666667" table:display="true" table:show-details="true"/>
                <table:data-pilot-member table:name="2.78395" table:display="true" table:show-details="true"/>
                <table:data-pilot-member table:name="2.78438333333333" table:display="true" table:show-details="true"/>
                <table:data-pilot-member table:name="2.7846" table:display="true" table:show-details="true"/>
                <table:data-pilot-member table:name="2.78468333333333" table:display="true" table:show-details="true"/>
                <table:data-pilot-member table:name="2.7855" table:display="true" table:show-details="true"/>
                <table:data-pilot-member table:name="2.7863" table:display="true" table:show-details="true"/>
                <table:data-pilot-member table:name="2.78776666666667" table:display="true" table:show-details="true"/>
                <table:data-pilot-member table:name="2.7883" table:display="true" table:show-details="true"/>
                <table:data-pilot-member table:name="2.78863333333333" table:display="true" table:show-details="true"/>
                <table:data-pilot-member table:name="2.78931666666667" table:display="true" table:show-details="true"/>
                <table:data-pilot-member table:name="2.78933333333333" table:display="true" table:show-details="true"/>
                <table:data-pilot-member table:name="2.79058333333333" table:display="true" table:show-details="true"/>
                <table:data-pilot-member table:name="2.79093333333333" table:display="true" table:show-details="true"/>
                <table:data-pilot-member table:name="2.79206666666667" table:display="true" table:show-details="true"/>
                <table:data-pilot-member table:name="2.79216666666667" table:display="true" table:show-details="true"/>
                <table:data-pilot-member table:name="2.79231666666667" table:display="true" table:show-details="true"/>
                <table:data-pilot-member table:name="2.79315" table:display="true" table:show-details="true"/>
                <table:data-pilot-member table:name="2.79351666666667" table:display="true" table:show-details="true"/>
                <table:data-pilot-member table:name="2.79391666666667" table:display="true" table:show-details="true"/>
                <table:data-pilot-member table:name="2.7947" table:display="true" table:show-details="true"/>
                <table:data-pilot-member table:name="2.79676666666667" table:display="true" table:show-details="true"/>
                <table:data-pilot-member table:name="2.7977" table:display="true" table:show-details="true"/>
                <table:data-pilot-member table:name="2.79863333333333" table:display="true" table:show-details="true"/>
                <table:data-pilot-member table:name="2.79886666666667" table:display="true" table:show-details="true"/>
                <table:data-pilot-member table:name="2.7992" table:display="true" table:show-details="true"/>
                <table:data-pilot-member table:name="2.80186666666667" table:display="true" table:show-details="true"/>
                <table:data-pilot-member table:name="2.80201666666667" table:display="true" table:show-details="true"/>
                <table:data-pilot-member table:name="2.80256666666667" table:display="true" table:show-details="true"/>
                <table:data-pilot-member table:name="2.80325" table:display="true" table:show-details="true"/>
                <table:data-pilot-member table:name="2.80391666666667" table:display="true" table:show-details="true"/>
                <table:data-pilot-member table:name="2.80466666666667" table:display="true" table:show-details="true"/>
                <table:data-pilot-member table:name="2.80478333333333" table:display="true" table:show-details="true"/>
                <table:data-pilot-member table:name="2.80485" table:display="true" table:show-details="true"/>
                <table:data-pilot-member table:name="2.80565" table:display="true" table:show-details="true"/>
                <table:data-pilot-member table:name="2.80578333333333" table:display="true" table:show-details="true"/>
                <table:data-pilot-member table:name="2.8073" table:display="true" table:show-details="true"/>
                <table:data-pilot-member table:name="2.80743333333333" table:display="true" table:show-details="true"/>
                <table:data-pilot-member table:name="2.80775" table:display="true" table:show-details="true"/>
                <table:data-pilot-member table:name="2.80793333333333" table:display="true" table:show-details="true"/>
                <table:data-pilot-member table:name="2.80835" table:display="true" table:show-details="true"/>
                <table:data-pilot-member table:name="2.80843333333333" table:display="true" table:show-details="true"/>
                <table:data-pilot-member table:name="2.8085" table:display="true" table:show-details="true"/>
                <table:data-pilot-member table:name="2.80866666666667" table:display="true" table:show-details="true"/>
                <table:data-pilot-member table:name="2.80875" table:display="true" table:show-details="true"/>
                <table:data-pilot-member table:name="2.8091" table:display="true" table:show-details="true"/>
                <table:data-pilot-member table:name="2.8094" table:display="true" table:show-details="true"/>
                <table:data-pilot-member table:name="2.80946666666667" table:display="true" table:show-details="true"/>
                <table:data-pilot-member table:name="2.80953333333333" table:display="true" table:show-details="true"/>
                <table:data-pilot-member table:name="2.80986666666667" table:display="true" table:show-details="true"/>
                <table:data-pilot-member table:name="2.81016666666667" table:display="true" table:show-details="true"/>
                <table:data-pilot-member table:name="2.81033333333333" table:display="true" table:show-details="true"/>
                <table:data-pilot-member table:name="2.8107" table:display="true" table:show-details="true"/>
                <table:data-pilot-member table:name="2.81085" table:display="true" table:show-details="true"/>
                <table:data-pilot-member table:name="2.8113" table:display="true" table:show-details="true"/>
                <table:data-pilot-member table:name="2.81131666666667" table:display="true" table:show-details="true"/>
                <table:data-pilot-member table:name="2.81151666666667" table:display="true" table:show-details="true"/>
                <table:data-pilot-member table:name="2.81195" table:display="true" table:show-details="true"/>
                <table:data-pilot-member table:name="2.81218333333333" table:display="true" table:show-details="true"/>
                <table:data-pilot-member table:name="2.81226666666667" table:display="true" table:show-details="true"/>
                <table:data-pilot-member table:name="2.81263333333333" table:display="true" table:show-details="true"/>
                <table:data-pilot-member table:name="2.81286666666667" table:display="true" table:show-details="true"/>
                <table:data-pilot-member table:name="2.81373333333333" table:display="true" table:show-details="true"/>
                <table:data-pilot-member table:name="2.81381666666667" table:display="true" table:show-details="true"/>
                <table:data-pilot-member table:name="2.8141" table:display="true" table:show-details="true"/>
                <table:data-pilot-member table:name="2.8151" table:display="true" table:show-details="true"/>
                <table:data-pilot-member table:name="2.81518333333333" table:display="true" table:show-details="true"/>
                <table:data-pilot-member table:name="2.81583333333333" table:display="true" table:show-details="true"/>
                <table:data-pilot-member table:name="2.81586666666667" table:display="true" table:show-details="true"/>
                <table:data-pilot-member table:name="2.81655" table:display="true" table:show-details="true"/>
                <table:data-pilot-member table:name="2.81698333333333" table:display="true" table:show-details="true"/>
                <table:data-pilot-member table:name="2.8175" table:display="true" table:show-details="true"/>
                <table:data-pilot-member table:name="2.8177" table:display="true" table:show-details="true"/>
                <table:data-pilot-member table:name="2.81813333333333" table:display="true" table:show-details="true"/>
                <table:data-pilot-member table:name="2.81841666666667" table:display="true" table:show-details="true"/>
                <table:data-pilot-member table:name="2.81846666666667" table:display="true" table:show-details="true"/>
                <table:data-pilot-member table:name="2.81906666666667" table:display="true" table:show-details="true"/>
                <table:data-pilot-member table:name="2.81923333333333" table:display="true" table:show-details="true"/>
                <table:data-pilot-member table:name="2.81971666666667" table:display="true" table:show-details="true"/>
                <table:data-pilot-member table:name="2.82061666666667" table:display="true" table:show-details="true"/>
                <table:data-pilot-member table:name="2.82063333333333" table:display="true" table:show-details="true"/>
                <table:data-pilot-member table:name="2.82093333333333" table:display="true" table:show-details="true"/>
                <table:data-pilot-member table:name="2.82126666666667" table:display="true" table:show-details="true"/>
                <table:data-pilot-member table:name="2.82155" table:display="true" table:show-details="true"/>
                <table:data-pilot-member table:name="2.8217" table:display="true" table:show-details="true"/>
                <table:data-pilot-member table:name="2.82246666666667" table:display="true" table:show-details="true"/>
                <table:data-pilot-member table:name="2.82345" table:display="true" table:show-details="true"/>
                <table:data-pilot-member table:name="2.82421666666667" table:display="true" table:show-details="true"/>
                <table:data-pilot-member table:name="2.82438333333333" table:display="true" table:show-details="true"/>
                <table:data-pilot-member table:name="2.82511666666667" table:display="true" table:show-details="true"/>
                <table:data-pilot-member table:name="2.82556666666667" table:display="true" table:show-details="true"/>
                <table:data-pilot-member table:name="2.8265" table:display="true" table:show-details="true"/>
                <table:data-pilot-member table:name="2.82658333333333" table:display="true" table:show-details="true"/>
                <table:data-pilot-member table:name="2.82678333333333" table:display="true" table:show-details="true"/>
                <table:data-pilot-member table:name="2.8282" table:display="true" table:show-details="true"/>
                <table:data-pilot-member table:name="2.82858333333333" table:display="true" table:show-details="true"/>
                <table:data-pilot-member table:name="2.829" table:display="true" table:show-details="true"/>
                <table:data-pilot-member table:name="2.82923333333333" table:display="true" table:show-details="true"/>
                <table:data-pilot-member table:name="2.82931666666667" table:display="true" table:show-details="true"/>
                <table:data-pilot-member table:name="2.82995" table:display="true" table:show-details="true"/>
                <table:data-pilot-member table:name="2.83161666666667" table:display="true" table:show-details="true"/>
                <table:data-pilot-member table:name="2.83305" table:display="true" table:show-details="true"/>
                <table:data-pilot-member table:name="2.83353333333333" table:display="true" table:show-details="true"/>
                <table:data-pilot-member table:name="2.83355" table:display="true" table:show-details="true"/>
                <table:data-pilot-member table:name="2.83398333333333" table:display="true" table:show-details="true"/>
                <table:data-pilot-member table:name="2.8371" table:display="true" table:show-details="true"/>
                <table:data-pilot-member table:name="2.8377" table:display="true" table:show-details="true"/>
                <table:data-pilot-member table:name="2.8398" table:display="true" table:show-details="true"/>
                <table:data-pilot-member table:name="2.84011666666667" table:display="true" table:show-details="true"/>
                <table:data-pilot-member table:name="2.84363333333333" table:display="true" table:show-details="true"/>
                <table:data-pilot-member table:name="2.84391666666667" table:display="true" table:show-details="true"/>
                <table:data-pilot-member table:name="2.84421666666667" table:display="true" table:show-details="true"/>
                <table:data-pilot-member table:name="2.84525" table:display="true" table:show-details="true"/>
                <table:data-pilot-member table:name="2.84691666666667" table:display="true" table:show-details="true"/>
                <table:data-pilot-member table:name="2.85066666666667" table:display="true" table:show-details="true"/>
                <table:data-pilot-member table:name="2.85108333333333" table:display="true" table:show-details="true"/>
                <table:data-pilot-member table:name="2.85245" table:display="true" table:show-details="true"/>
                <table:data-pilot-member table:name="2.85343333333333" table:display="true" table:show-details="true"/>
                <table:data-pilot-member table:name="2.85358333333333" table:display="true" table:show-details="true"/>
                <table:data-pilot-member table:name="2.8536" table:display="true" table:show-details="true"/>
                <table:data-pilot-member table:name="2.85471666666667" table:display="true" table:show-details="true"/>
                <table:data-pilot-member table:name="2.85481666666667" table:display="true" table:show-details="true"/>
                <table:data-pilot-member table:name="2.85551666666667" table:display="true" table:show-details="true"/>
                <table:data-pilot-member table:name="2.8568" table:display="true" table:show-details="true"/>
                <table:data-pilot-member table:name="2.85741666666667" table:display="true" table:show-details="true"/>
                <table:data-pilot-member table:name="2.85766666666667" table:display="true" table:show-details="true"/>
                <table:data-pilot-member table:name="2.85908333333333" table:display="true" table:show-details="true"/>
                <table:data-pilot-member table:name="2.85913333333333" table:display="true" table:show-details="true"/>
                <table:data-pilot-member table:name="2.85968333333333" table:display="true" table:show-details="true"/>
                <table:data-pilot-member table:name="2.86016666666667" table:display="true" table:show-details="true"/>
                <table:data-pilot-member table:name="2.86111666666667" table:display="true" table:show-details="true"/>
                <table:data-pilot-member table:name="2.86163333333333" table:display="true" table:show-details="true"/>
                <table:data-pilot-member table:name="2.86221666666667" table:display="true" table:show-details="true"/>
                <table:data-pilot-member table:name="2.86376666666667" table:display="true" table:show-details="true"/>
                <table:data-pilot-member table:name="2.86495" table:display="true" table:show-details="true"/>
                <table:data-pilot-member table:name="2.86636666666667" table:display="true" table:show-details="true"/>
                <table:data-pilot-member table:name="2.86671666666667" table:display="true" table:show-details="true"/>
                <table:data-pilot-member table:name="2.86683333333333" table:display="true" table:show-details="true"/>
                <table:data-pilot-member table:name="2.86796666666667" table:display="true" table:show-details="true"/>
                <table:data-pilot-member table:name="2.86953333333333" table:display="true" table:show-details="true"/>
                <table:data-pilot-member table:name="2.86968333333333" table:display="true" table:show-details="true"/>
                <table:data-pilot-member table:name="2.87138333333333" table:display="true" table:show-details="true"/>
                <table:data-pilot-member table:name="2.87336666666667" table:display="true" table:show-details="true"/>
                <table:data-pilot-member table:name="2.87485" table:display="true" table:show-details="true"/>
                <table:data-pilot-member table:name="2.8782" table:display="true" table:show-details="true"/>
                <table:data-pilot-member table:name="2.88008333333333" table:display="true" table:show-details="true"/>
                <table:data-pilot-member table:name="2.88046666666667" table:display="true" table:show-details="true"/>
                <table:data-pilot-member table:name="2.88106666666667" table:display="true" table:show-details="true"/>
                <table:data-pilot-member table:name="2.88213333333333" table:display="true" table:show-details="true"/>
                <table:data-pilot-member table:name="2.88251666666667" table:display="true" table:show-details="true"/>
                <table:data-pilot-member table:name="2.88303333333333" table:display="true" table:show-details="true"/>
                <table:data-pilot-member table:name="2.88641666666667" table:display="true" table:show-details="true"/>
                <table:data-pilot-member table:name="2.88715" table:display="true" table:show-details="true"/>
                <table:data-pilot-member table:name="2.88831666666667" table:display="true" table:show-details="true"/>
                <table:data-pilot-member table:name="2.89038333333333" table:display="true" table:show-details="true"/>
                <table:data-pilot-member table:name="2.8904" table:display="true" table:show-details="true"/>
                <table:data-pilot-member table:name="2.89146666666667" table:display="true" table:show-details="true"/>
                <table:data-pilot-member table:name="2.89148333333333" table:display="true" table:show-details="true"/>
                <table:data-pilot-member table:name="2.89155" table:display="true" table:show-details="true"/>
                <table:data-pilot-member table:name="2.89273333333333" table:display="true" table:show-details="true"/>
                <table:data-pilot-member table:name="2.8946" table:display="true" table:show-details="true"/>
                <table:data-pilot-member table:name="2.89508333333333" table:display="true" table:show-details="true"/>
                <table:data-pilot-member table:name="2.89613333333333" table:display="true" table:show-details="true"/>
                <table:data-pilot-member table:name="2.898" table:display="true" table:show-details="true"/>
                <table:data-pilot-member table:name="2.89845" table:display="true" table:show-details="true"/>
                <table:data-pilot-member table:name="2.90088333333333" table:display="true" table:show-details="true"/>
                <table:data-pilot-member table:name="2.90411666666667" table:display="true" table:show-details="true"/>
                <table:data-pilot-member table:name="2.9051" table:display="true" table:show-details="true"/>
                <table:data-pilot-member table:name="2.90516666666667" table:display="true" table:show-details="true"/>
                <table:data-pilot-member table:name="2.90645" table:display="true" table:show-details="true"/>
                <table:data-pilot-member table:name="2.90663333333333" table:display="true" table:show-details="true"/>
                <table:data-pilot-member table:name="2.90718333333333" table:display="true" table:show-details="true"/>
                <table:data-pilot-member table:name="2.91173333333333" table:display="true" table:show-details="true"/>
                <table:data-pilot-member table:name="2.913" table:display="true" table:show-details="true"/>
                <table:data-pilot-member table:name="2.91301666666667" table:display="true" table:show-details="true"/>
                <table:data-pilot-member table:name="2.91391666666667" table:display="true" table:show-details="true"/>
                <table:data-pilot-member table:name="2.91493333333333" table:display="true" table:show-details="true"/>
                <table:data-pilot-member table:name="2.91516666666667" table:display="true" table:show-details="true"/>
                <table:data-pilot-member table:name="2.91566666666667" table:display="true" table:show-details="true"/>
                <table:data-pilot-member table:name="2.91613333333333" table:display="true" table:show-details="true"/>
                <table:data-pilot-member table:name="2.9165" table:display="true" table:show-details="true"/>
                <table:data-pilot-member table:name="2.91755" table:display="true" table:show-details="true"/>
                <table:data-pilot-member table:name="2.9179" table:display="true" table:show-details="true"/>
                <table:data-pilot-member table:name="2.92061666666667" table:display="true" table:show-details="true"/>
                <table:data-pilot-member table:name="2.9225" table:display="true" table:show-details="true"/>
                <table:data-pilot-member table:name="2.92601666666667" table:display="true" table:show-details="true"/>
                <table:data-pilot-member table:name="2.92621666666667" table:display="true" table:show-details="true"/>
                <table:data-pilot-member table:name="2.92648333333333" table:display="true" table:show-details="true"/>
                <table:data-pilot-member table:name="2.92856666666667" table:display="true" table:show-details="true"/>
                <table:data-pilot-member table:name="2.93121666666667" table:display="true" table:show-details="true"/>
                <table:data-pilot-member table:name="2.93343333333333" table:display="true" table:show-details="true"/>
                <table:data-pilot-member table:name="2.93788333333333" table:display="true" table:show-details="true"/>
                <table:data-pilot-member table:name="2.9401" table:display="true" table:show-details="true"/>
                <table:data-pilot-member table:name="2.9422" table:display="true" table:show-details="true"/>
                <table:data-pilot-member table:name="2.94368333333333" table:display="true" table:show-details="true"/>
                <table:data-pilot-member table:name="2.94596666666667" table:display="true" table:show-details="true"/>
                <table:data-pilot-member table:name="2.94686666666667" table:display="true" table:show-details="true"/>
                <table:data-pilot-member table:name="2.94958333333333" table:display="true" table:show-details="true"/>
                <table:data-pilot-member table:name="2.95813333333333" table:display="true" table:show-details="true"/>
                <table:data-pilot-member table:name="2.96103333333333" table:display="true" table:show-details="true"/>
                <table:data-pilot-member table:name="2.96628333333333" table:display="true" table:show-details="true"/>
                <table:data-pilot-member table:name="2.97401666666667" table:display="true" table:show-details="true"/>
                <table:data-pilot-member table:name="2.97466666666667" table:display="true" table:show-details="true"/>
                <table:data-pilot-member table:name="2.97783333333333" table:display="true" table:show-details="true"/>
                <table:data-pilot-member table:name="2.98013333333333" table:display="true" table:show-details="true"/>
                <table:data-pilot-member table:name="2.98053333333333" table:display="true" table:show-details="true"/>
                <table:data-pilot-member table:name="2.98338333333333" table:display="true" table:show-details="true"/>
                <table:data-pilot-member table:name="2.98363333333333" table:display="true" table:show-details="true"/>
                <table:data-pilot-member table:name="2.98381666666667" table:display="true" table:show-details="true"/>
                <table:data-pilot-member table:name="2.99691666666667" table:display="true" table:show-details="true"/>
                <table:data-pilot-member table:name="2.99695" table:display="true" table:show-details="true"/>
                <table:data-pilot-member table:name="2.99913333333333" table:display="true" table:show-details="true"/>
                <table:data-pilot-member table:name="3.00105" table:display="true" table:show-details="true"/>
                <table:data-pilot-member table:name="3.0016" table:display="true" table:show-details="true"/>
                <table:data-pilot-member table:name="3.0227" table:display="true" table:show-details="true"/>
                <table:data-pilot-member table:name="3.02813333333333" table:display="true" table:show-details="true"/>
                <table:data-pilot-member table:name="3.03553333333333" table:display="true" table:show-details="true"/>
                <table:data-pilot-member table:name="3.05491666666667" table:display="true" table:show-details="true"/>
                <table:data-pilot-member table:name="3.07811666666667" table:display="true" table:show-details="true"/>
                <table:data-pilot-member table:name="3.10278333333333" table:display="true" table:show-details="true"/>
                <table:data-pilot-member table:name="3.10338333333333" table:display="true" table:show-details="true"/>
                <table:data-pilot-member table:name="3.11496666666667" table:display="true" table:show-details="true"/>
                <table:data-pilot-member table:name="3.33861666666667" table:display="true" table:show-details="true"/>
                <table:data-pilot-member table:name="3.36511666666667" table:display="true" table:show-details="true"/>
                <table:data-pilot-member table:name="3.49971666666667" table:display="true" table:show-details="true"/>
                <table:data-pilot-member table:name="3.53751666666667" table:display="true" table:show-details="true"/>
                <table:data-pilot-member table:name="3.73473333333333" table:display="true" table:show-details="true"/>
                <table:data-pilot-member table:name="4.17973333333333" table:display="true" table:show-details="true"/>
                <table:data-pilot-member table:name="4.20461666666667" table:display="true" table:show-details="true"/>
                <table:data-pilot-member table:name="4.24975" table:display="true" table:show-details="true"/>
                <table:data-pilot-member table:name="4.90206666666667" table:display="true" table:show-details="true"/>
                <table:data-pilot-member table:name="5.50113333333333" table:display="true" table:show-details="true"/>
                <table:data-pilot-member table:name="5.7348" table:display="true" table:show-details="true"/>
                <table:data-pilot-member table:name="6.41328333333333" table:display="true" table:show-details="true"/>
                <table:data-pilot-member table:name="7.27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gLL" table:orientation="row" table:used-hierarchy="0" table:function="auto">
            <table:data-pilot-level table:show-empty="false" calcext:repeat-item-labels="false">
              <table:data-pilot-members>
                <table:data-pilot-member table:name="-129.210635954519" table:display="true" table:show-details="true"/>
                <table:data-pilot-member table:name="-116.048884445386" table:display="true" table:show-details="true"/>
                <table:data-pilot-member table:name="-74.2147620954552" table:display="true" table:show-details="true"/>
                <table:data-pilot-member table:name="-72.754816116348" table:display="true" table:show-details="true"/>
                <table:data-pilot-member table:name="-69.3962195622022" table:display="true" table:show-details="true"/>
                <table:data-pilot-member table:name="-68.7292530538681" table:display="true" table:show-details="true"/>
                <table:data-pilot-member table:name="-68.686800377121" table:display="true" table:show-details="true"/>
                <table:data-pilot-member table:name="-60.6165766945821" table:display="true" table:show-details="true"/>
                <table:data-pilot-member table:name="-53.0191073920082" table:display="true" table:show-details="true"/>
                <table:data-pilot-member table:name="-52.8425227816203" table:display="true" table:show-details="true"/>
                <table:data-pilot-member table:name="-45.9560184162874" table:display="true" table:show-details="true"/>
                <table:data-pilot-member table:name="-45.7446479190664" table:display="true" table:show-details="true"/>
                <table:data-pilot-member table:name="-45.6855544895907" table:display="true" table:show-details="true"/>
                <table:data-pilot-member table:name="-45.6373442837688" table:display="true" table:show-details="true"/>
                <table:data-pilot-member table:name="-44.9831949415713" table:display="true" table:show-details="true"/>
                <table:data-pilot-member table:name="-43.9271268121107" table:display="true" table:show-details="true"/>
                <table:data-pilot-member table:name="-42.816190327183" table:display="true" table:show-details="true"/>
                <table:data-pilot-member table:name="-42.3261573814769" table:display="true" table:show-details="true"/>
                <table:data-pilot-member table:name="-42.3230947437343" table:display="true" table:show-details="true"/>
                <table:data-pilot-member table:name="-41.904045758469" table:display="true" table:show-details="true"/>
                <table:data-pilot-member table:name="-40.9153604437797" table:display="true" table:show-details="true"/>
                <table:data-pilot-member table:name="-40.6037218855696" table:display="true" table:show-details="true"/>
                <table:data-pilot-member table:name="-39.6825942126142" table:display="true" table:show-details="true"/>
                <table:data-pilot-member table:name="-38.1102220273262" table:display="true" table:show-details="true"/>
                <table:data-pilot-member table:name="-37.793970386091" table:display="true" table:show-details="true"/>
                <table:data-pilot-member table:name="-33.2220595257331" table:display="true" table:show-details="true"/>
                <table:data-pilot-member table:name="-32.2025892304745" table:display="true" table:show-details="true"/>
                <table:data-pilot-member table:name="-32.0216218222068" table:display="true" table:show-details="true"/>
                <table:data-pilot-member table:name="-29.0553007289402" table:display="true" table:show-details="true"/>
                <table:data-pilot-member table:name="-28.886970939197" table:display="true" table:show-details="true"/>
                <table:data-pilot-member table:name="-28.2677024213196" table:display="true" table:show-details="true"/>
                <table:data-pilot-member table:name="-26.672323518006" table:display="true" table:show-details="true"/>
                <table:data-pilot-member table:name="-25.9987887482746" table:display="true" table:show-details="true"/>
                <table:data-pilot-member table:name="-25.1663456057158" table:display="true" table:show-details="true"/>
                <table:data-pilot-member table:name="-23.9892114629576" table:display="true" table:show-details="true"/>
                <table:data-pilot-member table:name="-23.5390390571572" table:display="true" table:show-details="true"/>
                <table:data-pilot-member table:name="-22.1053940258074" table:display="true" table:show-details="true"/>
                <table:data-pilot-member table:name="-22.0717999825121" table:display="true" table:show-details="true"/>
                <table:data-pilot-member table:name="-19.3685944757362" table:display="true" table:show-details="true"/>
                <table:data-pilot-member table:name="-19.3244742076366" table:display="true" table:show-details="true"/>
                <table:data-pilot-member table:name="-19.1934553205921" table:display="true" table:show-details="true"/>
                <table:data-pilot-member table:name="-19.1346923511266" table:display="true" table:show-details="true"/>
                <table:data-pilot-member table:name="-18.6213637351775" table:display="true" table:show-details="true"/>
                <table:data-pilot-member table:name="-18.5270839797087" table:display="true" table:show-details="true"/>
                <table:data-pilot-member table:name="-17.4608964567459" table:display="true" table:show-details="true"/>
                <table:data-pilot-member table:name="-16.0146704530415" table:display="true" table:show-details="true"/>
                <table:data-pilot-member table:name="-15.703180777778" table:display="true" table:show-details="true"/>
                <table:data-pilot-member table:name="-15.6840327808966" table:display="true" table:show-details="true"/>
                <table:data-pilot-member table:name="-15.0943343939492" table:display="true" table:show-details="true"/>
                <table:data-pilot-member table:name="-14.4026326803594" table:display="true" table:show-details="true"/>
                <table:data-pilot-member table:name="-14.2991200718289" table:display="true" table:show-details="true"/>
                <table:data-pilot-member table:name="-13.9247514250904" table:display="true" table:show-details="true"/>
                <table:data-pilot-member table:name="-13.3957281840681" table:display="true" table:show-details="true"/>
                <table:data-pilot-member table:name="-13.0352532363712" table:display="true" table:show-details="true"/>
                <table:data-pilot-member table:name="-11.2128592262016" table:display="true" table:show-details="true"/>
                <table:data-pilot-member table:name="-10.9420914260237" table:display="true" table:show-details="true"/>
                <table:data-pilot-member table:name="-10.4043846876307" table:display="true" table:show-details="true"/>
                <table:data-pilot-member table:name="-8.62638110901123" table:display="true" table:show-details="true"/>
                <table:data-pilot-member table:name="-8.51791368546294" table:display="true" table:show-details="true"/>
                <table:data-pilot-member table:name="-8.05451503908246" table:display="true" table:show-details="true"/>
                <table:data-pilot-member table:name="-7.88905897451684" table:display="true" table:show-details="true"/>
                <table:data-pilot-member table:name="-7.74750628395618" table:display="true" table:show-details="true"/>
                <table:data-pilot-member table:name="-7.71280932541111" table:display="true" table:show-details="true"/>
                <table:data-pilot-member table:name="-7.67627654935332" table:display="true" table:show-details="true"/>
                <table:data-pilot-member table:name="-7.66170639803317" table:display="true" table:show-details="true"/>
                <table:data-pilot-member table:name="-7.61892736836458" table:display="true" table:show-details="true"/>
                <table:data-pilot-member table:name="-7.50712082781178" table:display="true" table:show-details="true"/>
                <table:data-pilot-member table:name="-7.20327208106944" table:display="true" table:show-details="true"/>
                <table:data-pilot-member table:name="-7.17407597380337" table:display="true" table:show-details="true"/>
                <table:data-pilot-member table:name="-7.14174093316299" table:display="true" table:show-details="true"/>
                <table:data-pilot-member table:name="-6.97669924752443" table:display="true" table:show-details="true"/>
                <table:data-pilot-member table:name="-6.95525443829841" table:display="true" table:show-details="true"/>
                <table:data-pilot-member table:name="-6.94868702478998" table:display="true" table:show-details="true"/>
                <table:data-pilot-member table:name="-6.9035984402232" table:display="true" table:show-details="true"/>
                <table:data-pilot-member table:name="-6.84506960041035" table:display="true" table:show-details="true"/>
                <table:data-pilot-member table:name="-6.82388389053433" table:display="true" table:show-details="true"/>
                <table:data-pilot-member table:name="-6.81204481754855" table:display="true" table:show-details="true"/>
                <table:data-pilot-member table:name="-6.78653934588817" table:display="true" table:show-details="true"/>
                <table:data-pilot-member table:name="-6.77698113717453" table:display="true" table:show-details="true"/>
                <table:data-pilot-member table:name="-6.73647846824519" table:display="true" table:show-details="true"/>
                <table:data-pilot-member table:name="-6.65922529134578" table:display="true" table:show-details="true"/>
                <table:data-pilot-member table:name="-6.52143880425586" table:display="true" table:show-details="true"/>
                <table:data-pilot-member table:name="-6.47216399191332" table:display="true" table:show-details="true"/>
                <table:data-pilot-member table:name="-6.40007128444452" table:display="true" table:show-details="true"/>
                <table:data-pilot-member table:name="-6.26552600855903" table:display="true" table:show-details="true"/>
                <table:data-pilot-member table:name="-6.22959103219443" table:display="true" table:show-details="true"/>
                <table:data-pilot-member table:name="-6.20523630618632" table:display="true" table:show-details="true"/>
                <table:data-pilot-member table:name="-6.12345744195935" table:display="true" table:show-details="true"/>
                <table:data-pilot-member table:name="-6.10876139011504" table:display="true" table:show-details="true"/>
                <table:data-pilot-member table:name="-6.08308464925599" table:display="true" table:show-details="true"/>
                <table:data-pilot-member table:name="-6.06610607520407" table:display="true" table:show-details="true"/>
                <table:data-pilot-member table:name="-5.94484968981444" table:display="true" table:show-details="true"/>
                <table:data-pilot-member table:name="-5.92953563618188" table:display="true" table:show-details="true"/>
                <table:data-pilot-member table:name="-5.90125260462073" table:display="true" table:show-details="true"/>
                <table:data-pilot-member table:name="-5.90017048071342" table:display="true" table:show-details="true"/>
                <table:data-pilot-member table:name="-5.89276211052623" table:display="true" table:show-details="true"/>
                <table:data-pilot-member table:name="-5.89148203031676" table:display="true" table:show-details="true"/>
                <table:data-pilot-member table:name="-5.87221152540335" table:display="true" table:show-details="true"/>
                <table:data-pilot-member table:name="-5.87109361691676" table:display="true" table:show-details="true"/>
                <table:data-pilot-member table:name="-5.85614508454187" table:display="true" table:show-details="true"/>
                <table:data-pilot-member table:name="-5.85402641173874" table:display="true" table:show-details="true"/>
                <table:data-pilot-member table:name="-5.85391951031163" table:display="true" table:show-details="true"/>
                <table:data-pilot-member table:name="-5.84594578064635" table:display="true" table:show-details="true"/>
                <table:data-pilot-member table:name="-5.77326422270249" table:display="true" table:show-details="true"/>
                <table:data-pilot-member table:name="-5.71496727156648" table:display="true" table:show-details="true"/>
                <table:data-pilot-member table:name="-5.70569992209303" table:display="true" table:show-details="true"/>
                <table:data-pilot-member table:name="-5.68953015645912" table:display="true" table:show-details="true"/>
                <table:data-pilot-member table:name="-5.67298171771577" table:display="true" table:show-details="true"/>
                <table:data-pilot-member table:name="-5.64273575037085" table:display="true" table:show-details="true"/>
                <table:data-pilot-member table:name="-5.62816281978734" table:display="true" table:show-details="true"/>
                <table:data-pilot-member table:name="-5.61563843071692" table:display="true" table:show-details="true"/>
                <table:data-pilot-member table:name="-5.5838297018194" table:display="true" table:show-details="true"/>
                <table:data-pilot-member table:name="-5.57247913275396" table:display="true" table:show-details="true"/>
                <table:data-pilot-member table:name="-5.46863912831877" table:display="true" table:show-details="true"/>
                <table:data-pilot-member table:name="-5.2887702303485" table:display="true" table:show-details="true"/>
                <table:data-pilot-member table:name="-4.97686675368114" table:display="true" table:show-details="true"/>
                <table:data-pilot-member table:name="-4.72293926071081" table:display="true" table:show-details="true"/>
                <table:data-pilot-member table:name="-4.69490929201267" table:display="true" table:show-details="true"/>
                <table:data-pilot-member table:name="-4.67970026978463" table:display="true" table:show-details="true"/>
                <table:data-pilot-member table:name="-4.58767606370906" table:display="true" table:show-details="true"/>
                <table:data-pilot-member table:name="-4.47376702381377" table:display="true" table:show-details="true"/>
                <table:data-pilot-member table:name="-4.32536228059802" table:display="true" table:show-details="true"/>
                <table:data-pilot-member table:name="-4.2715874157775" table:display="true" table:show-details="true"/>
                <table:data-pilot-member table:name="-4.2505890563491" table:display="true" table:show-details="true"/>
                <table:data-pilot-member table:name="-3.96972373174607" table:display="true" table:show-details="true"/>
                <table:data-pilot-member table:name="-3.92037793220535" table:display="true" table:show-details="true"/>
                <table:data-pilot-member table:name="-3.81439065339053" table:display="true" table:show-details="true"/>
                <table:data-pilot-member table:name="-3.73242448987348" table:display="true" table:show-details="true"/>
                <table:data-pilot-member table:name="-3.24640422093735" table:display="true" table:show-details="true"/>
                <table:data-pilot-member table:name="-2.19006891370807" table:display="true" table:show-details="true"/>
                <table:data-pilot-member table:name="-2.16879065149586" table:display="true" table:show-details="true"/>
                <table:data-pilot-member table:name="-2.0577426447726" table:display="true" table:show-details="true"/>
                <table:data-pilot-member table:name="-1.98237175789803" table:display="true" table:show-details="true"/>
                <table:data-pilot-member table:name="-1.91207324295556" table:display="true" table:show-details="true"/>
                <table:data-pilot-member table:name="-1.78695173739018" table:display="true" table:show-details="true"/>
                <table:data-pilot-member table:name="-1.76521092660536" table:display="true" table:show-details="true"/>
                <table:data-pilot-member table:name="-1.46167175606145" table:display="true" table:show-details="true"/>
                <table:data-pilot-member table:name="-1.35032401674718" table:display="true" table:show-details="true"/>
                <table:data-pilot-member table:name="-1.16285277808321" table:display="true" table:show-details="true"/>
                <table:data-pilot-member table:name="-0.851518044851159" table:display="true" table:show-details="true"/>
                <table:data-pilot-member table:name="-0.828583304599092" table:display="true" table:show-details="true"/>
                <table:data-pilot-member table:name="-0.796429976883437" table:display="true" table:show-details="true"/>
                <table:data-pilot-member table:name="-0.737144209491829" table:display="true" table:show-details="true"/>
                <table:data-pilot-member table:name="-0.656792826692393" table:display="true" table:show-details="true"/>
                <table:data-pilot-member table:name="-0.417980877509738" table:display="true" table:show-details="true"/>
                <table:data-pilot-member table:name="0.154617655128881" table:display="true" table:show-details="true"/>
                <table:data-pilot-member table:name="0.198137195168371" table:display="true" table:show-details="true"/>
                <table:data-pilot-member table:name="0.479694171480427" table:display="true" table:show-details="true"/>
                <table:data-pilot-member table:name="0.480498349398247" table:display="true" table:show-details="true"/>
                <table:data-pilot-member table:name="0.596483085242901" table:display="true" table:show-details="true"/>
                <table:data-pilot-member table:name="0.605568296320552" table:display="true" table:show-details="true"/>
                <table:data-pilot-member table:name="1.30470737497494" table:display="true" table:show-details="true"/>
                <table:data-pilot-member table:name="1.32148739851091" table:display="true" table:show-details="true"/>
                <table:data-pilot-member table:name="1.58850515018713" table:display="true" table:show-details="true"/>
                <table:data-pilot-member table:name="1.59317241596746" table:display="true" table:show-details="true"/>
                <table:data-pilot-member table:name="1.64644935299983" table:display="true" table:show-details="true"/>
                <table:data-pilot-member table:name="1.65120078386864" table:display="true" table:show-details="true"/>
                <table:data-pilot-member table:name="1.70216807715101" table:display="true" table:show-details="true"/>
                <table:data-pilot-member table:name="1.79380707569306" table:display="true" table:show-details="true"/>
                <table:data-pilot-member table:name="2.06434524417578" table:display="true" table:show-details="true"/>
                <table:data-pilot-member table:name="2.20358651702578" table:display="true" table:show-details="true"/>
                <table:data-pilot-member table:name="2.45664589706526" table:display="true" table:show-details="true"/>
                <table:data-pilot-member table:name="2.79889823796145" table:display="true" table:show-details="true"/>
                <table:data-pilot-member table:name="2.80011553856211" table:display="true" table:show-details="true"/>
                <table:data-pilot-member table:name="2.80304929767742" table:display="true" table:show-details="true"/>
                <table:data-pilot-member table:name="2.80457189940585" table:display="true" table:show-details="true"/>
                <table:data-pilot-member table:name="2.98695841916197" table:display="true" table:show-details="true"/>
                <table:data-pilot-member table:name="3.21200223855406" table:display="true" table:show-details="true"/>
                <table:data-pilot-member table:name="3.21579461319789" table:display="true" table:show-details="true"/>
                <table:data-pilot-member table:name="3.21638957072692" table:display="true" table:show-details="true"/>
                <table:data-pilot-member table:name="3.22449142269407" table:display="true" table:show-details="true"/>
                <table:data-pilot-member table:name="3.29082954400436" table:display="true" table:show-details="true"/>
                <table:data-pilot-member table:name="3.44390832074626" table:display="true" table:show-details="true"/>
                <table:data-pilot-member table:name="3.45094940993542" table:display="true" table:show-details="true"/>
                <table:data-pilot-member table:name="3.45313192474719" table:display="true" table:show-details="true"/>
                <table:data-pilot-member table:name="3.45364970218547" table:display="true" table:show-details="true"/>
                <table:data-pilot-member table:name="3.45373978516929" table:display="true" table:show-details="true"/>
                <table:data-pilot-member table:name="3.45815986360134" table:display="true" table:show-details="true"/>
                <table:data-pilot-member table:name="3.4806341176545" table:display="true" table:show-details="true"/>
                <table:data-pilot-member table:name="3.49113718617824" table:display="true" table:show-details="true"/>
                <table:data-pilot-member table:name="3.49620068221713" table:display="true" table:show-details="true"/>
                <table:data-pilot-member table:name="3.49686114451737" table:display="true" table:show-details="true"/>
                <table:data-pilot-member table:name="3.50092556888435" table:display="true" table:show-details="true"/>
                <table:data-pilot-member table:name="3.51203029351089" table:display="true" table:show-details="true"/>
                <table:data-pilot-member table:name="3.52897482603746" table:display="true" table:show-details="true"/>
                <table:data-pilot-member table:name="3.5392424514135" table:display="true" table:show-details="true"/>
                <table:data-pilot-member table:name="3.54045753299574" table:display="true" table:show-details="true"/>
                <table:data-pilot-member table:name="3.56681299500379" table:display="true" table:show-details="true"/>
                <table:data-pilot-member table:name="3.58999573665255" table:display="true" table:show-details="true"/>
                <table:data-pilot-member table:name="3.60130994849669" table:display="true" table:show-details="true"/>
                <table:data-pilot-member table:name="3.60375461658294" table:display="true" table:show-details="true"/>
                <table:data-pilot-member table:name="3.60504663130263" table:display="true" table:show-details="true"/>
                <table:data-pilot-member table:name="3.60754621344898" table:display="true" table:show-details="true"/>
                <table:data-pilot-member table:name="3.60785448696404" table:display="true" table:show-details="true"/>
                <table:data-pilot-member table:name="3.60954903590512" table:display="true" table:show-details="true"/>
                <table:data-pilot-member table:name="3.6468665474494" table:display="true" table:show-details="true"/>
                <table:data-pilot-member table:name="3.65530079289226" table:display="true" table:show-details="true"/>
                <table:data-pilot-member table:name="3.72767883838837" table:display="true" table:show-details="true"/>
                <table:data-pilot-member table:name="3.75273907500833" table:display="true" table:show-details="true"/>
                <table:data-pilot-member table:name="3.76527387025627" table:display="true" table:show-details="true"/>
                <table:data-pilot-member table:name="3.76634330295616" table:display="true" table:show-details="true"/>
                <table:data-pilot-member table:name="3.76721207370904" table:display="true" table:show-details="true"/>
                <table:data-pilot-member table:name="3.77720838190176" table:display="true" table:show-details="true"/>
                <table:data-pilot-member table:name="3.78048326846455" table:display="true" table:show-details="true"/>
                <table:data-pilot-member table:name="3.78120924749307" table:display="true" table:show-details="true"/>
                <table:data-pilot-member table:name="3.78219112737488" table:display="true" table:show-details="true"/>
                <table:data-pilot-member table:name="3.86569159417563" table:display="true" table:show-details="true"/>
                <table:data-pilot-member table:name="3.86599504818965" table:display="true" table:show-details="true"/>
                <table:data-pilot-member table:name="3.86601541692766" table:display="true" table:show-details="true"/>
                <table:data-pilot-member table:name="3.86604182161096" table:display="true" table:show-details="true"/>
                <table:data-pilot-member table:name="3.87924754513766" table:display="true" table:show-details="true"/>
                <table:data-pilot-member table:name="3.93318151853034" table:display="true" table:show-details="true"/>
                <table:data-pilot-member table:name="4.02185182974077" table:display="true" table:show-details="true"/>
                <table:data-pilot-member table:name="4.02200486567448" table:display="true" table:show-details="true"/>
                <table:data-pilot-member table:name="4.05942135001081" table:display="true" table:show-details="true"/>
                <table:data-pilot-member table:name="4.05944542556031" table:display="true" table:show-details="true"/>
                <table:data-pilot-member table:name="4.06191143876618" table:display="true" table:show-details="true"/>
                <table:data-pilot-member table:name="4.06886471492052" table:display="true" table:show-details="true"/>
                <table:data-pilot-member table:name="4.06888778054816" table:display="true" table:show-details="true"/>
                <table:data-pilot-member table:name="4.07106169173975" table:display="true" table:show-details="true"/>
                <table:data-pilot-member table:name="4.07231281705482" table:display="true" table:show-details="true"/>
                <table:data-pilot-member table:name="4.10603900989856" table:display="true" table:show-details="true"/>
                <table:data-pilot-member table:name="4.24123471418735" table:display="true" table:show-details="true"/>
                <table:data-pilot-member table:name="4.24403324133216" table:display="true" table:show-details="true"/>
                <table:data-pilot-member table:name="4.25294478981199" table:display="true" table:show-details="true"/>
                <table:data-pilot-member table:name="4.25303375651161" table:display="true" table:show-details="true"/>
                <table:data-pilot-member table:name="4.25587564371102" table:display="true" table:show-details="true"/>
                <table:data-pilot-member table:name="4.25613585092505" table:display="true" table:show-details="true"/>
                <table:data-pilot-member table:name="4.25757496900853" table:display="true" table:show-details="true"/>
                <table:data-pilot-member table:name="4.27323283611082" table:display="true" table:show-details="true"/>
                <table:data-pilot-member table:name="4.27329518046172" table:display="true" table:show-details="true"/>
                <table:data-pilot-member table:name="4.27339300187173" table:display="true" table:show-details="true"/>
                <table:data-pilot-member table:name="4.27339377299232" table:display="true" table:show-details="true"/>
                <table:data-pilot-member table:name="4.27421704902634" table:display="true" table:show-details="true"/>
                <table:data-pilot-member table:name="4.28413465774836" table:display="true" table:show-details="true"/>
                <table:data-pilot-member table:name="4.31677295741196" table:display="true" table:show-details="true"/>
                <table:data-pilot-member table:name="4.32822124713944" table:display="true" table:show-details="true"/>
                <table:data-pilot-member table:name="4.35998959410447" table:display="true" table:show-details="true"/>
                <table:data-pilot-member table:name="4.408647914887" table:display="true" table:show-details="true"/>
                <table:data-pilot-member table:name="4.42956137907418" table:display="true" table:show-details="true"/>
                <table:data-pilot-member table:name="4.47344981768031" table:display="true" table:show-details="true"/>
                <table:data-pilot-member table:name="4.49826733331922" table:display="true" table:show-details="true"/>
                <table:data-pilot-member table:name="4.50432610661492" table:display="true" table:show-details="true"/>
                <table:data-pilot-member table:name="4.55350017420552" table:display="true" table:show-details="true"/>
                <table:data-pilot-member table:name="4.55393919252228" table:display="true" table:show-details="true"/>
                <table:data-pilot-member table:name="4.5552238857697" table:display="true" table:show-details="true"/>
                <table:data-pilot-member table:name="4.55594289595132" table:display="true" table:show-details="true"/>
                <table:data-pilot-member table:name="4.56061992776308" table:display="true" table:show-details="true"/>
                <table:data-pilot-member table:name="4.57447110770169" table:display="true" table:show-details="true"/>
                <table:data-pilot-member table:name="4.58186066632046" table:display="true" table:show-details="true"/>
                <table:data-pilot-member table:name="4.6165232103739" table:display="true" table:show-details="true"/>
                <table:data-pilot-member table:name="4.62031617997576" table:display="true" table:show-details="true"/>
                <table:data-pilot-member table:name="4.6203684886177" table:display="true" table:show-details="true"/>
                <table:data-pilot-member table:name="4.62077302966473" table:display="true" table:show-details="true"/>
                <table:data-pilot-member table:name="4.77641790810893" table:display="true" table:show-details="true"/>
                <table:data-pilot-member table:name="4.7953166093923" table:display="true" table:show-details="true"/>
                <table:data-pilot-member table:name="5.09462504395472" table:display="true" table:show-details="true"/>
                <table:data-pilot-member table:name="5.62467041948406" table:display="true" table:show-details="true"/>
                <table:data-pilot-member table:name="5.65864270225579" table:display="true" table:show-details="true"/>
                <table:data-pilot-member table:name="5.65876528620861" table:display="true" table:show-details="true"/>
                <table:data-pilot-member table:name="5.66192745131902" table:display="true" table:show-details="true"/>
                <table:data-pilot-member table:name="5.66330371867169" table:display="true" table:show-details="true"/>
                <table:data-pilot-member table:name="5.66355298819568" table:display="true" table:show-details="true"/>
                <table:data-pilot-member table:name="5.69294512138331" table:display="true" table:show-details="true"/>
                <table:data-pilot-member table:name="5.72173244582726" table:display="true" table:show-details="true"/>
                <table:data-pilot-member table:name="5.72460283149738" table:display="true" table:show-details="true"/>
                <table:data-pilot-member table:name="5.72537784042289" table:display="true" table:show-details="true"/>
                <table:data-pilot-member table:name="5.88500210509227" table:display="true" table:show-details="true"/>
                <table:data-pilot-member table:name="5.88522745754895" table:display="true" table:show-details="true"/>
                <table:data-pilot-member table:name="5.88796148167958" table:display="true" table:show-details="true"/>
                <table:data-pilot-member table:name="5.88881447033553" table:display="true" table:show-details="true"/>
                <table:data-pilot-member table:name="5.88964218095969" table:display="true" table:show-details="true"/>
                <table:data-pilot-member table:name="5.90398827685316" table:display="true" table:show-details="true"/>
                <table:data-pilot-member table:name="6.01542093892144" table:display="true" table:show-details="true"/>
                <table:data-pilot-member table:name="6.12446744687564" table:display="true" table:show-details="true"/>
                <table:data-pilot-member table:name="6.37531005254271" table:display="true" table:show-details="true"/>
                <table:data-pilot-member table:name="6.50893277072472" table:display="true" table:show-details="true"/>
                <table:data-pilot-member table:name="6.54641616176496" table:display="true" table:show-details="true"/>
                <table:data-pilot-member table:name="6.56311782070085" table:display="true" table:show-details="true"/>
                <table:data-pilot-member table:name="6.62959107018349" table:display="true" table:show-details="true"/>
                <table:data-pilot-member table:name="6.65565593277414" table:display="true" table:show-details="true"/>
                <table:data-pilot-member table:name="6.69321358546897" table:display="true" table:show-details="true"/>
                <table:data-pilot-member table:name="6.78238095559936" table:display="true" table:show-details="true"/>
                <table:data-pilot-member table:name="6.78305308838823" table:display="true" table:show-details="true"/>
                <table:data-pilot-member table:name="6.78338887240559" table:display="true" table:show-details="true"/>
                <table:data-pilot-member table:name="6.78347760340682" table:display="true" table:show-details="true"/>
                <table:data-pilot-member table:name="6.82575076192074" table:display="true" table:show-details="true"/>
                <table:data-pilot-member table:name="6.82585641286912" table:display="true" table:show-details="true"/>
                <table:data-pilot-member table:name="6.84425329896393" table:display="true" table:show-details="true"/>
                <table:data-pilot-member table:name="6.84817686883185" table:display="true" table:show-details="true"/>
                <table:data-pilot-member table:name="6.84877434099703" table:display="true" table:show-details="true"/>
                <table:data-pilot-member table:name="6.89839295472337" table:display="true" table:show-details="true"/>
                <table:data-pilot-member table:name="6.91074651679501" table:display="true" table:show-details="true"/>
                <table:data-pilot-member table:name="6.91205583051568" table:display="true" table:show-details="true"/>
                <table:data-pilot-member table:name="6.9123716865582" table:display="true" table:show-details="true"/>
                <table:data-pilot-member table:name="6.91247553775084" table:display="true" table:show-details="true"/>
                <table:data-pilot-member table:name="6.94881779354733" table:display="true" table:show-details="true"/>
                <table:data-pilot-member table:name="6.96314704367934" table:display="true" table:show-details="true"/>
                <table:data-pilot-member table:name="6.97252934829205" table:display="true" table:show-details="true"/>
                <table:data-pilot-member table:name="6.9736776270982" table:display="true" table:show-details="true"/>
                <table:data-pilot-member table:name="6.97376006952516" table:display="true" table:show-details="true"/>
                <table:data-pilot-member table:name="7.04858339327776" table:display="true" table:show-details="true"/>
                <table:data-pilot-member table:name="7.05178861750486" table:display="true" table:show-details="true"/>
                <table:data-pilot-member table:name="7.05370779142937" table:display="true" table:show-details="true"/>
                <table:data-pilot-member table:name="7.08507234495226" table:display="true" table:show-details="true"/>
                <table:data-pilot-member table:name="7.08781149096802" table:display="true" table:show-details="true"/>
                <table:data-pilot-member table:name="7.12804871470049" table:display="true" table:show-details="true"/>
                <table:data-pilot-member table:name="7.1333748253017" table:display="true" table:show-details="true"/>
                <table:data-pilot-member table:name="7.14978076739775" table:display="true" table:show-details="true"/>
                <table:data-pilot-member table:name="7.23461985386986" table:display="true" table:show-details="true"/>
                <table:data-pilot-member table:name="7.31225300813821" table:display="true" table:show-details="true"/>
                <table:data-pilot-member table:name="7.32107121005939" table:display="true" table:show-details="true"/>
                <table:data-pilot-member table:name="7.41835320454136" table:display="true" table:show-details="true"/>
                <table:data-pilot-member table:name="7.42148166779996" table:display="true" table:show-details="true"/>
                <table:data-pilot-member table:name="7.50314894649783" table:display="true" table:show-details="true"/>
                <table:data-pilot-member table:name="7.54332064743704" table:display="true" table:show-details="true"/>
                <table:data-pilot-member table:name="7.54457261318718" table:display="true" table:show-details="true"/>
                <table:data-pilot-member table:name="7.59932530445404" table:display="true" table:show-details="true"/>
                <table:data-pilot-member table:name="7.6215160816706" table:display="true" table:show-details="true"/>
                <table:data-pilot-member table:name="7.62179322462399" table:display="true" table:show-details="true"/>
                <table:data-pilot-member table:name="7.72323657418146" table:display="true" table:show-details="true"/>
                <table:data-pilot-member table:name="7.72393402820621" table:display="true" table:show-details="true"/>
                <table:data-pilot-member table:name="7.72439764635869" table:display="true" table:show-details="true"/>
                <table:data-pilot-member table:name="7.7244988324794" table:display="true" table:show-details="true"/>
                <table:data-pilot-member table:name="7.72951345998943" table:display="true" table:show-details="true"/>
                <table:data-pilot-member table:name="7.7436187274058" table:display="true" table:show-details="true"/>
                <table:data-pilot-member table:name="7.74379806042945" table:display="true" table:show-details="true"/>
                <table:data-pilot-member table:name="7.74546027427259" table:display="true" table:show-details="true"/>
                <table:data-pilot-member table:name="7.74547807250684" table:display="true" table:show-details="true"/>
                <table:data-pilot-member table:name="7.79499139263569" table:display="true" table:show-details="true"/>
                <table:data-pilot-member table:name="7.79558687936343" table:display="true" table:show-details="true"/>
                <table:data-pilot-member table:name="7.79641022987227" table:display="true" table:show-details="true"/>
                <table:data-pilot-member table:name="7.80292070372233" table:display="true" table:show-details="true"/>
                <table:data-pilot-member table:name="7.80497605663923" table:display="true" table:show-details="true"/>
                <table:data-pilot-member table:name="7.83192785107638" table:display="true" table:show-details="true"/>
                <table:data-pilot-member table:name="7.91563198712903" table:display="true" table:show-details="true"/>
                <table:data-pilot-member table:name="8.06897399829733" table:display="true" table:show-details="true"/>
                <table:data-pilot-member table:name="8.51418677121073" table:display="true" table:show-details="true"/>
                <table:data-pilot-member table:name="8.51443522844239" table:display="true" table:show-details="true"/>
                <table:data-pilot-member table:name="8.51454568517094" table:display="true" table:show-details="true"/>
                <table:data-pilot-member table:name="8.51487487880418" table:display="true" table:show-details="true"/>
                <table:data-pilot-member table:name="8.51729864929823" table:display="true" table:show-details="true"/>
                <table:data-pilot-member table:name="8.62787063965827" table:display="true" table:show-details="true"/>
                <table:data-pilot-member table:name="8.65749829739759" table:display="true" table:show-details="true"/>
                <table:data-pilot-member table:name="8.7122435539633" table:display="true" table:show-details="true"/>
                <table:data-pilot-member table:name="8.80007349849933" table:display="true" table:show-details="true"/>
                <table:data-pilot-member table:name="8.89809745760548" table:display="true" table:show-details="true"/>
                <table:data-pilot-member table:name="8.89871864339726" table:display="true" table:show-details="true"/>
                <table:data-pilot-member table:name="8.89876454489134" table:display="true" table:show-details="true"/>
                <table:data-pilot-member table:name="8.93429726412721" table:display="true" table:show-details="true"/>
                <table:data-pilot-member table:name="8.96658422023364" table:display="true" table:show-details="true"/>
                <table:data-pilot-member table:name="8.97432423998784" table:display="true" table:show-details="true"/>
                <table:data-pilot-member table:name="8.9768801159593" table:display="true" table:show-details="true"/>
                <table:data-pilot-member table:name="8.98796481659456" table:display="true" table:show-details="true"/>
                <table:data-pilot-member table:name="8.99268399093914" table:display="true" table:show-details="true"/>
                <table:data-pilot-member table:name="8.99289010619384" table:display="true" table:show-details="true"/>
                <table:data-pilot-member table:name="9.00544107322915" table:display="true" table:show-details="true"/>
                <table:data-pilot-member table:name="9.00552488957999" table:display="true" table:show-details="true"/>
                <table:data-pilot-member table:name="9.00562996820084" table:display="true" table:show-details="true"/>
                <table:data-pilot-member table:name="9.00564920679518" table:display="true" table:show-details="true"/>
                <table:data-pilot-member table:name="9.01370803072679" table:display="true" table:show-details="true"/>
                <table:data-pilot-member table:name="9.018149294708" table:display="true" table:show-details="true"/>
                <table:data-pilot-member table:name="9.03229137689653" table:display="true" table:show-details="true"/>
                <table:data-pilot-member table:name="9.05250234722322" table:display="true" table:show-details="true"/>
                <table:data-pilot-member table:name="9.13563248103255" table:display="true" table:show-details="true"/>
                <table:data-pilot-member table:name="9.13767929895091" table:display="true" table:show-details="true"/>
                <table:data-pilot-member table:name="9.14103483963593" table:display="true" table:show-details="true"/>
                <table:data-pilot-member table:name="9.15223543568917" table:display="true" table:show-details="true"/>
                <table:data-pilot-member table:name="9.15241813060298" table:display="true" table:show-details="true"/>
                <table:data-pilot-member table:name="10.120351600459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SE" table:orientation="row" table:used-hierarchy="0" table:function="auto">
            <table:data-pilot-level table:show-empty="false" calcext:repeat-item-labels="false">
              <table:data-pilot-members>
                <table:data-pilot-member table:name="0.049026414966665" table:display="true" table:show-details="true"/>
                <table:data-pilot-member table:name="0.053455561748754" table:display="true" table:show-details="true"/>
                <table:data-pilot-member table:name="0.05478286879706" table:display="true" table:show-details="true"/>
                <table:data-pilot-member table:name="0.056204314158249" table:display="true" table:show-details="true"/>
                <table:data-pilot-member table:name="0.063440521046519" table:display="true" table:show-details="true"/>
                <table:data-pilot-member table:name="0.077526211164048" table:display="true" table:show-details="true"/>
                <table:data-pilot-member table:name="0.083803730713833" table:display="true" table:show-details="true"/>
                <table:data-pilot-member table:name="0.08382930860915" table:display="true" table:show-details="true"/>
                <table:data-pilot-member table:name="0.08593628276915" table:display="true" table:show-details="true"/>
                <table:data-pilot-member table:name="0.08691774034711" table:display="true" table:show-details="true"/>
                <table:data-pilot-member table:name="0.087924152034798" table:display="true" table:show-details="true"/>
                <table:data-pilot-member table:name="0.08978973814789" table:display="true" table:show-details="true"/>
                <table:data-pilot-member table:name="0.092414514485563" table:display="true" table:show-details="true"/>
                <table:data-pilot-member table:name="0.106207766652689" table:display="true" table:show-details="true"/>
                <table:data-pilot-member table:name="0.106778858192848" table:display="true" table:show-details="true"/>
                <table:data-pilot-member table:name="0.111712314184604" table:display="true" table:show-details="true"/>
                <table:data-pilot-member table:name="0.114285448630239" table:display="true" table:show-details="true"/>
                <table:data-pilot-member table:name="0.116828227029326" table:display="true" table:show-details="true"/>
                <table:data-pilot-member table:name="0.117756565102822" table:display="true" table:show-details="true"/>
                <table:data-pilot-member table:name="0.119057923682292" table:display="true" table:show-details="true"/>
                <table:data-pilot-member table:name="0.124496169186474" table:display="true" table:show-details="true"/>
                <table:data-pilot-member table:name="0.124561961797032" table:display="true" table:show-details="true"/>
                <table:data-pilot-member table:name="0.124680906488737" table:display="true" table:show-details="true"/>
                <table:data-pilot-member table:name="0.124762366493886" table:display="true" table:show-details="true"/>
                <table:data-pilot-member table:name="0.125376770574841" table:display="true" table:show-details="true"/>
                <table:data-pilot-member table:name="0.127594371950748" table:display="true" table:show-details="true"/>
                <table:data-pilot-member table:name="0.128866531468852" table:display="true" table:show-details="true"/>
                <table:data-pilot-member table:name="0.128990969482213" table:display="true" table:show-details="true"/>
                <table:data-pilot-member table:name="0.135687431562863" table:display="true" table:show-details="true"/>
                <table:data-pilot-member table:name="0.138741204526746" table:display="true" table:show-details="true"/>
                <table:data-pilot-member table:name="0.142552936099632" table:display="true" table:show-details="true"/>
                <table:data-pilot-member table:name="0.145742082283223" table:display="true" table:show-details="true"/>
                <table:data-pilot-member table:name="0.145758296565306" table:display="true" table:show-details="true"/>
                <table:data-pilot-member table:name="0.149881966722264" table:display="true" table:show-details="true"/>
                <table:data-pilot-member table:name="0.154387255000218" table:display="true" table:show-details="true"/>
                <table:data-pilot-member table:name="0.162560376012445" table:display="true" table:show-details="true"/>
                <table:data-pilot-member table:name="0.164310948961901" table:display="true" table:show-details="true"/>
                <table:data-pilot-member table:name="0.164473562760015" table:display="true" table:show-details="true"/>
                <table:data-pilot-member table:name="0.168625841921786" table:display="true" table:show-details="true"/>
                <table:data-pilot-member table:name="0.170954056935252" table:display="true" table:show-details="true"/>
                <table:data-pilot-member table:name="0.17140092268116" table:display="true" table:show-details="true"/>
                <table:data-pilot-member table:name="0.171968392093473" table:display="true" table:show-details="true"/>
                <table:data-pilot-member table:name="0.172103477913283" table:display="true" table:show-details="true"/>
                <table:data-pilot-member table:name="0.177391483395568" table:display="true" table:show-details="true"/>
                <table:data-pilot-member table:name="0.177424965276477" table:display="true" table:show-details="true"/>
                <table:data-pilot-member table:name="0.177727872598832" table:display="true" table:show-details="true"/>
                <table:data-pilot-member table:name="0.182450185858259" table:display="true" table:show-details="true"/>
                <table:data-pilot-member table:name="0.182808391085711" table:display="true" table:show-details="true"/>
                <table:data-pilot-member table:name="0.183684437517213" table:display="true" table:show-details="true"/>
                <table:data-pilot-member table:name="0.184089186043823" table:display="true" table:show-details="true"/>
                <table:data-pilot-member table:name="0.184516703208625" table:display="true" table:show-details="true"/>
                <table:data-pilot-member table:name="0.185333198269348" table:display="true" table:show-details="true"/>
                <table:data-pilot-member table:name="0.185869398611391" table:display="true" table:show-details="true"/>
                <table:data-pilot-member table:name="0.186160515568815" table:display="true" table:show-details="true"/>
                <table:data-pilot-member table:name="0.187982714359632" table:display="true" table:show-details="true"/>
                <table:data-pilot-member table:name="0.188480939046599" table:display="true" table:show-details="true"/>
                <table:data-pilot-member table:name="0.188945421295851" table:display="true" table:show-details="true"/>
                <table:data-pilot-member table:name="0.188947373680328" table:display="true" table:show-details="true"/>
                <table:data-pilot-member table:name="0.189019301882388" table:display="true" table:show-details="true"/>
                <table:data-pilot-member table:name="0.189111647219165" table:display="true" table:show-details="true"/>
                <table:data-pilot-member table:name="0.189138697472299" table:display="true" table:show-details="true"/>
                <table:data-pilot-member table:name="0.189387403450932" table:display="true" table:show-details="true"/>
                <table:data-pilot-member table:name="0.190591109371419" table:display="true" table:show-details="true"/>
                <table:data-pilot-member table:name="0.190909607884603" table:display="true" table:show-details="true"/>
                <table:data-pilot-member table:name="0.191925585188965" table:display="true" table:show-details="true"/>
                <table:data-pilot-member table:name="0.192514855760217" table:display="true" table:show-details="true"/>
                <table:data-pilot-member table:name="0.192562635209791" table:display="true" table:show-details="true"/>
                <table:data-pilot-member table:name="0.19256513400879" table:display="true" table:show-details="true"/>
                <table:data-pilot-member table:name="0.192772468628302" table:display="true" table:show-details="true"/>
                <table:data-pilot-member table:name="0.192802771616043" table:display="true" table:show-details="true"/>
                <table:data-pilot-member table:name="0.192812259469508" table:display="true" table:show-details="true"/>
                <table:data-pilot-member table:name="0.192833716494904" table:display="true" table:show-details="true"/>
                <table:data-pilot-member table:name="0.193668235820546" table:display="true" table:show-details="true"/>
                <table:data-pilot-member table:name="0.193847246087155" table:display="true" table:show-details="true"/>
                <table:data-pilot-member table:name="0.193897174292693" table:display="true" table:show-details="true"/>
                <table:data-pilot-member table:name="0.196094127485451" table:display="true" table:show-details="true"/>
                <table:data-pilot-member table:name="0.196985718763565" table:display="true" table:show-details="true"/>
                <table:data-pilot-member table:name="0.19730877591278" table:display="true" table:show-details="true"/>
                <table:data-pilot-member table:name="0.197837677571843" table:display="true" table:show-details="true"/>
                <table:data-pilot-member table:name="0.198155187744043" table:display="true" table:show-details="true"/>
                <table:data-pilot-member table:name="0.198435886339406" table:display="true" table:show-details="true"/>
                <table:data-pilot-member table:name="0.198467570892151" table:display="true" table:show-details="true"/>
                <table:data-pilot-member table:name="0.198534857978586" table:display="true" table:show-details="true"/>
                <table:data-pilot-member table:name="0.198653296645622" table:display="true" table:show-details="true"/>
                <table:data-pilot-member table:name="0.198874600323162" table:display="true" table:show-details="true"/>
                <table:data-pilot-member table:name="0.199865649047002" table:display="true" table:show-details="true"/>
                <table:data-pilot-member table:name="0.200628743206877" table:display="true" table:show-details="true"/>
                <table:data-pilot-member table:name="0.20076244458299" table:display="true" table:show-details="true"/>
                <table:data-pilot-member table:name="0.201908774006332" table:display="true" table:show-details="true"/>
                <table:data-pilot-member table:name="0.202279512605629" table:display="true" table:show-details="true"/>
                <table:data-pilot-member table:name="0.202891095950095" table:display="true" table:show-details="true"/>
                <table:data-pilot-member table:name="0.203747368005608" table:display="true" table:show-details="true"/>
                <table:data-pilot-member table:name="0.203750131007092" table:display="true" table:show-details="true"/>
                <table:data-pilot-member table:name="0.204405214273472" table:display="true" table:show-details="true"/>
                <table:data-pilot-member table:name="0.204892516173188" table:display="true" table:show-details="true"/>
                <table:data-pilot-member table:name="0.204916466464219" table:display="true" table:show-details="true"/>
                <table:data-pilot-member table:name="0.204975579379457" table:display="true" table:show-details="true"/>
                <table:data-pilot-member table:name="0.205109143978822" table:display="true" table:show-details="true"/>
                <table:data-pilot-member table:name="0.205681601458848" table:display="true" table:show-details="true"/>
                <table:data-pilot-member table:name="0.205763476776722" table:display="true" table:show-details="true"/>
                <table:data-pilot-member table:name="0.206693493614423" table:display="true" table:show-details="true"/>
                <table:data-pilot-member table:name="0.206723841475978" table:display="true" table:show-details="true"/>
                <table:data-pilot-member table:name="0.207739812679402" table:display="true" table:show-details="true"/>
                <table:data-pilot-member table:name="0.20825036945748" table:display="true" table:show-details="true"/>
                <table:data-pilot-member table:name="0.208251207060756" table:display="true" table:show-details="true"/>
                <table:data-pilot-member table:name="0.208443325647031" table:display="true" table:show-details="true"/>
                <table:data-pilot-member table:name="0.20860000971308" table:display="true" table:show-details="true"/>
                <table:data-pilot-member table:name="0.208818490131205" table:display="true" table:show-details="true"/>
                <table:data-pilot-member table:name="0.208872790238904" table:display="true" table:show-details="true"/>
                <table:data-pilot-member table:name="0.209255467232699" table:display="true" table:show-details="true"/>
                <table:data-pilot-member table:name="0.209439262714803" table:display="true" table:show-details="true"/>
                <table:data-pilot-member table:name="0.209535683771328" table:display="true" table:show-details="true"/>
                <table:data-pilot-member table:name="0.21040098558082" table:display="true" table:show-details="true"/>
                <table:data-pilot-member table:name="0.210764281665566" table:display="true" table:show-details="true"/>
                <table:data-pilot-member table:name="0.211010537565974" table:display="true" table:show-details="true"/>
                <table:data-pilot-member table:name="0.211016205004823" table:display="true" table:show-details="true"/>
                <table:data-pilot-member table:name="0.211436368337547" table:display="true" table:show-details="true"/>
                <table:data-pilot-member table:name="0.213718119672761" table:display="true" table:show-details="true"/>
                <table:data-pilot-member table:name="0.213802527242541" table:display="true" table:show-details="true"/>
                <table:data-pilot-member table:name="0.214073391061431" table:display="true" table:show-details="true"/>
                <table:data-pilot-member table:name="0.214242295334463" table:display="true" table:show-details="true"/>
                <table:data-pilot-member table:name="0.214467018114601" table:display="true" table:show-details="true"/>
                <table:data-pilot-member table:name="0.2146307026886" table:display="true" table:show-details="true"/>
                <table:data-pilot-member table:name="0.214972784515814" table:display="true" table:show-details="true"/>
                <table:data-pilot-member table:name="0.215124266326003" table:display="true" table:show-details="true"/>
                <table:data-pilot-member table:name="0.215634289546221" table:display="true" table:show-details="true"/>
                <table:data-pilot-member table:name="0.215752626599848" table:display="true" table:show-details="true"/>
                <table:data-pilot-member table:name="0.216034785931652" table:display="true" table:show-details="true"/>
                <table:data-pilot-member table:name="0.216066079232562" table:display="true" table:show-details="true"/>
                <table:data-pilot-member table:name="0.216145938152284" table:display="true" table:show-details="true"/>
                <table:data-pilot-member table:name="0.216168106864476" table:display="true" table:show-details="true"/>
                <table:data-pilot-member table:name="0.216591428015017" table:display="true" table:show-details="true"/>
                <table:data-pilot-member table:name="0.21698312194174" table:display="true" table:show-details="true"/>
                <table:data-pilot-member table:name="0.218145786354116" table:display="true" table:show-details="true"/>
                <table:data-pilot-member table:name="0.218699791195822" table:display="true" table:show-details="true"/>
                <table:data-pilot-member table:name="0.219266458851549" table:display="true" table:show-details="true"/>
                <table:data-pilot-member table:name="0.219566080530703" table:display="true" table:show-details="true"/>
                <table:data-pilot-member table:name="0.219665954710335" table:display="true" table:show-details="true"/>
                <table:data-pilot-member table:name="0.219926203640806" table:display="true" table:show-details="true"/>
                <table:data-pilot-member table:name="0.220014748041204" table:display="true" table:show-details="true"/>
                <table:data-pilot-member table:name="0.220042508486609" table:display="true" table:show-details="true"/>
                <table:data-pilot-member table:name="0.220762868141072" table:display="true" table:show-details="true"/>
                <table:data-pilot-member table:name="0.220813466215903" table:display="true" table:show-details="true"/>
                <table:data-pilot-member table:name="0.221969498020935" table:display="true" table:show-details="true"/>
                <table:data-pilot-member table:name="0.22260165173531" table:display="true" table:show-details="true"/>
                <table:data-pilot-member table:name="0.223040701881501" table:display="true" table:show-details="true"/>
                <table:data-pilot-member table:name="0.224471039553799" table:display="true" table:show-details="true"/>
                <table:data-pilot-member table:name="0.224918337515023" table:display="true" table:show-details="true"/>
                <table:data-pilot-member table:name="0.226573014248466" table:display="true" table:show-details="true"/>
                <table:data-pilot-member table:name="0.226746755446959" table:display="true" table:show-details="true"/>
                <table:data-pilot-member table:name="0.226978083751848" table:display="true" table:show-details="true"/>
                <table:data-pilot-member table:name="0.227592830788125" table:display="true" table:show-details="true"/>
                <table:data-pilot-member table:name="0.227660092234545" table:display="true" table:show-details="true"/>
                <table:data-pilot-member table:name="0.227728711294387" table:display="true" table:show-details="true"/>
                <table:data-pilot-member table:name="0.228917728160961" table:display="true" table:show-details="true"/>
                <table:data-pilot-member table:name="0.2291940432449" table:display="true" table:show-details="true"/>
                <table:data-pilot-member table:name="0.229314284489358" table:display="true" table:show-details="true"/>
                <table:data-pilot-member table:name="0.229375565153516" table:display="true" table:show-details="true"/>
                <table:data-pilot-member table:name="0.229617380561321" table:display="true" table:show-details="true"/>
                <table:data-pilot-member table:name="0.229750173595444" table:display="true" table:show-details="true"/>
                <table:data-pilot-member table:name="0.22978646175785" table:display="true" table:show-details="true"/>
                <table:data-pilot-member table:name="0.22986555970918" table:display="true" table:show-details="true"/>
                <table:data-pilot-member table:name="0.230090643051024" table:display="true" table:show-details="true"/>
                <table:data-pilot-member table:name="0.230463600351331" table:display="true" table:show-details="true"/>
                <table:data-pilot-member table:name="0.230751188149208" table:display="true" table:show-details="true"/>
                <table:data-pilot-member table:name="0.23088352861569" table:display="true" table:show-details="true"/>
                <table:data-pilot-member table:name="0.232228304655005" table:display="true" table:show-details="true"/>
                <table:data-pilot-member table:name="0.232328062171909" table:display="true" table:show-details="true"/>
                <table:data-pilot-member table:name="0.232731352516442" table:display="true" table:show-details="true"/>
                <table:data-pilot-member table:name="0.232813898735079" table:display="true" table:show-details="true"/>
                <table:data-pilot-member table:name="0.233024582543838" table:display="true" table:show-details="true"/>
                <table:data-pilot-member table:name="0.233066378962064" table:display="true" table:show-details="true"/>
                <table:data-pilot-member table:name="0.233613206403208" table:display="true" table:show-details="true"/>
                <table:data-pilot-member table:name="0.233758057053327" table:display="true" table:show-details="true"/>
                <table:data-pilot-member table:name="0.234072740299198" table:display="true" table:show-details="true"/>
                <table:data-pilot-member table:name="0.234312179803165" table:display="true" table:show-details="true"/>
                <table:data-pilot-member table:name="0.23431870445615" table:display="true" table:show-details="true"/>
                <table:data-pilot-member table:name="0.234414932171461" table:display="true" table:show-details="true"/>
                <table:data-pilot-member table:name="0.234821870383562" table:display="true" table:show-details="true"/>
                <table:data-pilot-member table:name="0.234951394808223" table:display="true" table:show-details="true"/>
                <table:data-pilot-member table:name="0.23513162435823" table:display="true" table:show-details="true"/>
                <table:data-pilot-member table:name="0.236277661518566" table:display="true" table:show-details="true"/>
                <table:data-pilot-member table:name="0.23627828171939" table:display="true" table:show-details="true"/>
                <table:data-pilot-member table:name="0.236311375957283" table:display="true" table:show-details="true"/>
                <table:data-pilot-member table:name="0.236346935406091" table:display="true" table:show-details="true"/>
                <table:data-pilot-member table:name="0.236523002291413" table:display="true" table:show-details="true"/>
                <table:data-pilot-member table:name="0.236659513232314" table:display="true" table:show-details="true"/>
                <table:data-pilot-member table:name="0.236670019509423" table:display="true" table:show-details="true"/>
                <table:data-pilot-member table:name="0.236723023878405" table:display="true" table:show-details="true"/>
                <table:data-pilot-member table:name="0.237185230108861" table:display="true" table:show-details="true"/>
                <table:data-pilot-member table:name="0.237400263474094" table:display="true" table:show-details="true"/>
                <table:data-pilot-member table:name="0.237510023565958" table:display="true" table:show-details="true"/>
                <table:data-pilot-member table:name="0.237815889129836" table:display="true" table:show-details="true"/>
                <table:data-pilot-member table:name="0.237950582501944" table:display="true" table:show-details="true"/>
                <table:data-pilot-member table:name="0.237961704895046" table:display="true" table:show-details="true"/>
                <table:data-pilot-member table:name="0.23803500399112" table:display="true" table:show-details="true"/>
                <table:data-pilot-member table:name="0.238115649854274" table:display="true" table:show-details="true"/>
                <table:data-pilot-member table:name="0.238186704637621" table:display="true" table:show-details="true"/>
                <table:data-pilot-member table:name="0.23864951705336" table:display="true" table:show-details="true"/>
                <table:data-pilot-member table:name="0.238864483403739" table:display="true" table:show-details="true"/>
                <table:data-pilot-member table:name="0.238986709975034" table:display="true" table:show-details="true"/>
                <table:data-pilot-member table:name="0.239829357202587" table:display="true" table:show-details="true"/>
                <table:data-pilot-member table:name="0.240304585183571" table:display="true" table:show-details="true"/>
                <table:data-pilot-member table:name="0.240587738432403" table:display="true" table:show-details="true"/>
                <table:data-pilot-member table:name="0.241749299386123" table:display="true" table:show-details="true"/>
                <table:data-pilot-member table:name="0.242252221311823" table:display="true" table:show-details="true"/>
                <table:data-pilot-member table:name="0.242345574456656" table:display="true" table:show-details="true"/>
                <table:data-pilot-member table:name="0.242549236165961" table:display="true" table:show-details="true"/>
                <table:data-pilot-member table:name="0.242989475099247" table:display="true" table:show-details="true"/>
                <table:data-pilot-member table:name="0.243062279253049" table:display="true" table:show-details="true"/>
                <table:data-pilot-member table:name="0.24309412762508" table:display="true" table:show-details="true"/>
                <table:data-pilot-member table:name="0.243409233803084" table:display="true" table:show-details="true"/>
                <table:data-pilot-member table:name="0.243448218711222" table:display="true" table:show-details="true"/>
                <table:data-pilot-member table:name="0.243621168284054" table:display="true" table:show-details="true"/>
                <table:data-pilot-member table:name="0.243627850773254" table:display="true" table:show-details="true"/>
                <table:data-pilot-member table:name="0.243979556483993" table:display="true" table:show-details="true"/>
                <table:data-pilot-member table:name="0.244001287377895" table:display="true" table:show-details="true"/>
                <table:data-pilot-member table:name="0.244313792710837" table:display="true" table:show-details="true"/>
                <table:data-pilot-member table:name="0.244706325621606" table:display="true" table:show-details="true"/>
                <table:data-pilot-member table:name="0.244708208601295" table:display="true" table:show-details="true"/>
                <table:data-pilot-member table:name="0.244919226234588" table:display="true" table:show-details="true"/>
                <table:data-pilot-member table:name="0.244958170681984" table:display="true" table:show-details="true"/>
                <table:data-pilot-member table:name="0.245032736381718" table:display="true" table:show-details="true"/>
                <table:data-pilot-member table:name="0.245076600023132" table:display="true" table:show-details="true"/>
                <table:data-pilot-member table:name="0.245084948136673" table:display="true" table:show-details="true"/>
                <table:data-pilot-member table:name="0.245117947933784" table:display="true" table:show-details="true"/>
                <table:data-pilot-member table:name="0.245244846090002" table:display="true" table:show-details="true"/>
                <table:data-pilot-member table:name="0.245672235359082" table:display="true" table:show-details="true"/>
                <table:data-pilot-member table:name="0.245913362852354" table:display="true" table:show-details="true"/>
                <table:data-pilot-member table:name="0.246143138033336" table:display="true" table:show-details="true"/>
                <table:data-pilot-member table:name="0.246660080638088" table:display="true" table:show-details="true"/>
                <table:data-pilot-member table:name="0.24677293177648" table:display="true" table:show-details="true"/>
                <table:data-pilot-member table:name="0.246969991555654" table:display="true" table:show-details="true"/>
                <table:data-pilot-member table:name="0.247407443781716" table:display="true" table:show-details="true"/>
                <table:data-pilot-member table:name="0.247634948330042" table:display="true" table:show-details="true"/>
                <table:data-pilot-member table:name="0.247671442488409" table:display="true" table:show-details="true"/>
                <table:data-pilot-member table:name="0.247913195757445" table:display="true" table:show-details="true"/>
                <table:data-pilot-member table:name="0.247980697104286" table:display="true" table:show-details="true"/>
                <table:data-pilot-member table:name="0.248934609628742" table:display="true" table:show-details="true"/>
                <table:data-pilot-member table:name="0.249090252019331" table:display="true" table:show-details="true"/>
                <table:data-pilot-member table:name="0.249097306496097" table:display="true" table:show-details="true"/>
                <table:data-pilot-member table:name="0.249143749776274" table:display="true" table:show-details="true"/>
                <table:data-pilot-member table:name="0.249189069380673" table:display="true" table:show-details="true"/>
                <table:data-pilot-member table:name="0.249441728586882" table:display="true" table:show-details="true"/>
                <table:data-pilot-member table:name="0.249690878252693" table:display="true" table:show-details="true"/>
                <table:data-pilot-member table:name="0.251033423072448" table:display="true" table:show-details="true"/>
                <table:data-pilot-member table:name="0.251562014299712" table:display="true" table:show-details="true"/>
                <table:data-pilot-member table:name="0.251629754105716" table:display="true" table:show-details="true"/>
                <table:data-pilot-member table:name="0.253196048432988" table:display="true" table:show-details="true"/>
                <table:data-pilot-member table:name="0.253657982219095" table:display="true" table:show-details="true"/>
                <table:data-pilot-member table:name="0.253807255907907" table:display="true" table:show-details="true"/>
                <table:data-pilot-member table:name="0.254163279006073" table:display="true" table:show-details="true"/>
                <table:data-pilot-member table:name="0.254494304555222" table:display="true" table:show-details="true"/>
                <table:data-pilot-member table:name="0.254911313028909" table:display="true" table:show-details="true"/>
                <table:data-pilot-member table:name="0.255082773909062" table:display="true" table:show-details="true"/>
                <table:data-pilot-member table:name="0.255742146942985" table:display="true" table:show-details="true"/>
                <table:data-pilot-member table:name="0.256341437536269" table:display="true" table:show-details="true"/>
                <table:data-pilot-member table:name="0.256441758903366" table:display="true" table:show-details="true"/>
                <table:data-pilot-member table:name="0.256468454686136" table:display="true" table:show-details="true"/>
                <table:data-pilot-member table:name="0.25717714551749" table:display="true" table:show-details="true"/>
                <table:data-pilot-member table:name="0.257178560925229" table:display="true" table:show-details="true"/>
                <table:data-pilot-member table:name="0.257202077695503" table:display="true" table:show-details="true"/>
                <table:data-pilot-member table:name="0.257727833919177" table:display="true" table:show-details="true"/>
                <table:data-pilot-member table:name="0.257922911350778" table:display="true" table:show-details="true"/>
                <table:data-pilot-member table:name="0.257953619762135" table:display="true" table:show-details="true"/>
                <table:data-pilot-member table:name="0.258318238811665" table:display="true" table:show-details="true"/>
                <table:data-pilot-member table:name="0.258530101882589" table:display="true" table:show-details="true"/>
                <table:data-pilot-member table:name="0.258648710679927" table:display="true" table:show-details="true"/>
                <table:data-pilot-member table:name="0.258825646528607" table:display="true" table:show-details="true"/>
                <table:data-pilot-member table:name="0.259076299458826" table:display="true" table:show-details="true"/>
                <table:data-pilot-member table:name="0.259122831592092" table:display="true" table:show-details="true"/>
                <table:data-pilot-member table:name="0.260565364596598" table:display="true" table:show-details="true"/>
                <table:data-pilot-member table:name="0.260730426274542" table:display="true" table:show-details="true"/>
                <table:data-pilot-member table:name="0.261418844288515" table:display="true" table:show-details="true"/>
                <table:data-pilot-member table:name="0.261529846950168" table:display="true" table:show-details="true"/>
                <table:data-pilot-member table:name="0.261770628973145" table:display="true" table:show-details="true"/>
                <table:data-pilot-member table:name="0.264639586320434" table:display="true" table:show-details="true"/>
                <table:data-pilot-member table:name="0.265157272341616" table:display="true" table:show-details="true"/>
                <table:data-pilot-member table:name="0.265886438251922" table:display="true" table:show-details="true"/>
                <table:data-pilot-member table:name="0.266973460599881" table:display="true" table:show-details="true"/>
                <table:data-pilot-member table:name="0.266980209427836" table:display="true" table:show-details="true"/>
                <table:data-pilot-member table:name="0.267274245767943" table:display="true" table:show-details="true"/>
                <table:data-pilot-member table:name="0.267476801583467" table:display="true" table:show-details="true"/>
                <table:data-pilot-member table:name="0.267505140297608" table:display="true" table:show-details="true"/>
                <table:data-pilot-member table:name="0.268427832433639" table:display="true" table:show-details="true"/>
                <table:data-pilot-member table:name="0.269288271717391" table:display="true" table:show-details="true"/>
                <table:data-pilot-member table:name="0.269288840650244" table:display="true" table:show-details="true"/>
                <table:data-pilot-member table:name="0.269572036165642" table:display="true" table:show-details="true"/>
                <table:data-pilot-member table:name="0.269603478701743" table:display="true" table:show-details="true"/>
                <table:data-pilot-member table:name="0.269804224626523" table:display="true" table:show-details="true"/>
                <table:data-pilot-member table:name="0.269978035647071" table:display="true" table:show-details="true"/>
                <table:data-pilot-member table:name="0.270877242618414" table:display="true" table:show-details="true"/>
                <table:data-pilot-member table:name="0.271979373012811" table:display="true" table:show-details="true"/>
                <table:data-pilot-member table:name="0.272380600036672" table:display="true" table:show-details="true"/>
                <table:data-pilot-member table:name="0.274101028336826" table:display="true" table:show-details="true"/>
                <table:data-pilot-member table:name="0.275320774742789" table:display="true" table:show-details="true"/>
                <table:data-pilot-member table:name="0.275691627508482" table:display="true" table:show-details="true"/>
                <table:data-pilot-member table:name="0.275733942336112" table:display="true" table:show-details="true"/>
                <table:data-pilot-member table:name="0.276509084963898" table:display="true" table:show-details="true"/>
                <table:data-pilot-member table:name="0.276763981433415" table:display="true" table:show-details="true"/>
                <table:data-pilot-member table:name="0.277781095193178" table:display="true" table:show-details="true"/>
                <table:data-pilot-member table:name="0.277967652665597" table:display="true" table:show-details="true"/>
                <table:data-pilot-member table:name="0.27856234323002" table:display="true" table:show-details="true"/>
                <table:data-pilot-member table:name="0.279250305940602" table:display="true" table:show-details="true"/>
                <table:data-pilot-member table:name="0.279724716192384" table:display="true" table:show-details="true"/>
                <table:data-pilot-member table:name="0.28866898537201" table:display="true" table:show-details="true"/>
                <table:data-pilot-member table:name="0.293310568201536" table:display="true" table:show-details="true"/>
                <table:data-pilot-member table:name="0.294341281498705" table:display="true" table:show-details="true"/>
                <table:data-pilot-member table:name="0.297104991130907" table:display="true" table:show-details="true"/>
                <table:data-pilot-member table:name="0.297168635346228" table:display="true" table:show-details="true"/>
                <table:data-pilot-member table:name="0.297723727924177" table:display="true" table:show-details="true"/>
                <table:data-pilot-member table:name="0.297750960587279" table:display="true" table:show-details="true"/>
                <table:data-pilot-member table:name="0.299818582643053" table:display="true" table:show-details="true"/>
                <table:data-pilot-member table:name="0.300189032407976" table:display="true" table:show-details="true"/>
                <table:data-pilot-member table:name="0.304633988492968" table:display="true" table:show-details="true"/>
                <table:data-pilot-member table:name="0.304641810980553" table:display="true" table:show-details="true"/>
                <table:data-pilot-member table:name="0.304874621206428" table:display="true" table:show-details="true"/>
                <table:data-pilot-member table:name="0.305819763132629" table:display="true" table:show-details="true"/>
                <table:data-pilot-member table:name="0.306722652677162" table:display="true" table:show-details="true"/>
                <table:data-pilot-member table:name="0.309301266265777" table:display="true" table:show-details="true"/>
                <table:data-pilot-member table:name="0.31153598554733" table:display="true" table:show-details="true"/>
                <table:data-pilot-member table:name="0.314576833472725" table:display="true" table:show-details="true"/>
                <table:data-pilot-member table:name="0.314970240702941" table:display="true" table:show-details="true"/>
                <table:data-pilot-member table:name="0.315776539211627" table:display="true" table:show-details="true"/>
                <table:data-pilot-member table:name="0.316333831052243" table:display="true" table:show-details="true"/>
                <table:data-pilot-member table:name="0.316632905256718" table:display="true" table:show-details="true"/>
                <table:data-pilot-member table:name="0.322539468163002" table:display="true" table:show-details="true"/>
                <table:data-pilot-member table:name="0.330946276982535" table:display="true" table:show-details="true"/>
                <table:data-pilot-member table:name="0.331412820907475" table:display="true" table:show-details="true"/>
                <table:data-pilot-member table:name="0.331776774097998" table:display="true" table:show-details="true"/>
                <table:data-pilot-member table:name="0.331968216140332" table:display="true" table:show-details="true"/>
                <table:data-pilot-member table:name="0.336907935531294" table:display="true" table:show-details="true"/>
                <table:data-pilot-member table:name="0.336961873009297" table:display="true" table:show-details="true"/>
                <table:data-pilot-member table:name="0.337841562846337" table:display="true" table:show-details="true"/>
                <table:data-pilot-member table:name="0.33799186106445" table:display="true" table:show-details="true"/>
                <table:data-pilot-member table:name="0.338032673027031" table:display="true" table:show-details="true"/>
                <table:data-pilot-member table:name="0.346631848002972" table:display="true" table:show-details="true"/>
                <table:data-pilot-member table:name="0.382249179240383" table:display="true" table:show-details="true"/>
                <table:data-pilot-member table:name="0.383265868717591" table:display="true" table:show-details="true"/>
                <table:data-pilot-member table:name="0.383266395017405" table:display="true" table:show-details="true"/>
                <table:data-pilot-member table:name="0.383840919856673" table:display="true" table:show-details="true"/>
                <table:data-pilot-member table:name="0.388653585490012" table:display="true" table:show-details="true"/>
                <table:data-pilot-member table:name="0.3906762747863" table:display="true" table:show-details="true"/>
                <table:data-pilot-member table:name="0.391440733904943" table:display="true" table:show-details="true"/>
                <table:data-pilot-member table:name="0.393160110540765" table:display="true" table:show-details="true"/>
                <table:data-pilot-member table:name="0.394652843499463" table:display="true" table:show-details="true"/>
                <table:data-pilot-member table:name="0.396017358144509" table:display="true" table:show-details="true"/>
                <table:data-pilot-member table:name="0.401195128828756" table:display="true" table:show-details="true"/>
                <table:data-pilot-member table:name="0.413024703749321" table:display="true" table:show-details="true"/>
                <table:data-pilot-member table:name="0.41812244862392" table:display="true" table:show-details="true"/>
                <table:data-pilot-member table:name="0.418753716347029" table:display="true" table:show-details="true"/>
                <table:data-pilot-member table:name="0.446689696086344" table:display="true" table:show-details="true"/>
                <table:data-pilot-member table:name="0.456277001382987" table:display="true" table:show-details="true"/>
                <table:data-pilot-member table:name="0.460888699475718" table:display="true" table:show-details="true"/>
                <table:data-pilot-member table:name="0.511850657867386" table:display="true" table:show-details="true"/>
                <table:data-pilot-member table:name="0.514877050747885" table:display="true" table:show-details="true"/>
                <table:data-pilot-member table:name="0.515350561566999" table:display="true" table:show-details="true"/>
                <table:data-pilot-member table:name="0.523344708829594" table:display="true" table:show-details="true"/>
                <table:data-pilot-member table:name="0.602936501151111" table:display="true" table:show-details="true"/>
                <table:data-pilot-member table:name="0.609923169865268" table:display="true" table:show-details="true"/>
                <table:data-pilot-member table:name="0.628984183930501" table:display="true" table:show-details="true"/>
                <table:data-pilot-member table:name="0.633532561109877" table:display="true" table:show-details="true"/>
                <table:data-pilot-member table:name="0.666943558366361" table:display="true" table:show-details="true"/>
                <table:data-pilot-member table:name="0.716691851187824" table:display="true" table:show-details="true"/>
                <table:data-pilot-member table:name="0.79786535274853" table:display="true" table:show-details="true"/>
                <table:data-pilot-member table:name="1.09841429502701" table:display="true" table:show-details="true"/>
                <table:data-pilot-member table:name="1.3080545386025" table:display="true" table:show-details="true"/>
                <table:data-pilot-member table:name="1.6619460080733" table:display="true" table:show-details="true"/>
                <table:data-pilot-member table:name="2.40153628769143" table:display="true" table:show-details="true"/>
                <table:data-pilot-member table:name="15.171316033968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mpling_strategy" table:orientation="row" table:used-hierarchy="0" table:function="auto">
            <table:data-pilot-level table:show-empty="false" calcext:repeat-item-labels="false">
              <table:data-pilot-members>
                <table:data-pilot-member table:name="no_sampli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idden_layer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lerance" table:orientation="row" table:used-hierarchy="0" table:function="auto">
            <table:data-pilot-level table:show-empty="false" calcext:repeat-item-labels="false">
              <table:data-pilot-members>
                <table:data-pilot-member table:name="1E-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idden_neurons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ct_fct" table:orientation="row" table:used-hierarchy="0" table:function="auto">
            <table:data-pilot-level table:show-empty="false" calcext:repeat-item-labels="false">
              <table:data-pilot-members>
                <table:data-pilot-member table:name="tan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s_bfg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λ_reg" table:orientation="row" table:used-hierarchy="0" table:function="auto">
            <table:data-pilot-level table:show-empty="false" calcext:repeat-item-labels="false">
              <table:data-pilot-members>
                <table:data-pilot-member table:name="0.001" table:display="true" table:show-details="true"/>
                <table:data-pilot-member table:name="0.01" table:display="true" table:show-details="true"/>
                <table:data-pilot-member table:name="0.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epnorm_bfgs" table:orientation="row" table:used-hierarchy="0" table:function="auto">
            <table:data-pilot-level table:show-empty="false" calcext:repeat-item-labels="false">
              <table:data-pilot-members>
                <table:data-pilot-member table:name="0.0001" table:display="true" table:show-details="true"/>
                <table:data-pilot-member table:name="0.0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r_adam" table:orientation="row" table:used-hierarchy="0" table:function="auto">
            <table:data-pilot-level table:show-empty="false" calcext:repeat-item-labels="false">
              <table:data-pilot-members>
                <table:data-pilot-member table:name="0.001" table:display="true" table:show-details="true"/>
                <table:data-pilot-member table:name="0.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_row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s_adam" table:orientation="row" table:used-hierarchy="0" table:function="auto">
            <table:data-pilot-level table:show-empty="false" calcext:repeat-item-labels="false">
              <table:data-pilot-members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rray_n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4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6" table:display="true" table:show-details="true"/>
                <table:data-pilot-member table:name="52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3" table:display="true" table:show-details="true"/>
                <table:data-pilot-member table:name="66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9" table:display="true" table:show-details="true"/>
                <table:data-pilot-member table:name="82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7" table:display="true" table:show-details="true"/>
                <table:data-pilot-member table:name="160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1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8" table:display="true" table:show-details="true"/>
                <table:data-pilot-member table:name="180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9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6" table:display="true" table:show-details="true"/>
                <table:data-pilot-member table:name="208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1" table:display="true" table:show-details="true"/>
                <table:data-pilot-member table:name="313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6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50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8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3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8" table:display="true" table:show-details="true"/>
                <table:data-pilot-member table:name="474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4" table:display="true" table:show-details="true"/>
                <table:data-pilot-member table:name="486" table:display="true" table:show-details="true"/>
                <table:data-pilot-member table:name="489" table:display="true" table:show-details="true"/>
                <table:data-pilot-member table:name="491" table:display="true" table:show-details="true"/>
                <table:data-pilot-member table:name="495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2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05" table:display="true" table:show-details="true"/>
                <table:data-pilot-member table:name="506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14" table:display="true" table:show-details="true"/>
                <table:data-pilot-member table:name="515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2" table:display="true" table:show-details="true"/>
                <table:data-pilot-member table:name="524" table:display="true" table:show-details="true"/>
                <table:data-pilot-member table:name="525" table:display="true" table:show-details="true"/>
                <table:data-pilot-member table:name="526" table:display="true" table:show-details="true"/>
                <table:data-pilot-member table:name="528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1" table:display="true" table:show-details="true"/>
                <table:data-pilot-member table:name="583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4" table:display="true" table:show-details="true"/>
                <table:data-pilot-member table:name="605" table:display="true" table:show-details="true"/>
                <table:data-pilot-member table:name="606" table:display="true" table:show-details="true"/>
                <table:data-pilot-member table:name="607" table:display="true" table:show-details="true"/>
                <table:data-pilot-member table:name="608" table:display="true" table:show-details="true"/>
                <table:data-pilot-member table:name="609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4" table:display="true" table:show-details="true"/>
                <table:data-pilot-member table:name="615" table:display="true" table:show-details="true"/>
                <table:data-pilot-member table:name="616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7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2" table:display="true" table:show-details="true"/>
                <table:data-pilot-member table:name="633" table:display="true" table:show-details="true"/>
                <table:data-pilot-member table:name="635" table:display="true" table:show-details="true"/>
                <table:data-pilot-member table:name="636" table:display="true" table:show-details="true"/>
                <table:data-pilot-member table:name="638" table:display="true" table:show-details="true"/>
                <table:data-pilot-member table:name="639" table:display="true" table:show-details="true"/>
                <table:data-pilot-member table:name="643" table:display="true" table:show-details="true"/>
                <table:data-pilot-member table:name="644" table:display="true" table:show-details="true"/>
                <table:data-pilot-member table:name="646" table:display="true" table:show-details="true"/>
                <table:data-pilot-member table:name="648" table:display="true" table:show-details="true"/>
                <table:data-pilot-member table:name="649" table:display="true" table:show-details="true"/>
                <table:data-pilot-member table:name="650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58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2" table:display="true" table:show-details="true"/>
                <table:data-pilot-member table:name="663" table:display="true" table:show-details="true"/>
                <table:data-pilot-member table:name="664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68" table:display="true" table:show-details="true"/>
                <table:data-pilot-member table:name="670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722" table:display="true" table:show-details="true"/>
                <table:data-pilot-member table:name="723" table:display="true" table:show-details="true"/>
                <table:data-pilot-member table:name="724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27" table:display="true" table:show-details="true"/>
                <table:data-pilot-member table:name="728" table:display="true" table:show-details="true"/>
                <table:data-pilot-member table:name="729" table:display="true" table:show-details="true"/>
                <table:data-pilot-member table:name="730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35" table:display="true" table:show-details="true"/>
                <table:data-pilot-member table:name="736" table:display="true" table:show-details="true"/>
                <table:data-pilot-member table:name="737" table:display="true" table:show-details="true"/>
                <table:data-pilot-member table:name="739" table:display="true" table:show-details="true"/>
                <table:data-pilot-member table:name="740" table:display="true" table:show-details="true"/>
                <table:data-pilot-member table:name="741" table:display="true" table:show-details="true"/>
                <table:data-pilot-member table:name="745" table:display="true" table:show-details="true"/>
                <table:data-pilot-member table:name="746" table:display="true" table:show-details="true"/>
                <table:data-pilot-member table:name="747" table:display="true" table:show-details="true"/>
                <table:data-pilot-member table:name="749" table:display="true" table:show-details="true"/>
                <table:data-pilot-member table:name="750" table:display="true" table:show-details="true"/>
                <table:data-pilot-member table:name="751" table:display="true" table:show-details="true"/>
                <table:data-pilot-member table:name="753" table:display="true" table:show-details="true"/>
                <table:data-pilot-member table:name="754" table:display="true" table:show-details="true"/>
                <table:data-pilot-member table:name="755" table:display="true" table:show-details="true"/>
                <table:data-pilot-member table:name="756" table:display="true" table:show-details="true"/>
                <table:data-pilot-member table:name="758" table:display="true" table:show-details="true"/>
                <table:data-pilot-member table:name="760" table:display="true" table:show-details="true"/>
                <table:data-pilot-member table:name="761" table:display="true" table:show-details="true"/>
                <table:data-pilot-member table:name="762" table:display="true" table:show-details="true"/>
                <table:data-pilot-member table:name="763" table:display="true" table:show-details="true"/>
                <table:data-pilot-member table:name="766" table:display="true" table:show-details="true"/>
                <table:data-pilot-member table:name="767" table:display="true" table:show-details="true"/>
                <table:data-pilot-member table:name="769" table:display="true" table:show-details="true"/>
                <table:data-pilot-member table:name="771" table:display="true" table:show-details="true"/>
                <table:data-pilot-member table:name="773" table:display="true" table:show-details="true"/>
                <table:data-pilot-member table:name="774" table:display="true" table:show-details="true"/>
                <table:data-pilot-member table:name="777" table:display="true" table:show-details="true"/>
                <table:data-pilot-member table:name="778" table:display="true" table:show-details="true"/>
                <table:data-pilot-member table:name="779" table:display="true" table:show-details="true"/>
                <table:data-pilot-member table:name="782" table:display="true" table:show-details="true"/>
                <table:data-pilot-member table:name="783" table:display="true" table:show-details="true"/>
                <table:data-pilot-member table:name="784" table:display="true" table:show-details="true"/>
                <table:data-pilot-member table:name="786" table:display="true" table:show-details="true"/>
                <table:data-pilot-member table:name="787" table:display="true" table:show-details="true"/>
                <table:data-pilot-member table:name="790" table:display="true" table:show-details="true"/>
                <table:data-pilot-member table:name="792" table:display="true" table:show-details="true"/>
                <table:data-pilot-member table:name="793" table:display="true" table:show-details="true"/>
                <table:data-pilot-member table:name="794" table:display="true" table:show-details="true"/>
                <table:data-pilot-member table:name="795" table:display="true" table:show-details="true"/>
                <table:data-pilot-member table:name="797" table:display="true" table:show-details="true"/>
                <table:data-pilot-member table:name="798" table:display="true" table:show-details="true"/>
                <table:data-pilot-member table:name="799" table:display="true" table:show-details="true"/>
                <table:data-pilot-member table:name="800" table:display="true" table:show-details="true"/>
                <table:data-pilot-member table:name="801" table:display="true" table:show-details="true"/>
                <table:data-pilot-member table:name="802" table:display="true" table:show-details="true"/>
                <table:data-pilot-member table:name="803" table:display="true" table:show-details="true"/>
                <table:data-pilot-member table:name="805" table:display="true" table:show-details="true"/>
                <table:data-pilot-member table:name="806" table:display="true" table:show-details="true"/>
                <table:data-pilot-member table:name="807" table:display="true" table:show-details="true"/>
                <table:data-pilot-member table:name="808" table:display="true" table:show-details="true"/>
                <table:data-pilot-member table:name="809" table:display="true" table:show-details="true"/>
                <table:data-pilot-member table:name="811" table:display="true" table:show-details="true"/>
                <table:data-pilot-member table:name="812" table:display="true" table:show-details="true"/>
                <table:data-pilot-member table:name="813" table:display="true" table:show-details="true"/>
                <table:data-pilot-member table:name="814" table:display="true" table:show-details="true"/>
                <table:data-pilot-member table:name="815" table:display="true" table:show-details="true"/>
                <table:data-pilot-member table:name="8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arly stopping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g" table:orientation="row" table:used-hierarchy="0" table:function="auto">
            <table:data-pilot-level table:show-empty="false" calcext:repeat-item-labels="false">
              <table:data-pilot-members>
                <table:data-pilot-member table:name="l1" table:display="true" table:show-details="true"/>
                <table:data-pilot-member table:name="l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14T17:53:47.434105580</dc:date>
    <meta:editing-duration>PT48M28S</meta:editing-duration>
    <meta:editing-cycles>1</meta:editing-cycles>
    <meta:document-statistic meta:table-count="3" meta:cell-count="18579" meta:object-count="0"/>
    <meta:generator>LibreOffice/6.4.7.2$Linux_X86_64 LibreOffice_project/40$Build-2</meta:generator>
  </office:meta>
</office:document-meta>
</file>